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amond" svg:font-family="Garamond" style:font-family-generic="roman"/>
    <style:font-face style:name="Gramond" svg:font-family="Gramon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763a2" officeooo:paragraph-rsid="0008d181"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74ee13"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2eaa555"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3e9cf8f"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3ebb18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4e2dbe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66263d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13ff7492"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74bfc2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7812d40"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09c7e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000e6dd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14bb0ad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9c7e7" officeooo:paragraph-rsid="14bc1b29"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04547" officeooo:paragraph-rsid="004aca6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04547" officeooo:paragraph-rsid="00104547"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002eb3d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14a0e43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eb3d5" officeooo:paragraph-rsid="000ae8d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03b163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16ba5d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1fe668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3e6a8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3e9e1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42536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e7b41b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43cd2a9"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04b9e38"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0b1fee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0cce9dd"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b9e38" officeooo:paragraph-rsid="0118194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6671c0" officeooo:paragraph-rsid="006671c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6ef716" officeooo:paragraph-rsid="006ef71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6ef716" officeooo:paragraph-rsid="006ef71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710877" officeooo:paragraph-rsid="00710877"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89e0d6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12eaec" officeooo:paragraph-rsid="066263d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0bf828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bf8283" officeooo:paragraph-rsid="00c82e3e"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4e272a" officeooo:paragraph-rsid="0a1f1be9"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3b79a" officeooo:paragraph-rsid="0129f2bb"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e6686" officeooo:paragraph-rsid="01fe668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fe8b1a" officeooo:paragraph-rsid="01fe8b1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28e847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2e9089f"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dbf5961"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dc48f1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e351d0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13190" officeooo:paragraph-rsid="07226650"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513190" officeooo:paragraph-rsid="080b986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c086d" officeooo:paragraph-rsid="03ac086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c086d" officeooo:paragraph-rsid="05f6c1c2"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ac086d" officeooo:paragraph-rsid="0e7b41b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4e8791" officeooo:paragraph-rsid="072fbb4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4e8791" officeooo:paragraph-rsid="0730852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b2ca39" officeooo:paragraph-rsid="0746c41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normal" style:text-underline-style="none" fo:font-weight="normal" officeooo:rsid="01b2ca39" officeooo:paragraph-rsid="0737fec9"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00be16" officeooo:paragraph-rsid="071617d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780f0a8" officeooo:paragraph-rsid="0780f0a8"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6d2d0f6" officeooo:paragraph-rsid="07c8c907"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da719" officeooo:paragraph-rsid="0995b3a9"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da719" officeooo:paragraph-rsid="098da71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c84a7" officeooo:paragraph-rsid="098b832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5ac97c" officeooo:paragraph-rsid="0ab8e428"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0ae8d3" officeooo:paragraph-rsid="000ae8d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normal" officeooo:rsid="0018dec0" officeooo:paragraph-rsid="14a0e43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1b478c" officeooo:paragraph-rsid="14a0e43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493a9" officeooo:paragraph-rsid="14a0e435"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a2c12" officeooo:paragraph-rsid="14a0e43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2d4acc" officeooo:paragraph-rsid="14a0e435"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89a046" officeooo:paragraph-rsid="0989a04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31e924" officeooo:paragraph-rsid="076d779d"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cf14de4" officeooo:paragraph-rsid="1974ce9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1852318"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2ae87e5"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83fe6ec"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0fbda41f"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71d63e" officeooo:paragraph-rsid="166f62b2"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12b79" officeooo:paragraph-rsid="114ef984"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6961a" officeooo:paragraph-rsid="033f5061"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e9cf2" officeooo:paragraph-rsid="03112faa"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06ce5" officeooo:paragraph-rsid="095b923d"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1aaa0a" officeooo:paragraph-rsid="114d4196"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1aaa0a" officeooo:paragraph-rsid="1156ee19"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1aaa0a" officeooo:paragraph-rsid="115d7daf"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23e065" officeooo:paragraph-rsid="0323e065"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6e27796" officeooo:paragraph-rsid="07226650"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cc36e9" officeooo:paragraph-rsid="07226650"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c8c907" officeooo:paragraph-rsid="07faa7ff"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1bda91" officeooo:paragraph-rsid="081bda91"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87056b" officeooo:paragraph-rsid="08ff6640"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9ef89c" officeooo:paragraph-rsid="08ef8adb"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d669b8" officeooo:paragraph-rsid="0ba5a04b"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8f3078e" officeooo:paragraph-rsid="13b1ca6e"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2f3af86" officeooo:paragraph-rsid="094db6cb"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e489e2" officeooo:paragraph-rsid="0cc780b5"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e489e2" officeooo:paragraph-rsid="0cdd762b"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e489e2" officeooo:paragraph-rsid="0ee8f8b7"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9e678b" officeooo:paragraph-rsid="02059f6d"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8ee6b" officeooo:paragraph-rsid="03d8ee6b"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c6669" officeooo:paragraph-rsid="03d8ee6b"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de5214" officeooo:paragraph-rsid="03de5214"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600e6d" officeooo:paragraph-rsid="0b9a68d8"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1267aeb" officeooo:paragraph-rsid="11fac437"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162a0ee" officeooo:paragraph-rsid="1162a0ee"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1ff39ac" officeooo:paragraph-rsid="125efe2b"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20695ba" officeooo:paragraph-rsid="120695ba"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26168af" officeooo:paragraph-rsid="126168af"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280b6a3" officeooo:paragraph-rsid="128143c3"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291eaa6" officeooo:paragraph-rsid="0e239ea6"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316748f" officeooo:paragraph-rsid="1316748f"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d379a4" officeooo:paragraph-rsid="139fc637"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dbf5961" officeooo:paragraph-rsid="0dbf5961"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420fbf4" officeooo:paragraph-rsid="1420fbf4"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5dabd1" officeooo:paragraph-rsid="08962683"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35dabd1" officeooo:paragraph-rsid="035dabd1"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6006d" officeooo:paragraph-rsid="0733e08f" fo:background-color="transparent"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8fa76" officeooo:paragraph-rsid="0ab6488e" fo:background-color="transparent"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3a1c68" officeooo:paragraph-rsid="0733e08f" fo:background-color="transparent"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1c449b5" officeooo:paragraph-rsid="0e3cd5f5" fo:background-color="transparent"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dadd9" officeooo:paragraph-rsid="0794acd0" style:font-size-asian="9pt" style:font-style-asian="italic" style:font-weight-asian="normal" style:font-size-complex="9pt" style:font-style-complex="italic" style:font-weight-complex="normal"/>
    </style:style>
    <style:style style:name="P12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dadd9" officeooo:paragraph-rsid="078eea19" style:font-size-asian="9pt" style:font-style-asian="italic" style:font-weight-asian="normal" style:font-size-complex="9pt" style:font-style-complex="italic" style:font-weight-complex="normal"/>
    </style:style>
    <style:style style:name="P12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74dadd9" officeooo:paragraph-rsid="074dadd9" style:font-size-asian="9pt" style:font-style-asian="italic" style:font-weight-asian="normal" style:font-size-complex="9pt" style:font-style-complex="italic" style:font-weight-complex="normal"/>
    </style:style>
    <style:style style:name="P12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91b6680" officeooo:paragraph-rsid="0762935b" fo:background-color="#ffff00"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dcee1cc" officeooo:paragraph-rsid="0dd04cf3" fo:background-color="#ffff00"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11774bad" officeooo:paragraph-rsid="033f5061" fo:background-color="#ffff00"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21f5f4" officeooo:paragraph-rsid="0e2603ee" fo:background-color="#ffff00"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485a75" officeooo:paragraph-rsid="0e485a75" fo:background-color="#ffff00"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66369c" officeooo:paragraph-rsid="11edcc38" fo:background-color="#ffff00"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66369c" officeooo:paragraph-rsid="14b7a982" fo:background-color="#ffff00"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ebe9215" officeooo:paragraph-rsid="0af2478a" fo:background-color="#ffff00"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3d2bdf" officeooo:paragraph-rsid="003d2bdf" style:font-size-asian="10.5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73069a" officeooo:paragraph-rsid="0078b604" style:font-size-asian="10.5pt" style:font-style-asian="normal" style:font-weight-asian="bold" style:font-size-complex="12pt" style:font-style-complex="normal" style:font-weight-complex="bold"/>
    </style:style>
    <style:style style:name="P13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73069a" officeooo:paragraph-rsid="152dc503" style:font-size-asian="10.5pt" style:font-style-asian="normal" style:font-weight-asian="bold" style:font-size-complex="12pt" style:font-style-complex="normal" style:font-weight-complex="bold"/>
    </style:style>
    <style:style style:name="P13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73069a" officeooo:paragraph-rsid="0999f908" style:font-size-asian="10.5pt" style:font-style-asian="normal" style:font-weight-asian="bold" style:font-size-complex="12pt" style:font-style-complex="normal" style:font-weight-complex="bold"/>
    </style:style>
    <style:style style:name="P13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b8259b" officeooo:paragraph-rsid="00b8259b" style:font-size-asian="10.5pt" style:font-style-asian="normal" style:font-weight-asian="bold" style:font-size-complex="12pt" style:font-style-complex="normal" style:font-weight-complex="bold"/>
    </style:style>
    <style:style style:name="P13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b8259b" officeooo:paragraph-rsid="016ba5d3" style:font-size-asian="10.5pt" style:font-style-asian="normal" style:font-weight-asian="bold" style:font-size-complex="12pt" style:font-style-complex="normal" style:font-weight-complex="bold"/>
    </style:style>
    <style:style style:name="P13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b8259b" officeooo:paragraph-rsid="01fe6686"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3e7b242" style:font-size-asian="12pt" style:font-style-asian="normal" style:font-weight-asian="bold" style:font-size-complex="12pt" style:font-style-complex="normal" style:font-weight-complex="bold"/>
    </style:style>
    <style:style style:name="P14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3e9cf8f" style:font-size-asian="12pt" style:font-style-asian="normal" style:font-weight-asian="bold" style:font-size-complex="12pt" style:font-style-complex="normal" style:font-weight-complex="bold"/>
    </style:style>
    <style:style style:name="P14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e7b242" officeooo:paragraph-rsid="07bc1948" style:font-size-asian="12pt" style:font-style-asian="normal" style:font-weight-asian="bold" style:font-size-complex="12pt" style:font-style-complex="normal" style:font-weight-complex="bold"/>
    </style:style>
    <style:style style:name="P14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8bd3b5c" officeooo:paragraph-rsid="08bd3b5c" style:font-size-asian="12pt" style:font-style-asian="normal" style:font-weight-asian="bold" style:font-size-complex="12pt" style:font-style-complex="normal" style:font-weight-complex="bold"/>
    </style:style>
    <style:style style:name="P14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79f259a" officeooo:paragraph-rsid="0f02e9ea" style:font-size-asian="12pt" style:font-style-asian="normal" style:font-weight-asian="bold" style:font-size-complex="12pt" style:font-style-complex="normal" style:font-weight-complex="bold"/>
    </style:style>
    <style:style style:name="P14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79f259a" officeooo:paragraph-rsid="0cc780b5" style:font-size-asian="12pt" style:font-style-asian="normal" style:font-weight-asian="bold" style:font-size-complex="12pt" style:font-style-complex="normal" style:font-weight-complex="bold"/>
    </style:style>
    <style:style style:name="P14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79f259a" officeooo:paragraph-rsid="0cca45d3" style:font-size-asian="12pt" style:font-style-asian="normal" style:font-weight-asian="bold" style:font-size-complex="12pt" style:font-style-complex="normal" style:font-weight-complex="bold"/>
    </style:style>
    <style:style style:name="P14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9e489e2" officeooo:paragraph-rsid="0ee8f8b7" style:font-size-asian="12pt" style:font-style-asian="normal" style:font-weight-asian="bold" style:font-size-complex="12pt" style:font-style-complex="normal" style:font-weight-complex="bold"/>
    </style:style>
    <style:style style:name="P14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132c6831" officeooo:paragraph-rsid="132c6831" style:font-size-asian="12pt" style:font-style-asian="normal" style:font-weight-asian="bold" style:font-size-complex="12pt" style:font-style-complex="normal" style:font-weight-complex="bold"/>
    </style:style>
    <style:style style:name="P14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09e678b" officeooo:paragraph-rsid="02059f6d" style:font-size-asian="12pt" style:font-style-asian="normal" style:font-weight-asian="bold" style:font-size-complex="12pt" style:font-style-complex="normal" style:font-weight-complex="bold"/>
    </style:style>
    <style:style style:name="P15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d8ee6b" officeooo:paragraph-rsid="03d8ee6b" style:font-size-asian="12pt" style:font-style-asian="normal" style:font-weight-asian="bold" style:font-size-complex="12pt" style:font-style-complex="normal" style:font-weight-complex="bold"/>
    </style:style>
    <style:style style:name="P15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3dfe92c" officeooo:paragraph-rsid="03dfe92c" style:font-size-asian="12pt" style:font-style-asian="normal" style:font-weight-asian="bold" style:font-size-complex="12pt" style:font-style-complex="normal" style:font-weight-complex="bold"/>
    </style:style>
    <style:style style:name="P15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81512ce" officeooo:paragraph-rsid="081512ce" fo:background-color="transparent" style:font-size-asian="10.5pt" style:font-style-asian="normal" style:font-weight-asian="bold" style:font-size-complex="12pt" style:font-style-complex="normal" style:font-weight-complex="bold"/>
    </style:style>
    <style:style style:name="P153"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07ba1de0" officeooo:paragraph-rsid="0820d77c" fo:background-color="transparent" style:font-size-asian="12pt" style:font-style-asian="normal" style:font-weight-asian="bold" style:font-size-complex="12pt" style:font-style-complex="normal" style:font-weight-complex="bold"/>
    </style:style>
    <style:style style:name="P15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1054df1a" officeooo:paragraph-rsid="0850c5c0" fo:background-color="transparent" style:font-size-asian="12pt" style:font-style-asian="normal" style:font-weight-asian="bold" style:font-size-complex="12pt" style:font-style-complex="normal" style:font-weight-complex="bold"/>
    </style:style>
    <style:style style:name="P15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1057866e" officeooo:paragraph-rsid="10f89c5b" fo:background-color="#ffff00" style:font-size-asian="12pt" style:font-style-asian="normal" style:font-weight-asian="bold" style:font-size-complex="12pt" style:font-style-complex="normal" style:font-weight-complex="bold"/>
    </style:style>
    <style:style style:name="P15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bold" officeooo:rsid="1215c4a7" officeooo:paragraph-rsid="1215c4a7" fo:background-color="#ffff00" style:font-size-asian="10.5pt" style:font-style-asian="normal" style:font-weight-asian="bold" style:font-size-complex="12pt" style:font-style-complex="normal" style:font-weight-complex="bold"/>
    </style:style>
    <style:style style:name="P157"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09c7e7" officeooo:paragraph-rsid="0009c7e7" style:font-size-asian="10.5pt" style:font-style-asian="italic" style:font-weight-asian="normal" style:font-size-complex="12pt" style:font-style-complex="italic" style:font-weight-complex="normal"/>
    </style:style>
    <style:style style:name="P158"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09c7e7" officeooo:paragraph-rsid="14a0e435" style:font-size-asian="10.5pt" style:font-style-asian="italic" style:font-weight-asian="normal" style:font-size-complex="12pt" style:font-style-complex="italic" style:font-weight-complex="normal"/>
    </style:style>
    <style:style style:name="P159" style:family="paragraph" style:parent-style-name="Standard">
      <style:paragraph-properties fo:text-align="start"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09c7e7" officeooo:paragraph-rsid="0009c7e7" style:font-size-asian="10.5pt" style:font-style-asian="italic" style:font-weight-asian="normal" style:font-size-complex="12pt" style:font-style-complex="italic" style:font-weight-complex="normal"/>
    </style:style>
    <style:style style:name="P160"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6ef716" officeooo:paragraph-rsid="006ef716" style:font-size-asian="10.5pt" style:font-style-asian="italic" style:font-weight-asian="normal" style:font-size-complex="12pt" style:font-style-complex="italic" style:font-weight-complex="normal"/>
    </style:style>
    <style:style style:name="P161"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4b9e38" officeooo:paragraph-rsid="0129f2bb" style:font-size-asian="10.5pt" style:font-style-asian="italic" style:font-weight-asian="normal" style:font-size-complex="12pt" style:font-style-complex="italic" style:font-weight-complex="normal"/>
    </style:style>
    <style:style style:name="P16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e7907f5" officeooo:paragraph-rsid="0e7907f5" style:font-size-asian="10.5pt" style:font-style-asian="italic" style:font-weight-asian="normal" style:font-size-complex="12pt" style:font-style-complex="italic" style:font-weight-complex="normal"/>
    </style:style>
    <style:style style:name="P163" style:family="paragraph" style:parent-style-name="Standard">
      <style:paragraph-properties fo:text-align="center"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02a2c12" officeooo:paragraph-rsid="14a0e435" style:font-size-asian="10.5pt" style:font-style-asian="italic" style:font-weight-asian="normal" style:font-size-complex="12pt" style:font-style-complex="italic" style:font-weight-complex="normal"/>
    </style:style>
    <style:style style:name="P164"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7c8c907" officeooo:paragraph-rsid="07feec8c" style:font-size-asian="12pt" style:font-style-asian="italic" style:font-weight-asian="normal" style:font-size-complex="12pt" style:font-style-complex="italic" style:font-weight-complex="normal"/>
    </style:style>
    <style:style style:name="P165"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1ff39ac" officeooo:paragraph-rsid="11ff39ac" style:font-size-asian="12pt" style:font-style-asian="italic" style:font-weight-asian="normal" style:font-size-complex="12pt" style:font-style-complex="italic" style:font-weight-complex="normal"/>
    </style:style>
    <style:style style:name="P166"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26052ae" officeooo:paragraph-rsid="1280b6a3" style:font-size-asian="12pt" style:font-style-asian="italic" style:font-weight-asian="normal" style:font-size-complex="12pt" style:font-style-complex="italic" style:font-weight-complex="normal"/>
    </style:style>
    <style:style style:name="P167"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28779a2" officeooo:paragraph-rsid="128779a2" style:font-size-asian="12pt" style:font-style-asian="italic" style:font-weight-asian="normal" style:font-size-complex="12pt" style:font-style-complex="italic" style:font-weight-complex="normal"/>
    </style:style>
    <style:style style:name="P168"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26c101c" officeooo:paragraph-rsid="126c101c" fo:background-color="transparent" style:font-size-asian="12pt" style:font-style-asian="italic" style:font-weight-asian="normal" style:font-size-complex="12pt" style:font-style-complex="italic" style:font-weight-complex="normal"/>
    </style:style>
    <style:style style:name="P169"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0e7907f5" officeooo:paragraph-rsid="0e48951a" fo:background-color="#ffff00" style:font-size-asian="10.5pt" style:font-style-asian="italic" style:font-weight-asian="normal" style:font-size-complex="12pt" style:font-style-complex="italic" style:font-weight-complex="normal"/>
    </style:style>
    <style:style style:name="P170"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italic" style:text-underline-style="solid" style:text-underline-width="auto" style:text-underline-color="font-color" fo:font-weight="normal" officeooo:rsid="1299e123" officeooo:paragraph-rsid="1299e123" fo:background-color="#ffff00" style:font-size-asian="12pt" style:font-style-asian="italic" style:font-weight-asian="normal" style:font-size-complex="12pt" style:font-style-complex="italic" style:font-weight-complex="normal"/>
    </style:style>
    <style:style style:name="P171" style:family="paragraph" style:parent-style-name="Standard">
      <style:paragraph-properties fo:text-align="start" style:justify-single-word="false"/>
      <style:text-properties fo:font-variant="normal" fo:text-transform="none" fo:color="#111111" loext:opacity="100%" style:font-name="Garamond" fo:font-size="14pt" fo:letter-spacing="normal" fo:font-style="normal" style:text-underline-style="none" fo:font-weight="bold" officeooo:rsid="000763a2" officeooo:paragraph-rsid="0008d181" style:font-size-asian="14pt" style:font-style-asian="normal" style:font-weight-asian="bold" style:font-size-complex="14pt" style:font-style-complex="normal" style:font-weight-complex="bold"/>
    </style:style>
    <style:style style:name="P172"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b8259b" officeooo:paragraph-rsid="00b8259b" style:font-size-asian="14pt" style:font-style-asian="normal" style:font-weight-asian="bold" style:font-size-complex="14pt" style:font-style-complex="normal" style:font-weight-complex="bold"/>
    </style:style>
    <style:style style:name="P173"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b8259b" officeooo:paragraph-rsid="016ba5d3" style:font-size-asian="14pt" style:font-style-asian="normal" style:font-weight-asian="bold" style:font-size-complex="14pt" style:font-style-complex="normal" style:font-weight-complex="bold"/>
    </style:style>
    <style:style style:name="P17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b8259b" officeooo:paragraph-rsid="01fe6686" style:font-size-asian="14pt" style:font-style-asian="normal" style:font-weight-asian="bold" style:font-size-complex="14pt" style:font-style-complex="normal" style:font-weight-complex="bold"/>
    </style:style>
    <style:style style:name="P17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08d181" officeooo:paragraph-rsid="003d4170" style:font-size-asian="14pt" style:font-style-asian="normal" style:font-weight-asian="bold" style:font-size-complex="14pt" style:font-style-complex="normal" style:font-weight-complex="bold"/>
    </style:style>
    <style:style style:name="P176" style:family="paragraph" style:parent-style-name="Standard">
      <style:paragraph-properties fo:text-align="start" style:justify-single-word="false"/>
      <style:text-properties fo:font-variant="normal" fo:text-transform="none" fo:color="#111111" loext:opacity="100%" style:font-name="Garamond" fo:font-size="14pt" fo:letter-spacing="normal" fo:font-style="normal" style:text-underline-style="none" fo:font-weight="bold" officeooo:rsid="03e56e30" officeooo:paragraph-rsid="03e56e30" style:font-size-asian="14pt" style:font-style-asian="normal" style:font-weight-asian="bold" style:font-size-complex="14pt" style:font-style-complex="normal" style:font-weight-complex="bold"/>
    </style:style>
    <style:style style:name="P177" style:family="paragraph" style:parent-style-name="Standard">
      <style:paragraph-properties fo:text-align="center" style:justify-single-word="false"/>
      <style:text-properties fo:font-variant="normal" fo:text-transform="none" fo:color="#111111" loext:opacity="100%" style:font-name="Garamond" fo:font-size="14pt" fo:letter-spacing="normal" fo:font-style="normal" style:text-underline-style="none" fo:font-weight="bold" officeooo:rsid="03e56e30" officeooo:paragraph-rsid="03e56e30" style:font-size-asian="14pt" style:font-style-asian="normal" style:font-weight-asian="bold" style:font-size-complex="14pt" style:font-style-complex="normal" style:font-weight-complex="bold"/>
    </style:style>
    <style:style style:name="P178"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dc8ea8" officeooo:paragraph-rsid="00dc8ea8" style:font-size-asian="14pt" style:font-style-asian="normal" style:font-weight-asian="bold" style:font-size-complex="14pt" style:font-style-complex="normal" style:font-weight-complex="bold"/>
    </style:style>
    <style:style style:name="P179"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c89625" officeooo:paragraph-rsid="011a8a6c" style:font-size-asian="14pt" style:font-style-asian="normal" style:font-weight-asian="bold" style:font-size-complex="14pt" style:font-style-complex="normal" style:font-weight-complex="bold"/>
    </style:style>
    <style:style style:name="P180"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c89625" officeooo:paragraph-rsid="00c89625" style:font-size-asian="14pt" style:font-style-asian="normal" style:font-weight-asian="bold" style:font-size-complex="14pt" style:font-style-complex="normal" style:font-weight-complex="bold"/>
    </style:style>
    <style:style style:name="P181"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39d2f1d" officeooo:paragraph-rsid="07226650" style:font-size-asian="14pt" style:font-style-asian="normal" style:font-weight-asian="bold" style:font-size-complex="14pt" style:font-style-complex="normal" style:font-weight-complex="bold"/>
    </style:style>
    <style:style style:name="P182"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171d63e" officeooo:paragraph-rsid="01852318" style:font-size-asian="14pt" style:font-style-asian="normal" style:font-weight-asian="bold" style:font-size-complex="14pt" style:font-style-complex="normal" style:font-weight-complex="bold"/>
    </style:style>
    <style:style style:name="P183"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8bd3b5c" officeooo:paragraph-rsid="08bd3b5c" style:font-size-asian="14pt" style:font-style-asian="normal" style:font-weight-asian="bold" style:font-size-complex="14pt" style:font-style-complex="normal" style:font-weight-complex="bold"/>
    </style:style>
    <style:style style:name="P18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178aea" officeooo:paragraph-rsid="15881a31" style:font-size-asian="14pt" style:font-style-asian="normal" style:font-weight-asian="bold" style:font-size-complex="14pt" style:font-style-complex="normal" style:font-weight-complex="bold"/>
    </style:style>
    <style:style style:name="P18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178aea" officeooo:paragraph-rsid="003d2bdf" style:font-size-asian="14pt" style:font-style-asian="normal" style:font-weight-asian="bold" style:font-size-complex="14pt" style:font-style-complex="normal" style:font-weight-complex="bold"/>
    </style:style>
    <style:style style:name="P18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9e678b" officeooo:paragraph-rsid="02059f6d" style:font-size-asian="14pt" style:font-style-asian="normal" style:font-weight-asian="bold" style:font-size-complex="14pt" style:font-style-complex="normal" style:font-weight-complex="bold"/>
    </style:style>
    <style:style style:name="P187"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73069a" officeooo:paragraph-rsid="012deced" style:font-size-asian="14pt" style:font-style-asian="normal" style:font-weight-asian="bold" style:font-size-complex="14pt" style:font-style-complex="normal" style:font-weight-complex="bold"/>
    </style:style>
    <style:style style:name="P188"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16261edf" officeooo:paragraph-rsid="16261edf" style:font-size-asian="14pt" style:font-style-asian="normal" style:font-weight-asian="bold" style:font-size-complex="14pt" style:font-style-complex="normal" style:font-weight-complex="bold"/>
    </style:style>
    <style:style style:name="P189"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2e225a4" officeooo:paragraph-rsid="02e042b5" style:font-size-asian="14pt" style:font-style-asian="normal" style:font-weight-asian="bold" style:font-size-complex="14pt" style:font-style-complex="normal" style:font-weight-complex="bold"/>
    </style:style>
    <style:style style:name="P190"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1960a02d" officeooo:paragraph-rsid="1960a02d" style:font-size-asian="14pt" style:font-style-asian="normal" style:font-weight-asian="bold" style:font-size-complex="14pt" style:font-style-complex="normal" style:font-weight-complex="bold"/>
    </style:style>
    <style:style style:name="P191"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008d181" officeooo:paragraph-rsid="000ae8d3" style:font-size-asian="14pt" style:font-style-asian="italic" style:font-weight-asian="bold" style:font-size-complex="14pt" style:font-style-complex="italic" style:font-weight-complex="bold"/>
    </style:style>
    <style:style style:name="P192"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171d63e" officeooo:paragraph-rsid="0dbf5961" fo:background-color="transparent" style:font-size-asian="14pt" style:font-style-asian="normal" style:font-weight-asian="bold" style:font-size-complex="14pt" style:font-style-complex="normal" style:font-weight-complex="bold"/>
    </style:style>
    <style:style style:name="P193"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e351d05" officeooo:paragraph-rsid="1489ac3a" fo:background-color="transparent"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18be0ca5" fo:background-color="transparent"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18c64f5a" fo:background-color="transparent"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17504f83" fo:background-color="transparent" style:font-size-asian="12.25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1974ce94" fo:background-color="transparent" style:font-size-asian="12.25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9193c" officeooo:paragraph-rsid="0489193c" style:font-size-asian="12.25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5e6fb" officeooo:paragraph-rsid="0485e6fb" style:font-size-asian="12.25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4867d9f" officeooo:paragraph-rsid="04867d9f" style:font-size-asian="12.25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bold" officeooo:rsid="03f8f6bf" officeooo:paragraph-rsid="03f8f6bf" style:font-size-asian="12.25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24e8791" officeooo:paragraph-rsid="072fbb4c" style:font-size-asian="14pt" style:font-style-asian="normal" style:font-weight-asian="normal" style:font-size-complex="14pt" style:font-style-complex="normal" style:font-weight-complex="normal"/>
    </style:style>
    <style:style style:name="P203"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0763a2" officeooo:paragraph-rsid="14a0e435" style:font-size-asian="14pt" style:font-style-asian="normal" style:font-weight-asian="normal" style:font-size-complex="14pt" style:font-style-complex="normal" style:font-weight-complex="normal"/>
    </style:style>
    <style:style style:name="P204"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9e678b" officeooo:paragraph-rsid="02059f6d" style:font-size-asian="12.25pt" style:font-style-asian="normal" style:font-weight-asian="normal" style:font-size-complex="14pt" style:font-style-complex="normal" style:font-weight-complex="normal"/>
    </style:style>
    <style:style style:name="P205"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08326b0" officeooo:paragraph-rsid="0737fec9" style:font-size-asian="12.25pt" style:font-style-asian="normal" style:font-weight-asian="normal" style:font-size-complex="14pt" style:font-style-complex="normal" style:font-weight-complex="normal"/>
    </style:style>
    <style:style style:name="P206" style:family="paragraph" style:parent-style-name="Standard">
      <style:paragraph-properties fo:text-align="justify" style:justify-single-word="false"/>
      <style:text-properties fo:font-variant="normal" fo:text-transform="none" fo:color="#111111" loext:opacity="100%" style:font-name="Garamond" fo:font-size="14pt" fo:letter-spacing="normal" fo:font-style="normal" style:text-underline-style="none" fo:font-weight="normal" officeooo:rsid="039d2f1d" officeooo:paragraph-rsid="072fbb4c" fo:background-color="transparent" style:font-size-asian="14pt" style:font-style-asian="normal" style:font-weight-asian="normal" style:font-size-complex="14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40148a2" style:font-size-asian="10pt" style:font-style-asian="normal" style:font-weight-asian="normal" style:font-size-complex="10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4f54060" style:font-size-asian="10pt" style:font-style-asian="normal" style:font-weight-asian="normal" style:font-size-complex="10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4f6a406" style:font-size-asian="10pt" style:font-style-asian="normal" style:font-weight-asian="normal" style:font-size-complex="10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5373e5e" style:font-size-asian="10pt" style:font-style-asian="normal" style:font-weight-asian="normal" style:font-size-complex="10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5d262f0" style:font-size-asian="10pt" style:font-style-asian="normal" style:font-weight-asian="normal" style:font-size-complex="10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6300611" style:font-size-asian="10pt" style:font-style-asian="normal" style:font-weight-asian="normal" style:font-size-complex="10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9399d9d" style:font-size-asian="10pt" style:font-style-asian="normal" style:font-weight-asian="normal" style:font-size-complex="10pt" style:font-style-complex="normal" style:font-weight-complex="normal"/>
    </style:style>
    <style:style style:name="P21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43279e6" style:font-size-asian="10pt" style:font-style-asian="normal" style:font-weight-asian="normal" style:font-size-complex="10pt" style:font-style-complex="normal" style:font-weight-complex="normal"/>
    </style:style>
    <style:style style:name="P2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5334bc2" style:font-size-asian="10pt" style:font-style-asian="normal" style:font-weight-asian="normal" style:font-size-complex="10pt" style:font-style-complex="normal" style:font-weight-complex="normal"/>
    </style:style>
    <style:style style:name="P2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5b480a" style:font-size-asian="10pt" style:font-style-asian="normal" style:font-weight-asian="normal" style:font-size-complex="10pt" style:font-style-complex="normal" style:font-weight-complex="normal"/>
    </style:style>
    <style:style style:name="P2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5c99cd" style:font-size-asian="10pt" style:font-style-asian="normal" style:font-weight-asian="normal" style:font-size-complex="10pt" style:font-style-complex="normal" style:font-weight-complex="normal"/>
    </style:style>
    <style:style style:name="P2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5ed9b0" style:font-size-asian="10pt" style:font-style-asian="normal" style:font-weight-asian="normal" style:font-size-complex="10pt" style:font-style-complex="normal" style:font-weight-complex="normal"/>
    </style:style>
    <style:style style:name="P2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0f684" style:font-size-asian="10pt" style:font-style-asian="normal" style:font-weight-asian="normal" style:font-size-complex="10pt" style:font-style-complex="normal" style:font-weight-complex="normal"/>
    </style:style>
    <style:style style:name="P2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2c61f" style:font-size-asian="10pt" style:font-style-asian="normal" style:font-weight-asian="normal" style:font-size-complex="10pt" style:font-style-complex="normal" style:font-weight-complex="normal"/>
    </style:style>
    <style:style style:name="P2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6cd4d" style:font-size-asian="10pt" style:font-style-asian="normal" style:font-weight-asian="normal" style:font-size-complex="10pt" style:font-style-complex="normal" style:font-weight-complex="normal"/>
    </style:style>
    <style:style style:name="P2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88fe8" style:font-size-asian="10pt" style:font-style-asian="normal" style:font-weight-asian="normal" style:font-size-complex="10pt" style:font-style-complex="normal" style:font-weight-complex="normal"/>
    </style:style>
    <style:style style:name="P2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957a5" style:font-size-asian="10pt" style:font-style-asian="normal" style:font-weight-asian="normal" style:font-size-complex="10pt" style:font-style-complex="normal" style:font-weight-complex="normal"/>
    </style:style>
    <style:style style:name="P2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bc733" style:font-size-asian="10pt" style:font-style-asian="normal" style:font-weight-asian="normal" style:font-size-complex="10pt" style:font-style-complex="normal" style:font-weight-complex="normal"/>
    </style:style>
    <style:style style:name="P2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dfec2" style:font-size-asian="10pt" style:font-style-asian="normal" style:font-weight-asian="normal" style:font-size-complex="10pt" style:font-style-complex="normal" style:font-weight-complex="normal"/>
    </style:style>
    <style:style style:name="P2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6f2e69" style:font-size-asian="10pt" style:font-style-asian="normal" style:font-weight-asian="normal" style:font-size-complex="10pt" style:font-style-complex="normal" style:font-weight-complex="normal"/>
    </style:style>
    <style:style style:name="P2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715029" style:font-size-asian="10pt" style:font-style-asian="normal" style:font-weight-asian="normal" style:font-size-complex="10pt" style:font-style-complex="normal" style:font-weight-complex="normal"/>
    </style:style>
    <style:style style:name="P22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74446f" style:font-size-asian="10pt" style:font-style-asian="normal" style:font-weight-asian="normal" style:font-size-complex="10pt" style:font-style-complex="normal" style:font-weight-complex="normal"/>
    </style:style>
    <style:style style:name="P2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9295156" style:font-size-asian="10pt" style:font-style-asian="normal" style:font-weight-asian="normal" style:font-size-complex="10pt" style:font-style-complex="normal" style:font-weight-complex="normal"/>
    </style:style>
    <style:style style:name="P2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92b1f85" style:font-size-asian="10pt" style:font-style-asian="normal" style:font-weight-asian="normal" style:font-size-complex="10pt" style:font-style-complex="normal" style:font-weight-complex="normal"/>
    </style:style>
    <style:style style:name="P2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ad4e5" style:font-size-asian="10pt" style:font-style-asian="normal" style:font-weight-asian="normal" style:font-size-complex="10pt" style:font-style-complex="normal" style:font-weight-complex="normal"/>
    </style:style>
    <style:style style:name="P2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09c7e7" style:font-size-asian="10pt" style:font-style-asian="normal" style:font-weight-asian="normal" style:font-size-complex="10pt" style:font-style-complex="normal" style:font-weight-complex="normal"/>
    </style:style>
    <style:style style:name="P2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4a0e435" style:font-size-asian="10pt" style:font-style-asian="normal" style:font-weight-asian="normal" style:font-size-complex="10pt" style:font-style-complex="normal" style:font-weight-complex="normal"/>
    </style:style>
    <style:style style:name="P234"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4aca6a" style:font-size-asian="10pt" style:font-style-asian="normal" style:font-weight-asian="normal" style:font-size-complex="10pt" style:font-style-complex="normal" style:font-weight-complex="normal"/>
    </style:style>
    <style:style style:name="P23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cb2b7" officeooo:paragraph-rsid="14a0e435" style:font-size-asian="10pt" style:font-style-asian="normal" style:font-weight-asian="normal" style:font-size-complex="10pt" style:font-style-complex="normal" style:font-weight-complex="normal"/>
    </style:style>
    <style:style style:name="P2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6ba5d3" officeooo:paragraph-rsid="09a51fa2" style:font-size-asian="10pt" style:font-style-asian="normal" style:font-weight-asian="normal" style:font-size-complex="10pt" style:font-style-complex="normal" style:font-weight-complex="normal"/>
    </style:style>
    <style:style style:name="P2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6ba5d3" officeooo:paragraph-rsid="016ba5d3" style:font-size-asian="10pt" style:font-style-asian="normal" style:font-weight-asian="normal" style:font-size-complex="10pt" style:font-style-complex="normal" style:font-weight-complex="normal"/>
    </style:style>
    <style:style style:name="P2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a51fa2" officeooo:paragraph-rsid="09a51fa2" style:font-size-asian="10pt" style:font-style-asian="normal" style:font-weight-asian="normal" style:font-size-complex="10pt" style:font-style-complex="normal" style:font-weight-complex="normal"/>
    </style:style>
    <style:style style:name="P2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02059f6d" style:font-size-asian="10pt" style:font-style-asian="normal" style:font-weight-asian="normal" style:font-size-complex="10pt" style:font-style-complex="normal" style:font-weight-complex="normal"/>
    </style:style>
    <style:style style:name="P2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06bc04f6" style:font-size-asian="10pt" style:font-style-asian="normal" style:font-weight-asian="normal" style:font-size-complex="10pt" style:font-style-complex="normal" style:font-weight-complex="normal"/>
    </style:style>
    <style:style style:name="P2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01d8a4" style:font-size-asian="10pt" style:font-style-asian="normal" style:font-weight-asian="normal" style:font-size-complex="10pt" style:font-style-complex="normal" style:font-weight-complex="normal"/>
    </style:style>
    <style:style style:name="P2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a6fe864" style:font-size-asian="10pt" style:font-style-asian="normal" style:font-weight-asian="normal" style:font-size-complex="10pt" style:font-style-complex="normal" style:font-weight-complex="normal"/>
    </style:style>
    <style:style style:name="P2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13e697" style:font-size-asian="10pt" style:font-style-asian="normal" style:font-weight-asian="normal" style:font-size-complex="10pt" style:font-style-complex="normal" style:font-weight-complex="normal"/>
    </style:style>
    <style:style style:name="P24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1cf1ca" style:font-size-asian="10pt" style:font-style-asian="normal" style:font-weight-asian="normal" style:font-size-complex="10pt" style:font-style-complex="normal" style:font-weight-complex="normal"/>
    </style:style>
    <style:style style:name="P2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3d8ee6b" style:font-size-asian="10pt" style:font-style-asian="normal" style:font-weight-asian="normal" style:font-size-complex="10pt" style:font-style-complex="normal" style:font-weight-complex="normal"/>
    </style:style>
    <style:style style:name="P2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a75b603" style:font-size-asian="10pt" style:font-style-asian="normal" style:font-weight-asian="normal" style:font-size-complex="10pt" style:font-style-complex="normal" style:font-weight-complex="normal"/>
    </style:style>
    <style:style style:name="P2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1e893a" style:font-size-asian="10pt" style:font-style-asian="normal" style:font-weight-asian="normal" style:font-size-complex="10pt" style:font-style-complex="normal" style:font-weight-complex="normal"/>
    </style:style>
    <style:style style:name="P2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2c26a4" style:font-size-asian="10pt" style:font-style-asian="normal" style:font-weight-asian="normal" style:font-size-complex="10pt" style:font-style-complex="normal" style:font-weight-complex="normal"/>
    </style:style>
    <style:style style:name="P2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3da9094" style:font-size-asian="10pt" style:font-style-asian="normal" style:font-weight-asian="normal" style:font-size-complex="10pt" style:font-style-complex="normal" style:font-weight-complex="normal"/>
    </style:style>
    <style:style style:name="P2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15c314c8" style:font-size-asian="10pt" style:font-style-asian="normal" style:font-weight-asian="normal" style:font-size-complex="10pt" style:font-style-complex="normal" style:font-weight-complex="normal"/>
    </style:style>
    <style:style style:name="P2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31e78c" style:font-size-asian="10pt" style:font-style-asian="normal" style:font-weight-asian="normal" style:font-size-complex="10pt" style:font-style-complex="normal" style:font-weight-complex="normal"/>
    </style:style>
    <style:style style:name="P25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335d53" style:font-size-asian="10pt" style:font-style-asian="normal" style:font-weight-asian="normal" style:font-size-complex="10pt" style:font-style-complex="normal" style:font-weight-complex="normal"/>
    </style:style>
    <style:style style:name="P25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1b2977" officeooo:paragraph-rsid="04336baa" style:font-size-asian="10pt" style:font-style-asian="normal" style:font-weight-asian="normal" style:font-size-complex="10pt" style:font-style-complex="normal" style:font-weight-complex="normal"/>
    </style:style>
    <style:style style:name="P2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4061533" officeooo:paragraph-rsid="04061533" style:font-size-asian="10pt" style:font-style-asian="normal" style:font-weight-asian="normal" style:font-size-complex="10pt" style:font-style-complex="normal" style:font-weight-complex="normal"/>
    </style:style>
    <style:style style:name="P2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4bc3fc" style:font-size-asian="10pt" style:font-style-asian="normal" style:font-weight-asian="normal" style:font-size-complex="10pt" style:font-style-complex="normal" style:font-weight-complex="normal"/>
    </style:style>
    <style:style style:name="P2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3de5214" style:font-size-asian="10pt" style:font-style-asian="normal" style:font-weight-asian="normal" style:font-size-complex="10pt" style:font-style-complex="normal" style:font-weight-complex="normal"/>
    </style:style>
    <style:style style:name="P2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53b023" style:font-size-asian="10pt" style:font-style-asian="normal" style:font-weight-asian="normal" style:font-size-complex="10pt" style:font-style-complex="normal" style:font-weight-complex="normal"/>
    </style:style>
    <style:style style:name="P25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a866259" style:font-size-asian="10pt" style:font-style-asian="normal" style:font-weight-asian="normal" style:font-size-complex="10pt" style:font-style-complex="normal" style:font-weight-complex="normal"/>
    </style:style>
    <style:style style:name="P2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a02d7c" style:font-size-asian="10pt" style:font-style-asian="normal" style:font-weight-asian="normal" style:font-size-complex="10pt" style:font-style-complex="normal" style:font-weight-complex="normal"/>
    </style:style>
    <style:style style:name="P2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680306" style:font-size-asian="10pt" style:font-style-asian="normal" style:font-weight-asian="normal" style:font-size-complex="10pt" style:font-style-complex="normal" style:font-weight-complex="normal"/>
    </style:style>
    <style:style style:name="P26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4718f73" style:font-size-asian="10pt" style:font-style-asian="normal" style:font-weight-asian="normal" style:font-size-complex="10pt" style:font-style-complex="normal" style:font-weight-complex="normal"/>
    </style:style>
    <style:style style:name="P2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161249c7" style:font-size-asian="10pt" style:font-style-asian="normal" style:font-weight-asian="normal" style:font-size-complex="10pt" style:font-style-complex="normal" style:font-weight-complex="normal"/>
    </style:style>
    <style:style style:name="P2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6c684b7" style:font-size-asian="10pt" style:font-style-asian="normal" style:font-weight-asian="normal" style:font-size-complex="10pt" style:font-style-complex="normal" style:font-weight-complex="normal"/>
    </style:style>
    <style:style style:name="P2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e5214" officeooo:paragraph-rsid="05eaf995" style:font-size-asian="10pt" style:font-style-asian="normal" style:font-weight-asian="normal" style:font-size-complex="10pt" style:font-style-complex="normal" style:font-weight-complex="normal"/>
    </style:style>
    <style:style style:name="P2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5df1e06" officeooo:paragraph-rsid="15df1e06" style:font-size-asian="10pt" style:font-style-asian="normal" style:font-weight-asian="normal" style:font-size-complex="10pt" style:font-style-complex="normal" style:font-weight-complex="normal"/>
    </style:style>
    <style:style style:name="P2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c6669" officeooo:paragraph-rsid="03dc6669" style:font-size-asian="10pt" style:font-style-asian="normal" style:font-weight-asian="normal" style:font-size-complex="10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15e335df" officeooo:paragraph-rsid="15e335df" style:font-size-asian="10pt" style:font-style-asian="normal" style:font-weight-asian="normal" style:font-size-complex="10pt" style:font-style-complex="normal" style:font-weight-complex="normal"/>
    </style:style>
    <style:style style:name="P2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989a046" style:font-size-asian="10pt" style:font-style-asian="normal" style:font-weight-asian="normal" style:font-size-complex="10pt" style:font-style-complex="normal" style:font-weight-complex="normal"/>
    </style:style>
    <style:style style:name="P2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98a7454" style:font-size-asian="10pt" style:font-style-asian="normal" style:font-weight-asian="normal" style:font-size-complex="10pt" style:font-style-complex="normal" style:font-weight-complex="normal"/>
    </style:style>
    <style:style style:name="P2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995b3a9" style:font-size-asian="10pt" style:font-style-asian="normal" style:font-weight-asian="normal" style:font-size-complex="10pt" style:font-style-complex="normal" style:font-weight-complex="normal"/>
    </style:style>
    <style:style style:name="P2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98da719" style:font-size-asian="10pt" style:font-style-asian="normal" style:font-weight-asian="normal" style:font-size-complex="10pt" style:font-style-complex="normal" style:font-weight-complex="normal"/>
    </style:style>
    <style:style style:name="P27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878aa3" officeooo:paragraph-rsid="0a36d364" style:font-size-asian="10pt" style:font-style-asian="normal" style:font-weight-asian="normal" style:font-size-complex="10pt" style:font-style-complex="normal" style:font-weight-complex="normal"/>
    </style:style>
    <style:style style:name="P27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5420210" officeooo:paragraph-rsid="0129f2bb" style:font-size-asian="10pt" style:font-style-asian="normal" style:font-weight-asian="normal" style:font-size-complex="10pt" style:font-style-complex="normal" style:font-weight-complex="normal"/>
    </style:style>
    <style:style style:name="P27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5a4b3c2" officeooo:paragraph-rsid="15a4b3c2" style:font-size-asian="10pt" style:font-style-asian="normal" style:font-weight-asian="normal" style:font-size-complex="10pt" style:font-style-complex="normal" style:font-weight-complex="normal"/>
    </style:style>
    <style:style style:name="P27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3d8ee6b" style:font-size-asian="10pt" style:font-style-asian="normal" style:font-weight-asian="normal" style:font-size-complex="10pt" style:font-style-complex="normal" style:font-weight-complex="normal"/>
    </style:style>
    <style:style style:name="P27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408dfb5" style:font-size-asian="10pt" style:font-style-asian="normal" style:font-weight-asian="normal" style:font-size-complex="10pt" style:font-style-complex="normal" style:font-weight-complex="normal"/>
    </style:style>
    <style:style style:name="P27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40cae0d" style:font-size-asian="10pt" style:font-style-asian="normal" style:font-weight-asian="normal" style:font-size-complex="10pt" style:font-style-complex="normal" style:font-weight-complex="normal"/>
    </style:style>
    <style:style style:name="P27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40b2a35" style:font-size-asian="10pt" style:font-style-asian="normal" style:font-weight-asian="normal" style:font-size-complex="10pt" style:font-style-complex="normal" style:font-weight-complex="normal"/>
    </style:style>
    <style:style style:name="P27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a743a72" style:font-size-asian="10pt" style:font-style-asian="normal" style:font-weight-asian="normal" style:font-size-complex="10pt" style:font-style-complex="normal" style:font-weight-complex="normal"/>
    </style:style>
    <style:style style:name="P28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40d2ba7" style:font-size-asian="10pt" style:font-style-asian="normal" style:font-weight-asian="normal" style:font-size-complex="10pt" style:font-style-complex="normal" style:font-weight-complex="normal"/>
    </style:style>
    <style:style style:name="P281"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3d8ee6b" officeooo:paragraph-rsid="03d8ee6b" style:font-size-asian="10pt" style:font-style-asian="normal" style:font-weight-asian="normal" style:font-size-complex="10pt" style:font-style-complex="normal" style:font-weight-complex="normal"/>
    </style:style>
    <style:style style:name="P28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5a54440" officeooo:paragraph-rsid="05a54440" style:font-size-asian="10pt" style:font-style-asian="normal" style:font-weight-asian="normal" style:font-size-complex="10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15e5e4a2" officeooo:paragraph-rsid="15e5e4a2" style:font-size-asian="10pt" style:font-style-asian="normal" style:font-weight-asian="normal" style:font-size-complex="10pt" style:font-style-complex="normal" style:font-weight-complex="normal"/>
    </style:style>
    <style:style style:name="P28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453b023" officeooo:paragraph-rsid="0453b023" style:font-size-asian="10pt" style:font-style-asian="normal" style:font-weight-asian="normal" style:font-size-complex="10pt" style:font-style-complex="normal" style:font-weight-complex="normal"/>
    </style:style>
    <style:style style:name="P28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fccdc" officeooo:paragraph-rsid="03dfccdc" style:font-size-asian="10pt" style:font-style-asian="normal" style:font-weight-asian="normal" style:font-size-complex="10pt" style:font-style-complex="normal" style:font-weight-complex="normal"/>
    </style:style>
    <style:style style:name="P28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fccdc" officeooo:paragraph-rsid="0481c3a8" style:font-size-asian="10pt" style:font-style-asian="normal" style:font-weight-asian="normal" style:font-size-complex="10pt" style:font-style-complex="normal" style:font-weight-complex="normal"/>
    </style:style>
    <style:style style:name="P28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dfccdc" officeooo:paragraph-rsid="0483986a" style:font-size-asian="10pt" style:font-style-asian="normal" style:font-weight-asian="normal" style:font-size-complex="10pt" style:font-style-complex="normal" style:font-weight-complex="normal"/>
    </style:style>
    <style:style style:name="P28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623fd6d" officeooo:paragraph-rsid="01fe6686" style:font-size-asian="10pt" style:font-style-asian="normal" style:font-weight-asian="normal" style:font-size-complex="10pt" style:font-style-complex="normal" style:font-weight-complex="normal"/>
    </style:style>
    <style:style style:name="P28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623fd6d" officeooo:paragraph-rsid="01fe8b1a" style:font-size-asian="10pt" style:font-style-asian="normal" style:font-weight-asian="normal" style:font-size-complex="10pt" style:font-style-complex="normal" style:font-weight-complex="normal"/>
    </style:style>
    <style:style style:name="P29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623fd6d" officeooo:paragraph-rsid="163e9c3c" style:font-size-asian="10pt" style:font-style-asian="normal" style:font-weight-asian="normal" style:font-size-complex="10pt" style:font-style-complex="normal" style:font-weight-complex="normal"/>
    </style:style>
    <style:style style:name="P29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014518" officeooo:paragraph-rsid="02014518" style:font-size-asian="10pt" style:font-style-asian="normal" style:font-weight-asian="normal" style:font-size-complex="10pt" style:font-style-complex="normal" style:font-weight-complex="normal"/>
    </style:style>
    <style:style style:name="P29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5f6c1c2" style:font-size-asian="10pt" style:font-style-asian="normal" style:font-weight-asian="normal" style:font-size-complex="10pt" style:font-style-complex="normal" style:font-weight-complex="normal"/>
    </style:style>
    <style:style style:name="P29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166f3998" style:font-size-asian="10pt" style:font-style-asian="normal" style:font-weight-asian="normal" style:font-size-complex="10pt" style:font-style-complex="normal" style:font-weight-complex="normal"/>
    </style:style>
    <style:style style:name="P29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166f62b2" style:font-size-asian="10pt" style:font-style-asian="normal" style:font-weight-asian="normal" style:font-size-complex="10pt" style:font-style-complex="normal" style:font-weight-complex="normal"/>
    </style:style>
    <style:style style:name="P29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e7b41b3" style:font-size-asian="10pt" style:font-style-asian="normal" style:font-weight-asian="normal" style:font-size-complex="10pt" style:font-style-complex="normal" style:font-weight-complex="normal"/>
    </style:style>
    <style:style style:name="P29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820d77c" style:font-size-asian="10pt" style:font-style-asian="normal" style:font-weight-asian="normal" style:font-size-complex="10pt" style:font-style-complex="normal" style:font-weight-complex="normal"/>
    </style:style>
    <style:style style:name="P29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1f64e1" style:font-size-asian="10pt" style:font-style-asian="normal" style:font-weight-asian="normal" style:font-size-complex="10pt" style:font-style-complex="normal" style:font-weight-complex="normal"/>
    </style:style>
    <style:style style:name="P29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184b9" style:font-size-asian="10pt" style:font-style-asian="normal" style:font-weight-asian="normal" style:font-size-complex="10pt" style:font-style-complex="normal" style:font-weight-complex="normal"/>
    </style:style>
    <style:style style:name="P29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15bc4" style:font-size-asian="10pt" style:font-style-asian="normal" style:font-weight-asian="normal" style:font-size-complex="10pt" style:font-style-complex="normal" style:font-weight-complex="normal"/>
    </style:style>
    <style:style style:name="P30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4182f" style:font-size-asian="10pt" style:font-style-asian="normal" style:font-weight-asian="normal" style:font-size-complex="10pt" style:font-style-complex="normal" style:font-weight-complex="normal"/>
    </style:style>
    <style:style style:name="P30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81481" style:font-size-asian="10pt" style:font-style-asian="normal" style:font-weight-asian="normal" style:font-size-complex="10pt" style:font-style-complex="normal" style:font-weight-complex="normal"/>
    </style:style>
    <style:style style:name="P30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9b93d" style:font-size-asian="10pt" style:font-style-asian="normal" style:font-weight-asian="normal" style:font-size-complex="10pt" style:font-style-complex="normal" style:font-weight-complex="normal"/>
    </style:style>
    <style:style style:name="P30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26650" style:font-size-asian="10pt" style:font-style-asian="normal" style:font-weight-asian="normal" style:font-size-complex="10pt" style:font-style-complex="normal" style:font-weight-complex="normal"/>
    </style:style>
    <style:style style:name="P30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9e820" style:font-size-asian="10pt" style:font-style-asian="normal" style:font-weight-asian="normal" style:font-size-complex="10pt" style:font-style-complex="normal" style:font-weight-complex="normal"/>
    </style:style>
    <style:style style:name="P30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2fbb4c" style:font-size-asian="10pt" style:font-style-asian="normal" style:font-weight-asian="normal" style:font-size-complex="10pt" style:font-style-complex="normal" style:font-weight-complex="normal"/>
    </style:style>
    <style:style style:name="P30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aa67d1c" style:font-size-asian="10pt" style:font-style-asian="normal" style:font-weight-asian="normal" style:font-size-complex="10pt" style:font-style-complex="normal" style:font-weight-complex="normal"/>
    </style:style>
    <style:style style:name="P30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aab9829" style:font-size-asian="10pt" style:font-style-asian="normal" style:font-weight-asian="normal" style:font-size-complex="10pt" style:font-style-complex="normal" style:font-weight-complex="normal"/>
    </style:style>
    <style:style style:name="P30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7e8244" style:font-size-asian="10pt" style:font-style-asian="normal" style:font-weight-asian="normal" style:font-size-complex="10pt" style:font-style-complex="normal" style:font-weight-complex="normal"/>
    </style:style>
    <style:style style:name="P30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aafe83f" style:font-size-asian="10pt" style:font-style-asian="normal" style:font-weight-asian="normal" style:font-size-complex="10pt" style:font-style-complex="normal" style:font-weight-complex="normal"/>
    </style:style>
    <style:style style:name="P31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31a34d" style:font-size-asian="10pt" style:font-style-asian="normal" style:font-weight-asian="normal" style:font-size-complex="10pt" style:font-style-complex="normal" style:font-weight-complex="normal"/>
    </style:style>
    <style:style style:name="P31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97fd43" style:font-size-asian="10pt" style:font-style-asian="normal" style:font-weight-asian="normal" style:font-size-complex="10pt" style:font-style-complex="normal" style:font-weight-complex="normal"/>
    </style:style>
    <style:style style:name="P312"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166f62b2" style:font-size-asian="10pt" style:font-style-asian="normal" style:font-weight-asian="normal" style:font-size-complex="10pt" style:font-style-complex="normal" style:font-weight-complex="normal"/>
    </style:style>
    <style:style style:name="P313"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800190" style:font-size-asian="10pt" style:font-style-asian="normal" style:font-weight-asian="normal" style:font-size-complex="10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80f0a8" style:font-size-asian="10pt" style:font-style-asian="normal" style:font-weight-asian="normal" style:font-size-complex="10pt" style:font-style-complex="normal" style:font-weight-complex="normal"/>
    </style:style>
    <style:style style:name="P3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37fec9" style:font-size-asian="10pt" style:font-style-asian="normal" style:font-weight-asian="normal" style:font-size-complex="10pt" style:font-style-complex="normal" style:font-weight-complex="normal"/>
    </style:style>
    <style:style style:name="P3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56081f" style:font-size-asian="10pt" style:font-style-asian="normal" style:font-weight-asian="normal" style:font-size-complex="10pt" style:font-style-complex="normal" style:font-weight-complex="normal"/>
    </style:style>
    <style:style style:name="P3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5a5fdd" style:font-size-asian="10pt" style:font-style-asian="normal" style:font-weight-asian="normal" style:font-size-complex="10pt" style:font-style-complex="normal" style:font-weight-complex="normal"/>
    </style:style>
    <style:style style:name="P3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ac01f71" style:font-size-asian="10pt" style:font-style-asian="normal" style:font-weight-asian="normal" style:font-size-complex="10pt" style:font-style-complex="normal" style:font-weight-complex="normal"/>
    </style:style>
    <style:style style:name="P3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46c410" style:font-size-asian="10pt" style:font-style-asian="normal" style:font-weight-asian="normal" style:font-size-complex="10pt" style:font-style-complex="normal" style:font-weight-complex="normal"/>
    </style:style>
    <style:style style:name="P3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551d5" officeooo:paragraph-rsid="076d779d" style:font-size-asian="10pt" style:font-style-asian="normal" style:font-weight-asian="normal" style:font-size-complex="10pt" style:font-style-complex="normal" style:font-weight-complex="normal"/>
    </style:style>
    <style:style style:name="P3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5ac97c" officeooo:paragraph-rsid="0ab8e428" style:font-size-asian="10pt" style:font-style-asian="normal" style:font-weight-asian="normal" style:font-size-complex="10pt" style:font-style-complex="normal" style:font-weight-complex="normal"/>
    </style:style>
    <style:style style:name="P3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b2ca39" officeooo:paragraph-rsid="0ab8e428" style:font-size-asian="10pt" style:font-style-asian="normal" style:font-weight-asian="normal" style:font-size-complex="10pt" style:font-style-complex="normal" style:font-weight-complex="normal"/>
    </style:style>
    <style:style style:name="P3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b2ca39" officeooo:paragraph-rsid="0746c410"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4e8791" officeooo:paragraph-rsid="0733e08f"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4e8791" officeooo:paragraph-rsid="07308521"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00be16" officeooo:paragraph-rsid="0746c410"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2c47a3" officeooo:paragraph-rsid="0746c410"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33ef1b" officeooo:paragraph-rsid="0746c410"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34bf49" officeooo:paragraph-rsid="0746c410"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a2fe98" officeooo:paragraph-rsid="07a2fe98"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c8c907" officeooo:paragraph-rsid="07c8c907"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c8c907" officeooo:paragraph-rsid="0f5f5101"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d4c99" officeooo:paragraph-rsid="1053c872"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d4c99" officeooo:paragraph-rsid="09dd4c99"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d4c99" officeooo:paragraph-rsid="0af2478a"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c8c907"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9424e69"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de6dd5"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df02aa"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226650" style:font-size-asian="10pt" style:font-style-asian="normal" style:font-weight-asian="normal" style:font-size-complex="10pt" style:font-style-complex="normal" style:font-weight-complex="normal"/>
    </style:style>
    <style:style style:name="P3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07f0c802" style:font-size-asian="10pt" style:font-style-asian="normal" style:font-weight-asian="normal" style:font-size-complex="10pt" style:font-style-complex="normal" style:font-weight-complex="normal"/>
    </style:style>
    <style:style style:name="P3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10b24" officeooo:paragraph-rsid="17262bf7" style:font-size-asian="10pt" style:font-style-asian="normal" style:font-weight-asian="normal" style:font-size-complex="10pt" style:font-style-complex="normal" style:font-weight-complex="normal"/>
    </style:style>
    <style:style style:name="P3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6d433d2" officeooo:paragraph-rsid="09424e69" style:font-size-asian="10pt" style:font-style-asian="normal" style:font-weight-asian="normal" style:font-size-complex="10pt" style:font-style-complex="normal" style:font-weight-complex="normal"/>
    </style:style>
    <style:style style:name="P34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7db73" officeooo:paragraph-rsid="07c8c907" style:font-size-asian="10pt" style:font-style-asian="normal" style:font-weight-asian="normal" style:font-size-complex="10pt" style:font-style-complex="normal" style:font-weight-complex="normal"/>
    </style:style>
    <style:style style:name="P3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4e0a0" officeooo:paragraph-rsid="07c8c907" style:font-size-asian="10pt" style:font-style-asian="normal" style:font-weight-asian="normal" style:font-size-complex="10pt" style:font-style-complex="normal" style:font-weight-complex="normal"/>
    </style:style>
    <style:style style:name="P3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f4e0a0" officeooo:paragraph-rsid="07df02aa" style:font-size-asian="10pt" style:font-style-asian="normal" style:font-weight-asian="normal" style:font-size-complex="10pt" style:font-style-complex="normal" style:font-weight-complex="normal"/>
    </style:style>
    <style:style style:name="P3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dce9b2" officeooo:paragraph-rsid="07de6dd5" style:font-size-asian="10pt" style:font-style-asian="normal" style:font-weight-asian="normal" style:font-size-complex="10pt" style:font-style-complex="normal" style:font-weight-complex="normal"/>
    </style:style>
    <style:style style:name="P3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df02aa" officeooo:paragraph-rsid="07df02aa" style:font-size-asian="10pt" style:font-style-asian="normal" style:font-weight-asian="normal" style:font-size-complex="10pt" style:font-style-complex="normal" style:font-weight-complex="normal"/>
    </style:style>
    <style:style style:name="P3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df02aa" officeooo:paragraph-rsid="16b2d5e1" style:font-size-asian="10pt" style:font-style-asian="normal" style:font-weight-asian="normal" style:font-size-complex="10pt" style:font-style-complex="normal" style:font-weight-complex="normal"/>
    </style:style>
    <style:style style:name="P3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df02aa" officeooo:paragraph-rsid="07e52049" style:font-size-asian="10pt" style:font-style-asian="normal" style:font-weight-asian="normal" style:font-size-complex="10pt" style:font-style-complex="normal" style:font-weight-complex="normal"/>
    </style:style>
    <style:style style:name="P3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0f189" officeooo:paragraph-rsid="07e8ac2f" style:font-size-asian="10pt" style:font-style-asian="normal" style:font-weight-asian="normal" style:font-size-complex="10pt" style:font-style-complex="normal" style:font-weight-complex="normal"/>
    </style:style>
    <style:style style:name="P35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0f189" officeooo:paragraph-rsid="09d750d6" style:font-size-asian="10pt" style:font-style-asian="normal" style:font-weight-asian="normal" style:font-size-complex="10pt" style:font-style-complex="normal" style:font-weight-complex="normal"/>
    </style:style>
    <style:style style:name="P35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0f189" officeooo:paragraph-rsid="07ea19f1" style:font-size-asian="10pt" style:font-style-asian="normal" style:font-weight-asian="normal" style:font-size-complex="10pt" style:font-style-complex="normal" style:font-weight-complex="normal"/>
    </style:style>
    <style:style style:name="P3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c30e9a" officeooo:paragraph-rsid="09c30e9a" style:font-size-asian="10pt" style:font-style-asian="normal" style:font-weight-asian="normal" style:font-size-complex="10pt" style:font-style-complex="normal" style:font-weight-complex="normal"/>
    </style:style>
    <style:style style:name="P3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666ba" officeooo:paragraph-rsid="09d750d6" style:font-size-asian="10pt" style:font-style-asian="normal" style:font-weight-asian="normal" style:font-size-complex="10pt" style:font-style-complex="normal" style:font-weight-complex="normal"/>
    </style:style>
    <style:style style:name="P3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99c7c" officeooo:paragraph-rsid="07e99c7c" style:font-size-asian="10pt" style:font-style-asian="normal" style:font-weight-asian="normal" style:font-size-complex="10pt" style:font-style-complex="normal" style:font-weight-complex="normal"/>
    </style:style>
    <style:style style:name="P3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e99c7c" officeooo:paragraph-rsid="07ea19f1" style:font-size-asian="10pt" style:font-style-asian="normal" style:font-weight-asian="normal" style:font-size-complex="10pt" style:font-style-complex="normal" style:font-weight-complex="normal"/>
    </style:style>
    <style:style style:name="P35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89ac8" officeooo:paragraph-rsid="09d89ac8" style:font-size-asian="10pt" style:font-style-asian="normal" style:font-weight-asian="normal" style:font-size-complex="10pt" style:font-style-complex="normal" style:font-weight-complex="normal"/>
    </style:style>
    <style:style style:name="P3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a1313" officeooo:paragraph-rsid="09da1313" style:font-size-asian="10pt" style:font-style-asian="normal" style:font-weight-asian="normal" style:font-size-complex="10pt" style:font-style-complex="normal" style:font-weight-complex="normal"/>
    </style:style>
    <style:style style:name="P3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18d69" officeooo:paragraph-rsid="09e18d69" style:font-size-asian="10pt" style:font-style-asian="normal" style:font-weight-asian="normal" style:font-size-complex="10pt" style:font-style-complex="normal" style:font-weight-complex="normal"/>
    </style:style>
    <style:style style:name="P36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bfe57" officeooo:paragraph-rsid="09dbfe57" style:font-size-asian="10pt" style:font-style-asian="normal" style:font-weight-asian="normal" style:font-size-complex="10pt" style:font-style-complex="normal" style:font-weight-complex="normal"/>
    </style:style>
    <style:style style:name="P3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aef7330" style:font-size-asian="10pt" style:font-style-asian="normal" style:font-weight-asian="normal" style:font-size-complex="10pt" style:font-style-complex="normal" style:font-weight-complex="normal"/>
    </style:style>
    <style:style style:name="P3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9e489e2" style:font-size-asian="10pt" style:font-style-asian="normal" style:font-weight-asian="normal" style:font-size-complex="10pt" style:font-style-complex="normal" style:font-weight-complex="normal"/>
    </style:style>
    <style:style style:name="P3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cc780b5" style:font-size-asian="10pt" style:font-style-asian="normal" style:font-weight-asian="normal" style:font-size-complex="10pt" style:font-style-complex="normal" style:font-weight-complex="normal"/>
    </style:style>
    <style:style style:name="P3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ec6fafc" style:font-size-asian="10pt" style:font-style-asian="normal" style:font-weight-asian="normal" style:font-size-complex="10pt" style:font-style-complex="normal" style:font-weight-complex="normal"/>
    </style:style>
    <style:style style:name="P3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ed3060f" style:font-size-asian="10pt" style:font-style-asian="normal" style:font-weight-asian="normal" style:font-size-complex="10pt" style:font-style-complex="normal" style:font-weight-complex="normal"/>
    </style:style>
    <style:style style:name="P36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cd3bc35" style:font-size-asian="10pt" style:font-style-asian="normal" style:font-weight-asian="normal" style:font-size-complex="10pt" style:font-style-complex="normal" style:font-weight-complex="normal"/>
    </style:style>
    <style:style style:name="P3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cdd762b" style:font-size-asian="10pt" style:font-style-asian="normal" style:font-weight-asian="normal" style:font-size-complex="10pt" style:font-style-complex="normal" style:font-weight-complex="normal"/>
    </style:style>
    <style:style style:name="P3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ee8f8b7" style:font-size-asian="10pt" style:font-style-asian="normal" style:font-weight-asian="normal" style:font-size-complex="10pt" style:font-style-complex="normal" style:font-weight-complex="normal"/>
    </style:style>
    <style:style style:name="P3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16e94bf5" style:font-size-asian="10pt" style:font-style-asian="normal" style:font-weight-asian="normal" style:font-size-complex="10pt" style:font-style-complex="normal" style:font-weight-complex="normal"/>
    </style:style>
    <style:style style:name="P3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efe4a7e" style:font-size-asian="10pt" style:font-style-asian="normal" style:font-weight-asian="normal" style:font-size-complex="10pt" style:font-style-complex="normal" style:font-weight-complex="normal"/>
    </style:style>
    <style:style style:name="P37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f00c4d0" style:font-size-asian="10pt" style:font-style-asian="normal" style:font-weight-asian="normal" style:font-size-complex="10pt" style:font-style-complex="normal" style:font-weight-complex="normal"/>
    </style:style>
    <style:style style:name="P37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cec6a69" style:font-size-asian="10pt" style:font-style-asian="normal" style:font-weight-asian="normal" style:font-size-complex="10pt" style:font-style-complex="normal" style:font-weight-complex="normal"/>
    </style:style>
    <style:style style:name="P37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e489e2" officeooo:paragraph-rsid="0f08f57c"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a8befd" officeooo:paragraph-rsid="07a8befd" style:font-size-asian="10pt" style:font-style-asian="normal" style:font-weight-asian="normal" style:font-size-complex="10pt" style:font-style-complex="normal" style:font-weight-complex="normal"/>
    </style:style>
    <style:style style:name="P37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13190" officeooo:paragraph-rsid="07a8befd" style:font-size-asian="10pt" style:font-style-asian="normal" style:font-weight-asian="normal" style:font-size-complex="10pt" style:font-style-complex="normal" style:font-weight-complex="normal"/>
    </style:style>
    <style:style style:name="P37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117eda" officeooo:paragraph-rsid="0f117eda" style:font-size-asian="10pt" style:font-style-asian="normal" style:font-weight-asian="normal" style:font-size-complex="10pt" style:font-style-complex="normal" style:font-weight-complex="normal"/>
    </style:style>
    <style:style style:name="P37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1573ce" officeooo:paragraph-rsid="0f2a45e5" style:font-size-asian="10pt" style:font-style-asian="normal" style:font-weight-asian="normal" style:font-size-complex="10pt" style:font-style-complex="normal" style:font-weight-complex="normal"/>
    </style:style>
    <style:style style:name="P37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2ff46d" style:font-size-asian="10pt" style:font-style-asian="normal" style:font-weight-asian="normal" style:font-size-complex="10pt" style:font-style-complex="normal" style:font-weight-complex="normal"/>
    </style:style>
    <style:style style:name="P38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17eda" style:font-size-asian="10pt" style:font-style-asian="normal" style:font-weight-asian="normal" style:font-size-complex="10pt" style:font-style-complex="normal" style:font-weight-complex="normal"/>
    </style:style>
    <style:style style:name="P38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6a680" style:font-size-asian="10pt" style:font-style-asian="normal" style:font-weight-asian="normal" style:font-size-complex="10pt" style:font-style-complex="normal" style:font-weight-complex="normal"/>
    </style:style>
    <style:style style:name="P38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6ac53" style:font-size-asian="10pt" style:font-style-asian="normal" style:font-weight-asian="normal" style:font-size-complex="10pt" style:font-style-complex="normal" style:font-weight-complex="normal"/>
    </style:style>
    <style:style style:name="P38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8d54b" style:font-size-asian="10pt" style:font-style-asian="normal" style:font-weight-asian="normal" style:font-size-complex="10pt" style:font-style-complex="normal" style:font-weight-complex="normal"/>
    </style:style>
    <style:style style:name="P38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3ad3f7" style:font-size-asian="10pt" style:font-style-asian="normal" style:font-weight-asian="normal" style:font-size-complex="10pt" style:font-style-complex="normal" style:font-weight-complex="normal"/>
    </style:style>
    <style:style style:name="P38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3ed3c1" style:font-size-asian="10pt" style:font-style-asian="normal" style:font-weight-asian="normal" style:font-size-complex="10pt" style:font-style-complex="normal" style:font-weight-complex="normal"/>
    </style:style>
    <style:style style:name="P38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1d2292" style:font-size-asian="10pt" style:font-style-asian="normal" style:font-weight-asian="normal" style:font-size-complex="10pt" style:font-style-complex="normal" style:font-weight-complex="normal"/>
    </style:style>
    <style:style style:name="P38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8d00a0" officeooo:paragraph-rsid="0f2827a8" style:font-size-asian="10pt" style:font-style-asian="normal" style:font-weight-asian="normal" style:font-size-complex="10pt" style:font-style-complex="normal" style:font-weight-complex="normal"/>
    </style:style>
    <style:style style:name="P38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16142a" officeooo:paragraph-rsid="0f302720" style:font-size-asian="10pt" style:font-style-asian="normal" style:font-weight-asian="normal" style:font-size-complex="10pt" style:font-style-complex="normal" style:font-weight-complex="normal"/>
    </style:style>
    <style:style style:name="P38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9f259a" officeooo:paragraph-rsid="0f117eda" style:font-size-asian="10pt" style:font-style-asian="normal" style:font-weight-asian="normal" style:font-size-complex="10pt" style:font-style-complex="normal" style:font-weight-complex="normal"/>
    </style:style>
    <style:style style:name="P39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3ad3f7" officeooo:paragraph-rsid="0f3ad3f7" style:font-size-asian="10pt" style:font-style-asian="normal" style:font-weight-asian="normal" style:font-size-complex="10pt" style:font-style-complex="normal" style:font-weight-complex="normal"/>
    </style:style>
    <style:style style:name="P39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b6eade" officeooo:paragraph-rsid="07b6eade" style:font-size-asian="10pt" style:font-style-asian="normal" style:font-weight-asian="normal" style:font-size-complex="10pt" style:font-style-complex="normal" style:font-weight-complex="normal"/>
    </style:style>
    <style:style style:name="P39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ac853" officeooo:paragraph-rsid="07226650" style:font-size-asian="10pt" style:font-style-asian="normal" style:font-weight-asian="normal" style:font-size-complex="10pt" style:font-style-complex="normal" style:font-weight-complex="normal"/>
    </style:style>
    <style:style style:name="P39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6e27796" officeooo:paragraph-rsid="07226650" style:font-size-asian="10pt" style:font-style-asian="normal" style:font-weight-asian="normal" style:font-size-complex="10pt" style:font-style-complex="normal" style:font-weight-complex="normal"/>
    </style:style>
    <style:style style:name="P39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6e27796" officeooo:paragraph-rsid="0b07ebc5" style:font-size-asian="10pt" style:font-style-asian="normal" style:font-weight-asian="normal" style:font-size-complex="10pt" style:font-style-complex="normal" style:font-weight-complex="normal"/>
    </style:style>
    <style:style style:name="P39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feec8c" officeooo:paragraph-rsid="08026b23" style:font-size-asian="10pt" style:font-style-asian="normal" style:font-weight-asian="normal" style:font-size-complex="10pt" style:font-style-complex="normal" style:font-weight-complex="normal"/>
    </style:style>
    <style:style style:name="P39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7feec8c" officeooo:paragraph-rsid="07feec8c" style:font-size-asian="10pt" style:font-style-asian="normal" style:font-weight-asian="normal" style:font-size-complex="10pt" style:font-style-complex="normal" style:font-weight-complex="normal"/>
    </style:style>
    <style:style style:name="P39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019175" officeooo:paragraph-rsid="0b02f3e7" style:font-size-asian="10pt" style:font-style-asian="normal" style:font-weight-asian="normal" style:font-size-complex="10pt" style:font-style-complex="normal" style:font-weight-complex="normal"/>
    </style:style>
    <style:style style:name="P39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6eddb6f" style:font-size-asian="10pt" style:font-style-asian="normal" style:font-weight-asian="normal" style:font-size-complex="10pt" style:font-style-complex="normal" style:font-weight-complex="normal"/>
    </style:style>
    <style:style style:name="P39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80b9865" style:font-size-asian="10pt" style:font-style-asian="normal" style:font-weight-asian="normal" style:font-size-complex="10pt" style:font-style-complex="normal" style:font-weight-complex="normal"/>
    </style:style>
    <style:style style:name="P40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80daf62" style:font-size-asian="10pt" style:font-style-asian="normal" style:font-weight-asian="normal" style:font-size-complex="10pt" style:font-style-complex="normal" style:font-weight-complex="normal"/>
    </style:style>
    <style:style style:name="P40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82621b3" style:font-size-asian="10pt" style:font-style-asian="normal" style:font-weight-asian="normal" style:font-size-complex="10pt" style:font-style-complex="normal" style:font-weight-complex="normal"/>
    </style:style>
    <style:style style:name="P40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8137e06" style:font-size-asian="10pt" style:font-style-asian="normal" style:font-weight-asian="normal" style:font-size-complex="10pt" style:font-style-complex="normal" style:font-weight-complex="normal"/>
    </style:style>
    <style:style style:name="P40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34d7e" officeooo:paragraph-rsid="07c1bace" style:font-size-asian="10pt" style:font-style-asian="normal" style:font-weight-asian="normal" style:font-size-complex="10pt" style:font-style-complex="normal" style:font-weight-complex="normal"/>
    </style:style>
    <style:style style:name="P40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5ed92" officeooo:paragraph-rsid="0255ed92" style:font-size-asian="10pt" style:font-style-asian="normal" style:font-weight-asian="normal" style:font-size-complex="10pt" style:font-style-complex="normal" style:font-weight-complex="normal"/>
    </style:style>
    <style:style style:name="P40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0dfa6a" officeooo:paragraph-rsid="0b12e108" style:font-size-asian="10pt" style:font-style-asian="normal" style:font-weight-asian="normal" style:font-size-complex="10pt" style:font-style-complex="normal" style:font-weight-complex="normal"/>
    </style:style>
    <style:style style:name="P40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0dfa6a" officeooo:paragraph-rsid="080dfa6a" style:font-size-asian="10pt" style:font-style-asian="normal" style:font-weight-asian="normal" style:font-size-complex="10pt" style:font-style-complex="normal" style:font-weight-complex="normal"/>
    </style:style>
    <style:style style:name="P40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87056b" officeooo:paragraph-rsid="09035c2e" style:font-size-asian="10pt" style:font-style-asian="normal" style:font-weight-asian="normal" style:font-size-complex="10pt" style:font-style-complex="normal" style:font-weight-complex="normal"/>
    </style:style>
    <style:style style:name="P40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87056b" officeooo:paragraph-rsid="08ff6640" style:font-size-asian="10pt" style:font-style-asian="normal" style:font-weight-asian="normal" style:font-size-complex="10pt" style:font-style-complex="normal" style:font-weight-complex="normal"/>
    </style:style>
    <style:style style:name="P40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7a63f" officeooo:paragraph-rsid="080b9865" style:font-size-asian="10pt" style:font-style-asian="normal" style:font-weight-asian="normal" style:font-size-complex="10pt" style:font-style-complex="normal" style:font-weight-complex="normal"/>
    </style:style>
    <style:style style:name="P41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f07bf" officeooo:paragraph-rsid="0f945084" style:font-size-asian="10pt" style:font-style-asian="normal" style:font-weight-asian="normal" style:font-size-complex="10pt" style:font-style-complex="normal" style:font-weight-complex="normal"/>
    </style:style>
    <style:style style:name="P41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f07bf" officeooo:paragraph-rsid="0f7db8e9" style:font-size-asian="10pt" style:font-style-asian="normal" style:font-weight-asian="normal" style:font-size-complex="10pt" style:font-style-complex="normal" style:font-weight-complex="normal"/>
    </style:style>
    <style:style style:name="P41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5f07bf" officeooo:paragraph-rsid="0f9c2a31" style:font-size-asian="10pt" style:font-style-asian="normal" style:font-weight-asian="normal" style:font-size-complex="10pt" style:font-style-complex="normal" style:font-weight-complex="normal"/>
    </style:style>
    <style:style style:name="P41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81bda91" style:font-size-asian="10pt" style:font-style-asian="normal" style:font-weight-asian="normal" style:font-size-complex="10pt" style:font-style-complex="normal" style:font-weight-complex="normal"/>
    </style:style>
    <style:style style:name="P41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755f8c8" style:font-size-asian="10pt" style:font-style-asian="normal" style:font-weight-asian="normal" style:font-size-complex="10pt" style:font-style-complex="normal" style:font-weight-complex="normal"/>
    </style:style>
    <style:style style:name="P4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1270eee" style:font-size-asian="10pt" style:font-style-asian="normal" style:font-weight-asian="normal" style:font-size-complex="10pt" style:font-style-complex="normal" style:font-weight-complex="normal"/>
    </style:style>
    <style:style style:name="P4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1852318" style:font-size-asian="10pt" style:font-style-asian="normal" style:font-weight-asian="normal" style:font-size-complex="10pt" style:font-style-complex="normal" style:font-weight-complex="normal"/>
    </style:style>
    <style:style style:name="P4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0a425ac" style:font-size-asian="10pt" style:font-style-asian="normal" style:font-weight-asian="normal" style:font-size-complex="10pt" style:font-style-complex="normal" style:font-weight-complex="normal"/>
    </style:style>
    <style:style style:name="P4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fbda41f" style:font-size-asian="10pt" style:font-style-asian="normal" style:font-weight-asian="normal" style:font-size-complex="10pt" style:font-style-complex="normal" style:font-weight-complex="normal"/>
    </style:style>
    <style:style style:name="P4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841c78f" style:font-size-asian="10pt" style:font-style-asian="normal" style:font-weight-asian="normal" style:font-size-complex="10pt" style:font-style-complex="normal" style:font-weight-complex="normal"/>
    </style:style>
    <style:style style:name="P4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0b2ce3a" style:font-size-asian="10pt" style:font-style-asian="normal" style:font-weight-asian="normal" style:font-size-complex="10pt" style:font-style-complex="normal" style:font-weight-complex="normal"/>
    </style:style>
    <style:style style:name="P4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0b8673f" style:font-size-asian="10pt" style:font-style-asian="normal" style:font-weight-asian="normal" style:font-size-complex="10pt" style:font-style-complex="normal" style:font-weight-complex="normal"/>
    </style:style>
    <style:style style:name="P4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0bb2019" style:font-size-asian="10pt" style:font-style-asian="normal" style:font-weight-asian="normal" style:font-size-complex="10pt" style:font-style-complex="normal" style:font-weight-complex="normal"/>
    </style:style>
    <style:style style:name="P4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1080e18" style:font-size-asian="10pt" style:font-style-asian="normal" style:font-weight-asian="normal" style:font-size-complex="10pt" style:font-style-complex="normal" style:font-weight-complex="normal"/>
    </style:style>
    <style:style style:name="P4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10bba09" style:font-size-asian="10pt" style:font-style-asian="normal" style:font-weight-asian="normal" style:font-size-complex="10pt" style:font-style-complex="normal" style:font-weight-complex="normal"/>
    </style:style>
    <style:style style:name="P4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3112faa" style:font-size-asian="10pt" style:font-style-asian="normal" style:font-weight-asian="normal" style:font-size-complex="10pt" style:font-style-complex="normal" style:font-weight-complex="normal"/>
    </style:style>
    <style:style style:name="P4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9c61ca6" style:font-size-asian="10pt" style:font-style-asian="normal" style:font-weight-asian="normal" style:font-size-complex="10pt" style:font-style-complex="normal" style:font-weight-complex="normal"/>
    </style:style>
    <style:style style:name="P4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a9bdbd5" style:font-size-asian="10pt" style:font-style-asian="normal" style:font-weight-asian="normal" style:font-size-complex="10pt" style:font-style-complex="normal" style:font-weight-complex="normal"/>
    </style:style>
    <style:style style:name="P42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1a9f48b7" style:font-size-asian="10pt" style:font-style-asian="normal" style:font-weight-asian="normal" style:font-size-complex="10pt" style:font-style-complex="normal" style:font-weight-complex="normal"/>
    </style:style>
    <style:style style:name="P4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1fe061" officeooo:paragraph-rsid="081fe061" style:font-size-asian="10pt" style:font-style-asian="normal" style:font-weight-asian="normal" style:font-size-complex="10pt" style:font-style-complex="normal" style:font-weight-complex="normal"/>
    </style:style>
    <style:style style:name="P4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1bda91" officeooo:paragraph-rsid="081bda91" style:font-size-asian="10pt" style:font-style-asian="normal" style:font-weight-asian="normal" style:font-size-complex="10pt" style:font-style-complex="normal" style:font-weight-complex="normal"/>
    </style:style>
    <style:style style:name="P4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267aeb" officeooo:paragraph-rsid="11270eee" style:font-size-asian="10pt" style:font-style-asian="normal" style:font-weight-asian="normal" style:font-size-complex="10pt" style:font-style-complex="normal" style:font-weight-complex="normal"/>
    </style:style>
    <style:style style:name="P4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267aeb" officeooo:paragraph-rsid="11fac437" style:font-size-asian="10pt" style:font-style-asian="normal" style:font-weight-asian="normal" style:font-size-complex="10pt" style:font-style-complex="normal" style:font-weight-complex="normal"/>
    </style:style>
    <style:style style:name="P4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2a45e5" officeooo:paragraph-rsid="0f2b5256" style:font-size-asian="10pt" style:font-style-asian="normal" style:font-weight-asian="normal" style:font-size-complex="10pt" style:font-style-complex="normal" style:font-weight-complex="normal"/>
    </style:style>
    <style:style style:name="P43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50c5c0" officeooo:paragraph-rsid="0850c5c0" style:font-size-asian="10pt" style:font-style-asian="normal" style:font-weight-asian="normal" style:font-size-complex="10pt" style:font-style-complex="normal" style:font-weight-complex="normal"/>
    </style:style>
    <style:style style:name="P43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bdc250" officeooo:paragraph-rsid="10bdc250" style:font-size-asian="10pt" style:font-style-asian="normal" style:font-weight-asian="normal" style:font-size-complex="10pt" style:font-style-complex="normal" style:font-weight-complex="normal"/>
    </style:style>
    <style:style style:name="P4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4db6cb" officeooo:paragraph-rsid="094db6cb" style:font-size-asian="10pt" style:font-style-asian="normal" style:font-weight-asian="normal" style:font-size-complex="10pt" style:font-style-complex="normal" style:font-weight-complex="normal"/>
    </style:style>
    <style:style style:name="P4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f3af86" officeooo:paragraph-rsid="110d61a4" style:font-size-asian="10pt" style:font-style-asian="normal" style:font-weight-asian="normal" style:font-size-complex="10pt" style:font-style-complex="normal" style:font-weight-complex="normal"/>
    </style:style>
    <style:style style:name="P4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f3af86" officeooo:paragraph-rsid="094db6cb" style:font-size-asian="10pt" style:font-style-asian="normal" style:font-weight-asian="normal" style:font-size-complex="10pt" style:font-style-complex="normal" style:font-weight-complex="normal"/>
    </style:style>
    <style:style style:name="P4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2f3af86" officeooo:paragraph-rsid="1a98eea8" style:font-size-asian="10pt" style:font-style-asian="normal" style:font-weight-asian="normal" style:font-size-complex="10pt" style:font-style-complex="normal" style:font-weight-complex="normal"/>
    </style:style>
    <style:style style:name="P4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4ff876" officeooo:paragraph-rsid="094ff876" style:font-size-asian="10pt" style:font-style-asian="normal" style:font-weight-asian="normal" style:font-size-complex="10pt" style:font-style-complex="normal" style:font-weight-complex="normal"/>
    </style:style>
    <style:style style:name="P4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67efb4" officeooo:paragraph-rsid="1269bb8d" style:font-size-asian="10pt" style:font-style-asian="normal" style:font-weight-asian="normal" style:font-size-complex="10pt" style:font-style-complex="normal" style:font-weight-complex="normal"/>
    </style:style>
    <style:style style:name="P4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0df0c8" officeooo:paragraph-rsid="030df0c8" style:font-size-asian="10pt" style:font-style-asian="normal" style:font-weight-asian="normal" style:font-size-complex="10pt" style:font-style-complex="normal" style:font-weight-complex="normal"/>
    </style:style>
    <style:style style:name="P4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0f6853" officeooo:paragraph-rsid="030f6853" style:font-size-asian="10pt" style:font-style-asian="normal" style:font-weight-asian="normal" style:font-size-complex="10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1ce0ff4" officeooo:paragraph-rsid="030f6853" style:font-size-asian="10pt" style:font-style-asian="normal" style:font-weight-asian="normal" style:font-size-complex="10pt" style:font-style-complex="normal" style:font-weight-complex="normal"/>
    </style:style>
    <style:style style:name="P4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ce9cf2" officeooo:paragraph-rsid="03112faa" style:font-size-asian="10pt" style:font-style-asian="normal" style:font-weight-asian="normal" style:font-size-complex="10pt" style:font-style-complex="normal" style:font-weight-complex="normal"/>
    </style:style>
    <style:style style:name="P4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06ce5" officeooo:paragraph-rsid="095b923d" style:font-size-asian="10pt" style:font-style-asian="normal" style:font-weight-asian="normal" style:font-size-complex="10pt" style:font-style-complex="normal" style:font-weight-complex="normal"/>
    </style:style>
    <style:style style:name="P4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06ce5" officeooo:paragraph-rsid="031419e9" style:font-size-asian="10pt" style:font-style-asian="normal" style:font-weight-asian="normal" style:font-size-complex="10pt" style:font-style-complex="normal" style:font-weight-complex="normal"/>
    </style:style>
    <style:style style:name="P4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23e065" officeooo:paragraph-rsid="095cdd9f" style:font-size-asian="10pt" style:font-style-asian="normal" style:font-weight-asian="normal" style:font-size-complex="10pt" style:font-style-complex="normal" style:font-weight-complex="normal"/>
    </style:style>
    <style:style style:name="P4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23e065" officeooo:paragraph-rsid="09763278" style:font-size-asian="10pt" style:font-style-asian="normal" style:font-weight-asian="normal" style:font-size-complex="10pt" style:font-style-complex="normal" style:font-weight-complex="normal"/>
    </style:style>
    <style:style style:name="P450"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323e065" officeooo:paragraph-rsid="09763278" style:font-size-asian="10pt" style:font-style-asian="normal" style:font-weight-asian="normal" style:font-size-complex="10pt" style:font-style-complex="normal" style:font-weight-complex="normal"/>
    </style:style>
    <style:style style:name="P4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491a65" officeooo:paragraph-rsid="11491a65" style:font-size-asian="10pt" style:font-style-asian="normal" style:font-weight-asian="normal" style:font-size-complex="10pt" style:font-style-complex="normal" style:font-weight-complex="normal"/>
    </style:style>
    <style:style style:name="P452"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none" fo:font-weight="normal" officeooo:rsid="09763278" officeooo:paragraph-rsid="09763278" style:font-size-asian="10pt" style:font-style-asian="normal" style:font-weight-asian="normal" style:font-size-complex="10pt" style:font-style-complex="normal" style:font-weight-complex="normal"/>
    </style:style>
    <style:style style:name="P45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60f08e" officeooo:paragraph-rsid="0960f08e" style:font-size-asian="10pt" style:font-style-asian="normal" style:font-weight-asian="normal" style:font-size-complex="10pt" style:font-style-complex="normal" style:font-weight-complex="normal"/>
    </style:style>
    <style:style style:name="P4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12b79" officeooo:paragraph-rsid="114ef984" style:font-size-asian="10pt" style:font-style-asian="normal" style:font-weight-asian="normal" style:font-size-complex="10pt" style:font-style-complex="normal" style:font-weight-complex="normal"/>
    </style:style>
    <style:style style:name="P4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12b79" officeooo:paragraph-rsid="11501f10" style:font-size-asian="10pt" style:font-style-asian="normal" style:font-weight-asian="normal" style:font-size-complex="10pt" style:font-style-complex="normal" style:font-weight-complex="normal"/>
    </style:style>
    <style:style style:name="P4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4d4196" style:font-size-asian="10pt" style:font-style-asian="normal" style:font-weight-asian="normal" style:font-size-complex="10pt" style:font-style-complex="normal" style:font-weight-complex="normal"/>
    </style:style>
    <style:style style:name="P4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56ee19" style:font-size-asian="10pt" style:font-style-asian="normal" style:font-weight-asian="normal" style:font-size-complex="10pt" style:font-style-complex="normal" style:font-weight-complex="normal"/>
    </style:style>
    <style:style style:name="P45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55eca8" style:font-size-asian="10pt" style:font-style-asian="normal" style:font-weight-asian="normal" style:font-size-complex="10pt" style:font-style-complex="normal" style:font-weight-complex="normal"/>
    </style:style>
    <style:style style:name="P4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5be919" style:font-size-asian="10pt" style:font-style-asian="normal" style:font-weight-asian="normal" style:font-size-complex="10pt" style:font-style-complex="normal" style:font-weight-complex="normal"/>
    </style:style>
    <style:style style:name="P4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15d7daf" style:font-size-asian="10pt" style:font-style-asian="normal" style:font-weight-asian="normal" style:font-size-complex="10pt" style:font-style-complex="normal" style:font-weight-complex="normal"/>
    </style:style>
    <style:style style:name="P46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1aaa0a" officeooo:paragraph-rsid="123c404e" style:font-size-asian="10pt" style:font-style-asian="normal" style:font-weight-asian="normal" style:font-size-complex="10pt" style:font-style-complex="normal" style:font-weight-complex="normal"/>
    </style:style>
    <style:style style:name="P4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5fc32b" officeooo:paragraph-rsid="1162f2cc" style:font-size-asian="10pt" style:font-style-asian="normal" style:font-weight-asian="normal" style:font-size-complex="10pt" style:font-style-complex="normal" style:font-weight-complex="normal"/>
    </style:style>
    <style:style style:name="P4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67cd75" officeooo:paragraph-rsid="117e7fdb" style:font-size-asian="10pt" style:font-style-asian="normal" style:font-weight-asian="normal" style:font-size-complex="10pt" style:font-style-complex="normal" style:font-weight-complex="normal"/>
    </style:style>
    <style:style style:name="P4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8645fa" officeooo:paragraph-rsid="118645fa" style:font-size-asian="10pt" style:font-style-asian="normal" style:font-weight-asian="normal" style:font-size-complex="10pt" style:font-style-complex="normal" style:font-weight-complex="normal"/>
    </style:style>
    <style:style style:name="P4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399a45" officeooo:paragraph-rsid="12bb7504" style:font-size-asian="10pt" style:font-style-asian="normal" style:font-weight-asian="normal" style:font-size-complex="10pt" style:font-style-complex="normal" style:font-weight-complex="normal"/>
    </style:style>
    <style:style style:name="P4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57cd5c" officeooo:paragraph-rsid="12c24e1f" style:font-size-asian="10pt" style:font-style-asian="normal" style:font-weight-asian="normal" style:font-size-complex="10pt" style:font-style-complex="normal" style:font-weight-complex="normal"/>
    </style:style>
    <style:style style:name="P46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57cd5c" officeooo:paragraph-rsid="11b43272" style:font-size-asian="10pt" style:font-style-asian="normal" style:font-weight-asian="normal" style:font-size-complex="10pt" style:font-style-complex="normal" style:font-weight-complex="normal"/>
    </style:style>
    <style:style style:name="P4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7fdadaa" officeooo:paragraph-rsid="17fdadaa" style:font-size-asian="10pt" style:font-style-asian="normal" style:font-weight-asian="normal" style:font-size-complex="10pt" style:font-style-complex="normal" style:font-weight-complex="normal"/>
    </style:style>
    <style:style style:name="P4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b2a2e4" officeooo:paragraph-rsid="11c4b684" style:font-size-asian="10pt" style:font-style-asian="normal" style:font-weight-asian="normal" style:font-size-complex="10pt" style:font-style-complex="normal" style:font-weight-complex="normal"/>
    </style:style>
    <style:style style:name="P4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bd42b2" officeooo:paragraph-rsid="124c60d1" style:font-size-asian="10pt" style:font-style-asian="normal" style:font-weight-asian="normal" style:font-size-complex="10pt" style:font-style-complex="normal" style:font-weight-complex="normal"/>
    </style:style>
    <style:style style:name="P4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9de4c1" officeooo:paragraph-rsid="124df994" style:font-size-asian="10pt" style:font-style-asian="normal" style:font-weight-asian="normal" style:font-size-complex="10pt" style:font-style-complex="normal" style:font-weight-complex="normal"/>
    </style:style>
    <style:style style:name="P47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ff39ac" officeooo:paragraph-rsid="125efe2b" style:font-size-asian="10pt" style:font-style-asian="normal" style:font-weight-asian="normal" style:font-size-complex="10pt" style:font-style-complex="normal" style:font-weight-complex="normal"/>
    </style:style>
    <style:style style:name="P47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ff39ac" officeooo:paragraph-rsid="11ff39ac" style:font-size-asian="10pt" style:font-style-asian="normal" style:font-weight-asian="normal" style:font-size-complex="10pt" style:font-style-complex="normal" style:font-weight-complex="normal"/>
    </style:style>
    <style:style style:name="P47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01dd56" officeooo:paragraph-rsid="120695ba" style:font-size-asian="10pt" style:font-style-asian="normal" style:font-weight-asian="normal" style:font-size-complex="10pt" style:font-style-complex="normal" style:font-weight-complex="normal"/>
    </style:style>
    <style:style style:name="P47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0695ba" officeooo:paragraph-rsid="12d359be" style:font-size-asian="10pt" style:font-style-asian="normal" style:font-weight-asian="normal" style:font-size-complex="10pt" style:font-style-complex="normal" style:font-weight-complex="normal"/>
    </style:style>
    <style:style style:name="P47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0695ba" officeooo:paragraph-rsid="120695ba" style:font-size-asian="10pt" style:font-style-asian="normal" style:font-weight-asian="normal" style:font-size-complex="10pt" style:font-style-complex="normal" style:font-weight-complex="normal"/>
    </style:style>
    <style:style style:name="P47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6168af" officeooo:paragraph-rsid="126168af" style:font-size-asian="10pt" style:font-style-asian="normal" style:font-weight-asian="normal" style:font-size-complex="10pt" style:font-style-complex="normal" style:font-weight-complex="normal"/>
    </style:style>
    <style:style style:name="P47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0b6a3" officeooo:paragraph-rsid="128143c3" style:font-size-asian="10pt" style:font-style-asian="normal" style:font-weight-asian="normal" style:font-size-complex="10pt" style:font-style-complex="normal" style:font-weight-complex="normal"/>
    </style:style>
    <style:style style:name="P47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0b6a3" officeooo:paragraph-rsid="12e3c2c0" style:font-size-asian="10pt" style:font-style-asian="normal" style:font-weight-asian="normal" style:font-size-complex="10pt" style:font-style-complex="normal" style:font-weight-complex="normal"/>
    </style:style>
    <style:style style:name="P48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143c3" officeooo:paragraph-rsid="12e3c2c0" style:font-size-asian="10pt" style:font-style-asian="normal" style:font-weight-asian="normal" style:font-size-complex="10pt" style:font-style-complex="normal" style:font-weight-complex="normal"/>
    </style:style>
    <style:style style:name="P48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a04b1" officeooo:paragraph-rsid="180f10e7" style:font-size-asian="10pt" style:font-style-asian="normal" style:font-weight-asian="normal" style:font-size-complex="10pt" style:font-style-complex="normal" style:font-weight-complex="normal"/>
    </style:style>
    <style:style style:name="P48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8a04b1" officeooo:paragraph-rsid="128a04b1" style:font-size-asian="10pt" style:font-style-asian="normal" style:font-weight-asian="normal" style:font-size-complex="10pt" style:font-style-complex="normal" style:font-weight-complex="normal"/>
    </style:style>
    <style:style style:name="P48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291eaa6" style:font-size-asian="10pt" style:font-style-asian="normal" style:font-weight-asian="normal" style:font-size-complex="10pt" style:font-style-complex="normal" style:font-weight-complex="normal"/>
    </style:style>
    <style:style style:name="P48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0e239ea6" style:font-size-asian="10pt" style:font-style-asian="normal" style:font-weight-asian="normal" style:font-size-complex="10pt" style:font-style-complex="normal" style:font-weight-complex="normal"/>
    </style:style>
    <style:style style:name="P48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8608a91" style:font-size-asian="10pt" style:font-style-asian="normal" style:font-weight-asian="normal" style:font-size-complex="10pt" style:font-style-complex="normal" style:font-weight-complex="normal"/>
    </style:style>
    <style:style style:name="P48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316748f" style:font-size-asian="10pt" style:font-style-asian="normal" style:font-weight-asian="normal" style:font-size-complex="10pt" style:font-style-complex="normal" style:font-weight-complex="normal"/>
    </style:style>
    <style:style style:name="P48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880a8e7" style:font-size-asian="10pt" style:font-style-asian="normal" style:font-weight-asian="normal" style:font-size-complex="10pt" style:font-style-complex="normal" style:font-weight-complex="normal"/>
    </style:style>
    <style:style style:name="P48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32ac574" style:font-size-asian="10pt" style:font-style-asian="normal" style:font-weight-asian="normal" style:font-size-complex="10pt" style:font-style-complex="normal" style:font-weight-complex="normal"/>
    </style:style>
    <style:style style:name="P48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1eaa6" officeooo:paragraph-rsid="134c4d63" style:font-size-asian="10pt" style:font-style-asian="normal" style:font-weight-asian="normal" style:font-size-complex="10pt" style:font-style-complex="normal" style:font-weight-complex="normal"/>
    </style:style>
    <style:style style:name="P49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83bc124" officeooo:paragraph-rsid="183cc09f" style:font-size-asian="10pt" style:font-style-asian="normal" style:font-weight-asian="normal" style:font-size-complex="10pt" style:font-style-complex="normal" style:font-weight-complex="normal"/>
    </style:style>
    <style:style style:name="P49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3f5061" officeooo:paragraph-rsid="033f5061" style:font-size-asian="10pt" style:font-style-asian="normal" style:font-weight-asian="normal" style:font-size-complex="10pt" style:font-style-complex="normal" style:font-weight-complex="normal"/>
    </style:style>
    <style:style style:name="P49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d6961a" officeooo:paragraph-rsid="033f5061" style:font-size-asian="10pt" style:font-style-asian="normal" style:font-weight-asian="normal" style:font-size-complex="10pt" style:font-style-complex="normal" style:font-weight-complex="normal"/>
    </style:style>
    <style:style style:name="P49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e25bc2" officeooo:paragraph-rsid="12f03075" style:font-size-asian="10pt" style:font-style-asian="normal" style:font-weight-asian="normal" style:font-size-complex="10pt" style:font-style-complex="normal" style:font-weight-complex="normal"/>
    </style:style>
    <style:style style:name="P49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e25bc2" officeooo:paragraph-rsid="08a34337" style:font-size-asian="10pt" style:font-style-asian="normal" style:font-weight-asian="normal" style:font-size-complex="10pt" style:font-style-complex="normal" style:font-weight-complex="normal"/>
    </style:style>
    <style:style style:name="P49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e25bc2" officeooo:paragraph-rsid="035534ae" style:font-size-asian="10pt" style:font-style-asian="normal" style:font-weight-asian="normal" style:font-size-complex="10pt" style:font-style-complex="normal" style:font-weight-complex="normal"/>
    </style:style>
    <style:style style:name="P49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e13913" officeooo:paragraph-rsid="11e13913" style:font-size-asian="10pt" style:font-style-asian="normal" style:font-weight-asian="normal" style:font-size-complex="10pt" style:font-style-complex="normal" style:font-weight-complex="normal"/>
    </style:style>
    <style:style style:name="P49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e2603ee" officeooo:paragraph-rsid="0e2603ee" style:font-size-asian="10pt" style:font-style-asian="normal" style:font-weight-asian="normal" style:font-size-complex="10pt" style:font-style-complex="normal" style:font-weight-complex="normal"/>
    </style:style>
    <style:style style:name="P49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05333f" officeooo:paragraph-rsid="1305333f" style:font-size-asian="10pt" style:font-style-asian="normal" style:font-weight-asian="normal" style:font-size-complex="10pt" style:font-style-complex="normal" style:font-weight-complex="normal"/>
    </style:style>
    <style:style style:name="P49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6748f" officeooo:paragraph-rsid="1316748f" style:font-size-asian="10pt" style:font-style-asian="normal" style:font-weight-asian="normal" style:font-size-complex="10pt" style:font-style-complex="normal" style:font-weight-complex="normal"/>
    </style:style>
    <style:style style:name="P50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6748f" officeooo:paragraph-rsid="18a81a90" style:font-size-asian="10pt" style:font-style-asian="normal" style:font-weight-asian="normal" style:font-size-complex="10pt" style:font-style-complex="normal" style:font-weight-complex="normal"/>
    </style:style>
    <style:style style:name="P50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9b24e" officeooo:paragraph-rsid="13231551" style:font-size-asian="10pt" style:font-style-asian="normal" style:font-weight-asian="normal" style:font-size-complex="10pt" style:font-style-complex="normal" style:font-weight-complex="normal"/>
    </style:style>
    <style:style style:name="P50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9b24e" officeooo:paragraph-rsid="1319b24e" style:font-size-asian="10pt" style:font-style-asian="normal" style:font-weight-asian="normal" style:font-size-complex="10pt" style:font-style-complex="normal" style:font-weight-complex="normal"/>
    </style:style>
    <style:style style:name="P50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2e5e06" officeooo:paragraph-rsid="13341df3" style:font-size-asian="10pt" style:font-style-asian="normal" style:font-weight-asian="normal" style:font-size-complex="10pt" style:font-style-complex="normal" style:font-weight-complex="normal"/>
    </style:style>
    <style:style style:name="P50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f3078e" officeooo:paragraph-rsid="13b1ca6e" style:font-size-asian="10pt" style:font-style-asian="normal" style:font-weight-asian="normal" style:font-size-complex="10pt" style:font-style-complex="normal" style:font-weight-complex="normal"/>
    </style:style>
    <style:style style:name="P50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2a3d4c" officeooo:paragraph-rsid="18846caf" style:font-size-asian="10pt" style:font-style-asian="normal" style:font-weight-asian="normal" style:font-size-complex="10pt" style:font-style-complex="normal" style:font-weight-complex="normal"/>
    </style:style>
    <style:style style:name="P50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89d7a94" officeooo:paragraph-rsid="189d7a94" style:font-size-asian="10pt" style:font-style-asian="normal" style:font-weight-asian="normal" style:font-size-complex="10pt" style:font-style-complex="normal" style:font-weight-complex="normal"/>
    </style:style>
    <style:style style:name="P50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8a3a437" officeooo:paragraph-rsid="18a3a437" style:font-size-asian="10pt" style:font-style-asian="normal" style:font-weight-asian="normal" style:font-size-complex="10pt" style:font-style-complex="normal" style:font-weight-complex="normal"/>
    </style:style>
    <style:style style:name="P50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b301e" officeooo:paragraph-rsid="131e07ca" style:font-size-asian="10pt" style:font-style-asian="normal" style:font-weight-asian="normal" style:font-size-complex="10pt" style:font-style-complex="normal" style:font-weight-complex="normal"/>
    </style:style>
    <style:style style:name="P50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b301e" officeooo:paragraph-rsid="18b5dc32" style:font-size-asian="10pt" style:font-style-asian="normal" style:font-weight-asian="normal" style:font-size-complex="10pt" style:font-style-complex="normal" style:font-weight-complex="normal"/>
    </style:style>
    <style:style style:name="P51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1b301e" officeooo:paragraph-rsid="18ba55f2" style:font-size-asian="10pt" style:font-style-asian="normal" style:font-weight-asian="normal" style:font-size-complex="10pt" style:font-style-complex="normal" style:font-weight-complex="normal"/>
    </style:style>
    <style:style style:name="P51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e21f5f4" officeooo:paragraph-rsid="190fc86e" style:font-size-asian="10pt" style:font-style-asian="normal" style:font-weight-asian="normal" style:font-size-complex="10pt" style:font-style-complex="normal" style:font-weight-complex="normal"/>
    </style:style>
    <style:style style:name="P51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5dabd1" officeooo:paragraph-rsid="089a07cf" style:font-size-asian="10pt" style:font-style-asian="normal" style:font-weight-asian="normal" style:font-size-complex="10pt" style:font-style-complex="normal" style:font-weight-complex="normal"/>
    </style:style>
    <style:style style:name="P51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5edabd" officeooo:paragraph-rsid="089e0d65" style:font-size-asian="10pt" style:font-style-asian="normal" style:font-weight-asian="normal" style:font-size-complex="10pt" style:font-style-complex="normal" style:font-weight-complex="normal"/>
    </style:style>
    <style:style style:name="P51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12eaec" officeooo:paragraph-rsid="089e0d65" style:font-size-asian="10pt" style:font-style-asian="normal" style:font-weight-asian="normal" style:font-size-complex="10pt" style:font-style-complex="normal" style:font-weight-complex="normal"/>
    </style:style>
    <style:style style:name="P5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dbc0a67" officeooo:paragraph-rsid="0dbc0a67" style:font-size-asian="10pt" style:font-style-asian="normal" style:font-weight-asian="normal" style:font-size-complex="10pt" style:font-style-complex="normal" style:font-weight-complex="normal"/>
    </style:style>
    <style:style style:name="P5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dbf5961" officeooo:paragraph-rsid="0dbf5961" style:font-size-asian="10pt" style:font-style-asian="normal" style:font-weight-asian="normal" style:font-size-complex="10pt" style:font-style-complex="normal" style:font-weight-complex="normal"/>
    </style:style>
    <style:style style:name="P5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af5890" officeooo:paragraph-rsid="13c73526" style:font-size-asian="10pt" style:font-style-asian="normal" style:font-weight-asian="normal" style:font-size-complex="10pt" style:font-style-complex="normal" style:font-weight-complex="normal"/>
    </style:style>
    <style:style style:name="P5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3c8f242" officeooo:paragraph-rsid="13c8f242" style:font-size-asian="10pt" style:font-style-asian="normal" style:font-weight-asian="normal" style:font-size-complex="10pt" style:font-style-complex="normal" style:font-weight-complex="normal"/>
    </style:style>
    <style:style style:name="P5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10386e47" style:font-size-asian="10pt" style:font-style-asian="normal" style:font-weight-asian="normal" style:font-size-complex="10pt" style:font-style-complex="normal" style:font-weight-complex="normal"/>
    </style:style>
    <style:style style:name="P5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03675e0c" style:font-size-asian="10pt" style:font-style-asian="normal" style:font-weight-asian="normal" style:font-size-complex="10pt" style:font-style-complex="normal" style:font-weight-complex="normal"/>
    </style:style>
    <style:style style:name="P5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0ba5a04b" style:font-size-asian="10pt" style:font-style-asian="normal" style:font-weight-asian="normal" style:font-size-complex="10pt" style:font-style-complex="normal" style:font-weight-complex="normal"/>
    </style:style>
    <style:style style:name="P5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0ff093c9" style:font-size-asian="10pt" style:font-style-asian="normal" style:font-weight-asian="normal" style:font-size-complex="10pt" style:font-style-complex="normal" style:font-weight-complex="normal"/>
    </style:style>
    <style:style style:name="P5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d669b8" officeooo:paragraph-rsid="0dd04cf3" style:font-size-asian="10pt" style:font-style-asian="normal" style:font-weight-asian="normal" style:font-size-complex="10pt" style:font-style-complex="normal" style:font-weight-complex="normal"/>
    </style:style>
    <style:style style:name="P5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fdfbfa" officeooo:paragraph-rsid="100b0e25" style:font-size-asian="10pt" style:font-style-asian="normal" style:font-weight-asian="normal" style:font-size-complex="10pt" style:font-style-complex="normal" style:font-weight-complex="normal"/>
    </style:style>
    <style:style style:name="P5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bf85a6" officeooo:paragraph-rsid="08bf85a6" style:font-size-asian="10pt" style:font-style-asian="normal" style:font-weight-asian="normal" style:font-size-complex="10pt" style:font-style-complex="normal" style:font-weight-complex="normal"/>
    </style:style>
    <style:style style:name="P5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bf85a6" officeooo:paragraph-rsid="0907c7bd" style:font-size-asian="10pt" style:font-style-asian="normal" style:font-weight-asian="normal" style:font-size-complex="10pt" style:font-style-complex="normal" style:font-weight-complex="normal"/>
    </style:style>
    <style:style style:name="P5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c043c4" officeooo:paragraph-rsid="08c043c4" style:font-size-asian="10pt" style:font-style-asian="normal" style:font-weight-asian="normal" style:font-size-complex="10pt" style:font-style-complex="normal" style:font-weight-complex="normal"/>
    </style:style>
    <style:style style:name="P52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ff6640" officeooo:paragraph-rsid="08ff6640" style:font-size-asian="10pt" style:font-style-asian="normal" style:font-weight-asian="normal" style:font-size-complex="10pt" style:font-style-complex="normal" style:font-weight-complex="normal"/>
    </style:style>
    <style:style style:name="P5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420fbf4" officeooo:paragraph-rsid="14261e4d" style:font-size-asian="10pt" style:font-style-asian="normal" style:font-weight-asian="normal" style:font-size-complex="10pt" style:font-style-complex="normal" style:font-weight-complex="normal"/>
    </style:style>
    <style:style style:name="P5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420fbf4" officeooo:paragraph-rsid="1420fbf4" style:font-size-asian="10pt" style:font-style-asian="normal" style:font-weight-asian="normal" style:font-size-complex="10pt" style:font-style-complex="normal" style:font-weight-complex="normal"/>
    </style:style>
    <style:style style:name="P5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86da18" officeooo:paragraph-rsid="0e566a1e" style:font-size-asian="10pt" style:font-style-asian="normal" style:font-weight-asian="normal" style:font-size-complex="10pt" style:font-style-complex="normal" style:font-weight-complex="normal"/>
    </style:style>
    <style:style style:name="P5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8972c9" officeooo:paragraph-rsid="0e566a1e" style:font-size-asian="10pt" style:font-style-asian="normal" style:font-weight-asian="normal" style:font-size-complex="10pt" style:font-style-complex="normal" style:font-weight-complex="normal"/>
    </style:style>
    <style:style style:name="P5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e20217f" officeooo:paragraph-rsid="192e637b" style:font-size-asian="10pt" style:font-style-asian="normal" style:font-weight-asian="normal" style:font-size-complex="10pt" style:font-style-complex="normal" style:font-weight-complex="normal"/>
    </style:style>
    <style:style style:name="P53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47ec43" officeooo:paragraph-rsid="0f2827a8" style:font-size-asian="10pt" style:font-style-asian="normal" style:font-weight-asian="normal" style:font-size-complex="10pt" style:font-style-complex="normal" style:font-weight-complex="normal"/>
    </style:style>
    <style:style style:name="P53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a2af93" style:font-size-asian="10pt" style:font-style-asian="normal" style:font-weight-asian="normal" style:font-size-complex="10pt" style:font-style-complex="normal" style:font-weight-complex="normal"/>
    </style:style>
    <style:style style:name="P5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a6d9e3" style:font-size-asian="10pt" style:font-style-asian="normal" style:font-weight-asian="normal" style:font-size-complex="10pt" style:font-style-complex="normal" style:font-weight-complex="normal"/>
    </style:style>
    <style:style style:name="P5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d46174" style:font-size-asian="10pt" style:font-style-asian="normal" style:font-weight-asian="normal" style:font-size-complex="10pt" style:font-style-complex="normal" style:font-weight-complex="normal"/>
    </style:style>
    <style:style style:name="P5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e28359" style:font-size-asian="10pt" style:font-style-asian="normal" style:font-weight-asian="normal" style:font-size-complex="10pt" style:font-style-complex="normal" style:font-weight-complex="normal"/>
    </style:style>
    <style:style style:name="P5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e60890" style:font-size-asian="10pt" style:font-style-asian="normal" style:font-weight-asian="normal" style:font-size-complex="10pt" style:font-style-complex="normal" style:font-weight-complex="normal"/>
    </style:style>
    <style:style style:name="P5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eb16bd" style:font-size-asian="10pt" style:font-style-asian="normal" style:font-weight-asian="normal" style:font-size-complex="10pt" style:font-style-complex="normal" style:font-weight-complex="normal"/>
    </style:style>
    <style:style style:name="P5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7681d" officeooo:paragraph-rsid="19f0e30d" style:font-size-asian="10pt" style:font-style-asian="normal" style:font-weight-asian="normal" style:font-size-complex="10pt" style:font-style-complex="normal" style:font-weight-complex="normal"/>
    </style:style>
    <style:style style:name="P5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ab6b76" officeooo:paragraph-rsid="19b2b172" style:font-size-asian="10pt" style:font-style-asian="normal" style:font-weight-asian="normal" style:font-size-complex="10pt" style:font-style-complex="normal" style:font-weight-complex="normal"/>
    </style:style>
    <style:style style:name="P5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cc5faa" officeooo:paragraph-rsid="19cc5faa" style:font-size-asian="10pt" style:font-style-asian="normal" style:font-weight-asian="normal" style:font-size-complex="10pt" style:font-style-complex="normal" style:font-weight-complex="normal"/>
    </style:style>
    <style:style style:name="P54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cd06c9" officeooo:paragraph-rsid="19cd06c9" style:font-size-asian="10pt" style:font-style-asian="normal" style:font-weight-asian="normal" style:font-size-complex="10pt" style:font-style-complex="normal" style:font-weight-complex="normal"/>
    </style:style>
    <style:style style:name="P5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d65579" officeooo:paragraph-rsid="19d65579" style:font-size-asian="10pt" style:font-style-asian="normal" style:font-weight-asian="normal" style:font-size-complex="10pt" style:font-style-complex="normal" style:font-weight-complex="normal"/>
    </style:style>
    <style:style style:name="P5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d65579" officeooo:paragraph-rsid="19d98cbb" style:font-size-asian="10pt" style:font-style-asian="normal" style:font-weight-asian="normal" style:font-size-complex="10pt" style:font-style-complex="normal" style:font-weight-complex="normal"/>
    </style:style>
    <style:style style:name="P5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f227d6" officeooo:paragraph-rsid="19f227d6" style:font-size-asian="10pt" style:font-style-asian="normal" style:font-weight-asian="normal" style:font-size-complex="10pt" style:font-style-complex="normal" style:font-weight-complex="normal"/>
    </style:style>
    <style:style style:name="P5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fe1820" officeooo:paragraph-rsid="1a0d528c" style:font-size-asian="10pt" style:font-style-asian="normal" style:font-weight-asian="normal" style:font-size-complex="10pt" style:font-style-complex="normal" style:font-weight-complex="normal"/>
    </style:style>
    <style:style style:name="P5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a18436c" officeooo:paragraph-rsid="1a18436c" style:font-size-asian="10pt" style:font-style-asian="normal" style:font-weight-asian="normal" style:font-size-complex="10pt" style:font-style-complex="normal" style:font-weight-complex="normal"/>
    </style:style>
    <style:style style:name="P5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a2007a9" officeooo:paragraph-rsid="1a2007a9" style:font-size-asian="10pt" style:font-style-asian="normal" style:font-weight-asian="normal" style:font-size-complex="10pt" style:font-style-complex="normal" style:font-weight-complex="normal"/>
    </style:style>
    <style:style style:name="P5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79d7ede" officeooo:paragraph-rsid="19e60890" style:font-size-asian="10pt" style:font-style-asian="normal" style:font-weight-asian="normal" style:font-size-complex="10pt" style:font-style-complex="normal" style:font-weight-complex="normal"/>
    </style:style>
    <style:style style:name="P55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0d7f3" officeooo:paragraph-rsid="02223e4f" style:font-size-asian="10pt" style:font-style-asian="normal" style:font-weight-asian="normal" style:font-size-complex="10pt" style:font-style-complex="normal" style:font-weight-complex="normal"/>
    </style:style>
    <style:style style:name="P553" style:family="paragraph" style:parent-style-name="Text_20_body">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481bd9b" officeooo:paragraph-rsid="163d299a" style:font-size-asian="10pt" style:font-style-asian="normal" style:font-weight-asian="normal" style:font-size-complex="10pt" style:font-style-complex="normal" style:font-weight-complex="normal"/>
    </style:style>
    <style:style style:name="P5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paragraph-rsid="0224746b" style:font-size-asian="10pt" style:font-style-asian="normal" style:font-size-complex="10pt" style:font-style-complex="normal"/>
    </style:style>
    <style:style style:name="P5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763a2" officeooo:paragraph-rsid="0008d181" style:font-size-asian="10pt" style:font-style-asian="italic" style:font-weight-asian="normal" style:font-size-complex="10pt" style:font-style-complex="italic" style:font-weight-complex="normal"/>
    </style:style>
    <style:style style:name="P5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763a2" officeooo:paragraph-rsid="000763a2" style:font-size-asian="10pt" style:font-style-asian="italic" style:font-weight-asian="normal" style:font-size-complex="10pt" style:font-style-complex="italic" style:font-weight-complex="normal"/>
    </style:style>
    <style:style style:name="P5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08d181" style:font-size-asian="10pt" style:font-style-asian="italic" style:font-weight-asian="normal" style:font-size-complex="10pt" style:font-style-complex="italic" style:font-weight-complex="normal"/>
    </style:style>
    <style:style style:name="P55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09c7e7" style:font-size-asian="10pt" style:font-style-asian="italic" style:font-weight-asian="normal" style:font-size-complex="10pt" style:font-style-complex="italic" style:font-weight-complex="normal"/>
    </style:style>
    <style:style style:name="P5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0ae8d3" style:font-size-asian="10pt" style:font-style-asian="italic" style:font-weight-asian="normal" style:font-size-complex="10pt" style:font-style-complex="italic" style:font-weight-complex="normal"/>
    </style:style>
    <style:style style:name="P5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104547" style:font-size-asian="10pt" style:font-style-asian="italic" style:font-weight-asian="normal" style:font-size-complex="10pt" style:font-style-complex="italic" style:font-weight-complex="normal"/>
    </style:style>
    <style:style style:name="P561"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75fd08" style:font-size-asian="10pt" style:font-style-asian="italic" style:font-weight-asian="normal" style:font-size-complex="10pt" style:font-style-complex="italic" style:font-weight-complex="normal"/>
    </style:style>
    <style:style style:name="P5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3d6790" officeooo:paragraph-rsid="003d6790" style:font-size-asian="10pt" style:font-style-asian="italic" style:font-weight-asian="normal" style:font-size-complex="10pt" style:font-style-complex="italic" style:font-weight-complex="normal"/>
    </style:style>
    <style:style style:name="P5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4a0e435" fo:background-color="transparent" style:font-size-asian="10pt" style:font-style-asian="normal" style:font-weight-asian="normal" style:font-size-complex="10pt" style:font-style-complex="normal" style:font-weight-complex="normal"/>
    </style:style>
    <style:style style:name="P5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4aca6a" fo:background-color="transparent" style:font-size-asian="10pt" style:font-style-asian="normal" style:font-weight-asian="normal" style:font-size-complex="10pt" style:font-style-complex="normal" style:font-weight-complex="normal"/>
    </style:style>
    <style:style style:name="P5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0ae8d3" fo:background-color="transparent" style:font-size-asian="10pt" style:font-style-asian="normal" style:font-weight-asian="normal" style:font-size-complex="10pt" style:font-style-complex="normal" style:font-weight-complex="normal"/>
    </style:style>
    <style:style style:name="P56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11f3c7" fo:background-color="transparent" style:font-size-asian="10pt" style:font-style-asian="normal" style:font-weight-asian="normal" style:font-size-complex="10pt" style:font-style-complex="normal" style:font-weight-complex="normal"/>
    </style:style>
    <style:style style:name="P56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3b1635" fo:background-color="transparent" style:font-size-asian="10pt" style:font-style-asian="normal" style:font-weight-asian="normal" style:font-size-complex="10pt" style:font-style-complex="normal" style:font-weight-complex="normal"/>
    </style:style>
    <style:style style:name="P5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ed6dae" fo:background-color="transparent" style:font-size-asian="10pt" style:font-style-asian="normal" style:font-weight-asian="normal" style:font-size-complex="10pt" style:font-style-complex="normal" style:font-weight-complex="normal"/>
    </style:style>
    <style:style style:name="P56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4d717b2" fo:background-color="transparent" style:font-size-asian="10pt" style:font-style-asian="normal" style:font-weight-asian="normal" style:font-size-complex="10pt" style:font-style-complex="normal" style:font-weight-complex="normal"/>
    </style:style>
    <style:style style:name="P5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b8259b" fo:background-color="transparent" style:font-size-asian="10pt" style:font-style-asian="normal" style:font-weight-asian="normal" style:font-size-complex="10pt" style:font-style-complex="normal" style:font-weight-complex="normal"/>
    </style:style>
    <style:style style:name="P5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cb88f4" fo:background-color="transparent" style:font-size-asian="10pt" style:font-style-asian="normal" style:font-weight-asian="normal" style:font-size-complex="10pt" style:font-style-complex="normal" style:font-weight-complex="normal"/>
    </style:style>
    <style:style style:name="P57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5154c8f" fo:background-color="transparent" style:font-size-asian="10pt" style:font-style-asian="normal" style:font-weight-asian="normal" style:font-size-complex="10pt" style:font-style-complex="normal" style:font-weight-complex="normal"/>
    </style:style>
    <style:style style:name="P57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cea73d" fo:background-color="transparent" style:font-size-asian="10pt" style:font-style-asian="normal" style:font-weight-asian="normal" style:font-size-complex="10pt" style:font-style-complex="normal" style:font-weight-complex="normal"/>
    </style:style>
    <style:style style:name="P57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d1f220" fo:background-color="transparent" style:font-size-asian="10pt" style:font-style-asian="normal" style:font-weight-asian="normal" style:font-size-complex="10pt" style:font-style-complex="normal" style:font-weight-complex="normal"/>
    </style:style>
    <style:style style:name="P57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d5a201" fo:background-color="transparent" style:font-size-asian="10pt" style:font-style-asian="normal" style:font-weight-asian="normal" style:font-size-complex="10pt" style:font-style-complex="normal" style:font-weight-complex="normal"/>
    </style:style>
    <style:style style:name="P57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11372f3" fo:background-color="transparent" style:font-size-asian="10pt" style:font-style-asian="normal" style:font-weight-asian="normal" style:font-size-complex="10pt" style:font-style-complex="normal" style:font-weight-complex="normal"/>
    </style:style>
    <style:style style:name="P57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af7202" fo:background-color="transparent" style:font-size-asian="10pt" style:font-style-asian="normal" style:font-weight-asian="normal" style:font-size-complex="10pt" style:font-style-complex="normal" style:font-weight-complex="normal"/>
    </style:style>
    <style:style style:name="P57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d12894" fo:background-color="transparent" style:font-size-asian="10pt" style:font-style-asian="normal" style:font-weight-asian="normal" style:font-size-complex="10pt" style:font-style-complex="normal" style:font-weight-complex="normal"/>
    </style:style>
    <style:style style:name="P57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69f61a0" fo:background-color="transparent" style:font-size-asian="10pt" style:font-style-asian="normal" style:font-weight-asian="normal" style:font-size-complex="10pt" style:font-style-complex="normal" style:font-weight-complex="normal"/>
    </style:style>
    <style:style style:name="P58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a1e021d" fo:background-color="transparent" style:font-size-asian="10pt" style:font-style-asian="normal" style:font-weight-asian="normal" style:font-size-complex="10pt" style:font-style-complex="normal" style:font-weight-complex="normal"/>
    </style:style>
    <style:style style:name="P58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a1f1be9" fo:background-color="transparent" style:font-size-asian="10pt" style:font-style-asian="normal" style:font-weight-asian="normal" style:font-size-complex="10pt" style:font-style-complex="normal" style:font-weight-complex="normal"/>
    </style:style>
    <style:style style:name="P58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541be2" fo:background-color="transparent" style:font-size-asian="10pt" style:font-style-asian="normal" style:font-weight-asian="normal" style:font-size-complex="10pt" style:font-style-complex="normal" style:font-weight-complex="normal"/>
    </style:style>
    <style:style style:name="P58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c82e3e" fo:background-color="transparent" style:font-size-asian="10pt" style:font-style-asian="normal" style:font-weight-asian="normal" style:font-size-complex="10pt" style:font-style-complex="normal" style:font-weight-complex="normal"/>
    </style:style>
    <style:style style:name="P58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0f984" fo:background-color="transparent" style:font-size-asian="10pt" style:font-style-asian="normal" style:font-weight-asian="normal" style:font-size-complex="10pt" style:font-style-complex="normal" style:font-weight-complex="normal"/>
    </style:style>
    <style:style style:name="P58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1c256" fo:background-color="transparent" style:font-size-asian="10pt" style:font-style-asian="normal" style:font-weight-asian="normal" style:font-size-complex="10pt" style:font-style-complex="normal" style:font-weight-complex="normal"/>
    </style:style>
    <style:style style:name="P58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b78a9" fo:background-color="transparent" style:font-size-asian="10pt" style:font-style-asian="normal" style:font-weight-asian="normal" style:font-size-complex="10pt" style:font-style-complex="normal" style:font-weight-complex="normal"/>
    </style:style>
    <style:style style:name="P58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ef716" fo:background-color="transparent" style:font-size-asian="10pt" style:font-style-asian="normal" style:font-weight-asian="normal" style:font-size-complex="10pt" style:font-style-complex="normal" style:font-weight-complex="normal"/>
    </style:style>
    <style:style style:name="P58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710877" fo:background-color="transparent" style:font-size-asian="10pt" style:font-style-asian="normal" style:font-weight-asian="normal" style:font-size-complex="10pt" style:font-style-complex="normal" style:font-weight-complex="normal"/>
    </style:style>
    <style:style style:name="P58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78b604" fo:background-color="transparent" style:font-size-asian="10pt" style:font-style-asian="normal" style:font-weight-asian="normal" style:font-size-complex="10pt" style:font-style-complex="normal" style:font-weight-complex="normal"/>
    </style:style>
    <style:style style:name="P59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671c0" fo:background-color="transparent" style:font-size-asian="10pt" style:font-style-asian="normal" style:font-weight-asian="normal" style:font-size-complex="10pt" style:font-style-complex="normal" style:font-weight-complex="normal"/>
    </style:style>
    <style:style style:name="P591" style:family="paragraph" style:parent-style-name="Standard">
      <style:paragraph-properties fo:text-align="start"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0f984" fo:background-color="transparent" style:font-size-asian="10pt" style:font-style-asian="normal" style:font-weight-asian="normal" style:font-size-complex="10pt" style:font-style-complex="normal" style:font-weight-complex="normal"/>
    </style:style>
    <style:style style:name="P59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4b7a982" officeooo:paragraph-rsid="14b7a982" fo:background-color="transparent" style:font-size-asian="10pt" style:font-style-asian="normal" style:font-weight-asian="normal" style:font-size-complex="10pt" style:font-style-complex="normal" style:font-weight-complex="normal"/>
    </style:style>
    <style:style style:name="P59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31a34d" fo:background-color="transparent" style:font-size-asian="10pt" style:font-style-asian="normal" style:font-weight-asian="normal" style:font-size-complex="10pt" style:font-style-complex="normal" style:font-weight-complex="normal"/>
    </style:style>
    <style:style style:name="P59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33e08f" fo:background-color="transparent" style:font-size-asian="10pt" style:font-style-asian="normal" style:font-weight-asian="normal" style:font-size-complex="10pt" style:font-style-complex="normal" style:font-weight-complex="normal"/>
    </style:style>
    <style:style style:name="P59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737fec9" fo:background-color="transparent" style:font-size-asian="10pt" style:font-style-asian="normal" style:font-weight-asian="normal" style:font-size-complex="10pt" style:font-style-complex="normal" style:font-weight-complex="normal"/>
    </style:style>
    <style:style style:name="P59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ab6488e" fo:background-color="transparent" style:font-size-asian="10pt" style:font-style-asian="normal" style:font-weight-asian="normal" style:font-size-complex="10pt" style:font-style-complex="normal" style:font-weight-complex="normal"/>
    </style:style>
    <style:style style:name="P59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ac086d" officeooo:paragraph-rsid="093207ef" fo:background-color="transparent" style:font-size-asian="10pt" style:font-style-asian="normal" style:font-weight-asian="normal" style:font-size-complex="10pt" style:font-style-complex="normal" style:font-weight-complex="normal"/>
    </style:style>
    <style:style style:name="P59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6221ac7" officeooo:paragraph-rsid="0746c410" fo:background-color="transparent" style:font-size-asian="10pt" style:font-style-asian="normal" style:font-weight-asian="normal" style:font-size-complex="10pt" style:font-style-complex="normal" style:font-weight-complex="normal"/>
    </style:style>
    <style:style style:name="P59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9ddbffa" officeooo:paragraph-rsid="09e4d173" fo:background-color="transparent" style:font-size-asian="10pt" style:font-style-asian="normal" style:font-weight-asian="normal" style:font-size-complex="10pt" style:font-style-complex="normal" style:font-weight-complex="normal"/>
    </style:style>
    <style:style style:name="P60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cabdc95" officeooo:paragraph-rsid="0f2b5256" fo:background-color="transparent" style:font-size-asian="10pt" style:font-style-asian="normal" style:font-weight-asian="normal" style:font-size-complex="10pt" style:font-style-complex="normal" style:font-weight-complex="normal"/>
    </style:style>
    <style:style style:name="P60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8026b23" officeooo:paragraph-rsid="0b02f3e7" fo:background-color="transparent" style:font-size-asian="10pt" style:font-style-asian="normal" style:font-weight-asian="normal" style:font-size-complex="10pt" style:font-style-complex="normal" style:font-weight-complex="normal"/>
    </style:style>
    <style:style style:name="P60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5b9aab" fo:background-color="transparent" style:font-size-asian="10pt" style:font-style-asian="normal" style:font-weight-asian="normal" style:font-size-complex="10pt" style:font-style-complex="normal" style:font-weight-complex="normal"/>
    </style:style>
    <style:style style:name="P60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774446f" fo:background-color="transparent" style:font-size-asian="10pt" style:font-style-asian="normal" style:font-weight-asian="normal" style:font-size-complex="10pt" style:font-style-complex="normal" style:font-weight-complex="normal"/>
    </style:style>
    <style:style style:name="P60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bb5f9" fo:background-color="transparent" style:font-size-asian="10pt" style:font-style-asian="normal" style:font-weight-asian="normal" style:font-size-complex="10pt" style:font-style-complex="normal" style:font-weight-complex="normal"/>
    </style:style>
    <style:style style:name="P60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d3312" fo:background-color="transparent" style:font-size-asian="10pt" style:font-style-asian="normal" style:font-weight-asian="normal" style:font-size-complex="10pt" style:font-style-complex="normal" style:font-weight-complex="normal"/>
    </style:style>
    <style:style style:name="P60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dfb2f" fo:background-color="transparent" style:font-size-asian="10pt" style:font-style-asian="normal" style:font-weight-asian="normal" style:font-size-complex="10pt" style:font-style-complex="normal" style:font-weight-complex="normal"/>
    </style:style>
    <style:style style:name="P60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f99be" fo:background-color="transparent" style:font-size-asian="10pt" style:font-style-asian="normal" style:font-weight-asian="normal" style:font-size-complex="10pt" style:font-style-complex="normal" style:font-weight-complex="normal"/>
    </style:style>
    <style:style style:name="P60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064a4" fo:background-color="transparent" style:font-size-asian="10pt" style:font-style-asian="normal" style:font-weight-asian="normal" style:font-size-complex="10pt" style:font-style-complex="normal" style:font-weight-complex="normal"/>
    </style:style>
    <style:style style:name="P60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1c457" fo:background-color="transparent" style:font-size-asian="10pt" style:font-style-asian="normal" style:font-weight-asian="normal" style:font-size-complex="10pt" style:font-style-complex="normal" style:font-weight-complex="normal"/>
    </style:style>
    <style:style style:name="P61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49dde" fo:background-color="transparent" style:font-size-asian="10pt" style:font-style-asian="normal" style:font-weight-asian="normal" style:font-size-complex="10pt" style:font-style-complex="normal" style:font-weight-complex="normal"/>
    </style:style>
    <style:style style:name="P61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7e52e" fo:background-color="transparent" style:font-size-asian="10pt" style:font-style-asian="normal" style:font-weight-asian="normal" style:font-size-complex="10pt" style:font-style-complex="normal" style:font-weight-complex="normal"/>
    </style:style>
    <style:style style:name="P61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38ae32" fo:background-color="transparent" style:font-size-asian="10pt" style:font-style-asian="normal" style:font-weight-asian="normal" style:font-size-complex="10pt" style:font-style-complex="normal" style:font-weight-complex="normal"/>
    </style:style>
    <style:style style:name="P61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938bedb" fo:background-color="transparent" style:font-size-asian="10pt" style:font-style-asian="normal" style:font-weight-asian="normal" style:font-size-complex="10pt" style:font-style-complex="normal" style:font-weight-complex="normal"/>
    </style:style>
    <style:style style:name="P61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e56e30" officeooo:paragraph-rsid="182ad4e5" fo:background-color="transparent" style:font-size-asian="10pt" style:font-style-asian="normal" style:font-weight-asian="normal" style:font-size-complex="10pt" style:font-style-complex="normal" style:font-weight-complex="normal"/>
    </style:style>
    <style:style style:name="P61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c2cc77" officeooo:paragraph-rsid="10cddb0f" fo:background-color="transparent" style:font-size-asian="10pt" style:font-style-asian="normal" style:font-weight-asian="normal" style:font-size-complex="10pt" style:font-style-complex="normal" style:font-weight-complex="normal"/>
    </style:style>
    <style:style style:name="P61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c2cc77" officeooo:paragraph-rsid="10c2cc77" fo:background-color="transparent" style:font-size-asian="10pt" style:font-style-asian="normal" style:font-weight-asian="normal" style:font-size-complex="10pt" style:font-style-complex="normal" style:font-weight-complex="normal"/>
    </style:style>
    <style:style style:name="P61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d0f868" officeooo:paragraph-rsid="10d0f868" fo:background-color="transparent" style:font-size-asian="10pt" style:font-style-asian="normal" style:font-weight-asian="normal" style:font-size-complex="10pt" style:font-style-complex="normal" style:font-weight-complex="normal"/>
    </style:style>
    <style:style style:name="P61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d52bfc" officeooo:paragraph-rsid="10ff6bd9" fo:background-color="transparent" style:font-size-asian="10pt" style:font-style-asian="normal" style:font-weight-asian="normal" style:font-size-complex="10pt" style:font-style-complex="normal" style:font-weight-complex="normal"/>
    </style:style>
    <style:style style:name="P61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d52bfc" officeooo:paragraph-rsid="10d52bfc" fo:background-color="transparent" style:font-size-asian="10pt" style:font-style-asian="normal" style:font-weight-asian="normal" style:font-size-complex="10pt" style:font-style-complex="normal" style:font-weight-complex="normal"/>
    </style:style>
    <style:style style:name="P62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43edf" officeooo:paragraph-rsid="10d0f868" fo:background-color="transparent" style:font-size-asian="10pt" style:font-style-asian="normal" style:font-weight-asian="normal" style:font-size-complex="10pt" style:font-style-complex="normal" style:font-weight-complex="normal"/>
    </style:style>
    <style:style style:name="P62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43edf" officeooo:paragraph-rsid="1057866e" fo:background-color="transparent" style:font-size-asian="10pt" style:font-style-asian="normal" style:font-weight-asian="normal" style:font-size-complex="10pt" style:font-style-complex="normal" style:font-weight-complex="normal"/>
    </style:style>
    <style:style style:name="P62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5c542" officeooo:paragraph-rsid="10efef8b" fo:background-color="transparent" style:font-size-asian="10pt" style:font-style-asian="normal" style:font-weight-asian="normal" style:font-size-complex="10pt" style:font-style-complex="normal" style:font-weight-complex="normal"/>
    </style:style>
    <style:style style:name="P62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5c542" officeooo:paragraph-rsid="1057866e" fo:background-color="transparent" style:font-size-asian="10pt" style:font-style-asian="normal" style:font-weight-asian="normal" style:font-size-complex="10pt" style:font-style-complex="normal" style:font-weight-complex="normal"/>
    </style:style>
    <style:style style:name="P62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5c542" officeooo:paragraph-rsid="1a7d46ad" fo:background-color="transparent" style:font-size-asian="10pt" style:font-style-asian="normal" style:font-weight-asian="normal" style:font-size-complex="10pt" style:font-style-complex="normal" style:font-weight-complex="normal"/>
    </style:style>
    <style:style style:name="P62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a74b8" officeooo:paragraph-rsid="10f3263e" fo:background-color="transparent" style:font-size-asian="10pt" style:font-style-asian="normal" style:font-weight-asian="normal" style:font-size-complex="10pt" style:font-style-complex="normal" style:font-weight-complex="normal"/>
    </style:style>
    <style:style style:name="P62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a74b8" officeooo:paragraph-rsid="1057866e" fo:background-color="transparent" style:font-size-asian="10pt" style:font-style-asian="normal" style:font-weight-asian="normal" style:font-size-complex="10pt" style:font-style-complex="normal" style:font-weight-complex="normal"/>
    </style:style>
    <style:style style:name="P62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a74b8" officeooo:paragraph-rsid="19bb12f1" fo:background-color="transparent" style:font-size-asian="10pt" style:font-style-asian="normal" style:font-weight-asian="normal" style:font-size-complex="10pt" style:font-style-complex="normal" style:font-weight-complex="normal"/>
    </style:style>
    <style:style style:name="P62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e12ec" officeooo:paragraph-rsid="1057866e" fo:background-color="transparent" style:font-size-asian="10pt" style:font-style-asian="normal" style:font-weight-asian="normal" style:font-size-complex="10pt" style:font-style-complex="normal" style:font-weight-complex="normal"/>
    </style:style>
    <style:style style:name="P62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514f84" officeooo:paragraph-rsid="10f89c5b" fo:background-color="transparent" style:font-size-asian="10pt" style:font-style-asian="normal" style:font-weight-asian="normal" style:font-size-complex="10pt" style:font-style-complex="normal" style:font-weight-complex="normal"/>
    </style:style>
    <style:style style:name="P63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f89c5b" officeooo:paragraph-rsid="10f89c5b" fo:background-color="transparent" style:font-size-asian="10pt" style:font-style-asian="normal" style:font-weight-asian="normal" style:font-size-complex="10pt" style:font-style-complex="normal" style:font-weight-complex="normal"/>
    </style:style>
    <style:style style:name="P63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fb7830" officeooo:paragraph-rsid="10fb7830" fo:background-color="transparent" style:font-size-asian="10pt" style:font-style-asian="normal" style:font-weight-asian="normal" style:font-size-complex="10pt" style:font-style-complex="normal" style:font-weight-complex="normal"/>
    </style:style>
    <style:style style:name="P63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fb7830" officeooo:paragraph-rsid="17c9a65c" fo:background-color="transparent" style:font-size-asian="10pt" style:font-style-asian="normal" style:font-weight-asian="normal" style:font-size-complex="10pt" style:font-style-complex="normal" style:font-weight-complex="normal"/>
    </style:style>
    <style:style style:name="P63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fb7830" officeooo:paragraph-rsid="1a867b32" fo:background-color="transparent" style:font-size-asian="10pt" style:font-style-asian="normal" style:font-weight-asian="normal" style:font-size-complex="10pt" style:font-style-complex="normal" style:font-weight-complex="normal"/>
    </style:style>
    <style:style style:name="P63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015ec7" officeooo:paragraph-rsid="11015ec7" fo:background-color="transparent" style:font-size-asian="10pt" style:font-style-asian="normal" style:font-weight-asian="normal" style:font-size-complex="10pt" style:font-style-complex="normal" style:font-weight-complex="normal"/>
    </style:style>
    <style:style style:name="P63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40e0dc" officeooo:paragraph-rsid="1057866e" fo:background-color="transparent" style:font-size-asian="10pt" style:font-style-asian="normal" style:font-weight-asian="normal" style:font-size-complex="10pt" style:font-style-complex="normal" style:font-weight-complex="normal"/>
    </style:style>
    <style:style style:name="P63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057866e" officeooo:paragraph-rsid="10f89c5b" fo:background-color="transparent" style:font-size-asian="10pt" style:font-style-asian="normal" style:font-weight-asian="normal" style:font-size-complex="10pt" style:font-style-complex="normal" style:font-weight-complex="normal"/>
    </style:style>
    <style:style style:name="P63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6b0984" officeooo:paragraph-rsid="126b0984" fo:background-color="transparent" style:font-size-asian="10pt" style:font-style-asian="normal" style:font-weight-asian="normal" style:font-size-complex="10pt" style:font-style-complex="normal" style:font-weight-complex="normal"/>
    </style:style>
    <style:style style:name="P63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19de4c1" officeooo:paragraph-rsid="12ca2b32" fo:background-color="transparent" style:font-size-asian="10pt" style:font-style-asian="normal" style:font-weight-asian="normal" style:font-size-complex="10pt" style:font-style-complex="normal" style:font-weight-complex="normal"/>
    </style:style>
    <style:style style:name="P63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99e123" officeooo:paragraph-rsid="12859f70" fo:background-color="transparent" style:font-size-asian="10pt" style:font-style-asian="normal" style:font-weight-asian="normal" style:font-size-complex="10pt" style:font-style-complex="normal" style:font-weight-complex="normal"/>
    </style:style>
    <style:style style:name="P64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8846caf" officeooo:paragraph-rsid="18846caf" fo:background-color="transparent" style:font-size-asian="10pt" style:font-style-asian="normal" style:font-weight-asian="normal" style:font-size-complex="10pt" style:font-style-complex="normal" style:font-weight-complex="normal"/>
    </style:style>
    <style:style style:name="P64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3888227" officeooo:paragraph-rsid="1489ac3a" fo:background-color="transparent" style:font-size-asian="10pt" style:font-style-asian="normal" style:font-weight-asian="normal" style:font-size-complex="10pt" style:font-style-complex="normal" style:font-weight-complex="normal"/>
    </style:style>
    <style:style style:name="P64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7d0e51" officeooo:paragraph-rsid="197d0e51" fo:background-color="transparent" style:font-size-asian="10pt" style:font-style-asian="normal" style:font-weight-asian="normal" style:font-size-complex="10pt" style:font-style-complex="normal" style:font-weight-complex="normal"/>
    </style:style>
    <style:style style:name="P64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7f45fb" officeooo:paragraph-rsid="19844b8b" fo:background-color="transparent" style:font-size-asian="10pt" style:font-style-asian="normal" style:font-weight-asian="normal" style:font-size-complex="10pt" style:font-style-complex="normal" style:font-weight-complex="normal"/>
    </style:style>
    <style:style style:name="P64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7f45fb" officeooo:paragraph-rsid="197f45fb" fo:background-color="transparent" style:font-size-asian="10pt" style:font-style-asian="normal" style:font-weight-asian="normal" style:font-size-complex="10pt" style:font-style-complex="normal" style:font-weight-complex="normal"/>
    </style:style>
    <style:style style:name="P64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811c82" officeooo:paragraph-rsid="19811c82" fo:background-color="transparent" style:font-size-asian="10pt" style:font-style-asian="normal" style:font-weight-asian="normal" style:font-size-complex="10pt" style:font-style-complex="normal" style:font-weight-complex="normal"/>
    </style:style>
    <style:style style:name="P64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811c82" officeooo:paragraph-rsid="199139fa" fo:background-color="transparent" style:font-size-asian="10pt" style:font-style-asian="normal" style:font-weight-asian="normal" style:font-size-complex="10pt" style:font-style-complex="normal" style:font-weight-complex="normal"/>
    </style:style>
    <style:style style:name="P64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8309db" officeooo:paragraph-rsid="198309db" fo:background-color="transparent" style:font-size-asian="10pt" style:font-style-asian="normal" style:font-weight-asian="normal" style:font-size-complex="10pt" style:font-style-complex="normal" style:font-weight-complex="normal"/>
    </style:style>
    <style:style style:name="P64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fa88204" officeooo:paragraph-rsid="19a6d9e3" fo:background-color="transparent" style:font-size-asian="10pt" style:font-style-asian="normal" style:font-weight-asian="normal" style:font-size-complex="10pt" style:font-style-complex="normal" style:font-weight-complex="normal"/>
    </style:style>
    <style:style style:name="P64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a97cd8" officeooo:paragraph-rsid="19a6d9e3" fo:background-color="transparent" style:font-size-asian="10pt" style:font-style-asian="normal" style:font-weight-asian="normal" style:font-size-complex="10pt" style:font-style-complex="normal" style:font-weight-complex="normal"/>
    </style:style>
    <style:style style:name="P65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171d63e" officeooo:paragraph-rsid="01852318" fo:background-color="transparent" style:font-size-asian="10pt" style:font-style-asian="normal" style:font-weight-asian="normal" style:font-size-complex="10pt" style:font-style-complex="normal" style:font-weight-complex="normal"/>
    </style:style>
    <style:style style:name="P65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7a43808" officeooo:paragraph-rsid="19eb16bd" fo:background-color="transparent" style:font-size-asian="10pt" style:font-style-asian="normal" style:font-weight-asian="normal" style:font-size-complex="10pt" style:font-style-complex="normal" style:font-weight-complex="normal"/>
    </style:style>
    <style:style style:name="P65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f0e30d" officeooo:paragraph-rsid="19f0e30d" fo:background-color="transparent" style:font-size-asian="10pt" style:font-style-asian="normal" style:font-weight-asian="normal" style:font-size-complex="10pt" style:font-style-complex="normal" style:font-weight-complex="normal"/>
    </style:style>
    <style:style style:name="P65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9a79887" officeooo:paragraph-rsid="19f0e30d" fo:background-color="transparent" style:font-size-asian="10pt" style:font-style-asian="normal" style:font-weight-asian="normal" style:font-size-complex="10pt" style:font-style-complex="normal" style:font-weight-complex="normal"/>
    </style:style>
    <style:style style:name="P65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a169692" officeooo:paragraph-rsid="19f0e30d" fo:background-color="transparent" style:font-size-asian="10pt" style:font-style-asian="normal" style:font-weight-asian="normal" style:font-size-complex="10pt" style:font-style-complex="normal" style:font-weight-complex="normal"/>
    </style:style>
    <style:style style:name="P65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a1e0935" officeooo:paragraph-rsid="1a18436c" fo:background-color="transparent" style:font-size-asian="10pt" style:font-style-asian="normal" style:font-weight-asian="normal" style:font-size-complex="10pt" style:font-style-complex="normal" style:font-weight-complex="normal"/>
    </style:style>
    <style:style style:name="P65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1266ae6c" officeooo:paragraph-rsid="1269bb8d" fo:background-color="#ffff00" style:font-size-asian="10pt" style:font-style-asian="normal" style:font-weight-asian="normal" style:font-size-complex="10pt" style:font-style-complex="normal" style:font-weight-complex="normal"/>
    </style:style>
    <style:style style:name="P65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e66369c" officeooo:paragraph-rsid="11edcc38" fo:background-color="#ffff00" style:font-size-asian="10pt" style:font-style-asian="normal" style:font-weight-asian="normal" style:font-size-complex="10pt" style:font-style-complex="normal" style:font-weight-complex="normal"/>
    </style:style>
    <style:style style:name="P65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008d181" officeooo:paragraph-rsid="00104547" style:font-size-asian="10pt" style:font-style-asian="italic" style:font-weight-asian="bold" style:font-size-complex="10pt" style:font-style-complex="italic" style:font-weight-complex="bold"/>
    </style:style>
    <style:style style:name="P659"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4867d9f" officeooo:paragraph-rsid="04867d9f" style:font-size-asian="10pt" style:font-style-asian="normal" style:font-weight-asian="bold" style:font-size-complex="10pt" style:font-style-complex="normal" style:font-weight-complex="bold"/>
    </style:style>
    <style:style style:name="P66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186da18" officeooo:paragraph-rsid="0e566a1e" style:font-size-asian="10pt" style:font-style-asian="normal" style:font-weight-asian="bold" style:font-size-complex="10pt" style:font-style-complex="normal" style:font-weight-complex="bold"/>
    </style:style>
    <style:style style:name="P66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18eddcf" officeooo:paragraph-rsid="0e566a1e" style:font-size-asian="10pt" style:font-style-asian="normal" style:font-weight-asian="bold" style:font-size-complex="10pt" style:font-style-complex="normal" style:font-weight-complex="bold"/>
    </style:style>
    <style:style style:name="P66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0008d181" officeooo:paragraph-rsid="000ae8d3" style:font-size-asian="8.75pt" style:font-style-asian="italic" style:font-weight-asian="bold" style:font-size-complex="10pt" style:font-style-complex="italic" style:font-weight-complex="bold"/>
    </style:style>
    <style:style style:name="P66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bold" officeooo:rsid="1057866e" officeooo:paragraph-rsid="10f89c5b" fo:background-color="transparent" style:font-size-asian="10pt" style:font-style-asian="normal" style:font-weight-asian="bold" style:font-size-complex="10pt" style:font-style-complex="normal" style:font-weight-complex="bold"/>
    </style:style>
    <style:style style:name="P66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fo:font-weight="normal" officeooo:paragraph-rsid="082621b3" style:font-size-asian="10pt" style:font-size-complex="10pt"/>
    </style:style>
    <style:style style:name="P66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fo:font-weight="normal" officeooo:rsid="082621b3" officeooo:paragraph-rsid="082621b3" style:font-size-asian="10pt" style:font-size-complex="10pt"/>
    </style:style>
    <style:style style:name="P666"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normal" style:text-underline-style="solid" style:text-underline-width="auto" style:text-underline-color="font-color" fo:font-weight="normal" officeooo:rsid="131b301e" officeooo:paragraph-rsid="18ba55f2" style:font-size-asian="10pt" style:font-style-asian="normal" style:font-weight-asian="normal" style:font-size-complex="10pt" style:font-style-complex="normal" style:font-weight-complex="normal"/>
    </style:style>
    <style:style style:name="P667"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009c7e7" officeooo:paragraph-rsid="1495d3b4" style:font-size-asian="10pt" style:font-style-asian="italic" style:font-weight-asian="normal" style:font-size-complex="10pt" style:font-style-complex="italic" style:font-weight-complex="normal"/>
    </style:style>
    <style:style style:name="P66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3d8ee6b" officeooo:paragraph-rsid="040d2ba7" style:font-size-asian="10pt" style:font-style-asian="italic" style:font-weight-asian="normal" style:font-size-complex="10pt" style:font-style-complex="italic" style:font-weight-complex="normal"/>
    </style:style>
    <style:style style:name="P669"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08326b0" officeooo:paragraph-rsid="1693b10c" style:font-size-asian="10pt" style:font-style-asian="italic" style:font-weight-asian="normal" style:font-size-complex="10pt" style:font-style-complex="italic" style:font-weight-complex="normal"/>
    </style:style>
    <style:style style:name="P6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85a4e0a" officeooo:paragraph-rsid="085a4e0a" style:font-size-asian="10pt" style:font-style-asian="italic" style:font-weight-asian="normal" style:font-size-complex="10pt" style:font-style-complex="italic" style:font-weight-complex="normal"/>
    </style:style>
    <style:style style:name="P6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2e042b5" officeooo:paragraph-rsid="02e042b5" style:font-size-asian="10pt" style:font-style-asian="italic" style:font-weight-asian="normal" style:font-size-complex="10pt" style:font-style-complex="italic" style:font-weight-complex="normal"/>
    </style:style>
    <style:style style:name="P672"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1ce0ff4" officeooo:paragraph-rsid="030f6853" style:font-size-asian="10pt" style:font-style-asian="italic" style:font-weight-asian="normal" style:font-size-complex="10pt" style:font-style-complex="italic" style:font-weight-complex="normal"/>
    </style:style>
    <style:style style:name="P673"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305333f" officeooo:paragraph-rsid="1305333f" style:font-size-asian="10pt" style:font-style-asian="italic" style:font-weight-asian="normal" style:font-size-complex="10pt" style:font-style-complex="italic" style:font-weight-complex="normal"/>
    </style:style>
    <style:style style:name="P67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009c7e7" officeooo:paragraph-rsid="01181949" fo:background-color="transparent" style:font-size-asian="10pt" style:font-style-asian="italic" style:font-weight-asian="normal" style:font-size-complex="10pt" style:font-style-complex="italic" style:font-weight-complex="normal"/>
    </style:style>
    <style:style style:name="P675" style:family="paragraph" style:parent-style-name="Standard">
      <style:paragraph-properties fo:text-align="center"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0263d4f3" officeooo:paragraph-rsid="081fe061" fo:background-color="transparent" style:font-size-asian="10pt" style:font-style-asian="italic" style:font-weight-asian="normal" style:font-size-complex="10pt" style:font-style-complex="italic" style:font-weight-complex="normal"/>
    </style:style>
    <style:style style:name="P676"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0c2c83e" officeooo:paragraph-rsid="10c2c83e" fo:background-color="transparent" style:font-size-asian="10pt" style:font-style-asian="italic" style:font-weight-asian="normal" style:font-size-complex="10pt" style:font-style-complex="italic" style:font-weight-complex="normal"/>
    </style:style>
    <style:style style:name="P677"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26c101c" officeooo:paragraph-rsid="126c101c" fo:background-color="transparent" style:font-size-asian="10pt" style:font-style-asian="italic" style:font-weight-asian="normal" style:font-size-complex="10pt" style:font-style-complex="italic" style:font-weight-complex="normal"/>
    </style:style>
    <style:style style:name="P678"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26c101c" officeooo:paragraph-rsid="127a4f62" fo:background-color="transparent" style:font-size-asian="10pt" style:font-style-asian="italic" style:font-weight-asian="normal" style:font-size-complex="10pt" style:font-style-complex="italic" style:font-weight-complex="normal"/>
    </style:style>
    <style:style style:name="P679" style:family="paragraph" style:parent-style-name="Standard">
      <style:paragraph-properties fo:text-align="end" style:justify-single-word="false"/>
      <style:text-properties fo:font-variant="normal" fo:text-transform="none" fo:color="#111111" loext:opacity="100%" style:font-name="Garamond" fo:font-size="10pt" fo:letter-spacing="normal" fo:font-style="italic" style:text-underline-style="none" fo:font-weight="normal" officeooo:rsid="0c84086c" officeooo:paragraph-rsid="0c84086c" fo:background-color="transparent" style:font-size-asian="10pt" style:font-style-asian="italic" style:font-weight-asian="normal" style:font-size-complex="10pt" style:font-style-complex="italic" style:font-weight-complex="normal"/>
    </style:style>
    <style:style style:name="P68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normal" officeooo:rsid="11f4296c" officeooo:paragraph-rsid="11f4296c" style:font-size-asian="10pt" style:font-style-asian="italic" style:font-weight-asian="normal" style:font-size-complex="10pt" style:font-style-complex="italic" style:font-weight-complex="normal"/>
    </style:style>
    <style:style style:name="P68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normal" officeooo:rsid="18b86f3d" officeooo:paragraph-rsid="18ba55f2" style:font-size-asian="10pt" style:font-style-asian="italic" style:font-weight-asian="normal" style:font-size-complex="10pt" style:font-style-complex="italic" style:font-weight-complex="normal"/>
    </style:style>
    <style:style style:name="P682"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normal" officeooo:rsid="1421eab2" officeooo:paragraph-rsid="1424d590" style:font-size-asian="10pt" style:font-style-asian="italic" style:font-weight-asian="normal" style:font-size-complex="10pt" style:font-style-complex="italic" style:font-weight-complex="normal"/>
    </style:style>
    <style:style style:name="P683"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bold" officeooo:rsid="19b2b172" officeooo:paragraph-rsid="19b7add3" fo:background-color="transparent" style:font-size-asian="10pt" style:font-style-asian="italic" style:font-weight-asian="bold" style:font-size-complex="10pt" style:font-style-complex="italic" style:font-weight-complex="bold"/>
    </style:style>
    <style:style style:name="P684"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bold" officeooo:rsid="19b2b172" officeooo:paragraph-rsid="19b2b172" fo:background-color="transparent" style:font-size-asian="10pt" style:font-style-asian="italic" style:font-weight-asian="bold" style:font-size-complex="10pt" style:font-style-complex="italic" style:font-weight-complex="bold"/>
    </style:style>
    <style:style style:name="P685"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italic" style:text-underline-style="none" fo:font-weight="bold" officeooo:rsid="19b51e6b" officeooo:paragraph-rsid="1a73d18e" style:font-size-asian="10pt" style:font-style-asian="italic" style:font-weight-asian="bold" style:font-size-complex="10pt" style:font-style-complex="italic" style:font-weight-complex="bold"/>
    </style:style>
    <style:style style:name="P686"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style:text-underline-style="none" fo:font-weight="normal" officeooo:rsid="000cb2b7" officeooo:paragraph-rsid="000e6dd3" style:font-size-asian="9pt" style:font-style-asian="italic" style:font-weight-asian="normal" style:font-size-complex="9pt" style:font-style-complex="italic" style:font-weight-complex="normal"/>
    </style:style>
    <style:style style:name="P687"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style:text-underline-style="none" fo:font-weight="normal" officeooo:rsid="000cb2b7" officeooo:paragraph-rsid="09f1bfdb" style:font-size-asian="9pt" style:font-style-asian="italic" style:font-weight-asian="normal" style:font-size-complex="9pt" style:font-style-complex="italic" style:font-weight-complex="normal"/>
    </style:style>
    <style:style style:name="P688"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style:text-underline-style="none" fo:font-weight="normal" officeooo:rsid="00178aea" officeooo:paragraph-rsid="01852318" style:font-size-asian="9pt" style:font-style-asian="italic" style:font-weight-asian="normal" style:font-size-complex="9pt" style:font-style-complex="italic" style:font-weight-complex="normal"/>
    </style:style>
    <style:style style:name="P689"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66263d1"/>
    </style:style>
    <style:style style:name="P690"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794acd0"/>
    </style:style>
    <style:style style:name="P691"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74dadd9"/>
    </style:style>
    <style:style style:name="P692" style:family="paragraph" style:parent-style-name="Standard">
      <style:paragraph-properties fo:text-align="justify" style:justify-single-word="false"/>
      <style:text-properties fo:font-variant="normal" fo:text-transform="none" fo:color="#111111" loext:opacity="100%" style:font-name="Garamond" fo:font-size="9pt" fo:letter-spacing="normal" fo:font-style="italic" fo:font-weight="normal" officeooo:paragraph-rsid="0e566a1e" style:font-size-asian="9pt" style:font-style-asian="italic" style:font-size-complex="9pt" style:font-style-complex="italic"/>
    </style:style>
    <style:style style:name="P693" style:family="paragraph" style:parent-style-name="Standard">
      <style:paragraph-properties fo:text-align="start" style:justify-single-word="false"/>
      <style:text-properties fo:font-variant="normal" fo:text-transform="none" fo:color="#111111" loext:opacity="100%" style:font-name="Garamond" fo:font-size="9pt" fo:letter-spacing="normal" fo:font-style="normal" style:text-underline-style="none" fo:font-weight="normal" officeooo:rsid="0009c7e7" officeooo:paragraph-rsid="02eaa555" style:font-size-asian="9pt" style:font-style-asian="normal" style:font-weight-asian="normal" style:font-size-complex="9pt" style:font-style-complex="normal" style:font-weight-complex="normal"/>
    </style:style>
    <style:style style:name="P694" style:family="paragraph" style:parent-style-name="Standard">
      <style:paragraph-properties fo:text-align="start" style:justify-single-word="false"/>
      <style:text-properties fo:font-variant="normal" fo:text-transform="none" fo:color="#111111" loext:opacity="100%" style:font-name="Garamond" fo:font-size="9pt" fo:letter-spacing="normal" fo:font-style="normal" style:text-underline-style="none" fo:font-weight="normal" officeooo:rsid="0009c7e7" officeooo:paragraph-rsid="0e566a1e" style:font-size-asian="9pt" style:font-style-asian="normal" style:font-weight-asian="normal" style:font-size-complex="9pt" style:font-style-complex="normal" style:font-weight-complex="normal"/>
    </style:style>
    <style:style style:name="P695" style:family="paragraph" style:parent-style-name="Standard">
      <style:paragraph-properties fo:text-align="start" style:justify-single-word="false"/>
      <style:text-properties fo:font-variant="normal" fo:text-transform="none" fo:color="#111111" loext:opacity="100%" style:font-name="Garamond" fo:font-size="9pt" fo:letter-spacing="normal" fo:font-style="normal" style:text-underline-style="none" fo:font-weight="normal" officeooo:rsid="0009c7e7" officeooo:paragraph-rsid="1963250c" fo:background-color="transparent" style:font-size-asian="9pt" style:font-style-asian="normal" style:font-weight-asian="normal" style:font-size-complex="9pt" style:font-style-complex="normal" style:font-weight-complex="normal"/>
    </style:style>
    <style:style style:name="P696"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0dc8ea8" officeooo:paragraph-rsid="012deced" style:font-size-asian="13pt" style:font-style-asian="normal" style:font-weight-asian="bold" style:font-size-complex="13pt" style:font-style-complex="normal" style:font-weight-complex="bold"/>
    </style:style>
    <style:style style:name="P69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1852318" officeooo:paragraph-rsid="01852318" style:font-size-asian="13pt" style:font-style-asian="normal" style:font-weight-asian="bold" style:font-size-complex="13pt" style:font-style-complex="normal" style:font-weight-complex="bold"/>
    </style:style>
    <style:style style:name="P698"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6a96175" officeooo:paragraph-rsid="06a96175" style:font-size-asian="13pt" style:font-style-asian="normal" style:font-weight-asian="bold" style:font-size-complex="13pt" style:font-style-complex="normal" style:font-weight-complex="bold"/>
    </style:style>
    <style:style style:name="P699"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4258a0" officeooo:paragraph-rsid="074258a0" style:font-size-asian="13pt" style:font-style-asian="normal" style:font-weight-asian="bold" style:font-size-complex="13pt" style:font-style-complex="normal" style:font-weight-complex="bold"/>
    </style:style>
    <style:style style:name="P700"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0be860" officeooo:paragraph-rsid="079d556d" style:font-size-asian="13pt" style:font-style-asian="normal" style:font-weight-asian="bold" style:font-size-complex="13pt" style:font-style-complex="normal" style:font-weight-complex="bold"/>
    </style:style>
    <style:style style:name="P70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0be860" officeooo:paragraph-rsid="079af7d4" style:font-size-asian="13pt" style:font-style-asian="normal" style:font-weight-asian="bold" style:font-size-complex="13pt" style:font-style-complex="normal" style:font-weight-complex="bold"/>
    </style:style>
    <style:style style:name="P702"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b6eade" officeooo:paragraph-rsid="07c8c907" style:font-size-asian="13pt" style:font-style-asian="normal" style:font-weight-asian="bold" style:font-size-complex="13pt" style:font-style-complex="normal" style:font-weight-complex="bold"/>
    </style:style>
    <style:style style:name="P703"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c8c907" officeooo:paragraph-rsid="07faa7ff" style:font-size-asian="13pt" style:font-style-asian="normal" style:font-weight-asian="bold" style:font-size-complex="13pt" style:font-style-complex="normal" style:font-weight-complex="bold"/>
    </style:style>
    <style:style style:name="P704"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c8c907" officeooo:paragraph-rsid="07feec8c" style:font-size-asian="13pt" style:font-style-asian="normal" style:font-weight-asian="bold" style:font-size-complex="13pt" style:font-style-complex="normal" style:font-weight-complex="bold"/>
    </style:style>
    <style:style style:name="P705"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c8c907" officeooo:paragraph-rsid="07fcf42d" style:font-size-asian="13pt" style:font-style-asian="normal" style:font-weight-asian="bold" style:font-size-complex="13pt" style:font-style-complex="normal" style:font-weight-complex="bold"/>
    </style:style>
    <style:style style:name="P706" style:family="paragraph" style:parent-style-name="Standard">
      <style:paragraph-properties fo:text-align="start" style:justify-single-word="false"/>
      <style:text-properties fo:font-variant="normal" fo:text-transform="none" fo:color="#111111" loext:opacity="100%" style:font-name="Garamond" fo:font-size="13pt" fo:letter-spacing="normal" fo:font-style="normal" style:text-underline-style="none" fo:font-weight="bold" officeooo:rsid="03e7b242" officeooo:paragraph-rsid="03e7b242" style:font-size-asian="13pt" style:font-style-asian="normal" style:font-weight-asian="bold" style:font-size-complex="13pt" style:font-style-complex="normal" style:font-weight-complex="bold"/>
    </style:style>
    <style:style style:name="P70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3e7b242" officeooo:paragraph-rsid="03e9cf8f" style:font-size-asian="13pt" style:font-style-asian="normal" style:font-weight-asian="bold" style:font-size-complex="13pt" style:font-style-complex="normal" style:font-weight-complex="bold"/>
    </style:style>
    <style:style style:name="P708"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79f259a" officeooo:paragraph-rsid="0cca45d3" style:font-size-asian="13pt" style:font-style-asian="normal" style:font-weight-asian="bold" style:font-size-complex="13pt" style:font-style-complex="normal" style:font-weight-complex="bold"/>
    </style:style>
    <style:style style:name="P709"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679d51" officeooo:paragraph-rsid="08679d51" style:font-size-asian="13pt" style:font-style-asian="normal" style:font-weight-asian="bold" style:font-size-complex="13pt" style:font-style-complex="normal" style:font-weight-complex="bold"/>
    </style:style>
    <style:style style:name="P710"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7361f2" officeooo:paragraph-rsid="125cd78e" style:font-size-asian="13pt" style:font-style-asian="normal" style:font-weight-asian="bold" style:font-size-complex="13pt" style:font-style-complex="normal" style:font-weight-complex="bold"/>
    </style:style>
    <style:style style:name="P71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7361f2" officeooo:paragraph-rsid="087361f2" style:font-size-asian="13pt" style:font-style-asian="normal" style:font-weight-asian="bold" style:font-size-complex="13pt" style:font-style-complex="normal" style:font-weight-complex="bold"/>
    </style:style>
    <style:style style:name="P712"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10f4c6" officeooo:paragraph-rsid="0810f4c6" style:font-size-asian="13pt" style:font-style-asian="normal" style:font-weight-asian="bold" style:font-size-complex="13pt" style:font-style-complex="normal" style:font-weight-complex="bold"/>
    </style:style>
    <style:style style:name="P713"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e5d325c" officeooo:paragraph-rsid="1430882e" style:font-size-asian="13pt" style:font-style-asian="normal" style:font-weight-asian="bold" style:font-size-complex="13pt" style:font-style-complex="normal" style:font-weight-complex="bold"/>
    </style:style>
    <style:style style:name="P714"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paragraph-rsid="087e061c" style:font-size-asian="13pt" style:font-style-asian="normal" style:font-size-complex="13pt" style:font-style-complex="normal"/>
    </style:style>
    <style:style style:name="P715"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dc7cd1e" officeooo:paragraph-rsid="08b4ccd1" fo:background-color="#ffff00" style:font-size-asian="13pt" style:font-style-asian="normal" style:font-weight-asian="bold" style:font-size-complex="13pt" style:font-style-complex="normal" style:font-weight-complex="bold"/>
    </style:style>
    <style:style style:name="P716"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0820d77c" officeooo:paragraph-rsid="082282b6" fo:background-color="transparent" style:font-size-asian="13pt" style:font-style-asian="normal" style:font-weight-asian="bold" style:font-size-complex="13pt" style:font-style-complex="normal" style:font-weight-complex="bold"/>
    </style:style>
    <style:style style:name="P71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1054df1a" officeooo:paragraph-rsid="10bf36fd" fo:background-color="transparent" style:font-size-asian="13pt" style:font-style-asian="normal" style:font-weight-asian="bold" style:font-size-complex="13pt" style:font-style-complex="normal" style:font-weight-complex="bold"/>
    </style:style>
    <style:style style:name="P718"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1054df1a" officeooo:paragraph-rsid="10c223a6" fo:background-color="transparent" style:font-size-asian="13pt" style:font-style-asian="normal" style:font-weight-asian="bold" style:font-size-complex="13pt" style:font-style-complex="normal" style:font-weight-complex="bold"/>
    </style:style>
    <style:style style:name="P719"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1054df1a" officeooo:paragraph-rsid="11040055" fo:background-color="transparent" style:font-size-asian="13pt" style:font-style-asian="normal" style:font-weight-asian="bold" style:font-size-complex="13pt" style:font-style-complex="normal" style:font-weight-complex="bold"/>
    </style:style>
    <style:style style:name="P720"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bold" officeooo:rsid="126c35d9" officeooo:paragraph-rsid="126c35d9" fo:background-color="transparent" style:font-size-asian="13pt" style:font-style-asian="normal" style:font-weight-asian="bold" style:font-size-complex="13pt" style:font-style-complex="normal" style:font-weight-complex="bold"/>
    </style:style>
    <style:style style:name="P721"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03e92373" style:font-size-asian="13pt" style:font-style-asian="normal" style:font-weight-asian="normal" style:font-size-complex="13pt" style:font-style-complex="normal" style:font-weight-complex="normal"/>
    </style:style>
    <style:style style:name="P722"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04d3658f" style:font-size-asian="13pt" style:font-style-asian="normal" style:font-weight-asian="normal" style:font-size-complex="13pt" style:font-style-complex="normal" style:font-weight-complex="normal"/>
    </style:style>
    <style:style style:name="P723"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142a5513" style:font-size-asian="13pt" style:font-style-asian="normal" style:font-weight-asian="normal" style:font-size-complex="13pt" style:font-style-complex="normal" style:font-weight-complex="normal"/>
    </style:style>
    <style:style style:name="P724"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c23472" officeooo:paragraph-rsid="1489ac3a" style:font-size-asian="13pt" style:font-style-asian="normal" style:font-weight-asian="normal" style:font-size-complex="13pt" style:font-style-complex="normal" style:font-weight-complex="normal"/>
    </style:style>
    <style:style style:name="P725"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3a34d7e" officeooo:paragraph-rsid="07c1bace" style:font-size-asian="13pt" style:font-style-asian="normal" style:font-weight-asian="normal" style:font-size-complex="13pt" style:font-style-complex="normal" style:font-weight-complex="normal"/>
    </style:style>
    <style:style style:name="P726"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8eddcf" officeooo:paragraph-rsid="0e4da4f9" style:font-size-asian="13pt" style:font-style-asian="normal" style:font-weight-asian="normal" style:font-size-complex="13pt" style:font-style-complex="normal" style:font-weight-complex="normal"/>
    </style:style>
    <style:style style:name="P727" style:family="paragraph" style:parent-style-name="Standard">
      <style:paragraph-properties fo:text-align="justify" style:justify-single-word="false"/>
      <style:text-properties fo:font-variant="normal" fo:text-transform="none" fo:color="#111111" loext:opacity="100%" style:font-name="Garamond" fo:font-size="13pt" fo:letter-spacing="normal" fo:font-style="normal" style:text-underline-style="none" fo:font-weight="normal" officeooo:rsid="0171d63e" officeooo:paragraph-rsid="0e566a1e" style:font-size-asian="13pt" style:font-style-asian="normal" style:font-weight-asian="normal" style:font-size-complex="13pt" style:font-style-complex="normal" style:font-weight-complex="normal"/>
    </style:style>
    <style:style style:name="P728"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00763a2" officeooo:paragraph-rsid="000763a2" style:font-size-asian="16pt" style:font-style-asian="normal" style:font-weight-asian="bold" style:font-size-complex="16pt" style:font-style-complex="normal" style:font-weight-complex="bold"/>
    </style:style>
    <style:style style:name="P729"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00763a2" officeooo:paragraph-rsid="0008d181" style:font-size-asian="16pt" style:font-style-asian="normal" style:font-weight-asian="bold" style:font-size-complex="16pt" style:font-style-complex="normal" style:font-weight-complex="bold"/>
    </style:style>
    <style:style style:name="P730"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008d181" officeooo:paragraph-rsid="003d4170" style:font-size-asian="16pt" style:font-style-asian="normal" style:font-weight-asian="bold" style:font-size-complex="16pt" style:font-style-complex="normal" style:font-weight-complex="bold"/>
    </style:style>
    <style:style style:name="P731"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71d63e" officeooo:paragraph-rsid="0171d63e" style:font-size-asian="16pt" style:font-style-asian="normal" style:font-weight-asian="bold" style:font-size-complex="16pt" style:font-style-complex="normal" style:font-weight-complex="bold"/>
    </style:style>
    <style:style style:name="P732"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71d63e" officeooo:paragraph-rsid="0821b7a4" style:font-size-asian="16pt" style:font-style-asian="normal" style:font-weight-asian="bold" style:font-size-complex="16pt" style:font-style-complex="normal" style:font-weight-complex="bold"/>
    </style:style>
    <style:style style:name="P733"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9ad4d01" officeooo:paragraph-rsid="09ad4d01" style:font-size-asian="16pt" style:font-style-asian="normal" style:font-weight-asian="bold" style:font-size-complex="16pt" style:font-style-complex="normal" style:font-weight-complex="bold"/>
    </style:style>
    <style:style style:name="P734"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852318" officeooo:paragraph-rsid="0e566a1e" style:font-size-asian="16pt" style:font-style-asian="normal" style:font-weight-asian="bold" style:font-size-complex="16pt" style:font-style-complex="normal" style:font-weight-complex="bold"/>
    </style:style>
    <style:style style:name="P735"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852318" officeooo:paragraph-rsid="1420fbf4" style:font-size-asian="16pt" style:font-style-asian="normal" style:font-weight-asian="bold" style:font-size-complex="16pt" style:font-style-complex="normal" style:font-weight-complex="bold"/>
    </style:style>
    <style:style style:name="P736"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3e56e30" officeooo:paragraph-rsid="03e56e30" style:font-size-asian="16pt" style:font-style-asian="normal" style:font-weight-asian="bold" style:font-size-complex="16pt" style:font-style-complex="normal" style:font-weight-complex="bold"/>
    </style:style>
    <style:style style:name="P737"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3e56e30" officeooo:paragraph-rsid="140148a2" style:font-size-asian="16pt" style:font-style-asian="normal" style:font-weight-asian="bold" style:font-size-complex="16pt" style:font-style-complex="normal" style:font-weight-complex="bold"/>
    </style:style>
    <style:style style:name="P738" style:family="paragraph" style:parent-style-name="Standard">
      <style:paragraph-properties fo:text-align="start" style:justify-single-word="false"/>
      <style:text-properties fo:font-variant="normal" fo:text-transform="none" fo:color="#111111" loext:opacity="100%" style:font-name="Garamond" fo:font-size="16pt" fo:letter-spacing="normal" fo:font-style="normal" style:text-underline-style="none" fo:font-weight="bold" officeooo:rsid="000763a2" officeooo:paragraph-rsid="000763a2" style:font-size-asian="16pt" style:font-style-asian="italic" style:font-weight-asian="bold" style:font-size-complex="16pt" style:font-style-complex="italic" style:font-weight-complex="bold"/>
    </style:style>
    <style:style style:name="P739" style:family="paragraph" style:parent-style-name="Standard">
      <style:paragraph-properties fo:text-align="justify" style:justify-single-word="false"/>
      <style:text-properties fo:font-variant="normal" fo:text-transform="none" fo:color="#111111" loext:opacity="100%" style:font-name="Garamond" fo:font-size="16pt" fo:letter-spacing="normal" fo:font-style="normal" style:text-underline-style="none" fo:font-weight="bold" officeooo:rsid="0171d63e" officeooo:paragraph-rsid="0e634870" fo:background-color="transparent" style:font-size-asian="16pt" style:font-style-asian="normal" style:font-weight-asian="bold" style:font-size-complex="16pt" style:font-style-complex="normal" style:font-weight-complex="bold"/>
    </style:style>
    <style:style style:name="P740" style:family="paragraph" style:parent-style-name="Standard">
      <style:paragraph-properties fo:text-align="start" style:justify-single-word="false"/>
      <style:text-properties fo:font-variant="normal" fo:text-transform="none" fo:color="#111111" loext:opacity="100%" style:font-name="Garamond" fo:font-size="8pt" fo:letter-spacing="normal" fo:font-style="normal" style:text-underline-style="none" fo:font-weight="normal" officeooo:rsid="0009c7e7" officeooo:paragraph-rsid="14154c3f" style:font-size-asian="8pt" style:font-style-asian="normal" style:font-weight-asian="normal" style:font-size-complex="8pt" style:font-style-complex="normal" style:font-weight-complex="normal"/>
    </style:style>
    <style:style style:name="P741" style:family="paragraph" style:parent-style-name="Standard">
      <style:paragraph-properties fo:text-align="justify" style:justify-single-word="false"/>
      <style:text-properties fo:font-variant="normal" fo:text-transform="none" fo:color="#111111" loext:opacity="100%" style:font-name="Garamond" fo:font-size="8pt" fo:letter-spacing="normal" fo:font-style="italic" style:text-underline-style="none" fo:font-weight="normal" officeooo:rsid="000763a2" officeooo:paragraph-rsid="0074ee13" style:font-size-asian="8pt" style:font-style-asian="italic" style:font-weight-asian="normal" style:font-size-complex="8pt" style:font-style-complex="italic" style:font-weight-complex="normal"/>
    </style:style>
    <style:style style:name="P742"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none" fo:font-weight="bold" officeooo:rsid="0008d181" officeooo:paragraph-rsid="00104547" style:font-size-asian="11pt" style:font-style-asian="italic" style:font-weight-asian="bold" style:font-size-complex="11pt" style:font-style-complex="italic" style:font-weight-complex="bold"/>
    </style:style>
    <style:style style:name="P743"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none" fo:font-weight="bold" officeooo:rsid="0008d181" officeooo:paragraph-rsid="14a0e435" style:font-size-asian="11pt" style:font-style-asian="italic" style:font-weight-asian="bold" style:font-size-complex="11pt" style:font-style-complex="italic" style:font-weight-complex="bold"/>
    </style:style>
    <style:style style:name="P744"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none" fo:font-weight="bold" officeooo:rsid="08679d51" officeooo:paragraph-rsid="11699b93" style:font-size-asian="11pt" style:font-style-asian="normal" style:font-weight-asian="bold" style:font-size-complex="11pt" style:font-style-complex="normal" style:font-weight-complex="bold"/>
    </style:style>
    <style:style style:name="P745"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none" fo:font-weight="bold" officeooo:rsid="08679d51" officeooo:paragraph-rsid="116bc21c" style:font-size-asian="11pt" style:font-style-asian="normal" style:font-weight-asian="bold" style:font-size-complex="11pt" style:font-style-complex="normal" style:font-weight-complex="bold"/>
    </style:style>
    <style:style style:name="P746"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normal" style:text-underline-style="solid" style:text-underline-width="auto" style:text-underline-color="font-color" fo:font-weight="bold" officeooo:rsid="1291eaa6" officeooo:paragraph-rsid="1316748f" style:font-size-asian="11pt" style:font-style-asian="normal" style:font-weight-asian="bold" style:font-size-complex="11pt" style:font-style-complex="normal" style:font-weight-complex="bold"/>
    </style:style>
    <style:style style:name="P747"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0e7907f5" officeooo:paragraph-rsid="0e7907f5" style:font-size-asian="11pt" style:font-style-asian="italic" style:font-weight-asian="normal" style:font-size-complex="11pt" style:font-style-complex="italic" style:font-weight-complex="normal"/>
    </style:style>
    <style:style style:name="P748"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0e7907f5" officeooo:paragraph-rsid="166f62b2" style:font-size-asian="11pt" style:font-style-asian="italic" style:font-weight-asian="normal" style:font-size-complex="11pt" style:font-style-complex="italic" style:font-weight-complex="normal"/>
    </style:style>
    <style:style style:name="P749"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0e7907f5" officeooo:paragraph-rsid="0e79fc8a" style:font-size-asian="11pt" style:font-style-asian="italic" style:font-weight-asian="normal" style:font-size-complex="11pt" style:font-style-complex="italic" style:font-weight-complex="normal"/>
    </style:style>
    <style:style style:name="P750"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085a4e0a" officeooo:paragraph-rsid="085a4e0a" style:font-size-asian="11pt" style:font-style-asian="italic" style:font-weight-asian="normal" style:font-size-complex="11pt" style:font-style-complex="italic" style:font-weight-complex="normal"/>
    </style:style>
    <style:style style:name="P751"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1f5d551" officeooo:paragraph-rsid="11fac437" style:font-size-asian="11pt" style:font-style-asian="italic" style:font-weight-asian="normal" style:font-size-complex="11pt" style:font-style-complex="italic" style:font-weight-complex="normal"/>
    </style:style>
    <style:style style:name="P752"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26052ae" officeooo:paragraph-rsid="126052ae" style:font-size-asian="11pt" style:font-style-asian="italic" style:font-weight-asian="normal" style:font-size-complex="11pt" style:font-style-complex="italic" style:font-weight-complex="normal"/>
    </style:style>
    <style:style style:name="P753"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26052ae" officeooo:paragraph-rsid="1280b6a3" style:font-size-asian="11pt" style:font-style-asian="italic" style:font-weight-asian="normal" style:font-size-complex="11pt" style:font-style-complex="italic" style:font-weight-complex="normal"/>
    </style:style>
    <style:style style:name="P754"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28779a2" officeooo:paragraph-rsid="128779a2" style:font-size-asian="11pt" style:font-style-asian="italic" style:font-weight-asian="normal" style:font-size-complex="11pt" style:font-style-complex="italic" style:font-weight-complex="normal"/>
    </style:style>
    <style:style style:name="P755"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normal" officeooo:rsid="1261bf85" officeooo:paragraph-rsid="1261bf85" style:font-size-asian="11pt" style:font-style-asian="italic" style:font-weight-asian="normal" style:font-size-complex="11pt" style:font-style-complex="italic" style:font-weight-complex="normal"/>
    </style:style>
    <style:style style:name="P756" style:family="paragraph" style:parent-style-name="Standard">
      <style:paragraph-properties fo:text-align="justify" style:justify-single-word="false"/>
      <style:text-properties fo:font-variant="normal" fo:text-transform="none" fo:color="#111111" loext:opacity="100%" style:font-name="Garamond" fo:font-size="11pt" fo:letter-spacing="normal" fo:font-style="italic" style:text-underline-style="solid" style:text-underline-width="auto" style:text-underline-color="font-color" fo:font-weight="bold" officeooo:rsid="10c2c83e" officeooo:paragraph-rsid="13f5ae9b" fo:background-color="transparent" style:font-size-asian="11pt" style:font-style-asian="italic" style:font-weight-asian="bold" style:font-size-complex="11pt" style:font-style-complex="italic" style:font-weight-complex="bold"/>
    </style:style>
    <style:style style:name="P757" style:family="paragraph" style:parent-style-name="Standard">
      <style:paragraph-properties fo:text-align="center" style:justify-single-word="false"/>
      <style:text-properties fo:font-variant="normal" fo:text-transform="none" fo:color="#111111" loext:opacity="100%" style:font-name="Garamond" fo:font-size="20pt" fo:letter-spacing="normal" fo:font-style="normal" style:text-underline-style="none" fo:font-weight="bold" officeooo:rsid="0bf24572" officeooo:paragraph-rsid="03e56e30" style:font-size-asian="20pt" style:font-style-asian="normal" style:font-weight-asian="bold" style:font-size-complex="20pt" style:font-style-complex="normal" style:font-weight-complex="bold"/>
    </style:style>
    <style:style style:name="P758" style:family="paragraph" style:parent-style-name="Standard">
      <style:paragraph-properties fo:text-align="start" style:justify-single-word="false"/>
      <style:text-properties fo:font-variant="normal" fo:text-transform="none" fo:color="#111111" loext:opacity="100%" style:font-name="Garamond" fo:font-size="5pt" fo:letter-spacing="normal" fo:font-style="normal" style:text-underline-style="none" fo:font-weight="bold" officeooo:rsid="03e56e30" officeooo:paragraph-rsid="140148a2" fo:background-color="transparent" style:font-size-asian="4.34999990463257pt" style:font-style-asian="normal" style:font-weight-asian="bold" style:font-size-complex="5pt" style:font-style-complex="normal" style:font-weight-complex="bold"/>
    </style:style>
    <style:style style:name="P759" style:family="paragraph" style:parent-style-name="Standard">
      <style:paragraph-properties fo:text-align="start" style:justify-single-word="false"/>
      <style:text-properties fo:font-variant="normal" fo:text-transform="none" fo:color="#111111" loext:opacity="100%" style:font-name="Garamond" fo:font-size="6pt" fo:letter-spacing="normal" fo:font-style="normal" style:text-underline-style="none" fo:font-weight="normal" officeooo:rsid="0009c7e7" officeooo:paragraph-rsid="03ebb188" style:font-size-asian="5.25pt" style:font-style-asian="normal" style:font-weight-asian="normal" style:font-size-complex="6pt" style:font-style-complex="normal" style:font-weight-complex="normal"/>
    </style:style>
    <style:style style:name="P760"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3de5214" style:font-size-asian="12.25pt" style:font-style-asian="normal" style:font-weight-asian="normal" style:font-size-complex="14pt" style:font-style-complex="normal" style:font-weight-complex="normal"/>
    </style:style>
    <style:style style:name="P761"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44bc3fc" style:font-size-asian="12.25pt" style:font-style-asian="normal" style:font-weight-asian="normal" style:font-size-complex="14pt" style:font-style-complex="normal" style:font-weight-complex="normal"/>
    </style:style>
    <style:style style:name="P762"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3de5214" officeooo:paragraph-rsid="06bd77e3" style:font-size-asian="12.25pt" style:font-style-asian="normal" style:font-weight-asian="normal" style:font-size-complex="14pt" style:font-style-complex="normal" style:font-weight-complex="normal"/>
    </style:style>
    <style:style style:name="P763"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normal" officeooo:rsid="009e678b" officeooo:paragraph-rsid="02059f6d" style:font-size-asian="12.25pt" style:font-style-asian="normal" style:font-weight-asian="normal" style:font-size-complex="14pt" style:font-style-complex="normal" style:font-weight-complex="normal"/>
    </style:style>
    <style:style style:name="P764"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bold" officeooo:rsid="0485e6fb" officeooo:paragraph-rsid="0485e6fb" style:font-size-asian="12.25pt" style:font-style-asian="normal" style:font-weight-asian="bold" style:font-size-complex="14pt" style:font-style-complex="normal" style:font-weight-complex="bold"/>
    </style:style>
    <style:style style:name="P765"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normal" style:text-underline-style="none" fo:font-weight="bold" officeooo:rsid="04867d9f" officeooo:paragraph-rsid="04867d9f" style:font-size-asian="12.25pt" style:font-style-asian="normal" style:font-weight-asian="bold" style:font-size-complex="14pt" style:font-style-complex="normal" style:font-weight-complex="bold"/>
    </style:style>
    <style:style style:name="P766" style:family="paragraph" style:parent-style-name="Standard">
      <style:paragraph-properties fo:text-align="justify" style:justify-single-word="false"/>
      <style:text-properties fo:font-variant="normal" fo:text-transform="none" fo:color="#111111" loext:opacity="100%" style:font-name="Liberation Serif" fo:font-size="14pt" fo:letter-spacing="normal" fo:font-style="italic" style:text-underline-style="solid" style:text-underline-width="auto" style:text-underline-color="font-color" fo:font-weight="bold" officeooo:rsid="03f8f6bf" officeooo:paragraph-rsid="03f8f6bf" style:font-size-asian="12.25pt" style:font-style-asian="italic" style:font-weight-asian="bold" style:font-size-complex="14pt" style:font-style-complex="italic" style:font-weight-complex="bold"/>
    </style:style>
    <style:style style:name="P767"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1a0549e" officeooo:paragraph-rsid="0e566a1e" style:font-size-asian="13pt" style:font-style-asian="normal" style:font-weight-asian="normal" style:font-size-complex="13pt" style:font-style-complex="normal" style:font-weight-complex="normal"/>
    </style:style>
    <style:style style:name="P768"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99ae10" officeooo:paragraph-rsid="0cc780b5" style:font-size-asian="13pt" style:font-style-asian="normal" style:font-weight-asian="normal" style:font-size-complex="13pt" style:font-style-complex="normal" style:font-weight-complex="normal"/>
    </style:style>
    <style:style style:name="P769"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13f668" officeooo:paragraph-rsid="0e239ea6" style:font-size-asian="13pt" style:font-style-asian="normal" style:font-weight-asian="normal" style:font-size-complex="13pt" style:font-style-complex="normal" style:font-weight-complex="normal"/>
    </style:style>
    <style:style style:name="P770"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023563" officeooo:paragraph-rsid="0f00c4d0" style:font-size-asian="13pt" style:font-style-asian="normal" style:font-weight-asian="normal" style:font-size-complex="13pt" style:font-style-complex="normal" style:font-weight-complex="normal"/>
    </style:style>
    <style:style style:name="P771"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28ea37" officeooo:paragraph-rsid="131e07ca" style:font-size-asian="13pt" style:font-style-asian="normal" style:font-weight-asian="normal" style:font-size-complex="13pt" style:font-style-complex="normal" style:font-weight-complex="normal"/>
    </style:style>
    <style:style style:name="P772"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c8d00a0" officeooo:paragraph-rsid="0f08f57c" style:font-size-asian="13pt" style:font-style-asian="normal" style:font-weight-asian="normal" style:font-size-complex="13pt" style:font-style-complex="normal" style:font-weight-complex="normal"/>
    </style:style>
    <style:style style:name="P773"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3a77fee" officeooo:paragraph-rsid="03a77fee" style:font-size-asian="12pt" style:font-style-asian="normal" style:font-weight-asian="normal" style:font-size-complex="12pt" style:font-style-complex="normal" style:font-weight-complex="normal"/>
    </style:style>
    <style:style style:name="P774"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1c449b5" officeooo:paragraph-rsid="03b5032a" style:font-size-asian="10.5pt" style:font-style-asian="normal" style:font-weight-asian="normal" style:font-size-complex="12pt" style:font-style-complex="normal" style:font-weight-complex="normal"/>
    </style:style>
    <style:style style:name="P775"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normal" officeooo:rsid="06acbec3" officeooo:paragraph-rsid="0e566a1e" fo:background-color="transparent" style:font-size-asian="13pt" style:font-style-asian="normal" style:font-weight-asian="normal" style:font-size-complex="13pt" style:font-style-complex="normal" style:font-weight-complex="normal"/>
    </style:style>
    <style:style style:name="P776" style:family="paragraph" style:parent-style-name="Standard">
      <style:paragraph-properties fo:text-align="justify" style:justify-single-word="false"/>
      <style:text-properties fo:font-variant="normal" fo:text-transform="none" fo:color="#000000" loext:opacity="100%" style:font-name="S hne" fo:font-size="12pt" fo:letter-spacing="normal" fo:font-style="normal" style:text-underline-style="none" fo:font-weight="bold" officeooo:rsid="0c081f26" officeooo:paragraph-rsid="0e239ea6" style:font-size-asian="13pt" style:font-style-asian="normal" style:font-weight-asian="bold" style:font-size-complex="13pt" style:font-style-complex="normal" style:font-weight-complex="bold"/>
    </style:style>
    <style:style style:name="P777"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bfee36e" officeooo:paragraph-rsid="0cc780b5" style:font-size-asian="10pt" style:font-style-asian="normal" style:font-weight-asian="normal" style:font-size-complex="10pt" style:font-style-complex="normal" style:font-weight-complex="normal"/>
    </style:style>
    <style:style style:name="P778"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f2a45e5" officeooo:paragraph-rsid="0f2a45e5" style:font-size-asian="10pt" style:font-style-asian="normal" style:font-weight-asian="normal" style:font-size-complex="10pt" style:font-style-complex="normal" style:font-weight-complex="normal"/>
    </style:style>
    <style:style style:name="P779"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bfd1f68" officeooo:paragraph-rsid="17151dab" style:font-size-asian="10pt" style:font-style-asian="normal" style:font-weight-asian="normal" style:font-size-complex="10pt" style:font-style-complex="normal" style:font-weight-complex="normal"/>
    </style:style>
    <style:style style:name="P780"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bfd1f68" officeooo:paragraph-rsid="0f2b5256" style:font-size-asian="10pt" style:font-style-asian="normal" style:font-weight-asian="normal" style:font-size-complex="10pt" style:font-style-complex="normal" style:font-weight-complex="normal"/>
    </style:style>
    <style:style style:name="P781"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f1573ce" officeooo:paragraph-rsid="0f2ff46d" style:font-size-asian="10pt" style:font-style-asian="normal" style:font-weight-asian="normal" style:font-size-complex="10pt" style:font-style-complex="normal" style:font-weight-complex="normal"/>
    </style:style>
    <style:style style:name="P782" style:family="paragraph" style:parent-style-name="Standard">
      <style:paragraph-properties fo:text-align="justify" style:justify-single-word="false"/>
      <style:text-properties fo:font-variant="normal" fo:text-transform="none" fo:color="#000000" loext:opacity="100%" style:font-name="S hne" fo:font-size="10pt" fo:letter-spacing="normal" fo:font-style="normal" style:text-underline-style="none" fo:font-weight="normal" officeooo:rsid="0c8d00a0" officeooo:paragraph-rsid="0f117eda" style:font-size-asian="10pt" style:font-style-asian="normal" style:font-weight-asian="normal" style:font-size-complex="10pt" style:font-style-complex="normal" style:font-weight-complex="normal"/>
    </style:style>
    <style:style style:name="P783"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1a8a08e" officeooo:paragraph-rsid="04db2f89" style:font-size-asian="13pt" style:font-style-asian="normal" style:font-weight-asian="normal" style:font-size-complex="13pt" style:font-style-complex="normal" style:font-weight-complex="normal"/>
    </style:style>
    <style:style style:name="P784"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c28ea37" officeooo:paragraph-rsid="131e07ca" style:font-size-asian="13pt" style:font-style-asian="normal" style:font-weight-asian="normal" style:font-size-complex="13pt" style:font-style-complex="normal" style:font-weight-complex="normal"/>
    </style:style>
    <style:style style:name="P785"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c03e6c8" officeooo:paragraph-rsid="0e239ea6" style:font-size-asian="13pt" style:font-style-asian="normal" style:font-weight-asian="normal" style:font-size-complex="13pt" style:font-style-complex="normal" style:font-weight-complex="normal"/>
    </style:style>
    <style:style style:name="P786"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c2c8bb3" officeooo:paragraph-rsid="135a8911" style:font-size-asian="13pt" style:font-style-asian="normal" style:font-weight-asian="normal" style:font-size-complex="13pt" style:font-style-complex="normal" style:font-weight-complex="normal"/>
    </style:style>
    <style:style style:name="P787"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c30051e" officeooo:paragraph-rsid="0e239ea6" style:font-size-asian="13pt" style:font-style-asian="normal" style:font-weight-asian="normal" style:font-size-complex="13pt" style:font-style-complex="normal" style:font-weight-complex="normal"/>
    </style:style>
    <style:style style:name="P788"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0e1b6076" officeooo:paragraph-rsid="0e239ea6" style:font-size-asian="13pt" style:font-style-asian="normal" style:font-weight-asian="normal" style:font-size-complex="13pt" style:font-style-complex="normal" style:font-weight-complex="normal"/>
    </style:style>
    <style:style style:name="P789"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1367ab2e" officeooo:paragraph-rsid="136bd48a" style:font-size-asian="13pt" style:font-style-asian="normal" style:font-weight-asian="normal" style:font-size-complex="13pt" style:font-style-complex="normal" style:font-weight-complex="normal"/>
    </style:style>
    <style:style style:name="P790"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normal" officeooo:rsid="120a1aea" officeooo:paragraph-rsid="0e239ea6" style:font-size-asian="13pt" style:font-style-asian="normal" style:font-weight-asian="normal" style:font-size-complex="13pt" style:font-style-complex="normal" style:font-weight-complex="normal"/>
    </style:style>
    <style:style style:name="P791"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bold" officeooo:rsid="0c081f26" officeooo:paragraph-rsid="0e239ea6" style:font-size-asian="13pt" style:font-style-asian="normal" style:font-weight-asian="bold" style:font-size-complex="13pt" style:font-style-complex="normal" style:font-weight-complex="bold"/>
    </style:style>
    <style:style style:name="P792"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bold" officeooo:rsid="0e1e4c1a" officeooo:paragraph-rsid="0e29cdca" style:font-size-asian="13pt" style:font-style-asian="normal" style:font-weight-asian="bold" style:font-size-complex="13pt" style:font-style-complex="normal" style:font-weight-complex="bold"/>
    </style:style>
    <style:style style:name="P793"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bold" officeooo:rsid="0e1e4c1a" officeooo:paragraph-rsid="0e2b2d4d" style:font-size-asian="13pt" style:font-style-asian="normal" style:font-weight-asian="bold" style:font-size-complex="13pt" style:font-style-complex="normal" style:font-weight-complex="bold"/>
    </style:style>
    <style:style style:name="P794" style:family="paragraph" style:parent-style-name="Standard">
      <style:paragraph-properties fo:text-align="justify" style:justify-single-word="false"/>
      <style:text-properties fo:font-variant="normal" fo:text-transform="none" fo:color="#000000" loext:opacity="100%" style:font-name="Garamond" fo:font-size="12pt" fo:letter-spacing="normal" fo:font-style="normal" style:text-underline-style="none" fo:font-weight="bold" officeooo:rsid="0e1e4c1a" officeooo:paragraph-rsid="192e637b" style:font-size-asian="13pt" style:font-style-asian="normal" style:font-weight-asian="bold" style:font-size-complex="13pt" style:font-style-complex="normal" style:font-weight-complex="bold"/>
    </style:style>
    <style:style style:name="P795" style:family="paragraph" style:parent-style-name="Standard">
      <style:paragraph-properties fo:text-align="justify" style:justify-single-word="false"/>
      <style:text-properties fo:font-variant="normal" fo:text-transform="none" fo:color="#000000" loext:opacity="100%" style:font-name="Garamond" fo:font-size="13pt" fo:letter-spacing="normal" fo:font-style="normal" style:text-underline-style="none" fo:font-weight="normal" officeooo:rsid="01a0549e" officeooo:paragraph-rsid="0e5d325c" style:font-size-asian="13pt" style:font-style-asian="normal" style:font-weight-asian="normal" style:font-size-complex="13pt" style:font-style-complex="normal" style:font-weight-complex="normal"/>
    </style:style>
    <style:style style:name="P796" style:family="paragraph" style:parent-style-name="Standard">
      <style:paragraph-properties fo:text-align="justify" style:justify-single-word="false"/>
      <style:text-properties fo:font-variant="normal" fo:text-transform="none" fo:color="#000000" loext:opacity="100%" style:font-name="Garamond" fo:font-size="13pt" fo:letter-spacing="normal" fo:font-style="normal" style:text-underline-style="none" fo:font-weight="normal" officeooo:rsid="01a0549e" officeooo:paragraph-rsid="03e9cf8f" style:font-size-asian="13pt" style:font-style-asian="normal" style:font-weight-asian="normal" style:font-size-complex="13pt" style:font-style-complex="normal" style:font-weight-complex="normal"/>
    </style:style>
    <style:style style:name="P797" style:family="paragraph" style:parent-style-name="Standard">
      <style:paragraph-properties fo:text-align="justify" style:justify-single-word="false"/>
      <style:text-properties fo:font-variant="normal" fo:text-transform="none" fo:color="#000000" loext:opacity="100%" style:font-name="Garamond" fo:font-size="13pt" fo:letter-spacing="normal" fo:font-style="normal" style:text-underline-style="none" fo:font-weight="bold" officeooo:rsid="13352d75" officeooo:paragraph-rsid="13352d75" style:font-size-asian="13pt" style:font-style-asian="normal" style:font-weight-asian="bold" style:font-size-complex="13pt" style:font-style-complex="normal" style:font-weight-complex="bold"/>
    </style:style>
    <style:style style:name="P798" style:family="paragraph" style:parent-style-name="Standard">
      <style:paragraph-properties fo:text-align="justify" style:justify-single-word="false"/>
      <style:text-properties fo:font-variant="normal" fo:text-transform="none" fo:color="#000000" loext:opacity="100%" style:font-name="Garamond" fo:font-size="16pt" fo:letter-spacing="normal" fo:font-style="normal" fo:font-weight="bold" officeooo:paragraph-rsid="0e566a1e" style:font-size-asian="16pt" style:font-weight-asian="bold" style:font-size-complex="16pt" style:font-weight-complex="bold"/>
    </style:style>
    <style:style style:name="P799"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3d8ee6b" officeooo:paragraph-rsid="03d8ee6b" style:font-size-asian="10pt" style:font-style-asian="normal" style:font-weight-asian="normal" style:font-size-complex="10pt" style:font-style-complex="normal" style:font-weight-complex="normal"/>
    </style:style>
    <style:style style:name="P800"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21b3" officeooo:paragraph-rsid="082621b3" style:font-size-asian="10pt" style:font-style-asian="normal" style:font-weight-asian="normal" style:font-size-complex="10pt" style:font-style-complex="normal" style:font-weight-complex="normal"/>
    </style:style>
    <style:style style:name="P801"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21b3" officeooo:paragraph-rsid="01852318" style:font-size-asian="10pt" style:font-style-asian="normal" style:font-weight-asian="normal" style:font-size-complex="10pt" style:font-style-complex="normal" style:font-weight-complex="normal"/>
    </style:style>
    <style:style style:name="P802"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a9fb" officeooo:paragraph-rsid="0267dac3" style:font-size-asian="10pt" style:font-style-asian="normal" style:font-weight-asian="normal" style:font-size-complex="10pt" style:font-style-complex="normal" style:font-weight-complex="normal"/>
    </style:style>
    <style:style style:name="P803"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a9fb" officeooo:paragraph-rsid="026ad679" style:font-size-asian="10pt" style:font-style-asian="normal" style:font-weight-asian="normal" style:font-size-complex="10pt" style:font-style-complex="normal" style:font-weight-complex="normal"/>
    </style:style>
    <style:style style:name="P804"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826a9fb" officeooo:paragraph-rsid="0815a608" style:font-size-asian="10pt" style:font-style-asian="normal" style:font-weight-asian="normal" style:font-size-complex="10pt" style:font-style-complex="normal" style:font-weight-complex="normal"/>
    </style:style>
    <style:style style:name="P805"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2c8bb3" officeooo:paragraph-rsid="0e239ea6" style:font-size-asian="10pt" style:font-style-asian="normal" style:font-weight-asian="normal" style:font-size-complex="10pt" style:font-style-complex="normal" style:font-weight-complex="normal"/>
    </style:style>
    <style:style style:name="P806"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2c8bb3" officeooo:paragraph-rsid="135a8911" style:font-size-asian="10pt" style:font-style-asian="normal" style:font-weight-asian="normal" style:font-size-complex="10pt" style:font-style-complex="normal" style:font-weight-complex="normal"/>
    </style:style>
    <style:style style:name="P807"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2dfd49" officeooo:paragraph-rsid="18c983aa" style:font-size-asian="10pt" style:font-style-asian="normal" style:font-weight-asian="normal" style:font-size-complex="10pt" style:font-style-complex="normal" style:font-weight-complex="normal"/>
    </style:style>
    <style:style style:name="P808"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2dfd49" officeooo:paragraph-rsid="0e239ea6" style:font-size-asian="10pt" style:font-style-asian="normal" style:font-weight-asian="normal" style:font-size-complex="10pt" style:font-style-complex="normal" style:font-weight-complex="normal"/>
    </style:style>
    <style:style style:name="P809"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30051e" officeooo:paragraph-rsid="0e239ea6" style:font-size-asian="10pt" style:font-style-asian="normal" style:font-weight-asian="normal" style:font-size-complex="10pt" style:font-style-complex="normal" style:font-weight-complex="normal"/>
    </style:style>
    <style:style style:name="P810"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67ab2e" officeooo:paragraph-rsid="18dd7ea1" style:font-size-asian="10pt" style:font-style-asian="normal" style:font-weight-asian="normal" style:font-size-complex="10pt" style:font-style-complex="normal" style:font-weight-complex="normal"/>
    </style:style>
    <style:style style:name="P811"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67ab2e" officeooo:paragraph-rsid="137c4fdd" style:font-size-asian="10pt" style:font-style-asian="normal" style:font-weight-asian="normal" style:font-size-complex="10pt" style:font-style-complex="normal" style:font-weight-complex="normal"/>
    </style:style>
    <style:style style:name="P812"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6bd48a" officeooo:paragraph-rsid="136bd48a" style:font-size-asian="10pt" style:font-style-asian="normal" style:font-weight-asian="normal" style:font-size-complex="10pt" style:font-style-complex="normal" style:font-weight-complex="normal"/>
    </style:style>
    <style:style style:name="P813"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6e1f47" officeooo:paragraph-rsid="136e1f47" style:font-size-asian="10pt" style:font-style-asian="normal" style:font-weight-asian="normal" style:font-size-complex="10pt" style:font-style-complex="normal" style:font-weight-complex="normal"/>
    </style:style>
    <style:style style:name="P814"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719de1" officeooo:paragraph-rsid="13719de1" style:font-size-asian="10pt" style:font-style-asian="normal" style:font-weight-asian="normal" style:font-size-complex="10pt" style:font-style-complex="normal" style:font-weight-complex="normal"/>
    </style:style>
    <style:style style:name="P815"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7c4fdd" officeooo:paragraph-rsid="13823007" style:font-size-asian="10pt" style:font-style-asian="normal" style:font-weight-asian="normal" style:font-size-complex="10pt" style:font-style-complex="normal" style:font-weight-complex="normal"/>
    </style:style>
    <style:style style:name="P816"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37c4fdd" officeooo:paragraph-rsid="1385e7ab" style:font-size-asian="10pt" style:font-style-asian="normal" style:font-weight-asian="normal" style:font-size-complex="10pt" style:font-style-complex="normal" style:font-weight-complex="normal"/>
    </style:style>
    <style:style style:name="P817"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d489cec" officeooo:paragraph-rsid="0e239ea6" style:font-size-asian="10pt" style:font-style-asian="normal" style:font-weight-asian="normal" style:font-size-complex="10pt" style:font-style-complex="normal" style:font-weight-complex="normal"/>
    </style:style>
    <style:style style:name="P818"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8faaf7b" officeooo:paragraph-rsid="18faaf7b" style:font-size-asian="10pt" style:font-style-asian="normal" style:font-weight-asian="normal" style:font-size-complex="10pt" style:font-style-complex="normal" style:font-weight-complex="normal"/>
    </style:style>
    <style:style style:name="P819"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3a2357" officeooo:paragraph-rsid="19034a86" style:font-size-asian="10pt" style:font-style-asian="normal" style:font-weight-asian="normal" style:font-size-complex="10pt" style:font-style-complex="normal" style:font-weight-complex="normal"/>
    </style:style>
    <style:style style:name="P820"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3a2357" officeooo:paragraph-rsid="0e239ea6" style:font-size-asian="10pt" style:font-style-asian="normal" style:font-weight-asian="normal" style:font-size-complex="10pt" style:font-style-complex="normal" style:font-weight-complex="normal"/>
    </style:style>
    <style:style style:name="P821"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d32b8d9" officeooo:paragraph-rsid="0e239ea6" style:font-size-asian="10pt" style:font-style-asian="normal" style:font-weight-asian="normal" style:font-size-complex="10pt" style:font-style-complex="normal" style:font-weight-complex="normal"/>
    </style:style>
    <style:style style:name="P822"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0549e" officeooo:paragraph-rsid="0e566a1e" style:font-size-asian="10pt" style:font-style-asian="normal" style:font-weight-asian="normal" style:font-size-complex="10pt" style:font-style-complex="normal" style:font-weight-complex="normal"/>
    </style:style>
    <style:style style:name="P823"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2043d" officeooo:paragraph-rsid="0e566a1e" style:font-size-asian="10pt" style:font-style-asian="normal" style:font-weight-asian="normal" style:font-size-complex="10pt" style:font-style-complex="normal" style:font-weight-complex="normal"/>
    </style:style>
    <style:style style:name="P824"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3f885" officeooo:paragraph-rsid="0e566a1e" style:font-size-asian="10pt" style:font-style-asian="normal" style:font-weight-asian="normal" style:font-size-complex="10pt" style:font-style-complex="normal" style:font-weight-complex="normal"/>
    </style:style>
    <style:style style:name="P825"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6d419" officeooo:paragraph-rsid="0e566a1e" style:font-size-asian="10pt" style:font-style-asian="normal" style:font-weight-asian="normal" style:font-size-complex="10pt" style:font-style-complex="normal" style:font-weight-complex="normal"/>
    </style:style>
    <style:style style:name="P826"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1a8a08e" officeooo:paragraph-rsid="0e566a1e" style:font-size-asian="10pt" style:font-style-asian="normal" style:font-weight-asian="normal" style:font-size-complex="10pt" style:font-style-complex="normal" style:font-weight-complex="normal"/>
    </style:style>
    <style:style style:name="P827"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1963e201" officeooo:paragraph-rsid="1964ef4c" style:font-size-asian="10pt" style:font-style-asian="normal" style:font-weight-asian="normal" style:font-size-complex="10pt" style:font-style-complex="normal" style:font-weight-complex="normal"/>
    </style:style>
    <style:style style:name="P828"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13f668" officeooo:paragraph-rsid="1a39f756" style:font-size-asian="10pt" style:font-style-asian="normal" style:font-weight-asian="normal" style:font-size-complex="10pt" style:font-style-complex="normal" style:font-weight-complex="normal"/>
    </style:style>
    <style:style style:name="P829"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normal" officeooo:rsid="0cc780b5" officeooo:paragraph-rsid="0cc780b5" fo:background-color="transparent" style:font-size-asian="10pt" style:font-style-asian="normal" style:font-weight-asian="normal" style:font-size-complex="10pt" style:font-style-complex="normal" style:font-weight-complex="normal"/>
    </style:style>
    <style:style style:name="P830"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bold" officeooo:rsid="0c32dba3" officeooo:paragraph-rsid="135a8911" style:font-size-asian="10pt" style:font-style-asian="normal" style:font-weight-asian="bold" style:font-size-complex="10pt" style:font-style-complex="normal" style:font-weight-complex="bold"/>
    </style:style>
    <style:style style:name="P831"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style:text-underline-style="none" fo:font-weight="bold" officeooo:rsid="01a6d419" officeooo:paragraph-rsid="0e566a1e" style:font-size-asian="10pt" style:font-style-asian="normal" style:font-weight-asian="bold" style:font-size-complex="10pt" style:font-style-complex="normal" style:font-weight-complex="bold"/>
    </style:style>
    <style:style style:name="P832" style:family="paragraph" style:parent-style-name="Standard">
      <style:paragraph-properties fo:text-align="justify" style:justify-single-word="false"/>
      <style:text-properties fo:font-variant="normal" fo:text-transform="none" fo:color="#000000" loext:opacity="100%" style:font-name="Garamond" fo:font-size="10pt" fo:letter-spacing="normal" fo:font-style="normal" fo:font-weight="normal" officeooo:rsid="01a48238" officeooo:paragraph-rsid="1964ef4c" style:font-size-asian="10pt" style:font-weight-asian="normal" style:font-size-complex="10pt" style:font-weight-complex="normal"/>
    </style:style>
    <style:style style:name="P833" style:family="paragraph" style:parent-style-name="Standard">
      <style:paragraph-properties fo:text-align="justify" style:justify-single-word="false"/>
      <style:text-properties fo:font-variant="normal" fo:text-transform="none" fo:color="#c9211e" loext:opacity="100%" style:font-name="Garamond" fo:font-size="10pt" fo:letter-spacing="normal" fo:font-style="normal" style:text-underline-style="none" fo:font-weight="normal" officeooo:rsid="080b9865" officeooo:paragraph-rsid="080b9865" fo:background-color="#ffff00" style:font-size-asian="10pt" style:font-style-asian="normal" style:font-weight-asian="normal" style:font-size-complex="10pt" style:font-style-complex="normal" style:font-weight-complex="normal"/>
    </style:style>
    <style:style style:name="P834" style:family="paragraph" style:parent-style-name="Standard">
      <style:paragraph-properties fo:text-align="justify" style:justify-single-word="false"/>
      <style:text-properties fo:font-size="14pt" fo:font-weight="normal" officeooo:rsid="0013b79a" officeooo:paragraph-rsid="00ab3848" style:font-size-asian="12.25pt" style:font-weight-asian="normal" style:font-size-complex="14pt" style:font-weight-complex="normal"/>
    </style:style>
    <style:style style:name="P835" style:family="paragraph" style:parent-style-name="Standard">
      <style:paragraph-properties fo:text-align="justify" style:justify-single-word="false"/>
      <style:text-properties fo:font-size="14pt" fo:font-weight="normal" officeooo:rsid="00149c32" officeooo:paragraph-rsid="00a7e652" style:font-size-asian="12.25pt" style:font-weight-asian="normal" style:font-size-complex="14pt" style:font-weight-complex="normal"/>
    </style:style>
    <style:style style:name="P836" style:family="paragraph" style:parent-style-name="Standard">
      <style:paragraph-properties fo:text-align="justify" style:justify-single-word="false"/>
      <style:text-properties fo:font-size="14pt" fo:font-weight="normal" officeooo:rsid="00149c32" officeooo:paragraph-rsid="0146cda3" style:font-size-asian="12.25pt" style:font-weight-asian="normal" style:font-size-complex="14pt" style:font-weight-complex="normal"/>
    </style:style>
    <style:style style:name="P837" style:family="paragraph" style:parent-style-name="Standard">
      <style:paragraph-properties fo:text-align="justify" style:justify-single-word="false"/>
      <style:text-properties fo:font-size="14pt" fo:font-weight="normal" officeooo:rsid="007ecf1d" officeooo:paragraph-rsid="01523d81" style:font-size-asian="12.25pt" style:font-weight-asian="normal" style:font-size-complex="14pt" style:font-weight-complex="normal"/>
    </style:style>
    <style:style style:name="P838" style:family="paragraph" style:parent-style-name="Standard">
      <style:paragraph-properties fo:text-align="justify" style:justify-single-word="false"/>
      <style:text-properties fo:font-size="14pt" fo:font-weight="normal" officeooo:rsid="00919801" officeooo:paragraph-rsid="0129f2bb" style:font-size-asian="12.25pt" style:font-weight-asian="normal" style:font-size-complex="14pt" style:font-weight-complex="normal"/>
    </style:style>
    <style:style style:name="P839" style:family="paragraph" style:parent-style-name="Standard">
      <style:paragraph-properties fo:text-align="justify" style:justify-single-word="false"/>
      <style:text-properties fo:font-size="14pt" fo:font-weight="normal" officeooo:rsid="001116d4" officeooo:paragraph-rsid="00ab3848" style:font-size-asian="12.25pt" style:font-weight-asian="normal" style:font-size-complex="14pt" style:font-weight-complex="normal"/>
    </style:style>
    <style:style style:name="P840" style:family="paragraph" style:parent-style-name="Standard">
      <style:paragraph-properties fo:text-align="justify" style:justify-single-word="false"/>
      <style:text-properties fo:font-size="14pt" fo:font-weight="normal" officeooo:rsid="0080c059" officeooo:paragraph-rsid="0157afee" style:font-size-asian="12.25pt" style:font-weight-asian="normal" style:font-size-complex="14pt" style:font-weight-complex="normal"/>
    </style:style>
    <style:style style:name="P841" style:family="paragraph" style:parent-style-name="Standard">
      <style:paragraph-properties fo:text-align="justify" style:justify-single-word="false"/>
      <style:text-properties fo:font-size="14pt" fo:font-weight="normal" officeooo:rsid="06475ba4" officeooo:paragraph-rsid="06475ba4" style:font-size-asian="12.25pt" style:font-weight-asian="normal" style:font-size-complex="14pt" style:font-weight-complex="normal"/>
    </style:style>
    <style:style style:name="P842" style:family="paragraph" style:parent-style-name="Standard">
      <style:paragraph-properties fo:text-align="justify" style:justify-single-word="false"/>
      <style:text-properties fo:font-size="14pt" fo:font-weight="normal" officeooo:rsid="009e678b" officeooo:paragraph-rsid="009e678b" style:font-size-asian="12.25pt" style:font-weight-asian="normal" style:font-size-complex="14pt" style:font-weight-complex="normal"/>
    </style:style>
    <style:style style:name="P843" style:family="paragraph" style:parent-style-name="Standard">
      <style:paragraph-properties fo:text-align="justify" style:justify-single-word="false"/>
      <style:text-properties fo:font-size="14pt" fo:font-weight="bold" officeooo:rsid="01599c70" officeooo:paragraph-rsid="01599c70" style:font-size-asian="12.25pt" style:font-weight-asian="bold" style:font-size-complex="14pt" style:font-weight-complex="bold"/>
    </style:style>
    <style:style style:name="P844" style:family="paragraph" style:parent-style-name="Standard">
      <style:paragraph-properties fo:text-align="justify" style:justify-single-word="false"/>
      <style:text-properties fo:font-size="14pt" fo:font-weight="bold" officeooo:rsid="06475ba4" officeooo:paragraph-rsid="06475ba4" style:font-size-asian="12.25pt" style:font-weight-asian="bold" style:font-size-complex="14pt" style:font-weight-complex="bold"/>
    </style:style>
    <style:style style:name="P845" style:family="paragraph" style:parent-style-name="Standard">
      <style:paragraph-properties fo:text-align="justify" style:justify-single-word="false"/>
      <style:text-properties fo:font-size="14pt" fo:font-style="italic" style:text-underline-style="solid" style:text-underline-width="auto" style:text-underline-color="font-color" fo:font-weight="normal" officeooo:rsid="06475ba4" officeooo:paragraph-rsid="06475ba4" style:font-size-asian="12.25pt" style:font-style-asian="italic" style:font-weight-asian="normal" style:font-size-complex="14pt" style:font-style-complex="italic" style:font-weight-complex="normal"/>
    </style:style>
    <style:style style:name="P846" style:family="paragraph" style:parent-style-name="Standard">
      <style:paragraph-properties fo:text-align="justify" style:justify-single-word="false"/>
      <style:text-properties fo:font-size="14pt" fo:font-style="normal" style:text-underline-style="none" fo:font-weight="normal" officeooo:rsid="06475ba4" officeooo:paragraph-rsid="064cc817" style:font-size-asian="12.25pt" style:font-style-asian="normal" style:font-weight-asian="normal" style:font-size-complex="14pt" style:font-style-complex="normal" style:font-weight-complex="normal"/>
    </style:style>
    <style:style style:name="P847" style:family="paragraph" style:parent-style-name="Standard">
      <style:paragraph-properties fo:text-align="start" style:justify-single-word="false"/>
      <style:text-properties fo:font-size="14pt" fo:font-style="normal" style:text-underline-style="none" fo:font-weight="normal" officeooo:rsid="06691086" officeooo:paragraph-rsid="06691086" style:font-size-asian="12.25pt" style:font-style-asian="normal" style:font-weight-asian="normal" style:font-size-complex="14pt" style:font-style-complex="normal" style:font-weight-complex="normal"/>
    </style:style>
    <style:style style:name="P848" style:family="paragraph" style:parent-style-name="Standard">
      <style:paragraph-properties fo:text-align="justify" style:justify-single-word="false"/>
      <style:text-properties officeooo:paragraph-rsid="0e566a1e"/>
    </style:style>
    <style:style style:name="P849" style:family="paragraph" style:parent-style-name="Standard">
      <style:paragraph-properties fo:text-align="justify" style:justify-single-word="false"/>
      <style:text-properties officeooo:paragraph-rsid="1424d590"/>
    </style:style>
    <style:style style:name="P850" style:family="paragraph" style:parent-style-name="Standard">
      <style:paragraph-properties fo:text-align="justify" style:justify-single-word="false"/>
      <style:text-properties officeooo:paragraph-rsid="0830ba76"/>
    </style:style>
    <style:style style:name="P851" style:family="paragraph" style:parent-style-name="Standard">
      <style:paragraph-properties fo:text-align="justify" style:justify-single-word="false"/>
      <style:text-properties style:font-name="Garamond" fo:font-size="14pt" fo:font-weight="bold" officeooo:rsid="06475ba4" officeooo:paragraph-rsid="06475ba4" style:font-size-asian="12.25pt" style:font-weight-asian="bold" style:font-size-complex="14pt" style:font-weight-complex="bold"/>
    </style:style>
    <style:style style:name="P852" style:family="paragraph" style:parent-style-name="Standard">
      <style:paragraph-properties fo:text-align="justify" style:justify-single-word="false"/>
      <style:text-properties style:font-name="Garamond" fo:font-size="14pt" fo:font-weight="bold" officeooo:rsid="00641c00" officeooo:paragraph-rsid="007d72bb" style:font-size-asian="12.25pt" style:font-weight-asian="bold" style:font-size-complex="14pt" style:font-weight-complex="bold"/>
    </style:style>
    <style:style style:name="P853" style:family="paragraph" style:parent-style-name="Standard">
      <style:paragraph-properties fo:text-align="justify" style:justify-single-word="false"/>
      <style:text-properties style:font-name="Garamond" fo:font-size="14pt" fo:font-weight="bold" officeooo:rsid="013df6aa" officeooo:paragraph-rsid="013df6aa" style:font-size-asian="14pt" style:font-weight-asian="bold" style:font-size-complex="14pt" style:font-weight-complex="bold"/>
    </style:style>
    <style:style style:name="P854" style:family="paragraph" style:parent-style-name="Standard">
      <style:paragraph-properties fo:text-align="justify" style:justify-single-word="false"/>
      <style:text-properties style:font-name="Garamond" fo:font-size="14pt" fo:font-weight="normal" officeooo:rsid="0013b79a" officeooo:paragraph-rsid="0078b604" style:font-size-asian="12.25pt" style:font-weight-asian="normal" style:font-size-complex="14pt" style:font-weight-complex="normal"/>
    </style:style>
    <style:style style:name="P855" style:family="paragraph" style:parent-style-name="Standard">
      <style:paragraph-properties fo:text-align="justify" style:justify-single-word="false"/>
      <style:text-properties style:font-name="Garamond" fo:font-size="14pt" fo:font-weight="normal" officeooo:rsid="004d1742" officeooo:paragraph-rsid="0078b604" style:font-size-asian="12.25pt" style:font-weight-asian="normal" style:font-size-complex="14pt" style:font-weight-complex="normal"/>
    </style:style>
    <style:style style:name="P856" style:family="paragraph" style:parent-style-name="Standard">
      <style:paragraph-properties fo:text-align="justify" style:justify-single-word="false"/>
      <style:text-properties style:font-name="Garamond" fo:font-size="14pt" fo:font-style="italic" style:text-underline-style="solid" style:text-underline-width="auto" style:text-underline-color="font-color" fo:font-weight="normal" officeooo:rsid="011ee1ba" officeooo:paragraph-rsid="011ee1ba" style:font-size-asian="12.25pt" style:font-style-asian="italic" style:font-weight-asian="normal" style:font-size-complex="14pt" style:font-style-complex="italic" style:font-weight-complex="normal"/>
    </style:style>
    <style:style style:name="P857" style:family="paragraph" style:parent-style-name="Standard">
      <style:paragraph-properties fo:text-align="justify" style:justify-single-word="false"/>
      <style:text-properties style:font-name="Garamond" fo:font-size="14pt" fo:font-style="normal" style:text-underline-style="none" fo:font-weight="normal" officeooo:rsid="0151fe9f" officeooo:paragraph-rsid="0151fe9f" style:font-size-asian="12.25pt" style:font-style-asian="normal" style:font-weight-asian="normal" style:font-size-complex="14pt" style:font-style-complex="normal" style:font-weight-complex="normal"/>
    </style:style>
    <style:style style:name="P858" style:family="paragraph" style:parent-style-name="Standard">
      <style:paragraph-properties fo:text-align="justify" style:justify-single-word="false"/>
      <style:text-properties style:font-name="Garamond" fo:font-size="12pt" fo:font-weight="normal" officeooo:rsid="0080c059" officeooo:paragraph-rsid="0157afee" style:font-size-asian="12pt" style:font-weight-asian="normal" style:font-size-complex="12pt" style:font-weight-complex="normal"/>
    </style:style>
    <style:style style:name="P859"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6475ba4" style:font-size-asian="12pt" style:font-style-asian="normal" style:font-weight-asian="normal" style:font-size-complex="12pt" style:font-style-complex="normal" style:font-weight-complex="normal"/>
    </style:style>
    <style:style style:name="P860"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67021b2" style:font-size-asian="12pt" style:font-style-asian="normal" style:font-weight-asian="normal" style:font-size-complex="12pt" style:font-style-complex="normal" style:font-weight-complex="normal"/>
    </style:style>
    <style:style style:name="P861" style:family="paragraph" style:parent-style-name="Standard">
      <style:paragraph-properties fo:text-align="justify" style:justify-single-word="false"/>
      <style:text-properties style:font-name="Garamond" fo:font-size="12pt" fo:font-style="normal" style:text-underline-style="none" fo:font-weight="normal" officeooo:rsid="06475ba4" officeooo:paragraph-rsid="0a5b50a0" style:font-size-asian="12pt" style:font-style-asian="normal" style:font-weight-asian="normal" style:font-size-complex="12pt" style:font-style-complex="normal" style:font-weight-complex="normal"/>
    </style:style>
    <style:style style:name="P862" style:family="paragraph" style:parent-style-name="Standard">
      <style:paragraph-properties fo:text-align="start" style:justify-single-word="false"/>
      <style:text-properties style:font-name="Garamond" fo:font-size="12pt" fo:font-style="normal" style:text-underline-style="none" fo:font-weight="normal" officeooo:rsid="0654f3e3" officeooo:paragraph-rsid="0654f3e3" style:font-size-asian="12pt" style:font-style-asian="normal" style:font-weight-asian="normal" style:font-size-complex="12pt" style:font-style-complex="normal" style:font-weight-complex="normal"/>
    </style:style>
    <style:style style:name="P863" style:family="paragraph" style:parent-style-name="Standard">
      <style:paragraph-properties fo:text-align="justify" style:justify-single-word="false"/>
      <style:text-properties style:font-name="Garamond" fo:font-size="12pt" fo:font-style="normal" style:text-underline-style="none" fo:font-weight="bold" officeooo:rsid="06475ba4" officeooo:paragraph-rsid="06475ba4" style:font-size-asian="12pt" style:font-style-asian="normal" style:font-weight-asian="bold" style:font-size-complex="12pt" style:font-style-complex="normal" style:font-weight-complex="bold"/>
    </style:style>
    <style:style style:name="P864" style:family="paragraph" style:parent-style-name="Standard">
      <style:paragraph-properties fo:text-align="justify" style:justify-single-word="false"/>
      <style:text-properties style:font-name="Garamond" fo:font-size="12pt" fo:font-style="normal" style:text-underline-style="none" fo:font-weight="bold" officeooo:rsid="0040d8c8" officeooo:paragraph-rsid="012a4dc7" style:font-size-asian="12pt" style:font-style-asian="normal" style:font-weight-asian="bold" style:font-size-complex="12pt" style:font-style-complex="normal" style:font-weight-complex="bold"/>
    </style:style>
    <style:style style:name="P865" style:family="paragraph" style:parent-style-name="Standard">
      <style:paragraph-properties fo:text-align="justify" style:justify-single-word="false"/>
      <style:text-properties style:font-name="Garamond" fo:font-size="12pt" fo:font-style="normal" style:text-underline-style="none" fo:font-weight="bold" officeooo:rsid="0040d8c8" officeooo:paragraph-rsid="152e3b60" style:font-size-asian="12pt" style:font-style-asian="normal" style:font-weight-asian="bold" style:font-size-complex="12pt" style:font-style-complex="normal" style:font-weight-complex="bold"/>
    </style:style>
    <style:style style:name="P866" style:family="paragraph" style:parent-style-name="Standard">
      <style:paragraph-properties fo:text-align="justify" style:justify-single-word="false"/>
      <style:text-properties style:font-name="Garamond" fo:font-size="12pt" fo:font-style="normal" style:text-underline-style="none" fo:font-weight="bold" officeooo:rsid="0151fe9f" officeooo:paragraph-rsid="0151fe9f" style:font-size-asian="12pt" style:font-style-asian="normal" style:font-weight-asian="bold" style:font-size-complex="12pt" style:font-style-complex="normal" style:font-weight-complex="bold"/>
    </style:style>
    <style:style style:name="P867" style:family="paragraph" style:parent-style-name="Standard">
      <style:paragraph-properties fo:text-align="justify" style:justify-single-word="false"/>
      <style:text-properties style:font-name="Garamond" fo:font-size="10pt" fo:font-weight="normal" officeooo:rsid="00919801" officeooo:paragraph-rsid="0129f2bb" style:font-size-asian="10pt" style:font-weight-asian="normal" style:font-size-complex="10pt" style:font-weight-complex="normal"/>
    </style:style>
    <style:style style:name="P868" style:family="paragraph" style:parent-style-name="Standard">
      <style:paragraph-properties fo:text-align="justify" style:justify-single-word="false"/>
      <style:text-properties style:font-name="Garamond" fo:font-size="10pt" fo:font-weight="normal" officeooo:rsid="01599c70" officeooo:paragraph-rsid="056165dc" style:font-size-asian="10pt" style:font-weight-asian="normal" style:font-size-complex="10pt" style:font-weight-complex="normal"/>
    </style:style>
    <style:style style:name="P869" style:family="paragraph" style:parent-style-name="Standard">
      <style:paragraph-properties fo:text-align="justify" style:justify-single-word="false"/>
      <style:text-properties style:font-name="Garamond" fo:font-size="10pt" fo:font-weight="normal" officeooo:rsid="01599c70" officeooo:paragraph-rsid="01599c70" style:font-size-asian="10pt" style:font-weight-asian="normal" style:font-size-complex="10pt" style:font-weight-complex="normal"/>
    </style:style>
    <style:style style:name="P870" style:family="paragraph" style:parent-style-name="Standard">
      <style:paragraph-properties fo:text-align="justify" style:justify-single-word="false"/>
      <style:text-properties style:font-name="Garamond" fo:font-size="10pt" fo:font-weight="normal" officeooo:rsid="0159b1b8" officeooo:paragraph-rsid="0159b1b8" style:font-size-asian="10pt" style:font-weight-asian="normal" style:font-size-complex="10pt" style:font-weight-complex="normal"/>
    </style:style>
    <style:style style:name="P871" style:family="paragraph" style:parent-style-name="Standard">
      <style:paragraph-properties fo:text-align="justify" style:justify-single-word="false"/>
      <style:text-properties style:font-name="Garamond" fo:font-size="10pt" fo:font-weight="normal" officeooo:rsid="009c2885" officeooo:paragraph-rsid="009c2885" style:font-size-asian="10pt" style:font-weight-asian="normal" style:font-size-complex="10pt" style:font-weight-complex="normal"/>
    </style:style>
    <style:style style:name="P872" style:family="paragraph" style:parent-style-name="Standard">
      <style:paragraph-properties fo:text-align="justify" style:justify-single-word="false"/>
      <style:text-properties style:font-name="Garamond" fo:font-size="10pt" fo:font-weight="normal" officeooo:rsid="00149c32" officeooo:paragraph-rsid="009c2885" style:font-size-asian="10pt" style:font-weight-asian="normal" style:font-size-complex="10pt" style:font-weight-complex="normal"/>
    </style:style>
    <style:style style:name="P873" style:family="paragraph" style:parent-style-name="Standard">
      <style:paragraph-properties fo:text-align="justify" style:justify-single-word="false"/>
      <style:text-properties style:font-name="Garamond" fo:font-size="10pt" fo:font-weight="normal" officeooo:rsid="00149c32" officeooo:paragraph-rsid="0141a4e9" style:font-size-asian="10pt" style:font-weight-asian="normal" style:font-size-complex="10pt" style:font-weight-complex="normal"/>
    </style:style>
    <style:style style:name="P874" style:family="paragraph" style:parent-style-name="Standard">
      <style:paragraph-properties fo:text-align="justify" style:justify-single-word="false"/>
      <style:text-properties style:font-name="Garamond" fo:font-size="10pt" fo:font-weight="normal" officeooo:rsid="00149c32" officeooo:paragraph-rsid="00a7e652" style:font-size-asian="10pt" style:font-weight-asian="normal" style:font-size-complex="10pt" style:font-weight-complex="normal"/>
    </style:style>
    <style:style style:name="P875" style:family="paragraph" style:parent-style-name="Standard">
      <style:paragraph-properties fo:text-align="justify" style:justify-single-word="false"/>
      <style:text-properties style:font-name="Garamond" fo:font-size="10pt" fo:font-weight="normal" officeooo:rsid="009e678b" officeooo:paragraph-rsid="069637a0" style:font-size-asian="10pt" style:font-weight-asian="normal" style:font-size-complex="10pt" style:font-weight-complex="normal"/>
    </style:style>
    <style:style style:name="P876" style:family="paragraph" style:parent-style-name="Standard">
      <style:paragraph-properties fo:text-align="justify" style:justify-single-word="false"/>
      <style:text-properties style:font-name="Garamond" fo:font-size="10pt" fo:font-weight="normal" officeooo:rsid="0078b604" officeooo:paragraph-rsid="0078b604" style:font-size-asian="10pt" style:font-weight-asian="normal" style:font-size-complex="10pt" style:font-weight-complex="normal"/>
    </style:style>
    <style:style style:name="P877" style:family="paragraph" style:parent-style-name="Standard">
      <style:paragraph-properties fo:text-align="justify" style:justify-single-word="false"/>
      <style:text-properties style:font-name="Garamond" fo:font-size="10pt" fo:font-weight="normal" officeooo:rsid="0013b79a" officeooo:paragraph-rsid="0078b604" style:font-size-asian="10pt" style:font-weight-asian="normal" style:font-size-complex="10pt" style:font-weight-complex="normal"/>
    </style:style>
    <style:style style:name="P878" style:family="paragraph" style:parent-style-name="Standard">
      <style:paragraph-properties fo:text-align="justify" style:justify-single-word="false"/>
      <style:text-properties style:font-name="Garamond" fo:font-size="10pt" fo:font-weight="normal" officeooo:rsid="00101a59" officeooo:paragraph-rsid="0078b604" style:font-size-asian="10pt" style:font-weight-asian="normal" style:font-size-complex="10pt" style:font-weight-complex="normal"/>
    </style:style>
    <style:style style:name="P879" style:family="paragraph" style:parent-style-name="Standard">
      <style:paragraph-properties fo:text-align="justify" style:justify-single-word="false"/>
      <style:text-properties style:font-name="Garamond" fo:font-size="10pt" fo:font-weight="normal" officeooo:rsid="052b45ed" officeooo:paragraph-rsid="052b45ed" style:font-size-asian="10pt" style:font-weight-asian="normal" style:font-size-complex="10pt" style:font-weight-complex="normal"/>
    </style:style>
    <style:style style:name="P880" style:family="paragraph" style:parent-style-name="Standard">
      <style:paragraph-properties fo:text-align="justify" style:justify-single-word="false"/>
      <style:text-properties style:font-name="Garamond" fo:font-size="10pt" fo:font-weight="normal" officeooo:rsid="004d1742" officeooo:paragraph-rsid="0078b604" style:font-size-asian="10pt" style:font-weight-asian="normal" style:font-size-complex="10pt" style:font-weight-complex="normal"/>
    </style:style>
    <style:style style:name="P881" style:family="paragraph" style:parent-style-name="Standard">
      <style:paragraph-properties fo:text-align="justify" style:justify-single-word="false"/>
      <style:text-properties style:font-name="Garamond" fo:font-size="10pt" fo:font-weight="normal" officeooo:rsid="008326b0" officeooo:paragraph-rsid="00e5d238" style:font-size-asian="10pt" style:font-weight-asian="normal" style:font-size-complex="10pt" style:font-weight-complex="normal"/>
    </style:style>
    <style:style style:name="P882" style:family="paragraph" style:parent-style-name="Standard">
      <style:paragraph-properties fo:text-align="justify" style:justify-single-word="false"/>
      <style:text-properties style:font-name="Garamond" fo:font-size="10pt" fo:font-weight="normal" officeooo:rsid="00878aa3" officeooo:paragraph-rsid="00e7ccb1" style:font-size-asian="10pt" style:font-weight-asian="normal" style:font-size-complex="10pt" style:font-weight-complex="normal"/>
    </style:style>
    <style:style style:name="P883" style:family="paragraph" style:parent-style-name="Standard">
      <style:paragraph-properties fo:text-align="justify" style:justify-single-word="false"/>
      <style:text-properties style:font-name="Garamond" fo:font-size="10pt" fo:font-weight="normal" officeooo:rsid="00878aa3" officeooo:paragraph-rsid="0a2fd2c7" style:font-size-asian="10pt" style:font-weight-asian="normal" style:font-size-complex="10pt" style:font-weight-complex="normal"/>
    </style:style>
    <style:style style:name="P884" style:family="paragraph" style:parent-style-name="Standard">
      <style:paragraph-properties fo:text-align="justify" style:justify-single-word="false"/>
      <style:text-properties style:font-name="Garamond" fo:font-size="10pt" fo:font-weight="normal" officeooo:rsid="00878aa3" officeooo:paragraph-rsid="007d72bb" style:font-size-asian="10pt" style:font-weight-asian="normal" style:font-size-complex="10pt" style:font-weight-complex="normal"/>
    </style:style>
    <style:style style:name="P885" style:family="paragraph" style:parent-style-name="Standard">
      <style:paragraph-properties fo:text-align="justify" style:justify-single-word="false"/>
      <style:text-properties style:font-name="Garamond" fo:font-size="10pt" fo:font-weight="normal" officeooo:rsid="00878aa3" officeooo:paragraph-rsid="00809528" style:font-size-asian="10pt" style:font-weight-asian="normal" style:font-size-complex="10pt" style:font-weight-complex="normal"/>
    </style:style>
    <style:style style:name="P886" style:family="paragraph" style:parent-style-name="Standard">
      <style:paragraph-properties fo:text-align="justify" style:justify-single-word="false"/>
      <style:text-properties style:font-name="Garamond" fo:font-size="10pt" fo:font-weight="normal" officeooo:rsid="00878aa3" officeooo:paragraph-rsid="00ab3848" style:font-size-asian="10pt" style:font-weight-asian="normal" style:font-size-complex="10pt" style:font-weight-complex="normal"/>
    </style:style>
    <style:style style:name="P887" style:family="paragraph" style:parent-style-name="Standard">
      <style:paragraph-properties fo:text-align="justify" style:justify-single-word="false"/>
      <style:text-properties style:font-name="Garamond" fo:font-size="10pt" fo:font-weight="normal" officeooo:rsid="008d7193" officeooo:paragraph-rsid="0130fd11" style:font-size-asian="10pt" style:font-weight-asian="normal" style:font-size-complex="10pt" style:font-weight-complex="normal"/>
    </style:style>
    <style:style style:name="P888" style:family="paragraph" style:parent-style-name="Standard">
      <style:paragraph-properties fo:text-align="justify" style:justify-single-word="false"/>
      <style:text-properties style:font-name="Garamond" fo:font-size="10pt" fo:font-weight="normal" officeooo:rsid="007ecf1d" officeooo:paragraph-rsid="01523d81" style:font-size-asian="10pt" style:font-weight-asian="normal" style:font-size-complex="10pt" style:font-weight-complex="normal"/>
    </style:style>
    <style:style style:name="P889" style:family="paragraph" style:parent-style-name="Standard">
      <style:paragraph-properties fo:text-align="justify" style:justify-single-word="false"/>
      <style:text-properties style:font-name="Garamond" fo:font-size="10pt" fo:font-weight="normal" officeooo:rsid="155740f9" officeooo:paragraph-rsid="155740f9" style:font-size-asian="10pt" style:font-weight-asian="normal" style:font-size-complex="10pt" style:font-weight-complex="normal"/>
    </style:style>
    <style:style style:name="P890" style:family="paragraph" style:parent-style-name="Standard">
      <style:paragraph-properties fo:text-align="justify" style:justify-single-word="false"/>
      <style:text-properties style:font-name="Garamond" fo:font-size="10pt" fo:font-weight="normal" officeooo:rsid="1555452e" officeooo:paragraph-rsid="01523d81" style:font-size-asian="10pt" style:font-weight-asian="normal" style:font-size-complex="10pt" style:font-weight-complex="normal"/>
    </style:style>
    <style:style style:name="P891" style:family="paragraph" style:parent-style-name="Standard">
      <style:paragraph-properties fo:text-align="justify" style:justify-single-word="false"/>
      <style:text-properties style:font-name="Garamond" fo:font-size="10pt" fo:font-weight="normal" officeooo:rsid="1555452e" officeooo:paragraph-rsid="00a7e652" style:font-size-asian="10pt" style:font-weight-asian="normal" style:font-size-complex="10pt" style:font-weight-complex="normal"/>
    </style:style>
    <style:style style:name="P892" style:family="paragraph" style:parent-style-name="Standard">
      <style:paragraph-properties fo:text-align="justify" style:justify-single-word="false"/>
      <style:text-properties style:font-name="Garamond" fo:font-size="10pt" fo:font-weight="normal" officeooo:rsid="1555452e" officeooo:paragraph-rsid="0157afee" style:font-size-asian="10pt" style:font-weight-asian="normal" style:font-size-complex="10pt" style:font-weight-complex="normal"/>
    </style:style>
    <style:style style:name="P893" style:family="paragraph" style:parent-style-name="Standard">
      <style:paragraph-properties fo:text-align="justify" style:justify-single-word="false"/>
      <style:text-properties style:font-name="Garamond" fo:font-size="10pt" fo:font-style="normal" style:text-underline-style="none" fo:font-weight="normal" officeooo:rsid="00925677" officeooo:paragraph-rsid="013e3d6b" style:font-size-asian="10pt" style:font-style-asian="normal" style:font-weight-asian="normal" style:font-size-complex="10pt" style:font-style-complex="normal" style:font-weight-complex="normal"/>
    </style:style>
    <style:style style:name="P894" style:family="paragraph" style:parent-style-name="Standard">
      <style:paragraph-properties fo:text-align="justify" style:justify-single-word="false"/>
      <style:text-properties style:font-name="Garamond" fo:font-size="10pt" fo:font-style="normal" style:text-underline-style="none" fo:font-weight="normal" officeooo:rsid="00925677" officeooo:paragraph-rsid="00a7e652" style:font-size-asian="10pt" style:font-style-asian="normal" style:font-weight-asian="normal" style:font-size-complex="10pt" style:font-style-complex="normal" style:font-weight-complex="normal"/>
    </style:style>
    <style:style style:name="P895" style:family="paragraph" style:parent-style-name="Standard">
      <style:paragraph-properties fo:text-align="justify" style:justify-single-word="false"/>
      <style:text-properties style:font-name="Garamond" fo:font-size="10pt" fo:font-style="normal" style:text-underline-style="none" fo:font-weight="normal" officeooo:rsid="00925677" officeooo:paragraph-rsid="014a7997" style:font-size-asian="10pt" style:font-style-asian="normal" style:font-weight-asian="normal" style:font-size-complex="10pt" style:font-style-complex="normal" style:font-weight-complex="normal"/>
    </style:style>
    <style:style style:name="P896" style:family="paragraph" style:parent-style-name="Standard">
      <style:paragraph-properties fo:text-align="justify" style:justify-single-word="false"/>
      <style:text-properties style:font-name="Garamond" fo:font-size="10pt" fo:font-style="normal" style:text-underline-style="none" fo:font-weight="normal" officeooo:rsid="00925677" officeooo:paragraph-rsid="06475ba4" style:font-size-asian="10pt" style:font-style-asian="normal" style:font-weight-asian="normal" style:font-size-complex="10pt" style:font-style-complex="normal" style:font-weight-complex="normal"/>
    </style:style>
    <style:style style:name="P897"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6475ba4" style:font-size-asian="10pt" style:font-style-asian="normal" style:font-weight-asian="normal" style:font-size-complex="10pt" style:font-style-complex="normal" style:font-weight-complex="normal"/>
    </style:style>
    <style:style style:name="P898"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64cc817" style:font-size-asian="10pt" style:font-style-asian="normal" style:font-weight-asian="normal" style:font-size-complex="10pt" style:font-style-complex="normal" style:font-weight-complex="normal"/>
    </style:style>
    <style:style style:name="P899"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a4ab862" style:font-size-asian="10pt" style:font-style-asian="normal" style:font-weight-asian="normal" style:font-size-complex="10pt" style:font-style-complex="normal" style:font-weight-complex="normal"/>
    </style:style>
    <style:style style:name="P900"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a5b50a0" style:font-size-asian="10pt" style:font-style-asian="normal" style:font-weight-asian="normal" style:font-size-complex="10pt" style:font-style-complex="normal" style:font-weight-complex="normal"/>
    </style:style>
    <style:style style:name="P901"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67021b2" style:font-size-asian="10pt" style:font-style-asian="normal" style:font-weight-asian="normal" style:font-size-complex="10pt" style:font-style-complex="normal" style:font-weight-complex="normal"/>
    </style:style>
    <style:style style:name="P902" style:family="paragraph" style:parent-style-name="Standard">
      <style:paragraph-properties fo:text-align="justify" style:justify-single-word="false"/>
      <style:text-properties style:font-name="Garamond" fo:font-size="10pt" fo:font-style="normal" style:text-underline-style="none" fo:font-weight="normal" officeooo:rsid="06475ba4" officeooo:paragraph-rsid="0672b381" style:font-size-asian="10pt" style:font-style-asian="normal" style:font-weight-asian="normal" style:font-size-complex="10pt" style:font-style-complex="normal" style:font-weight-complex="normal"/>
    </style:style>
    <style:style style:name="P903" style:family="paragraph" style:parent-style-name="Standard">
      <style:paragraph-properties fo:text-align="center" style:justify-single-word="false"/>
      <style:text-properties style:font-name="Garamond" fo:font-size="10pt" fo:font-style="normal" style:text-underline-style="none" fo:font-weight="normal" officeooo:rsid="06475ba4" officeooo:paragraph-rsid="0a4d53b1" style:font-size-asian="10pt" style:font-style-asian="normal" style:font-weight-asian="normal" style:font-size-complex="10pt" style:font-style-complex="normal" style:font-weight-complex="normal"/>
    </style:style>
    <style:style style:name="P904" style:family="paragraph" style:parent-style-name="Standard">
      <style:paragraph-properties fo:text-align="center" style:justify-single-word="false"/>
      <style:text-properties style:font-name="Garamond" fo:font-size="10pt" fo:font-style="normal" style:text-underline-style="none" fo:font-weight="normal" officeooo:rsid="06475ba4" officeooo:paragraph-rsid="0654f3e3" style:font-size-asian="10pt" style:font-style-asian="normal" style:font-weight-asian="normal" style:font-size-complex="10pt" style:font-style-complex="normal" style:font-weight-complex="normal"/>
    </style:style>
    <style:style style:name="P905" style:family="paragraph" style:parent-style-name="Standard">
      <style:paragraph-properties fo:text-align="center" style:justify-single-word="false"/>
      <style:text-properties style:font-name="Garamond" fo:font-size="10pt" fo:font-style="normal" style:text-underline-style="none" fo:font-weight="normal" officeooo:rsid="06475ba4" officeooo:paragraph-rsid="06475ba4" style:font-size-asian="10pt" style:font-style-asian="normal" style:font-weight-asian="normal" style:font-size-complex="10pt" style:font-style-complex="normal" style:font-weight-complex="normal"/>
    </style:style>
    <style:style style:name="P906" style:family="paragraph" style:parent-style-name="Standard">
      <style:paragraph-properties fo:text-align="justify" style:justify-single-word="false"/>
      <style:text-properties style:font-name="Garamond" fo:font-size="10pt" fo:font-style="normal" style:text-underline-style="none" fo:font-weight="normal" officeooo:rsid="0649d691" officeooo:paragraph-rsid="0649d691" style:font-size-asian="10pt" style:font-style-asian="normal" style:font-weight-asian="normal" style:font-size-complex="10pt" style:font-style-complex="normal" style:font-weight-complex="normal"/>
    </style:style>
    <style:style style:name="P907" style:family="paragraph" style:parent-style-name="Standard">
      <style:paragraph-properties fo:text-align="center" style:justify-single-word="false"/>
      <style:text-properties style:font-name="Garamond" fo:font-size="10pt" fo:font-style="normal" style:text-underline-style="none" fo:font-weight="normal" officeooo:rsid="0654f3e3" officeooo:paragraph-rsid="0654f3e3" style:font-size-asian="10pt" style:font-style-asian="normal" style:font-weight-asian="normal" style:font-size-complex="10pt" style:font-style-complex="normal" style:font-weight-complex="normal"/>
    </style:style>
    <style:style style:name="P908" style:family="paragraph" style:parent-style-name="Standard">
      <style:paragraph-properties fo:text-align="justify" style:justify-single-word="false"/>
      <style:text-properties style:font-name="Garamond" fo:font-size="10pt" fo:font-style="normal" style:text-underline-style="none" fo:font-weight="normal" officeooo:rsid="0654f3e3" officeooo:paragraph-rsid="065e75fa" style:font-size-asian="10pt" style:font-style-asian="normal" style:font-weight-asian="normal" style:font-size-complex="10pt" style:font-style-complex="normal" style:font-weight-complex="normal"/>
    </style:style>
    <style:style style:name="P909" style:family="paragraph" style:parent-style-name="Standard">
      <style:paragraph-properties fo:text-align="start" style:justify-single-word="false"/>
      <style:text-properties style:font-name="Garamond" fo:font-size="10pt" fo:font-style="normal" style:text-underline-style="none" fo:font-weight="normal" officeooo:rsid="0654f3e3" officeooo:paragraph-rsid="0654f3e3" style:font-size-asian="10pt" style:font-style-asian="normal" style:font-weight-asian="normal" style:font-size-complex="10pt" style:font-style-complex="normal" style:font-weight-complex="normal"/>
    </style:style>
    <style:style style:name="P910" style:family="paragraph" style:parent-style-name="Standard">
      <style:paragraph-properties fo:text-align="start" style:justify-single-word="false"/>
      <style:text-properties style:font-name="Garamond" fo:font-size="10pt" fo:font-style="normal" style:text-underline-style="none" fo:font-weight="normal" officeooo:rsid="0659e8d0" officeooo:paragraph-rsid="0659e8d0" style:font-size-asian="10pt" style:font-style-asian="normal" style:font-weight-asian="normal" style:font-size-complex="10pt" style:font-style-complex="normal" style:font-weight-complex="normal"/>
    </style:style>
    <style:style style:name="P911" style:family="paragraph" style:parent-style-name="Standard">
      <style:paragraph-properties fo:text-align="start" style:justify-single-word="false"/>
      <style:text-properties style:font-name="Garamond" fo:font-size="10pt" fo:font-style="normal" style:text-underline-style="none" fo:font-weight="normal" officeooo:rsid="065080e9" officeooo:paragraph-rsid="065080e9" style:font-size-asian="10pt" style:font-style-asian="normal" style:font-weight-asian="normal" style:font-size-complex="10pt" style:font-style-complex="normal" style:font-weight-complex="normal"/>
    </style:style>
    <style:style style:name="P912" style:family="paragraph" style:parent-style-name="Standard">
      <style:paragraph-properties fo:text-align="start" style:justify-single-word="false"/>
      <style:text-properties style:font-name="Garamond" fo:font-size="10pt" fo:font-style="normal" style:text-underline-style="none" fo:font-weight="normal" officeooo:rsid="065080e9" officeooo:paragraph-rsid="0653d8b7" style:font-size-asian="10pt" style:font-style-asian="normal" style:font-weight-asian="normal" style:font-size-complex="10pt" style:font-style-complex="normal" style:font-weight-complex="normal"/>
    </style:style>
    <style:style style:name="P913" style:family="paragraph" style:parent-style-name="Standard">
      <style:paragraph-properties fo:text-align="justify" style:justify-single-word="false"/>
      <style:text-properties style:font-name="Garamond" fo:font-size="10pt" fo:font-style="normal" style:text-underline-style="none" fo:font-weight="normal" officeooo:rsid="065080e9" officeooo:paragraph-rsid="0653d8b7" style:font-size-asian="10pt" style:font-style-asian="normal" style:font-weight-asian="normal" style:font-size-complex="10pt" style:font-style-complex="normal" style:font-weight-complex="normal"/>
    </style:style>
    <style:style style:name="P914" style:family="paragraph" style:parent-style-name="Standard">
      <style:paragraph-properties fo:text-align="center" style:justify-single-word="false"/>
      <style:text-properties style:font-name="Garamond" fo:font-size="10pt" fo:font-style="normal" style:text-underline-style="none" fo:font-weight="normal" officeooo:rsid="065080e9" officeooo:paragraph-rsid="0653d8b7" style:font-size-asian="10pt" style:font-style-asian="normal" style:font-weight-asian="normal" style:font-size-complex="10pt" style:font-style-complex="normal" style:font-weight-complex="normal"/>
    </style:style>
    <style:style style:name="P915" style:family="paragraph" style:parent-style-name="Standard">
      <style:paragraph-properties fo:text-align="justify" style:justify-single-word="false"/>
      <style:text-properties style:font-name="Garamond" fo:font-size="10pt" fo:font-style="normal" style:text-underline-style="none" fo:font-weight="normal" officeooo:rsid="0658ca4d" officeooo:paragraph-rsid="0654f3e3" style:font-size-asian="10pt" style:font-style-asian="normal" style:font-weight-asian="normal" style:font-size-complex="10pt" style:font-style-complex="normal" style:font-weight-complex="normal"/>
    </style:style>
    <style:style style:name="P916" style:family="paragraph" style:parent-style-name="Standard">
      <style:paragraph-properties fo:text-align="center" style:justify-single-word="false"/>
      <style:text-properties style:font-name="Garamond" fo:font-size="10pt" fo:font-style="normal" style:text-underline-style="none" fo:font-weight="normal" officeooo:rsid="06658ebf" officeooo:paragraph-rsid="06658ebf" style:font-size-asian="10pt" style:font-style-asian="normal" style:font-weight-asian="normal" style:font-size-complex="10pt" style:font-style-complex="normal" style:font-weight-complex="normal"/>
    </style:style>
    <style:style style:name="P917" style:family="paragraph" style:parent-style-name="Standard">
      <style:paragraph-properties fo:text-align="justify" style:justify-single-word="false"/>
      <style:text-properties style:font-name="Garamond" fo:font-size="10pt" fo:font-style="normal" style:text-underline-style="none" fo:font-weight="normal" officeooo:rsid="0666452e" officeooo:paragraph-rsid="0666452e" style:font-size-asian="10pt" style:font-style-asian="normal" style:font-weight-asian="normal" style:font-size-complex="10pt" style:font-style-complex="normal" style:font-weight-complex="normal"/>
    </style:style>
    <style:style style:name="P918" style:family="paragraph" style:parent-style-name="Standard">
      <style:paragraph-properties fo:text-align="center" style:justify-single-word="false"/>
      <style:text-properties style:font-name="Garamond" fo:font-size="10pt" fo:font-style="normal" style:text-underline-style="none" fo:font-weight="normal" officeooo:rsid="0666452e" officeooo:paragraph-rsid="0666452e" style:font-size-asian="10pt" style:font-style-asian="normal" style:font-weight-asian="normal" style:font-size-complex="10pt" style:font-style-complex="normal" style:font-weight-complex="normal"/>
    </style:style>
    <style:style style:name="P919" style:family="paragraph" style:parent-style-name="Standard">
      <style:paragraph-properties fo:text-align="center" style:justify-single-word="false"/>
      <style:text-properties style:font-name="Garamond" fo:font-size="10pt" fo:font-style="normal" style:text-underline-style="none" fo:font-weight="normal" officeooo:rsid="0666452e" officeooo:paragraph-rsid="06680303" style:font-size-asian="10pt" style:font-style-asian="normal" style:font-weight-asian="normal" style:font-size-complex="10pt" style:font-style-complex="normal" style:font-weight-complex="normal"/>
    </style:style>
    <style:style style:name="P920" style:family="paragraph" style:parent-style-name="Standard">
      <style:paragraph-properties fo:text-align="center" style:justify-single-word="false"/>
      <style:text-properties style:font-name="Garamond" fo:font-size="10pt" fo:font-style="normal" style:text-underline-style="none" fo:font-weight="normal" officeooo:rsid="0666452e" officeooo:paragraph-rsid="06694c6c" style:font-size-asian="10pt" style:font-style-asian="normal" style:font-weight-asian="normal" style:font-size-complex="10pt" style:font-style-complex="normal" style:font-weight-complex="normal"/>
    </style:style>
    <style:style style:name="P921"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6675d6a" style:font-size-asian="10pt" style:font-style-asian="normal" style:font-weight-asian="normal" style:font-size-complex="10pt" style:font-style-complex="normal" style:font-weight-complex="normal"/>
    </style:style>
    <style:style style:name="P922"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67021b2" style:font-size-asian="10pt" style:font-style-asian="normal" style:font-weight-asian="normal" style:font-size-complex="10pt" style:font-style-complex="normal" style:font-weight-complex="normal"/>
    </style:style>
    <style:style style:name="P923"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671d0c4" style:font-size-asian="10pt" style:font-style-asian="normal" style:font-weight-asian="normal" style:font-size-complex="10pt" style:font-style-complex="normal" style:font-weight-complex="normal"/>
    </style:style>
    <style:style style:name="P924"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672b381" style:font-size-asian="10pt" style:font-style-asian="normal" style:font-weight-asian="normal" style:font-size-complex="10pt" style:font-style-complex="normal" style:font-weight-complex="normal"/>
    </style:style>
    <style:style style:name="P925" style:family="paragraph" style:parent-style-name="Standard">
      <style:paragraph-properties fo:text-align="justify" style:justify-single-word="false"/>
      <style:text-properties style:font-name="Garamond" fo:font-size="10pt" fo:font-style="normal" style:text-underline-style="none" fo:font-weight="normal" officeooo:rsid="06675d6a" officeooo:paragraph-rsid="0a5b50a0" style:font-size-asian="10pt" style:font-style-asian="normal" style:font-weight-asian="normal" style:font-size-complex="10pt" style:font-style-complex="normal" style:font-weight-complex="normal"/>
    </style:style>
    <style:style style:name="P926" style:family="paragraph" style:parent-style-name="Standard">
      <style:paragraph-properties fo:text-align="center" style:justify-single-word="false"/>
      <style:text-properties style:font-name="Garamond" fo:font-size="10pt" fo:font-style="normal" style:text-underline-style="none" fo:font-weight="normal" officeooo:rsid="06675d6a" officeooo:paragraph-rsid="06675d6a" style:font-size-asian="10pt" style:font-style-asian="normal" style:font-weight-asian="normal" style:font-size-complex="10pt" style:font-style-complex="normal" style:font-weight-complex="normal"/>
    </style:style>
    <style:style style:name="P927" style:family="paragraph" style:parent-style-name="Standard">
      <style:paragraph-properties fo:text-align="start" style:justify-single-word="false"/>
      <style:text-properties style:font-name="Garamond" fo:font-size="10pt" fo:font-style="normal" style:text-underline-style="none" fo:font-weight="normal" officeooo:rsid="06675d6a" officeooo:paragraph-rsid="06675d6a" style:font-size-asian="10pt" style:font-style-asian="normal" style:font-weight-asian="normal" style:font-size-complex="10pt" style:font-style-complex="normal" style:font-weight-complex="normal"/>
    </style:style>
    <style:style style:name="P928" style:family="paragraph" style:parent-style-name="Standard">
      <style:paragraph-properties fo:text-align="start" style:justify-single-word="false"/>
      <style:text-properties style:font-name="Garamond" fo:font-size="10pt" fo:font-style="normal" style:text-underline-style="none" fo:font-weight="normal" officeooo:rsid="06691086" officeooo:paragraph-rsid="0a53c6cd" style:font-size-asian="10pt" style:font-style-asian="normal" style:font-weight-asian="normal" style:font-size-complex="10pt" style:font-style-complex="normal" style:font-weight-complex="normal"/>
    </style:style>
    <style:style style:name="P929" style:family="paragraph" style:parent-style-name="Standard">
      <style:paragraph-properties fo:text-align="start" style:justify-single-word="false"/>
      <style:text-properties style:font-name="Garamond" fo:font-size="10pt" fo:font-style="normal" style:text-underline-style="none" fo:font-weight="normal" officeooo:rsid="06691086" officeooo:paragraph-rsid="0a53f246" style:font-size-asian="10pt" style:font-style-asian="normal" style:font-weight-asian="normal" style:font-size-complex="10pt" style:font-style-complex="normal" style:font-weight-complex="normal"/>
    </style:style>
    <style:style style:name="P930" style:family="paragraph" style:parent-style-name="Standard">
      <style:paragraph-properties fo:text-align="start" style:justify-single-word="false"/>
      <style:text-properties style:font-name="Garamond" fo:font-size="10pt" fo:font-style="normal" style:text-underline-style="none" fo:font-weight="normal" officeooo:rsid="06691086" officeooo:paragraph-rsid="06691086" style:font-size-asian="10pt" style:font-style-asian="normal" style:font-weight-asian="normal" style:font-size-complex="10pt" style:font-style-complex="normal" style:font-weight-complex="normal"/>
    </style:style>
    <style:style style:name="P931" style:family="paragraph" style:parent-style-name="Standard">
      <style:paragraph-properties fo:text-align="center" style:justify-single-word="false"/>
      <style:text-properties style:font-name="Garamond" fo:font-size="10pt" fo:font-style="normal" style:text-underline-style="none" fo:font-weight="normal" officeooo:rsid="06691086" officeooo:paragraph-rsid="06691086" style:font-size-asian="10pt" style:font-style-asian="normal" style:font-weight-asian="normal" style:font-size-complex="10pt" style:font-style-complex="normal" style:font-weight-complex="normal"/>
    </style:style>
    <style:style style:name="P932" style:family="paragraph" style:parent-style-name="Standard">
      <style:paragraph-properties fo:text-align="center" style:justify-single-word="false"/>
      <style:text-properties style:font-name="Garamond" fo:font-size="10pt" fo:font-style="normal" style:text-underline-style="none" fo:font-weight="normal" officeooo:rsid="066c8f1c" officeooo:paragraph-rsid="066c8f1c" style:font-size-asian="10pt" style:font-style-asian="normal" style:font-weight-asian="normal" style:font-size-complex="10pt" style:font-style-complex="normal" style:font-weight-complex="normal"/>
    </style:style>
    <style:style style:name="P933" style:family="paragraph" style:parent-style-name="Standard">
      <style:paragraph-properties fo:text-align="start" style:justify-single-word="false"/>
      <style:text-properties style:font-name="Garamond" fo:font-size="10pt" fo:font-style="normal" style:text-underline-style="none" fo:font-weight="normal" officeooo:rsid="066e4ac1" officeooo:paragraph-rsid="066e4ac1" style:font-size-asian="10pt" style:font-style-asian="normal" style:font-weight-asian="normal" style:font-size-complex="10pt" style:font-style-complex="normal" style:font-weight-complex="normal"/>
    </style:style>
    <style:style style:name="P934" style:family="paragraph" style:parent-style-name="Standard">
      <style:paragraph-properties fo:text-align="justify" style:justify-single-word="false"/>
      <style:text-properties style:font-name="Garamond" fo:font-size="10pt" fo:font-style="normal" style:text-underline-style="none" fo:font-weight="normal" officeooo:rsid="067dc8e9" officeooo:paragraph-rsid="067dc8e9" style:font-size-asian="10pt" style:font-style-asian="normal" style:font-weight-asian="normal" style:font-size-complex="10pt" style:font-style-complex="normal" style:font-weight-complex="normal"/>
    </style:style>
    <style:style style:name="P935" style:family="paragraph" style:parent-style-name="Standard">
      <style:paragraph-properties fo:text-align="justify" style:justify-single-word="false"/>
      <style:text-properties style:font-name="Garamond" fo:font-size="10pt" fo:font-style="normal" style:text-underline-style="none" fo:font-weight="normal" officeooo:rsid="0678c974" officeooo:paragraph-rsid="0a5da860" style:font-size-asian="10pt" style:font-style-asian="normal" style:font-weight-asian="normal" style:font-size-complex="10pt" style:font-style-complex="normal" style:font-weight-complex="normal"/>
    </style:style>
    <style:style style:name="P936" style:family="paragraph" style:parent-style-name="Standard">
      <style:paragraph-properties fo:text-align="justify" style:justify-single-word="false"/>
      <style:text-properties style:font-name="Garamond" fo:font-size="10pt" fo:font-style="normal" style:text-underline-style="none" fo:font-weight="normal" officeooo:rsid="0678c974" officeooo:paragraph-rsid="068b8059" style:font-size-asian="10pt" style:font-style-asian="normal" style:font-weight-asian="normal" style:font-size-complex="10pt" style:font-style-complex="normal" style:font-weight-complex="normal"/>
    </style:style>
    <style:style style:name="P937" style:family="paragraph" style:parent-style-name="Standard">
      <style:paragraph-properties fo:text-align="justify" style:justify-single-word="false"/>
      <style:text-properties style:font-name="Garamond" fo:font-size="10pt" fo:font-style="normal" style:text-underline-style="none" fo:font-weight="normal" officeooo:rsid="067c2fa0" officeooo:paragraph-rsid="068b8059" style:font-size-asian="10pt" style:font-style-asian="normal" style:font-weight-asian="normal" style:font-size-complex="10pt" style:font-style-complex="normal" style:font-weight-complex="normal"/>
    </style:style>
    <style:style style:name="P938" style:family="paragraph" style:parent-style-name="Standard">
      <style:paragraph-properties fo:text-align="justify" style:justify-single-word="false"/>
      <style:text-properties style:font-name="Garamond" fo:font-size="10pt" fo:font-style="normal" style:text-underline-style="none" fo:font-weight="normal" officeooo:rsid="01599c70" officeooo:paragraph-rsid="01599c70" style:font-size-asian="10pt" style:font-style-asian="normal" style:font-weight-asian="normal" style:font-size-complex="10pt" style:font-style-complex="normal" style:font-weight-complex="normal"/>
    </style:style>
    <style:style style:name="P939" style:family="paragraph" style:parent-style-name="Standard">
      <style:paragraph-properties fo:text-align="justify" style:justify-single-word="false"/>
      <style:text-properties style:font-name="Garamond" fo:font-size="10pt" fo:font-style="normal" style:text-underline-style="none" fo:font-weight="normal" officeooo:rsid="015b79f7" officeooo:paragraph-rsid="0159b1b8" style:font-size-asian="10pt" style:font-style-asian="normal" style:font-weight-asian="normal" style:font-size-complex="10pt" style:font-style-complex="normal" style:font-weight-complex="normal"/>
    </style:style>
    <style:style style:name="P940" style:family="paragraph" style:parent-style-name="Standard">
      <style:paragraph-properties fo:text-align="justify" style:justify-single-word="false"/>
      <style:text-properties style:font-name="Garamond" fo:font-size="10pt" fo:font-style="normal" style:text-underline-style="none" fo:font-weight="normal" officeooo:rsid="015b79f7" officeooo:paragraph-rsid="015b79f7" style:font-size-asian="10pt" style:font-style-asian="normal" style:font-weight-asian="normal" style:font-size-complex="10pt" style:font-style-complex="normal" style:font-weight-complex="normal"/>
    </style:style>
    <style:style style:name="P941" style:family="paragraph" style:parent-style-name="Standard">
      <style:paragraph-properties fo:text-align="justify" style:justify-single-word="false"/>
      <style:text-properties style:font-name="Garamond" fo:font-size="10pt" fo:font-style="normal" style:text-underline-style="none" fo:font-weight="normal" officeooo:rsid="008b7e44" officeooo:paragraph-rsid="0129f2bb" style:font-size-asian="10pt" style:font-style-asian="normal" style:font-weight-asian="normal" style:font-size-complex="10pt" style:font-style-complex="normal" style:font-weight-complex="normal"/>
    </style:style>
    <style:style style:name="P942" style:family="paragraph" style:parent-style-name="Standard">
      <style:paragraph-properties fo:text-align="justify" style:justify-single-word="false"/>
      <style:text-properties style:font-name="Garamond" fo:font-size="10pt" fo:font-style="normal" style:text-underline-style="none" fo:font-weight="normal" officeooo:rsid="15408566" officeooo:paragraph-rsid="15408566" style:font-size-asian="10pt" style:font-style-asian="normal" style:font-weight-asian="normal" style:font-size-complex="10pt" style:font-style-complex="normal" style:font-weight-complex="normal"/>
    </style:style>
    <style:style style:name="P943" style:family="paragraph" style:parent-style-name="Standard">
      <style:paragraph-properties fo:text-align="justify" style:justify-single-word="false"/>
      <style:text-properties style:font-name="Garamond" fo:font-size="10pt" fo:font-style="normal" style:text-underline-style="none" fo:font-weight="normal" officeooo:rsid="064fbf5c" officeooo:paragraph-rsid="064fbf5c" style:font-size-asian="10pt" style:font-style-asian="normal" style:font-weight-asian="normal" style:font-size-complex="10pt" style:font-style-complex="normal" style:font-weight-complex="normal"/>
    </style:style>
    <style:style style:name="P944" style:family="paragraph" style:parent-style-name="Standard">
      <style:paragraph-properties fo:text-align="justify" style:justify-single-word="false"/>
      <style:text-properties style:font-name="Garamond" fo:font-size="10pt" fo:font-style="normal" style:text-underline-style="none" fo:font-weight="normal" officeooo:rsid="064fbf5c" officeooo:paragraph-rsid="065080e9" style:font-size-asian="10pt" style:font-style-asian="normal" style:font-weight-asian="normal" style:font-size-complex="10pt" style:font-style-complex="normal" style:font-weight-complex="normal"/>
    </style:style>
    <style:style style:name="P945" style:family="paragraph" style:parent-style-name="Standard">
      <style:paragraph-properties fo:text-align="center" style:justify-single-word="false"/>
      <style:text-properties style:font-name="Garamond" fo:font-size="10pt" fo:font-style="italic" style:text-underline-style="solid" style:text-underline-width="auto" style:text-underline-color="font-color" fo:font-weight="normal" officeooo:rsid="008326b0" officeooo:paragraph-rsid="00e5d238" style:font-size-asian="10pt" style:font-style-asian="italic" style:font-weight-asian="normal" style:font-size-complex="10pt" style:font-style-complex="italic" style:font-weight-complex="normal"/>
    </style:style>
    <style:style style:name="P946" style:family="paragraph" style:parent-style-name="Standard">
      <style:paragraph-properties fo:text-align="justify" style:justify-single-word="false"/>
      <style:text-properties style:font-name="Garamond" fo:font-size="10pt" fo:font-style="italic" style:text-underline-style="solid" style:text-underline-width="auto" style:text-underline-color="font-color" fo:font-weight="normal" officeooo:rsid="008a3ac2" officeooo:paragraph-rsid="00e7ccb1" style:font-size-asian="10pt" style:font-style-asian="italic" style:font-weight-asian="normal" style:font-size-complex="10pt" style:font-style-complex="italic" style:font-weight-complex="normal"/>
    </style:style>
    <style:style style:name="P947" style:family="paragraph" style:parent-style-name="Standard">
      <style:paragraph-properties fo:text-align="justify" style:justify-single-word="false"/>
      <style:text-properties style:font-name="Garamond" fo:font-size="10pt" fo:font-style="italic" style:text-underline-style="solid" style:text-underline-width="auto" style:text-underline-color="font-color" fo:font-weight="normal" officeooo:rsid="0126abf8" officeooo:paragraph-rsid="012deced" style:font-size-asian="10pt" style:font-style-asian="italic" style:font-weight-asian="normal" style:font-size-complex="10pt" style:font-style-complex="italic" style:font-weight-complex="normal"/>
    </style:style>
    <style:style style:name="P948" style:family="paragraph" style:parent-style-name="Standard">
      <style:paragraph-properties fo:text-align="justify" style:justify-single-word="false"/>
      <style:text-properties style:font-name="Garamond" fo:font-size="10pt" fo:font-style="italic" style:text-underline-style="solid" style:text-underline-width="auto" style:text-underline-color="font-color" fo:font-weight="normal" officeooo:rsid="0126abf8" officeooo:paragraph-rsid="0129f2bb" style:font-size-asian="10pt" style:font-style-asian="italic" style:font-weight-asian="normal" style:font-size-complex="10pt" style:font-style-complex="italic" style:font-weight-complex="normal"/>
    </style:style>
    <style:style style:name="P949" style:family="paragraph" style:parent-style-name="Standard">
      <style:paragraph-properties fo:text-align="justify" style:justify-single-word="false"/>
      <style:text-properties style:font-name="Garamond" fo:font-size="10pt" fo:font-style="italic" style:text-underline-style="solid" style:text-underline-width="auto" style:text-underline-color="font-color" fo:font-weight="normal" officeooo:rsid="008b7e44" officeooo:paragraph-rsid="0129f2bb" style:font-size-asian="10pt" style:font-style-asian="italic" style:font-weight-asian="normal" style:font-size-complex="10pt" style:font-style-complex="italic" style:font-weight-complex="normal"/>
    </style:style>
    <style:style style:name="P950" style:family="paragraph" style:parent-style-name="Text_20_body">
      <style:paragraph-properties fo:text-align="justify" style:justify-single-word="false"/>
      <style:text-properties style:font-name="Garamond" fo:font-size="10pt" officeooo:paragraph-rsid="16502d1c" style:font-size-asian="10pt" style:font-size-complex="10pt"/>
    </style:style>
    <style:style style:name="P951" style:family="paragraph" style:parent-style-name="Text_20_body">
      <style:paragraph-properties fo:text-align="justify" style:justify-single-word="false"/>
      <style:text-properties style:font-name="Garamond" fo:font-size="10pt" officeooo:rsid="165a1944" officeooo:paragraph-rsid="1b1d71cd" style:font-size-asian="10pt" style:font-size-complex="10pt"/>
    </style:style>
    <style:style style:name="P952" style:family="paragraph" style:parent-style-name="Standard">
      <style:paragraph-properties fo:text-align="justify" style:justify-single-word="false"/>
      <style:text-properties style:font-name="Garamond" fo:font-size="11pt" fo:font-style="normal" style:text-underline-style="none" fo:font-weight="bold" officeooo:rsid="011ee1ba" officeooo:paragraph-rsid="011ee1ba" style:font-size-asian="11pt" style:font-style-asian="normal" style:font-weight-asian="bold" style:font-size-complex="11pt" style:font-style-complex="normal" style:font-weight-complex="bold"/>
    </style:style>
    <style:style style:name="P953" style:family="paragraph" style:parent-style-name="Standard">
      <style:paragraph-properties fo:text-align="justify" style:justify-single-word="false"/>
      <style:text-properties style:font-name="Garamond" fo:font-size="11pt" fo:font-style="normal" style:text-underline-style="none" fo:font-weight="bold" officeooo:rsid="011ee1ba" officeooo:paragraph-rsid="152dc503" style:font-size-asian="11pt" style:font-style-asian="normal" style:font-weight-asian="bold" style:font-size-complex="11pt" style:font-style-complex="normal" style:font-weight-complex="bold"/>
    </style:style>
    <style:style style:name="P954" style:family="paragraph" style:parent-style-name="Standard">
      <style:paragraph-properties fo:text-align="justify" style:justify-single-word="false"/>
      <style:text-properties style:font-name="Garamond" fo:font-size="11pt" fo:font-style="italic" style:text-underline-style="solid" style:text-underline-width="auto" style:text-underline-color="font-color" fo:font-weight="normal" officeooo:rsid="064fbf5c" officeooo:paragraph-rsid="064fbf5c" style:font-size-asian="11pt" style:font-style-asian="italic" style:font-weight-asian="normal" style:font-size-complex="11pt" style:font-style-complex="italic" style:font-weight-complex="normal"/>
    </style:style>
    <style:style style:name="P955" style:family="paragraph" style:parent-style-name="Standard">
      <style:paragraph-properties fo:text-align="justify" style:justify-single-word="false"/>
      <style:text-properties style:font-name="Garamond" fo:font-size="11pt" fo:font-style="italic" style:text-underline-style="solid" style:text-underline-width="auto" style:text-underline-color="font-color" fo:font-weight="normal" officeooo:rsid="06620bfd" officeooo:paragraph-rsid="06475ba4" style:font-size-asian="11pt" style:font-style-asian="italic" style:font-weight-asian="normal" style:font-size-complex="11pt" style:font-style-complex="italic" style:font-weight-complex="normal"/>
    </style:style>
    <style:style style:name="P956" style:family="paragraph" style:parent-style-name="Standard">
      <style:paragraph-properties fo:text-align="justify" style:justify-single-word="false"/>
      <style:text-properties fo:font-size="12pt" fo:font-style="normal" style:text-underline-style="none" fo:font-weight="bold" officeooo:rsid="06475ba4" officeooo:paragraph-rsid="067021b2" style:font-size-asian="12pt" style:font-style-asian="normal" style:font-weight-asian="bold" style:font-size-complex="12pt" style:font-style-complex="normal" style:font-weight-complex="bold"/>
    </style:style>
    <style:style style:name="P957" style:family="paragraph" style:parent-style-name="Standard">
      <style:paragraph-properties fo:text-align="justify" style:justify-single-word="false"/>
      <style:text-properties fo:font-size="10pt" fo:font-style="normal" style:text-underline-style="none" fo:font-weight="normal" officeooo:rsid="009372c6" officeooo:paragraph-rsid="013638fe" style:font-size-asian="10pt" style:font-style-asian="normal" style:font-weight-asian="normal" style:font-size-complex="10pt" style:font-style-complex="normal" style:font-weight-complex="normal"/>
    </style:style>
    <style:style style:name="P958" style:family="paragraph" style:parent-style-name="Standard">
      <style:paragraph-properties fo:text-align="justify" style:justify-single-word="false"/>
      <style:text-properties fo:font-size="10pt" fo:font-style="normal" officeooo:rsid="142c2a0c" officeooo:paragraph-rsid="142c2a0c" style:font-size-asian="10pt" style:font-style-asian="normal" style:font-size-complex="10pt" style:font-style-complex="normal"/>
    </style:style>
    <style:style style:name="P959" style:family="paragraph" style:parent-style-name="Standard">
      <style:paragraph-properties fo:text-align="justify" style:justify-single-word="false"/>
      <style:text-properties fo:font-size="10pt" officeooo:paragraph-rsid="1091eefa" style:font-size-asian="10pt" style:font-size-complex="10pt"/>
    </style:style>
    <style:style style:name="P960" style:family="paragraph" style:parent-style-name="Standard">
      <style:paragraph-properties fo:text-align="justify" style:justify-single-word="false"/>
      <style:text-properties style:font-name="Gramond" fo:font-size="10pt" fo:font-weight="normal" officeooo:rsid="00149c32" officeooo:paragraph-rsid="0146cda3" style:font-size-asian="10pt" style:font-weight-asian="normal" style:font-size-complex="10pt" style:font-weight-complex="normal"/>
    </style:style>
    <style:style style:name="P961" style:family="paragraph" style:parent-style-name="Standard">
      <style:paragraph-properties fo:text-align="justify" style:justify-single-word="false"/>
      <style:text-properties style:font-name="Gramond" fo:font-size="10pt" fo:font-weight="normal" officeooo:rsid="00149c32" officeooo:paragraph-rsid="00a7e652" style:font-size-asian="10pt" style:font-weight-asian="normal" style:font-size-complex="10pt" style:font-weight-complex="normal"/>
    </style:style>
    <style:style style:name="P962" style:family="paragraph" style:parent-style-name="Standard">
      <style:paragraph-properties fo:text-align="center" style:justify-single-word="false"/>
      <style:text-properties style:font-name="Gramond" fo:font-size="10pt" fo:font-style="italic" style:text-underline-style="solid" style:text-underline-width="auto" style:text-underline-color="font-color" fo:font-weight="normal" officeooo:rsid="00149c32" officeooo:paragraph-rsid="04bbd953" style:font-size-asian="10pt" style:font-style-asian="italic" style:font-weight-asian="normal" style:font-size-complex="10pt" style:font-style-complex="italic" style:font-weight-complex="normal"/>
    </style:style>
    <style:style style:name="P963" style:family="paragraph" style:parent-style-name="Standard">
      <style:paragraph-properties fo:text-align="justify" style:justify-single-word="false"/>
      <style:text-properties fo:font-size="13pt" officeooo:paragraph-rsid="03e9cf8f" style:font-size-asian="13pt" style:font-size-complex="13pt"/>
    </style:style>
    <style:style style:name="P964" style:family="paragraph" style:parent-style-name="Standard" style:master-page-name="Standard">
      <style:paragraph-properties fo:text-align="start" style:justify-single-word="false" style:page-number="auto"/>
      <style:text-properties fo:font-variant="normal" fo:text-transform="none" fo:color="#111111" loext:opacity="100%" style:font-name="Garamond" fo:font-size="14pt" fo:letter-spacing="normal" fo:font-style="normal" style:text-underline-style="none" fo:font-weight="bold" officeooo:rsid="03e56e30" officeooo:paragraph-rsid="000763a2" style:font-size-asian="14pt" style:font-style-asian="normal" style:font-weight-asian="bold" style:font-size-complex="14pt" style:font-style-complex="normal" style:font-weight-complex="bold"/>
    </style:style>
    <style:style style:name="P965" style:family="paragraph" style:parent-style-name="Standard" style:list-style-name="L1">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8d181" officeooo:paragraph-rsid="000ae8d3" style:font-size-asian="10pt" style:font-style-asian="italic" style:font-weight-asian="normal" style:font-size-complex="10pt" style:font-style-complex="italic" style:font-weight-complex="normal"/>
    </style:style>
    <style:style style:name="P966" style:family="paragraph" style:parent-style-name="Standard" style:list-style-name="L3">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02059f6d" style:font-size-asian="10pt" style:font-style-asian="normal" style:font-weight-asian="normal" style:font-size-complex="10pt" style:font-style-complex="normal" style:font-weight-complex="normal"/>
    </style:style>
    <style:style style:name="P967" style:family="paragraph" style:parent-style-name="Standard" style:list-style-name="L3">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9e678b" officeooo:paragraph-rsid="0583d022" style:font-size-asian="10pt" style:font-style-asian="normal" style:font-weight-asian="normal" style:font-size-complex="10pt" style:font-style-complex="normal" style:font-weight-complex="normal"/>
    </style:style>
    <style:style style:name="P968" style:family="paragraph" style:parent-style-name="Standard" style:list-style-name="L2">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61c256" fo:background-color="transparent" style:font-size-asian="10pt" style:font-style-asian="normal" style:font-weight-asian="normal" style:font-size-complex="10pt" style:font-style-complex="normal" style:font-weight-complex="normal"/>
    </style:style>
    <style:style style:name="P969" style:family="paragraph" style:parent-style-name="Standard" style:list-style-name="L2">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9865dcf" fo:background-color="transparent" style:font-size-asian="10pt" style:font-style-asian="normal" style:font-weight-asian="normal" style:font-size-complex="10pt" style:font-style-complex="normal" style:font-weight-complex="normal"/>
    </style:style>
    <style:style style:name="P970"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0078b604" fo:background-color="transparent" style:font-size-asian="10pt" style:font-style-asian="normal" style:font-weight-asian="normal" style:font-size-complex="10pt" style:font-style-complex="normal" style:font-weight-complex="normal"/>
    </style:style>
    <style:style style:name="P971" style:family="paragraph" style:parent-style-name="Standard">
      <style:paragraph-properties fo:text-align="justify" style:justify-single-word="false"/>
      <style:text-properties fo:font-variant="normal" fo:text-transform="none" fo:color="#111111" loext:opacity="100%" style:font-name="Garamond" fo:font-size="10pt" fo:letter-spacing="normal" fo:font-style="normal" style:text-underline-style="none" fo:font-weight="normal" officeooo:rsid="0009c7e7" officeooo:paragraph-rsid="1b3c894a" fo:background-color="transparent" style:font-size-asian="10pt" style:font-style-asian="normal" style:font-weight-asian="normal" style:font-size-complex="10pt" style:font-style-complex="normal" style:font-weight-complex="normal"/>
    </style:style>
    <style:style style:name="P972" style:family="paragraph" style:parent-style-name="Standard">
      <style:paragraph-properties fo:text-align="justify" style:justify-single-word="false"/>
      <style:text-properties fo:font-variant="normal" fo:text-transform="none" fo:color="#111111" loext:opacity="100%" style:font-name="Garamond" fo:font-size="12pt" fo:letter-spacing="normal" fo:font-style="normal" style:text-underline-style="none" fo:font-weight="normal" officeooo:rsid="003890b0" officeooo:paragraph-rsid="003b1635" style:font-size-asian="10.5pt" style:font-style-asian="normal" style:font-weight-asian="normal" style:font-size-complex="12pt" style:font-style-complex="normal" style:font-weight-complex="normal"/>
    </style:style>
    <style:style style:name="T1" style:family="text">
      <style:text-properties fo:background-color="transparent" loext:char-shading-value="0"/>
    </style:style>
    <style:style style:name="T2" style:family="text">
      <style:text-properties officeooo:rsid="073a1c68" fo:background-color="transparent" loext:char-shading-value="0"/>
    </style:style>
    <style:style style:name="T3" style:family="text">
      <style:text-properties officeooo:rsid="079d556d" fo:background-color="transparent" loext:char-shading-value="0"/>
    </style:style>
    <style:style style:name="T4" style:family="text">
      <style:text-properties officeooo:rsid="074258a0" fo:background-color="transparent" loext:char-shading-value="0"/>
    </style:style>
    <style:style style:name="T5" style:family="text">
      <style:text-properties officeooo:rsid="07ba1de0" fo:background-color="transparent" loext:char-shading-value="0"/>
    </style:style>
    <style:style style:name="T6" style:family="text">
      <style:text-properties officeooo:rsid="08026b23" fo:background-color="transparent" loext:char-shading-value="0"/>
    </style:style>
    <style:style style:name="T7" style:family="text">
      <style:text-properties officeooo:rsid="07604890" fo:background-color="transparent" loext:char-shading-value="0"/>
    </style:style>
    <style:style style:name="T8" style:family="text">
      <style:text-properties officeooo:rsid="0762935b" fo:background-color="transparent" loext:char-shading-value="0"/>
    </style:style>
    <style:style style:name="T9" style:family="text">
      <style:text-properties officeooo:rsid="06f3e4fe" fo:background-color="transparent" loext:char-shading-value="0"/>
    </style:style>
    <style:style style:name="T10" style:family="text">
      <style:text-properties officeooo:rsid="06f3099b" fo:background-color="transparent" loext:char-shading-value="0"/>
    </style:style>
    <style:style style:name="T11" style:family="text">
      <style:text-properties officeooo:rsid="0820d77c" fo:background-color="transparent" loext:char-shading-value="0"/>
    </style:style>
    <style:style style:name="T12" style:family="text">
      <style:text-properties officeooo:rsid="082c4760" fo:background-color="transparent" loext:char-shading-value="0"/>
    </style:style>
    <style:style style:name="T13" style:family="text">
      <style:text-properties officeooo:rsid="082ebe57" fo:background-color="transparent" loext:char-shading-value="0"/>
    </style:style>
    <style:style style:name="T14" style:family="text">
      <style:text-properties officeooo:rsid="0830ba76" fo:background-color="transparent" loext:char-shading-value="0"/>
    </style:style>
    <style:style style:name="T15" style:family="text">
      <style:text-properties officeooo:rsid="08fe1fd6" fo:background-color="transparent" loext:char-shading-value="0"/>
    </style:style>
    <style:style style:name="T16" style:family="text">
      <style:text-properties officeooo:rsid="03888227" fo:background-color="transparent" loext:char-shading-value="0"/>
    </style:style>
    <style:style style:name="T17" style:family="text">
      <style:text-properties officeooo:rsid="08fe3d06" fo:background-color="transparent" loext:char-shading-value="0"/>
    </style:style>
    <style:style style:name="T18" style:family="text">
      <style:text-properties officeooo:rsid="0389259b" fo:background-color="transparent" loext:char-shading-value="0"/>
    </style:style>
    <style:style style:name="T19" style:family="text">
      <style:text-properties officeooo:rsid="091b6680" fo:background-color="transparent" loext:char-shading-value="0"/>
    </style:style>
    <style:style style:name="T20" style:family="text">
      <style:text-properties officeooo:rsid="094db6cb" fo:background-color="transparent" loext:char-shading-value="0"/>
    </style:style>
    <style:style style:name="T21" style:family="text">
      <style:text-properties officeooo:rsid="0228448e" fo:background-color="transparent" loext:char-shading-value="0"/>
    </style:style>
    <style:style style:name="T22" style:family="text">
      <style:text-properties officeooo:rsid="0ab89a23" fo:background-color="transparent" loext:char-shading-value="0"/>
    </style:style>
    <style:style style:name="T23" style:family="text">
      <style:text-properties officeooo:rsid="022a3b91" fo:background-color="transparent" loext:char-shading-value="0"/>
    </style:style>
    <style:style style:name="T24" style:family="text">
      <style:text-properties officeooo:rsid="060bb6b6" fo:background-color="transparent" loext:char-shading-value="0"/>
    </style:style>
    <style:style style:name="T25" style:family="text">
      <style:text-properties officeooo:rsid="075c7b29" fo:background-color="transparent" loext:char-shading-value="0"/>
    </style:style>
    <style:style style:name="T26" style:family="text">
      <style:text-properties officeooo:rsid="0b01ec29" fo:background-color="transparent" loext:char-shading-value="0"/>
    </style:style>
    <style:style style:name="T27" style:family="text">
      <style:text-properties officeooo:rsid="0b0228c3" fo:background-color="transparent" loext:char-shading-value="0"/>
    </style:style>
    <style:style style:name="T28" style:family="text">
      <style:text-properties officeooo:rsid="0b3e7c9c" fo:background-color="transparent" loext:char-shading-value="0"/>
    </style:style>
    <style:style style:name="T29" style:family="text">
      <style:text-properties officeooo:rsid="0daa0763" fo:background-color="transparent" loext:char-shading-value="0"/>
    </style:style>
    <style:style style:name="T30" style:family="text">
      <style:text-properties officeooo:rsid="0f6d5b03" fo:background-color="transparent" loext:char-shading-value="0"/>
    </style:style>
    <style:style style:name="T31" style:family="text">
      <style:text-properties officeooo:rsid="139fc637" fo:background-color="transparent" loext:char-shading-value="0"/>
    </style:style>
    <style:style style:name="T32" style:family="text">
      <style:text-properties officeooo:rsid="13988770" fo:background-color="transparent" loext:char-shading-value="0"/>
    </style:style>
    <style:style style:name="T33" style:family="text">
      <style:text-properties officeooo:rsid="13b252f4" fo:background-color="transparent" loext:char-shading-value="0"/>
    </style:style>
    <style:style style:name="T34" style:family="text">
      <style:text-properties officeooo:rsid="13b32093" fo:background-color="transparent" loext:char-shading-value="0"/>
    </style:style>
    <style:style style:name="T35" style:family="text">
      <style:text-properties officeooo:rsid="13b5d47a" fo:background-color="transparent" loext:char-shading-value="0"/>
    </style:style>
    <style:style style:name="T36" style:family="text">
      <style:text-properties officeooo:rsid="13b8ebc9" fo:background-color="transparent" loext:char-shading-value="0"/>
    </style:style>
    <style:style style:name="T37" style:family="text">
      <style:text-properties officeooo:rsid="13b9c5df" fo:background-color="transparent" loext:char-shading-value="0"/>
    </style:style>
    <style:style style:name="T38" style:family="text">
      <style:text-properties officeooo:rsid="13bb78fa" fo:background-color="transparent" loext:char-shading-value="0"/>
    </style:style>
    <style:style style:name="T39" style:family="text">
      <style:text-properties officeooo:rsid="13bd15aa" fo:background-color="transparent" loext:char-shading-value="0"/>
    </style:style>
    <style:style style:name="T40" style:family="text">
      <style:text-properties officeooo:rsid="13c0739a" fo:background-color="transparent" loext:char-shading-value="0"/>
    </style:style>
    <style:style style:name="T41" style:family="text">
      <style:text-properties officeooo:rsid="13c2b1c0" fo:background-color="transparent" loext:char-shading-value="0"/>
    </style:style>
    <style:style style:name="T42" style:family="text">
      <style:text-properties officeooo:rsid="0e351d05" fo:background-color="transparent" loext:char-shading-value="0"/>
    </style:style>
    <style:style style:name="T43" style:family="text">
      <style:text-properties officeooo:rsid="140148a2" fo:background-color="transparent" loext:char-shading-value="0"/>
    </style:style>
    <style:style style:name="T44" style:family="text">
      <style:text-properties officeooo:rsid="1697ad2a" fo:background-color="transparent" loext:char-shading-value="0"/>
    </style:style>
    <style:style style:name="T45" style:family="text">
      <style:text-properties officeooo:rsid="03a7db73" fo:background-color="transparent" loext:char-shading-value="0"/>
    </style:style>
    <style:style style:name="T46" style:family="text">
      <style:text-properties officeooo:rsid="0fa88204" fo:background-color="transparent" loext:char-shading-value="0"/>
    </style:style>
    <style:style style:name="T47" style:family="text">
      <style:text-properties officeooo:rsid="17a43808" fo:background-color="transparent" loext:char-shading-value="0"/>
    </style:style>
    <style:style style:name="T48" style:family="text">
      <style:text-properties officeooo:rsid="17a6a27f" fo:background-color="transparent" loext:char-shading-value="0"/>
    </style:style>
    <style:style style:name="T49" style:family="text">
      <style:text-properties officeooo:rsid="17dc7e20" fo:background-color="transparent" loext:char-shading-value="0"/>
    </style:style>
    <style:style style:name="T50" style:family="text">
      <style:text-properties officeooo:rsid="11df3857" fo:background-color="transparent" loext:char-shading-value="0"/>
    </style:style>
    <style:style style:name="T51" style:family="text">
      <style:text-properties officeooo:rsid="181615dd" fo:background-color="transparent" loext:char-shading-value="0"/>
    </style:style>
    <style:style style:name="T52" style:family="text">
      <style:text-properties officeooo:rsid="115d7daf" fo:background-color="transparent" loext:char-shading-value="0"/>
    </style:style>
    <style:style style:name="T53" style:family="text">
      <style:text-properties officeooo:rsid="18846caf" fo:background-color="transparent" loext:char-shading-value="0"/>
    </style:style>
    <style:style style:name="T54" style:family="text">
      <style:text-properties officeooo:rsid="1893fb1d" fo:background-color="transparent" loext:char-shading-value="0"/>
    </style:style>
    <style:style style:name="T55" style:family="text">
      <style:text-properties officeooo:rsid="18945291" fo:background-color="transparent" loext:char-shading-value="0"/>
    </style:style>
    <style:style style:name="T56" style:family="text">
      <style:text-properties officeooo:rsid="18c86f76" fo:background-color="transparent" loext:char-shading-value="0"/>
    </style:style>
    <style:style style:name="T57" style:family="text">
      <style:text-properties officeooo:rsid="08679d51" fo:background-color="transparent" loext:char-shading-value="0" style:font-weight-asian="bold" style:font-weight-complex="bold"/>
    </style:style>
    <style:style style:name="T58" style:family="text">
      <style:text-properties officeooo:rsid="1821adda" fo:background-color="transparent" loext:char-shading-value="0" style:font-weight-asian="bold" style:font-weight-complex="bold"/>
    </style:style>
    <style:style style:name="T59" style:family="text">
      <style:text-properties officeooo:rsid="182a8e31" fo:background-color="transparent" loext:char-shading-value="0" style:font-weight-asian="bold" style:font-weight-complex="bold"/>
    </style:style>
    <style:style style:name="T60" style:family="text">
      <style:text-properties officeooo:rsid="09b1d61e" fo:background-color="transparent" loext:char-shading-value="0" style:font-weight-asian="bold" style:font-weight-complex="bold"/>
    </style:style>
    <style:style style:name="T61" style:family="text">
      <style:text-properties officeooo:rsid="19a76459" fo:background-color="transparent" loext:char-shading-value="0"/>
    </style:style>
    <style:style style:name="T62" style:family="text">
      <style:text-properties officeooo:rsid="19a79887" fo:background-color="transparent" loext:char-shading-value="0"/>
    </style:style>
    <style:style style:name="T63" style:family="text">
      <style:text-properties officeooo:rsid="19a97cd8" fo:background-color="transparent" loext:char-shading-value="0"/>
    </style:style>
    <style:style style:name="T64" style:family="text">
      <style:text-properties officeooo:rsid="17872d7f" fo:background-color="transparent" loext:char-shading-value="0"/>
    </style:style>
    <style:style style:name="T65" style:family="text">
      <style:text-properties officeooo:rsid="19e9d1a9" fo:background-color="transparent" loext:char-shading-value="0"/>
    </style:style>
    <style:style style:name="T66" style:family="text">
      <style:text-properties officeooo:rsid="19eb16bd" fo:background-color="transparent" loext:char-shading-value="0"/>
    </style:style>
    <style:style style:name="T67" style:family="text">
      <style:text-properties officeooo:rsid="19eba86b" fo:background-color="transparent" loext:char-shading-value="0"/>
    </style:style>
    <style:style style:name="T68" style:family="text">
      <style:text-properties officeooo:rsid="19ee481b" fo:background-color="transparent" loext:char-shading-value="0"/>
    </style:style>
    <style:style style:name="T69" style:family="text">
      <style:text-properties officeooo:rsid="19f0e30d" fo:background-color="transparent" loext:char-shading-value="0"/>
    </style:style>
    <style:style style:name="T70" style:family="text">
      <style:text-properties officeooo:rsid="19f3c900" fo:background-color="transparent" loext:char-shading-value="0"/>
    </style:style>
    <style:style style:name="T71" style:family="text">
      <style:text-properties officeooo:rsid="19f5b4c9" fo:background-color="transparent" loext:char-shading-value="0"/>
    </style:style>
    <style:style style:name="T72" style:family="text">
      <style:text-properties officeooo:rsid="19f5d5fd" fo:background-color="transparent" loext:char-shading-value="0"/>
    </style:style>
    <style:style style:name="T73" style:family="text">
      <style:text-properties officeooo:rsid="19f5f50a" fo:background-color="transparent" loext:char-shading-value="0"/>
    </style:style>
    <style:style style:name="T74" style:family="text">
      <style:text-properties officeooo:rsid="1a0edca1" fo:background-color="transparent" loext:char-shading-value="0"/>
    </style:style>
    <style:style style:name="T75" style:family="text">
      <style:text-properties officeooo:rsid="1a115e71" fo:background-color="transparent" loext:char-shading-value="0"/>
    </style:style>
    <style:style style:name="T76" style:family="text">
      <style:text-properties officeooo:rsid="1a121c94" fo:background-color="transparent" loext:char-shading-value="0"/>
    </style:style>
    <style:style style:name="T77" style:family="text">
      <style:text-properties officeooo:rsid="1a13ae5b" fo:background-color="transparent" loext:char-shading-value="0"/>
    </style:style>
    <style:style style:name="T78" style:family="text">
      <style:text-properties officeooo:rsid="1a147dd5" fo:background-color="transparent" loext:char-shading-value="0"/>
    </style:style>
    <style:style style:name="T79" style:family="text">
      <style:text-properties officeooo:rsid="1a150318" fo:background-color="transparent" loext:char-shading-value="0"/>
    </style:style>
    <style:style style:name="T80" style:family="text">
      <style:text-properties officeooo:rsid="1a169692" fo:background-color="transparent" loext:char-shading-value="0"/>
    </style:style>
    <style:style style:name="T81" style:family="text">
      <style:text-properties officeooo:rsid="1a193bf7" fo:background-color="transparent" loext:char-shading-value="0"/>
    </style:style>
    <style:style style:name="T82" style:family="text">
      <style:text-properties officeooo:rsid="1a1b25f7" fo:background-color="transparent" loext:char-shading-value="0"/>
    </style:style>
    <style:style style:name="T83" style:family="text">
      <style:text-properties officeooo:rsid="1a1bfb19" fo:background-color="transparent" loext:char-shading-value="0"/>
    </style:style>
    <style:style style:name="T84" style:family="text">
      <style:text-properties officeooo:rsid="1a1e0935" fo:background-color="transparent" loext:char-shading-value="0"/>
    </style:style>
    <style:style style:name="T85" style:family="text">
      <style:text-properties officeooo:rsid="1a21f836" fo:background-color="transparent" loext:char-shading-value="0"/>
    </style:style>
    <style:style style:name="T86" style:family="text">
      <style:text-properties officeooo:rsid="1a2215e9" fo:background-color="transparent" loext:char-shading-value="0"/>
    </style:style>
    <style:style style:name="T87" style:family="text">
      <style:text-properties officeooo:rsid="0d9cab80" fo:background-color="transparent" loext:char-shading-value="0"/>
    </style:style>
    <style:style style:name="T88" style:family="text">
      <style:text-properties officeooo:rsid="19c41855" fo:background-color="transparent" loext:char-shading-value="0"/>
    </style:style>
    <style:style style:name="T89" style:family="text">
      <style:text-properties officeooo:rsid="01e2b3df" fo:background-color="transparent" loext:char-shading-value="0"/>
    </style:style>
    <style:style style:name="T90" style:family="text">
      <style:text-properties officeooo:rsid="03588262" fo:background-color="transparent" loext:char-shading-value="0"/>
    </style:style>
    <style:style style:name="T91" style:family="text">
      <style:text-properties officeooo:rsid="03594873" fo:background-color="transparent" loext:char-shading-value="0"/>
    </style:style>
    <style:style style:name="T92" style:family="text">
      <style:text-properties officeooo:rsid="18572f9c" fo:background-color="transparent" loext:char-shading-value="0"/>
    </style:style>
    <style:style style:name="T93" style:family="text">
      <style:text-properties officeooo:rsid="01e355a9" fo:background-color="transparent" loext:char-shading-value="0"/>
    </style:style>
    <style:style style:name="T94" style:family="text">
      <style:text-properties officeooo:rsid="12f27337" fo:background-color="transparent" loext:char-shading-value="0"/>
    </style:style>
    <style:style style:name="T95" style:family="text">
      <style:text-properties officeooo:rsid="035bd005" fo:background-color="transparent" loext:char-shading-value="0"/>
    </style:style>
    <style:style style:name="T96" style:family="text">
      <style:text-properties officeooo:rsid="1857c61f" fo:background-color="transparent" loext:char-shading-value="0"/>
    </style:style>
    <style:style style:name="T97" style:family="text">
      <style:text-properties officeooo:rsid="18586188" fo:background-color="transparent" loext:char-shading-value="0"/>
    </style:style>
    <style:style style:name="T98" style:family="text">
      <style:text-properties officeooo:rsid="1a68c937" fo:background-color="transparent" loext:char-shading-value="0"/>
    </style:style>
    <style:style style:name="T99" style:family="text">
      <style:text-properties officeooo:rsid="1a6a2bcc" fo:background-color="transparent" loext:char-shading-value="0"/>
    </style:style>
    <style:style style:name="T100" style:family="text">
      <style:text-properties officeooo:rsid="1a6ad104" fo:background-color="transparent" loext:char-shading-value="0"/>
    </style:style>
    <style:style style:name="T101" style:family="text">
      <style:text-properties officeooo:rsid="1a6b2eb6" fo:background-color="transparent" loext:char-shading-value="0"/>
    </style:style>
    <style:style style:name="T102" style:family="text">
      <style:text-properties officeooo:rsid="1a6cbc2c" fo:background-color="transparent" loext:char-shading-value="0"/>
    </style:style>
    <style:style style:name="T103" style:family="text">
      <style:text-properties officeooo:rsid="1a6cc01d" fo:background-color="transparent" loext:char-shading-value="0"/>
    </style:style>
    <style:style style:name="T104" style:family="text">
      <style:text-properties officeooo:rsid="1a6df404" fo:background-color="transparent" loext:char-shading-value="0"/>
    </style:style>
    <style:style style:name="T105" style:family="text">
      <style:text-properties officeooo:rsid="1a6e65b2" fo:background-color="transparent" loext:char-shading-value="0"/>
    </style:style>
    <style:style style:name="T106" style:family="text">
      <style:text-properties officeooo:rsid="1a700e84" fo:background-color="transparent" loext:char-shading-value="0"/>
    </style:style>
    <style:style style:name="T107" style:family="text">
      <style:text-properties officeooo:rsid="1a317570" fo:background-color="transparent" loext:char-shading-value="0"/>
    </style:style>
    <style:style style:name="T108" style:family="text">
      <style:text-properties officeooo:rsid="1ad80e9a" fo:background-color="transparent" loext:char-shading-value="0"/>
    </style:style>
    <style:style style:name="T109" style:family="text">
      <style:text-properties fo:font-style="italic" style:font-style-asian="italic" style:font-style-complex="italic"/>
    </style:style>
    <style:style style:name="T110" style:family="text">
      <style:text-properties fo:font-style="italic" officeooo:rsid="0c82fccd" style:font-style-asian="italic" style:font-style-complex="italic"/>
    </style:style>
    <style:style style:name="T111" style:family="text">
      <style:text-properties fo:font-style="italic" officeooo:rsid="03ac7cfb" style:font-style-asian="italic" style:font-style-complex="italic"/>
    </style:style>
    <style:style style:name="T112" style:family="text">
      <style:text-properties fo:font-style="italic" officeooo:rsid="0f39ba97" style:font-style-asian="italic" style:font-style-complex="italic"/>
    </style:style>
    <style:style style:name="T113" style:family="text">
      <style:text-properties fo:font-style="italic" officeooo:rsid="0f39fc55" style:font-style-asian="italic" style:font-style-complex="italic"/>
    </style:style>
    <style:style style:name="T114" style:family="text">
      <style:text-properties fo:font-style="italic" officeooo:rsid="0d8f6026" style:font-style-asian="italic" style:font-style-complex="italic"/>
    </style:style>
    <style:style style:name="T115" style:family="text">
      <style:text-properties fo:font-style="italic" officeooo:rsid="0d91d603" style:font-style-asian="italic" style:font-style-complex="italic"/>
    </style:style>
    <style:style style:name="T116" style:family="text">
      <style:text-properties fo:font-style="italic" officeooo:rsid="12f3fa13" style:font-style-asian="italic" style:font-style-complex="italic"/>
    </style:style>
    <style:style style:name="T117" style:family="text">
      <style:text-properties fo:font-style="italic" officeooo:rsid="185654b6" style:font-style-asian="italic" style:font-style-complex="italic"/>
    </style:style>
    <style:style style:name="T118" style:family="text">
      <style:text-properties fo:font-style="italic" officeooo:rsid="11f4296c" style:font-style-asian="italic" style:font-style-complex="italic"/>
    </style:style>
    <style:style style:name="T119" style:family="text">
      <style:text-properties fo:font-style="italic" officeooo:rsid="12f31f89" style:font-style-asian="italic" style:font-style-complex="italic"/>
    </style:style>
    <style:style style:name="T120" style:family="text">
      <style:text-properties fo:font-style="italic" officeooo:rsid="11f51dba" style:font-style-asian="italic" style:font-style-complex="italic"/>
    </style:style>
    <style:style style:name="T121" style:family="text">
      <style:text-properties fo:font-style="italic" officeooo:rsid="18570fca" style:font-style-asian="italic" style:font-style-complex="italic"/>
    </style:style>
    <style:style style:name="T122" style:family="text">
      <style:text-properties fo:font-style="italic" officeooo:rsid="18546bd5" style:font-style-asian="italic" style:font-style-complex="italic"/>
    </style:style>
    <style:style style:name="T123" style:family="text">
      <style:text-properties fo:font-style="italic" officeooo:rsid="1291eaa6" style:font-style-asian="italic" style:font-style-complex="italic"/>
    </style:style>
    <style:style style:name="T124" style:family="text">
      <style:text-properties fo:font-style="italic" officeooo:rsid="131c2b9b" style:font-style-asian="italic" style:font-style-complex="italic"/>
    </style:style>
    <style:style style:name="T125" style:family="text">
      <style:text-properties fo:font-style="italic" officeooo:rsid="13515cf4" style:font-style-asian="italic" style:font-style-complex="italic"/>
    </style:style>
    <style:style style:name="T126" style:family="text">
      <style:text-properties fo:font-style="italic" officeooo:rsid="18b86f3d" style:font-style-asian="italic" style:font-style-complex="italic"/>
    </style:style>
    <style:style style:name="T127" style:family="text">
      <style:text-properties fo:font-style="italic" officeooo:rsid="1bbfbfc1" style:font-style-asian="italic" style:font-style-complex="italic"/>
    </style:style>
    <style:style style:name="T128" style:family="text">
      <style:text-properties fo:font-style="italic" style:text-underline-style="solid" style:text-underline-width="auto" style:text-underline-color="font-color"/>
    </style:style>
    <style:style style:name="T129" style:family="text">
      <style:text-properties fo:font-style="italic" style:text-underline-style="solid" style:text-underline-width="auto" style:text-underline-color="font-color" style:font-style-asian="italic" style:font-style-complex="italic"/>
    </style:style>
    <style:style style:name="T130" style:family="text">
      <style:text-properties fo:font-style="italic" style:text-underline-style="solid" style:text-underline-width="auto" style:text-underline-color="font-color" officeooo:rsid="004ddb4a" style:font-style-asian="italic" style:font-style-complex="italic"/>
    </style:style>
    <style:style style:name="T131" style:family="text">
      <style:text-properties fo:font-style="italic" style:text-underline-style="solid" style:text-underline-width="auto" style:text-underline-color="font-color" officeooo:rsid="004e2c5d" style:font-style-asian="italic" style:font-style-complex="italic"/>
    </style:style>
    <style:style style:name="T132" style:family="text">
      <style:text-properties fo:font-style="italic" style:text-underline-style="solid" style:text-underline-width="auto" style:text-underline-color="font-color" officeooo:rsid="0070dc94" style:font-style-asian="italic" style:font-style-complex="italic"/>
    </style:style>
    <style:style style:name="T133" style:family="text">
      <style:text-properties fo:font-style="italic" style:text-underline-style="solid" style:text-underline-width="auto" style:text-underline-color="font-color" officeooo:rsid="004ed5e4" style:font-style-asian="italic" style:font-style-complex="italic"/>
    </style:style>
    <style:style style:name="T134" style:family="text">
      <style:text-properties fo:font-style="italic" style:text-underline-style="solid" style:text-underline-width="auto" style:text-underline-color="font-color" officeooo:rsid="058c6a67" style:font-style-asian="italic" style:font-style-complex="italic"/>
    </style:style>
    <style:style style:name="T135" style:family="text">
      <style:text-properties fo:font-style="italic" style:text-underline-style="solid" style:text-underline-width="auto" style:text-underline-color="font-color" officeooo:rsid="065d061b" style:font-style-asian="italic" style:font-style-complex="italic"/>
    </style:style>
    <style:style style:name="T136" style:family="text">
      <style:text-properties fo:font-style="italic" style:text-underline-style="solid" style:text-underline-width="auto" style:text-underline-color="font-color" officeooo:rsid="065e75fa" style:font-style-asian="italic" style:font-style-complex="italic"/>
    </style:style>
    <style:style style:name="T137" style:family="text">
      <style:text-properties fo:font-style="italic" style:text-underline-style="solid" style:text-underline-width="auto" style:text-underline-color="font-color" officeooo:rsid="0929086c" style:font-style-asian="italic" style:font-style-complex="italic"/>
    </style:style>
    <style:style style:name="T138" style:family="text">
      <style:text-properties fo:font-style="italic" style:text-underline-style="solid" style:text-underline-width="auto" style:text-underline-color="font-color" officeooo:rsid="125efe2b" style:font-style-asian="italic" style:font-style-complex="italic"/>
    </style:style>
    <style:style style:name="T139" style:family="text">
      <style:text-properties fo:font-style="italic" style:text-underline-style="solid" style:text-underline-width="auto" style:text-underline-color="font-color" officeooo:rsid="0013b79a" style:font-style-asian="italic" style:font-style-complex="italic"/>
    </style:style>
    <style:style style:name="T140" style:family="text">
      <style:text-properties fo:font-style="italic" style:text-underline-style="solid" style:text-underline-width="auto" style:text-underline-color="font-color" officeooo:rsid="007b957d" style:font-style-asian="italic" style:font-style-complex="italic"/>
    </style:style>
    <style:style style:name="T141" style:family="text">
      <style:text-properties fo:font-style="italic" style:text-underline-style="solid" style:text-underline-width="auto" style:text-underline-color="font-color" officeooo:rsid="12354256" style:font-style-asian="italic" style:font-style-complex="italic"/>
    </style:style>
    <style:style style:name="T142" style:family="text">
      <style:text-properties fo:font-style="italic" style:text-underline-style="solid" style:text-underline-width="auto" style:text-underline-color="font-color" officeooo:rsid="1877533d" style:font-style-asian="italic" style:font-style-complex="italic"/>
    </style:style>
    <style:style style:name="T143" style:family="text">
      <style:text-properties fo:font-style="italic" style:text-underline-style="solid" style:text-underline-width="auto" style:text-underline-color="font-color" officeooo:rsid="1a323286" style:font-style-asian="italic" style:font-style-complex="italic"/>
    </style:style>
    <style:style style:name="T144" style:family="text">
      <style:text-properties fo:font-style="italic" style:text-underline-style="solid" style:text-underline-width="auto" style:text-underline-color="font-color" officeooo:rsid="1a39f756" style:font-style-asian="italic" style:font-style-complex="italic"/>
    </style:style>
    <style:style style:name="T145" style:family="text">
      <style:text-properties fo:font-style="italic" style:text-underline-style="solid" style:text-underline-width="auto" style:text-underline-color="font-color" officeooo:rsid="1abb1fcd" style:font-style-asian="italic" style:font-style-complex="italic"/>
    </style:style>
    <style:style style:name="T146" style:family="text">
      <style:text-properties fo:font-style="italic" style:text-underline-style="solid" style:text-underline-width="auto" style:text-underline-color="font-color" officeooo:rsid="1abc0b3d" style:font-style-asian="italic" style:font-style-complex="italic"/>
    </style:style>
    <style:style style:name="T147" style:family="text">
      <style:text-properties fo:font-style="italic" style:text-underline-style="solid" style:text-underline-width="auto" style:text-underline-color="font-color" officeooo:rsid="1b540e9b" style:font-style-asian="italic" style:font-style-complex="italic"/>
    </style:style>
    <style:style style:name="T148" style:family="text">
      <style:text-properties fo:font-style="italic" style:text-underline-style="solid" style:text-underline-width="auto" style:text-underline-color="font-color" officeooo:rsid="1bbfbfc1" style:font-style-asian="italic" style:font-style-complex="italic"/>
    </style:style>
    <style:style style:name="T149" style:family="text">
      <style:text-properties fo:font-style="italic" style:text-underline-style="solid" style:text-underline-width="auto" style:text-underline-color="font-color" fo:background-color="transparent" loext:char-shading-value="0" style:font-style-asian="italic" style:font-style-complex="italic"/>
    </style:style>
    <style:style style:name="T150" style:family="text">
      <style:text-properties officeooo:rsid="001116d4"/>
    </style:style>
    <style:style style:name="T151" style:family="text">
      <style:text-properties officeooo:rsid="005b2835"/>
    </style:style>
    <style:style style:name="T152" style:family="text">
      <style:text-properties officeooo:rsid="0042535f"/>
    </style:style>
    <style:style style:name="T153" style:family="text">
      <style:text-properties officeooo:rsid="0046f334"/>
    </style:style>
    <style:style style:name="T154" style:family="text">
      <style:text-properties officeooo:rsid="0048a944"/>
    </style:style>
    <style:style style:name="T155" style:family="text">
      <style:text-properties officeooo:rsid="004b301e"/>
    </style:style>
    <style:style style:name="T156" style:family="text">
      <style:text-properties officeooo:rsid="004b4d5e"/>
    </style:style>
    <style:style style:name="T157" style:family="text">
      <style:text-properties officeooo:rsid="004a845c"/>
    </style:style>
    <style:style style:name="T158" style:family="text">
      <style:text-properties officeooo:rsid="0013b79a"/>
    </style:style>
    <style:style style:name="T159" style:family="text">
      <style:text-properties officeooo:rsid="0054fff0"/>
    </style:style>
    <style:style style:name="T160" style:family="text">
      <style:text-properties officeooo:rsid="005085bb"/>
    </style:style>
    <style:style style:name="T161" style:family="text">
      <style:text-properties officeooo:rsid="0077b67f"/>
    </style:style>
    <style:style style:name="T162" style:family="text">
      <style:text-properties fo:font-weight="bold" style:font-weight-asian="bold" style:font-weight-complex="bold"/>
    </style:style>
    <style:style style:name="T163" style:family="text">
      <style:text-properties fo:font-weight="bold" officeooo:rsid="03a7db73" style:font-weight-asian="bold" style:font-weight-complex="bold"/>
    </style:style>
    <style:style style:name="T164" style:family="text">
      <style:text-properties fo:font-weight="bold" officeooo:rsid="072fbb4c" style:font-weight-asian="bold" style:font-weight-complex="bold"/>
    </style:style>
    <style:style style:name="T165" style:family="text">
      <style:text-properties fo:font-weight="bold" officeooo:rsid="07b19893" style:font-weight-asian="bold" style:font-weight-complex="bold"/>
    </style:style>
    <style:style style:name="T166" style:family="text">
      <style:text-properties fo:font-weight="bold" officeooo:rsid="065fe5c3" style:font-weight-asian="bold" style:font-weight-complex="bold"/>
    </style:style>
    <style:style style:name="T167" style:family="text">
      <style:text-properties fo:font-weight="bold" officeooo:rsid="0e5d325c" style:font-weight-asian="bold" style:font-weight-complex="bold"/>
    </style:style>
    <style:style style:name="T168" style:family="text">
      <style:text-properties fo:font-weight="bold" officeooo:rsid="0ee8f8b7" style:font-weight-asian="bold" style:font-weight-complex="bold"/>
    </style:style>
    <style:style style:name="T169" style:family="text">
      <style:text-properties fo:font-weight="bold" officeooo:rsid="148bee0e" style:font-weight-asian="bold" style:font-weight-complex="bold"/>
    </style:style>
    <style:style style:name="T170" style:family="text">
      <style:text-properties fo:font-weight="bold" officeooo:rsid="1763d7d0" style:font-weight-asian="bold" style:font-weight-complex="bold"/>
    </style:style>
    <style:style style:name="T171" style:family="text">
      <style:text-properties officeooo:rsid="00677e6b"/>
    </style:style>
    <style:style style:name="T172" style:family="text">
      <style:text-properties officeooo:rsid="006a3901"/>
    </style:style>
    <style:style style:name="T173" style:family="text">
      <style:text-properties officeooo:rsid="0068bce4"/>
    </style:style>
    <style:style style:name="T174" style:family="text">
      <style:text-properties officeooo:rsid="001de14f"/>
    </style:style>
    <style:style style:name="T175" style:family="text">
      <style:text-properties officeooo:rsid="007d741b"/>
    </style:style>
    <style:style style:name="T176" style:family="text">
      <style:text-properties officeooo:rsid="008a3242"/>
    </style:style>
    <style:style style:name="T177" style:family="text">
      <style:text-properties officeooo:rsid="001f411e"/>
    </style:style>
    <style:style style:name="T178" style:family="text">
      <style:text-properties officeooo:rsid="008a94f2"/>
    </style:style>
    <style:style style:name="T179" style:family="text">
      <style:text-properties officeooo:rsid="008c6523"/>
    </style:style>
    <style:style style:name="T180" style:family="text">
      <style:text-properties fo:font-weight="normal" style:font-weight-asian="normal" style:font-weight-complex="normal"/>
    </style:style>
    <style:style style:name="T181" style:family="text">
      <style:text-properties fo:font-weight="normal" officeooo:rsid="03c257f8" style:font-weight-asian="normal" style:font-weight-complex="normal"/>
    </style:style>
    <style:style style:name="T182" style:family="text">
      <style:text-properties fo:font-weight="normal" officeooo:rsid="0922bfae" style:font-weight-asian="normal" style:font-weight-complex="normal"/>
    </style:style>
    <style:style style:name="T183" style:family="text">
      <style:text-properties fo:font-weight="normal" officeooo:rsid="09236a45" style:font-weight-asian="normal" style:font-weight-complex="normal"/>
    </style:style>
    <style:style style:name="T184" style:family="text">
      <style:text-properties fo:font-weight="normal" officeooo:rsid="167bc246" style:font-weight-asian="normal" style:font-weight-complex="normal"/>
    </style:style>
    <style:style style:name="T185" style:family="text">
      <style:text-properties fo:font-weight="normal" officeooo:rsid="167bd03c" style:font-weight-asian="normal" style:font-weight-complex="normal"/>
    </style:style>
    <style:style style:name="T186" style:family="text">
      <style:text-properties fo:font-weight="normal" officeooo:rsid="01a8a08e" style:font-weight-asian="normal" style:font-weight-complex="normal"/>
    </style:style>
    <style:style style:name="T187" style:family="text">
      <style:text-properties fo:font-weight="normal" officeooo:rsid="03c41167" style:font-weight-asian="normal" style:font-weight-complex="normal"/>
    </style:style>
    <style:style style:name="T188" style:family="text">
      <style:text-properties fo:font-weight="normal" officeooo:rsid="1966056d" style:font-weight-asian="normal" style:font-weight-complex="normal"/>
    </style:style>
    <style:style style:name="T189" style:family="text">
      <style:text-properties officeooo:rsid="0008d181"/>
    </style:style>
    <style:style style:name="T190" style:family="text">
      <style:text-properties fo:font-variant="normal" fo:text-transform="none" fo:color="#111111" loext:opacity="100%" style:font-name="Garamond" fo:letter-spacing="normal" fo:font-style="italic" style:text-underline-style="solid" style:text-underline-width="auto" style:text-underline-color="font-color" officeooo:rsid="00ecfb97" style:font-style-asian="italic" style:font-style-complex="italic"/>
    </style:style>
    <style:style style:name="T191" style:family="text">
      <style:text-properties fo:font-variant="normal" fo:text-transform="none" fo:color="#111111" loext:opacity="100%" style:font-name="Garamond" fo:letter-spacing="normal" fo:font-style="italic" style:text-underline-style="solid" style:text-underline-width="auto" style:text-underline-color="font-color" officeooo:rsid="00f3586d" style:font-style-asian="italic" style:font-style-complex="italic"/>
    </style:style>
    <style:style style:name="T192" style:family="text">
      <style:text-properties fo:font-variant="normal" fo:text-transform="none" fo:color="#111111" loext:opacity="100%" style:font-name="Garamond" fo:letter-spacing="normal" officeooo:rsid="00ecfb97"/>
    </style:style>
    <style:style style:name="T193" style:family="text">
      <style:text-properties fo:font-variant="normal" fo:text-transform="none" fo:color="#111111" loext:opacity="100%" style:font-name="Garamond" fo:letter-spacing="normal" officeooo:rsid="00f3586d"/>
    </style:style>
    <style:style style:name="T194" style:family="text">
      <style:text-properties fo:font-variant="normal" fo:text-transform="none" fo:color="#111111" loext:opacity="100%" style:font-name="Garamond" fo:letter-spacing="normal" officeooo:rsid="00941a1d"/>
    </style:style>
    <style:style style:name="T195" style:family="text">
      <style:text-properties fo:font-variant="normal" fo:text-transform="none" fo:color="#111111" loext:opacity="100%" style:font-name="Garamond" fo:letter-spacing="normal" officeooo:rsid="013763bd"/>
    </style:style>
    <style:style style:name="T196" style:family="text">
      <style:text-properties fo:font-variant="normal" fo:text-transform="none" fo:color="#111111" loext:opacity="100%" style:font-name="Garamond" fo:letter-spacing="normal" officeooo:rsid="00950802"/>
    </style:style>
    <style:style style:name="T197" style:family="text">
      <style:text-properties fo:font-variant="normal" fo:text-transform="none" fo:color="#111111" loext:opacity="100%" style:font-name="Garamond" fo:letter-spacing="normal" officeooo:rsid="00970245"/>
    </style:style>
    <style:style style:name="T198" style:family="text">
      <style:text-properties fo:font-variant="normal" fo:text-transform="none" fo:color="#111111" loext:opacity="100%" style:font-name="Garamond" fo:letter-spacing="normal" officeooo:rsid="0137b2c8"/>
    </style:style>
    <style:style style:name="T199" style:family="text">
      <style:text-properties fo:font-variant="normal" fo:text-transform="none" fo:color="#111111" loext:opacity="100%" style:font-name="Garamond" fo:letter-spacing="normal" officeooo:rsid="00fa44fb"/>
    </style:style>
    <style:style style:name="T200" style:family="text">
      <style:text-properties fo:font-variant="normal" fo:text-transform="none" fo:color="#111111" loext:opacity="100%" style:font-name="Garamond" fo:letter-spacing="normal" officeooo:rsid="05403443"/>
    </style:style>
    <style:style style:name="T201" style:family="text">
      <style:text-properties fo:font-variant="normal" fo:text-transform="none" fo:color="#111111" loext:opacity="100%" style:font-name="Garamond" fo:letter-spacing="normal" fo:font-style="normal" style:text-underline-style="none" fo:font-weight="normal" officeooo:rsid="0171d63e" style:font-style-asian="normal" style:font-weight-asian="normal" style:font-style-complex="normal" style:font-weight-complex="normal"/>
    </style:style>
    <style:style style:name="T202" style:family="text">
      <style:text-properties fo:font-variant="normal" fo:text-transform="none" fo:color="#111111" loext:opacity="100%" style:font-name="Garamond" fo:letter-spacing="normal" fo:font-style="normal" style:text-underline-style="none" fo:font-weight="normal" officeooo:rsid="1091eefa" style:font-style-asian="normal" style:font-weight-asian="normal" style:font-style-complex="normal" style:font-weight-complex="normal"/>
    </style:style>
    <style:style style:name="T203" style:family="text">
      <style:text-properties fo:font-variant="normal" fo:text-transform="none" fo:color="#111111" loext:opacity="100%" style:font-name="Garamond" fo:letter-spacing="normal" fo:font-style="normal" style:text-underline-style="none" fo:font-weight="normal" officeooo:rsid="0839f4ca" style:font-style-asian="normal" style:font-weight-asian="normal" style:font-style-complex="normal" style:font-weight-complex="normal"/>
    </style:style>
    <style:style style:name="T204" style:family="text">
      <style:text-properties fo:font-variant="normal" fo:text-transform="none" fo:color="#111111" loext:opacity="100%" style:font-name="Garamond" fo:letter-spacing="normal" fo:font-style="normal" style:text-underline-style="none" fo:font-weight="normal" officeooo:rsid="0d97dae1" style:font-style-asian="normal" style:font-weight-asian="normal" style:font-style-complex="normal" style:font-weight-complex="normal"/>
    </style:style>
    <style:style style:name="T205" style:family="text">
      <style:text-properties fo:font-variant="normal" fo:text-transform="none" fo:color="#111111" loext:opacity="100%" style:font-name="Garamond" fo:letter-spacing="normal" fo:font-style="normal" style:text-underline-style="none" fo:font-weight="normal" officeooo:rsid="083a7406" style:font-style-asian="normal" style:font-weight-asian="normal" style:font-style-complex="normal" style:font-weight-complex="normal"/>
    </style:style>
    <style:style style:name="T206" style:family="text">
      <style:text-properties fo:font-variant="normal" fo:text-transform="none" fo:color="#111111" loext:opacity="100%" style:font-name="Garamond" fo:letter-spacing="normal" fo:font-style="normal" style:text-underline-style="none" fo:font-weight="normal" officeooo:rsid="0d9899c3" style:font-style-asian="normal" style:font-weight-asian="normal" style:font-style-complex="normal" style:font-weight-complex="normal"/>
    </style:style>
    <style:style style:name="T207" style:family="text">
      <style:text-properties fo:font-variant="normal" fo:text-transform="none" fo:color="#111111" loext:opacity="100%" style:font-name="Garamond" fo:letter-spacing="normal" fo:font-style="normal" style:text-underline-style="none" fo:font-weight="normal" officeooo:rsid="0d98e715" style:font-style-asian="normal" style:font-weight-asian="normal" style:font-style-complex="normal" style:font-weight-complex="normal"/>
    </style:style>
    <style:style style:name="T208" style:family="text">
      <style:text-properties fo:font-variant="normal" fo:text-transform="none" fo:color="#111111" loext:opacity="100%" style:font-name="Garamond" fo:letter-spacing="normal" fo:font-style="normal" style:text-underline-style="none" fo:font-weight="normal" officeooo:rsid="0d9aaf29" style:font-style-asian="normal" style:font-weight-asian="normal" style:font-style-complex="normal" style:font-weight-complex="normal"/>
    </style:style>
    <style:style style:name="T209" style:family="text">
      <style:text-properties fo:font-variant="normal" fo:text-transform="none" fo:color="#111111" loext:opacity="100%" style:font-name="Garamond" fo:letter-spacing="normal" fo:font-style="normal" style:text-underline-style="none" fo:font-weight="normal" officeooo:rsid="0da88de3" style:font-style-asian="normal" style:font-weight-asian="normal" style:font-style-complex="normal" style:font-weight-complex="normal"/>
    </style:style>
    <style:style style:name="T210" style:family="text">
      <style:text-properties fo:font-variant="normal" fo:text-transform="none" fo:color="#111111" loext:opacity="100%" style:font-name="Garamond" fo:letter-spacing="normal" fo:font-style="normal" style:text-underline-style="none" fo:font-weight="normal" officeooo:rsid="10951f90" style:font-style-asian="normal" style:font-weight-asian="normal" style:font-style-complex="normal" style:font-weight-complex="normal"/>
    </style:style>
    <style:style style:name="T211" style:family="text">
      <style:text-properties fo:font-variant="normal" fo:text-transform="none" fo:color="#111111" loext:opacity="100%" style:font-name="Garamond" fo:letter-spacing="normal" fo:font-style="normal" style:text-underline-style="none" fo:font-weight="normal" officeooo:rsid="10970eb7" style:font-style-asian="normal" style:font-weight-asian="normal" style:font-style-complex="normal" style:font-weight-complex="normal"/>
    </style:style>
    <style:style style:name="T212" style:family="text">
      <style:text-properties fo:font-variant="normal" fo:text-transform="none" fo:color="#111111" loext:opacity="100%" style:font-name="Garamond" fo:letter-spacing="normal" fo:font-style="normal" style:text-underline-style="none" fo:font-weight="normal" officeooo:rsid="177e7fa5" style:font-style-asian="normal" style:font-weight-asian="normal" style:font-style-complex="normal" style:font-weight-complex="normal"/>
    </style:style>
    <style:style style:name="T213" style:family="text">
      <style:text-properties fo:font-variant="normal" fo:text-transform="none" fo:color="#111111" loext:opacity="100%" style:font-name="Garamond" fo:letter-spacing="normal" fo:font-style="normal" style:text-underline-style="none" fo:font-weight="normal" officeooo:rsid="17800e49" style:font-style-asian="normal" style:font-weight-asian="normal" style:font-style-complex="normal" style:font-weight-complex="normal"/>
    </style:style>
    <style:style style:name="T214" style:family="text">
      <style:text-properties fo:font-variant="normal" fo:text-transform="none" fo:color="#111111" loext:opacity="100%" style:font-name="Garamond" fo:letter-spacing="normal" fo:font-style="normal" style:text-underline-style="none" fo:font-weight="normal" officeooo:rsid="1781fb3c" style:font-style-asian="normal" style:font-weight-asian="normal" style:font-style-complex="normal" style:font-weight-complex="normal"/>
    </style:style>
    <style:style style:name="T215" style:family="text">
      <style:text-properties fo:font-variant="normal" fo:text-transform="none" fo:color="#111111" loext:opacity="100%" style:font-name="Garamond" fo:letter-spacing="normal" fo:font-style="normal" style:text-underline-style="none" fo:font-weight="normal" officeooo:rsid="17829c96" style:font-style-asian="normal" style:font-weight-asian="normal" style:font-style-complex="normal" style:font-weight-complex="normal"/>
    </style:style>
    <style:style style:name="T216" style:family="text">
      <style:text-properties fo:font-variant="normal" fo:text-transform="none" fo:color="#111111" loext:opacity="100%" style:font-name="Garamond" fo:letter-spacing="normal" fo:font-style="normal" style:text-underline-style="none" fo:font-weight="normal" officeooo:rsid="199b4597" style:font-style-asian="normal" style:font-weight-asian="normal" style:font-style-complex="normal" style:font-weight-complex="normal"/>
    </style:style>
    <style:style style:name="T217" style:family="text">
      <style:text-properties fo:font-variant="normal" fo:text-transform="none" fo:color="#111111" loext:opacity="100%" style:font-name="Garamond" fo:letter-spacing="normal" style:text-underline-style="none" fo:font-weight="normal" style:font-weight-asian="normal" style:font-weight-complex="normal"/>
    </style:style>
    <style:style style:name="T218" style:family="text">
      <style:text-properties fo:font-variant="normal" fo:text-transform="none" fo:color="#111111" loext:opacity="100%" style:font-name="Garamond" fo:letter-spacing="normal" style:text-underline-style="none" fo:font-weight="normal" officeooo:rsid="1960eadb" style:font-weight-asian="normal" style:font-weight-complex="normal"/>
    </style:style>
    <style:style style:name="T219" style:family="text">
      <style:text-properties fo:font-variant="normal" fo:text-transform="none" fo:color="#111111" loext:opacity="100%" style:font-name="Garamond" fo:letter-spacing="normal" style:text-underline-style="none" fo:font-weight="normal" officeooo:rsid="1421eab2" style:font-weight-asian="normal" style:font-weight-complex="normal"/>
    </style:style>
    <style:style style:name="T220" style:family="text">
      <style:text-properties fo:font-variant="normal" fo:text-transform="none" fo:color="#111111" loext:opacity="100%" style:font-name="Garamond" fo:letter-spacing="normal" style:text-underline-style="none" fo:font-weight="normal" officeooo:rsid="142d5224" style:font-weight-asian="normal" style:font-weight-complex="normal"/>
    </style:style>
    <style:style style:name="T221" style:family="text">
      <style:text-properties fo:font-variant="normal" fo:text-transform="none" fo:color="#111111" loext:opacity="100%" style:font-name="Garamond" fo:letter-spacing="normal" style:text-underline-style="none" fo:font-weight="normal" officeooo:rsid="1bcf0941" style:font-weight-asian="normal" style:font-weight-complex="normal"/>
    </style:style>
    <style:style style:name="T222" style:family="text">
      <style:text-properties fo:font-variant="normal" fo:text-transform="none" fo:color="#111111" loext:opacity="100%" style:font-name="Garamond" fo:font-size="10pt" fo:letter-spacing="normal" fo:font-style="normal" style:text-underline-style="none" fo:font-weight="normal" officeooo:rsid="1420fbf4" style:font-size-asian="10pt" style:font-style-asian="normal" style:font-weight-asian="normal" style:font-size-complex="10pt" style:font-style-complex="normal" style:font-weight-complex="normal"/>
    </style:style>
    <style:style style:name="T223" style:family="text">
      <style:text-properties fo:font-variant="normal" fo:text-transform="none" fo:color="#111111" loext:opacity="100%" style:font-name="Garamond" fo:font-size="10pt" fo:letter-spacing="normal" fo:font-style="normal" style:text-underline-style="none" fo:font-weight="normal" officeooo:rsid="1421eab2" style:font-size-asian="10pt" style:font-style-asian="normal" style:font-weight-asian="normal" style:font-size-complex="10pt" style:font-style-complex="normal" style:font-weight-complex="normal"/>
    </style:style>
    <style:style style:name="T224" style:family="text">
      <style:text-properties fo:font-variant="normal" fo:text-transform="none" fo:color="#111111" loext:opacity="100%" style:font-name="Garamond" fo:font-size="10pt" fo:letter-spacing="normal" fo:font-style="normal" style:text-underline-style="none" fo:font-weight="normal" officeooo:rsid="142ef5fe" style:font-size-asian="10pt" style:font-style-asian="normal" style:font-weight-asian="normal" style:font-size-complex="10pt" style:font-style-complex="normal" style:font-weight-complex="normal"/>
    </style:style>
    <style:style style:name="T225" style:family="text">
      <style:text-properties fo:font-variant="normal" fo:text-transform="none" fo:color="#111111" loext:opacity="100%" style:font-name="Garamond" fo:font-size="10pt" fo:letter-spacing="normal" fo:font-style="normal" style:text-underline-style="none" fo:font-weight="normal" officeooo:rsid="14285fe7" style:font-size-asian="10pt" style:font-style-asian="normal" style:font-weight-asian="normal" style:font-size-complex="10pt" style:font-style-complex="normal" style:font-weight-complex="normal"/>
    </style:style>
    <style:style style:name="T226" style:family="text">
      <style:text-properties fo:font-variant="normal" fo:text-transform="none" fo:color="#111111" loext:opacity="100%" style:font-name="Garamond" fo:font-size="10pt" fo:letter-spacing="normal" fo:font-style="normal" style:text-underline-style="none" fo:font-weight="normal" officeooo:rsid="142ffd17" style:font-size-asian="10pt" style:font-style-asian="normal" style:font-weight-asian="normal" style:font-size-complex="10pt" style:font-style-complex="normal" style:font-weight-complex="normal"/>
    </style:style>
    <style:style style:name="T227" style:family="text">
      <style:text-properties fo:font-variant="normal" fo:text-transform="none" fo:color="#111111" loext:opacity="100%" style:font-name="Garamond" fo:font-size="10pt" fo:letter-spacing="normal" fo:font-style="normal" style:text-underline-style="none" fo:font-weight="normal" officeooo:rsid="1bcc6b3c" style:font-size-asian="10pt" style:font-style-asian="normal" style:font-weight-asian="normal" style:font-size-complex="10pt" style:font-style-complex="normal" style:font-weight-complex="normal"/>
    </style:style>
    <style:style style:name="T228" style:family="text">
      <style:text-properties fo:font-variant="normal" fo:text-transform="none" fo:color="#111111" loext:opacity="100%" style:font-name="Garamond" fo:font-size="10pt" fo:letter-spacing="normal" fo:font-style="normal" style:text-underline-style="none" fo:font-weight="normal" officeooo:rsid="1bcc86ca" style:font-size-asian="10pt" style:font-style-asian="normal" style:font-weight-asian="normal" style:font-size-complex="10pt" style:font-style-complex="normal" style:font-weight-complex="normal"/>
    </style:style>
    <style:style style:name="T229" style:family="text">
      <style:text-properties fo:font-variant="normal" fo:text-transform="none" fo:color="#111111" loext:opacity="100%" style:font-name="Garamond" fo:font-size="10pt" fo:letter-spacing="normal" fo:font-style="italic" style:text-underline-style="none" fo:font-weight="normal" officeooo:rsid="1420fbf4" style:font-size-asian="10pt" style:font-style-asian="italic" style:font-weight-asian="normal" style:font-size-complex="10pt" style:font-style-complex="italic" style:font-weight-complex="normal"/>
    </style:style>
    <style:style style:name="T230" style:family="text">
      <style:text-properties fo:font-variant="normal" fo:text-transform="none" fo:color="#111111" loext:opacity="100%" style:font-name="Garamond" fo:font-size="10pt" fo:letter-spacing="normal" fo:font-style="italic" style:text-underline-style="none" fo:font-weight="normal" officeooo:rsid="1421eab2" style:font-size-asian="10pt" style:font-style-asian="italic" style:font-weight-asian="normal" style:font-size-complex="10pt" style:font-style-complex="italic" style:font-weight-complex="normal"/>
    </style:style>
    <style:style style:name="T231" style:family="text">
      <style:text-properties fo:font-variant="normal" fo:text-transform="none" fo:color="#111111" loext:opacity="100%" style:font-name="Garamond" fo:font-size="10pt" fo:letter-spacing="normal" fo:font-style="italic" style:text-underline-style="solid" style:text-underline-width="auto" style:text-underline-color="font-color" fo:font-weight="normal" officeooo:rsid="1420fbf4" style:font-size-asian="10pt" style:font-style-asian="italic" style:font-weight-asian="normal" style:font-size-complex="10pt" style:font-style-complex="italic" style:font-weight-complex="normal"/>
    </style:style>
    <style:style style:name="T232" style:family="text">
      <style:text-properties fo:font-variant="normal" fo:text-transform="none" fo:color="#111111" loext:opacity="100%" fo:letter-spacing="normal" fo:font-style="normal" style:text-underline-style="none" officeooo:rsid="004b9e38" style:font-style-asian="normal" style:font-style-complex="normal"/>
    </style:style>
    <style:style style:name="T233" style:family="text">
      <style:text-properties fo:font-variant="normal" fo:text-transform="none" fo:color="#111111" loext:opacity="100%" fo:letter-spacing="normal" fo:font-style="normal" style:text-underline-style="none" officeooo:rsid="15420210" style:font-style-asian="normal" style:font-style-complex="normal"/>
    </style:style>
    <style:style style:name="T234" style:family="text">
      <style:text-properties fo:font-variant="normal" fo:text-transform="none" fo:color="#111111" loext:opacity="100%" fo:letter-spacing="normal" fo:font-style="normal" style:text-underline-style="none" officeooo:rsid="1543b5df" style:font-style-asian="normal" style:font-style-complex="normal"/>
    </style:style>
    <style:style style:name="T235" style:family="text">
      <style:text-properties fo:font-variant="normal" fo:text-transform="none" fo:color="#111111" loext:opacity="100%" fo:letter-spacing="normal" fo:font-style="normal" style:text-underline-style="none" officeooo:rsid="154448b9" style:font-style-asian="normal" style:font-style-complex="normal"/>
    </style:style>
    <style:style style:name="T236" style:family="text">
      <style:text-properties fo:font-variant="normal" fo:text-transform="none" fo:color="#111111" loext:opacity="100%" fo:letter-spacing="normal" fo:font-style="normal" style:text-underline-style="none" fo:font-weight="normal" style:font-style-asian="normal" style:font-weight-asian="normal" style:font-style-complex="normal" style:font-weight-complex="normal"/>
    </style:style>
    <style:style style:name="T237" style:family="text">
      <style:text-properties fo:font-variant="normal" fo:text-transform="none" fo:color="#111111" loext:opacity="100%" fo:letter-spacing="normal" fo:font-style="normal" style:text-underline-style="none" fo:font-weight="normal" officeooo:rsid="0481bd9b" style:font-style-asian="normal" style:font-weight-asian="normal" style:font-style-complex="normal" style:font-weight-complex="normal"/>
    </style:style>
    <style:style style:name="T238" style:family="text">
      <style:text-properties fo:font-variant="normal" fo:text-transform="none" fo:color="#111111" loext:opacity="100%" fo:letter-spacing="normal" fo:font-style="normal" style:text-underline-style="none" fo:font-weight="normal" officeooo:rsid="165332e4" style:font-style-asian="normal" style:font-weight-asian="normal" style:font-style-complex="normal" style:font-weight-complex="normal"/>
    </style:style>
    <style:style style:name="T239" style:family="text">
      <style:text-properties fo:font-variant="normal" fo:text-transform="none" fo:color="#111111" loext:opacity="100%" fo:letter-spacing="normal" fo:font-style="normal" style:text-underline-style="none" fo:font-weight="normal" officeooo:rsid="16502d1c" style:font-style-asian="normal" style:font-weight-asian="normal" style:font-style-complex="normal" style:font-weight-complex="normal"/>
    </style:style>
    <style:style style:name="T240" style:family="text">
      <style:text-properties fo:font-variant="normal" fo:text-transform="none" fo:color="#111111" loext:opacity="100%" fo:letter-spacing="normal" fo:font-style="normal" style:text-underline-style="none" fo:font-weight="normal" officeooo:rsid="16492d7f" style:font-style-asian="normal" style:font-weight-asian="normal" style:font-style-complex="normal" style:font-weight-complex="normal"/>
    </style:style>
    <style:style style:name="T241" style:family="text">
      <style:text-properties fo:font-variant="normal" fo:text-transform="none" fo:color="#111111" loext:opacity="100%" fo:letter-spacing="normal" fo:font-style="normal" style:text-underline-style="none" fo:font-weight="normal" officeooo:rsid="165c063b" style:font-style-asian="normal" style:font-weight-asian="normal" style:font-style-complex="normal" style:font-weight-complex="normal"/>
    </style:style>
    <style:style style:name="T242" style:family="text">
      <style:text-properties fo:font-variant="normal" fo:text-transform="none" fo:color="#111111" loext:opacity="100%" fo:letter-spacing="normal" fo:font-style="normal" style:text-underline-style="none" fo:font-weight="normal" officeooo:rsid="165f1ce0" style:font-style-asian="normal" style:font-weight-asian="normal" style:font-style-complex="normal" style:font-weight-complex="normal"/>
    </style:style>
    <style:style style:name="T243" style:family="text">
      <style:text-properties fo:font-variant="normal" fo:text-transform="none" fo:color="#111111" loext:opacity="100%" fo:letter-spacing="normal" fo:font-style="normal" style:text-underline-style="none" fo:font-weight="normal" officeooo:rsid="1b5bed90" style:font-style-asian="normal" style:font-weight-asian="normal" style:font-style-complex="normal" style:font-weight-complex="normal"/>
    </style:style>
    <style:style style:name="T244" style:family="text">
      <style:text-properties fo:font-variant="normal" fo:text-transform="none" fo:color="#111111" loext:opacity="100%" fo:letter-spacing="normal" fo:font-style="normal" style:text-underline-style="none" fo:font-weight="normal" officeooo:rsid="1b5c5448" style:font-style-asian="normal" style:font-weight-asian="normal" style:font-style-complex="normal" style:font-weight-complex="normal"/>
    </style:style>
    <style:style style:name="T245" style:family="text">
      <style:text-properties fo:font-variant="normal" fo:text-transform="none" fo:color="#111111" loext:opacity="100%" fo:letter-spacing="normal" fo:font-style="italic" style:text-underline-style="solid" style:text-underline-width="auto" style:text-underline-color="font-color" officeooo:rsid="004b9e38" style:font-style-asian="italic" style:font-style-complex="italic"/>
    </style:style>
    <style:style style:name="T246" style:family="text">
      <style:text-properties fo:font-variant="normal" fo:text-transform="none" fo:color="#111111" loext:opacity="100%" fo:letter-spacing="normal" fo:font-style="italic" style:text-underline-style="none" fo:font-weight="normal" style:font-style-asian="italic" style:font-weight-asian="normal" style:font-style-complex="italic" style:font-weight-complex="normal"/>
    </style:style>
    <style:style style:name="T247" style:family="text">
      <style:text-properties fo:font-variant="normal" fo:text-transform="none" fo:color="#111111" loext:opacity="100%" fo:letter-spacing="normal" fo:font-style="italic" style:text-underline-style="none" fo:font-weight="normal" officeooo:rsid="165dcf78" style:font-style-asian="italic" style:font-weight-asian="normal" style:font-style-complex="italic" style:font-weight-complex="normal"/>
    </style:style>
    <style:style style:name="T248" style:family="text">
      <style:text-properties fo:font-variant="normal" fo:text-transform="none" fo:color="#111111" loext:opacity="100%" fo:letter-spacing="normal" fo:font-style="italic" style:text-underline-style="none" fo:font-weight="normal" officeooo:rsid="166413a9" style:font-style-asian="italic" style:font-weight-asian="normal" style:font-style-complex="italic" style:font-weight-complex="normal"/>
    </style:style>
    <style:style style:name="T249" style:family="text">
      <style:text-properties fo:font-variant="normal" fo:text-transform="none" fo:color="#111111" loext:opacity="100%" fo:letter-spacing="normal" fo:font-style="italic" style:text-underline-style="none" fo:font-weight="normal" officeooo:rsid="1b170f3d" style:font-style-asian="italic" style:font-weight-asian="normal" style:font-style-complex="italic" style:font-weight-complex="normal"/>
    </style:style>
    <style:style style:name="T250" style:family="text">
      <style:text-properties fo:font-variant="normal" fo:text-transform="none" fo:color="#111111" loext:opacity="100%" fo:letter-spacing="normal" fo:font-style="italic" style:text-underline-style="none" fo:font-weight="normal" officeooo:rsid="165f1ce0" style:font-style-asian="italic" style:font-weight-asian="normal" style:font-style-complex="italic" style:font-weight-complex="normal"/>
    </style:style>
    <style:style style:name="T251" style:family="text">
      <style:text-properties fo:font-variant="normal" fo:text-transform="none" fo:color="#111111" loext:opacity="100%" fo:letter-spacing="normal" fo:font-style="italic" style:text-underline-style="none" fo:font-weight="normal" officeooo:rsid="165ff3dd" style:font-style-asian="italic" style:font-weight-asian="normal" style:font-style-complex="italic" style:font-weight-complex="normal"/>
    </style:style>
    <style:style style:name="T252" style:family="text">
      <style:text-properties fo:font-variant="normal" fo:text-transform="none" fo:color="#111111" loext:opacity="100%" fo:letter-spacing="normal" fo:font-style="italic" style:text-underline-style="none" fo:font-weight="normal" officeooo:rsid="16607453" style:font-style-asian="italic" style:font-weight-asian="normal" style:font-style-complex="italic" style:font-weight-complex="normal"/>
    </style:style>
    <style:style style:name="T253" style:family="text">
      <style:text-properties fo:font-variant="normal" fo:text-transform="none" fo:color="#000000" loext:opacity="100%" style:font-name="Garamond" fo:font-size="10pt" fo:letter-spacing="normal" fo:font-style="normal" style:text-underline-style="none" fo:font-weight="normal" officeooo:rsid="05fdb13e" style:font-size-asian="10pt" style:font-style-asian="normal" style:font-weight-asian="normal" style:font-size-complex="10pt" style:font-style-complex="normal" style:font-weight-complex="normal"/>
    </style:style>
    <style:style style:name="T254" style:family="text">
      <style:text-properties fo:font-variant="normal" fo:text-transform="none" fo:color="#000000" loext:opacity="100%" style:font-name="Garamond" fo:font-size="10pt" fo:letter-spacing="normal" fo:font-style="normal" style:text-underline-style="none" fo:font-weight="normal" officeooo:rsid="06abdfd7" style:font-size-asian="10pt" style:font-style-asian="normal" style:font-weight-asian="normal" style:font-size-complex="10pt" style:font-style-complex="normal" style:font-weight-complex="normal"/>
    </style:style>
    <style:style style:name="T255" style:family="text">
      <style:text-properties fo:font-variant="normal" fo:text-transform="none" fo:color="#000000" loext:opacity="100%" style:font-name="Garamond" fo:font-size="10pt" fo:letter-spacing="normal" fo:font-style="normal" style:text-underline-style="none" fo:font-weight="normal" officeooo:rsid="06acbec3" style:font-size-asian="10pt" style:font-style-asian="normal" style:font-weight-asian="normal" style:font-size-complex="10pt" style:font-style-complex="normal" style:font-weight-complex="normal"/>
    </style:style>
    <style:style style:name="T256" style:family="text">
      <style:text-properties fo:font-variant="normal" fo:text-transform="none" fo:color="#000000" loext:opacity="100%" style:font-name="Garamond" fo:font-size="10pt" fo:letter-spacing="normal" fo:font-style="normal" style:text-underline-style="none" fo:font-weight="normal" officeooo:rsid="05fdb13e" fo:background-color="transparent" loext:char-shading-value="0" style:font-size-asian="10pt" style:font-style-asian="normal" style:font-weight-asian="normal" style:font-size-complex="10pt" style:font-style-complex="normal" style:font-weight-complex="normal"/>
    </style:style>
    <style:style style:name="T257" style:family="text">
      <style:text-properties fo:font-variant="normal" fo:text-transform="none" fo:color="#000000" loext:opacity="100%" style:font-name="Garamond" fo:font-size="10pt" fo:letter-spacing="normal" fo:font-style="normal" style:text-underline-style="none" fo:font-weight="normal" officeooo:rsid="06aaa5fc" fo:background-color="transparent" loext:char-shading-value="0" style:font-size-asian="10pt" style:font-style-asian="normal" style:font-weight-asian="normal" style:font-size-complex="10pt" style:font-style-complex="normal" style:font-weight-complex="normal"/>
    </style:style>
    <style:style style:name="T258" style:family="text">
      <style:text-properties fo:font-variant="normal" fo:text-transform="none" fo:color="#000000" loext:opacity="100%" style:font-name="Garamond" fo:font-size="10pt" fo:letter-spacing="normal" fo:font-style="normal" style:text-underline-style="none" fo:font-weight="normal" officeooo:rsid="06acbec3" fo:background-color="transparent" loext:char-shading-value="0" style:font-size-asian="10pt" style:font-style-asian="normal" style:font-weight-asian="normal" style:font-size-complex="10pt" style:font-style-complex="normal" style:font-weight-complex="normal"/>
    </style:style>
    <style:style style:name="T259" style:family="text">
      <style:text-properties fo:font-variant="normal" fo:text-transform="none" fo:color="#000080" loext:opacity="100%" style:font-name="Garamond" fo:font-size="13pt" fo:letter-spacing="normal" fo:font-style="normal" style:text-underline-style="solid" style:text-underline-width="auto" style:text-underline-color="font-color" fo:font-weight="bold" officeooo:rsid="09ba0649" fo:background-color="transparent" loext:char-shading-value="0" style:font-size-asian="13pt" style:font-style-asian="normal" style:font-weight-asian="bold" style:font-size-complex="13pt" style:font-style-complex="normal" style:font-weight-complex="bold"/>
    </style:style>
    <style:style style:name="T260" style:family="text">
      <style:text-properties style:text-underline-style="solid" style:text-underline-width="auto" style:text-underline-color="font-color"/>
    </style:style>
    <style:style style:name="T261" style:family="text">
      <style:text-properties style:text-underline-style="solid" style:text-underline-width="auto" style:text-underline-color="font-color" officeooo:rsid="000cb2b7" style:font-size-asian="9pt" style:font-style-asian="italic" style:font-weight-asian="normal" style:font-size-complex="9pt" style:font-style-complex="italic" style:font-weight-complex="normal"/>
    </style:style>
    <style:style style:name="T262" style:family="text">
      <style:text-properties style:text-underline-style="solid" style:text-underline-width="auto" style:text-underline-color="font-color" officeooo:rsid="074bfc23" style:font-size-asian="9pt" style:font-style-asian="italic" style:font-weight-asian="normal" style:font-size-complex="9pt" style:font-style-complex="italic" style:font-weight-complex="normal"/>
    </style:style>
    <style:style style:name="T263" style:family="text">
      <style:text-properties style:text-underline-style="solid" style:text-underline-width="auto" style:text-underline-color="font-color" officeooo:rsid="07812d40" style:font-size-asian="9pt" style:font-style-asian="italic" style:font-weight-asian="normal" style:font-size-complex="9pt" style:font-style-complex="italic" style:font-weight-complex="normal"/>
    </style:style>
    <style:style style:name="T264" style:family="text">
      <style:text-properties style:text-underline-style="solid" style:text-underline-width="auto" style:text-underline-color="font-color" officeooo:rsid="078eea19" style:font-size-asian="9pt" style:font-style-asian="italic" style:font-weight-asian="normal" style:font-size-complex="9pt" style:font-style-complex="italic" style:font-weight-complex="normal"/>
    </style:style>
    <style:style style:name="T265" style:family="text">
      <style:text-properties style:text-underline-style="solid" style:text-underline-width="auto" style:text-underline-color="font-color" officeooo:rsid="000cb2b7"/>
    </style:style>
    <style:style style:name="T266" style:family="text">
      <style:text-properties style:text-underline-style="solid" style:text-underline-width="auto" style:text-underline-color="font-color" officeooo:rsid="06ae9902" style:font-weight-asian="normal" style:font-weight-complex="normal"/>
    </style:style>
    <style:style style:name="T267" style:family="text">
      <style:text-properties officeooo:rsid="000e1037"/>
    </style:style>
    <style:style style:name="T268" style:family="text">
      <style:text-properties style:text-underline-style="none"/>
    </style:style>
    <style:style style:name="T269" style:family="text">
      <style:text-properties style:text-underline-style="none" officeooo:rsid="066263d1" style:font-size-asian="9pt" style:font-style-asian="italic" style:font-weight-asian="normal" style:font-size-complex="9pt" style:font-style-complex="italic" style:font-weight-complex="normal"/>
    </style:style>
    <style:style style:name="T270" style:family="text">
      <style:text-properties style:text-underline-style="none" officeooo:rsid="074bfc23" style:font-size-asian="9pt" style:font-style-asian="italic" style:font-weight-asian="normal" style:font-size-complex="9pt" style:font-style-complex="italic" style:font-weight-complex="normal"/>
    </style:style>
    <style:style style:name="T271" style:family="text">
      <style:text-properties style:text-underline-style="none" officeooo:rsid="074dadd9" style:font-size-asian="9pt" style:font-style-asian="italic" style:font-weight-asian="normal" style:font-size-complex="9pt" style:font-style-complex="italic" style:font-weight-complex="normal"/>
    </style:style>
    <style:style style:name="T272" style:family="text">
      <style:text-properties style:text-underline-style="none" officeooo:rsid="074f6bdd" style:font-size-asian="9pt" style:font-style-asian="italic" style:font-weight-asian="normal" style:font-size-complex="9pt" style:font-style-complex="italic" style:font-weight-complex="normal"/>
    </style:style>
    <style:style style:name="T273" style:family="text">
      <style:text-properties style:text-underline-style="none" officeooo:rsid="169a7fc6" style:font-size-asian="9pt" style:font-style-asian="italic" style:font-weight-asian="normal" style:font-size-complex="9pt" style:font-style-complex="italic" style:font-weight-complex="normal"/>
    </style:style>
    <style:style style:name="T274" style:family="text">
      <style:text-properties style:text-underline-style="none" officeooo:rsid="082621b3" style:font-style-asian="normal" style:font-weight-asian="normal" style:font-style-complex="normal" style:font-weight-complex="normal"/>
    </style:style>
    <style:style style:name="T275" style:family="text">
      <style:text-properties style:text-underline-style="none" style:font-style-asian="normal" style:font-style-complex="normal"/>
    </style:style>
    <style:style style:name="T276" style:family="text">
      <style:text-properties style:text-underline-style="none" officeooo:rsid="01a0549e" style:font-style-asian="normal" style:font-style-complex="normal"/>
    </style:style>
    <style:style style:name="T277" style:family="text">
      <style:text-properties style:text-underline-style="none" officeooo:rsid="1487955b" style:font-style-asian="normal" style:font-style-complex="normal"/>
    </style:style>
    <style:style style:name="T278" style:family="text">
      <style:text-properties style:text-underline-style="none" officeooo:rsid="1964ef4c" style:font-style-asian="normal" style:font-style-complex="normal"/>
    </style:style>
    <style:style style:name="T279" style:family="text">
      <style:text-properties style:text-underline-style="none" officeooo:rsid="03c755ad" style:font-style-asian="normal" style:font-style-complex="normal"/>
    </style:style>
    <style:style style:name="T280" style:family="text">
      <style:text-properties style:text-underline-style="none" officeooo:rsid="0bed448c" style:font-style-asian="normal" style:font-style-complex="normal"/>
    </style:style>
    <style:style style:name="T281" style:family="text">
      <style:text-properties style:text-underline-style="none" officeooo:rsid="0077b67f"/>
    </style:style>
    <style:style style:name="T282" style:family="text">
      <style:text-properties style:text-underline-style="none" officeooo:rsid="000cb2b7" style:font-weight-asian="normal" style:font-weight-complex="normal"/>
    </style:style>
    <style:style style:name="T283" style:family="text">
      <style:text-properties style:text-underline-style="none" officeooo:rsid="06acbec3" style:font-weight-asian="normal" style:font-weight-complex="normal"/>
    </style:style>
    <style:style style:name="T284" style:family="text">
      <style:text-properties style:text-underline-style="none" officeooo:rsid="06ae9902" style:font-weight-asian="normal" style:font-weight-complex="normal"/>
    </style:style>
    <style:style style:name="T285" style:family="text">
      <style:text-properties style:text-underline-style="none" officeooo:rsid="0d004eed" style:font-weight-asian="normal" style:font-weight-complex="normal"/>
    </style:style>
    <style:style style:name="T286" style:family="text">
      <style:text-properties style:text-underline-style="none" officeooo:rsid="06b06bb9" style:font-weight-asian="normal" style:font-weight-complex="normal"/>
    </style:style>
    <style:style style:name="T287" style:family="text">
      <style:text-properties style:text-underline-style="none" officeooo:rsid="06b23eda" style:font-weight-asian="normal" style:font-weight-complex="normal"/>
    </style:style>
    <style:style style:name="T288" style:family="text">
      <style:text-properties style:text-underline-style="none" officeooo:rsid="06b6d1c6" style:font-weight-asian="normal" style:font-weight-complex="normal"/>
    </style:style>
    <style:style style:name="T289" style:family="text">
      <style:text-properties style:text-underline-style="none" officeooo:rsid="0beb6e1e" style:font-weight-asian="normal" style:font-weight-complex="normal"/>
    </style:style>
    <style:style style:name="T290" style:family="text">
      <style:text-properties style:text-underline-style="none" officeooo:rsid="06b352a8" style:font-weight-asian="normal" style:font-weight-complex="normal"/>
    </style:style>
    <style:style style:name="T291" style:family="text">
      <style:text-properties style:text-underline-style="none" officeooo:rsid="06b7f285" style:font-weight-asian="normal" style:font-weight-complex="normal"/>
    </style:style>
    <style:style style:name="T292" style:family="text">
      <style:text-properties style:text-underline-style="none" officeooo:rsid="06b97e94" style:font-weight-asian="normal" style:font-weight-complex="normal"/>
    </style:style>
    <style:style style:name="T293" style:family="text">
      <style:text-properties style:text-underline-style="none" officeooo:rsid="1bd466b4" style:font-weight-asian="normal" style:font-weight-complex="normal"/>
    </style:style>
    <style:style style:name="T294" style:family="text">
      <style:text-properties style:text-underline-style="none" officeooo:rsid="1bd46e7d" style:font-weight-asian="normal" style:font-weight-complex="normal"/>
    </style:style>
    <style:style style:name="T295" style:family="text">
      <style:text-properties fo:font-style="normal" style:text-underline-style="none" style:font-style-asian="normal" style:font-style-complex="normal"/>
    </style:style>
    <style:style style:name="T296" style:family="text">
      <style:text-properties fo:font-style="normal" style:text-underline-style="none" officeooo:rsid="008b6926" style:font-style-asian="normal" style:font-style-complex="normal"/>
    </style:style>
    <style:style style:name="T297" style:family="text">
      <style:text-properties fo:font-style="normal" style:text-underline-style="none" officeooo:rsid="008b7e44" style:font-style-asian="normal" style:font-style-complex="normal"/>
    </style:style>
    <style:style style:name="T298" style:family="text">
      <style:text-properties fo:font-style="normal" style:text-underline-style="none" officeooo:rsid="00e7ccb1" style:font-style-asian="normal" style:font-style-complex="normal"/>
    </style:style>
    <style:style style:name="T299" style:family="text">
      <style:text-properties fo:font-style="normal" style:text-underline-style="none" officeooo:rsid="0123fc4f" style:font-style-asian="normal" style:font-style-complex="normal"/>
    </style:style>
    <style:style style:name="T300" style:family="text">
      <style:text-properties fo:font-style="normal" style:text-underline-style="none" officeooo:rsid="0124e37d" style:font-style-asian="normal" style:font-style-complex="normal"/>
    </style:style>
    <style:style style:name="T301" style:family="text">
      <style:text-properties fo:font-style="normal" style:text-underline-style="none" officeooo:rsid="0125cbe1" style:font-style-asian="normal" style:font-style-complex="normal"/>
    </style:style>
    <style:style style:name="T302" style:family="text">
      <style:text-properties fo:font-style="normal" style:text-underline-style="none" officeooo:rsid="0125cd76" style:font-style-asian="normal" style:font-style-complex="normal"/>
    </style:style>
    <style:style style:name="T303" style:family="text">
      <style:text-properties fo:font-style="normal" style:text-underline-style="none" officeooo:rsid="0159b1b8" style:font-style-asian="normal" style:font-style-complex="normal"/>
    </style:style>
    <style:style style:name="T304" style:family="text">
      <style:text-properties fo:font-style="normal" style:text-underline-style="none" officeooo:rsid="015b79f7" style:font-style-asian="normal" style:font-style-complex="normal"/>
    </style:style>
    <style:style style:name="T305" style:family="text">
      <style:text-properties fo:font-style="normal" style:text-underline-style="none" officeooo:rsid="0564f70b" style:font-style-asian="normal" style:font-style-complex="normal"/>
    </style:style>
    <style:style style:name="T306" style:family="text">
      <style:text-properties fo:font-style="normal" style:text-underline-style="none" officeooo:rsid="05652185" style:font-style-asian="normal" style:font-style-complex="normal"/>
    </style:style>
    <style:style style:name="T307" style:family="text">
      <style:text-properties fo:font-style="normal" style:text-underline-style="none" officeooo:rsid="068c4129" style:font-style-asian="normal" style:font-style-complex="normal"/>
    </style:style>
    <style:style style:name="T308" style:family="text">
      <style:text-properties fo:font-style="normal" style:text-underline-style="none" officeooo:rsid="068e30e1" style:font-style-asian="normal" style:font-style-complex="normal"/>
    </style:style>
    <style:style style:name="T309" style:family="text">
      <style:text-properties fo:font-style="normal" style:text-underline-style="none" officeooo:rsid="068e5516" style:font-style-asian="normal" style:font-style-complex="normal"/>
    </style:style>
    <style:style style:name="T310" style:family="text">
      <style:text-properties fo:font-style="normal" style:text-underline-style="none" officeooo:rsid="068f54b9" style:font-style-asian="normal" style:font-style-complex="normal"/>
    </style:style>
    <style:style style:name="T311" style:family="text">
      <style:text-properties fo:font-style="normal" style:text-underline-style="none" officeooo:rsid="126d9390" style:font-style-asian="normal" style:font-style-complex="normal"/>
    </style:style>
    <style:style style:name="T312" style:family="text">
      <style:text-properties fo:font-style="normal" style:text-underline-style="none" officeooo:rsid="126f6d8b" style:font-style-asian="normal" style:font-style-complex="normal"/>
    </style:style>
    <style:style style:name="T313" style:family="text">
      <style:text-properties fo:font-style="normal" style:text-underline-style="none" officeooo:rsid="127125c2" style:font-style-asian="normal" style:font-style-complex="normal"/>
    </style:style>
    <style:style style:name="T314" style:family="text">
      <style:text-properties fo:font-style="normal" style:text-underline-style="none" officeooo:rsid="12721463" style:font-style-asian="normal" style:font-style-complex="normal"/>
    </style:style>
    <style:style style:name="T315" style:family="text">
      <style:text-properties fo:font-style="normal" style:text-underline-style="none" officeooo:rsid="1272ed56" style:font-style-asian="normal" style:font-style-complex="normal"/>
    </style:style>
    <style:style style:name="T316" style:family="text">
      <style:text-properties fo:font-style="normal" style:text-underline-style="none" officeooo:rsid="12744c87" style:font-style-asian="normal" style:font-style-complex="normal"/>
    </style:style>
    <style:style style:name="T317" style:family="text">
      <style:text-properties fo:font-style="normal" style:text-underline-style="none" officeooo:rsid="12755fe3" style:font-style-asian="normal" style:font-style-complex="normal"/>
    </style:style>
    <style:style style:name="T318" style:family="text">
      <style:text-properties fo:font-style="normal" style:text-underline-style="none" officeooo:rsid="127705f1" style:font-style-asian="normal" style:font-style-complex="normal"/>
    </style:style>
    <style:style style:name="T319" style:family="text">
      <style:text-properties fo:font-style="normal" style:text-underline-style="none" officeooo:rsid="12781623" style:font-style-asian="normal" style:font-style-complex="normal"/>
    </style:style>
    <style:style style:name="T320" style:family="text">
      <style:text-properties fo:font-style="normal" style:text-underline-style="none" officeooo:rsid="1279ede1" style:font-style-asian="normal" style:font-style-complex="normal"/>
    </style:style>
    <style:style style:name="T321" style:family="text">
      <style:text-properties fo:font-style="normal" style:text-underline-style="none" officeooo:rsid="127f5563" style:font-style-asian="normal" style:font-style-complex="normal"/>
    </style:style>
    <style:style style:name="T322" style:family="text">
      <style:text-properties fo:font-style="normal" style:text-underline-style="none" officeooo:rsid="015224bf" style:font-style-asian="normal" style:font-style-complex="normal"/>
    </style:style>
    <style:style style:name="T323" style:family="text">
      <style:text-properties fo:font-style="normal" style:text-underline-style="none" officeooo:rsid="0085d122" style:font-style-asian="normal" style:font-style-complex="normal"/>
    </style:style>
    <style:style style:name="T324" style:family="text">
      <style:text-properties fo:font-style="normal" style:text-underline-style="none" officeooo:rsid="17e818c2" style:font-style-asian="normal" style:font-style-complex="normal"/>
    </style:style>
    <style:style style:name="T325" style:family="text">
      <style:text-properties fo:font-style="normal" style:text-underline-style="none" officeooo:rsid="17e8b249" style:font-style-asian="normal" style:font-style-complex="normal"/>
    </style:style>
    <style:style style:name="T326" style:family="text">
      <style:text-properties fo:font-style="normal" style:text-underline-style="none" officeooo:rsid="17e8df22" style:font-style-asian="normal" style:font-style-complex="normal"/>
    </style:style>
    <style:style style:name="T327" style:family="text">
      <style:text-properties fo:font-style="normal" style:text-underline-style="none" officeooo:rsid="1b9c121c" style:font-style-asian="normal" style:font-style-complex="normal"/>
    </style:style>
    <style:style style:name="T328" style:family="text">
      <style:text-properties fo:font-style="normal" style:text-underline-style="none" officeooo:rsid="000cb2b7" style:font-size-asian="9pt" style:font-style-asian="normal" style:font-weight-asian="normal" style:font-size-complex="9pt" style:font-style-complex="normal" style:font-weight-complex="normal"/>
    </style:style>
    <style:style style:name="T329" style:family="text">
      <style:text-properties fo:font-style="normal" style:text-underline-style="none" officeooo:rsid="0792fc31" style:font-size-asian="9pt" style:font-style-asian="normal" style:font-weight-asian="normal" style:font-size-complex="9pt" style:font-style-complex="normal" style:font-weight-complex="normal"/>
    </style:style>
    <style:style style:name="T330" style:family="text">
      <style:text-properties fo:font-style="normal" style:text-underline-style="none" officeooo:rsid="078eea19" style:font-size-asian="9pt" style:font-style-asian="normal" style:font-weight-asian="normal" style:font-size-complex="9pt" style:font-style-complex="normal" style:font-weight-complex="normal"/>
    </style:style>
    <style:style style:name="T331" style:family="text">
      <style:text-properties fo:font-style="normal" style:text-underline-style="none" officeooo:rsid="0795779d" style:font-size-asian="9pt" style:font-style-asian="normal" style:font-weight-asian="normal" style:font-size-complex="9pt" style:font-style-complex="normal" style:font-weight-complex="normal"/>
    </style:style>
    <style:style style:name="T332" style:family="text">
      <style:text-properties fo:font-style="normal" style:text-underline-style="none" officeooo:rsid="0aaddd0f" style:font-size-asian="9pt" style:font-style-asian="normal" style:font-weight-asian="normal" style:font-size-complex="9pt" style:font-style-complex="normal" style:font-weight-complex="normal"/>
    </style:style>
    <style:style style:name="T333" style:family="text">
      <style:text-properties fo:font-style="normal" style:text-underline-style="none" officeooo:rsid="07812d40" style:font-size-asian="9pt" style:font-style-asian="italic" style:font-weight-asian="normal" style:font-size-complex="9pt" style:font-style-complex="italic" style:font-weight-complex="normal"/>
    </style:style>
    <style:style style:name="T334" style:family="text">
      <style:text-properties fo:font-style="normal" style:text-underline-style="none" officeooo:rsid="0784cf9b" style:font-size-asian="9pt" style:font-style-asian="italic" style:font-weight-asian="normal" style:font-size-complex="9pt" style:font-style-complex="italic" style:font-weight-complex="normal"/>
    </style:style>
    <style:style style:name="T335" style:family="text">
      <style:text-properties fo:font-style="normal" style:text-underline-style="none" officeooo:rsid="0786c89f" style:font-size-asian="9pt" style:font-style-asian="italic" style:font-weight-asian="normal" style:font-size-complex="9pt" style:font-style-complex="italic" style:font-weight-complex="normal"/>
    </style:style>
    <style:style style:name="T336" style:family="text">
      <style:text-properties fo:font-style="normal" style:text-underline-style="none" officeooo:rsid="078eea19" style:font-size-asian="9pt" style:font-style-asian="italic" style:font-weight-asian="normal" style:font-size-complex="9pt" style:font-style-complex="italic" style:font-weight-complex="normal"/>
    </style:style>
    <style:style style:name="T337" style:family="text">
      <style:text-properties fo:font-style="normal" style:text-underline-style="none" officeooo:rsid="0790376b" style:font-size-asian="9pt" style:font-style-asian="italic" style:font-weight-asian="normal" style:font-size-complex="9pt" style:font-style-complex="italic" style:font-weight-complex="normal"/>
    </style:style>
    <style:style style:name="T338" style:family="text">
      <style:text-properties fo:font-style="normal" style:text-underline-style="none" officeooo:rsid="079275d2" style:font-size-asian="9pt" style:font-style-asian="italic" style:font-weight-asian="normal" style:font-size-complex="9pt" style:font-style-complex="italic" style:font-weight-complex="normal"/>
    </style:style>
    <style:style style:name="T339" style:family="text">
      <style:text-properties fo:font-style="normal" style:text-underline-style="none" officeooo:rsid="0ab16e1f" style:font-size-asian="9pt" style:font-style-asian="italic" style:font-weight-asian="normal" style:font-size-complex="9pt" style:font-style-complex="italic" style:font-weight-complex="normal"/>
    </style:style>
    <style:style style:name="T340" style:family="text">
      <style:text-properties fo:font-style="normal" style:text-underline-style="none" officeooo:rsid="0e949aa5" style:font-size-asian="9pt" style:font-style-asian="italic" style:font-weight-asian="normal" style:font-size-complex="9pt" style:font-style-complex="italic" style:font-weight-complex="normal"/>
    </style:style>
    <style:style style:name="T341" style:family="text">
      <style:text-properties fo:font-style="normal" style:text-underline-style="none" officeooo:rsid="0e964b16" style:font-size-asian="9pt" style:font-style-asian="italic" style:font-weight-asian="normal" style:font-size-complex="9pt" style:font-style-complex="italic" style:font-weight-complex="normal"/>
    </style:style>
    <style:style style:name="T342" style:family="text">
      <style:text-properties fo:font-style="normal" style:text-underline-style="none" officeooo:rsid="168008b2" style:font-size-asian="9pt" style:font-style-asian="italic" style:font-weight-asian="normal" style:font-size-complex="9pt" style:font-style-complex="italic" style:font-weight-complex="normal"/>
    </style:style>
    <style:style style:name="T343" style:family="text">
      <style:text-properties fo:font-style="normal" style:text-underline-style="none" officeooo:rsid="1681988d" style:font-size-asian="9pt" style:font-style-asian="italic" style:font-weight-asian="normal" style:font-size-complex="9pt" style:font-style-complex="italic" style:font-weight-complex="normal"/>
    </style:style>
    <style:style style:name="T344" style:family="text">
      <style:text-properties fo:font-style="normal" style:text-underline-style="none" officeooo:rsid="16827827" style:font-size-asian="9pt" style:font-style-asian="italic" style:font-weight-asian="normal" style:font-size-complex="9pt" style:font-style-complex="italic" style:font-weight-complex="normal"/>
    </style:style>
    <style:style style:name="T345" style:family="text">
      <style:text-properties fo:font-style="normal" style:text-underline-style="none" officeooo:rsid="16835451" style:font-size-asian="9pt" style:font-style-asian="italic" style:font-weight-asian="normal" style:font-size-complex="9pt" style:font-style-complex="italic" style:font-weight-complex="normal"/>
    </style:style>
    <style:style style:name="T346" style:family="text">
      <style:text-properties fo:font-style="normal" style:text-underline-style="none" officeooo:rsid="16868273" style:font-size-asian="9pt" style:font-style-asian="italic" style:font-weight-asian="normal" style:font-size-complex="9pt" style:font-style-complex="italic" style:font-weight-complex="normal"/>
    </style:style>
    <style:style style:name="T347" style:family="text">
      <style:text-properties fo:font-style="normal" style:text-underline-style="none" officeooo:rsid="1687d230" style:font-size-asian="9pt" style:font-style-asian="italic" style:font-weight-asian="normal" style:font-size-complex="9pt" style:font-style-complex="italic" style:font-weight-complex="normal"/>
    </style:style>
    <style:style style:name="T348" style:family="text">
      <style:text-properties fo:font-style="normal" style:text-underline-style="none" officeooo:rsid="168953d0" style:font-size-asian="9pt" style:font-style-asian="italic" style:font-weight-asian="normal" style:font-size-complex="9pt" style:font-style-complex="italic" style:font-weight-complex="normal"/>
    </style:style>
    <style:style style:name="T349" style:family="text">
      <style:text-properties fo:font-style="normal" style:text-underline-style="none" officeooo:rsid="168ade68" style:font-size-asian="9pt" style:font-style-asian="italic" style:font-weight-asian="normal" style:font-size-complex="9pt" style:font-style-complex="italic" style:font-weight-complex="normal"/>
    </style:style>
    <style:style style:name="T350" style:family="text">
      <style:text-properties fo:font-style="normal" officeooo:rsid="0a2e7e23" style:font-style-asian="normal" style:font-style-complex="normal"/>
    </style:style>
    <style:style style:name="T351" style:family="text">
      <style:text-properties fo:font-style="normal" fo:font-weight="normal" style:font-style-asian="normal" style:font-weight-asian="normal" style:font-style-complex="normal" style:font-weight-complex="normal"/>
    </style:style>
    <style:style style:name="T352" style:family="text">
      <style:text-properties officeooo:rsid="003f5ebe"/>
    </style:style>
    <style:style style:name="T353" style:family="text">
      <style:text-properties officeooo:rsid="003fbee6"/>
    </style:style>
    <style:style style:name="T354" style:family="text">
      <style:text-properties fo:font-size="14pt" fo:font-weight="bold" style:font-size-asian="14pt" style:font-weight-asian="bold" style:font-size-complex="14pt" style:font-weight-complex="bold"/>
    </style:style>
    <style:style style:name="T355" style:family="text">
      <style:text-properties fo:font-size="14pt" fo:font-weight="bold" officeooo:rsid="14dba351" style:font-size-asian="14pt" style:font-weight-asian="bold" style:font-size-complex="14pt" style:font-weight-complex="bold"/>
    </style:style>
    <style:style style:name="T356" style:family="text">
      <style:text-properties officeooo:rsid="007a522b"/>
    </style:style>
    <style:style style:name="T357" style:family="text">
      <style:text-properties officeooo:rsid="007b957d"/>
    </style:style>
    <style:style style:name="T358" style:family="text">
      <style:text-properties officeooo:rsid="008341b0"/>
    </style:style>
    <style:style style:name="T359" style:family="text">
      <style:text-properties officeooo:rsid="0083ed3c"/>
    </style:style>
    <style:style style:name="T360" style:family="text">
      <style:text-properties officeooo:rsid="0084bbc8"/>
    </style:style>
    <style:style style:name="T361" style:family="text">
      <style:text-properties officeooo:rsid="0085d122"/>
    </style:style>
    <style:style style:name="T362" style:family="text">
      <style:text-properties officeooo:rsid="00862d23"/>
    </style:style>
    <style:style style:name="T363" style:family="text">
      <style:text-properties officeooo:rsid="008d7193"/>
    </style:style>
    <style:style style:name="T364" style:family="text">
      <style:text-properties officeooo:rsid="008e3f32"/>
    </style:style>
    <style:style style:name="T365" style:family="text">
      <style:text-properties officeooo:rsid="00925677"/>
    </style:style>
    <style:style style:name="T366" style:family="text">
      <style:text-properties officeooo:rsid="009c2885"/>
    </style:style>
    <style:style style:name="T367" style:family="text">
      <style:text-properties officeooo:rsid="009cdf98"/>
    </style:style>
    <style:style style:name="T368" style:family="text">
      <style:text-properties officeooo:rsid="00a1b2a2"/>
    </style:style>
    <style:style style:name="T369" style:family="text">
      <style:text-properties officeooo:rsid="00a38476"/>
    </style:style>
    <style:style style:name="T370" style:family="text">
      <style:text-properties officeooo:rsid="00a401c2"/>
    </style:style>
    <style:style style:name="T371" style:family="text">
      <style:text-properties officeooo:rsid="00a59a3f"/>
    </style:style>
    <style:style style:name="T372" style:family="text">
      <style:text-properties officeooo:rsid="00a8db55"/>
    </style:style>
    <style:style style:name="T373" style:family="text">
      <style:text-properties officeooo:rsid="00b4201e"/>
    </style:style>
    <style:style style:name="T374" style:family="text">
      <style:text-properties officeooo:rsid="00c8c71c"/>
    </style:style>
    <style:style style:name="T375" style:family="text">
      <style:text-properties officeooo:rsid="00e42c8f"/>
    </style:style>
    <style:style style:name="T376" style:family="text">
      <style:text-properties officeooo:rsid="00e5d238"/>
    </style:style>
    <style:style style:name="T377" style:family="text">
      <style:text-properties officeooo:rsid="00e6e67c"/>
    </style:style>
    <style:style style:name="T378" style:family="text">
      <style:text-properties officeooo:rsid="00e92bb8"/>
    </style:style>
    <style:style style:name="T379" style:family="text">
      <style:text-properties officeooo:rsid="00f347c7"/>
    </style:style>
    <style:style style:name="T380" style:family="text">
      <style:text-properties officeooo:rsid="00fc40cc"/>
    </style:style>
    <style:style style:name="T381" style:family="text">
      <style:text-properties officeooo:rsid="010142d4"/>
    </style:style>
    <style:style style:name="T382" style:family="text">
      <style:text-properties officeooo:rsid="0102ba83"/>
    </style:style>
    <style:style style:name="T383" style:family="text">
      <style:text-properties officeooo:rsid="010449d2"/>
    </style:style>
    <style:style style:name="T384" style:family="text">
      <style:text-properties officeooo:rsid="010ce5b1"/>
    </style:style>
    <style:style style:name="T385" style:family="text">
      <style:text-properties officeooo:rsid="011a8a6c"/>
    </style:style>
    <style:style style:name="T386" style:family="text">
      <style:text-properties officeooo:rsid="011ba3e3"/>
    </style:style>
    <style:style style:name="T387" style:family="text">
      <style:text-properties officeooo:rsid="011cb66a"/>
    </style:style>
    <style:style style:name="T388" style:family="text">
      <style:text-properties officeooo:rsid="011d1e4a"/>
    </style:style>
    <style:style style:name="T389" style:family="text">
      <style:text-properties officeooo:rsid="011ec896"/>
    </style:style>
    <style:style style:name="T390" style:family="text">
      <style:text-properties officeooo:rsid="011ee1ba"/>
    </style:style>
    <style:style style:name="T391" style:family="text">
      <style:text-properties officeooo:rsid="0120970e"/>
    </style:style>
    <style:style style:name="T392" style:family="text">
      <style:text-properties officeooo:rsid="0122357c"/>
    </style:style>
    <style:style style:name="T393" style:family="text">
      <style:text-properties officeooo:rsid="01287712"/>
    </style:style>
    <style:style style:name="T394" style:family="text">
      <style:text-properties officeooo:rsid="012967d3"/>
    </style:style>
    <style:style style:name="T395" style:family="text">
      <style:text-properties officeooo:rsid="012a4dc7"/>
    </style:style>
    <style:style style:name="T396" style:family="text">
      <style:text-properties officeooo:rsid="012e0947"/>
    </style:style>
    <style:style style:name="T397" style:family="text">
      <style:text-properties officeooo:rsid="0130fd11"/>
    </style:style>
    <style:style style:name="T398" style:family="text">
      <style:text-properties officeooo:rsid="013df6aa"/>
    </style:style>
    <style:style style:name="T399" style:family="text">
      <style:text-properties officeooo:rsid="0143e33d"/>
    </style:style>
    <style:style style:name="T400" style:family="text">
      <style:text-properties officeooo:rsid="0146cda3"/>
    </style:style>
    <style:style style:name="T401" style:family="text">
      <style:text-properties officeooo:rsid="0147d6f9"/>
    </style:style>
    <style:style style:name="T402" style:family="text">
      <style:text-properties officeooo:rsid="01488890"/>
    </style:style>
    <style:style style:name="T403" style:family="text">
      <style:text-properties officeooo:rsid="01508e27"/>
    </style:style>
    <style:style style:name="T404" style:family="text">
      <style:text-properties officeooo:rsid="015cb728"/>
    </style:style>
    <style:style style:name="T405" style:family="text">
      <style:text-properties officeooo:rsid="015de423"/>
    </style:style>
    <style:style style:name="T406" style:family="text">
      <style:text-properties officeooo:rsid="015ea4bf"/>
    </style:style>
    <style:style style:name="T407" style:family="text">
      <style:text-properties officeooo:rsid="01609efc"/>
    </style:style>
    <style:style style:name="T408" style:family="text">
      <style:text-properties officeooo:rsid="0162074d"/>
    </style:style>
    <style:style style:name="T409" style:family="text">
      <style:text-properties officeooo:rsid="0163e208"/>
    </style:style>
    <style:style style:name="T410" style:family="text">
      <style:text-properties officeooo:rsid="0165ceea"/>
    </style:style>
    <style:style style:name="T411" style:family="text">
      <style:text-properties officeooo:rsid="0167939e"/>
    </style:style>
    <style:style style:name="T412" style:family="text">
      <style:text-properties officeooo:rsid="016ba5d3"/>
    </style:style>
    <style:style style:name="T413" style:family="text">
      <style:text-properties fo:color="#000000" loext:opacity="100%"/>
    </style:style>
    <style:style style:name="T414" style:family="text">
      <style:text-properties fo:color="#000000" loext:opacity="100%" fo:background-color="transparent" loext:char-shading-value="0" style:font-weight-asian="bold" style:font-weight-complex="bold"/>
    </style:style>
    <style:style style:name="T415" style:family="text">
      <style:text-properties fo:color="#000000" loext:opacity="100%" officeooo:rsid="08679d51" fo:background-color="transparent" loext:char-shading-value="0" style:font-weight-asian="bold" style:font-weight-complex="bold"/>
    </style:style>
    <style:style style:name="T416" style:family="text">
      <style:text-properties fo:color="#000000" loext:opacity="100%" officeooo:rsid="087e061c" fo:background-color="transparent" loext:char-shading-value="0" style:font-weight-asian="bold" style:font-weight-complex="bold"/>
    </style:style>
    <style:style style:name="T417" style:family="text">
      <style:text-properties fo:color="#000000" loext:opacity="100%" officeooo:rsid="0dc2dace" fo:background-color="transparent" loext:char-shading-value="0" style:font-weight-asian="bold" style:font-weight-complex="bold"/>
    </style:style>
    <style:style style:name="T418" style:family="text">
      <style:text-properties fo:color="#000000" loext:opacity="100%" style:text-underline-style="none" style:font-style-asian="normal" style:font-weight-asian="normal" style:font-style-complex="normal" style:font-weight-complex="normal"/>
    </style:style>
    <style:style style:name="T419" style:family="text">
      <style:text-properties fo:color="#000000" loext:opacity="100%" style:text-underline-style="none" officeooo:rsid="082621b3" style:font-style-asian="normal" style:font-weight-asian="normal" style:font-style-complex="normal" style:font-weight-complex="normal"/>
    </style:style>
    <style:style style:name="T420" style:family="text">
      <style:text-properties fo:color="#000000" loext:opacity="100%" style:text-underline-style="none" officeooo:rsid="0826a9fb" style:font-style-asian="normal" style:font-weight-asian="normal" style:font-style-complex="normal" style:font-weight-complex="normal"/>
    </style:style>
    <style:style style:name="T421" style:family="text">
      <style:text-properties fo:color="#000000" loext:opacity="100%" style:text-underline-style="none" officeooo:rsid="0826e515" style:font-style-asian="normal" style:font-weight-asian="normal" style:font-style-complex="normal" style:font-weight-complex="normal"/>
    </style:style>
    <style:style style:name="T422" style:family="text">
      <style:text-properties fo:color="#000000" loext:opacity="100%" style:text-underline-style="none" officeooo:rsid="0b1d600d" style:font-style-asian="normal" style:font-weight-asian="normal" style:font-style-complex="normal" style:font-weight-complex="normal"/>
    </style:style>
    <style:style style:name="T423" style:family="text">
      <style:text-properties fo:color="#000000" loext:opacity="100%" style:text-underline-style="none" officeooo:rsid="0f729245" style:font-style-asian="normal" style:font-weight-asian="normal" style:font-style-complex="normal" style:font-weight-complex="normal"/>
    </style:style>
    <style:style style:name="T424" style:family="text">
      <style:text-properties fo:color="#000000" loext:opacity="100%" style:text-underline-style="none" officeooo:rsid="0f730cf4" style:font-style-asian="normal" style:font-weight-asian="normal" style:font-style-complex="normal" style:font-weight-complex="normal"/>
    </style:style>
    <style:style style:name="T425" style:family="text">
      <style:text-properties fo:color="#000000" loext:opacity="100%" style:text-underline-style="none" officeooo:rsid="0f73af40" style:font-style-asian="normal" style:font-weight-asian="normal" style:font-style-complex="normal" style:font-weight-complex="normal"/>
    </style:style>
    <style:style style:name="T426" style:family="text">
      <style:text-properties fo:color="#000000" loext:opacity="100%" style:text-underline-style="none" officeooo:rsid="0f752b77" style:font-style-asian="normal" style:font-weight-asian="normal" style:font-style-complex="normal" style:font-weight-complex="normal"/>
    </style:style>
    <style:style style:name="T427" style:family="text">
      <style:text-properties fo:color="#000000" loext:opacity="100%" style:text-underline-style="none" officeooo:rsid="0f7650d6" style:font-style-asian="normal" style:font-weight-asian="normal" style:font-style-complex="normal" style:font-weight-complex="normal"/>
    </style:style>
    <style:style style:name="T428" style:family="text">
      <style:text-properties fo:color="#000000" loext:opacity="100%" style:text-underline-style="none" officeooo:rsid="173ddaad" style:font-style-asian="normal" style:font-weight-asian="normal" style:font-style-complex="normal" style:font-weight-complex="normal"/>
    </style:style>
    <style:style style:name="T429" style:family="text">
      <style:text-properties fo:color="#000000" loext:opacity="100%" style:text-underline-style="none" officeooo:rsid="173e972c" style:font-style-asian="normal" style:font-weight-asian="normal" style:font-style-complex="normal" style:font-weight-complex="normal"/>
    </style:style>
    <style:style style:name="T430" style:family="text">
      <style:text-properties fo:color="#000000" loext:opacity="100%" style:text-underline-style="none" officeooo:rsid="173fc0e8" style:font-style-asian="normal" style:font-weight-asian="normal" style:font-style-complex="normal" style:font-weight-complex="normal"/>
    </style:style>
    <style:style style:name="T431" style:family="text">
      <style:text-properties fo:color="#000000" loext:opacity="100%" officeooo:rsid="0d35494f"/>
    </style:style>
    <style:style style:name="T432" style:family="text">
      <style:text-properties officeooo:rsid="01d06ce5"/>
    </style:style>
    <style:style style:name="T433" style:family="text">
      <style:text-properties officeooo:rsid="01d1db5d"/>
    </style:style>
    <style:style style:name="T434" style:family="text">
      <style:text-properties officeooo:rsid="01d4acb5"/>
    </style:style>
    <style:style style:name="T435" style:family="text">
      <style:text-properties officeooo:rsid="01de7b1c"/>
    </style:style>
    <style:style style:name="T436" style:family="text">
      <style:text-properties officeooo:rsid="01e2b3df"/>
    </style:style>
    <style:style style:name="T437" style:family="text">
      <style:text-properties officeooo:rsid="01e355a9"/>
    </style:style>
    <style:style style:name="T438" style:family="text">
      <style:text-properties officeooo:rsid="01fe6686"/>
    </style:style>
    <style:style style:name="T439" style:family="text">
      <style:text-properties officeooo:rsid="01ffe3e4"/>
    </style:style>
    <style:style style:name="T440" style:family="text">
      <style:text-properties officeooo:rsid="0203dfaa"/>
    </style:style>
    <style:style style:name="T441" style:family="text">
      <style:text-properties officeooo:rsid="0218e4f7"/>
    </style:style>
    <style:style style:name="T442" style:family="text">
      <style:text-properties officeooo:rsid="021dd754"/>
    </style:style>
    <style:style style:name="T443" style:family="text">
      <style:text-properties officeooo:rsid="021e52ba"/>
    </style:style>
    <style:style style:name="T444" style:family="text">
      <style:text-properties officeooo:rsid="021eebb0"/>
    </style:style>
    <style:style style:name="T445" style:family="text">
      <style:text-properties officeooo:rsid="02223e4f"/>
    </style:style>
    <style:style style:name="T446" style:family="text">
      <style:text-properties officeooo:rsid="022717c3"/>
    </style:style>
    <style:style style:name="T447" style:family="text">
      <style:text-properties officeooo:rsid="02282d97"/>
    </style:style>
    <style:style style:name="T448" style:family="text">
      <style:text-properties officeooo:rsid="0236067f"/>
    </style:style>
    <style:style style:name="T449" style:family="text">
      <style:text-properties officeooo:rsid="023a1f89"/>
    </style:style>
    <style:style style:name="T450" style:family="text">
      <style:text-properties officeooo:rsid="023bcef1"/>
    </style:style>
    <style:style style:name="T451" style:family="text">
      <style:text-properties officeooo:rsid="023bfbc0"/>
    </style:style>
    <style:style style:name="T452" style:family="text">
      <style:text-properties officeooo:rsid="023d6a08"/>
    </style:style>
    <style:style style:name="T453" style:family="text">
      <style:text-properties officeooo:rsid="023e118b"/>
    </style:style>
    <style:style style:name="T454" style:family="text">
      <style:text-properties officeooo:rsid="023f18f8"/>
    </style:style>
    <style:style style:name="T455" style:family="text">
      <style:text-properties officeooo:rsid="02527810"/>
    </style:style>
    <style:style style:name="T456" style:family="text">
      <style:text-properties officeooo:rsid="0253174e"/>
    </style:style>
    <style:style style:name="T457" style:family="text">
      <style:text-properties officeooo:rsid="02539ffd"/>
    </style:style>
    <style:style style:name="T458" style:family="text">
      <style:text-properties officeooo:rsid="0258c32c"/>
    </style:style>
    <style:style style:name="T459" style:family="text">
      <style:text-properties officeooo:rsid="025a3223"/>
    </style:style>
    <style:style style:name="T460" style:family="text">
      <style:text-properties officeooo:rsid="025b099a"/>
    </style:style>
    <style:style style:name="T461" style:family="text">
      <style:text-properties officeooo:rsid="025bda33"/>
    </style:style>
    <style:style style:name="T462" style:family="text">
      <style:text-properties officeooo:rsid="025d1122"/>
    </style:style>
    <style:style style:name="T463" style:family="text">
      <style:text-properties officeooo:rsid="025dee99"/>
    </style:style>
    <style:style style:name="T464" style:family="text">
      <style:text-properties officeooo:rsid="0260567c"/>
    </style:style>
    <style:style style:name="T465" style:family="text">
      <style:text-properties officeooo:rsid="02611bd5"/>
    </style:style>
    <style:style style:name="T466" style:family="text">
      <style:text-properties officeooo:rsid="0262c1c8"/>
    </style:style>
    <style:style style:name="T467" style:family="text">
      <style:text-properties officeooo:rsid="0263f101"/>
    </style:style>
    <style:style style:name="T468" style:family="text">
      <style:text-properties officeooo:rsid="02670d86"/>
    </style:style>
    <style:style style:name="T469" style:family="text">
      <style:text-properties officeooo:rsid="02e6623c"/>
    </style:style>
    <style:style style:name="T470" style:family="text">
      <style:text-properties officeooo:rsid="02ef2b98"/>
    </style:style>
    <style:style style:name="T471" style:family="text">
      <style:text-properties officeooo:rsid="02ef66fb"/>
    </style:style>
    <style:style style:name="T472" style:family="text">
      <style:text-properties officeooo:rsid="02fb925f"/>
    </style:style>
    <style:style style:name="T473" style:family="text">
      <style:text-properties officeooo:rsid="02fc257a"/>
    </style:style>
    <style:style style:name="T474" style:family="text">
      <style:text-properties officeooo:rsid="02ff31ac"/>
    </style:style>
    <style:style style:name="T475" style:family="text">
      <style:text-properties officeooo:rsid="022c47a3"/>
    </style:style>
    <style:style style:name="T476" style:family="text">
      <style:text-properties officeooo:rsid="03093bf4"/>
    </style:style>
    <style:style style:name="T477" style:family="text">
      <style:text-properties officeooo:rsid="03094e0d"/>
    </style:style>
    <style:style style:name="T478" style:family="text">
      <style:text-properties officeooo:rsid="030f6853"/>
    </style:style>
    <style:style style:name="T479" style:family="text">
      <style:text-properties officeooo:rsid="03112faa"/>
    </style:style>
    <style:style style:name="T480" style:family="text">
      <style:text-properties officeooo:rsid="0312b2f3"/>
    </style:style>
    <style:style style:name="T481" style:family="text">
      <style:text-properties officeooo:rsid="031419e9"/>
    </style:style>
    <style:style style:name="T482" style:family="text">
      <style:text-properties officeooo:rsid="03145338"/>
    </style:style>
    <style:style style:name="T483" style:family="text">
      <style:text-properties officeooo:rsid="0315aa19"/>
    </style:style>
    <style:style style:name="T484" style:family="text">
      <style:text-properties officeooo:rsid="031a89f9"/>
    </style:style>
    <style:style style:name="T485" style:family="text">
      <style:text-properties officeooo:rsid="031beb7f"/>
    </style:style>
    <style:style style:name="T486" style:family="text">
      <style:text-properties officeooo:rsid="031d45b1"/>
    </style:style>
    <style:style style:name="T487" style:family="text">
      <style:text-properties officeooo:rsid="031fc7ea"/>
    </style:style>
    <style:style style:name="T488" style:family="text">
      <style:text-properties officeooo:rsid="0325c89d"/>
    </style:style>
    <style:style style:name="T489" style:family="text">
      <style:text-properties officeooo:rsid="032c4dc5"/>
    </style:style>
    <style:style style:name="T490" style:family="text">
      <style:text-properties officeooo:rsid="033246b9"/>
    </style:style>
    <style:style style:name="T491" style:family="text">
      <style:text-properties officeooo:rsid="03326362"/>
    </style:style>
    <style:style style:name="T492" style:family="text">
      <style:text-properties officeooo:rsid="0332e3f4"/>
    </style:style>
    <style:style style:name="T493" style:family="text">
      <style:text-properties officeooo:rsid="03336559"/>
    </style:style>
    <style:style style:name="T494" style:family="text">
      <style:text-properties officeooo:rsid="0334abc6"/>
    </style:style>
    <style:style style:name="T495" style:family="text">
      <style:text-properties officeooo:rsid="033b8e6c"/>
    </style:style>
    <style:style style:name="T496" style:family="text">
      <style:text-properties officeooo:rsid="033dcffc"/>
    </style:style>
    <style:style style:name="T497" style:family="text">
      <style:text-properties officeooo:rsid="033de441"/>
    </style:style>
    <style:style style:name="T498" style:family="text">
      <style:text-properties officeooo:rsid="0345ce67"/>
    </style:style>
    <style:style style:name="T499" style:family="text">
      <style:text-properties officeooo:rsid="03477299"/>
    </style:style>
    <style:style style:name="T500" style:family="text">
      <style:text-properties officeooo:rsid="0348428d"/>
    </style:style>
    <style:style style:name="T501" style:family="text">
      <style:text-properties officeooo:rsid="034e9542"/>
    </style:style>
    <style:style style:name="T502" style:family="text">
      <style:text-properties officeooo:rsid="0355c04f"/>
    </style:style>
    <style:style style:name="T503" style:family="text">
      <style:text-properties officeooo:rsid="03577eef"/>
    </style:style>
    <style:style style:name="T504" style:family="text">
      <style:text-properties officeooo:rsid="035e5e84"/>
    </style:style>
    <style:style style:name="T505" style:family="text">
      <style:text-properties officeooo:rsid="03605d55"/>
    </style:style>
    <style:style style:name="T506" style:family="text">
      <style:text-properties officeooo:rsid="03701bc5"/>
    </style:style>
    <style:style style:name="T507" style:family="text">
      <style:text-properties officeooo:rsid="03752fb7"/>
    </style:style>
    <style:style style:name="T508" style:family="text">
      <style:text-properties officeooo:rsid="03888227"/>
    </style:style>
    <style:style style:name="T509" style:family="text">
      <style:text-properties officeooo:rsid="0389259b"/>
    </style:style>
    <style:style style:name="T510" style:family="text">
      <style:text-properties officeooo:rsid="039c801c"/>
    </style:style>
    <style:style style:name="T511" style:family="text">
      <style:text-properties officeooo:rsid="039d2f1d"/>
    </style:style>
    <style:style style:name="T512" style:family="text">
      <style:text-properties officeooo:rsid="03a7db73"/>
    </style:style>
    <style:style style:name="T513" style:family="text">
      <style:text-properties officeooo:rsid="03ac086d"/>
    </style:style>
    <style:style style:name="T514" style:family="text">
      <style:text-properties officeooo:rsid="03ac7cfb"/>
    </style:style>
    <style:style style:name="T515" style:family="text">
      <style:text-properties officeooo:rsid="03c257f8"/>
    </style:style>
    <style:style style:name="T516" style:family="text">
      <style:text-properties officeooo:rsid="03c755ad"/>
    </style:style>
    <style:style style:name="T517" style:family="text">
      <style:text-properties officeooo:rsid="03c9a886"/>
    </style:style>
    <style:style style:name="T518" style:family="text">
      <style:text-properties officeooo:rsid="009e678b"/>
    </style:style>
    <style:style style:name="T519" style:family="text">
      <style:text-properties officeooo:rsid="03dfe92c"/>
    </style:style>
    <style:style style:name="T520" style:family="text">
      <style:text-properties officeooo:rsid="03e15cc0"/>
    </style:style>
    <style:style style:name="T521" style:family="text">
      <style:text-properties officeooo:rsid="03e59c29"/>
    </style:style>
    <style:style style:name="T522" style:family="text">
      <style:text-properties fo:font-size="20pt" style:font-size-asian="20pt" style:font-size-complex="20pt"/>
    </style:style>
    <style:style style:name="T523" style:family="text">
      <style:text-properties fo:font-size="20pt" officeooo:rsid="07aa7c66" style:font-size-asian="20pt" style:font-size-complex="20pt"/>
    </style:style>
    <style:style style:name="T524" style:family="text">
      <style:text-properties fo:font-size="20pt" officeooo:rsid="07ab7713" style:font-size-asian="20pt" style:font-size-complex="20pt"/>
    </style:style>
    <style:style style:name="T525" style:family="text">
      <style:text-properties fo:font-size="20pt" officeooo:rsid="07ad28ff" style:font-size-asian="20pt" style:font-size-complex="20pt"/>
    </style:style>
    <style:style style:name="T526" style:family="text">
      <style:text-properties fo:font-size="20pt" officeooo:rsid="163ab7ac" style:font-size-asian="20pt" style:font-size-complex="20pt"/>
    </style:style>
    <style:style style:name="T527" style:family="text">
      <style:text-properties officeooo:rsid="03efcad6"/>
    </style:style>
    <style:style style:name="T528" style:family="text">
      <style:text-properties officeooo:rsid="03f43c1c"/>
    </style:style>
    <style:style style:name="T529" style:family="text">
      <style:text-properties officeooo:rsid="03f4e0d0"/>
    </style:style>
    <style:style style:name="T530" style:family="text">
      <style:text-properties officeooo:rsid="03f577ed"/>
    </style:style>
    <style:style style:name="T531" style:family="text">
      <style:text-properties officeooo:rsid="03f80e0b"/>
    </style:style>
    <style:style style:name="T532" style:family="text">
      <style:text-properties officeooo:rsid="03fc1160"/>
    </style:style>
    <style:style style:name="T533" style:family="text">
      <style:text-properties officeooo:rsid="03ff1147"/>
    </style:style>
    <style:style style:name="T534" style:family="text">
      <style:text-properties officeooo:rsid="0401d8a4"/>
    </style:style>
    <style:style style:name="T535" style:family="text">
      <style:text-properties officeooo:rsid="04033da2"/>
    </style:style>
    <style:style style:name="T536" style:family="text">
      <style:text-properties officeooo:rsid="03d7665d"/>
    </style:style>
    <style:style style:name="T537" style:family="text">
      <style:text-properties officeooo:rsid="0408dfb5"/>
    </style:style>
    <style:style style:name="T538" style:family="text">
      <style:text-properties officeooo:rsid="040a78d0"/>
    </style:style>
    <style:style style:name="T539" style:family="text">
      <style:text-properties officeooo:rsid="040b2a35"/>
    </style:style>
    <style:style style:name="T540" style:family="text">
      <style:text-properties officeooo:rsid="040cae0d"/>
    </style:style>
    <style:style style:name="T541" style:family="text">
      <style:text-properties officeooo:rsid="040d2ba7"/>
    </style:style>
    <style:style style:name="T542" style:family="text">
      <style:text-properties officeooo:rsid="040e9b81"/>
    </style:style>
    <style:style style:name="T543" style:family="text">
      <style:text-properties officeooo:rsid="0410578c"/>
    </style:style>
    <style:style style:name="T544" style:family="text">
      <style:text-properties officeooo:rsid="0412a834"/>
    </style:style>
    <style:style style:name="T545" style:family="text">
      <style:text-properties officeooo:rsid="0413e697"/>
    </style:style>
    <style:style style:name="T546" style:family="text">
      <style:text-properties officeooo:rsid="041a37a0"/>
    </style:style>
    <style:style style:name="T547" style:family="text">
      <style:text-properties officeooo:rsid="041b2dfe"/>
    </style:style>
    <style:style style:name="T548" style:family="text">
      <style:text-properties officeooo:rsid="041cf1ca"/>
    </style:style>
    <style:style style:name="T549" style:family="text">
      <style:text-properties officeooo:rsid="041d4a66"/>
    </style:style>
    <style:style style:name="T550" style:family="text">
      <style:text-properties officeooo:rsid="041f62f8"/>
    </style:style>
    <style:style style:name="T551" style:family="text">
      <style:text-properties officeooo:rsid="041fa75e"/>
    </style:style>
    <style:style style:name="T552" style:family="text">
      <style:text-properties officeooo:rsid="0420fad2"/>
    </style:style>
    <style:style style:name="T553" style:family="text">
      <style:text-properties officeooo:rsid="0421fa30"/>
    </style:style>
    <style:style style:name="T554" style:family="text">
      <style:text-properties officeooo:rsid="042377d5"/>
    </style:style>
    <style:style style:name="T555" style:family="text">
      <style:text-properties officeooo:rsid="04252166"/>
    </style:style>
    <style:style style:name="T556" style:family="text">
      <style:text-properties officeooo:rsid="0426b8f3"/>
    </style:style>
    <style:style style:name="T557" style:family="text">
      <style:text-properties officeooo:rsid="04290cb9"/>
    </style:style>
    <style:style style:name="T558" style:family="text">
      <style:text-properties officeooo:rsid="04298395"/>
    </style:style>
    <style:style style:name="T559" style:family="text">
      <style:text-properties officeooo:rsid="042a32d2"/>
    </style:style>
    <style:style style:name="T560" style:family="text">
      <style:text-properties officeooo:rsid="042c26a4"/>
    </style:style>
    <style:style style:name="T561" style:family="text">
      <style:text-properties officeooo:rsid="042d5fe6"/>
    </style:style>
    <style:style style:name="T562" style:family="text">
      <style:text-properties officeooo:rsid="042e2ec9"/>
    </style:style>
    <style:style style:name="T563" style:family="text">
      <style:text-properties officeooo:rsid="042fbac9"/>
    </style:style>
    <style:style style:name="T564" style:family="text">
      <style:text-properties officeooo:rsid="04313f9d"/>
    </style:style>
    <style:style style:name="T565" style:family="text">
      <style:text-properties officeooo:rsid="0431e78c"/>
    </style:style>
    <style:style style:name="T566" style:family="text">
      <style:text-properties officeooo:rsid="043294fb"/>
    </style:style>
    <style:style style:name="T567" style:family="text">
      <style:text-properties officeooo:rsid="04335d53"/>
    </style:style>
    <style:style style:name="T568" style:family="text">
      <style:text-properties officeooo:rsid="04336baa"/>
    </style:style>
    <style:style style:name="T569" style:family="text">
      <style:text-properties officeooo:rsid="0434cf56"/>
    </style:style>
    <style:style style:name="T570" style:family="text">
      <style:text-properties officeooo:rsid="0435f824"/>
    </style:style>
    <style:style style:name="T571" style:family="text">
      <style:text-properties officeooo:rsid="0439be22"/>
    </style:style>
    <style:style style:name="T572" style:family="text">
      <style:text-properties officeooo:rsid="04430b59"/>
    </style:style>
    <style:style style:name="T573" style:family="text">
      <style:text-properties officeooo:rsid="04434774"/>
    </style:style>
    <style:style style:name="T574" style:family="text">
      <style:text-properties officeooo:rsid="0445448a"/>
    </style:style>
    <style:style style:name="T575" style:family="text">
      <style:text-properties officeooo:rsid="04483784"/>
    </style:style>
    <style:style style:name="T576" style:family="text">
      <style:text-properties officeooo:rsid="0448d192"/>
    </style:style>
    <style:style style:name="T577" style:family="text">
      <style:text-properties officeooo:rsid="04492949"/>
    </style:style>
    <style:style style:name="T578" style:family="text">
      <style:text-properties officeooo:rsid="044af714"/>
    </style:style>
    <style:style style:name="T579" style:family="text">
      <style:text-properties officeooo:rsid="044bc3fc"/>
    </style:style>
    <style:style style:name="T580" style:family="text">
      <style:text-properties officeooo:rsid="044bda1a"/>
    </style:style>
    <style:style style:name="T581" style:family="text">
      <style:text-properties officeooo:rsid="044cd3b6"/>
    </style:style>
    <style:style style:name="T582" style:family="text">
      <style:text-properties officeooo:rsid="044ed9e3"/>
    </style:style>
    <style:style style:name="T583" style:family="text">
      <style:text-properties officeooo:rsid="0450a80e"/>
    </style:style>
    <style:style style:name="T584" style:family="text">
      <style:text-properties officeooo:rsid="0452c1b6"/>
    </style:style>
    <style:style style:name="T585" style:family="text">
      <style:text-properties officeooo:rsid="0453b023"/>
    </style:style>
    <style:style style:name="T586" style:family="text">
      <style:text-properties officeooo:rsid="0455a1af"/>
    </style:style>
    <style:style style:name="T587" style:family="text">
      <style:text-properties officeooo:rsid="0456d0c6"/>
    </style:style>
    <style:style style:name="T588" style:family="text">
      <style:text-properties officeooo:rsid="04578865"/>
    </style:style>
    <style:style style:name="T589" style:family="text">
      <style:text-properties officeooo:rsid="0457fa3d"/>
    </style:style>
    <style:style style:name="T590" style:family="text">
      <style:text-properties officeooo:rsid="04587c4a"/>
    </style:style>
    <style:style style:name="T591" style:family="text">
      <style:text-properties officeooo:rsid="045c0421"/>
    </style:style>
    <style:style style:name="T592" style:family="text">
      <style:text-properties officeooo:rsid="045e9bdb"/>
    </style:style>
    <style:style style:name="T593" style:family="text">
      <style:text-properties officeooo:rsid="04608fb7"/>
    </style:style>
    <style:style style:name="T594" style:family="text">
      <style:text-properties officeooo:rsid="0460e5c6"/>
    </style:style>
    <style:style style:name="T595" style:family="text">
      <style:text-properties officeooo:rsid="04623a0a"/>
    </style:style>
    <style:style style:name="T596" style:family="text">
      <style:text-properties officeooo:rsid="04635f41"/>
    </style:style>
    <style:style style:name="T597" style:family="text">
      <style:text-properties officeooo:rsid="046549d2"/>
    </style:style>
    <style:style style:name="T598" style:family="text">
      <style:text-properties officeooo:rsid="04680306"/>
    </style:style>
    <style:style style:name="T599" style:family="text">
      <style:text-properties officeooo:rsid="04694dee"/>
    </style:style>
    <style:style style:name="T600" style:family="text">
      <style:text-properties officeooo:rsid="046a2fc9"/>
    </style:style>
    <style:style style:name="T601" style:family="text">
      <style:text-properties officeooo:rsid="046abce9"/>
    </style:style>
    <style:style style:name="T602" style:family="text">
      <style:text-properties officeooo:rsid="046b0601"/>
    </style:style>
    <style:style style:name="T603" style:family="text">
      <style:text-properties officeooo:rsid="046c4114"/>
    </style:style>
    <style:style style:name="T604" style:family="text">
      <style:text-properties officeooo:rsid="046db594"/>
    </style:style>
    <style:style style:name="T605" style:family="text">
      <style:text-properties officeooo:rsid="046f69f4"/>
    </style:style>
    <style:style style:name="T606" style:family="text">
      <style:text-properties officeooo:rsid="04708d6b"/>
    </style:style>
    <style:style style:name="T607" style:family="text">
      <style:text-properties officeooo:rsid="0470a386"/>
    </style:style>
    <style:style style:name="T608" style:family="text">
      <style:text-properties officeooo:rsid="04718d4f"/>
    </style:style>
    <style:style style:name="T609" style:family="text">
      <style:text-properties officeooo:rsid="04718f73"/>
    </style:style>
    <style:style style:name="T610" style:family="text">
      <style:text-properties officeooo:rsid="047374d0"/>
    </style:style>
    <style:style style:name="T611" style:family="text">
      <style:text-properties officeooo:rsid="0474e278"/>
    </style:style>
    <style:style style:name="T612" style:family="text">
      <style:text-properties officeooo:rsid="0475b6a0"/>
    </style:style>
    <style:style style:name="T613" style:family="text">
      <style:text-properties officeooo:rsid="0476f2d4"/>
    </style:style>
    <style:style style:name="T614" style:family="text">
      <style:text-properties officeooo:rsid="04785ce7"/>
    </style:style>
    <style:style style:name="T615" style:family="text">
      <style:text-properties officeooo:rsid="0478ec35"/>
    </style:style>
    <style:style style:name="T616" style:family="text">
      <style:text-properties officeooo:rsid="047a3de0"/>
    </style:style>
    <style:style style:name="T617" style:family="text">
      <style:text-properties officeooo:rsid="047e4ef1"/>
    </style:style>
    <style:style style:name="T618" style:family="text">
      <style:text-properties officeooo:rsid="047f93c9"/>
    </style:style>
    <style:style style:name="T619" style:family="text">
      <style:text-properties officeooo:rsid="04806e35"/>
    </style:style>
    <style:style style:name="T620" style:family="text">
      <style:text-properties officeooo:rsid="0481bd9b"/>
    </style:style>
    <style:style style:name="T621" style:family="text">
      <style:text-properties officeooo:rsid="0481c3a8"/>
    </style:style>
    <style:style style:name="T622" style:family="text">
      <style:text-properties officeooo:rsid="0483986a"/>
    </style:style>
    <style:style style:name="T623" style:family="text">
      <style:text-properties officeooo:rsid="048528b8"/>
    </style:style>
    <style:style style:name="T624" style:family="text">
      <style:text-properties officeooo:rsid="0488f3d2"/>
    </style:style>
    <style:style style:name="T625" style:family="text">
      <style:text-properties officeooo:rsid="0489193c"/>
    </style:style>
    <style:style style:name="T626" style:family="text">
      <style:text-properties officeooo:rsid="04899b39"/>
    </style:style>
    <style:style style:name="T627" style:family="text">
      <style:text-properties officeooo:rsid="048abe04"/>
    </style:style>
    <style:style style:name="T628" style:family="text">
      <style:text-properties officeooo:rsid="048b3ddb"/>
    </style:style>
    <style:style style:name="T629" style:family="text">
      <style:text-properties officeooo:rsid="048bdcf6"/>
    </style:style>
    <style:style style:name="T630" style:family="text">
      <style:text-properties officeooo:rsid="048db734"/>
    </style:style>
    <style:style style:name="T631" style:family="text">
      <style:text-properties officeooo:rsid="048f8ca7"/>
    </style:style>
    <style:style style:name="T632" style:family="text">
      <style:text-properties officeooo:rsid="049231e2"/>
    </style:style>
    <style:style style:name="T633" style:family="text">
      <style:text-properties officeooo:rsid="04923487"/>
    </style:style>
    <style:style style:name="T634" style:family="text">
      <style:text-properties officeooo:rsid="0492a9b5"/>
    </style:style>
    <style:style style:name="T635" style:family="text">
      <style:text-properties officeooo:rsid="0494ee9c"/>
    </style:style>
    <style:style style:name="T636" style:family="text">
      <style:text-properties officeooo:rsid="049574ad"/>
    </style:style>
    <style:style style:name="T637" style:family="text">
      <style:text-properties officeooo:rsid="0495b2f9"/>
    </style:style>
    <style:style style:name="T638" style:family="text">
      <style:text-properties officeooo:rsid="0496a310"/>
    </style:style>
    <style:style style:name="T639" style:family="text">
      <style:text-properties officeooo:rsid="049780c4"/>
    </style:style>
    <style:style style:name="T640" style:family="text">
      <style:text-properties officeooo:rsid="049951ab"/>
    </style:style>
    <style:style style:name="T641" style:family="text">
      <style:text-properties officeooo:rsid="049b0ebf"/>
    </style:style>
    <style:style style:name="T642" style:family="text">
      <style:text-properties officeooo:rsid="049d1735"/>
    </style:style>
    <style:style style:name="T643" style:family="text">
      <style:text-properties officeooo:rsid="049da044"/>
    </style:style>
    <style:style style:name="T644" style:family="text">
      <style:text-properties officeooo:rsid="049ef6f9"/>
    </style:style>
    <style:style style:name="T645" style:family="text">
      <style:text-properties officeooo:rsid="04a02d7c"/>
    </style:style>
    <style:style style:name="T646" style:family="text">
      <style:text-properties officeooo:rsid="04a1cad9"/>
    </style:style>
    <style:style style:name="T647" style:family="text">
      <style:text-properties officeooo:rsid="04b6f09a"/>
    </style:style>
    <style:style style:name="T648" style:family="text">
      <style:text-properties officeooo:rsid="04bbd953"/>
    </style:style>
    <style:style style:name="T649" style:family="text">
      <style:text-properties officeooo:rsid="04bc0f97"/>
    </style:style>
    <style:style style:name="T650" style:family="text">
      <style:text-properties officeooo:rsid="04bdf977"/>
    </style:style>
    <style:style style:name="T651" style:family="text">
      <style:text-properties officeooo:rsid="04bedb66"/>
    </style:style>
    <style:style style:name="T652" style:family="text">
      <style:text-properties officeooo:rsid="04c04990"/>
    </style:style>
    <style:style style:name="T653" style:family="text">
      <style:text-properties officeooo:rsid="04c23ea9"/>
    </style:style>
    <style:style style:name="T654" style:family="text">
      <style:text-properties officeooo:rsid="04d3658f"/>
    </style:style>
    <style:style style:name="T655" style:family="text">
      <style:text-properties officeooo:rsid="04df779b"/>
    </style:style>
    <style:style style:name="T656" style:family="text">
      <style:text-properties officeooo:rsid="04e06aa9"/>
    </style:style>
    <style:style style:name="T657" style:family="text">
      <style:text-properties officeooo:rsid="052dde2e"/>
    </style:style>
    <style:style style:name="T658" style:family="text">
      <style:text-properties officeooo:rsid="052e0904"/>
    </style:style>
    <style:style style:name="T659" style:family="text">
      <style:text-properties officeooo:rsid="052eb38a"/>
    </style:style>
    <style:style style:name="T660" style:family="text">
      <style:text-properties officeooo:rsid="0539ba00"/>
    </style:style>
    <style:style style:name="T661" style:family="text">
      <style:text-properties officeooo:rsid="053a1c5e"/>
    </style:style>
    <style:style style:name="T662" style:family="text">
      <style:text-properties officeooo:rsid="0542f67e"/>
    </style:style>
    <style:style style:name="T663" style:family="text">
      <style:text-properties officeooo:rsid="0543fa72"/>
    </style:style>
    <style:style style:name="T664" style:family="text">
      <style:text-properties officeooo:rsid="054850e0"/>
    </style:style>
    <style:style style:name="T665" style:family="text">
      <style:text-properties officeooo:rsid="05491272"/>
    </style:style>
    <style:style style:name="T666" style:family="text">
      <style:text-properties officeooo:rsid="054b5639"/>
    </style:style>
    <style:style style:name="T667" style:family="text">
      <style:text-properties officeooo:rsid="054de402"/>
    </style:style>
    <style:style style:name="T668" style:family="text">
      <style:text-properties officeooo:rsid="0566f2f8"/>
    </style:style>
    <style:style style:name="T669" style:family="text">
      <style:text-properties officeooo:rsid="05691bed"/>
    </style:style>
    <style:style style:name="T670" style:family="text">
      <style:text-properties officeooo:rsid="056a4409"/>
    </style:style>
    <style:style style:name="T671" style:family="text">
      <style:text-properties officeooo:rsid="056abe01"/>
    </style:style>
    <style:style style:name="T672" style:family="text">
      <style:text-properties officeooo:rsid="056c61b9"/>
    </style:style>
    <style:style style:name="T673" style:family="text">
      <style:text-properties officeooo:rsid="056d4ec9"/>
    </style:style>
    <style:style style:name="T674" style:family="text">
      <style:text-properties officeooo:rsid="0570cb84"/>
    </style:style>
    <style:style style:name="T675" style:family="text">
      <style:text-properties officeooo:rsid="05791625"/>
    </style:style>
    <style:style style:name="T676" style:family="text">
      <style:text-properties officeooo:rsid="057d5796"/>
    </style:style>
    <style:style style:name="T677" style:family="text">
      <style:text-properties officeooo:rsid="057f3a82"/>
    </style:style>
    <style:style style:name="T678" style:family="text">
      <style:text-properties officeooo:rsid="057fc85b"/>
    </style:style>
    <style:style style:name="T679" style:family="text">
      <style:text-properties officeooo:rsid="05809583"/>
    </style:style>
    <style:style style:name="T680" style:family="text">
      <style:text-properties officeooo:rsid="0581f27f"/>
    </style:style>
    <style:style style:name="T681" style:family="text">
      <style:text-properties officeooo:rsid="0582fc6d"/>
    </style:style>
    <style:style style:name="T682" style:family="text">
      <style:text-properties officeooo:rsid="05876093"/>
    </style:style>
    <style:style style:name="T683" style:family="text">
      <style:text-properties officeooo:rsid="05899448"/>
    </style:style>
    <style:style style:name="T684" style:family="text">
      <style:text-properties officeooo:rsid="058b52f7"/>
    </style:style>
    <style:style style:name="T685" style:family="text">
      <style:text-properties officeooo:rsid="058c6a67"/>
    </style:style>
    <style:style style:name="T686" style:family="text">
      <style:text-properties officeooo:rsid="059089b1"/>
    </style:style>
    <style:style style:name="T687" style:family="text">
      <style:text-properties officeooo:rsid="05918a71"/>
    </style:style>
    <style:style style:name="T688" style:family="text">
      <style:text-properties officeooo:rsid="0591b603"/>
    </style:style>
    <style:style style:name="T689" style:family="text">
      <style:text-properties officeooo:rsid="0594e9a7"/>
    </style:style>
    <style:style style:name="T690" style:family="text">
      <style:text-properties officeooo:rsid="059707b1"/>
    </style:style>
    <style:style style:name="T691" style:family="text">
      <style:text-properties officeooo:rsid="059b3251"/>
    </style:style>
    <style:style style:name="T692" style:family="text">
      <style:text-properties officeooo:rsid="059c09c6"/>
    </style:style>
    <style:style style:name="T693" style:family="text">
      <style:text-properties officeooo:rsid="059cfd44"/>
    </style:style>
    <style:style style:name="T694" style:family="text">
      <style:text-properties officeooo:rsid="059ee297"/>
    </style:style>
    <style:style style:name="T695" style:family="text">
      <style:text-properties officeooo:rsid="059fa87a"/>
    </style:style>
    <style:style style:name="T696" style:family="text">
      <style:text-properties officeooo:rsid="05a0bbe8"/>
    </style:style>
    <style:style style:name="T697" style:family="text">
      <style:text-properties officeooo:rsid="05a160b8"/>
    </style:style>
    <style:style style:name="T698" style:family="text">
      <style:text-properties officeooo:rsid="05a232c7"/>
    </style:style>
    <style:style style:name="T699" style:family="text">
      <style:text-properties officeooo:rsid="05a3a7c5"/>
    </style:style>
    <style:style style:name="T700" style:family="text">
      <style:text-properties officeooo:rsid="05a449a5"/>
    </style:style>
    <style:style style:name="T701" style:family="text">
      <style:text-properties officeooo:rsid="05a6dd20"/>
    </style:style>
    <style:style style:name="T702" style:family="text">
      <style:text-properties officeooo:rsid="05a7b11e"/>
    </style:style>
    <style:style style:name="T703" style:family="text">
      <style:text-properties officeooo:rsid="05a849c2"/>
    </style:style>
    <style:style style:name="T704" style:family="text">
      <style:text-properties officeooo:rsid="05aa304b"/>
    </style:style>
    <style:style style:name="T705" style:family="text">
      <style:text-properties officeooo:rsid="05abe804"/>
    </style:style>
    <style:style style:name="T706" style:family="text">
      <style:text-properties officeooo:rsid="05b01267"/>
    </style:style>
    <style:style style:name="T707" style:family="text">
      <style:text-properties officeooo:rsid="05b149a0"/>
    </style:style>
    <style:style style:name="T708" style:family="text">
      <style:text-properties officeooo:rsid="05b32ca1"/>
    </style:style>
    <style:style style:name="T709" style:family="text">
      <style:text-properties officeooo:rsid="05b5cfa9"/>
    </style:style>
    <style:style style:name="T710" style:family="text">
      <style:text-properties officeooo:rsid="05b88995"/>
    </style:style>
    <style:style style:name="T711" style:family="text">
      <style:text-properties officeooo:rsid="05b9e9eb"/>
    </style:style>
    <style:style style:name="T712" style:family="text">
      <style:text-properties officeooo:rsid="05bb3b51"/>
    </style:style>
    <style:style style:name="T713" style:family="text">
      <style:text-properties officeooo:rsid="05be8869"/>
    </style:style>
    <style:style style:name="T714" style:family="text">
      <style:text-properties officeooo:rsid="05c19cf9"/>
    </style:style>
    <style:style style:name="T715" style:family="text">
      <style:text-properties officeooo:rsid="05c2c5e3"/>
    </style:style>
    <style:style style:name="T716" style:family="text">
      <style:text-properties officeooo:rsid="05c4c244"/>
    </style:style>
    <style:style style:name="T717" style:family="text">
      <style:text-properties officeooo:rsid="05c8762e"/>
    </style:style>
    <style:style style:name="T718" style:family="text">
      <style:text-properties officeooo:rsid="05ca20d0"/>
    </style:style>
    <style:style style:name="T719" style:family="text">
      <style:text-properties officeooo:rsid="05cf195c"/>
    </style:style>
    <style:style style:name="T720" style:family="text">
      <style:text-properties officeooo:rsid="05cf7aa4"/>
    </style:style>
    <style:style style:name="T721" style:family="text">
      <style:text-properties officeooo:rsid="05cfa92c"/>
    </style:style>
    <style:style style:name="T722" style:family="text">
      <style:text-properties officeooo:rsid="05d02faf"/>
    </style:style>
    <style:style style:name="T723" style:family="text">
      <style:text-properties officeooo:rsid="05d2b6e6"/>
    </style:style>
    <style:style style:name="T724" style:family="text">
      <style:text-properties officeooo:rsid="05d3ea2c"/>
    </style:style>
    <style:style style:name="T725" style:family="text">
      <style:text-properties officeooo:rsid="05d57293"/>
    </style:style>
    <style:style style:name="T726" style:family="text">
      <style:text-properties officeooo:rsid="05d62c4b"/>
    </style:style>
    <style:style style:name="T727" style:family="text">
      <style:text-properties officeooo:rsid="05d8983a"/>
    </style:style>
    <style:style style:name="T728" style:family="text">
      <style:text-properties officeooo:rsid="05d901f8"/>
    </style:style>
    <style:style style:name="T729" style:family="text">
      <style:text-properties officeooo:rsid="05d9ee68"/>
    </style:style>
    <style:style style:name="T730" style:family="text">
      <style:text-properties officeooo:rsid="05da4e64"/>
    </style:style>
    <style:style style:name="T731" style:family="text">
      <style:text-properties officeooo:rsid="05db1746"/>
    </style:style>
    <style:style style:name="T732" style:family="text">
      <style:text-properties officeooo:rsid="05dcc184"/>
    </style:style>
    <style:style style:name="T733" style:family="text">
      <style:text-properties officeooo:rsid="05dd8ec7"/>
    </style:style>
    <style:style style:name="T734" style:family="text">
      <style:text-properties officeooo:rsid="05e098e7"/>
    </style:style>
    <style:style style:name="T735" style:family="text">
      <style:text-properties officeooo:rsid="05e267cb"/>
    </style:style>
    <style:style style:name="T736" style:family="text">
      <style:text-properties officeooo:rsid="05e6c2b5"/>
    </style:style>
    <style:style style:name="T737" style:family="text">
      <style:text-properties officeooo:rsid="05e897b6"/>
    </style:style>
    <style:style style:name="T738" style:family="text">
      <style:text-properties officeooo:rsid="05e8bbd0"/>
    </style:style>
    <style:style style:name="T739" style:family="text">
      <style:text-properties officeooo:rsid="05e9753f"/>
    </style:style>
    <style:style style:name="T740" style:family="text">
      <style:text-properties officeooo:rsid="05ee9e8c"/>
    </style:style>
    <style:style style:name="T741" style:family="text">
      <style:text-properties officeooo:rsid="05f19281"/>
    </style:style>
    <style:style style:name="T742" style:family="text">
      <style:text-properties officeooo:rsid="05f501d0"/>
    </style:style>
    <style:style style:name="T743" style:family="text">
      <style:text-properties officeooo:rsid="05f5a869"/>
    </style:style>
    <style:style style:name="T744" style:family="text">
      <style:text-properties officeooo:rsid="05f8c007"/>
    </style:style>
    <style:style style:name="T745" style:family="text">
      <style:text-properties officeooo:rsid="05faa310"/>
    </style:style>
    <style:style style:name="T746" style:family="text">
      <style:text-properties officeooo:rsid="05facef2"/>
    </style:style>
    <style:style style:name="T747" style:family="text">
      <style:text-properties officeooo:rsid="05fc6d56"/>
    </style:style>
    <style:style style:name="T748" style:family="text">
      <style:text-properties officeooo:rsid="0606d60a"/>
    </style:style>
    <style:style style:name="T749" style:family="text">
      <style:text-properties officeooo:rsid="0610e274"/>
    </style:style>
    <style:style style:name="T750" style:family="text">
      <style:text-properties officeooo:rsid="06139474"/>
    </style:style>
    <style:style style:name="T751" style:family="text">
      <style:text-properties officeooo:rsid="06153c4b"/>
    </style:style>
    <style:style style:name="T752" style:family="text">
      <style:text-properties officeooo:rsid="06182633"/>
    </style:style>
    <style:style style:name="T753" style:family="text">
      <style:text-properties officeooo:rsid="0631b0eb"/>
    </style:style>
    <style:style style:name="T754" style:family="text">
      <style:text-properties officeooo:rsid="06331fae"/>
    </style:style>
    <style:style style:name="T755" style:family="text">
      <style:text-properties officeooo:rsid="0634d208"/>
    </style:style>
    <style:style style:name="T756" style:family="text">
      <style:text-properties officeooo:rsid="06362dd0"/>
    </style:style>
    <style:style style:name="T757" style:family="text">
      <style:text-properties officeooo:rsid="063a882b"/>
    </style:style>
    <style:style style:name="T758" style:family="text">
      <style:text-properties officeooo:rsid="063c6808"/>
    </style:style>
    <style:style style:name="T759" style:family="text">
      <style:text-properties officeooo:rsid="063eb176"/>
    </style:style>
    <style:style style:name="T760" style:family="text">
      <style:text-properties officeooo:rsid="063f37c4"/>
    </style:style>
    <style:style style:name="T761" style:family="text">
      <style:text-properties officeooo:rsid="06412b5d"/>
    </style:style>
    <style:style style:name="T762" style:family="text">
      <style:text-properties officeooo:rsid="0642789a"/>
    </style:style>
    <style:style style:name="T763" style:family="text">
      <style:text-properties officeooo:rsid="06444a50"/>
    </style:style>
    <style:style style:name="T764" style:family="text">
      <style:text-properties officeooo:rsid="064481e3"/>
    </style:style>
    <style:style style:name="T765" style:family="text">
      <style:text-properties officeooo:rsid="0649d691"/>
    </style:style>
    <style:style style:name="T766" style:family="text">
      <style:text-properties officeooo:rsid="064a8bf4"/>
    </style:style>
    <style:style style:name="T767" style:family="text">
      <style:text-properties officeooo:rsid="064c16e6"/>
    </style:style>
    <style:style style:name="T768" style:family="text">
      <style:text-properties officeooo:rsid="064cc817"/>
    </style:style>
    <style:style style:name="T769" style:family="text">
      <style:text-properties officeooo:rsid="064e2279"/>
    </style:style>
    <style:style style:name="T770" style:family="text">
      <style:text-properties officeooo:rsid="065080e9"/>
    </style:style>
    <style:style style:name="T771" style:family="text">
      <style:text-properties officeooo:rsid="0651422b"/>
    </style:style>
    <style:style style:name="T772" style:family="text">
      <style:text-properties officeooo:rsid="0651f9b1"/>
    </style:style>
    <style:style style:name="T773" style:family="text">
      <style:text-properties officeooo:rsid="0653d8b7"/>
    </style:style>
    <style:style style:name="T774" style:family="text">
      <style:text-properties officeooo:rsid="0654f3e3"/>
    </style:style>
    <style:style style:name="T775" style:family="text">
      <style:text-properties officeooo:rsid="0658ca4d"/>
    </style:style>
    <style:style style:name="T776" style:family="text">
      <style:text-properties officeooo:rsid="065b8432"/>
    </style:style>
    <style:style style:name="T777" style:family="text">
      <style:text-properties officeooo:rsid="065d061b"/>
    </style:style>
    <style:style style:name="T778" style:family="text">
      <style:text-properties officeooo:rsid="065dc93e"/>
    </style:style>
    <style:style style:name="T779" style:family="text">
      <style:text-properties officeooo:rsid="065e75fa"/>
    </style:style>
    <style:style style:name="T780" style:family="text">
      <style:text-properties officeooo:rsid="065fe5c3"/>
    </style:style>
    <style:style style:name="T781" style:family="text">
      <style:text-properties officeooo:rsid="0660ae0a"/>
    </style:style>
    <style:style style:name="T782" style:family="text">
      <style:text-properties officeooo:rsid="06620bfd"/>
    </style:style>
    <style:style style:name="T783" style:family="text">
      <style:text-properties officeooo:rsid="06658ebf"/>
    </style:style>
    <style:style style:name="T784" style:family="text">
      <style:text-properties officeooo:rsid="06680303"/>
    </style:style>
    <style:style style:name="T785" style:family="text">
      <style:text-properties officeooo:rsid="06691086"/>
    </style:style>
    <style:style style:name="T786" style:family="text">
      <style:text-properties officeooo:rsid="06694c6c"/>
    </style:style>
    <style:style style:name="T787" style:family="text">
      <style:text-properties officeooo:rsid="066b4ce6"/>
    </style:style>
    <style:style style:name="T788" style:family="text">
      <style:text-properties officeooo:rsid="066bb473"/>
    </style:style>
    <style:style style:name="T789" style:family="text">
      <style:text-properties officeooo:rsid="066c8f1c"/>
    </style:style>
    <style:style style:name="T790" style:family="text">
      <style:text-properties officeooo:rsid="0671d0c4"/>
    </style:style>
    <style:style style:name="T791" style:family="text">
      <style:text-properties officeooo:rsid="0672b381"/>
    </style:style>
    <style:style style:name="T792" style:family="text">
      <style:text-properties officeooo:rsid="06758fe6"/>
    </style:style>
    <style:style style:name="T793" style:family="text">
      <style:text-properties officeooo:rsid="06767b9a"/>
    </style:style>
    <style:style style:name="T794" style:family="text">
      <style:text-properties officeooo:rsid="0676c7ac"/>
    </style:style>
    <style:style style:name="T795" style:family="text">
      <style:text-properties officeooo:rsid="06783a4f"/>
    </style:style>
    <style:style style:name="T796" style:family="text">
      <style:text-properties officeooo:rsid="067a4c43"/>
    </style:style>
    <style:style style:name="T797" style:family="text">
      <style:text-properties officeooo:rsid="067dee35"/>
    </style:style>
    <style:style style:name="T798" style:family="text">
      <style:text-properties officeooo:rsid="0680e1c8"/>
    </style:style>
    <style:style style:name="T799" style:family="text">
      <style:text-properties officeooo:rsid="06828882"/>
    </style:style>
    <style:style style:name="T800" style:family="text">
      <style:text-properties officeooo:rsid="06836992"/>
    </style:style>
    <style:style style:name="T801" style:family="text">
      <style:text-properties officeooo:rsid="06854622"/>
    </style:style>
    <style:style style:name="T802" style:family="text">
      <style:text-properties officeooo:rsid="06890cd7"/>
    </style:style>
    <style:style style:name="T803" style:family="text">
      <style:text-properties officeooo:rsid="0689c24a"/>
    </style:style>
    <style:style style:name="T804" style:family="text">
      <style:text-properties officeooo:rsid="0691df1e"/>
    </style:style>
    <style:style style:name="T805" style:family="text">
      <style:text-properties officeooo:rsid="069396b2"/>
    </style:style>
    <style:style style:name="T806" style:family="text">
      <style:text-properties officeooo:rsid="0694836b"/>
    </style:style>
    <style:style style:name="T807" style:family="text">
      <style:text-properties officeooo:rsid="06995610"/>
    </style:style>
    <style:style style:name="T808" style:family="text">
      <style:text-properties officeooo:rsid="06a96175"/>
    </style:style>
    <style:style style:name="T809" style:family="text">
      <style:text-properties officeooo:rsid="06ba1fd4"/>
    </style:style>
    <style:style style:name="T810" style:family="text">
      <style:text-properties officeooo:rsid="06bd77e3"/>
    </style:style>
    <style:style style:name="T811" style:family="text">
      <style:text-properties officeooo:rsid="06bdd799"/>
    </style:style>
    <style:style style:name="T812" style:family="text">
      <style:text-properties officeooo:rsid="06bf66de"/>
    </style:style>
    <style:style style:name="T813" style:family="text">
      <style:text-properties officeooo:rsid="06c10c33"/>
    </style:style>
    <style:style style:name="T814" style:family="text">
      <style:text-properties officeooo:rsid="06c11e61"/>
    </style:style>
    <style:style style:name="T815" style:family="text">
      <style:text-properties officeooo:rsid="06c684b7"/>
    </style:style>
    <style:style style:name="T816" style:family="text">
      <style:text-properties officeooo:rsid="06da6289"/>
    </style:style>
    <style:style style:name="T817" style:family="text">
      <style:text-properties officeooo:rsid="06db2ee5"/>
    </style:style>
    <style:style style:name="T818" style:family="text">
      <style:text-properties officeooo:rsid="06dc9dbb"/>
    </style:style>
    <style:style style:name="T819" style:family="text">
      <style:text-properties officeooo:rsid="06df47b2"/>
    </style:style>
    <style:style style:name="T820" style:family="text">
      <style:text-properties officeooo:rsid="06e110b4"/>
    </style:style>
    <style:style style:name="T821" style:family="text">
      <style:text-properties officeooo:rsid="06e34929"/>
    </style:style>
    <style:style style:name="T822" style:family="text">
      <style:text-properties officeooo:rsid="06e52eed"/>
    </style:style>
    <style:style style:name="T823" style:family="text">
      <style:text-properties officeooo:rsid="06e7c087"/>
    </style:style>
    <style:style style:name="T824" style:family="text">
      <style:text-properties officeooo:rsid="06f58d1d"/>
    </style:style>
    <style:style style:name="T825" style:family="text">
      <style:text-properties officeooo:rsid="06f71ffa"/>
    </style:style>
    <style:style style:name="T826" style:family="text">
      <style:text-properties officeooo:rsid="0717ff85"/>
    </style:style>
    <style:style style:name="T827" style:family="text">
      <style:text-properties officeooo:rsid="07199227"/>
    </style:style>
    <style:style style:name="T828" style:family="text">
      <style:text-properties officeooo:rsid="074258a0"/>
    </style:style>
    <style:style style:name="T829" style:family="text">
      <style:text-properties officeooo:rsid="07474c55"/>
    </style:style>
    <style:style style:name="T830" style:family="text">
      <style:text-properties officeooo:rsid="074a5010"/>
    </style:style>
    <style:style style:name="T831" style:family="text">
      <style:text-properties officeooo:rsid="075171b5"/>
    </style:style>
    <style:style style:name="T832" style:family="text">
      <style:text-properties officeooo:rsid="07532103"/>
    </style:style>
    <style:style style:name="T833" style:family="text">
      <style:text-properties officeooo:rsid="075c7b29"/>
    </style:style>
    <style:style style:name="T834" style:family="text">
      <style:text-properties officeooo:rsid="076f3bc8"/>
    </style:style>
    <style:style style:name="T835" style:family="text">
      <style:text-properties officeooo:rsid="0773eb74"/>
    </style:style>
    <style:style style:name="T836" style:family="text">
      <style:text-properties officeooo:rsid="079dd7dd"/>
    </style:style>
    <style:style style:name="T837" style:family="text">
      <style:text-properties officeooo:rsid="079f259a"/>
    </style:style>
    <style:style style:name="T838" style:family="text">
      <style:text-properties officeooo:rsid="07a03eee"/>
    </style:style>
    <style:style style:name="T839" style:family="text">
      <style:text-properties officeooo:rsid="07a12753"/>
    </style:style>
    <style:style style:name="T840" style:family="text">
      <style:text-properties officeooo:rsid="07a52185"/>
    </style:style>
    <style:style style:name="T841" style:family="text">
      <style:text-properties officeooo:rsid="07a5974a"/>
    </style:style>
    <style:style style:name="T842" style:family="text">
      <style:text-properties officeooo:rsid="07a77d70"/>
    </style:style>
    <style:style style:name="T843" style:family="text">
      <style:text-properties officeooo:rsid="07a8e028"/>
    </style:style>
    <style:style style:name="T844" style:family="text">
      <style:text-properties officeooo:rsid="07b2fb47"/>
    </style:style>
    <style:style style:name="T845" style:family="text">
      <style:text-properties officeooo:rsid="07c36ed1"/>
    </style:style>
    <style:style style:name="T846" style:family="text">
      <style:text-properties officeooo:rsid="07c3a378"/>
    </style:style>
    <style:style style:name="T847" style:family="text">
      <style:text-properties officeooo:rsid="07c55a93"/>
    </style:style>
    <style:style style:name="T848" style:family="text">
      <style:text-properties officeooo:rsid="07c8c907"/>
    </style:style>
    <style:style style:name="T849" style:family="text">
      <style:text-properties officeooo:rsid="07ebe7d0"/>
    </style:style>
    <style:style style:name="T850" style:family="text">
      <style:text-properties officeooo:rsid="07ee75c4"/>
    </style:style>
    <style:style style:name="T851" style:family="text">
      <style:text-properties officeooo:rsid="07f002f0"/>
    </style:style>
    <style:style style:name="T852" style:family="text">
      <style:text-properties officeooo:rsid="07f0bada"/>
    </style:style>
    <style:style style:name="T853" style:family="text">
      <style:text-properties officeooo:rsid="07f0c802"/>
    </style:style>
    <style:style style:name="T854" style:family="text">
      <style:text-properties officeooo:rsid="07f351ca"/>
    </style:style>
    <style:style style:name="T855" style:family="text">
      <style:text-properties officeooo:rsid="07f3ca8b"/>
    </style:style>
    <style:style style:name="T856" style:family="text">
      <style:text-properties officeooo:rsid="07f4643f"/>
    </style:style>
    <style:style style:name="T857" style:family="text">
      <style:text-properties officeooo:rsid="07f51d70"/>
    </style:style>
    <style:style style:name="T858" style:family="text">
      <style:text-properties officeooo:rsid="07f6f93b"/>
    </style:style>
    <style:style style:name="T859" style:family="text">
      <style:text-properties officeooo:rsid="07f719ba"/>
    </style:style>
    <style:style style:name="T860" style:family="text">
      <style:text-properties officeooo:rsid="07f9950a"/>
    </style:style>
    <style:style style:name="T861" style:family="text">
      <style:text-properties officeooo:rsid="07fa4ac6"/>
    </style:style>
    <style:style style:name="T862" style:family="text">
      <style:text-properties officeooo:rsid="07faa7ff"/>
    </style:style>
    <style:style style:name="T863" style:family="text">
      <style:text-properties officeooo:rsid="07c1bace"/>
    </style:style>
    <style:style style:name="T864" style:family="text">
      <style:text-properties officeooo:rsid="07fcf42d"/>
    </style:style>
    <style:style style:name="T865" style:family="text">
      <style:text-properties officeooo:rsid="07feec8c"/>
    </style:style>
    <style:style style:name="T866" style:family="text">
      <style:text-properties officeooo:rsid="08003bb9"/>
    </style:style>
    <style:style style:name="T867" style:family="text">
      <style:text-properties officeooo:rsid="080395e3"/>
    </style:style>
    <style:style style:name="T868" style:family="text">
      <style:text-properties officeooo:rsid="08047221"/>
    </style:style>
    <style:style style:name="T869" style:family="text">
      <style:text-properties officeooo:rsid="08048c0c"/>
    </style:style>
    <style:style style:name="T870" style:family="text">
      <style:text-properties officeooo:rsid="08053f01"/>
    </style:style>
    <style:style style:name="T871" style:family="text">
      <style:text-properties officeooo:rsid="0805cedc"/>
    </style:style>
    <style:style style:name="T872" style:family="text">
      <style:text-properties officeooo:rsid="080659f3"/>
    </style:style>
    <style:style style:name="T873" style:family="text">
      <style:text-properties officeooo:rsid="0807e577"/>
    </style:style>
    <style:style style:name="T874" style:family="text">
      <style:text-properties officeooo:rsid="0809dffb"/>
    </style:style>
    <style:style style:name="T875" style:family="text">
      <style:text-properties officeooo:rsid="080b9865"/>
    </style:style>
    <style:style style:name="T876" style:family="text">
      <style:text-properties officeooo:rsid="080bfd5c"/>
    </style:style>
    <style:style style:name="T877" style:family="text">
      <style:text-properties officeooo:rsid="080daf62"/>
    </style:style>
    <style:style style:name="T878" style:family="text">
      <style:text-properties officeooo:rsid="080e19ae"/>
    </style:style>
    <style:style style:name="T879" style:family="text">
      <style:text-properties officeooo:rsid="081108ef"/>
    </style:style>
    <style:style style:name="T880" style:family="text">
      <style:text-properties officeooo:rsid="08124754"/>
    </style:style>
    <style:style style:name="T881" style:family="text">
      <style:text-properties officeooo:rsid="08137e06"/>
    </style:style>
    <style:style style:name="T882" style:family="text">
      <style:text-properties officeooo:rsid="0819c81d"/>
    </style:style>
    <style:style style:name="T883" style:family="text">
      <style:text-properties officeooo:rsid="081bda91"/>
    </style:style>
    <style:style style:name="T884" style:family="text">
      <style:text-properties officeooo:rsid="082621b3"/>
    </style:style>
    <style:style style:name="T885" style:family="text">
      <style:text-properties officeooo:rsid="08280a08"/>
    </style:style>
    <style:style style:name="T886" style:family="text">
      <style:text-properties officeooo:rsid="0829efd5"/>
    </style:style>
    <style:style style:name="T887" style:family="text">
      <style:text-properties officeooo:rsid="082a524a"/>
    </style:style>
    <style:style style:name="T888" style:family="text">
      <style:text-properties officeooo:rsid="082ab531"/>
    </style:style>
    <style:style style:name="T889" style:family="text">
      <style:text-properties officeooo:rsid="0832370a"/>
    </style:style>
    <style:style style:name="T890" style:family="text">
      <style:text-properties officeooo:rsid="08332bd9"/>
    </style:style>
    <style:style style:name="T891" style:family="text">
      <style:text-properties officeooo:rsid="083568bb"/>
    </style:style>
    <style:style style:name="T892" style:family="text">
      <style:text-properties officeooo:rsid="083be16e"/>
    </style:style>
    <style:style style:name="T893" style:family="text">
      <style:text-properties officeooo:rsid="083c302f"/>
    </style:style>
    <style:style style:name="T894" style:family="text">
      <style:text-properties officeooo:rsid="0841c78f"/>
    </style:style>
    <style:style style:name="T895" style:family="text">
      <style:text-properties officeooo:rsid="08436f83"/>
    </style:style>
    <style:style style:name="T896" style:family="text">
      <style:text-properties officeooo:rsid="08451201"/>
    </style:style>
    <style:style style:name="T897" style:family="text">
      <style:text-properties officeooo:rsid="0846e770"/>
    </style:style>
    <style:style style:name="T898" style:family="text">
      <style:text-properties officeooo:rsid="08489087"/>
    </style:style>
    <style:style style:name="T899" style:family="text">
      <style:text-properties officeooo:rsid="08499a18"/>
    </style:style>
    <style:style style:name="T900" style:family="text">
      <style:text-properties officeooo:rsid="0849bd9d"/>
    </style:style>
    <style:style style:name="T901" style:family="text">
      <style:text-properties officeooo:rsid="084b8034"/>
    </style:style>
    <style:style style:name="T902" style:family="text">
      <style:text-properties officeooo:rsid="084c7c5e"/>
    </style:style>
    <style:style style:name="T903" style:family="text">
      <style:text-properties officeooo:rsid="084cb4c6"/>
    </style:style>
    <style:style style:name="T904" style:family="text">
      <style:text-properties officeooo:rsid="084e7679"/>
    </style:style>
    <style:style style:name="T905" style:family="text">
      <style:text-properties officeooo:rsid="084edfe5"/>
    </style:style>
    <style:style style:name="T906" style:family="text">
      <style:text-properties officeooo:rsid="08505424"/>
    </style:style>
    <style:style style:name="T907" style:family="text">
      <style:text-properties officeooo:rsid="0850c5c0"/>
    </style:style>
    <style:style style:name="T908" style:family="text">
      <style:text-properties officeooo:rsid="0851a108"/>
    </style:style>
    <style:style style:name="T909" style:family="text">
      <style:text-properties officeooo:rsid="08536f62"/>
    </style:style>
    <style:style style:name="T910" style:family="text">
      <style:text-properties officeooo:rsid="0854a2c8"/>
    </style:style>
    <style:style style:name="T911" style:family="text">
      <style:text-properties officeooo:rsid="0855abe8"/>
    </style:style>
    <style:style style:name="T912" style:family="text">
      <style:text-properties officeooo:rsid="0856b61f"/>
    </style:style>
    <style:style style:name="T913" style:family="text">
      <style:text-properties officeooo:rsid="085bfedd"/>
    </style:style>
    <style:style style:name="T914" style:family="text">
      <style:text-properties officeooo:rsid="085f557f"/>
    </style:style>
    <style:style style:name="T915" style:family="text">
      <style:text-properties officeooo:rsid="086d5d36"/>
    </style:style>
    <style:style style:name="T916" style:family="text">
      <style:text-properties officeooo:rsid="0875119c"/>
    </style:style>
    <style:style style:name="T917" style:family="text">
      <style:text-properties officeooo:rsid="08751a1d"/>
    </style:style>
    <style:style style:name="T918" style:family="text">
      <style:text-properties officeooo:rsid="08770c75"/>
    </style:style>
    <style:style style:name="T919" style:family="text">
      <style:text-properties officeooo:rsid="0878f673"/>
    </style:style>
    <style:style style:name="T920" style:family="text">
      <style:text-properties officeooo:rsid="087932d0"/>
    </style:style>
    <style:style style:name="T921" style:family="text">
      <style:text-properties officeooo:rsid="0879bdcc"/>
    </style:style>
    <style:style style:name="T922" style:family="text">
      <style:text-properties officeooo:rsid="087bcdcc"/>
    </style:style>
    <style:style style:name="T923" style:family="text">
      <style:text-properties officeooo:rsid="087cb970"/>
    </style:style>
    <style:style style:name="T924" style:family="text">
      <style:text-properties officeooo:rsid="087d6b28"/>
    </style:style>
    <style:style style:name="T925" style:family="text">
      <style:text-properties officeooo:rsid="0890e927"/>
    </style:style>
    <style:style style:name="T926" style:family="text">
      <style:text-properties officeooo:rsid="0892496a"/>
    </style:style>
    <style:style style:name="T927" style:family="text">
      <style:text-properties officeooo:rsid="08962683"/>
    </style:style>
    <style:style style:name="T928" style:family="text">
      <style:text-properties officeooo:rsid="089811ef"/>
    </style:style>
    <style:style style:name="T929" style:family="text">
      <style:text-properties officeooo:rsid="089a07cf"/>
    </style:style>
    <style:style style:name="T930" style:family="text">
      <style:text-properties officeooo:rsid="089bf9c1"/>
    </style:style>
    <style:style style:name="T931" style:family="text">
      <style:text-properties officeooo:rsid="089d0f17"/>
    </style:style>
    <style:style style:name="T932" style:family="text">
      <style:text-properties officeooo:rsid="089e0d65"/>
    </style:style>
    <style:style style:name="T933" style:family="text">
      <style:text-properties officeooo:rsid="08a2368f"/>
    </style:style>
    <style:style style:name="T934" style:family="text">
      <style:text-properties officeooo:rsid="08a34337"/>
    </style:style>
    <style:style style:name="T935" style:family="text">
      <style:text-properties officeooo:rsid="08a6dcd1"/>
    </style:style>
    <style:style style:name="T936" style:family="text">
      <style:text-properties officeooo:rsid="08adecba"/>
    </style:style>
    <style:style style:name="T937" style:family="text">
      <style:text-properties officeooo:rsid="08bd3b5c"/>
    </style:style>
    <style:style style:name="T938" style:family="text">
      <style:text-properties officeooo:rsid="08dabf59"/>
    </style:style>
    <style:style style:name="T939" style:family="text">
      <style:text-properties officeooo:rsid="08dc2e24"/>
    </style:style>
    <style:style style:name="T940" style:family="text">
      <style:text-properties officeooo:rsid="08de00bf"/>
    </style:style>
    <style:style style:name="T941" style:family="text">
      <style:text-properties officeooo:rsid="08dfdd59"/>
    </style:style>
    <style:style style:name="T942" style:family="text">
      <style:text-properties officeooo:rsid="08e0812a"/>
    </style:style>
    <style:style style:name="T943" style:family="text">
      <style:text-properties officeooo:rsid="08e1a535"/>
    </style:style>
    <style:style style:name="T944" style:family="text">
      <style:text-properties officeooo:rsid="08e398cc"/>
    </style:style>
    <style:style style:name="T945" style:family="text">
      <style:text-properties officeooo:rsid="08e47cfa"/>
    </style:style>
    <style:style style:name="T946" style:family="text">
      <style:text-properties officeooo:rsid="08e5b751"/>
    </style:style>
    <style:style style:name="T947" style:family="text">
      <style:text-properties officeooo:rsid="08e79968"/>
    </style:style>
    <style:style style:name="T948" style:family="text">
      <style:text-properties officeooo:rsid="08e847be"/>
    </style:style>
    <style:style style:name="T949" style:family="text">
      <style:text-properties officeooo:rsid="08e9e1c2"/>
    </style:style>
    <style:style style:name="T950" style:family="text">
      <style:text-properties officeooo:rsid="08eb0e5e"/>
    </style:style>
    <style:style style:name="T951" style:family="text">
      <style:text-properties officeooo:rsid="08ec1364"/>
    </style:style>
    <style:style style:name="T952" style:family="text">
      <style:text-properties officeooo:rsid="08ed5a32"/>
    </style:style>
    <style:style style:name="T953" style:family="text">
      <style:text-properties officeooo:rsid="08fada3c"/>
    </style:style>
    <style:style style:name="T954" style:family="text">
      <style:text-properties officeooo:rsid="08fafa76"/>
    </style:style>
    <style:style style:name="T955" style:family="text">
      <style:text-properties officeooo:rsid="08fe1fd6"/>
    </style:style>
    <style:style style:name="T956" style:family="text">
      <style:text-properties officeooo:rsid="08fe3d06"/>
    </style:style>
    <style:style style:name="T957" style:family="text">
      <style:text-properties officeooo:rsid="0908a930"/>
    </style:style>
    <style:style style:name="T958" style:family="text">
      <style:text-properties officeooo:rsid="090afd9c"/>
    </style:style>
    <style:style style:name="T959" style:family="text">
      <style:text-properties officeooo:rsid="091b6680"/>
    </style:style>
    <style:style style:name="T960" style:family="text">
      <style:text-properties officeooo:rsid="091d49cc"/>
    </style:style>
    <style:style style:name="T961" style:family="text">
      <style:text-properties officeooo:rsid="091ed8b5"/>
    </style:style>
    <style:style style:name="T962" style:family="text">
      <style:text-properties officeooo:rsid="0929086c"/>
    </style:style>
    <style:style style:name="T963" style:family="text">
      <style:text-properties officeooo:rsid="0929f98a"/>
    </style:style>
    <style:style style:name="T964" style:family="text">
      <style:text-properties officeooo:rsid="092be02f"/>
    </style:style>
    <style:style style:name="T965" style:family="text">
      <style:text-properties officeooo:rsid="093574e0"/>
    </style:style>
    <style:style style:name="T966" style:family="text">
      <style:text-properties officeooo:rsid="093d3e70"/>
    </style:style>
    <style:style style:name="T967" style:family="text">
      <style:text-properties officeooo:rsid="093fbfbe"/>
    </style:style>
    <style:style style:name="T968" style:family="text">
      <style:text-properties officeooo:rsid="09464b19"/>
    </style:style>
    <style:style style:name="T969" style:family="text">
      <style:text-properties officeooo:rsid="094c2dee"/>
    </style:style>
    <style:style style:name="T970" style:family="text">
      <style:text-properties officeooo:rsid="094db6cb"/>
    </style:style>
    <style:style style:name="T971" style:family="text">
      <style:text-properties officeooo:rsid="094e2e93"/>
    </style:style>
    <style:style style:name="T972" style:family="text">
      <style:text-properties officeooo:rsid="094ff876"/>
    </style:style>
    <style:style style:name="T973" style:family="text">
      <style:text-properties officeooo:rsid="09513927"/>
    </style:style>
    <style:style style:name="T974" style:family="text">
      <style:text-properties officeooo:rsid="0951fe97"/>
    </style:style>
    <style:style style:name="T975" style:family="text">
      <style:text-properties officeooo:rsid="09537d0a"/>
    </style:style>
    <style:style style:name="T976" style:family="text">
      <style:text-properties officeooo:rsid="0953ff01"/>
    </style:style>
    <style:style style:name="T977" style:family="text">
      <style:text-properties officeooo:rsid="09586d8f"/>
    </style:style>
    <style:style style:name="T978" style:family="text">
      <style:text-properties officeooo:rsid="0958e17b"/>
    </style:style>
    <style:style style:name="T979" style:family="text">
      <style:text-properties officeooo:rsid="095cdd9f"/>
    </style:style>
    <style:style style:name="T980" style:family="text">
      <style:text-properties officeooo:rsid="095e5b2f"/>
    </style:style>
    <style:style style:name="T981" style:family="text">
      <style:text-properties officeooo:rsid="095e7d5e"/>
    </style:style>
    <style:style style:name="T982" style:family="text">
      <style:text-properties officeooo:rsid="095ef9a5"/>
    </style:style>
    <style:style style:name="T983" style:family="text">
      <style:text-properties officeooo:rsid="0868eafa"/>
    </style:style>
    <style:style style:name="T984" style:family="text">
      <style:text-properties officeooo:rsid="096475b1"/>
    </style:style>
    <style:style style:name="T985" style:family="text">
      <style:text-properties officeooo:rsid="09711327"/>
    </style:style>
    <style:style style:name="T986" style:family="text">
      <style:text-properties officeooo:rsid="0971cd14"/>
    </style:style>
    <style:style style:name="T987" style:family="text">
      <style:text-properties officeooo:rsid="09736cdd"/>
    </style:style>
    <style:style style:name="T988" style:family="text">
      <style:text-properties officeooo:rsid="0973a307"/>
    </style:style>
    <style:style style:name="T989" style:family="text">
      <style:text-properties officeooo:rsid="09753d43"/>
    </style:style>
    <style:style style:name="T990" style:family="text">
      <style:text-properties officeooo:rsid="09763278"/>
    </style:style>
    <style:style style:name="T991" style:family="text">
      <style:text-properties officeooo:rsid="09777bdd"/>
    </style:style>
    <style:style style:name="T992" style:family="text">
      <style:text-properties officeooo:rsid="0979612b"/>
    </style:style>
    <style:style style:name="T993" style:family="text">
      <style:text-properties officeooo:rsid="06d2d0f6"/>
    </style:style>
    <style:style style:name="T994" style:family="text">
      <style:text-properties officeooo:rsid="07cc54cc"/>
    </style:style>
    <style:style style:name="T995" style:family="text">
      <style:text-properties officeooo:rsid="03a34d7e"/>
    </style:style>
    <style:style style:name="T996" style:family="text">
      <style:text-properties officeooo:rsid="08679d51" style:font-weight-asian="bold" style:font-weight-complex="bold"/>
    </style:style>
    <style:style style:name="T997" style:family="text">
      <style:text-properties officeooo:rsid="087e061c" style:font-weight-asian="bold" style:font-weight-complex="bold"/>
    </style:style>
    <style:style style:name="T998" style:family="text">
      <style:text-properties officeooo:rsid="09b1d61e"/>
    </style:style>
    <style:style style:name="T999" style:family="text">
      <style:text-properties officeooo:rsid="09beae2c"/>
    </style:style>
    <style:style style:name="T1000" style:family="text">
      <style:text-properties officeooo:rsid="09bf6762"/>
    </style:style>
    <style:style style:name="T1001" style:family="text">
      <style:text-properties officeooo:rsid="09da1313"/>
    </style:style>
    <style:style style:name="T1002" style:family="text">
      <style:text-properties officeooo:rsid="09db3ad1"/>
    </style:style>
    <style:style style:name="T1003" style:family="text">
      <style:text-properties officeooo:rsid="09dd645c"/>
    </style:style>
    <style:style style:name="T1004" style:family="text">
      <style:text-properties officeooo:rsid="09ddbffa"/>
    </style:style>
    <style:style style:name="T1005" style:family="text">
      <style:text-properties officeooo:rsid="09de86b5"/>
    </style:style>
    <style:style style:name="T1006" style:family="text">
      <style:text-properties officeooo:rsid="09e1942b"/>
    </style:style>
    <style:style style:name="T1007" style:family="text">
      <style:text-properties officeooo:rsid="09e28a65"/>
    </style:style>
    <style:style style:name="T1008" style:family="text">
      <style:text-properties officeooo:rsid="09e34d56"/>
    </style:style>
    <style:style style:name="T1009" style:family="text">
      <style:text-properties officeooo:rsid="09e6955c"/>
    </style:style>
    <style:style style:name="T1010" style:family="text">
      <style:text-properties officeooo:rsid="09e6cfd1"/>
    </style:style>
    <style:style style:name="T1011" style:family="text">
      <style:text-properties officeooo:rsid="09e96164"/>
    </style:style>
    <style:style style:name="T1012" style:family="text">
      <style:text-properties officeooo:rsid="09e98712"/>
    </style:style>
    <style:style style:name="T1013" style:family="text">
      <style:text-properties officeooo:rsid="09ed980d"/>
    </style:style>
    <style:style style:name="T1014" style:family="text">
      <style:text-properties fo:font-size="13pt" style:font-size-asian="13pt" style:font-size-complex="13pt"/>
    </style:style>
    <style:style style:name="T1015" style:family="text">
      <style:text-properties fo:font-size="13pt" officeooo:rsid="03ecf843" style:font-size-asian="13pt" style:font-size-complex="13pt"/>
    </style:style>
    <style:style style:name="T1016" style:family="text">
      <style:text-properties fo:font-size="13pt" officeooo:rsid="148bee0e" style:font-size-asian="13pt" style:font-size-complex="13pt"/>
    </style:style>
    <style:style style:name="T1017" style:family="text">
      <style:text-properties fo:font-size="13pt" officeooo:rsid="0830ba76" fo:background-color="transparent" loext:char-shading-value="0" style:font-size-asian="13pt" style:font-size-complex="13pt"/>
    </style:style>
    <style:style style:name="T1018" style:family="text">
      <style:text-properties fo:font-size="13pt" officeooo:rsid="09ba0649" fo:background-color="transparent" loext:char-shading-value="0" style:font-size-asian="13pt" style:font-size-complex="13pt"/>
    </style:style>
    <style:style style:name="T1019" style:family="text">
      <style:text-properties fo:font-size="13pt" officeooo:rsid="133c0cbf" fo:background-color="transparent" loext:char-shading-value="0" style:font-size-asian="13pt" style:font-size-complex="13pt"/>
    </style:style>
    <style:style style:name="T1020" style:family="text">
      <style:text-properties officeooo:rsid="0a2e7e23"/>
    </style:style>
    <style:style style:name="T1021" style:family="text">
      <style:text-properties officeooo:rsid="0a38a1e7"/>
    </style:style>
    <style:style style:name="T1022" style:family="text">
      <style:text-properties officeooo:rsid="0a3b0d40"/>
    </style:style>
    <style:style style:name="T1023" style:family="text">
      <style:text-properties officeooo:rsid="0a3eb43c"/>
    </style:style>
    <style:style style:name="T1024" style:family="text">
      <style:text-properties officeooo:rsid="0a466754"/>
    </style:style>
    <style:style style:name="T1025" style:family="text">
      <style:text-properties officeooo:rsid="0a482bbe"/>
    </style:style>
    <style:style style:name="T1026" style:family="text">
      <style:text-properties officeooo:rsid="0a49ff78"/>
    </style:style>
    <style:style style:name="T1027" style:family="text">
      <style:text-properties officeooo:rsid="0a4ab862"/>
    </style:style>
    <style:style style:name="T1028" style:family="text">
      <style:text-properties officeooo:rsid="0a4adcd3"/>
    </style:style>
    <style:style style:name="T1029" style:family="text">
      <style:text-properties officeooo:rsid="0a4c831a"/>
    </style:style>
    <style:style style:name="T1030" style:family="text">
      <style:text-properties officeooo:rsid="0a4d53b1"/>
    </style:style>
    <style:style style:name="T1031" style:family="text">
      <style:text-properties officeooo:rsid="0a4e4923"/>
    </style:style>
    <style:style style:name="T1032" style:family="text">
      <style:text-properties officeooo:rsid="0a4f842c"/>
    </style:style>
    <style:style style:name="T1033" style:family="text">
      <style:text-properties officeooo:rsid="0a4fb679"/>
    </style:style>
    <style:style style:name="T1034" style:family="text">
      <style:text-properties officeooo:rsid="0a5361bb"/>
    </style:style>
    <style:style style:name="T1035" style:family="text">
      <style:text-properties officeooo:rsid="0a53f246"/>
    </style:style>
    <style:style style:name="T1036" style:family="text">
      <style:text-properties officeooo:rsid="0a54677d"/>
    </style:style>
    <style:style style:name="T1037" style:family="text">
      <style:text-properties officeooo:rsid="0a5b50a0"/>
    </style:style>
    <style:style style:name="T1038" style:family="text">
      <style:text-properties officeooo:rsid="0a5b50a3"/>
    </style:style>
    <style:style style:name="T1039" style:family="text">
      <style:text-properties officeooo:rsid="0a5cca18"/>
    </style:style>
    <style:style style:name="T1040" style:family="text">
      <style:text-properties officeooo:rsid="0a5cdaa2"/>
    </style:style>
    <style:style style:name="T1041" style:family="text">
      <style:text-properties officeooo:rsid="0a5d8db7"/>
    </style:style>
    <style:style style:name="T1042" style:family="text">
      <style:text-properties officeooo:rsid="0a5e19ad"/>
    </style:style>
    <style:style style:name="T1043" style:family="text">
      <style:text-properties officeooo:rsid="0a5edd15"/>
    </style:style>
    <style:style style:name="T1044" style:family="text">
      <style:text-properties officeooo:rsid="0a6331cc"/>
    </style:style>
    <style:style style:name="T1045" style:family="text">
      <style:text-properties officeooo:rsid="0a66a30b"/>
    </style:style>
    <style:style style:name="T1046" style:family="text">
      <style:text-properties officeooo:rsid="0a672182"/>
    </style:style>
    <style:style style:name="T1047" style:family="text">
      <style:text-properties officeooo:rsid="0a685831"/>
    </style:style>
    <style:style style:name="T1048" style:family="text">
      <style:text-properties officeooo:rsid="0a69d82c"/>
    </style:style>
    <style:style style:name="T1049" style:family="text">
      <style:text-properties officeooo:rsid="0a6ab87a"/>
    </style:style>
    <style:style style:name="T1050" style:family="text">
      <style:text-properties officeooo:rsid="0a6b8f31"/>
    </style:style>
    <style:style style:name="T1051" style:family="text">
      <style:text-properties officeooo:rsid="0a6d4e1a"/>
    </style:style>
    <style:style style:name="T1052" style:family="text">
      <style:text-properties officeooo:rsid="0a6f83cc"/>
    </style:style>
    <style:style style:name="T1053" style:family="text">
      <style:text-properties officeooo:rsid="0a6fe864"/>
    </style:style>
    <style:style style:name="T1054" style:family="text">
      <style:text-properties officeooo:rsid="0a721c31"/>
    </style:style>
    <style:style style:name="T1055" style:family="text">
      <style:text-properties officeooo:rsid="0a75b603"/>
    </style:style>
    <style:style style:name="T1056" style:family="text">
      <style:text-properties officeooo:rsid="0a78d26d"/>
    </style:style>
    <style:style style:name="T1057" style:family="text">
      <style:text-properties officeooo:rsid="0a7a008a"/>
    </style:style>
    <style:style style:name="T1058" style:family="text">
      <style:text-properties officeooo:rsid="0a7baef5"/>
    </style:style>
    <style:style style:name="T1059" style:family="text">
      <style:text-properties officeooo:rsid="0a7d83e6"/>
    </style:style>
    <style:style style:name="T1060" style:family="text">
      <style:text-properties officeooo:rsid="0a7d90ae"/>
    </style:style>
    <style:style style:name="T1061" style:family="text">
      <style:text-properties officeooo:rsid="0a7e2475"/>
    </style:style>
    <style:style style:name="T1062" style:family="text">
      <style:text-properties officeooo:rsid="0a7e9603"/>
    </style:style>
    <style:style style:name="T1063" style:family="text">
      <style:text-properties officeooo:rsid="0a7fbf85"/>
    </style:style>
    <style:style style:name="T1064" style:family="text">
      <style:text-properties officeooo:rsid="0a7fc2d3"/>
    </style:style>
    <style:style style:name="T1065" style:family="text">
      <style:text-properties officeooo:rsid="0a83d491"/>
    </style:style>
    <style:style style:name="T1066" style:family="text">
      <style:text-properties officeooo:rsid="0a85b43f"/>
    </style:style>
    <style:style style:name="T1067" style:family="text">
      <style:text-properties officeooo:rsid="0a862721"/>
    </style:style>
    <style:style style:name="T1068" style:family="text">
      <style:text-properties officeooo:rsid="0a866259"/>
    </style:style>
    <style:style style:name="T1069" style:family="text">
      <style:text-properties officeooo:rsid="0a87d1fe"/>
    </style:style>
    <style:style style:name="T1070" style:family="text">
      <style:text-properties officeooo:rsid="0a8ad441"/>
    </style:style>
    <style:style style:name="T1071" style:family="text">
      <style:text-properties officeooo:rsid="0a8bce42"/>
    </style:style>
    <style:style style:name="T1072" style:family="text">
      <style:text-properties officeooo:rsid="0a8ede41"/>
    </style:style>
    <style:style style:name="T1073" style:family="text">
      <style:text-properties officeooo:rsid="0a8f74f6"/>
    </style:style>
    <style:style style:name="T1074" style:family="text">
      <style:text-properties officeooo:rsid="0a916764"/>
    </style:style>
    <style:style style:name="T1075" style:family="text">
      <style:text-properties officeooo:rsid="0a92bc19"/>
    </style:style>
    <style:style style:name="T1076" style:family="text">
      <style:text-properties officeooo:rsid="0a9735d3"/>
    </style:style>
    <style:style style:name="T1077" style:family="text">
      <style:text-properties officeooo:rsid="0a973eda"/>
    </style:style>
    <style:style style:name="T1078" style:family="text">
      <style:text-properties officeooo:rsid="0a97ff43"/>
    </style:style>
    <style:style style:name="T1079" style:family="text">
      <style:text-properties officeooo:rsid="0a99f407"/>
    </style:style>
    <style:style style:name="T1080" style:family="text">
      <style:text-properties officeooo:rsid="0a9b8b01"/>
    </style:style>
    <style:style style:name="T1081" style:family="text">
      <style:text-properties officeooo:rsid="0a9cd195"/>
    </style:style>
    <style:style style:name="T1082" style:family="text">
      <style:text-properties officeooo:rsid="0ac5cc49"/>
    </style:style>
    <style:style style:name="T1083" style:family="text">
      <style:text-properties officeooo:rsid="0ac8c032"/>
    </style:style>
    <style:style style:name="T1084" style:family="text">
      <style:text-properties officeooo:rsid="0ac9992a"/>
    </style:style>
    <style:style style:name="T1085" style:family="text">
      <style:text-properties officeooo:rsid="0ae1a09a"/>
    </style:style>
    <style:style style:name="T1086" style:family="text">
      <style:text-properties officeooo:rsid="0ae341cb"/>
    </style:style>
    <style:style style:name="T1087" style:family="text">
      <style:text-properties officeooo:rsid="0aeacfc3"/>
    </style:style>
    <style:style style:name="T1088" style:family="text">
      <style:text-properties officeooo:rsid="0aecaa96"/>
    </style:style>
    <style:style style:name="T1089" style:family="text">
      <style:text-properties officeooo:rsid="0aef7330"/>
    </style:style>
    <style:style style:name="T1090" style:family="text">
      <style:text-properties officeooo:rsid="0af0b7f6"/>
    </style:style>
    <style:style style:name="T1091" style:family="text">
      <style:text-properties officeooo:rsid="0af12db0"/>
    </style:style>
    <style:style style:name="T1092" style:family="text">
      <style:text-properties officeooo:rsid="0af1a0e7"/>
    </style:style>
    <style:style style:name="T1093" style:family="text">
      <style:text-properties officeooo:rsid="0af2478a"/>
    </style:style>
    <style:style style:name="T1094" style:family="text">
      <style:text-properties officeooo:rsid="0af6444d"/>
    </style:style>
    <style:style style:name="T1095" style:family="text">
      <style:text-properties officeooo:rsid="0af7db16"/>
    </style:style>
    <style:style style:name="T1096" style:family="text">
      <style:text-properties officeooo:rsid="0afdba3b"/>
    </style:style>
    <style:style style:name="T1097" style:family="text">
      <style:text-properties officeooo:rsid="0afecff2"/>
    </style:style>
    <style:style style:name="T1098" style:family="text">
      <style:text-properties officeooo:rsid="0affce8f"/>
    </style:style>
    <style:style style:name="T1099" style:family="text">
      <style:text-properties officeooo:rsid="0b016371"/>
    </style:style>
    <style:style style:name="T1100" style:family="text">
      <style:text-properties officeooo:rsid="0b07ebc5"/>
    </style:style>
    <style:style style:name="T1101" style:family="text">
      <style:text-properties officeooo:rsid="0b0b27f3"/>
    </style:style>
    <style:style style:name="T1102" style:family="text">
      <style:text-properties officeooo:rsid="0b0e0874"/>
    </style:style>
    <style:style style:name="T1103" style:family="text">
      <style:text-properties officeooo:rsid="0b0fa779"/>
    </style:style>
    <style:style style:name="T1104" style:family="text">
      <style:text-properties officeooo:rsid="0b11a1a0"/>
    </style:style>
    <style:style style:name="T1105" style:family="text">
      <style:text-properties officeooo:rsid="0b12e108"/>
    </style:style>
    <style:style style:name="T1106" style:family="text">
      <style:text-properties officeooo:rsid="0b15b7b0"/>
    </style:style>
    <style:style style:name="T1107" style:family="text">
      <style:text-properties officeooo:rsid="0b164943"/>
    </style:style>
    <style:style style:name="T1108" style:family="text">
      <style:text-properties officeooo:rsid="0b188d17"/>
    </style:style>
    <style:style style:name="T1109" style:family="text">
      <style:text-properties officeooo:rsid="0b1efb18"/>
    </style:style>
    <style:style style:name="T1110" style:family="text">
      <style:text-properties officeooo:rsid="0b1f9f80"/>
    </style:style>
    <style:style style:name="T1111" style:family="text">
      <style:text-properties officeooo:rsid="0b2b5744"/>
    </style:style>
    <style:style style:name="T1112" style:family="text">
      <style:text-properties officeooo:rsid="0b329015"/>
    </style:style>
    <style:style style:name="T1113" style:family="text">
      <style:text-properties officeooo:rsid="0b32d636"/>
    </style:style>
    <style:style style:name="T1114" style:family="text">
      <style:text-properties officeooo:rsid="0b36005a"/>
    </style:style>
    <style:style style:name="T1115" style:family="text">
      <style:text-properties officeooo:rsid="0b37b754"/>
    </style:style>
    <style:style style:name="T1116" style:family="text">
      <style:text-properties officeooo:rsid="0b399df0"/>
    </style:style>
    <style:style style:name="T1117" style:family="text">
      <style:text-properties officeooo:rsid="0b3b2675"/>
    </style:style>
    <style:style style:name="T1118" style:family="text">
      <style:text-properties officeooo:rsid="0b3b8348"/>
    </style:style>
    <style:style style:name="T1119" style:family="text">
      <style:text-properties officeooo:rsid="0b3e7c9c"/>
    </style:style>
    <style:style style:name="T1120" style:family="text">
      <style:text-properties officeooo:rsid="0b3fce72"/>
    </style:style>
    <style:style style:name="T1121" style:family="text">
      <style:text-properties officeooo:rsid="0b40d6d3"/>
    </style:style>
    <style:style style:name="T1122" style:family="text">
      <style:text-properties officeooo:rsid="0b42f063"/>
    </style:style>
    <style:style style:name="T1123" style:family="text">
      <style:text-properties officeooo:rsid="0b439459"/>
    </style:style>
    <style:style style:name="T1124" style:family="text">
      <style:text-properties officeooo:rsid="0b449e04"/>
    </style:style>
    <style:style style:name="T1125" style:family="text">
      <style:text-properties officeooo:rsid="0b45e0f6"/>
    </style:style>
    <style:style style:name="T1126" style:family="text">
      <style:text-properties officeooo:rsid="0b46d733"/>
    </style:style>
    <style:style style:name="T1127" style:family="text">
      <style:text-properties officeooo:rsid="0b484d2e"/>
    </style:style>
    <style:style style:name="T1128" style:family="text">
      <style:text-properties officeooo:rsid="0b4b150d"/>
    </style:style>
    <style:style style:name="T1129" style:family="text">
      <style:text-properties officeooo:rsid="0b4cd8e7"/>
    </style:style>
    <style:style style:name="T1130" style:family="text">
      <style:text-properties officeooo:rsid="0b4ed6ec"/>
    </style:style>
    <style:style style:name="T1131" style:family="text">
      <style:text-properties officeooo:rsid="0b4f4a18"/>
    </style:style>
    <style:style style:name="T1132" style:family="text">
      <style:text-properties officeooo:rsid="0b50c65c"/>
    </style:style>
    <style:style style:name="T1133" style:family="text">
      <style:text-properties officeooo:rsid="0b513b64"/>
    </style:style>
    <style:style style:name="T1134" style:family="text">
      <style:text-properties officeooo:rsid="0b531c2a"/>
    </style:style>
    <style:style style:name="T1135" style:family="text">
      <style:text-properties officeooo:rsid="0b536731"/>
    </style:style>
    <style:style style:name="T1136" style:family="text">
      <style:text-properties officeooo:rsid="0b57d036"/>
    </style:style>
    <style:style style:name="T1137" style:family="text">
      <style:text-properties officeooo:rsid="0b57f40a"/>
    </style:style>
    <style:style style:name="T1138" style:family="text">
      <style:text-properties officeooo:rsid="0b595ef3"/>
    </style:style>
    <style:style style:name="T1139" style:family="text">
      <style:text-properties officeooo:rsid="0b6081e0"/>
    </style:style>
    <style:style style:name="T1140" style:family="text">
      <style:text-properties officeooo:rsid="0b6433c1"/>
    </style:style>
    <style:style style:name="T1141" style:family="text">
      <style:text-properties officeooo:rsid="0b65bed8"/>
    </style:style>
    <style:style style:name="T1142" style:family="text">
      <style:text-properties officeooo:rsid="0b7d659e"/>
    </style:style>
    <style:style style:name="T1143" style:family="text">
      <style:text-properties officeooo:rsid="0b7efe8a"/>
    </style:style>
    <style:style style:name="T1144" style:family="text">
      <style:text-properties officeooo:rsid="0b7f89fe"/>
    </style:style>
    <style:style style:name="T1145" style:family="text">
      <style:text-properties officeooo:rsid="0b841481"/>
    </style:style>
    <style:style style:name="T1146" style:family="text">
      <style:text-properties officeooo:rsid="0b85b575"/>
    </style:style>
    <style:style style:name="T1147" style:family="text">
      <style:text-properties officeooo:rsid="0b85f366"/>
    </style:style>
    <style:style style:name="T1148" style:family="text">
      <style:text-properties officeooo:rsid="0b860972"/>
    </style:style>
    <style:style style:name="T1149" style:family="text">
      <style:text-properties officeooo:rsid="0b869532"/>
    </style:style>
    <style:style style:name="T1150" style:family="text">
      <style:text-properties officeooo:rsid="0b87f17d"/>
    </style:style>
    <style:style style:name="T1151" style:family="text">
      <style:text-properties officeooo:rsid="0b8acd16"/>
    </style:style>
    <style:style style:name="T1152" style:family="text">
      <style:text-properties officeooo:rsid="0b8b043e"/>
    </style:style>
    <style:style style:name="T1153" style:family="text">
      <style:text-properties officeooo:rsid="0b8c2297"/>
    </style:style>
    <style:style style:name="T1154" style:family="text">
      <style:text-properties officeooo:rsid="0b8d4df1"/>
    </style:style>
    <style:style style:name="T1155" style:family="text">
      <style:text-properties officeooo:rsid="0b8f3db8"/>
    </style:style>
    <style:style style:name="T1156" style:family="text">
      <style:text-properties officeooo:rsid="0b90e5d5"/>
    </style:style>
    <style:style style:name="T1157" style:family="text">
      <style:text-properties officeooo:rsid="0b9f45ba"/>
    </style:style>
    <style:style style:name="T1158" style:family="text">
      <style:text-properties officeooo:rsid="0ba1b104"/>
    </style:style>
    <style:style style:name="T1159" style:family="text">
      <style:text-properties officeooo:rsid="0ba4fb77"/>
    </style:style>
    <style:style style:name="T1160" style:family="text">
      <style:text-properties officeooo:rsid="0ba521d9"/>
    </style:style>
    <style:style style:name="T1161" style:family="text">
      <style:text-properties officeooo:rsid="0ba5a72a"/>
    </style:style>
    <style:style style:name="T1162" style:family="text">
      <style:text-properties officeooo:rsid="0ba6d621"/>
    </style:style>
    <style:style style:name="T1163" style:family="text">
      <style:text-properties officeooo:rsid="0ba747ff"/>
    </style:style>
    <style:style style:name="T1164" style:family="text">
      <style:text-properties officeooo:rsid="0ba8bb2a"/>
    </style:style>
    <style:style style:name="T1165" style:family="text">
      <style:text-properties officeooo:rsid="0bac5ca1"/>
    </style:style>
    <style:style style:name="T1166" style:family="text">
      <style:text-properties officeooo:rsid="0bae4c49"/>
    </style:style>
    <style:style style:name="T1167" style:family="text">
      <style:text-properties officeooo:rsid="0baf1d79"/>
    </style:style>
    <style:style style:name="T1168" style:family="text">
      <style:text-properties officeooo:rsid="0bb1eac0"/>
    </style:style>
    <style:style style:name="T1169" style:family="text">
      <style:text-properties officeooo:rsid="0bb33476"/>
    </style:style>
    <style:style style:name="T1170" style:family="text">
      <style:text-properties officeooo:rsid="0bb34a4d"/>
    </style:style>
    <style:style style:name="T1171" style:family="text">
      <style:text-properties officeooo:rsid="0be50d9f"/>
    </style:style>
    <style:style style:name="T1172" style:family="text">
      <style:text-properties officeooo:rsid="0be54d2b"/>
    </style:style>
    <style:style style:name="T1173" style:family="text">
      <style:text-properties officeooo:rsid="0907c7bd"/>
    </style:style>
    <style:style style:name="T1174" style:family="text">
      <style:text-properties officeooo:rsid="0be6ba65"/>
    </style:style>
    <style:style style:name="T1175" style:family="text">
      <style:text-properties officeooo:rsid="0be7ab24"/>
    </style:style>
    <style:style style:name="T1176" style:family="text">
      <style:text-properties officeooo:rsid="0be94298"/>
    </style:style>
    <style:style style:name="T1177" style:family="text">
      <style:text-properties officeooo:rsid="0c31102d"/>
    </style:style>
    <style:style style:name="T1178" style:family="text">
      <style:text-properties officeooo:rsid="0c32dba3"/>
    </style:style>
    <style:style style:name="T1179" style:family="text">
      <style:text-properties officeooo:rsid="0c384b27"/>
    </style:style>
    <style:style style:name="T1180" style:family="text">
      <style:text-properties officeooo:rsid="0c3a6870"/>
    </style:style>
    <style:style style:name="T1181" style:family="text">
      <style:text-properties officeooo:rsid="0c3baa16"/>
    </style:style>
    <style:style style:name="T1182" style:family="text">
      <style:text-properties officeooo:rsid="0c3d3b21"/>
    </style:style>
    <style:style style:name="T1183" style:family="text">
      <style:text-properties officeooo:rsid="0c82fccd"/>
    </style:style>
    <style:style style:name="T1184" style:family="text">
      <style:text-properties officeooo:rsid="0cbef964"/>
    </style:style>
    <style:style style:name="T1185" style:family="text">
      <style:text-properties officeooo:rsid="0cbfda2f"/>
    </style:style>
    <style:style style:name="T1186" style:family="text">
      <style:text-properties officeooo:rsid="0cc1c86e"/>
    </style:style>
    <style:style style:name="T1187" style:family="text">
      <style:text-properties officeooo:rsid="0cc341da"/>
    </style:style>
    <style:style style:name="T1188" style:family="text">
      <style:text-properties officeooo:rsid="0cca45d3"/>
    </style:style>
    <style:style style:name="T1189" style:family="text">
      <style:text-properties officeooo:rsid="0ccd4c50"/>
    </style:style>
    <style:style style:name="T1190" style:family="text">
      <style:text-properties officeooo:rsid="0cce908c"/>
    </style:style>
    <style:style style:name="T1191" style:family="text">
      <style:text-properties fo:color="#111111" loext:opacity="100%" style:font-name="Garamond"/>
    </style:style>
    <style:style style:name="T1192" style:family="text">
      <style:text-properties fo:color="#111111" loext:opacity="100%" style:font-name="Garamond" officeooo:rsid="0f2a45e5" fo:background-color="transparent" loext:char-shading-value="0"/>
    </style:style>
    <style:style style:name="T1193" style:family="text">
      <style:text-properties fo:color="#111111" loext:opacity="100%" style:font-name="Garamond" officeooo:rsid="0f2b3819" fo:background-color="transparent" loext:char-shading-value="0"/>
    </style:style>
    <style:style style:name="T1194" style:family="text">
      <style:text-properties fo:color="#111111" loext:opacity="100%" style:font-name="Garamond" officeooo:rsid="0cabdc95" fo:background-color="transparent" loext:char-shading-value="0"/>
    </style:style>
    <style:style style:name="T1195" style:family="text">
      <style:text-properties fo:color="#111111" loext:opacity="100%" style:font-name="Garamond" officeooo:rsid="1710da72" fo:background-color="transparent" loext:char-shading-value="0"/>
    </style:style>
    <style:style style:name="T1196" style:family="text">
      <style:text-properties fo:color="#111111" loext:opacity="100%" style:font-name="Garamond" officeooo:rsid="0f2b5256" fo:background-color="transparent" loext:char-shading-value="0"/>
    </style:style>
    <style:style style:name="T1197" style:family="text">
      <style:text-properties fo:color="#111111" loext:opacity="100%" style:font-name="Garamond" officeooo:rsid="17125447" fo:background-color="transparent" loext:char-shading-value="0"/>
    </style:style>
    <style:style style:name="T1198" style:family="text">
      <style:text-properties fo:color="#111111" loext:opacity="100%" style:font-name="Garamond" officeooo:rsid="1717abdd" fo:background-color="transparent" loext:char-shading-value="0"/>
    </style:style>
    <style:style style:name="T1199" style:family="text">
      <style:text-properties fo:color="#111111" loext:opacity="100%" style:font-name="Garamond" officeooo:rsid="0cad2224" fo:background-color="transparent" loext:char-shading-value="0"/>
    </style:style>
    <style:style style:name="T1200" style:family="text">
      <style:text-properties fo:color="#111111" loext:opacity="100%" style:font-name="Garamond" officeooo:rsid="17189a1a" fo:background-color="transparent" loext:char-shading-value="0"/>
    </style:style>
    <style:style style:name="T1201" style:family="text">
      <style:text-properties fo:color="#111111" loext:opacity="100%" style:font-name="Garamond" officeooo:rsid="0f117eda"/>
    </style:style>
    <style:style style:name="T1202" style:family="text">
      <style:text-properties fo:color="#111111" loext:opacity="100%" style:font-name="Garamond" officeooo:rsid="0fa286ba"/>
    </style:style>
    <style:style style:name="T1203" style:family="text">
      <style:text-properties fo:color="#111111" loext:opacity="100%" style:font-name="Garamond" officeooo:rsid="0fa3c91d"/>
    </style:style>
    <style:style style:name="T1204" style:family="text">
      <style:text-properties fo:color="#111111" loext:opacity="100%" style:font-name="Garamond" officeooo:rsid="0f1573ce"/>
    </style:style>
    <style:style style:name="T1205" style:family="text">
      <style:text-properties fo:color="#111111" loext:opacity="100%" style:font-name="Garamond" officeooo:rsid="0cad7067"/>
    </style:style>
    <style:style style:name="T1206" style:family="text">
      <style:text-properties fo:color="#111111" loext:opacity="100%" style:font-name="Garamond" officeooo:rsid="0f2b9aff"/>
    </style:style>
    <style:style style:name="T1207" style:family="text">
      <style:text-properties fo:color="#111111" loext:opacity="100%" style:font-name="Garamond" officeooo:rsid="0f2a45e5"/>
    </style:style>
    <style:style style:name="T1208" style:family="text">
      <style:text-properties fo:color="#111111" loext:opacity="100%" style:font-name="Garamond" officeooo:rsid="0f2b5256"/>
    </style:style>
    <style:style style:name="T1209" style:family="text">
      <style:text-properties fo:color="#111111" loext:opacity="100%" style:font-name="Garamond" officeooo:rsid="0f2b3003"/>
    </style:style>
    <style:style style:name="T1210" style:family="text">
      <style:text-properties fo:color="#111111" loext:opacity="100%" style:font-name="Garamond" officeooo:rsid="0f2d0cfc"/>
    </style:style>
    <style:style style:name="T1211" style:family="text">
      <style:text-properties fo:color="#111111" loext:opacity="100%" style:font-name="Garamond" officeooo:rsid="0f16142a"/>
    </style:style>
    <style:style style:name="T1212" style:family="text">
      <style:text-properties fo:color="#111111" loext:opacity="100%" style:font-name="Garamond" officeooo:rsid="0c8d00a0"/>
    </style:style>
    <style:style style:name="T1213" style:family="text">
      <style:text-properties fo:color="#111111" loext:opacity="100%" style:font-name="Garamond" officeooo:rsid="0f2ff46d"/>
    </style:style>
    <style:style style:name="T1214" style:family="text">
      <style:text-properties fo:color="#111111" loext:opacity="100%" style:font-name="Garamond" fo:font-style="italic" style:text-underline-style="solid" style:text-underline-width="auto" style:text-underline-color="font-color" officeooo:rsid="079f259a" style:font-style-asian="italic" style:font-style-complex="italic"/>
    </style:style>
    <style:style style:name="T1215" style:family="text">
      <style:text-properties fo:color="#111111" loext:opacity="100%" style:font-name="Garamond" fo:font-style="italic" style:text-underline-style="solid" style:text-underline-width="auto" style:text-underline-color="font-color" officeooo:rsid="0cca45d3" style:font-style-asian="italic" style:font-style-complex="italic"/>
    </style:style>
    <style:style style:name="T1216" style:family="text">
      <style:text-properties fo:color="#111111" loext:opacity="100%" style:font-name="Garamond" fo:font-style="italic" style:text-underline-style="solid" style:text-underline-width="auto" style:text-underline-color="font-color" officeooo:rsid="0f117eda" style:font-style-asian="italic" style:font-style-complex="italic"/>
    </style:style>
    <style:style style:name="T1217" style:family="text">
      <style:text-properties fo:color="#111111" loext:opacity="100%" style:font-name="Garamond" officeooo:rsid="079f259a"/>
    </style:style>
    <style:style style:name="T1218" style:family="text">
      <style:text-properties fo:color="#111111" loext:opacity="100%" fo:font-size="10pt" fo:font-weight="normal" officeooo:rsid="03e56e30" style:font-size-asian="10pt" style:font-weight-asian="normal" style:font-size-complex="10pt" style:font-weight-complex="normal"/>
    </style:style>
    <style:style style:name="T1219" style:family="text">
      <style:text-properties fo:color="#111111" loext:opacity="100%" fo:font-size="10pt" fo:font-weight="normal" officeooo:rsid="0e244336" style:font-size-asian="10pt" style:font-weight-asian="normal" style:font-size-complex="10pt" style:font-weight-complex="normal"/>
    </style:style>
    <style:style style:name="T1220" style:family="text">
      <style:text-properties fo:color="#111111" loext:opacity="100%" fo:font-size="10pt" fo:font-weight="normal" officeooo:rsid="18d803fc" style:font-size-asian="10pt" style:font-weight-asian="normal" style:font-size-complex="10pt" style:font-weight-complex="normal"/>
    </style:style>
    <style:style style:name="T1221" style:family="text">
      <style:text-properties fo:color="#111111" loext:opacity="100%" fo:font-size="10pt" fo:font-weight="normal" officeooo:rsid="0d7bef26" style:font-size-asian="10pt" style:font-weight-asian="normal" style:font-size-complex="10pt" style:font-weight-complex="normal"/>
    </style:style>
    <style:style style:name="T1222" style:family="text">
      <style:text-properties fo:color="#111111" loext:opacity="100%" fo:font-size="10pt" fo:font-weight="normal" officeooo:rsid="139289a0" style:font-size-asian="10pt" style:font-weight-asian="normal" style:font-size-complex="10pt" style:font-weight-complex="normal"/>
    </style:style>
    <style:style style:name="T1223" style:family="text">
      <style:text-properties fo:color="#111111" loext:opacity="100%" fo:font-size="10pt" fo:font-weight="normal" officeooo:rsid="0e20217f" style:font-size-asian="10pt" style:font-weight-asian="normal" style:font-size-complex="10pt" style:font-weight-complex="normal"/>
    </style:style>
    <style:style style:name="T1224" style:family="text">
      <style:text-properties fo:color="#111111" loext:opacity="100%" fo:font-style="italic" style:text-underline-style="solid" style:text-underline-width="auto" style:text-underline-color="font-color" officeooo:rsid="1a35179e" style:font-style-asian="italic" style:font-style-complex="italic"/>
    </style:style>
    <style:style style:name="T1225" style:family="text">
      <style:text-properties fo:color="#111111" loext:opacity="100%" fo:font-style="italic" style:text-underline-style="solid" style:text-underline-width="auto" style:text-underline-color="font-color" officeooo:rsid="1a39f756" style:font-style-asian="italic" style:font-style-complex="italic"/>
    </style:style>
    <style:style style:name="T1226" style:family="text">
      <style:text-properties fo:color="#111111" loext:opacity="100%" officeooo:rsid="1a372fe9"/>
    </style:style>
    <style:style style:name="T1227" style:family="text">
      <style:text-properties fo:color="#111111" loext:opacity="100%" officeooo:rsid="1a2ae049"/>
    </style:style>
    <style:style style:name="T1228" style:family="text">
      <style:text-properties fo:color="#111111" loext:opacity="100%" officeooo:rsid="1a2da8ef"/>
    </style:style>
    <style:style style:name="T1229" style:family="text">
      <style:text-properties fo:color="#111111" loext:opacity="100%" officeooo:rsid="1a2f6412"/>
    </style:style>
    <style:style style:name="T1230" style:family="text">
      <style:text-properties fo:color="#111111" loext:opacity="100%" officeooo:rsid="1a3027f3"/>
    </style:style>
    <style:style style:name="T1231" style:family="text">
      <style:text-properties fo:color="#111111" loext:opacity="100%" officeooo:rsid="1a3b8018"/>
    </style:style>
    <style:style style:name="T1232" style:family="text">
      <style:text-properties fo:color="#111111" loext:opacity="100%" officeooo:rsid="1a3c9a5b"/>
    </style:style>
    <style:style style:name="T1233" style:family="text">
      <style:text-properties fo:color="#111111" loext:opacity="100%" officeooo:rsid="1a3cd8ed"/>
    </style:style>
    <style:style style:name="T1234" style:family="text">
      <style:text-properties fo:color="#111111" loext:opacity="100%" officeooo:rsid="1a3eb654"/>
    </style:style>
    <style:style style:name="T1235" style:family="text">
      <style:text-properties fo:color="#111111" loext:opacity="100%" officeooo:rsid="1a3f28e4"/>
    </style:style>
    <style:style style:name="T1236" style:family="text">
      <style:text-properties fo:color="#111111" loext:opacity="100%" officeooo:rsid="1a4b4793"/>
    </style:style>
    <style:style style:name="T1237" style:family="text">
      <style:text-properties fo:color="#111111" loext:opacity="100%" officeooo:rsid="1a4d3057"/>
    </style:style>
    <style:style style:name="T1238" style:family="text">
      <style:text-properties fo:color="#111111" loext:opacity="100%" officeooo:rsid="1a4e4784"/>
    </style:style>
    <style:style style:name="T1239" style:family="text">
      <style:text-properties fo:color="#111111" loext:opacity="100%" officeooo:rsid="1ab35ae5"/>
    </style:style>
    <style:style style:name="T1240" style:family="text">
      <style:text-properties officeooo:rsid="0cf51735"/>
    </style:style>
    <style:style style:name="T1241" style:family="text">
      <style:text-properties style:text-position="super 58%"/>
    </style:style>
    <style:style style:name="T1242" style:family="text">
      <style:text-properties officeooo:rsid="0d232cdb"/>
    </style:style>
    <style:style style:name="T1243" style:family="text">
      <style:text-properties officeooo:rsid="0d26fe98"/>
    </style:style>
    <style:style style:name="T1244" style:family="text">
      <style:text-properties officeooo:rsid="0d28b63d"/>
    </style:style>
    <style:style style:name="T1245" style:family="text">
      <style:text-properties officeooo:rsid="0d2cb7a7"/>
    </style:style>
    <style:style style:name="T1246" style:family="text">
      <style:text-properties officeooo:rsid="0d2e2cd8"/>
    </style:style>
    <style:style style:name="T1247" style:family="text">
      <style:text-properties officeooo:rsid="0d2fc547"/>
    </style:style>
    <style:style style:name="T1248" style:family="text">
      <style:text-properties officeooo:rsid="0d30c548"/>
    </style:style>
    <style:style style:name="T1249" style:family="text">
      <style:text-properties officeooo:rsid="0d31984e"/>
    </style:style>
    <style:style style:name="T1250" style:family="text">
      <style:text-properties officeooo:rsid="0d349811"/>
    </style:style>
    <style:style style:name="T1251" style:family="text">
      <style:text-properties officeooo:rsid="0d35494f"/>
    </style:style>
    <style:style style:name="T1252" style:family="text">
      <style:text-properties officeooo:rsid="0d373dea"/>
    </style:style>
    <style:style style:name="T1253" style:family="text">
      <style:text-properties officeooo:rsid="0d42c2d4"/>
    </style:style>
    <style:style style:name="T1254" style:family="text">
      <style:text-properties officeooo:rsid="0d7bef26"/>
    </style:style>
    <style:style style:name="T1255" style:family="text">
      <style:text-properties officeooo:rsid="0d947143"/>
    </style:style>
    <style:style style:name="T1256" style:family="text">
      <style:text-properties officeooo:rsid="0d9cab80"/>
    </style:style>
    <style:style style:name="T1257" style:family="text">
      <style:text-properties officeooo:rsid="0d9d62c5"/>
    </style:style>
    <style:style style:name="T1258" style:family="text">
      <style:text-properties officeooo:rsid="0d9de69d"/>
    </style:style>
    <style:style style:name="T1259" style:family="text">
      <style:text-properties officeooo:rsid="0d9ef960"/>
    </style:style>
    <style:style style:name="T1260" style:family="text">
      <style:text-properties officeooo:rsid="0da08d48"/>
    </style:style>
    <style:style style:name="T1261" style:family="text">
      <style:text-properties officeooo:rsid="0da27ac1"/>
    </style:style>
    <style:style style:name="T1262" style:family="text">
      <style:text-properties officeooo:rsid="0da3d052"/>
    </style:style>
    <style:style style:name="T1263" style:family="text">
      <style:text-properties officeooo:rsid="0da642c9"/>
    </style:style>
    <style:style style:name="T1264" style:family="text">
      <style:text-properties officeooo:rsid="0da694ea"/>
    </style:style>
    <style:style style:name="T1265" style:family="text">
      <style:text-properties officeooo:rsid="0daa6af8"/>
    </style:style>
    <style:style style:name="T1266" style:family="text">
      <style:text-properties officeooo:rsid="0daaca65"/>
    </style:style>
    <style:style style:name="T1267" style:family="text">
      <style:text-properties officeooo:rsid="0dac4580"/>
    </style:style>
    <style:style style:name="T1268" style:family="text">
      <style:text-properties officeooo:rsid="0dac9c14"/>
    </style:style>
    <style:style style:name="T1269" style:family="text">
      <style:text-properties officeooo:rsid="0daca860"/>
    </style:style>
    <style:style style:name="T1270" style:family="text">
      <style:text-properties officeooo:rsid="0dae77f3"/>
    </style:style>
    <style:style style:name="T1271" style:family="text">
      <style:text-properties officeooo:rsid="0db27ffa"/>
    </style:style>
    <style:style style:name="T1272" style:family="text">
      <style:text-properties officeooo:rsid="0db4692e"/>
    </style:style>
    <style:style style:name="T1273" style:family="text">
      <style:text-properties officeooo:rsid="0db7603f"/>
    </style:style>
    <style:style style:name="T1274" style:family="text">
      <style:text-properties officeooo:rsid="0e135440"/>
    </style:style>
    <style:style style:name="T1275" style:family="text">
      <style:text-properties officeooo:rsid="0e144737"/>
    </style:style>
    <style:style style:name="T1276" style:family="text">
      <style:text-properties officeooo:rsid="0e19f7d3"/>
    </style:style>
    <style:style style:name="T1277" style:family="text">
      <style:text-properties officeooo:rsid="0e1e4c1a"/>
    </style:style>
    <style:style style:name="T1278" style:family="text">
      <style:text-properties officeooo:rsid="0e20217f"/>
    </style:style>
    <style:style style:name="T1279" style:family="text">
      <style:text-properties officeooo:rsid="0e20519d"/>
    </style:style>
    <style:style style:name="T1280" style:family="text">
      <style:text-properties officeooo:rsid="0e244336"/>
    </style:style>
    <style:style style:name="T1281" style:family="text">
      <style:text-properties officeooo:rsid="0e31e131"/>
    </style:style>
    <style:style style:name="T1282" style:family="text">
      <style:text-properties officeooo:rsid="0e32c508"/>
    </style:style>
    <style:style style:name="T1283" style:family="text">
      <style:text-properties officeooo:rsid="0e3a02c8"/>
    </style:style>
    <style:style style:name="T1284" style:family="text">
      <style:text-properties officeooo:rsid="0e5d325c"/>
    </style:style>
    <style:style style:name="T1285" style:family="text">
      <style:text-properties officeooo:rsid="0e5d6845"/>
    </style:style>
    <style:style style:name="T1286" style:family="text">
      <style:text-properties officeooo:rsid="0e61cb9c"/>
    </style:style>
    <style:style style:name="T1287" style:family="text">
      <style:text-properties officeooo:rsid="0e6f7d64"/>
    </style:style>
    <style:style style:name="T1288" style:family="text">
      <style:text-properties officeooo:rsid="0e6f9780"/>
    </style:style>
    <style:style style:name="T1289" style:family="text">
      <style:text-properties officeooo:rsid="0e732766"/>
    </style:style>
    <style:style style:name="T1290" style:family="text">
      <style:text-properties officeooo:rsid="0ea4d1ca"/>
    </style:style>
    <style:style style:name="T1291" style:family="text">
      <style:text-properties officeooo:rsid="0ebb5761"/>
    </style:style>
    <style:style style:name="T1292" style:family="text">
      <style:text-properties officeooo:rsid="0ebc2cdd"/>
    </style:style>
    <style:style style:name="T1293" style:family="text">
      <style:text-properties officeooo:rsid="0ebdec61"/>
    </style:style>
    <style:style style:name="T1294" style:family="text">
      <style:text-properties officeooo:rsid="0ec2e314"/>
    </style:style>
    <style:style style:name="T1295" style:family="text">
      <style:text-properties officeooo:rsid="0ec6a5af"/>
    </style:style>
    <style:style style:name="T1296" style:family="text">
      <style:text-properties officeooo:rsid="0ec6fafc"/>
    </style:style>
    <style:style style:name="T1297" style:family="text">
      <style:text-properties officeooo:rsid="0ec8bdaf"/>
    </style:style>
    <style:style style:name="T1298" style:family="text">
      <style:text-properties officeooo:rsid="0ec8ebf5"/>
    </style:style>
    <style:style style:name="T1299" style:family="text">
      <style:text-properties officeooo:rsid="0eca9f8b"/>
    </style:style>
    <style:style style:name="T1300" style:family="text">
      <style:text-properties officeooo:rsid="0ecb6282"/>
    </style:style>
    <style:style style:name="T1301" style:family="text">
      <style:text-properties officeooo:rsid="0ecb6621"/>
    </style:style>
    <style:style style:name="T1302" style:family="text">
      <style:text-properties officeooo:rsid="0ecd108b"/>
    </style:style>
    <style:style style:name="T1303" style:family="text">
      <style:text-properties officeooo:rsid="0eceaab9"/>
    </style:style>
    <style:style style:name="T1304" style:family="text">
      <style:text-properties officeooo:rsid="0ed12180"/>
    </style:style>
    <style:style style:name="T1305" style:family="text">
      <style:text-properties officeooo:rsid="0ed40edd"/>
    </style:style>
    <style:style style:name="T1306" style:family="text">
      <style:text-properties officeooo:rsid="0ed5cd2d"/>
    </style:style>
    <style:style style:name="T1307" style:family="text">
      <style:text-properties officeooo:rsid="0ed810ec"/>
    </style:style>
    <style:style style:name="T1308" style:family="text">
      <style:text-properties officeooo:rsid="0eda943c"/>
    </style:style>
    <style:style style:name="T1309" style:family="text">
      <style:text-properties officeooo:rsid="0edae681"/>
    </style:style>
    <style:style style:name="T1310" style:family="text">
      <style:text-properties officeooo:rsid="0edc1231"/>
    </style:style>
    <style:style style:name="T1311" style:family="text">
      <style:text-properties officeooo:rsid="0eddee4f"/>
    </style:style>
    <style:style style:name="T1312" style:family="text">
      <style:text-properties officeooo:rsid="0edfa203"/>
    </style:style>
    <style:style style:name="T1313" style:family="text">
      <style:text-properties officeooo:rsid="0ee0a2ec"/>
    </style:style>
    <style:style style:name="T1314" style:family="text">
      <style:text-properties officeooo:rsid="0ee25afc"/>
    </style:style>
    <style:style style:name="T1315" style:family="text">
      <style:text-properties officeooo:rsid="0ee8f8b7"/>
    </style:style>
    <style:style style:name="T1316" style:family="text">
      <style:text-properties officeooo:rsid="0ee9aaa9"/>
    </style:style>
    <style:style style:name="T1317" style:family="text">
      <style:text-properties officeooo:rsid="0eec71ce"/>
    </style:style>
    <style:style style:name="T1318" style:family="text">
      <style:text-properties officeooo:rsid="0eece5b3"/>
    </style:style>
    <style:style style:name="T1319" style:family="text">
      <style:text-properties officeooo:rsid="0ef565c6"/>
    </style:style>
    <style:style style:name="T1320" style:family="text">
      <style:text-properties officeooo:rsid="0ef72e75"/>
    </style:style>
    <style:style style:name="T1321" style:family="text">
      <style:text-properties officeooo:rsid="0ef7e635"/>
    </style:style>
    <style:style style:name="T1322" style:family="text">
      <style:text-properties officeooo:rsid="0ef9dddd"/>
    </style:style>
    <style:style style:name="T1323" style:family="text">
      <style:text-properties officeooo:rsid="0efacacb"/>
    </style:style>
    <style:style style:name="T1324" style:family="text">
      <style:text-properties officeooo:rsid="0efc56ee"/>
    </style:style>
    <style:style style:name="T1325" style:family="text">
      <style:text-properties officeooo:rsid="0efed741"/>
    </style:style>
    <style:style style:name="T1326" style:family="text">
      <style:text-properties officeooo:rsid="0f00c4d0"/>
    </style:style>
    <style:style style:name="T1327" style:family="text">
      <style:text-properties officeooo:rsid="0f015a0f"/>
    </style:style>
    <style:style style:name="T1328" style:family="text">
      <style:text-properties officeooo:rsid="0f020727"/>
    </style:style>
    <style:style style:name="T1329" style:family="text">
      <style:text-properties officeooo:rsid="0f0253fe"/>
    </style:style>
    <style:style style:name="T1330" style:family="text">
      <style:text-properties officeooo:rsid="0f0c0570"/>
    </style:style>
    <style:style style:name="T1331" style:family="text">
      <style:text-properties officeooo:rsid="0f302720"/>
    </style:style>
    <style:style style:name="T1332" style:family="text">
      <style:text-properties officeooo:rsid="0f32baa8"/>
    </style:style>
    <style:style style:name="T1333" style:family="text">
      <style:text-properties officeooo:rsid="0f34a26b"/>
    </style:style>
    <style:style style:name="T1334" style:family="text">
      <style:text-properties officeooo:rsid="0f36727f"/>
    </style:style>
    <style:style style:name="T1335" style:family="text">
      <style:text-properties officeooo:rsid="0f37a3c7"/>
    </style:style>
    <style:style style:name="T1336" style:family="text">
      <style:text-properties officeooo:rsid="0f39b3e0"/>
    </style:style>
    <style:style style:name="T1337" style:family="text">
      <style:text-properties officeooo:rsid="0f39ba97"/>
    </style:style>
    <style:style style:name="T1338" style:family="text">
      <style:text-properties officeooo:rsid="0f3af4bc"/>
    </style:style>
    <style:style style:name="T1339" style:family="text">
      <style:text-properties officeooo:rsid="0f3b7e45"/>
    </style:style>
    <style:style style:name="T1340" style:family="text">
      <style:text-properties officeooo:rsid="0f3d506f"/>
    </style:style>
    <style:style style:name="T1341" style:family="text">
      <style:text-properties officeooo:rsid="0f3db599"/>
    </style:style>
    <style:style style:name="T1342" style:family="text">
      <style:text-properties officeooo:rsid="0f3ea185"/>
    </style:style>
    <style:style style:name="T1343" style:family="text">
      <style:text-properties officeooo:rsid="0f3ed3c1"/>
    </style:style>
    <style:style style:name="T1344" style:family="text">
      <style:text-properties officeooo:rsid="0f3fc733"/>
    </style:style>
    <style:style style:name="T1345" style:family="text">
      <style:text-properties officeooo:rsid="0f415744"/>
    </style:style>
    <style:style style:name="T1346" style:family="text">
      <style:text-properties officeooo:rsid="0f42342e"/>
    </style:style>
    <style:style style:name="T1347" style:family="text">
      <style:text-properties officeooo:rsid="0f436642"/>
    </style:style>
    <style:style style:name="T1348" style:family="text">
      <style:text-properties officeooo:rsid="0f44393e"/>
    </style:style>
    <style:style style:name="T1349" style:family="text">
      <style:text-properties officeooo:rsid="0f4f88fb"/>
    </style:style>
    <style:style style:name="T1350" style:family="text">
      <style:text-properties officeooo:rsid="0f510a62"/>
    </style:style>
    <style:style style:name="T1351" style:family="text">
      <style:text-properties officeooo:rsid="0f51e072"/>
    </style:style>
    <style:style style:name="T1352" style:family="text">
      <style:text-properties officeooo:rsid="0f544c21"/>
    </style:style>
    <style:style style:name="T1353" style:family="text">
      <style:text-properties officeooo:rsid="0f54f553"/>
    </style:style>
    <style:style style:name="T1354" style:family="text">
      <style:text-properties officeooo:rsid="0f55acf3"/>
    </style:style>
    <style:style style:name="T1355" style:family="text">
      <style:text-properties officeooo:rsid="0f5796cb"/>
    </style:style>
    <style:style style:name="T1356" style:family="text">
      <style:text-properties officeooo:rsid="0f5a17c0"/>
    </style:style>
    <style:style style:name="T1357" style:family="text">
      <style:text-properties officeooo:rsid="0f5bec7a"/>
    </style:style>
    <style:style style:name="T1358" style:family="text">
      <style:text-properties officeooo:rsid="0f5cd33e"/>
    </style:style>
    <style:style style:name="T1359" style:family="text">
      <style:text-properties officeooo:rsid="0f5eaa8a"/>
    </style:style>
    <style:style style:name="T1360" style:family="text">
      <style:text-properties officeooo:rsid="0f6274ad"/>
    </style:style>
    <style:style style:name="T1361" style:family="text">
      <style:text-properties officeooo:rsid="0f646ba0"/>
    </style:style>
    <style:style style:name="T1362" style:family="text">
      <style:text-properties officeooo:rsid="0f649b57"/>
    </style:style>
    <style:style style:name="T1363" style:family="text">
      <style:text-properties officeooo:rsid="0f65d7d0"/>
    </style:style>
    <style:style style:name="T1364" style:family="text">
      <style:text-properties officeooo:rsid="0f6706f8"/>
    </style:style>
    <style:style style:name="T1365" style:family="text">
      <style:text-properties officeooo:rsid="0f67dafe"/>
    </style:style>
    <style:style style:name="T1366" style:family="text">
      <style:text-properties officeooo:rsid="0f6ba344"/>
    </style:style>
    <style:style style:name="T1367" style:family="text">
      <style:text-properties officeooo:rsid="0f6d6884"/>
    </style:style>
    <style:style style:name="T1368" style:family="text">
      <style:text-properties officeooo:rsid="0f6f3a3f"/>
    </style:style>
    <style:style style:name="T1369" style:family="text">
      <style:text-properties officeooo:rsid="0f710298"/>
    </style:style>
    <style:style style:name="T1370" style:family="text">
      <style:text-properties officeooo:rsid="0f71da70"/>
    </style:style>
    <style:style style:name="T1371" style:family="text">
      <style:text-properties officeooo:rsid="0f799fbf"/>
    </style:style>
    <style:style style:name="T1372" style:family="text">
      <style:text-properties officeooo:rsid="0f7cec88"/>
    </style:style>
    <style:style style:name="T1373" style:family="text">
      <style:text-properties officeooo:rsid="0f7d4675"/>
    </style:style>
    <style:style style:name="T1374" style:family="text">
      <style:text-properties officeooo:rsid="0f7f0fd2"/>
    </style:style>
    <style:style style:name="T1375" style:family="text">
      <style:text-properties officeooo:rsid="0f7f2908"/>
    </style:style>
    <style:style style:name="T1376" style:family="text">
      <style:text-properties officeooo:rsid="0f7f4ee1"/>
    </style:style>
    <style:style style:name="T1377" style:family="text">
      <style:text-properties officeooo:rsid="0f8e54b1"/>
    </style:style>
    <style:style style:name="T1378" style:family="text">
      <style:text-properties officeooo:rsid="0f9000c9"/>
    </style:style>
    <style:style style:name="T1379" style:family="text">
      <style:text-properties officeooo:rsid="0f92a542"/>
    </style:style>
    <style:style style:name="T1380" style:family="text">
      <style:text-properties officeooo:rsid="0f945084"/>
    </style:style>
    <style:style style:name="T1381" style:family="text">
      <style:text-properties officeooo:rsid="0f964f05"/>
    </style:style>
    <style:style style:name="T1382" style:family="text">
      <style:text-properties officeooo:rsid="0f978131"/>
    </style:style>
    <style:style style:name="T1383" style:family="text">
      <style:text-properties officeooo:rsid="0f98b8fe"/>
    </style:style>
    <style:style style:name="T1384" style:family="text">
      <style:text-properties officeooo:rsid="0f992144"/>
    </style:style>
    <style:style style:name="T1385" style:family="text">
      <style:text-properties officeooo:rsid="0f9dd353"/>
    </style:style>
    <style:style style:name="T1386" style:family="text">
      <style:text-properties officeooo:rsid="0f9e9681"/>
    </style:style>
    <style:style style:name="T1387" style:family="text">
      <style:text-properties officeooo:rsid="0fa88204"/>
    </style:style>
    <style:style style:name="T1388" style:family="text">
      <style:text-properties officeooo:rsid="0fa8c407"/>
    </style:style>
    <style:style style:name="T1389" style:family="text">
      <style:text-properties officeooo:rsid="0fa92dcb"/>
    </style:style>
    <style:style style:name="T1390" style:family="text">
      <style:text-properties officeooo:rsid="0fa9dcb9"/>
    </style:style>
    <style:style style:name="T1391" style:family="text">
      <style:text-properties officeooo:rsid="0fab6f62"/>
    </style:style>
    <style:style style:name="T1392" style:family="text">
      <style:text-properties officeooo:rsid="0fac19e7"/>
    </style:style>
    <style:style style:name="T1393" style:family="text">
      <style:text-properties officeooo:rsid="0faed415"/>
    </style:style>
    <style:style style:name="T1394" style:family="text">
      <style:text-properties officeooo:rsid="0faf63b0"/>
    </style:style>
    <style:style style:name="T1395" style:family="text">
      <style:text-properties officeooo:rsid="0fb13215"/>
    </style:style>
    <style:style style:name="T1396" style:family="text">
      <style:text-properties officeooo:rsid="0fb67f97"/>
    </style:style>
    <style:style style:name="T1397" style:family="text">
      <style:text-properties officeooo:rsid="0fb81bf0"/>
    </style:style>
    <style:style style:name="T1398" style:family="text">
      <style:text-properties officeooo:rsid="0fbbfe64"/>
    </style:style>
    <style:style style:name="T1399" style:family="text">
      <style:text-properties officeooo:rsid="0fc10dd4"/>
    </style:style>
    <style:style style:name="T1400" style:family="text">
      <style:text-properties officeooo:rsid="0fc1cc10"/>
    </style:style>
    <style:style style:name="T1401" style:family="text">
      <style:text-properties officeooo:rsid="0fc21da6"/>
    </style:style>
    <style:style style:name="T1402" style:family="text">
      <style:text-properties officeooo:rsid="0fc242c8"/>
    </style:style>
    <style:style style:name="T1403" style:family="text">
      <style:text-properties officeooo:rsid="0fc3ab4c"/>
    </style:style>
    <style:style style:name="T1404" style:family="text">
      <style:text-properties officeooo:rsid="0fc76fdf"/>
    </style:style>
    <style:style style:name="T1405" style:family="text">
      <style:text-properties officeooo:rsid="0fc7bc5b"/>
    </style:style>
    <style:style style:name="T1406" style:family="text">
      <style:text-properties officeooo:rsid="0fc8a4fc"/>
    </style:style>
    <style:style style:name="T1407" style:family="text">
      <style:text-properties officeooo:rsid="0fc9d8ba"/>
    </style:style>
    <style:style style:name="T1408" style:family="text">
      <style:text-properties officeooo:rsid="0fcbd28d"/>
    </style:style>
    <style:style style:name="T1409" style:family="text">
      <style:text-properties officeooo:rsid="0fcbf398"/>
    </style:style>
    <style:style style:name="T1410" style:family="text">
      <style:text-properties officeooo:rsid="0fcce79d"/>
    </style:style>
    <style:style style:name="T1411" style:family="text">
      <style:text-properties officeooo:rsid="0fcd6b3c"/>
    </style:style>
    <style:style style:name="T1412" style:family="text">
      <style:text-properties officeooo:rsid="0fcf0366"/>
    </style:style>
    <style:style style:name="T1413" style:family="text">
      <style:text-properties officeooo:rsid="0fd28bf6"/>
    </style:style>
    <style:style style:name="T1414" style:family="text">
      <style:text-properties officeooo:rsid="0c8d00a0"/>
    </style:style>
    <style:style style:name="T1415" style:family="text">
      <style:text-properties officeooo:rsid="0fe36a7f"/>
    </style:style>
    <style:style style:name="T1416" style:family="text">
      <style:text-properties officeooo:rsid="0fe4469c"/>
    </style:style>
    <style:style style:name="T1417" style:family="text">
      <style:text-properties officeooo:rsid="0fe5fa0e"/>
    </style:style>
    <style:style style:name="T1418" style:family="text">
      <style:text-properties officeooo:rsid="0fe76887"/>
    </style:style>
    <style:style style:name="T1419" style:family="text">
      <style:text-properties officeooo:rsid="0fea401f"/>
    </style:style>
    <style:style style:name="T1420" style:family="text">
      <style:text-properties officeooo:rsid="0feca21e"/>
    </style:style>
    <style:style style:name="T1421" style:family="text">
      <style:text-properties officeooo:rsid="0fed636a"/>
    </style:style>
    <style:style style:name="T1422" style:family="text">
      <style:text-properties officeooo:rsid="0fef5825"/>
    </style:style>
    <style:style style:name="T1423" style:family="text">
      <style:text-properties officeooo:rsid="0ff093c9"/>
    </style:style>
    <style:style style:name="T1424" style:family="text">
      <style:text-properties officeooo:rsid="0ff27509"/>
    </style:style>
    <style:style style:name="T1425" style:family="text">
      <style:text-properties officeooo:rsid="0ff3d878"/>
    </style:style>
    <style:style style:name="T1426" style:family="text">
      <style:text-properties officeooo:rsid="0ff4bbbe"/>
    </style:style>
    <style:style style:name="T1427" style:family="text">
      <style:text-properties officeooo:rsid="0ff828a4"/>
    </style:style>
    <style:style style:name="T1428" style:family="text">
      <style:text-properties officeooo:rsid="0ffa3aef"/>
    </style:style>
    <style:style style:name="T1429" style:family="text">
      <style:text-properties officeooo:rsid="0ffc3278"/>
    </style:style>
    <style:style style:name="T1430" style:family="text">
      <style:text-properties officeooo:rsid="0ffc5e5b"/>
    </style:style>
    <style:style style:name="T1431" style:family="text">
      <style:text-properties officeooo:rsid="0fff2e4f"/>
    </style:style>
    <style:style style:name="T1432" style:family="text">
      <style:text-properties officeooo:rsid="10009ba8"/>
    </style:style>
    <style:style style:name="T1433" style:family="text">
      <style:text-properties officeooo:rsid="1001c2ae"/>
    </style:style>
    <style:style style:name="T1434" style:family="text">
      <style:text-properties officeooo:rsid="1003235a"/>
    </style:style>
    <style:style style:name="T1435" style:family="text">
      <style:text-properties officeooo:rsid="1006562b"/>
    </style:style>
    <style:style style:name="T1436" style:family="text">
      <style:text-properties officeooo:rsid="10078468"/>
    </style:style>
    <style:style style:name="T1437" style:family="text">
      <style:text-properties officeooo:rsid="1007d0fb"/>
    </style:style>
    <style:style style:name="T1438" style:family="text">
      <style:text-properties officeooo:rsid="10094355"/>
    </style:style>
    <style:style style:name="T1439" style:family="text">
      <style:text-properties officeooo:rsid="100b0e25"/>
    </style:style>
    <style:style style:name="T1440" style:family="text">
      <style:text-properties officeooo:rsid="1030d0e5"/>
    </style:style>
    <style:style style:name="T1441" style:family="text">
      <style:text-properties officeooo:rsid="10310a21"/>
    </style:style>
    <style:style style:name="T1442" style:family="text">
      <style:text-properties officeooo:rsid="103241b6"/>
    </style:style>
    <style:style style:name="T1443" style:family="text">
      <style:text-properties officeooo:rsid="10333a75"/>
    </style:style>
    <style:style style:name="T1444" style:family="text">
      <style:text-properties officeooo:rsid="1033e546"/>
    </style:style>
    <style:style style:name="T1445" style:family="text">
      <style:text-properties officeooo:rsid="1034b5f2"/>
    </style:style>
    <style:style style:name="T1446" style:family="text">
      <style:text-properties officeooo:rsid="10386e47"/>
    </style:style>
    <style:style style:name="T1447" style:family="text">
      <style:text-properties officeooo:rsid="103a81f2"/>
    </style:style>
    <style:style style:name="T1448" style:family="text">
      <style:text-properties officeooo:rsid="103c4be6"/>
    </style:style>
    <style:style style:name="T1449" style:family="text">
      <style:text-properties officeooo:rsid="103c8f1d"/>
    </style:style>
    <style:style style:name="T1450" style:family="text">
      <style:text-properties officeooo:rsid="103eb094"/>
    </style:style>
    <style:style style:name="T1451" style:family="text">
      <style:text-properties officeooo:rsid="104149b2"/>
    </style:style>
    <style:style style:name="T1452" style:family="text">
      <style:text-properties officeooo:rsid="1042fd55"/>
    </style:style>
    <style:style style:name="T1453" style:family="text">
      <style:text-properties officeooo:rsid="1046bab8"/>
    </style:style>
    <style:style style:name="T1454" style:family="text">
      <style:text-properties officeooo:rsid="1048b378"/>
    </style:style>
    <style:style style:name="T1455" style:family="text">
      <style:text-properties officeooo:rsid="104a52aa"/>
    </style:style>
    <style:style style:name="T1456" style:family="text">
      <style:text-properties officeooo:rsid="104ad479"/>
    </style:style>
    <style:style style:name="T1457" style:family="text">
      <style:text-properties officeooo:rsid="104b1ba6"/>
    </style:style>
    <style:style style:name="T1458" style:family="text">
      <style:text-properties officeooo:rsid="104d39ab"/>
    </style:style>
    <style:style style:name="T1459" style:family="text">
      <style:text-properties officeooo:rsid="104d5a91"/>
    </style:style>
    <style:style style:name="T1460" style:family="text">
      <style:text-properties officeooo:rsid="10500765"/>
    </style:style>
    <style:style style:name="T1461" style:family="text">
      <style:text-properties officeooo:rsid="108cd56e"/>
    </style:style>
    <style:style style:name="T1462" style:family="text">
      <style:text-properties officeooo:rsid="108ec738"/>
    </style:style>
    <style:style style:name="T1463" style:family="text">
      <style:text-properties officeooo:rsid="10903652"/>
    </style:style>
    <style:style style:name="T1464" style:family="text">
      <style:text-properties officeooo:rsid="109836b2"/>
    </style:style>
    <style:style style:name="T1465" style:family="text">
      <style:text-properties officeooo:rsid="109b12cb"/>
    </style:style>
    <style:style style:name="T1466" style:family="text">
      <style:text-properties officeooo:rsid="109cf799"/>
    </style:style>
    <style:style style:name="T1467" style:family="text">
      <style:text-properties officeooo:rsid="109e06e9"/>
    </style:style>
    <style:style style:name="T1468" style:family="text">
      <style:text-properties officeooo:rsid="10a1a151"/>
    </style:style>
    <style:style style:name="T1469" style:family="text">
      <style:text-properties officeooo:rsid="10a3586e"/>
    </style:style>
    <style:style style:name="T1470" style:family="text">
      <style:text-properties officeooo:rsid="10a425ac"/>
    </style:style>
    <style:style style:name="T1471" style:family="text">
      <style:text-properties officeooo:rsid="10a431b5"/>
    </style:style>
    <style:style style:name="T1472" style:family="text">
      <style:text-properties officeooo:rsid="10a4d81a"/>
    </style:style>
    <style:style style:name="T1473" style:family="text">
      <style:text-properties officeooo:rsid="10a610aa"/>
    </style:style>
    <style:style style:name="T1474" style:family="text">
      <style:text-properties officeooo:rsid="10a92c81"/>
    </style:style>
    <style:style style:name="T1475" style:family="text">
      <style:text-properties officeooo:rsid="10ab7866"/>
    </style:style>
    <style:style style:name="T1476" style:family="text">
      <style:text-properties officeooo:rsid="10adf63a"/>
    </style:style>
    <style:style style:name="T1477" style:family="text">
      <style:text-properties officeooo:rsid="10b00a69"/>
    </style:style>
    <style:style style:name="T1478" style:family="text">
      <style:text-properties officeooo:rsid="10b06af5"/>
    </style:style>
    <style:style style:name="T1479" style:family="text">
      <style:text-properties officeooo:rsid="10b1a124"/>
    </style:style>
    <style:style style:name="T1480" style:family="text">
      <style:text-properties officeooo:rsid="10b2636e"/>
    </style:style>
    <style:style style:name="T1481" style:family="text">
      <style:text-properties officeooo:rsid="10b33d31"/>
    </style:style>
    <style:style style:name="T1482" style:family="text">
      <style:text-properties officeooo:rsid="10b41175"/>
    </style:style>
    <style:style style:name="T1483" style:family="text">
      <style:text-properties officeooo:rsid="10b97ad3"/>
    </style:style>
    <style:style style:name="T1484" style:family="text">
      <style:text-properties officeooo:rsid="10b9beed"/>
    </style:style>
    <style:style style:name="T1485" style:family="text">
      <style:text-properties officeooo:rsid="10bb2019"/>
    </style:style>
    <style:style style:name="T1486" style:family="text">
      <style:text-properties officeooo:rsid="10bc2016"/>
    </style:style>
    <style:style style:name="T1487" style:family="text">
      <style:text-properties officeooo:rsid="10bf36fd"/>
    </style:style>
    <style:style style:name="T1488" style:family="text">
      <style:text-properties officeooo:rsid="10bf8d68"/>
    </style:style>
    <style:style style:name="T1489" style:family="text">
      <style:text-properties officeooo:rsid="10c23dcd"/>
    </style:style>
    <style:style style:name="T1490" style:family="text">
      <style:text-properties officeooo:rsid="10c34ae6"/>
    </style:style>
    <style:style style:name="T1491" style:family="text">
      <style:text-properties officeooo:rsid="10c7cab1"/>
    </style:style>
    <style:style style:name="T1492" style:family="text">
      <style:text-properties officeooo:rsid="10c90a69"/>
    </style:style>
    <style:style style:name="T1493" style:family="text">
      <style:text-properties officeooo:rsid="10ca9fd0"/>
    </style:style>
    <style:style style:name="T1494" style:family="text">
      <style:text-properties officeooo:rsid="10cc52a8"/>
    </style:style>
    <style:style style:name="T1495" style:family="text">
      <style:text-properties officeooo:rsid="10cdb0c1"/>
    </style:style>
    <style:style style:name="T1496" style:family="text">
      <style:text-properties officeooo:rsid="10ce86fa"/>
    </style:style>
    <style:style style:name="T1497" style:family="text">
      <style:text-properties officeooo:rsid="10cf08db"/>
    </style:style>
    <style:style style:name="T1498" style:family="text">
      <style:text-properties officeooo:rsid="10cfb3d9"/>
    </style:style>
    <style:style style:name="T1499" style:family="text">
      <style:text-properties officeooo:rsid="10d0d2da"/>
    </style:style>
    <style:style style:name="T1500" style:family="text">
      <style:text-properties officeooo:rsid="10d0f868"/>
    </style:style>
    <style:style style:name="T1501" style:family="text">
      <style:text-properties officeooo:rsid="10d1f3fa"/>
    </style:style>
    <style:style style:name="T1502" style:family="text">
      <style:text-properties officeooo:rsid="10d20279"/>
    </style:style>
    <style:style style:name="T1503" style:family="text">
      <style:text-properties officeooo:rsid="10d36a73"/>
    </style:style>
    <style:style style:name="T1504" style:family="text">
      <style:text-properties officeooo:rsid="10d52bfc"/>
    </style:style>
    <style:style style:name="T1505" style:family="text">
      <style:text-properties officeooo:rsid="10d72a4d"/>
    </style:style>
    <style:style style:name="T1506" style:family="text">
      <style:text-properties officeooo:rsid="10d92086"/>
    </style:style>
    <style:style style:name="T1507" style:family="text">
      <style:text-properties officeooo:rsid="10d9fc3f"/>
    </style:style>
    <style:style style:name="T1508" style:family="text">
      <style:text-properties officeooo:rsid="10dc7579"/>
    </style:style>
    <style:style style:name="T1509" style:family="text">
      <style:text-properties officeooo:rsid="10dd83d3"/>
    </style:style>
    <style:style style:name="T1510" style:family="text">
      <style:text-properties officeooo:rsid="10de8bf5"/>
    </style:style>
    <style:style style:name="T1511" style:family="text">
      <style:text-properties officeooo:rsid="10e0652f"/>
    </style:style>
    <style:style style:name="T1512" style:family="text">
      <style:text-properties officeooo:rsid="10e1c142"/>
    </style:style>
    <style:style style:name="T1513" style:family="text">
      <style:text-properties officeooo:rsid="10e21c18"/>
    </style:style>
    <style:style style:name="T1514" style:family="text">
      <style:text-properties officeooo:rsid="10e3da7b"/>
    </style:style>
    <style:style style:name="T1515" style:family="text">
      <style:text-properties officeooo:rsid="10e62beb"/>
    </style:style>
    <style:style style:name="T1516" style:family="text">
      <style:text-properties officeooo:rsid="10e7bc2f"/>
    </style:style>
    <style:style style:name="T1517" style:family="text">
      <style:text-properties officeooo:rsid="10e8b72f"/>
    </style:style>
    <style:style style:name="T1518" style:family="text">
      <style:text-properties officeooo:rsid="10ec0503"/>
    </style:style>
    <style:style style:name="T1519" style:family="text">
      <style:text-properties officeooo:rsid="10ee7dd5"/>
    </style:style>
    <style:style style:name="T1520" style:family="text">
      <style:text-properties officeooo:rsid="10efef8b"/>
    </style:style>
    <style:style style:name="T1521" style:family="text">
      <style:text-properties officeooo:rsid="10f0db25"/>
    </style:style>
    <style:style style:name="T1522" style:family="text">
      <style:text-properties officeooo:rsid="10f219bf"/>
    </style:style>
    <style:style style:name="T1523" style:family="text">
      <style:text-properties officeooo:rsid="10f3263e"/>
    </style:style>
    <style:style style:name="T1524" style:family="text">
      <style:text-properties officeooo:rsid="10f3f087"/>
    </style:style>
    <style:style style:name="T1525" style:family="text">
      <style:text-properties officeooo:rsid="10f4fb8e"/>
    </style:style>
    <style:style style:name="T1526" style:family="text">
      <style:text-properties officeooo:rsid="10f92d50"/>
    </style:style>
    <style:style style:name="T1527" style:family="text">
      <style:text-properties officeooo:rsid="10fc0ae7"/>
    </style:style>
    <style:style style:name="T1528" style:family="text">
      <style:text-properties officeooo:rsid="10fe0ab9"/>
    </style:style>
    <style:style style:name="T1529" style:family="text">
      <style:text-properties officeooo:rsid="11014112"/>
    </style:style>
    <style:style style:name="T1530" style:family="text">
      <style:text-properties officeooo:rsid="1108c71d"/>
    </style:style>
    <style:style style:name="T1531" style:family="text">
      <style:text-properties officeooo:rsid="110a8d4e"/>
    </style:style>
    <style:style style:name="T1532" style:family="text">
      <style:text-properties officeooo:rsid="110ffc72"/>
    </style:style>
    <style:style style:name="T1533" style:family="text">
      <style:text-properties officeooo:rsid="1111c14a"/>
    </style:style>
    <style:style style:name="T1534" style:family="text">
      <style:text-properties officeooo:rsid="111289c9"/>
    </style:style>
    <style:style style:name="T1535" style:family="text">
      <style:text-properties officeooo:rsid="1113cb59"/>
    </style:style>
    <style:style style:name="T1536" style:family="text">
      <style:text-properties officeooo:rsid="11169fd3"/>
    </style:style>
    <style:style style:name="T1537" style:family="text">
      <style:text-properties officeooo:rsid="1117ebb9"/>
    </style:style>
    <style:style style:name="T1538" style:family="text">
      <style:text-properties officeooo:rsid="1118b1b5"/>
    </style:style>
    <style:style style:name="T1539" style:family="text">
      <style:text-properties officeooo:rsid="111a6745"/>
    </style:style>
    <style:style style:name="T1540" style:family="text">
      <style:text-properties officeooo:rsid="111e65d9"/>
    </style:style>
    <style:style style:name="T1541" style:family="text">
      <style:text-properties officeooo:rsid="11270eee"/>
    </style:style>
    <style:style style:name="T1542" style:family="text">
      <style:text-properties officeooo:rsid="112928c1"/>
    </style:style>
    <style:style style:name="T1543" style:family="text">
      <style:text-properties officeooo:rsid="112c7615"/>
    </style:style>
    <style:style style:name="T1544" style:family="text">
      <style:text-properties officeooo:rsid="112e15f9"/>
    </style:style>
    <style:style style:name="T1545" style:family="text">
      <style:text-properties officeooo:rsid="112eafb3"/>
    </style:style>
    <style:style style:name="T1546" style:family="text">
      <style:text-properties officeooo:rsid="1130862d"/>
    </style:style>
    <style:style style:name="T1547" style:family="text">
      <style:text-properties officeooo:rsid="113fa21f"/>
    </style:style>
    <style:style style:name="T1548" style:family="text">
      <style:text-properties officeooo:rsid="1144ee79"/>
    </style:style>
    <style:style style:name="T1549" style:family="text">
      <style:text-properties officeooo:rsid="1145d9ee"/>
    </style:style>
    <style:style style:name="T1550" style:family="text">
      <style:text-properties officeooo:rsid="1146e247"/>
    </style:style>
    <style:style style:name="T1551" style:family="text">
      <style:text-properties officeooo:rsid="1147da90"/>
    </style:style>
    <style:style style:name="T1552" style:family="text">
      <style:text-properties officeooo:rsid="114a3ad4"/>
    </style:style>
    <style:style style:name="T1553" style:family="text">
      <style:text-properties officeooo:rsid="114b8f08"/>
    </style:style>
    <style:style style:name="T1554" style:family="text">
      <style:text-properties officeooo:rsid="114cc4db"/>
    </style:style>
    <style:style style:name="T1555" style:family="text">
      <style:text-properties officeooo:rsid="114ef984"/>
    </style:style>
    <style:style style:name="T1556" style:family="text">
      <style:text-properties officeooo:rsid="11502e72"/>
    </style:style>
    <style:style style:name="T1557" style:family="text">
      <style:text-properties officeooo:rsid="1150a4db"/>
    </style:style>
    <style:style style:name="T1558" style:family="text">
      <style:text-properties officeooo:rsid="115100fd"/>
    </style:style>
    <style:style style:name="T1559" style:family="text">
      <style:text-properties officeooo:rsid="11519077"/>
    </style:style>
    <style:style style:name="T1560" style:family="text">
      <style:text-properties officeooo:rsid="11529e59"/>
    </style:style>
    <style:style style:name="T1561" style:family="text">
      <style:text-properties officeooo:rsid="11547f77"/>
    </style:style>
    <style:style style:name="T1562" style:family="text">
      <style:text-properties officeooo:rsid="1155e3be"/>
    </style:style>
    <style:style style:name="T1563" style:family="text">
      <style:text-properties officeooo:rsid="1155eca8"/>
    </style:style>
    <style:style style:name="T1564" style:family="text">
      <style:text-properties officeooo:rsid="1156ee19"/>
    </style:style>
    <style:style style:name="T1565" style:family="text">
      <style:text-properties officeooo:rsid="11582817"/>
    </style:style>
    <style:style style:name="T1566" style:family="text">
      <style:text-properties officeooo:rsid="1159f45a"/>
    </style:style>
    <style:style style:name="T1567" style:family="text">
      <style:text-properties officeooo:rsid="115b585d"/>
    </style:style>
    <style:style style:name="T1568" style:family="text">
      <style:text-properties officeooo:rsid="115d7daf"/>
    </style:style>
    <style:style style:name="T1569" style:family="text">
      <style:text-properties officeooo:rsid="115fc32b"/>
    </style:style>
    <style:style style:name="T1570" style:family="text">
      <style:text-properties officeooo:rsid="115ff2de"/>
    </style:style>
    <style:style style:name="T1571" style:family="text">
      <style:text-properties officeooo:rsid="116148c2"/>
    </style:style>
    <style:style style:name="T1572" style:family="text">
      <style:text-properties officeooo:rsid="116412d1"/>
    </style:style>
    <style:style style:name="T1573" style:family="text">
      <style:text-properties officeooo:rsid="11692442"/>
    </style:style>
    <style:style style:name="T1574" style:family="text">
      <style:text-properties officeooo:rsid="11695f59"/>
    </style:style>
    <style:style style:name="T1575" style:family="text">
      <style:text-properties officeooo:rsid="116bc21c"/>
    </style:style>
    <style:style style:name="T1576" style:family="text">
      <style:text-properties officeooo:rsid="116e00af"/>
    </style:style>
    <style:style style:name="T1577" style:family="text">
      <style:text-properties officeooo:rsid="117480fc"/>
    </style:style>
    <style:style style:name="T1578" style:family="text">
      <style:text-properties officeooo:rsid="117c5c3d"/>
    </style:style>
    <style:style style:name="T1579" style:family="text">
      <style:text-properties officeooo:rsid="117ca7f4"/>
    </style:style>
    <style:style style:name="T1580" style:family="text">
      <style:text-properties officeooo:rsid="117e28a6"/>
    </style:style>
    <style:style style:name="T1581" style:family="text">
      <style:text-properties officeooo:rsid="117e4a6c"/>
    </style:style>
    <style:style style:name="T1582" style:family="text">
      <style:text-properties officeooo:rsid="117e7fdb"/>
    </style:style>
    <style:style style:name="T1583" style:family="text">
      <style:text-properties officeooo:rsid="1182908d"/>
    </style:style>
    <style:style style:name="T1584" style:family="text">
      <style:text-properties officeooo:rsid="118449c0"/>
    </style:style>
    <style:style style:name="T1585" style:family="text">
      <style:text-properties officeooo:rsid="1185fa55"/>
    </style:style>
    <style:style style:name="T1586" style:family="text">
      <style:text-properties officeooo:rsid="11898ff5"/>
    </style:style>
    <style:style style:name="T1587" style:family="text">
      <style:text-properties officeooo:rsid="118df453"/>
    </style:style>
    <style:style style:name="T1588" style:family="text">
      <style:text-properties officeooo:rsid="118e8980"/>
    </style:style>
    <style:style style:name="T1589" style:family="text">
      <style:text-properties officeooo:rsid="118edeab"/>
    </style:style>
    <style:style style:name="T1590" style:family="text">
      <style:text-properties officeooo:rsid="118f009e"/>
    </style:style>
    <style:style style:name="T1591" style:family="text">
      <style:text-properties officeooo:rsid="1190485e"/>
    </style:style>
    <style:style style:name="T1592" style:family="text">
      <style:text-properties officeooo:rsid="11960ce3"/>
    </style:style>
    <style:style style:name="T1593" style:family="text">
      <style:text-properties officeooo:rsid="1197f3f0"/>
    </style:style>
    <style:style style:name="T1594" style:family="text">
      <style:text-properties officeooo:rsid="119f0b39"/>
    </style:style>
    <style:style style:name="T1595" style:family="text">
      <style:text-properties officeooo:rsid="11a5f27d"/>
    </style:style>
    <style:style style:name="T1596" style:family="text">
      <style:text-properties officeooo:rsid="11a7e1b1"/>
    </style:style>
    <style:style style:name="T1597" style:family="text">
      <style:text-properties officeooo:rsid="11a880bc"/>
    </style:style>
    <style:style style:name="T1598" style:family="text">
      <style:text-properties officeooo:rsid="11aa675b"/>
    </style:style>
    <style:style style:name="T1599" style:family="text">
      <style:text-properties officeooo:rsid="11ac2503"/>
    </style:style>
    <style:style style:name="T1600" style:family="text">
      <style:text-properties officeooo:rsid="11ad6cf4"/>
    </style:style>
    <style:style style:name="T1601" style:family="text">
      <style:text-properties officeooo:rsid="11b2a2e4"/>
    </style:style>
    <style:style style:name="T1602" style:family="text">
      <style:text-properties officeooo:rsid="11b9aa84"/>
    </style:style>
    <style:style style:name="T1603" style:family="text">
      <style:text-properties officeooo:rsid="11bb9411"/>
    </style:style>
    <style:style style:name="T1604" style:family="text">
      <style:text-properties officeooo:rsid="11bcfc7a"/>
    </style:style>
    <style:style style:name="T1605" style:family="text">
      <style:text-properties officeooo:rsid="11c01493"/>
    </style:style>
    <style:style style:name="T1606" style:family="text">
      <style:text-properties officeooo:rsid="11c048f4"/>
    </style:style>
    <style:style style:name="T1607" style:family="text">
      <style:text-properties officeooo:rsid="11c0dd2c"/>
    </style:style>
    <style:style style:name="T1608" style:family="text">
      <style:text-properties officeooo:rsid="11c4b684"/>
    </style:style>
    <style:style style:name="T1609" style:family="text">
      <style:text-properties officeooo:rsid="11c4e9ad"/>
    </style:style>
    <style:style style:name="T1610" style:family="text">
      <style:text-properties officeooo:rsid="11c5e3d1"/>
    </style:style>
    <style:style style:name="T1611" style:family="text">
      <style:text-properties officeooo:rsid="11c74cb4"/>
    </style:style>
    <style:style style:name="T1612" style:family="text">
      <style:text-properties officeooo:rsid="11cd0194"/>
    </style:style>
    <style:style style:name="T1613" style:family="text">
      <style:text-properties officeooo:rsid="11cebe0e"/>
    </style:style>
    <style:style style:name="T1614" style:family="text">
      <style:text-properties officeooo:rsid="11d086f4"/>
    </style:style>
    <style:style style:name="T1615" style:family="text">
      <style:text-properties officeooo:rsid="11d165c1"/>
    </style:style>
    <style:style style:name="T1616" style:family="text">
      <style:text-properties officeooo:rsid="11d19b40"/>
    </style:style>
    <style:style style:name="T1617" style:family="text">
      <style:text-properties officeooo:rsid="11d31a5b"/>
    </style:style>
    <style:style style:name="T1618" style:family="text">
      <style:text-properties officeooo:rsid="11d790db"/>
    </style:style>
    <style:style style:name="T1619" style:family="text">
      <style:text-properties officeooo:rsid="11dba864"/>
    </style:style>
    <style:style style:name="T1620" style:family="text">
      <style:text-properties officeooo:rsid="11dd2b66"/>
    </style:style>
    <style:style style:name="T1621" style:family="text">
      <style:text-properties officeooo:rsid="11df3857"/>
    </style:style>
    <style:style style:name="T1622" style:family="text">
      <style:text-properties officeooo:rsid="11dfc82e"/>
    </style:style>
    <style:style style:name="T1623" style:family="text">
      <style:text-properties officeooo:rsid="11e2af8c"/>
    </style:style>
    <style:style style:name="T1624" style:family="text">
      <style:text-properties officeooo:rsid="11e424b8"/>
    </style:style>
    <style:style style:name="T1625" style:family="text">
      <style:text-properties officeooo:rsid="11e5db57"/>
    </style:style>
    <style:style style:name="T1626" style:family="text">
      <style:text-properties officeooo:rsid="11f51dba"/>
    </style:style>
    <style:style style:name="T1627" style:family="text">
      <style:text-properties officeooo:rsid="11f5d551"/>
    </style:style>
    <style:style style:name="T1628" style:family="text">
      <style:text-properties officeooo:rsid="11f7d2e8"/>
    </style:style>
    <style:style style:name="T1629" style:family="text">
      <style:text-properties officeooo:rsid="11fac437"/>
    </style:style>
    <style:style style:name="T1630" style:family="text">
      <style:text-properties officeooo:rsid="11fc7031"/>
    </style:style>
    <style:style style:name="T1631" style:family="text">
      <style:text-properties officeooo:rsid="1200ae38"/>
    </style:style>
    <style:style style:name="T1632" style:family="text">
      <style:text-properties officeooo:rsid="12014669"/>
    </style:style>
    <style:style style:name="T1633" style:family="text">
      <style:text-properties officeooo:rsid="12036408"/>
    </style:style>
    <style:style style:name="T1634" style:family="text">
      <style:text-properties officeooo:rsid="1203cd88"/>
    </style:style>
    <style:style style:name="T1635" style:family="text">
      <style:text-properties officeooo:rsid="1205844e"/>
    </style:style>
    <style:style style:name="T1636" style:family="text">
      <style:text-properties officeooo:rsid="120993cd"/>
    </style:style>
    <style:style style:name="T1637" style:family="text">
      <style:text-properties officeooo:rsid="121042b3"/>
    </style:style>
    <style:style style:name="T1638" style:family="text">
      <style:text-properties officeooo:rsid="121af7a8"/>
    </style:style>
    <style:style style:name="T1639" style:family="text">
      <style:text-properties officeooo:rsid="121cddf9"/>
    </style:style>
    <style:style style:name="T1640" style:family="text">
      <style:text-properties officeooo:rsid="12216d7d"/>
    </style:style>
    <style:style style:name="T1641" style:family="text">
      <style:text-properties officeooo:rsid="1221e199"/>
    </style:style>
    <style:style style:name="T1642" style:family="text">
      <style:text-properties officeooo:rsid="122289b2"/>
    </style:style>
    <style:style style:name="T1643" style:family="text">
      <style:text-properties officeooo:rsid="12233858"/>
    </style:style>
    <style:style style:name="T1644" style:family="text">
      <style:text-properties officeooo:rsid="1225bd3b"/>
    </style:style>
    <style:style style:name="T1645" style:family="text">
      <style:text-properties officeooo:rsid="1227edd6"/>
    </style:style>
    <style:style style:name="T1646" style:family="text">
      <style:text-properties officeooo:rsid="122cc776"/>
    </style:style>
    <style:style style:name="T1647" style:family="text">
      <style:text-properties officeooo:rsid="122e5ecc"/>
    </style:style>
    <style:style style:name="T1648" style:family="text">
      <style:text-properties officeooo:rsid="1231ee8e"/>
    </style:style>
    <style:style style:name="T1649" style:family="text">
      <style:text-properties officeooo:rsid="1232ec32"/>
    </style:style>
    <style:style style:name="T1650" style:family="text">
      <style:text-properties officeooo:rsid="12354256"/>
    </style:style>
    <style:style style:name="T1651" style:family="text">
      <style:text-properties officeooo:rsid="12370198"/>
    </style:style>
    <style:style style:name="T1652" style:family="text">
      <style:text-properties officeooo:rsid="123877c4"/>
    </style:style>
    <style:style style:name="T1653" style:family="text">
      <style:text-properties officeooo:rsid="12450391"/>
    </style:style>
    <style:style style:name="T1654" style:family="text">
      <style:text-properties officeooo:rsid="1246a18d"/>
    </style:style>
    <style:style style:name="T1655" style:family="text">
      <style:text-properties officeooo:rsid="1249e666"/>
    </style:style>
    <style:style style:name="T1656" style:family="text">
      <style:text-properties officeooo:rsid="124c1b20"/>
    </style:style>
    <style:style style:name="T1657" style:family="text">
      <style:text-properties officeooo:rsid="124eaa9f"/>
    </style:style>
    <style:style style:name="T1658" style:family="text">
      <style:text-properties officeooo:rsid="12509d2c"/>
    </style:style>
    <style:style style:name="T1659" style:family="text">
      <style:text-properties officeooo:rsid="1250ea5c"/>
    </style:style>
    <style:style style:name="T1660" style:family="text">
      <style:text-properties officeooo:rsid="12526b35"/>
    </style:style>
    <style:style style:name="T1661" style:family="text">
      <style:text-properties officeooo:rsid="12556eff"/>
    </style:style>
    <style:style style:name="T1662" style:family="text">
      <style:text-properties officeooo:rsid="1255a379"/>
    </style:style>
    <style:style style:name="T1663" style:family="text">
      <style:text-properties officeooo:rsid="12573c3a"/>
    </style:style>
    <style:style style:name="T1664" style:family="text">
      <style:text-properties officeooo:rsid="125749d7"/>
    </style:style>
    <style:style style:name="T1665" style:family="text">
      <style:text-properties officeooo:rsid="12585f0d"/>
    </style:style>
    <style:style style:name="T1666" style:family="text">
      <style:text-properties officeooo:rsid="1259d950"/>
    </style:style>
    <style:style style:name="T1667" style:family="text">
      <style:text-properties officeooo:rsid="125cd78e"/>
    </style:style>
    <style:style style:name="T1668" style:family="text">
      <style:text-properties officeooo:rsid="125efe2b"/>
    </style:style>
    <style:style style:name="T1669" style:family="text">
      <style:text-properties officeooo:rsid="126052ae"/>
    </style:style>
    <style:style style:name="T1670" style:family="text">
      <style:text-properties officeooo:rsid="1264e767"/>
    </style:style>
    <style:style style:name="T1671" style:family="text">
      <style:text-properties officeooo:rsid="1269bb8d"/>
    </style:style>
    <style:style style:name="T1672" style:family="text">
      <style:text-properties officeooo:rsid="1280b6a3"/>
    </style:style>
    <style:style style:name="T1673" style:family="text">
      <style:text-properties officeooo:rsid="128115d7"/>
    </style:style>
    <style:style style:name="T1674" style:family="text">
      <style:text-properties officeooo:rsid="128143c3"/>
    </style:style>
    <style:style style:name="T1675" style:family="text">
      <style:text-properties officeooo:rsid="12816ec3"/>
    </style:style>
    <style:style style:name="T1676" style:family="text">
      <style:text-properties officeooo:rsid="128caba3"/>
    </style:style>
    <style:style style:name="T1677" style:family="text">
      <style:text-properties officeooo:rsid="128f498b"/>
    </style:style>
    <style:style style:name="T1678" style:family="text">
      <style:text-properties officeooo:rsid="1290164c"/>
    </style:style>
    <style:style style:name="T1679" style:family="text">
      <style:text-properties officeooo:rsid="12917855"/>
    </style:style>
    <style:style style:name="T1680" style:family="text">
      <style:text-properties officeooo:rsid="12935b09"/>
    </style:style>
    <style:style style:name="T1681" style:family="text">
      <style:text-properties officeooo:rsid="1295447a"/>
    </style:style>
    <style:style style:name="T1682" style:family="text">
      <style:text-properties officeooo:rsid="1295928b"/>
    </style:style>
    <style:style style:name="T1683" style:family="text">
      <style:text-properties officeooo:rsid="12964691"/>
    </style:style>
    <style:style style:name="T1684" style:family="text">
      <style:text-properties officeooo:rsid="12980346"/>
    </style:style>
    <style:style style:name="T1685" style:family="text">
      <style:text-properties officeooo:rsid="12986118"/>
    </style:style>
    <style:style style:name="T1686" style:family="text">
      <style:text-properties officeooo:rsid="12a10e81"/>
    </style:style>
    <style:style style:name="T1687" style:family="text">
      <style:text-properties officeooo:rsid="12a200bc"/>
    </style:style>
    <style:style style:name="T1688" style:family="text">
      <style:text-properties officeooo:rsid="12a2bc57"/>
    </style:style>
    <style:style style:name="T1689" style:family="text">
      <style:text-properties officeooo:rsid="12a5982b"/>
    </style:style>
    <style:style style:name="T1690" style:family="text">
      <style:text-properties officeooo:rsid="12a63723"/>
    </style:style>
    <style:style style:name="T1691" style:family="text">
      <style:text-properties officeooo:rsid="12a759c5"/>
    </style:style>
    <style:style style:name="T1692" style:family="text">
      <style:text-properties officeooo:rsid="12a7f1e2"/>
    </style:style>
    <style:style style:name="T1693" style:family="text">
      <style:text-properties officeooo:rsid="12a8e0c1"/>
    </style:style>
    <style:style style:name="T1694" style:family="text">
      <style:text-properties officeooo:rsid="12aaa528"/>
    </style:style>
    <style:style style:name="T1695" style:family="text">
      <style:text-properties officeooo:rsid="12ab43b5"/>
    </style:style>
    <style:style style:name="T1696" style:family="text">
      <style:text-properties officeooo:rsid="12af811e"/>
    </style:style>
    <style:style style:name="T1697" style:family="text">
      <style:text-properties officeooo:rsid="12b17398"/>
    </style:style>
    <style:style style:name="T1698" style:family="text">
      <style:text-properties officeooo:rsid="12b5a7c5"/>
    </style:style>
    <style:style style:name="T1699" style:family="text">
      <style:text-properties officeooo:rsid="12b5e828"/>
    </style:style>
    <style:style style:name="T1700" style:family="text">
      <style:text-properties officeooo:rsid="12b6da91"/>
    </style:style>
    <style:style style:name="T1701" style:family="text">
      <style:text-properties officeooo:rsid="12b8033a"/>
    </style:style>
    <style:style style:name="T1702" style:family="text">
      <style:text-properties officeooo:rsid="12b97f61"/>
    </style:style>
    <style:style style:name="T1703" style:family="text">
      <style:text-properties officeooo:rsid="12bb7504"/>
    </style:style>
    <style:style style:name="T1704" style:family="text">
      <style:text-properties officeooo:rsid="12bbec35"/>
    </style:style>
    <style:style style:name="T1705" style:family="text">
      <style:text-properties officeooo:rsid="12bd7a1a"/>
    </style:style>
    <style:style style:name="T1706" style:family="text">
      <style:text-properties officeooo:rsid="12c3ee2b"/>
    </style:style>
    <style:style style:name="T1707" style:family="text">
      <style:text-properties officeooo:rsid="12c486f7"/>
    </style:style>
    <style:style style:name="T1708" style:family="text">
      <style:text-properties officeooo:rsid="12c4946d"/>
    </style:style>
    <style:style style:name="T1709" style:family="text">
      <style:text-properties officeooo:rsid="12c69f4b"/>
    </style:style>
    <style:style style:name="T1710" style:family="text">
      <style:text-properties officeooo:rsid="12cbded4"/>
    </style:style>
    <style:style style:name="T1711" style:family="text">
      <style:text-properties officeooo:rsid="12cd15e7"/>
    </style:style>
    <style:style style:name="T1712" style:family="text">
      <style:text-properties officeooo:rsid="12ce8e9d"/>
    </style:style>
    <style:style style:name="T1713" style:family="text">
      <style:text-properties officeooo:rsid="12d078b6"/>
    </style:style>
    <style:style style:name="T1714" style:family="text">
      <style:text-properties officeooo:rsid="12d22e66"/>
    </style:style>
    <style:style style:name="T1715" style:family="text">
      <style:text-properties officeooo:rsid="12d359be"/>
    </style:style>
    <style:style style:name="T1716" style:family="text">
      <style:text-properties officeooo:rsid="12d4de9e"/>
    </style:style>
    <style:style style:name="T1717" style:family="text">
      <style:text-properties officeooo:rsid="12d61d73"/>
    </style:style>
    <style:style style:name="T1718" style:family="text">
      <style:text-properties officeooo:rsid="12d70593"/>
    </style:style>
    <style:style style:name="T1719" style:family="text">
      <style:text-properties officeooo:rsid="12d7a158"/>
    </style:style>
    <style:style style:name="T1720" style:family="text">
      <style:text-properties officeooo:rsid="12d923d9"/>
    </style:style>
    <style:style style:name="T1721" style:family="text">
      <style:text-properties officeooo:rsid="12da44e4"/>
    </style:style>
    <style:style style:name="T1722" style:family="text">
      <style:text-properties officeooo:rsid="12dc0de5"/>
    </style:style>
    <style:style style:name="T1723" style:family="text">
      <style:text-properties officeooo:rsid="12dcf965"/>
    </style:style>
    <style:style style:name="T1724" style:family="text">
      <style:text-properties officeooo:rsid="12dde409"/>
    </style:style>
    <style:style style:name="T1725" style:family="text">
      <style:text-properties officeooo:rsid="12e1866a"/>
    </style:style>
    <style:style style:name="T1726" style:family="text">
      <style:text-properties officeooo:rsid="12e3c2c0"/>
    </style:style>
    <style:style style:name="T1727" style:family="text">
      <style:text-properties officeooo:rsid="12e51ea0"/>
    </style:style>
    <style:style style:name="T1728" style:family="text">
      <style:text-properties officeooo:rsid="12e676cb"/>
    </style:style>
    <style:style style:name="T1729" style:family="text">
      <style:text-properties officeooo:rsid="12e7395b"/>
    </style:style>
    <style:style style:name="T1730" style:family="text">
      <style:text-properties officeooo:rsid="12e7d311"/>
    </style:style>
    <style:style style:name="T1731" style:family="text">
      <style:text-properties officeooo:rsid="12e8a91e"/>
    </style:style>
    <style:style style:name="T1732" style:family="text">
      <style:text-properties officeooo:rsid="12ebe273"/>
    </style:style>
    <style:style style:name="T1733" style:family="text">
      <style:text-properties officeooo:rsid="12f31f89"/>
    </style:style>
    <style:style style:name="T1734" style:family="text">
      <style:text-properties officeooo:rsid="12f3fa13"/>
    </style:style>
    <style:style style:name="T1735" style:family="text">
      <style:text-properties officeooo:rsid="12f65dc8"/>
    </style:style>
    <style:style style:name="T1736" style:family="text">
      <style:text-properties officeooo:rsid="12f901ce"/>
    </style:style>
    <style:style style:name="T1737" style:family="text">
      <style:text-properties officeooo:rsid="12fa009f"/>
    </style:style>
    <style:style style:name="T1738" style:family="text">
      <style:text-properties officeooo:rsid="12fe69bf"/>
    </style:style>
    <style:style style:name="T1739" style:family="text">
      <style:text-properties officeooo:rsid="1305aefa"/>
    </style:style>
    <style:style style:name="T1740" style:family="text">
      <style:text-properties officeooo:rsid="130709eb"/>
    </style:style>
    <style:style style:name="T1741" style:family="text">
      <style:text-properties officeooo:rsid="130887d9"/>
    </style:style>
    <style:style style:name="T1742" style:family="text">
      <style:text-properties officeooo:rsid="1309dd2b"/>
    </style:style>
    <style:style style:name="T1743" style:family="text">
      <style:text-properties officeooo:rsid="130ae25a"/>
    </style:style>
    <style:style style:name="T1744" style:family="text">
      <style:text-properties officeooo:rsid="130c2ca0"/>
    </style:style>
    <style:style style:name="T1745" style:family="text">
      <style:text-properties officeooo:rsid="130d786d"/>
    </style:style>
    <style:style style:name="T1746" style:family="text">
      <style:text-properties officeooo:rsid="130e31fc"/>
    </style:style>
    <style:style style:name="T1747" style:family="text">
      <style:text-properties officeooo:rsid="1314ada4"/>
    </style:style>
    <style:style style:name="T1748" style:family="text">
      <style:text-properties officeooo:rsid="1316748f"/>
    </style:style>
    <style:style style:name="T1749" style:family="text">
      <style:text-properties officeooo:rsid="1317fbd3"/>
    </style:style>
    <style:style style:name="T1750" style:family="text">
      <style:text-properties officeooo:rsid="13181dfc"/>
    </style:style>
    <style:style style:name="T1751" style:family="text">
      <style:text-properties officeooo:rsid="1319b24e"/>
    </style:style>
    <style:style style:name="T1752" style:family="text">
      <style:text-properties officeooo:rsid="131a64f4"/>
    </style:style>
    <style:style style:name="T1753" style:family="text">
      <style:text-properties officeooo:rsid="1291eaa6"/>
    </style:style>
    <style:style style:name="T1754" style:family="text">
      <style:text-properties officeooo:rsid="131e07ca"/>
    </style:style>
    <style:style style:name="T1755" style:family="text">
      <style:text-properties officeooo:rsid="131f893c"/>
    </style:style>
    <style:style style:name="T1756" style:family="text">
      <style:text-properties officeooo:rsid="132137e1"/>
    </style:style>
    <style:style style:name="T1757" style:family="text">
      <style:text-properties officeooo:rsid="13221452"/>
    </style:style>
    <style:style style:name="T1758" style:family="text">
      <style:text-properties officeooo:rsid="1322b5b9"/>
    </style:style>
    <style:style style:name="T1759" style:family="text">
      <style:text-properties officeooo:rsid="13244d5a"/>
    </style:style>
    <style:style style:name="T1760" style:family="text">
      <style:text-properties officeooo:rsid="1326c001"/>
    </style:style>
    <style:style style:name="T1761" style:family="text">
      <style:text-properties officeooo:rsid="1327a7e0"/>
    </style:style>
    <style:style style:name="T1762" style:family="text">
      <style:text-properties officeooo:rsid="1328e738"/>
    </style:style>
    <style:style style:name="T1763" style:family="text">
      <style:text-properties officeooo:rsid="132fcc7e"/>
    </style:style>
    <style:style style:name="T1764" style:family="text">
      <style:text-properties officeooo:rsid="1331b4d9"/>
    </style:style>
    <style:style style:name="T1765" style:family="text">
      <style:text-properties officeooo:rsid="13337b91"/>
    </style:style>
    <style:style style:name="T1766" style:family="text">
      <style:text-properties officeooo:rsid="134072ca"/>
    </style:style>
    <style:style style:name="T1767" style:family="text">
      <style:text-properties officeooo:rsid="1340887c"/>
    </style:style>
    <style:style style:name="T1768" style:family="text">
      <style:text-properties officeooo:rsid="13420546"/>
    </style:style>
    <style:style style:name="T1769" style:family="text">
      <style:text-properties officeooo:rsid="134c4d63"/>
    </style:style>
    <style:style style:name="T1770" style:family="text">
      <style:text-properties officeooo:rsid="134dc56d"/>
    </style:style>
    <style:style style:name="T1771" style:family="text">
      <style:text-properties officeooo:rsid="13522656"/>
    </style:style>
    <style:style style:name="T1772" style:family="text">
      <style:text-properties officeooo:rsid="1356d6af"/>
    </style:style>
    <style:style style:name="T1773" style:family="text">
      <style:text-properties officeooo:rsid="1357df62"/>
    </style:style>
    <style:style style:name="T1774" style:family="text">
      <style:text-properties officeooo:rsid="13582474"/>
    </style:style>
    <style:style style:name="T1775" style:family="text">
      <style:text-properties officeooo:rsid="135a8911"/>
    </style:style>
    <style:style style:name="T1776" style:family="text">
      <style:text-properties officeooo:rsid="135c858a"/>
    </style:style>
    <style:style style:name="T1777" style:family="text">
      <style:text-properties officeooo:rsid="135e5e51"/>
    </style:style>
    <style:style style:name="T1778" style:family="text">
      <style:text-properties officeooo:rsid="13644342"/>
    </style:style>
    <style:style style:name="T1779" style:family="text">
      <style:text-properties officeooo:rsid="136457d0"/>
    </style:style>
    <style:style style:name="T1780" style:family="text">
      <style:text-properties officeooo:rsid="1364ee09"/>
    </style:style>
    <style:style style:name="T1781" style:family="text">
      <style:text-properties officeooo:rsid="13663fe7"/>
    </style:style>
    <style:style style:name="T1782" style:family="text">
      <style:text-properties officeooo:rsid="0c32fea3"/>
    </style:style>
    <style:style style:name="T1783" style:family="text">
      <style:text-properties officeooo:rsid="13684860"/>
    </style:style>
    <style:style style:name="T1784" style:family="text">
      <style:text-properties officeooo:rsid="136ae4f4"/>
    </style:style>
    <style:style style:name="T1785" style:family="text">
      <style:text-properties officeooo:rsid="136d0ab6"/>
    </style:style>
    <style:style style:name="T1786" style:family="text">
      <style:text-properties officeooo:rsid="136e5ee4"/>
    </style:style>
    <style:style style:name="T1787" style:family="text">
      <style:text-properties officeooo:rsid="136eaf8f"/>
    </style:style>
    <style:style style:name="T1788" style:family="text">
      <style:text-properties officeooo:rsid="136ecdaf"/>
    </style:style>
    <style:style style:name="T1789" style:family="text">
      <style:text-properties officeooo:rsid="13701f13"/>
    </style:style>
    <style:style style:name="T1790" style:family="text">
      <style:text-properties officeooo:rsid="13703886"/>
    </style:style>
    <style:style style:name="T1791" style:family="text">
      <style:text-properties officeooo:rsid="1372936d"/>
    </style:style>
    <style:style style:name="T1792" style:family="text">
      <style:text-properties officeooo:rsid="13746e1a"/>
    </style:style>
    <style:style style:name="T1793" style:family="text">
      <style:text-properties officeooo:rsid="137566dc"/>
    </style:style>
    <style:style style:name="T1794" style:family="text">
      <style:text-properties officeooo:rsid="13773a8b"/>
    </style:style>
    <style:style style:name="T1795" style:family="text">
      <style:text-properties officeooo:rsid="1379304d"/>
    </style:style>
    <style:style style:name="T1796" style:family="text">
      <style:text-properties officeooo:rsid="137a8480"/>
    </style:style>
    <style:style style:name="T1797" style:family="text">
      <style:text-properties officeooo:rsid="137cb254"/>
    </style:style>
    <style:style style:name="T1798" style:family="text">
      <style:text-properties officeooo:rsid="137e8c3c"/>
    </style:style>
    <style:style style:name="T1799" style:family="text">
      <style:text-properties officeooo:rsid="1385382b"/>
    </style:style>
    <style:style style:name="T1800" style:family="text">
      <style:text-properties officeooo:rsid="1388641d"/>
    </style:style>
    <style:style style:name="T1801" style:family="text">
      <style:text-properties officeooo:rsid="138e23e2"/>
    </style:style>
    <style:style style:name="T1802" style:family="text">
      <style:text-properties officeooo:rsid="138ee47d"/>
    </style:style>
    <style:style style:name="T1803" style:family="text">
      <style:text-properties officeooo:rsid="13909b5f"/>
    </style:style>
    <style:style style:name="T1804" style:family="text">
      <style:text-properties officeooo:rsid="139129d5"/>
    </style:style>
    <style:style style:name="T1805" style:family="text">
      <style:text-properties officeooo:rsid="139239f1"/>
    </style:style>
    <style:style style:name="T1806" style:family="text">
      <style:text-properties officeooo:rsid="139289a0"/>
    </style:style>
    <style:style style:name="T1807" style:family="text">
      <style:text-properties officeooo:rsid="13988770"/>
    </style:style>
    <style:style style:name="T1808" style:family="text">
      <style:text-properties officeooo:rsid="13a996ab"/>
    </style:style>
    <style:style style:name="T1809" style:family="text">
      <style:text-properties officeooo:rsid="13aae627"/>
    </style:style>
    <style:style style:name="T1810" style:family="text">
      <style:text-properties officeooo:rsid="13c35981"/>
    </style:style>
    <style:style style:name="T1811" style:family="text">
      <style:text-properties officeooo:rsid="13c66237"/>
    </style:style>
    <style:style style:name="T1812" style:family="text">
      <style:text-properties officeooo:rsid="0dbf5961"/>
    </style:style>
    <style:style style:name="T1813" style:family="text">
      <style:text-properties officeooo:rsid="13ca77a7"/>
    </style:style>
    <style:style style:name="T1814" style:family="text">
      <style:text-properties officeooo:rsid="13cc4932"/>
    </style:style>
    <style:style style:name="T1815" style:family="text">
      <style:text-properties officeooo:rsid="13cde393"/>
    </style:style>
    <style:style style:name="T1816" style:family="text">
      <style:text-properties officeooo:rsid="13d3ef64"/>
    </style:style>
    <style:style style:name="T1817" style:family="text">
      <style:text-properties officeooo:rsid="13d5343d"/>
    </style:style>
    <style:style style:name="T1818" style:family="text">
      <style:text-properties officeooo:rsid="13d9f63e"/>
    </style:style>
    <style:style style:name="T1819" style:family="text">
      <style:text-properties officeooo:rsid="13db6701"/>
    </style:style>
    <style:style style:name="T1820" style:family="text">
      <style:text-properties officeooo:rsid="13dd79de"/>
    </style:style>
    <style:style style:name="T1821" style:family="text">
      <style:text-properties officeooo:rsid="13e03dd2"/>
    </style:style>
    <style:style style:name="T1822" style:family="text">
      <style:text-properties officeooo:rsid="13e09589"/>
    </style:style>
    <style:style style:name="T1823" style:family="text">
      <style:text-properties officeooo:rsid="13e35cbe"/>
    </style:style>
    <style:style style:name="T1824" style:family="text">
      <style:text-properties officeooo:rsid="13e48017"/>
    </style:style>
    <style:style style:name="T1825" style:family="text">
      <style:text-properties officeooo:rsid="13fe6348"/>
    </style:style>
    <style:style style:name="T1826" style:family="text">
      <style:text-properties officeooo:rsid="0074ee13"/>
    </style:style>
    <style:style style:name="T1827" style:family="text">
      <style:text-properties officeooo:rsid="00745398"/>
    </style:style>
    <style:style style:name="T1828" style:family="text">
      <style:text-properties officeooo:rsid="04e2542f"/>
    </style:style>
    <style:style style:name="T1829" style:family="text">
      <style:text-properties officeooo:rsid="142ef5fe"/>
    </style:style>
    <style:style style:name="T1830" style:family="text">
      <style:text-properties officeooo:rsid="1487955b"/>
    </style:style>
    <style:style style:name="T1831" style:family="text">
      <style:text-properties officeooo:rsid="148bee0e"/>
    </style:style>
    <style:style style:name="T1832" style:family="text">
      <style:text-properties officeooo:rsid="148cbdcf"/>
    </style:style>
    <style:style style:name="T1833" style:family="text">
      <style:text-properties officeooo:rsid="1495d3b4"/>
    </style:style>
    <style:style style:name="T1834" style:family="text">
      <style:text-properties fo:font-size="10pt" officeooo:rsid="0008d181" style:font-size-asian="10pt" style:font-style-asian="italic" style:font-size-complex="10pt" style:font-style-complex="italic"/>
    </style:style>
    <style:style style:name="T1835" style:family="text">
      <style:text-properties fo:font-size="10pt" style:font-size-asian="10pt" style:font-size-complex="10pt"/>
    </style:style>
    <style:style style:name="T1836" style:family="text">
      <style:text-properties fo:font-size="10pt" officeooo:rsid="0009c7e7" style:font-size-asian="10pt" style:font-size-complex="10pt"/>
    </style:style>
    <style:style style:name="T1837" style:family="text">
      <style:text-properties fo:font-size="10pt" officeooo:rsid="006f4059" style:font-size-asian="10pt" style:font-size-complex="10pt"/>
    </style:style>
    <style:style style:name="T1838" style:family="text">
      <style:text-properties fo:font-size="10pt" officeooo:rsid="13a16d74" style:font-size-asian="10pt" style:font-size-complex="10pt"/>
    </style:style>
    <style:style style:name="T1839" style:family="text">
      <style:text-properties fo:font-size="10pt" officeooo:rsid="13a24381" style:font-size-asian="10pt" style:font-size-complex="10pt"/>
    </style:style>
    <style:style style:name="T1840" style:family="text">
      <style:text-properties fo:font-size="10pt" officeooo:rsid="13aaf1bc" style:font-size-asian="10pt" style:font-size-complex="10pt"/>
    </style:style>
    <style:style style:name="T1841" style:family="text">
      <style:text-properties fo:font-size="10pt" officeooo:rsid="13ad3ac6" style:font-size-asian="10pt" style:font-size-complex="10pt"/>
    </style:style>
    <style:style style:name="T1842" style:family="text">
      <style:text-properties fo:font-size="10pt" officeooo:rsid="08f74322" style:font-size-asian="10pt" style:font-size-complex="10pt"/>
    </style:style>
    <style:style style:name="T1843" style:family="text">
      <style:text-properties fo:font-size="10pt" officeooo:rsid="13a8e8c5" style:font-size-asian="10pt" style:font-size-complex="10pt"/>
    </style:style>
    <style:style style:name="T1844" style:family="text">
      <style:text-properties fo:font-size="10pt" officeooo:rsid="0bce34ff" style:font-size-asian="10pt" style:font-size-complex="10pt"/>
    </style:style>
    <style:style style:name="T1845" style:family="text">
      <style:text-properties fo:font-size="10pt" officeooo:rsid="13ad8887" style:font-size-asian="10pt" style:font-size-complex="10pt"/>
    </style:style>
    <style:style style:name="T1846" style:family="text">
      <style:text-properties fo:font-size="10pt" officeooo:rsid="13af7a2b" style:font-size-asian="10pt" style:font-size-complex="10pt"/>
    </style:style>
    <style:style style:name="T1847" style:family="text">
      <style:text-properties fo:font-size="10pt" officeooo:rsid="1ad4abbf" style:font-size-asian="10pt" style:font-size-complex="10pt"/>
    </style:style>
    <style:style style:name="T1848" style:family="text">
      <style:text-properties fo:font-size="10pt" officeooo:rsid="1ad5eb83" style:font-size-asian="10pt" style:font-size-complex="10pt"/>
    </style:style>
    <style:style style:name="T1849" style:family="text">
      <style:text-properties fo:font-size="10pt" fo:font-style="italic" style:text-underline-style="solid" style:text-underline-width="auto" style:text-underline-color="font-color" officeooo:rsid="0008d181" style:font-size-asian="10pt" style:font-style-asian="italic" style:font-size-complex="10pt" style:font-style-complex="italic"/>
    </style:style>
    <style:style style:name="T1850" style:family="text">
      <style:text-properties fo:font-size="10pt" style:text-underline-style="none" style:font-size-asian="10pt" style:font-size-complex="10pt"/>
    </style:style>
    <style:style style:name="T1851" style:family="text">
      <style:text-properties fo:font-size="10pt" style:text-underline-style="none" officeooo:rsid="0009c7e7" style:font-size-asian="10pt" style:font-size-complex="10pt"/>
    </style:style>
    <style:style style:name="T1852" style:family="text">
      <style:text-properties fo:font-size="10pt" officeooo:rsid="0009c7e7" fo:background-color="transparent" loext:char-shading-value="0" style:font-size-asian="10pt" style:font-size-complex="10pt"/>
    </style:style>
    <style:style style:name="T1853" style:family="text">
      <style:text-properties fo:font-size="10pt" officeooo:rsid="14b20be5" fo:background-color="transparent" loext:char-shading-value="0" style:font-size-asian="10pt" style:font-size-complex="10pt"/>
    </style:style>
    <style:style style:name="T1854" style:family="text">
      <style:text-properties fo:font-size="10pt" officeooo:rsid="1b33c11e" fo:background-color="transparent" loext:char-shading-value="0" style:font-size-asian="10pt" style:font-size-complex="10pt"/>
    </style:style>
    <style:style style:name="T1855" style:family="text">
      <style:text-properties fo:font-size="10pt" officeooo:rsid="1b340d20" fo:background-color="transparent" loext:char-shading-value="0" style:font-size-asian="10pt" style:font-size-complex="10pt"/>
    </style:style>
    <style:style style:name="T1856" style:family="text">
      <style:text-properties fo:font-size="10pt" officeooo:rsid="1b35fe63" fo:background-color="transparent" loext:char-shading-value="0" style:font-size-asian="10pt" style:font-size-complex="10pt"/>
    </style:style>
    <style:style style:name="T1857" style:family="text">
      <style:text-properties fo:font-size="10pt" fo:font-weight="bold" officeooo:rsid="0009c7e7" fo:background-color="transparent" loext:char-shading-value="0" style:font-size-asian="10pt" style:font-weight-asian="bold" style:font-size-complex="10pt" style:font-weight-complex="bold"/>
    </style:style>
    <style:style style:name="T1858" style:family="text">
      <style:text-properties fo:font-size="10pt" fo:font-style="normal" style:text-underline-style="none" style:font-size-asian="10pt" style:font-style-asian="normal" style:font-size-complex="10pt" style:font-style-complex="normal"/>
    </style:style>
    <style:style style:name="T1859" style:family="text">
      <style:text-properties fo:font-size="10pt" fo:font-style="normal" style:text-underline-style="none" officeooo:rsid="127d8686" style:font-size-asian="10pt" style:font-style-asian="normal" style:font-size-complex="10pt" style:font-style-complex="normal"/>
    </style:style>
    <style:style style:name="T1860" style:family="text">
      <style:text-properties fo:font-size="10pt" fo:font-weight="normal" style:font-size-asian="10pt" style:font-weight-asian="normal" style:font-size-complex="10pt" style:font-weight-complex="normal"/>
    </style:style>
    <style:style style:name="T1861" style:family="text">
      <style:text-properties officeooo:rsid="14aa191e"/>
    </style:style>
    <style:style style:name="T1862" style:family="text">
      <style:text-properties officeooo:rsid="14ac1471"/>
    </style:style>
    <style:style style:name="T1863" style:family="text">
      <style:text-properties officeooo:rsid="14b67b58"/>
    </style:style>
    <style:style style:name="T1864" style:family="text">
      <style:text-properties officeooo:rsid="14b7711a"/>
    </style:style>
    <style:style style:name="T1865" style:family="text">
      <style:text-properties officeooo:rsid="14b7a0a9"/>
    </style:style>
    <style:style style:name="T1866" style:family="text">
      <style:text-properties officeooo:rsid="14c803ba"/>
    </style:style>
    <style:style style:name="T1867" style:family="text">
      <style:text-properties officeooo:rsid="14ca07d0"/>
    </style:style>
    <style:style style:name="T1868" style:family="text">
      <style:text-properties officeooo:rsid="14cae21a"/>
    </style:style>
    <style:style style:name="T1869" style:family="text">
      <style:text-properties officeooo:rsid="14cd5b8e"/>
    </style:style>
    <style:style style:name="T1870" style:family="text">
      <style:text-properties officeooo:rsid="14cefef5"/>
    </style:style>
    <style:style style:name="T1871" style:family="text">
      <style:text-properties officeooo:rsid="14cf402c"/>
    </style:style>
    <style:style style:name="T1872" style:family="text">
      <style:text-properties officeooo:rsid="14d0e2bd"/>
    </style:style>
    <style:style style:name="T1873" style:family="text">
      <style:text-properties officeooo:rsid="14d44eda"/>
    </style:style>
    <style:style style:name="T1874" style:family="text">
      <style:text-properties officeooo:rsid="14d4f012"/>
    </style:style>
    <style:style style:name="T1875" style:family="text">
      <style:text-properties officeooo:rsid="14d6c845"/>
    </style:style>
    <style:style style:name="T1876" style:family="text">
      <style:text-properties officeooo:rsid="14d6fc7e"/>
    </style:style>
    <style:style style:name="T1877" style:family="text">
      <style:text-properties officeooo:rsid="14d717b2"/>
    </style:style>
    <style:style style:name="T1878" style:family="text">
      <style:text-properties officeooo:rsid="14de6904"/>
    </style:style>
    <style:style style:name="T1879" style:family="text">
      <style:text-properties officeooo:rsid="14df7201"/>
    </style:style>
    <style:style style:name="T1880" style:family="text">
      <style:text-properties officeooo:rsid="14e16732"/>
    </style:style>
    <style:style style:name="T1881" style:family="text">
      <style:text-properties officeooo:rsid="14e1c3db"/>
    </style:style>
    <style:style style:name="T1882" style:family="text">
      <style:text-properties officeooo:rsid="14ea7e97"/>
    </style:style>
    <style:style style:name="T1883" style:family="text">
      <style:text-properties officeooo:rsid="14ed8437"/>
    </style:style>
    <style:style style:name="T1884" style:family="text">
      <style:text-properties officeooo:rsid="14ee9d3d"/>
    </style:style>
    <style:style style:name="T1885" style:family="text">
      <style:text-properties officeooo:rsid="14f017a5"/>
    </style:style>
    <style:style style:name="T1886" style:family="text">
      <style:text-properties officeooo:rsid="14f3cafd"/>
    </style:style>
    <style:style style:name="T1887" style:family="text">
      <style:text-properties officeooo:rsid="14f4c1a1"/>
    </style:style>
    <style:style style:name="T1888" style:family="text">
      <style:text-properties officeooo:rsid="14f4d824"/>
    </style:style>
    <style:style style:name="T1889" style:family="text">
      <style:text-properties officeooo:rsid="14f58fd2"/>
    </style:style>
    <style:style style:name="T1890" style:family="text">
      <style:text-properties officeooo:rsid="14f8898c"/>
    </style:style>
    <style:style style:name="T1891" style:family="text">
      <style:text-properties officeooo:rsid="14fa635d"/>
    </style:style>
    <style:style style:name="T1892" style:family="text">
      <style:text-properties officeooo:rsid="14fae42d"/>
    </style:style>
    <style:style style:name="T1893" style:family="text">
      <style:text-properties officeooo:rsid="14fda437"/>
    </style:style>
    <style:style style:name="T1894" style:family="text">
      <style:text-properties officeooo:rsid="14fe3280"/>
    </style:style>
    <style:style style:name="T1895" style:family="text">
      <style:text-properties officeooo:rsid="15001a34"/>
    </style:style>
    <style:style style:name="T1896" style:family="text">
      <style:text-properties officeooo:rsid="15030687"/>
    </style:style>
    <style:style style:name="T1897" style:family="text">
      <style:text-properties officeooo:rsid="1503e99e"/>
    </style:style>
    <style:style style:name="T1898" style:family="text">
      <style:text-properties officeooo:rsid="1506040b"/>
    </style:style>
    <style:style style:name="T1899" style:family="text">
      <style:text-properties officeooo:rsid="150c33cd"/>
    </style:style>
    <style:style style:name="T1900" style:family="text">
      <style:text-properties officeooo:rsid="150d04c7"/>
    </style:style>
    <style:style style:name="T1901" style:family="text">
      <style:text-properties officeooo:rsid="150e5fdc"/>
    </style:style>
    <style:style style:name="T1902" style:family="text">
      <style:text-properties officeooo:rsid="001c7bc5"/>
    </style:style>
    <style:style style:name="T1903" style:family="text">
      <style:text-properties officeooo:rsid="00101a59"/>
    </style:style>
    <style:style style:name="T1904" style:family="text">
      <style:text-properties officeooo:rsid="150eb967"/>
    </style:style>
    <style:style style:name="T1905" style:family="text">
      <style:text-properties officeooo:rsid="1510c8f0"/>
    </style:style>
    <style:style style:name="T1906" style:family="text">
      <style:text-properties officeooo:rsid="15121f0f"/>
    </style:style>
    <style:style style:name="T1907" style:family="text">
      <style:text-properties officeooo:rsid="006b4fbf"/>
    </style:style>
    <style:style style:name="T1908" style:family="text">
      <style:text-properties officeooo:rsid="0066615c"/>
    </style:style>
    <style:style style:name="T1909" style:family="text">
      <style:text-properties officeooo:rsid="00452747"/>
    </style:style>
    <style:style style:name="T1910" style:family="text">
      <style:text-properties style:font-name="Garamond"/>
    </style:style>
    <style:style style:name="T1911" style:family="text">
      <style:text-properties style:font-name="Garamond" officeooo:rsid="067021b2"/>
    </style:style>
    <style:style style:name="T1912" style:family="text">
      <style:text-properties style:font-name="Garamond" officeooo:rsid="0649d691"/>
    </style:style>
    <style:style style:name="T1913" style:family="text">
      <style:text-properties style:font-name="Garamond" officeooo:rsid="157e4a87"/>
    </style:style>
    <style:style style:name="T1914" style:family="text">
      <style:text-properties officeooo:rsid="1528e583"/>
    </style:style>
    <style:style style:name="T1915" style:family="text">
      <style:text-properties officeooo:rsid="1529a440"/>
    </style:style>
    <style:style style:name="T1916" style:family="text">
      <style:text-properties officeooo:rsid="152b6846"/>
    </style:style>
    <style:style style:name="T1917" style:family="text">
      <style:text-properties officeooo:rsid="152ce135"/>
    </style:style>
    <style:style style:name="T1918" style:family="text">
      <style:text-properties officeooo:rsid="1535344d"/>
    </style:style>
    <style:style style:name="T1919" style:family="text">
      <style:text-properties officeooo:rsid="15373e5e"/>
    </style:style>
    <style:style style:name="T1920" style:family="text">
      <style:text-properties officeooo:rsid="1538076e"/>
    </style:style>
    <style:style style:name="T1921" style:family="text">
      <style:text-properties officeooo:rsid="153b0414"/>
    </style:style>
    <style:style style:name="T1922" style:family="text">
      <style:text-properties officeooo:rsid="153c32e4"/>
    </style:style>
    <style:style style:name="T1923" style:family="text">
      <style:text-properties officeooo:rsid="153c8eeb"/>
    </style:style>
    <style:style style:name="T1924" style:family="text">
      <style:text-properties officeooo:rsid="1540a08b"/>
    </style:style>
    <style:style style:name="T1925" style:family="text">
      <style:text-properties officeooo:rsid="15410008"/>
    </style:style>
    <style:style style:name="T1926" style:family="text">
      <style:text-properties officeooo:rsid="154d363c"/>
    </style:style>
    <style:style style:name="T1927" style:family="text">
      <style:text-properties officeooo:rsid="1551832d"/>
    </style:style>
    <style:style style:name="T1928" style:family="text">
      <style:text-properties officeooo:rsid="1555452e"/>
    </style:style>
    <style:style style:name="T1929" style:family="text">
      <style:text-properties officeooo:rsid="1556133c"/>
    </style:style>
    <style:style style:name="T1930" style:family="text">
      <style:text-properties officeooo:rsid="1558f3bc"/>
    </style:style>
    <style:style style:name="T1931" style:family="text">
      <style:text-properties officeooo:rsid="155940f0"/>
    </style:style>
    <style:style style:name="T1932" style:family="text">
      <style:text-properties officeooo:rsid="1559cec3"/>
    </style:style>
    <style:style style:name="T1933" style:family="text">
      <style:text-properties officeooo:rsid="155fa7fc"/>
    </style:style>
    <style:style style:name="T1934" style:family="text">
      <style:text-properties officeooo:rsid="1560f1c9"/>
    </style:style>
    <style:style style:name="T1935" style:family="text">
      <style:text-properties officeooo:rsid="1563329f"/>
    </style:style>
    <style:style style:name="T1936" style:family="text">
      <style:text-properties officeooo:rsid="1566c0dc"/>
    </style:style>
    <style:style style:name="T1937" style:family="text">
      <style:text-properties officeooo:rsid="156c3bb0"/>
    </style:style>
    <style:style style:name="T1938" style:family="text">
      <style:text-properties officeooo:rsid="156d5bee"/>
    </style:style>
    <style:style style:name="T1939" style:family="text">
      <style:text-properties officeooo:rsid="156e75c2"/>
    </style:style>
    <style:style style:name="T1940" style:family="text">
      <style:text-properties officeooo:rsid="156fb1ee"/>
    </style:style>
    <style:style style:name="T1941" style:family="text">
      <style:text-properties officeooo:rsid="15708c8d"/>
    </style:style>
    <style:style style:name="T1942" style:family="text">
      <style:text-properties officeooo:rsid="15766c09"/>
    </style:style>
    <style:style style:name="T1943" style:family="text">
      <style:text-properties officeooo:rsid="15774b87"/>
    </style:style>
    <style:style style:name="T1944" style:family="text">
      <style:text-properties officeooo:rsid="15792741"/>
    </style:style>
    <style:style style:name="T1945" style:family="text">
      <style:text-properties officeooo:rsid="157b0404"/>
    </style:style>
    <style:style style:name="T1946" style:family="text">
      <style:text-properties officeooo:rsid="157fe6ed"/>
    </style:style>
    <style:style style:name="T1947" style:family="text">
      <style:text-properties officeooo:rsid="1580de02"/>
    </style:style>
    <style:style style:name="T1948" style:family="text">
      <style:text-properties officeooo:rsid="1581fe1d"/>
    </style:style>
    <style:style style:name="T1949" style:family="text">
      <style:text-properties officeooo:rsid="1583d5c6"/>
    </style:style>
    <style:style style:name="T1950" style:family="text">
      <style:text-properties officeooo:rsid="1584309b"/>
    </style:style>
    <style:style style:name="T1951" style:family="text">
      <style:text-properties officeooo:rsid="15881a31"/>
    </style:style>
    <style:style style:name="T1952" style:family="text">
      <style:text-properties officeooo:rsid="158acb46"/>
    </style:style>
    <style:style style:name="T1953" style:family="text">
      <style:text-properties officeooo:rsid="158d130c"/>
    </style:style>
    <style:style style:name="T1954" style:family="text">
      <style:text-properties officeooo:rsid="159092ba"/>
    </style:style>
    <style:style style:name="T1955" style:family="text">
      <style:text-properties officeooo:rsid="1594620c"/>
    </style:style>
    <style:style style:name="T1956" style:family="text">
      <style:text-properties officeooo:rsid="1599d670"/>
    </style:style>
    <style:style style:name="T1957" style:family="text">
      <style:text-properties officeooo:rsid="159e21c5"/>
    </style:style>
    <style:style style:name="T1958" style:family="text">
      <style:text-properties officeooo:rsid="15a02889"/>
    </style:style>
    <style:style style:name="T1959" style:family="text">
      <style:text-properties officeooo:rsid="15a1d1e5"/>
    </style:style>
    <style:style style:name="T1960" style:family="text">
      <style:text-properties officeooo:rsid="15a29ebd"/>
    </style:style>
    <style:style style:name="T1961" style:family="text">
      <style:text-properties officeooo:rsid="0224746b" style:font-weight-asian="normal" style:font-weight-complex="normal"/>
    </style:style>
    <style:style style:name="T1962" style:family="text">
      <style:text-properties officeooo:rsid="000cb2b7" style:font-weight-asian="normal" style:font-weight-complex="normal"/>
    </style:style>
    <style:style style:name="T1963" style:family="text">
      <style:text-properties officeooo:rsid="03fb0a1d" style:font-weight-asian="normal" style:font-weight-complex="normal"/>
    </style:style>
    <style:style style:name="T1964" style:family="text">
      <style:text-properties officeooo:rsid="03fac5dc" style:font-weight-asian="normal" style:font-weight-complex="normal"/>
    </style:style>
    <style:style style:name="T1965" style:family="text">
      <style:text-properties officeooo:rsid="15a69190"/>
    </style:style>
    <style:style style:name="T1966" style:family="text">
      <style:text-properties officeooo:rsid="15a8cfb5"/>
    </style:style>
    <style:style style:name="T1967" style:family="text">
      <style:text-properties officeooo:rsid="15a9a3c3"/>
    </style:style>
    <style:style style:name="T1968" style:family="text">
      <style:text-properties officeooo:rsid="15aa97d3"/>
    </style:style>
    <style:style style:name="T1969" style:family="text">
      <style:text-properties officeooo:rsid="15ab5e72"/>
    </style:style>
    <style:style style:name="T1970" style:family="text">
      <style:text-properties officeooo:rsid="15ac1dc2"/>
    </style:style>
    <style:style style:name="T1971" style:family="text">
      <style:text-properties officeooo:rsid="15ad81df"/>
    </style:style>
    <style:style style:name="T1972" style:family="text">
      <style:text-properties officeooo:rsid="15afadf9"/>
    </style:style>
    <style:style style:name="T1973" style:family="text">
      <style:text-properties officeooo:rsid="15b3e764"/>
    </style:style>
    <style:style style:name="T1974" style:family="text">
      <style:text-properties officeooo:rsid="15b585f4"/>
    </style:style>
    <style:style style:name="T1975" style:family="text">
      <style:text-properties officeooo:rsid="15ba8d38"/>
    </style:style>
    <style:style style:name="T1976" style:family="text">
      <style:text-properties officeooo:rsid="15bc45ad"/>
    </style:style>
    <style:style style:name="T1977" style:family="text">
      <style:text-properties officeooo:rsid="15bcb9de"/>
    </style:style>
    <style:style style:name="T1978" style:family="text">
      <style:text-properties officeooo:rsid="15bcd1aa"/>
    </style:style>
    <style:style style:name="T1979" style:family="text">
      <style:text-properties officeooo:rsid="15bd6f3e"/>
    </style:style>
    <style:style style:name="T1980" style:family="text">
      <style:text-properties officeooo:rsid="15bee277"/>
    </style:style>
    <style:style style:name="T1981" style:family="text">
      <style:text-properties officeooo:rsid="15c1b91c"/>
    </style:style>
    <style:style style:name="T1982" style:family="text">
      <style:text-properties officeooo:rsid="15c314c8"/>
    </style:style>
    <style:style style:name="T1983" style:family="text">
      <style:text-properties officeooo:rsid="15c6030a"/>
    </style:style>
    <style:style style:name="T1984" style:family="text">
      <style:text-properties officeooo:rsid="15c74ba0"/>
    </style:style>
    <style:style style:name="T1985" style:family="text">
      <style:text-properties officeooo:rsid="15c7d353"/>
    </style:style>
    <style:style style:name="T1986" style:family="text">
      <style:text-properties officeooo:rsid="15c8e776"/>
    </style:style>
    <style:style style:name="T1987" style:family="text">
      <style:text-properties officeooo:rsid="15ca496a"/>
    </style:style>
    <style:style style:name="T1988" style:family="text">
      <style:text-properties officeooo:rsid="15cb605d"/>
    </style:style>
    <style:style style:name="T1989" style:family="text">
      <style:text-properties officeooo:rsid="15ce1aa5"/>
    </style:style>
    <style:style style:name="T1990" style:family="text">
      <style:text-properties officeooo:rsid="15d086a2"/>
    </style:style>
    <style:style style:name="T1991" style:family="text">
      <style:text-properties officeooo:rsid="15d262f0"/>
    </style:style>
    <style:style style:name="T1992" style:family="text">
      <style:text-properties officeooo:rsid="15d38853"/>
    </style:style>
    <style:style style:name="T1993" style:family="text">
      <style:text-properties officeooo:rsid="15d46309"/>
    </style:style>
    <style:style style:name="T1994" style:family="text">
      <style:text-properties officeooo:rsid="15d6e3de"/>
    </style:style>
    <style:style style:name="T1995" style:family="text">
      <style:text-properties officeooo:rsid="15d9783a"/>
    </style:style>
    <style:style style:name="T1996" style:family="text">
      <style:text-properties officeooo:rsid="15dafafd"/>
    </style:style>
    <style:style style:name="T1997" style:family="text">
      <style:text-properties officeooo:rsid="15db287a"/>
    </style:style>
    <style:style style:name="T1998" style:family="text">
      <style:text-properties officeooo:rsid="15dc9b5a"/>
    </style:style>
    <style:style style:name="T1999" style:family="text">
      <style:text-properties officeooo:rsid="15de9b13"/>
    </style:style>
    <style:style style:name="T2000" style:family="text">
      <style:text-properties officeooo:rsid="15e335df"/>
    </style:style>
    <style:style style:name="T2001" style:family="text">
      <style:text-properties officeooo:rsid="03e56e30"/>
    </style:style>
    <style:style style:name="T2002" style:family="text">
      <style:text-properties officeooo:rsid="15e5e4a2"/>
    </style:style>
    <style:style style:name="T2003" style:family="text">
      <style:text-properties officeooo:rsid="15e80a6e"/>
    </style:style>
    <style:style style:name="T2004" style:family="text">
      <style:text-properties officeooo:rsid="15e96c99"/>
    </style:style>
    <style:style style:name="T2005" style:family="text">
      <style:text-properties officeooo:rsid="15ee8548"/>
    </style:style>
    <style:style style:name="T2006" style:family="text">
      <style:text-properties officeooo:rsid="15ef0e1b"/>
    </style:style>
    <style:style style:name="T2007" style:family="text">
      <style:text-properties officeooo:rsid="15f08f37"/>
    </style:style>
    <style:style style:name="T2008" style:family="text">
      <style:text-properties officeooo:rsid="15f15f75"/>
    </style:style>
    <style:style style:name="T2009" style:family="text">
      <style:text-properties officeooo:rsid="15f4b162"/>
    </style:style>
    <style:style style:name="T2010" style:family="text">
      <style:text-properties officeooo:rsid="15f60a47"/>
    </style:style>
    <style:style style:name="T2011" style:family="text">
      <style:text-properties officeooo:rsid="15f899f6"/>
    </style:style>
    <style:style style:name="T2012" style:family="text">
      <style:text-properties officeooo:rsid="15fc238e"/>
    </style:style>
    <style:style style:name="T2013" style:family="text">
      <style:text-properties officeooo:rsid="15ff5fc4"/>
    </style:style>
    <style:style style:name="T2014" style:family="text">
      <style:text-properties officeooo:rsid="15fff088"/>
    </style:style>
    <style:style style:name="T2015" style:family="text">
      <style:text-properties officeooo:rsid="1601c922"/>
    </style:style>
    <style:style style:name="T2016" style:family="text">
      <style:text-properties officeooo:rsid="1604c973"/>
    </style:style>
    <style:style style:name="T2017" style:family="text">
      <style:text-properties officeooo:rsid="160ff94e"/>
    </style:style>
    <style:style style:name="T2018" style:family="text">
      <style:text-properties officeooo:rsid="1611b5e3"/>
    </style:style>
    <style:style style:name="T2019" style:family="text">
      <style:text-properties officeooo:rsid="161249c7"/>
    </style:style>
    <style:style style:name="T2020" style:family="text">
      <style:text-properties officeooo:rsid="16137e15"/>
    </style:style>
    <style:style style:name="T2021" style:family="text">
      <style:text-properties officeooo:rsid="1615dabc"/>
    </style:style>
    <style:style style:name="T2022" style:family="text">
      <style:text-properties officeooo:rsid="16175bee"/>
    </style:style>
    <style:style style:name="T2023" style:family="text">
      <style:text-properties officeooo:rsid="16190c71"/>
    </style:style>
    <style:style style:name="T2024" style:family="text">
      <style:text-properties officeooo:rsid="161b1370"/>
    </style:style>
    <style:style style:name="T2025" style:family="text">
      <style:text-properties officeooo:rsid="161b14b5"/>
    </style:style>
    <style:style style:name="T2026" style:family="text">
      <style:text-properties officeooo:rsid="161bef2b"/>
    </style:style>
    <style:style style:name="T2027" style:family="text">
      <style:text-properties officeooo:rsid="161c1291"/>
    </style:style>
    <style:style style:name="T2028" style:family="text">
      <style:text-properties officeooo:rsid="161e971e"/>
    </style:style>
    <style:style style:name="T2029" style:family="text">
      <style:text-properties officeooo:rsid="161fdb9f"/>
    </style:style>
    <style:style style:name="T2030" style:family="text">
      <style:text-properties officeooo:rsid="162175ae"/>
    </style:style>
    <style:style style:name="T2031" style:family="text">
      <style:text-properties officeooo:rsid="1623fd6d"/>
    </style:style>
    <style:style style:name="T2032" style:family="text">
      <style:text-properties officeooo:rsid="16299842"/>
    </style:style>
    <style:style style:name="T2033" style:family="text">
      <style:text-properties officeooo:rsid="162b30c9"/>
    </style:style>
    <style:style style:name="T2034" style:family="text">
      <style:text-properties officeooo:rsid="162c33ee"/>
    </style:style>
    <style:style style:name="T2035" style:family="text">
      <style:text-properties officeooo:rsid="162cb99e"/>
    </style:style>
    <style:style style:name="T2036" style:family="text">
      <style:text-properties officeooo:rsid="162d4628"/>
    </style:style>
    <style:style style:name="T2037" style:family="text">
      <style:text-properties officeooo:rsid="162d9584"/>
    </style:style>
    <style:style style:name="T2038" style:family="text">
      <style:text-properties officeooo:rsid="162ef595"/>
    </style:style>
    <style:style style:name="T2039" style:family="text">
      <style:text-properties officeooo:rsid="16327677"/>
    </style:style>
    <style:style style:name="T2040" style:family="text">
      <style:text-properties officeooo:rsid="16338c62"/>
    </style:style>
    <style:style style:name="T2041" style:family="text">
      <style:text-properties officeooo:rsid="16456603"/>
    </style:style>
    <style:style style:name="T2042" style:family="text">
      <style:text-properties officeooo:rsid="1646a900"/>
    </style:style>
    <style:style style:name="T2043" style:family="text">
      <style:text-properties officeooo:rsid="1646f83c"/>
    </style:style>
    <style:style style:name="T2044" style:family="text">
      <style:text-properties officeooo:rsid="1647ca1d"/>
    </style:style>
    <style:style style:name="T2045" style:family="text">
      <style:text-properties officeooo:rsid="164a45f8"/>
    </style:style>
    <style:style style:name="T2046" style:family="text">
      <style:text-properties officeooo:rsid="164c39b0"/>
    </style:style>
    <style:style style:name="T2047" style:family="text">
      <style:text-properties officeooo:rsid="164e2409"/>
    </style:style>
    <style:style style:name="T2048" style:family="text">
      <style:text-properties officeooo:rsid="165604c2"/>
    </style:style>
    <style:style style:name="T2049" style:family="text">
      <style:text-properties officeooo:rsid="16656c4e"/>
    </style:style>
    <style:style style:name="T2050" style:family="text">
      <style:text-properties officeooo:rsid="16671f6f"/>
    </style:style>
    <style:style style:name="T2051" style:family="text">
      <style:text-properties officeooo:rsid="1669dc89"/>
    </style:style>
    <style:style style:name="T2052" style:family="text">
      <style:text-properties officeooo:rsid="1671be29"/>
    </style:style>
    <style:style style:name="T2053" style:family="text">
      <style:text-properties officeooo:rsid="1690ddc7"/>
    </style:style>
    <style:style style:name="T2054" style:family="text">
      <style:text-properties officeooo:rsid="169882b6"/>
    </style:style>
    <style:style style:name="T2055" style:family="text">
      <style:text-properties officeooo:rsid="16aadaee"/>
    </style:style>
    <style:style style:name="T2056" style:family="text">
      <style:text-properties officeooo:rsid="16ab3ea4"/>
    </style:style>
    <style:style style:name="T2057" style:family="text">
      <style:text-properties officeooo:rsid="16ac07bb"/>
    </style:style>
    <style:style style:name="T2058" style:family="text">
      <style:text-properties officeooo:rsid="16aceffa"/>
    </style:style>
    <style:style style:name="T2059" style:family="text">
      <style:text-properties officeooo:rsid="16ae3819"/>
    </style:style>
    <style:style style:name="T2060" style:family="text">
      <style:text-properties officeooo:rsid="16b1c580"/>
    </style:style>
    <style:style style:name="T2061" style:family="text">
      <style:text-properties officeooo:rsid="16b3821a"/>
    </style:style>
    <style:style style:name="T2062" style:family="text">
      <style:text-properties officeooo:rsid="16b741c3"/>
    </style:style>
    <style:style style:name="T2063" style:family="text">
      <style:text-properties officeooo:rsid="16b86a04"/>
    </style:style>
    <style:style style:name="T2064" style:family="text">
      <style:text-properties officeooo:rsid="16b922a9"/>
    </style:style>
    <style:style style:name="T2065" style:family="text">
      <style:text-properties officeooo:rsid="16ba1690"/>
    </style:style>
    <style:style style:name="T2066" style:family="text">
      <style:text-properties officeooo:rsid="16bab8b0"/>
    </style:style>
    <style:style style:name="T2067" style:family="text">
      <style:text-properties officeooo:rsid="16babeb6"/>
    </style:style>
    <style:style style:name="T2068" style:family="text">
      <style:text-properties officeooo:rsid="16bad471"/>
    </style:style>
    <style:style style:name="T2069" style:family="text">
      <style:text-properties officeooo:rsid="16bca843"/>
    </style:style>
    <style:style style:name="T2070" style:family="text">
      <style:text-properties officeooo:rsid="16be523a"/>
    </style:style>
    <style:style style:name="T2071" style:family="text">
      <style:text-properties officeooo:rsid="16bfd939"/>
    </style:style>
    <style:style style:name="T2072" style:family="text">
      <style:text-properties officeooo:rsid="07ce0886"/>
    </style:style>
    <style:style style:name="T2073" style:family="text">
      <style:text-properties officeooo:rsid="06d3035d"/>
    </style:style>
    <style:style style:name="T2074" style:family="text">
      <style:text-properties officeooo:rsid="07cfbaa7"/>
    </style:style>
    <style:style style:name="T2075" style:family="text">
      <style:text-properties officeooo:rsid="0ac9cbfd"/>
    </style:style>
    <style:style style:name="T2076" style:family="text">
      <style:text-properties officeooo:rsid="0ea853c3"/>
    </style:style>
    <style:style style:name="T2077" style:family="text">
      <style:text-properties officeooo:rsid="0ac9eec4"/>
    </style:style>
    <style:style style:name="T2078" style:family="text">
      <style:text-properties officeooo:rsid="01f216ad"/>
    </style:style>
    <style:style style:name="T2079" style:family="text">
      <style:text-properties officeooo:rsid="07d28816"/>
    </style:style>
    <style:style style:name="T2080" style:family="text">
      <style:text-properties officeooo:rsid="01f3bf22"/>
    </style:style>
    <style:style style:name="T2081" style:family="text">
      <style:text-properties officeooo:rsid="06d433d2"/>
    </style:style>
    <style:style style:name="T2082" style:family="text">
      <style:text-properties officeooo:rsid="01f42bd5"/>
    </style:style>
    <style:style style:name="T2083" style:family="text">
      <style:text-properties officeooo:rsid="0acb1967"/>
    </style:style>
    <style:style style:name="T2084" style:family="text">
      <style:text-properties officeooo:rsid="01f3a6a0"/>
    </style:style>
    <style:style style:name="T2085" style:family="text">
      <style:text-properties officeooo:rsid="0941427a"/>
    </style:style>
    <style:style style:name="T2086" style:family="text">
      <style:text-properties officeooo:rsid="09c5501c"/>
    </style:style>
    <style:style style:name="T2087" style:family="text">
      <style:text-properties officeooo:rsid="01f49bb0"/>
    </style:style>
    <style:style style:name="T2088" style:family="text">
      <style:text-properties officeooo:rsid="09424e69"/>
    </style:style>
    <style:style style:name="T2089" style:family="text">
      <style:text-properties officeooo:rsid="0943295e"/>
    </style:style>
    <style:style style:name="T2090" style:family="text">
      <style:text-properties officeooo:rsid="01f4a1e3"/>
    </style:style>
    <style:style style:name="T2091" style:family="text">
      <style:text-properties officeooo:rsid="06d6230f"/>
    </style:style>
    <style:style style:name="T2092" style:family="text">
      <style:text-properties officeooo:rsid="0acd7921"/>
    </style:style>
    <style:style style:name="T2093" style:family="text">
      <style:text-properties officeooo:rsid="01f4a495"/>
    </style:style>
    <style:style style:name="T2094" style:family="text">
      <style:text-properties officeooo:rsid="01f4e0a0"/>
    </style:style>
    <style:style style:name="T2095" style:family="text">
      <style:text-properties officeooo:rsid="06d7c286"/>
    </style:style>
    <style:style style:name="T2096" style:family="text">
      <style:text-properties officeooo:rsid="07d6aafa"/>
    </style:style>
    <style:style style:name="T2097" style:family="text">
      <style:text-properties officeooo:rsid="07c0bdf6"/>
    </style:style>
    <style:style style:name="T2098" style:family="text">
      <style:text-properties officeooo:rsid="0ad0107e"/>
    </style:style>
    <style:style style:name="T2099" style:family="text">
      <style:text-properties officeooo:rsid="07d78a2c"/>
    </style:style>
    <style:style style:name="T2100" style:family="text">
      <style:text-properties officeooo:rsid="09c7bf13"/>
    </style:style>
    <style:style style:name="T2101" style:family="text">
      <style:text-properties officeooo:rsid="0ea969e8"/>
    </style:style>
    <style:style style:name="T2102" style:family="text">
      <style:text-properties officeooo:rsid="0eabbdde"/>
    </style:style>
    <style:style style:name="T2103" style:family="text">
      <style:text-properties officeooo:rsid="0eac5a89"/>
    </style:style>
    <style:style style:name="T2104" style:family="text">
      <style:text-properties officeooo:rsid="07d96e8f"/>
    </style:style>
    <style:style style:name="T2105" style:family="text">
      <style:text-properties officeooo:rsid="06d87cfe"/>
    </style:style>
    <style:style style:name="T2106" style:family="text">
      <style:text-properties officeooo:rsid="07d97e4b"/>
    </style:style>
    <style:style style:name="T2107" style:family="text">
      <style:text-properties officeooo:rsid="09c8a80e"/>
    </style:style>
    <style:style style:name="T2108" style:family="text">
      <style:text-properties officeooo:rsid="07db23c7"/>
    </style:style>
    <style:style style:name="T2109" style:family="text">
      <style:text-properties officeooo:rsid="09c9e3d8"/>
    </style:style>
    <style:style style:name="T2110" style:family="text">
      <style:text-properties officeooo:rsid="07dce9b2"/>
    </style:style>
    <style:style style:name="T2111" style:family="text">
      <style:text-properties officeooo:rsid="09cb46de"/>
    </style:style>
    <style:style style:name="T2112" style:family="text">
      <style:text-properties officeooo:rsid="07de6dd5"/>
    </style:style>
    <style:style style:name="T2113" style:family="text">
      <style:text-properties officeooo:rsid="0ad4d210"/>
    </style:style>
    <style:style style:name="T2114" style:family="text">
      <style:text-properties officeooo:rsid="0eae54f8"/>
    </style:style>
    <style:style style:name="T2115" style:family="text">
      <style:text-properties officeooo:rsid="0eaea406"/>
    </style:style>
    <style:style style:name="T2116" style:family="text">
      <style:text-properties officeooo:rsid="07faf489"/>
    </style:style>
    <style:style style:name="T2117" style:family="text">
      <style:text-properties officeooo:rsid="07df02aa"/>
    </style:style>
    <style:style style:name="T2118" style:family="text">
      <style:text-properties officeooo:rsid="0eb26f18"/>
    </style:style>
    <style:style style:name="T2119" style:family="text">
      <style:text-properties officeooo:rsid="0ad7887c"/>
    </style:style>
    <style:style style:name="T2120" style:family="text">
      <style:text-properties officeooo:rsid="07e52049"/>
    </style:style>
    <style:style style:name="T2121" style:family="text">
      <style:text-properties officeooo:rsid="09cf8993"/>
    </style:style>
    <style:style style:name="T2122" style:family="text">
      <style:text-properties officeooo:rsid="0ad9f0db"/>
    </style:style>
    <style:style style:name="T2123" style:family="text">
      <style:text-properties officeooo:rsid="09d0b084"/>
    </style:style>
    <style:style style:name="T2124" style:family="text">
      <style:text-properties officeooo:rsid="09d1cc40"/>
    </style:style>
    <style:style style:name="T2125" style:family="text">
      <style:text-properties officeooo:rsid="09d43464"/>
    </style:style>
    <style:style style:name="T2126" style:family="text">
      <style:text-properties officeooo:rsid="09d6d7fc"/>
    </style:style>
    <style:style style:name="T2127" style:family="text">
      <style:text-properties officeooo:rsid="0eb4f16d"/>
    </style:style>
    <style:style style:name="T2128" style:family="text">
      <style:text-properties officeooo:rsid="09d612ad"/>
    </style:style>
    <style:style style:name="T2129" style:family="text">
      <style:text-properties officeooo:rsid="09d30569"/>
    </style:style>
    <style:style style:name="T2130" style:family="text">
      <style:text-properties officeooo:rsid="0eb5e633"/>
    </style:style>
    <style:style style:name="T2131" style:family="text">
      <style:text-properties officeooo:rsid="09d6f537"/>
    </style:style>
    <style:style style:name="T2132" style:family="text">
      <style:text-properties officeooo:rsid="07e666ba"/>
    </style:style>
    <style:style style:name="T2133" style:family="text">
      <style:text-properties officeooo:rsid="0adaf1e8"/>
    </style:style>
    <style:style style:name="T2134" style:family="text">
      <style:text-properties officeooo:rsid="09d750d6"/>
    </style:style>
    <style:style style:name="T2135" style:family="text">
      <style:text-properties officeooo:rsid="07e2d47c"/>
    </style:style>
    <style:style style:name="T2136" style:family="text">
      <style:text-properties officeooo:rsid="07e82c87"/>
    </style:style>
    <style:style style:name="T2137" style:family="text">
      <style:text-properties officeooo:rsid="07e482d8"/>
    </style:style>
    <style:style style:name="T2138" style:family="text">
      <style:text-properties officeooo:rsid="07e8ac2f"/>
    </style:style>
    <style:style style:name="T2139" style:family="text">
      <style:text-properties officeooo:rsid="07e99c7c"/>
    </style:style>
    <style:style style:name="T2140" style:family="text">
      <style:text-properties officeooo:rsid="0adc8183"/>
    </style:style>
    <style:style style:name="T2141" style:family="text">
      <style:text-properties officeooo:rsid="09d89ac8"/>
    </style:style>
    <style:style style:name="T2142" style:family="text">
      <style:text-properties officeooo:rsid="07ea19f1"/>
    </style:style>
    <style:style style:name="T2143" style:family="text">
      <style:text-properties officeooo:rsid="0eb6885a"/>
    </style:style>
    <style:style style:name="T2144" style:family="text">
      <style:text-properties officeooo:rsid="0add84e5"/>
    </style:style>
    <style:style style:name="T2145" style:family="text">
      <style:text-properties officeooo:rsid="09449fed"/>
    </style:style>
    <style:style style:name="T2146" style:family="text">
      <style:text-properties officeooo:rsid="0adf492c"/>
    </style:style>
    <style:style style:name="T2147" style:family="text">
      <style:text-properties officeooo:rsid="0947d692"/>
    </style:style>
    <style:style style:name="T2148" style:family="text">
      <style:text-properties officeooo:rsid="0adfe0d1"/>
    </style:style>
    <style:style style:name="T2149" style:family="text">
      <style:text-properties officeooo:rsid="0eb9981b"/>
    </style:style>
    <style:style style:name="T2150" style:family="text">
      <style:text-properties officeooo:rsid="0ae04a78"/>
    </style:style>
    <style:style style:name="T2151" style:family="text">
      <style:text-properties officeooo:rsid="0ae7e22e"/>
    </style:style>
    <style:style style:name="T2152" style:family="text">
      <style:text-properties officeooo:rsid="16ceb0f6"/>
    </style:style>
    <style:style style:name="T2153" style:family="text">
      <style:text-properties officeooo:rsid="16d07273"/>
    </style:style>
    <style:style style:name="T2154" style:family="text">
      <style:text-properties officeooo:rsid="16d0b550"/>
    </style:style>
    <style:style style:name="T2155" style:family="text">
      <style:text-properties officeooo:rsid="16d2a7fe"/>
    </style:style>
    <style:style style:name="T2156" style:family="text">
      <style:text-properties officeooo:rsid="16d3541c"/>
    </style:style>
    <style:style style:name="T2157" style:family="text">
      <style:text-properties officeooo:rsid="16d411c0"/>
    </style:style>
    <style:style style:name="T2158" style:family="text">
      <style:text-properties officeooo:rsid="16d79b51"/>
    </style:style>
    <style:style style:name="T2159" style:family="text">
      <style:text-properties officeooo:rsid="16da8fc2"/>
    </style:style>
    <style:style style:name="T2160" style:family="text">
      <style:text-properties officeooo:rsid="16db8840"/>
    </style:style>
    <style:style style:name="T2161" style:family="text">
      <style:text-properties officeooo:rsid="16df5624"/>
    </style:style>
    <style:style style:name="T2162" style:family="text">
      <style:text-properties officeooo:rsid="16e10509"/>
    </style:style>
    <style:style style:name="T2163" style:family="text">
      <style:text-properties officeooo:rsid="16e2e142"/>
    </style:style>
    <style:style style:name="T2164" style:family="text">
      <style:text-properties officeooo:rsid="16e41e5e"/>
    </style:style>
    <style:style style:name="T2165" style:family="text">
      <style:text-properties officeooo:rsid="16e58637"/>
    </style:style>
    <style:style style:name="T2166" style:family="text">
      <style:text-properties officeooo:rsid="16e94bf5"/>
    </style:style>
    <style:style style:name="T2167" style:family="text">
      <style:text-properties officeooo:rsid="16ea7e25"/>
    </style:style>
    <style:style style:name="T2168" style:family="text">
      <style:text-properties officeooo:rsid="16eb20b4"/>
    </style:style>
    <style:style style:name="T2169" style:family="text">
      <style:text-properties officeooo:rsid="16f0028f"/>
    </style:style>
    <style:style style:name="T2170" style:family="text">
      <style:text-properties officeooo:rsid="16f0d3ff"/>
    </style:style>
    <style:style style:name="T2171" style:family="text">
      <style:text-properties officeooo:rsid="17076566"/>
    </style:style>
    <style:style style:name="T2172" style:family="text">
      <style:text-properties officeooo:rsid="1708c9e5"/>
    </style:style>
    <style:style style:name="T2173" style:family="text">
      <style:text-properties officeooo:rsid="170abad0"/>
    </style:style>
    <style:style style:name="T2174" style:family="text">
      <style:text-properties officeooo:rsid="170edab9"/>
    </style:style>
    <style:style style:name="T2175" style:family="text">
      <style:text-properties officeooo:rsid="1719dc09"/>
    </style:style>
    <style:style style:name="T2176" style:family="text">
      <style:text-properties officeooo:rsid="171c0647"/>
    </style:style>
    <style:style style:name="T2177" style:family="text">
      <style:text-properties officeooo:rsid="171df25f"/>
    </style:style>
    <style:style style:name="T2178" style:family="text">
      <style:text-properties officeooo:rsid="171e4aa5"/>
    </style:style>
    <style:style style:name="T2179" style:family="text">
      <style:text-properties officeooo:rsid="07ed80d2"/>
    </style:style>
    <style:style style:name="T2180" style:family="text">
      <style:text-properties officeooo:rsid="07b72660"/>
    </style:style>
    <style:style style:name="T2181" style:family="text">
      <style:text-properties officeooo:rsid="1722387d"/>
    </style:style>
    <style:style style:name="T2182" style:family="text">
      <style:text-properties officeooo:rsid="1723a4f6"/>
    </style:style>
    <style:style style:name="T2183" style:family="text">
      <style:text-properties officeooo:rsid="172497ec"/>
    </style:style>
    <style:style style:name="T2184" style:family="text">
      <style:text-properties officeooo:rsid="17274376"/>
    </style:style>
    <style:style style:name="T2185" style:family="text">
      <style:text-properties officeooo:rsid="1729418f"/>
    </style:style>
    <style:style style:name="T2186" style:family="text">
      <style:text-properties officeooo:rsid="172aae7a"/>
    </style:style>
    <style:style style:name="T2187" style:family="text">
      <style:text-properties officeooo:rsid="172d939b"/>
    </style:style>
    <style:style style:name="T2188" style:family="text">
      <style:text-properties officeooo:rsid="172f92ae"/>
    </style:style>
    <style:style style:name="T2189" style:family="text">
      <style:text-properties officeooo:rsid="17320ecd"/>
    </style:style>
    <style:style style:name="T2190" style:family="text">
      <style:text-properties officeooo:rsid="1733468f"/>
    </style:style>
    <style:style style:name="T2191" style:family="text">
      <style:text-properties officeooo:rsid="17352885"/>
    </style:style>
    <style:style style:name="T2192" style:family="text">
      <style:text-properties officeooo:rsid="17356fe2"/>
    </style:style>
    <style:style style:name="T2193" style:family="text">
      <style:text-properties officeooo:rsid="1741a4b0"/>
    </style:style>
    <style:style style:name="T2194" style:family="text">
      <style:text-properties officeooo:rsid="1742d4f9"/>
    </style:style>
    <style:style style:name="T2195" style:family="text">
      <style:text-properties officeooo:rsid="1743ecb8"/>
    </style:style>
    <style:style style:name="T2196" style:family="text">
      <style:text-properties officeooo:rsid="1746a66b"/>
    </style:style>
    <style:style style:name="T2197" style:family="text">
      <style:text-properties officeooo:rsid="1749b879"/>
    </style:style>
    <style:style style:name="T2198" style:family="text">
      <style:text-properties officeooo:rsid="174b37cd"/>
    </style:style>
    <style:style style:name="T2199" style:family="text">
      <style:text-properties officeooo:rsid="174c5cd0"/>
    </style:style>
    <style:style style:name="T2200" style:family="text">
      <style:text-properties officeooo:rsid="174d6514"/>
    </style:style>
    <style:style style:name="T2201" style:family="text">
      <style:text-properties officeooo:rsid="17504f83"/>
    </style:style>
    <style:style style:name="T2202" style:family="text">
      <style:text-properties officeooo:rsid="17525267"/>
    </style:style>
    <style:style style:name="T2203" style:family="text">
      <style:text-properties officeooo:rsid="1753b07d"/>
    </style:style>
    <style:style style:name="T2204" style:family="text">
      <style:text-properties officeooo:rsid="17555eb1"/>
    </style:style>
    <style:style style:name="T2205" style:family="text">
      <style:text-properties officeooo:rsid="17566f48"/>
    </style:style>
    <style:style style:name="T2206" style:family="text">
      <style:text-properties officeooo:rsid="1756caf9"/>
    </style:style>
    <style:style style:name="T2207" style:family="text">
      <style:text-properties officeooo:rsid="1760f684"/>
    </style:style>
    <style:style style:name="T2208" style:family="text">
      <style:text-properties officeooo:rsid="1766919a"/>
    </style:style>
    <style:style style:name="T2209" style:family="text">
      <style:text-properties officeooo:rsid="176957a5"/>
    </style:style>
    <style:style style:name="T2210" style:family="text">
      <style:text-properties officeooo:rsid="176f2e69"/>
    </style:style>
    <style:style style:name="T2211" style:family="text">
      <style:text-properties officeooo:rsid="17715029"/>
    </style:style>
    <style:style style:name="T2212" style:family="text">
      <style:text-properties officeooo:rsid="1773398f"/>
    </style:style>
    <style:style style:name="T2213" style:family="text">
      <style:text-properties officeooo:rsid="177c1a79"/>
    </style:style>
    <style:style style:name="T2214" style:family="text">
      <style:text-properties officeooo:rsid="177d8cc4"/>
    </style:style>
    <style:style style:name="T2215" style:family="text">
      <style:text-properties officeooo:rsid="178404cf"/>
    </style:style>
    <style:style style:name="T2216" style:family="text">
      <style:text-properties officeooo:rsid="178425f9"/>
    </style:style>
    <style:style style:name="T2217" style:family="text">
      <style:text-properties officeooo:rsid="17856289"/>
    </style:style>
    <style:style style:name="T2218" style:family="text">
      <style:text-properties officeooo:rsid="1788263e"/>
    </style:style>
    <style:style style:name="T2219" style:family="text">
      <style:text-properties officeooo:rsid="1788fa17"/>
    </style:style>
    <style:style style:name="T2220" style:family="text">
      <style:text-properties officeooo:rsid="1789f1fd"/>
    </style:style>
    <style:style style:name="T2221" style:family="text">
      <style:text-properties officeooo:rsid="178b9f59"/>
    </style:style>
    <style:style style:name="T2222" style:family="text">
      <style:text-properties officeooo:rsid="178d1619"/>
    </style:style>
    <style:style style:name="T2223" style:family="text">
      <style:text-properties officeooo:rsid="178f2ad5"/>
    </style:style>
    <style:style style:name="T2224" style:family="text">
      <style:text-properties officeooo:rsid="1791af75"/>
    </style:style>
    <style:style style:name="T2225" style:family="text">
      <style:text-properties officeooo:rsid="1794e000"/>
    </style:style>
    <style:style style:name="T2226" style:family="text">
      <style:text-properties officeooo:rsid="17952d4b"/>
    </style:style>
    <style:style style:name="T2227" style:family="text">
      <style:text-properties officeooo:rsid="17970749"/>
    </style:style>
    <style:style style:name="T2228" style:family="text">
      <style:text-properties officeooo:rsid="17982552"/>
    </style:style>
    <style:style style:name="T2229" style:family="text">
      <style:text-properties officeooo:rsid="1799646c"/>
    </style:style>
    <style:style style:name="T2230" style:family="text">
      <style:text-properties officeooo:rsid="179b4d06"/>
    </style:style>
    <style:style style:name="T2231" style:family="text">
      <style:text-properties officeooo:rsid="179c6dbd"/>
    </style:style>
    <style:style style:name="T2232" style:family="text">
      <style:text-properties officeooo:rsid="179d7ede"/>
    </style:style>
    <style:style style:name="T2233" style:family="text">
      <style:text-properties officeooo:rsid="17a7dbc7"/>
    </style:style>
    <style:style style:name="T2234" style:family="text">
      <style:text-properties officeooo:rsid="17a9ccad"/>
    </style:style>
    <style:style style:name="T2235" style:family="text">
      <style:text-properties officeooo:rsid="17aa145f"/>
    </style:style>
    <style:style style:name="T2236" style:family="text">
      <style:text-properties officeooo:rsid="17abe998"/>
    </style:style>
    <style:style style:name="T2237" style:family="text">
      <style:text-properties officeooo:rsid="17ad77ff"/>
    </style:style>
    <style:style style:name="T2238" style:family="text">
      <style:text-properties officeooo:rsid="17ad94c2"/>
    </style:style>
    <style:style style:name="T2239" style:family="text">
      <style:text-properties officeooo:rsid="17af0f96"/>
    </style:style>
    <style:style style:name="T2240" style:family="text">
      <style:text-properties officeooo:rsid="17b136b5"/>
    </style:style>
    <style:style style:name="T2241" style:family="text">
      <style:text-properties officeooo:rsid="17b2e177"/>
    </style:style>
    <style:style style:name="T2242" style:family="text">
      <style:text-properties officeooo:rsid="17b32a67"/>
    </style:style>
    <style:style style:name="T2243" style:family="text">
      <style:text-properties officeooo:rsid="17b468b2"/>
    </style:style>
    <style:style style:name="T2244" style:family="text">
      <style:text-properties officeooo:rsid="17b80c71"/>
    </style:style>
    <style:style style:name="T2245" style:family="text">
      <style:text-properties officeooo:rsid="17ba4fa7"/>
    </style:style>
    <style:style style:name="T2246" style:family="text">
      <style:text-properties officeooo:rsid="17be0f65"/>
    </style:style>
    <style:style style:name="T2247" style:family="text">
      <style:text-properties officeooo:rsid="17bf8ddd"/>
    </style:style>
    <style:style style:name="T2248" style:family="text">
      <style:text-properties officeooo:rsid="17c1c202"/>
    </style:style>
    <style:style style:name="T2249" style:family="text">
      <style:text-properties officeooo:rsid="17c30312"/>
    </style:style>
    <style:style style:name="T2250" style:family="text">
      <style:text-properties officeooo:rsid="17c564e7"/>
    </style:style>
    <style:style style:name="T2251" style:family="text">
      <style:text-properties officeooo:rsid="17c66321"/>
    </style:style>
    <style:style style:name="T2252" style:family="text">
      <style:text-properties officeooo:rsid="17c6cb61"/>
    </style:style>
    <style:style style:name="T2253" style:family="text">
      <style:text-properties officeooo:rsid="17c88c23"/>
    </style:style>
    <style:style style:name="T2254" style:family="text">
      <style:text-properties officeooo:rsid="17c91730"/>
    </style:style>
    <style:style style:name="T2255" style:family="text">
      <style:text-properties officeooo:rsid="17ca8843"/>
    </style:style>
    <style:style style:name="T2256" style:family="text">
      <style:text-properties officeooo:rsid="17cf12a8"/>
    </style:style>
    <style:style style:name="T2257" style:family="text">
      <style:text-properties officeooo:rsid="17d0366c"/>
    </style:style>
    <style:style style:name="T2258" style:family="text">
      <style:text-properties officeooo:rsid="17d101f0"/>
    </style:style>
    <style:style style:name="T2259" style:family="text">
      <style:text-properties officeooo:rsid="17d291d3"/>
    </style:style>
    <style:style style:name="T2260" style:family="text">
      <style:text-properties officeooo:rsid="17d448d3"/>
    </style:style>
    <style:style style:name="T2261" style:family="text">
      <style:text-properties officeooo:rsid="17d4e868"/>
    </style:style>
    <style:style style:name="T2262" style:family="text">
      <style:text-properties officeooo:rsid="17d5a426"/>
    </style:style>
    <style:style style:name="T2263" style:family="text">
      <style:text-properties officeooo:rsid="17d7a327"/>
    </style:style>
    <style:style style:name="T2264" style:family="text">
      <style:text-properties officeooo:rsid="17ddc230"/>
    </style:style>
    <style:style style:name="T2265" style:family="text">
      <style:text-properties officeooo:rsid="0dab040b"/>
    </style:style>
    <style:style style:name="T2266" style:family="text">
      <style:text-properties officeooo:rsid="030df0c8"/>
    </style:style>
    <style:style style:name="T2267" style:family="text">
      <style:text-properties officeooo:rsid="1266ae6c"/>
    </style:style>
    <style:style style:name="T2268" style:family="text">
      <style:text-properties officeooo:rsid="17df6f0a"/>
    </style:style>
    <style:style style:name="T2269" style:family="text">
      <style:text-properties officeooo:rsid="17e100f7"/>
    </style:style>
    <style:style style:name="T2270" style:family="text">
      <style:text-properties officeooo:rsid="17e300e8"/>
    </style:style>
    <style:style style:name="T2271" style:family="text">
      <style:text-properties officeooo:rsid="17e44c2e"/>
    </style:style>
    <style:style style:name="T2272" style:family="text">
      <style:text-properties officeooo:rsid="0171d63e"/>
    </style:style>
    <style:style style:name="T2273" style:family="text">
      <style:text-properties officeooo:rsid="17e798b2"/>
    </style:style>
    <style:style style:name="T2274" style:family="text">
      <style:text-properties officeooo:rsid="17eaadbf"/>
    </style:style>
    <style:style style:name="T2275" style:family="text">
      <style:text-properties officeooo:rsid="17ec3dd8"/>
    </style:style>
    <style:style style:name="T2276" style:family="text">
      <style:text-properties officeooo:rsid="17ece466"/>
    </style:style>
    <style:style style:name="T2277" style:family="text">
      <style:text-properties officeooo:rsid="17eebe3b"/>
    </style:style>
    <style:style style:name="T2278" style:family="text">
      <style:text-properties officeooo:rsid="17f043c6"/>
    </style:style>
    <style:style style:name="T2279" style:family="text">
      <style:text-properties officeooo:rsid="17f20237"/>
    </style:style>
    <style:style style:name="T2280" style:family="text">
      <style:text-properties officeooo:rsid="17f2d019"/>
    </style:style>
    <style:style style:name="T2281" style:family="text">
      <style:text-properties officeooo:rsid="17f643ef"/>
    </style:style>
    <style:style style:name="T2282" style:family="text">
      <style:text-properties officeooo:rsid="17f76d8d"/>
    </style:style>
    <style:style style:name="T2283" style:family="text">
      <style:text-properties officeooo:rsid="17fa7434"/>
    </style:style>
    <style:style style:name="T2284" style:family="text">
      <style:text-properties officeooo:rsid="17fe5e3a"/>
    </style:style>
    <style:style style:name="T2285" style:family="text">
      <style:text-properties officeooo:rsid="17ff7e9e"/>
    </style:style>
    <style:style style:name="T2286" style:family="text">
      <style:text-properties officeooo:rsid="18097263"/>
    </style:style>
    <style:style style:name="T2287" style:family="text">
      <style:text-properties officeooo:rsid="180aa6ff"/>
    </style:style>
    <style:style style:name="T2288" style:family="text">
      <style:text-properties officeooo:rsid="180b4b5c"/>
    </style:style>
    <style:style style:name="T2289" style:family="text">
      <style:text-properties officeooo:rsid="180f10e7"/>
    </style:style>
    <style:style style:name="T2290" style:family="text">
      <style:text-properties officeooo:rsid="180fc94e"/>
    </style:style>
    <style:style style:name="T2291" style:family="text">
      <style:text-properties officeooo:rsid="1810406b"/>
    </style:style>
    <style:style style:name="T2292" style:family="text">
      <style:text-properties officeooo:rsid="1810ab9d"/>
    </style:style>
    <style:style style:name="T2293" style:family="text">
      <style:text-properties officeooo:rsid="181bd5a1"/>
    </style:style>
    <style:style style:name="T2294" style:family="text">
      <style:text-properties officeooo:rsid="181da435"/>
    </style:style>
    <style:style style:name="T2295" style:family="text">
      <style:text-properties officeooo:rsid="10bdc250"/>
    </style:style>
    <style:style style:name="T2296" style:family="text">
      <style:text-properties officeooo:rsid="11040055"/>
    </style:style>
    <style:style style:name="T2297" style:family="text">
      <style:text-properties officeooo:rsid="02e225a4"/>
    </style:style>
    <style:style style:name="T2298" style:family="text">
      <style:text-properties officeooo:rsid="1829327c"/>
    </style:style>
    <style:style style:name="T2299" style:family="text">
      <style:text-properties officeooo:rsid="182a8e31"/>
    </style:style>
    <style:style style:name="T2300" style:family="text">
      <style:text-properties officeooo:rsid="1838ae32"/>
    </style:style>
    <style:style style:name="T2301" style:family="text">
      <style:text-properties officeooo:rsid="1845086d"/>
    </style:style>
    <style:style style:name="T2302" style:family="text">
      <style:text-properties officeooo:rsid="1846ad1a"/>
    </style:style>
    <style:style style:name="T2303" style:family="text">
      <style:text-properties officeooo:rsid="18479fe1"/>
    </style:style>
    <style:style style:name="T2304" style:family="text">
      <style:text-properties officeooo:rsid="18512b33"/>
    </style:style>
    <style:style style:name="T2305" style:family="text">
      <style:text-properties officeooo:rsid="1852406f"/>
    </style:style>
    <style:style style:name="T2306" style:family="text">
      <style:text-properties officeooo:rsid="18546bd5"/>
    </style:style>
    <style:style style:name="T2307" style:family="text">
      <style:text-properties officeooo:rsid="185654b6"/>
    </style:style>
    <style:style style:name="T2308" style:family="text">
      <style:text-properties officeooo:rsid="18570fca"/>
    </style:style>
    <style:style style:name="T2309" style:family="text">
      <style:text-properties officeooo:rsid="1857c61f"/>
    </style:style>
    <style:style style:name="T2310" style:family="text">
      <style:text-properties officeooo:rsid="18586188"/>
    </style:style>
    <style:style style:name="T2311" style:family="text">
      <style:text-properties officeooo:rsid="18598c97"/>
    </style:style>
    <style:style style:name="T2312" style:family="text">
      <style:text-properties officeooo:rsid="1860da9c"/>
    </style:style>
    <style:style style:name="T2313" style:family="text">
      <style:text-properties officeooo:rsid="18648406"/>
    </style:style>
    <style:style style:name="T2314" style:family="text">
      <style:text-properties officeooo:rsid="1865d3f1"/>
    </style:style>
    <style:style style:name="T2315" style:family="text">
      <style:text-properties officeooo:rsid="18667981"/>
    </style:style>
    <style:style style:name="T2316" style:family="text">
      <style:text-properties officeooo:rsid="18671224"/>
    </style:style>
    <style:style style:name="T2317" style:family="text">
      <style:text-properties officeooo:rsid="1868cc8e"/>
    </style:style>
    <style:style style:name="T2318" style:family="text">
      <style:text-properties officeooo:rsid="186aabc1"/>
    </style:style>
    <style:style style:name="T2319" style:family="text">
      <style:text-properties officeooo:rsid="186b79ac"/>
    </style:style>
    <style:style style:name="T2320" style:family="text">
      <style:text-properties officeooo:rsid="186d37e6"/>
    </style:style>
    <style:style style:name="T2321" style:family="text">
      <style:text-properties officeooo:rsid="186d7ef3"/>
    </style:style>
    <style:style style:name="T2322" style:family="text">
      <style:text-properties officeooo:rsid="187169d4"/>
    </style:style>
    <style:style style:name="T2323" style:family="text">
      <style:text-properties officeooo:rsid="18720628"/>
    </style:style>
    <style:style style:name="T2324" style:family="text">
      <style:text-properties officeooo:rsid="187483ef"/>
    </style:style>
    <style:style style:name="T2325" style:family="text">
      <style:text-properties officeooo:rsid="1875a45d"/>
    </style:style>
    <style:style style:name="T2326" style:family="text">
      <style:text-properties officeooo:rsid="187bd449"/>
    </style:style>
    <style:style style:name="T2327" style:family="text">
      <style:text-properties officeooo:rsid="187d1b51"/>
    </style:style>
    <style:style style:name="T2328" style:family="text">
      <style:text-properties officeooo:rsid="187efd3d"/>
    </style:style>
    <style:style style:name="T2329" style:family="text">
      <style:text-properties officeooo:rsid="18828b65"/>
    </style:style>
    <style:style style:name="T2330" style:family="text">
      <style:text-properties officeooo:rsid="18865cdd"/>
    </style:style>
    <style:style style:name="T2331" style:family="text">
      <style:text-properties officeooo:rsid="1887bb0b"/>
    </style:style>
    <style:style style:name="T2332" style:family="text">
      <style:text-properties officeooo:rsid="18898d4b"/>
    </style:style>
    <style:style style:name="T2333" style:family="text">
      <style:text-properties officeooo:rsid="188b2b9e"/>
    </style:style>
    <style:style style:name="T2334" style:family="text">
      <style:text-properties officeooo:rsid="188ee7ab"/>
    </style:style>
    <style:style style:name="T2335" style:family="text">
      <style:text-properties officeooo:rsid="1890ad0b"/>
    </style:style>
    <style:style style:name="T2336" style:family="text">
      <style:text-properties officeooo:rsid="18924a76"/>
    </style:style>
    <style:style style:name="T2337" style:family="text">
      <style:text-properties officeooo:rsid="189718a0"/>
    </style:style>
    <style:style style:name="T2338" style:family="text">
      <style:text-properties officeooo:rsid="1897b852"/>
    </style:style>
    <style:style style:name="T2339" style:family="text">
      <style:text-properties officeooo:rsid="1897bb4c"/>
    </style:style>
    <style:style style:name="T2340" style:family="text">
      <style:text-properties officeooo:rsid="18985ec0"/>
    </style:style>
    <style:style style:name="T2341" style:family="text">
      <style:text-properties officeooo:rsid="189a4119"/>
    </style:style>
    <style:style style:name="T2342" style:family="text">
      <style:text-properties officeooo:rsid="189cbbca"/>
    </style:style>
    <style:style style:name="T2343" style:family="text">
      <style:text-properties officeooo:rsid="189f4cf3"/>
    </style:style>
    <style:style style:name="T2344" style:family="text">
      <style:text-properties officeooo:rsid="18a0bb42"/>
    </style:style>
    <style:style style:name="T2345" style:family="text">
      <style:text-properties officeooo:rsid="18a3366e"/>
    </style:style>
    <style:style style:name="T2346" style:family="text">
      <style:text-properties officeooo:rsid="18a60421"/>
    </style:style>
    <style:style style:name="T2347" style:family="text">
      <style:text-properties officeooo:rsid="18a81a90"/>
    </style:style>
    <style:style style:name="T2348" style:family="text">
      <style:text-properties officeooo:rsid="18acc581"/>
    </style:style>
    <style:style style:name="T2349" style:family="text">
      <style:text-properties officeooo:rsid="18ad9a64"/>
    </style:style>
    <style:style style:name="T2350" style:family="text">
      <style:text-properties officeooo:rsid="18b1c865"/>
    </style:style>
    <style:style style:name="T2351" style:family="text">
      <style:text-properties officeooo:rsid="18b33128"/>
    </style:style>
    <style:style style:name="T2352" style:family="text">
      <style:text-properties officeooo:rsid="18b64eab"/>
    </style:style>
    <style:style style:name="T2353" style:family="text">
      <style:text-properties officeooo:rsid="18b7a817"/>
    </style:style>
    <style:style style:name="T2354" style:family="text">
      <style:text-properties officeooo:rsid="18b7efbd"/>
    </style:style>
    <style:style style:name="T2355" style:family="text">
      <style:text-properties officeooo:rsid="18b8480f"/>
    </style:style>
    <style:style style:name="T2356" style:family="text">
      <style:text-properties officeooo:rsid="18be0ca5"/>
    </style:style>
    <style:style style:name="T2357" style:family="text">
      <style:text-properties officeooo:rsid="18c07abc"/>
    </style:style>
    <style:style style:name="T2358" style:family="text">
      <style:text-properties officeooo:rsid="18c18c3d"/>
    </style:style>
    <style:style style:name="T2359" style:family="text">
      <style:text-properties officeooo:rsid="18c40d0a"/>
    </style:style>
    <style:style style:name="T2360" style:family="text">
      <style:text-properties officeooo:rsid="18c47068"/>
    </style:style>
    <style:style style:name="T2361" style:family="text">
      <style:text-properties officeooo:rsid="18c8f0af"/>
    </style:style>
    <style:style style:name="T2362" style:family="text">
      <style:text-properties officeooo:rsid="18c96d86"/>
    </style:style>
    <style:style style:name="T2363" style:family="text">
      <style:text-properties officeooo:rsid="18c983aa"/>
    </style:style>
    <style:style style:name="T2364" style:family="text">
      <style:text-properties officeooo:rsid="18ca6af7"/>
    </style:style>
    <style:style style:name="T2365" style:family="text">
      <style:text-properties officeooo:rsid="18cdb2e0"/>
    </style:style>
    <style:style style:name="T2366" style:family="text">
      <style:text-properties officeooo:rsid="18ce5c93"/>
    </style:style>
    <style:style style:name="T2367" style:family="text">
      <style:text-properties officeooo:rsid="18cfa630"/>
    </style:style>
    <style:style style:name="T2368" style:family="text">
      <style:text-properties officeooo:rsid="18d01bc0"/>
    </style:style>
    <style:style style:name="T2369" style:family="text">
      <style:text-properties officeooo:rsid="18d1eb16"/>
    </style:style>
    <style:style style:name="T2370" style:family="text">
      <style:text-properties officeooo:rsid="18d26bfb"/>
    </style:style>
    <style:style style:name="T2371" style:family="text">
      <style:text-properties officeooo:rsid="18d4058a"/>
    </style:style>
    <style:style style:name="T2372" style:family="text">
      <style:text-properties officeooo:rsid="18d53aed"/>
    </style:style>
    <style:style style:name="T2373" style:family="text">
      <style:text-properties officeooo:rsid="18d62c96"/>
    </style:style>
    <style:style style:name="T2374" style:family="text">
      <style:text-properties officeooo:rsid="18d803fc"/>
    </style:style>
    <style:style style:name="T2375" style:family="text">
      <style:text-properties officeooo:rsid="18d8fe81"/>
    </style:style>
    <style:style style:name="T2376" style:family="text">
      <style:text-properties officeooo:rsid="18dab65e"/>
    </style:style>
    <style:style style:name="T2377" style:family="text">
      <style:text-properties officeooo:rsid="18db1e05"/>
    </style:style>
    <style:style style:name="T2378" style:family="text">
      <style:text-properties officeooo:rsid="18dcfdce"/>
    </style:style>
    <style:style style:name="T2379" style:family="text">
      <style:text-properties officeooo:rsid="18de7135"/>
    </style:style>
    <style:style style:name="T2380" style:family="text">
      <style:text-properties officeooo:rsid="18def6ba"/>
    </style:style>
    <style:style style:name="T2381" style:family="text">
      <style:text-properties officeooo:rsid="18e30ac6"/>
    </style:style>
    <style:style style:name="T2382" style:family="text">
      <style:text-properties officeooo:rsid="18e476a5"/>
    </style:style>
    <style:style style:name="T2383" style:family="text">
      <style:text-properties officeooo:rsid="18e5a70f"/>
    </style:style>
    <style:style style:name="T2384" style:family="text">
      <style:text-properties officeooo:rsid="18e62444"/>
    </style:style>
    <style:style style:name="T2385" style:family="text">
      <style:text-properties officeooo:rsid="18e67197"/>
    </style:style>
    <style:style style:name="T2386" style:family="text">
      <style:text-properties officeooo:rsid="18e6f858"/>
    </style:style>
    <style:style style:name="T2387" style:family="text">
      <style:text-properties officeooo:rsid="18e7cb3b"/>
    </style:style>
    <style:style style:name="T2388" style:family="text">
      <style:text-properties officeooo:rsid="18e99ad0"/>
    </style:style>
    <style:style style:name="T2389" style:family="text">
      <style:text-properties officeooo:rsid="18ee146e"/>
    </style:style>
    <style:style style:name="T2390" style:family="text">
      <style:text-properties officeooo:rsid="18eea925"/>
    </style:style>
    <style:style style:name="T2391" style:family="text">
      <style:text-properties officeooo:rsid="18f04ac3"/>
    </style:style>
    <style:style style:name="T2392" style:family="text">
      <style:text-properties officeooo:rsid="18f18d3d"/>
    </style:style>
    <style:style style:name="T2393" style:family="text">
      <style:text-properties officeooo:rsid="18f3c269"/>
    </style:style>
    <style:style style:name="T2394" style:family="text">
      <style:text-properties officeooo:rsid="18f3d728"/>
    </style:style>
    <style:style style:name="T2395" style:family="text">
      <style:text-properties officeooo:rsid="18f59c71"/>
    </style:style>
    <style:style style:name="T2396" style:family="text">
      <style:text-properties officeooo:rsid="18f66eee"/>
    </style:style>
    <style:style style:name="T2397" style:family="text">
      <style:text-properties officeooo:rsid="18f97e60"/>
    </style:style>
    <style:style style:name="T2398" style:family="text">
      <style:text-properties officeooo:rsid="18fb6f42"/>
    </style:style>
    <style:style style:name="T2399" style:family="text">
      <style:text-properties officeooo:rsid="18fc6f39"/>
    </style:style>
    <style:style style:name="T2400" style:family="text">
      <style:text-properties officeooo:rsid="18fd0502"/>
    </style:style>
    <style:style style:name="T2401" style:family="text">
      <style:text-properties officeooo:rsid="18fe0a84"/>
    </style:style>
    <style:style style:name="T2402" style:family="text">
      <style:text-properties officeooo:rsid="18fe24db"/>
    </style:style>
    <style:style style:name="T2403" style:family="text">
      <style:text-properties officeooo:rsid="18ff6673"/>
    </style:style>
    <style:style style:name="T2404" style:family="text">
      <style:text-properties officeooo:rsid="18ff7402"/>
    </style:style>
    <style:style style:name="T2405" style:family="text">
      <style:text-properties officeooo:rsid="1900b0f7"/>
    </style:style>
    <style:style style:name="T2406" style:family="text">
      <style:text-properties officeooo:rsid="19018b85"/>
    </style:style>
    <style:style style:name="T2407" style:family="text">
      <style:text-properties officeooo:rsid="1901d6dd"/>
    </style:style>
    <style:style style:name="T2408" style:family="text">
      <style:text-properties officeooo:rsid="1904ddc3"/>
    </style:style>
    <style:style style:name="T2409" style:family="text">
      <style:text-properties officeooo:rsid="19060ddf"/>
    </style:style>
    <style:style style:name="T2410" style:family="text">
      <style:text-properties officeooo:rsid="1906cfcd"/>
    </style:style>
    <style:style style:name="T2411" style:family="text">
      <style:text-properties officeooo:rsid="19085e30"/>
    </style:style>
    <style:style style:name="T2412" style:family="text">
      <style:text-properties officeooo:rsid="1909991e"/>
    </style:style>
    <style:style style:name="T2413" style:family="text">
      <style:text-properties officeooo:rsid="190c1bac"/>
    </style:style>
    <style:style style:name="T2414" style:family="text">
      <style:text-properties officeooo:rsid="035dabd1"/>
    </style:style>
    <style:style style:name="T2415" style:family="text">
      <style:text-properties officeooo:rsid="19102624"/>
    </style:style>
    <style:style style:name="T2416" style:family="text">
      <style:text-properties officeooo:rsid="19110459"/>
    </style:style>
    <style:style style:name="T2417" style:family="text">
      <style:text-properties officeooo:rsid="1911399d"/>
    </style:style>
    <style:style style:name="T2418" style:family="text">
      <style:text-properties officeooo:rsid="191240d1"/>
    </style:style>
    <style:style style:name="T2419" style:family="text">
      <style:text-properties officeooo:rsid="1913a3de"/>
    </style:style>
    <style:style style:name="T2420" style:family="text">
      <style:text-properties officeooo:rsid="19165539"/>
    </style:style>
    <style:style style:name="T2421" style:family="text">
      <style:text-properties officeooo:rsid="19183cbb"/>
    </style:style>
    <style:style style:name="T2422" style:family="text">
      <style:text-properties officeooo:rsid="191a0a7e"/>
    </style:style>
    <style:style style:name="T2423" style:family="text">
      <style:text-properties officeooo:rsid="191bcd3e"/>
    </style:style>
    <style:style style:name="T2424" style:family="text">
      <style:text-properties officeooo:rsid="191e7587"/>
    </style:style>
    <style:style style:name="T2425" style:family="text">
      <style:text-properties officeooo:rsid="08af5890"/>
    </style:style>
    <style:style style:name="T2426" style:family="text">
      <style:text-properties officeooo:rsid="0dc2dace"/>
    </style:style>
    <style:style style:name="T2427" style:family="text">
      <style:text-properties officeooo:rsid="191f631b"/>
    </style:style>
    <style:style style:name="T2428" style:family="text">
      <style:text-properties officeooo:rsid="19200bcc"/>
    </style:style>
    <style:style style:name="T2429" style:family="text">
      <style:text-properties officeooo:rsid="1921fe94"/>
    </style:style>
    <style:style style:name="T2430" style:family="text">
      <style:text-properties officeooo:rsid="19228a72"/>
    </style:style>
    <style:style style:name="T2431" style:family="text">
      <style:text-properties officeooo:rsid="1923e0ba"/>
    </style:style>
    <style:style style:name="T2432" style:family="text">
      <style:text-properties officeooo:rsid="19252cc5"/>
    </style:style>
    <style:style style:name="T2433" style:family="text">
      <style:text-properties officeooo:rsid="1931a102"/>
    </style:style>
    <style:style style:name="T2434" style:family="text">
      <style:text-properties officeooo:rsid="19345587"/>
    </style:style>
    <style:style style:name="T2435" style:family="text">
      <style:text-properties officeooo:rsid="1935b27f"/>
    </style:style>
    <style:style style:name="T2436" style:family="text">
      <style:text-properties officeooo:rsid="1936411b"/>
    </style:style>
    <style:style style:name="T2437" style:family="text">
      <style:text-properties officeooo:rsid="19404268"/>
    </style:style>
    <style:style style:name="T2438" style:family="text">
      <style:text-properties officeooo:rsid="19437794"/>
    </style:style>
    <style:style style:name="T2439" style:family="text">
      <style:text-properties officeooo:rsid="194484cc"/>
    </style:style>
    <style:style style:name="T2440" style:family="text">
      <style:text-properties officeooo:rsid="19464b1e"/>
    </style:style>
    <style:style style:name="T2441" style:family="text">
      <style:text-properties officeooo:rsid="1946b6bf"/>
    </style:style>
    <style:style style:name="T2442" style:family="text">
      <style:text-properties officeooo:rsid="194afbfb"/>
    </style:style>
    <style:style style:name="T2443" style:family="text">
      <style:text-properties officeooo:rsid="194b0765"/>
    </style:style>
    <style:style style:name="T2444" style:family="text">
      <style:text-properties officeooo:rsid="194bbb52"/>
    </style:style>
    <style:style style:name="T2445" style:family="text">
      <style:text-properties officeooo:rsid="194d0d55"/>
    </style:style>
    <style:style style:name="T2446" style:family="text">
      <style:text-properties officeooo:rsid="194f5266"/>
    </style:style>
    <style:style style:name="T2447" style:family="text">
      <style:text-properties officeooo:rsid="1951ea68"/>
    </style:style>
    <style:style style:name="T2448" style:family="text">
      <style:text-properties officeooo:rsid="1952be1f"/>
    </style:style>
    <style:style style:name="T2449" style:family="text">
      <style:text-properties officeooo:rsid="1954a56c"/>
    </style:style>
    <style:style style:name="T2450" style:family="text">
      <style:text-properties officeooo:rsid="195739e2"/>
    </style:style>
    <style:style style:name="T2451" style:family="text">
      <style:text-properties officeooo:rsid="1957a33d"/>
    </style:style>
    <style:style style:name="T2452" style:family="text">
      <style:text-properties officeooo:rsid="1957bdd3"/>
    </style:style>
    <style:style style:name="T2453" style:family="text">
      <style:text-properties officeooo:rsid="195820fe"/>
    </style:style>
    <style:style style:name="T2454" style:family="text">
      <style:text-properties officeooo:rsid="1958ca50"/>
    </style:style>
    <style:style style:name="T2455" style:family="text">
      <style:text-properties officeooo:rsid="1959ac96"/>
    </style:style>
    <style:style style:name="T2456" style:family="text">
      <style:text-properties officeooo:rsid="1974ce94"/>
    </style:style>
    <style:style style:name="T2457" style:family="text">
      <style:text-properties officeooo:rsid="197eaa12"/>
    </style:style>
    <style:style style:name="T2458" style:family="text">
      <style:text-properties officeooo:rsid="197f45fb"/>
    </style:style>
    <style:style style:name="T2459" style:family="text">
      <style:text-properties officeooo:rsid="19830ec9"/>
    </style:style>
    <style:style style:name="T2460" style:family="text">
      <style:text-properties officeooo:rsid="19844b8b"/>
    </style:style>
    <style:style style:name="T2461" style:family="text">
      <style:text-properties officeooo:rsid="0f117eda"/>
    </style:style>
    <style:style style:name="T2462" style:family="text">
      <style:text-properties officeooo:rsid="1985d0ce"/>
    </style:style>
    <style:style style:name="T2463" style:family="text">
      <style:text-properties officeooo:rsid="1986ba9b"/>
    </style:style>
    <style:style style:name="T2464" style:family="text">
      <style:text-properties officeooo:rsid="19873611"/>
    </style:style>
    <style:style style:name="T2465" style:family="text">
      <style:text-properties officeooo:rsid="19889a83"/>
    </style:style>
    <style:style style:name="T2466" style:family="text">
      <style:text-properties officeooo:rsid="198c2f81"/>
    </style:style>
    <style:style style:name="T2467" style:family="text">
      <style:text-properties officeooo:rsid="198ed024"/>
    </style:style>
    <style:style style:name="T2468" style:family="text">
      <style:text-properties officeooo:rsid="1993ef4b"/>
    </style:style>
    <style:style style:name="T2469" style:family="text">
      <style:text-properties officeooo:rsid="1994b3cc"/>
    </style:style>
    <style:style style:name="T2470" style:family="text">
      <style:text-properties officeooo:rsid="199d7210"/>
    </style:style>
    <style:style style:name="T2471" style:family="text">
      <style:text-properties officeooo:rsid="19a04315"/>
    </style:style>
    <style:style style:name="T2472" style:family="text">
      <style:text-properties officeooo:rsid="19a0f185"/>
    </style:style>
    <style:style style:name="T2473" style:family="text">
      <style:text-properties officeooo:rsid="19a2af93"/>
    </style:style>
    <style:style style:name="T2474" style:family="text">
      <style:text-properties officeooo:rsid="19a2f852"/>
    </style:style>
    <style:style style:name="T2475" style:family="text">
      <style:text-properties officeooo:rsid="19b9dcef"/>
    </style:style>
    <style:style style:name="T2476" style:family="text">
      <style:text-properties officeooo:rsid="19bb12f1"/>
    </style:style>
    <style:style style:name="T2477" style:family="text">
      <style:text-properties officeooo:rsid="19bb31d2"/>
    </style:style>
    <style:style style:name="T2478" style:family="text">
      <style:text-properties officeooo:rsid="19bbe37a"/>
    </style:style>
    <style:style style:name="T2479" style:family="text">
      <style:text-properties officeooo:rsid="19c5f4c7"/>
    </style:style>
    <style:style style:name="T2480" style:family="text">
      <style:text-properties officeooo:rsid="19c97680"/>
    </style:style>
    <style:style style:name="T2481" style:family="text">
      <style:text-properties officeooo:rsid="19c98136"/>
    </style:style>
    <style:style style:name="T2482" style:family="text">
      <style:text-properties officeooo:rsid="19ca472c"/>
    </style:style>
    <style:style style:name="T2483" style:family="text">
      <style:text-properties officeooo:rsid="19cafc43"/>
    </style:style>
    <style:style style:name="T2484" style:family="text">
      <style:text-properties officeooo:rsid="19cd0fb6"/>
    </style:style>
    <style:style style:name="T2485" style:family="text">
      <style:text-properties officeooo:rsid="19ce7b04"/>
    </style:style>
    <style:style style:name="T2486" style:family="text">
      <style:text-properties officeooo:rsid="19d05e50"/>
    </style:style>
    <style:style style:name="T2487" style:family="text">
      <style:text-properties officeooo:rsid="19d244bc"/>
    </style:style>
    <style:style style:name="T2488" style:family="text">
      <style:text-properties officeooo:rsid="19d35df8"/>
    </style:style>
    <style:style style:name="T2489" style:family="text">
      <style:text-properties officeooo:rsid="19d83101"/>
    </style:style>
    <style:style style:name="T2490" style:family="text">
      <style:text-properties officeooo:rsid="19d98cbb"/>
    </style:style>
    <style:style style:name="T2491" style:family="text">
      <style:text-properties officeooo:rsid="19db85f5"/>
    </style:style>
    <style:style style:name="T2492" style:family="text">
      <style:text-properties officeooo:rsid="19dbfc9c"/>
    </style:style>
    <style:style style:name="T2493" style:family="text">
      <style:text-properties officeooo:rsid="19ddb50f"/>
    </style:style>
    <style:style style:name="T2494" style:family="text">
      <style:text-properties officeooo:rsid="19df18a5"/>
    </style:style>
    <style:style style:name="T2495" style:family="text">
      <style:text-properties officeooo:rsid="19df65d5"/>
    </style:style>
    <style:style style:name="T2496" style:family="text">
      <style:text-properties officeooo:rsid="19dfae63"/>
    </style:style>
    <style:style style:name="T2497" style:family="text">
      <style:text-properties officeooo:rsid="19e28359"/>
    </style:style>
    <style:style style:name="T2498" style:family="text">
      <style:text-properties officeooo:rsid="19e47f0e"/>
    </style:style>
    <style:style style:name="T2499" style:family="text">
      <style:text-properties officeooo:rsid="19e4dc0e"/>
    </style:style>
    <style:style style:name="T2500" style:family="text">
      <style:text-properties officeooo:rsid="19e60890"/>
    </style:style>
    <style:style style:name="T2501" style:family="text">
      <style:text-properties officeooo:rsid="19e7d6a5"/>
    </style:style>
    <style:style style:name="T2502" style:family="text">
      <style:text-properties officeooo:rsid="1a0057d9"/>
    </style:style>
    <style:style style:name="T2503" style:family="text">
      <style:text-properties officeooo:rsid="1a00b041"/>
    </style:style>
    <style:style style:name="T2504" style:family="text">
      <style:text-properties officeooo:rsid="1a0215d2"/>
    </style:style>
    <style:style style:name="T2505" style:family="text">
      <style:text-properties officeooo:rsid="1a03a995"/>
    </style:style>
    <style:style style:name="T2506" style:family="text">
      <style:text-properties officeooo:rsid="1a03e45f"/>
    </style:style>
    <style:style style:name="T2507" style:family="text">
      <style:text-properties officeooo:rsid="1a05c394"/>
    </style:style>
    <style:style style:name="T2508" style:family="text">
      <style:text-properties officeooo:rsid="1a07046e"/>
    </style:style>
    <style:style style:name="T2509" style:family="text">
      <style:text-properties officeooo:rsid="1a0855e4"/>
    </style:style>
    <style:style style:name="T2510" style:family="text">
      <style:text-properties officeooo:rsid="1a0bfe25"/>
    </style:style>
    <style:style style:name="T2511" style:family="text">
      <style:text-properties officeooo:rsid="1a107e51"/>
    </style:style>
    <style:style style:name="T2512" style:family="text">
      <style:text-properties officeooo:rsid="1a237595"/>
    </style:style>
    <style:style style:name="T2513" style:family="text">
      <style:text-properties officeooo:rsid="1a270f25"/>
    </style:style>
    <style:style style:name="T2514" style:family="text">
      <style:text-properties officeooo:rsid="1a317570"/>
    </style:style>
    <style:style style:name="T2515" style:family="text">
      <style:text-properties officeooo:rsid="1a35179e"/>
    </style:style>
    <style:style style:name="T2516" style:family="text">
      <style:text-properties officeooo:rsid="1a355f9d"/>
    </style:style>
    <style:style style:name="T2517" style:family="text">
      <style:text-properties officeooo:rsid="1a372fe9"/>
    </style:style>
    <style:style style:name="T2518" style:family="text">
      <style:text-properties officeooo:rsid="1a375efa"/>
    </style:style>
    <style:style style:name="T2519" style:family="text">
      <style:text-properties officeooo:rsid="1a39f756"/>
    </style:style>
    <style:style style:name="T2520" style:family="text">
      <style:text-properties officeooo:rsid="1a43cd04"/>
    </style:style>
    <style:style style:name="T2521" style:family="text">
      <style:text-properties officeooo:rsid="1a4506f7"/>
    </style:style>
    <style:style style:name="T2522" style:family="text">
      <style:text-properties officeooo:rsid="1a48611a"/>
    </style:style>
    <style:style style:name="T2523" style:family="text">
      <style:text-properties officeooo:rsid="19c0f7ca"/>
    </style:style>
    <style:style style:name="T2524" style:family="text">
      <style:text-properties officeooo:rsid="1a499a20"/>
    </style:style>
    <style:style style:name="T2525" style:family="text">
      <style:text-properties officeooo:rsid="1a4b3889"/>
    </style:style>
    <style:style style:name="T2526" style:family="text">
      <style:text-properties officeooo:rsid="1a56ed2e"/>
    </style:style>
    <style:style style:name="T2527" style:family="text">
      <style:text-properties officeooo:rsid="1a579dc4"/>
    </style:style>
    <style:style style:name="T2528" style:family="text">
      <style:text-properties officeooo:rsid="1a59bf9e"/>
    </style:style>
    <style:style style:name="T2529" style:family="text">
      <style:text-properties officeooo:rsid="1a5b8de1"/>
    </style:style>
    <style:style style:name="T2530" style:family="text">
      <style:text-properties officeooo:rsid="1a5d56a9"/>
    </style:style>
    <style:style style:name="T2531" style:family="text">
      <style:text-properties officeooo:rsid="1a5db877"/>
    </style:style>
    <style:style style:name="T2532" style:family="text">
      <style:text-properties officeooo:rsid="1a5f7722"/>
    </style:style>
    <style:style style:name="T2533" style:family="text">
      <style:text-properties officeooo:rsid="1a5ff3e0"/>
    </style:style>
    <style:style style:name="T2534" style:family="text">
      <style:text-properties officeooo:rsid="1a615a5b"/>
    </style:style>
    <style:style style:name="T2535" style:family="text">
      <style:text-properties officeooo:rsid="1a62484b"/>
    </style:style>
    <style:style style:name="T2536" style:family="text">
      <style:text-properties officeooo:rsid="1a62a8ee"/>
    </style:style>
    <style:style style:name="T2537" style:family="text">
      <style:text-properties officeooo:rsid="1a65901a"/>
    </style:style>
    <style:style style:name="T2538" style:family="text">
      <style:text-properties officeooo:rsid="1a667d87"/>
    </style:style>
    <style:style style:name="T2539" style:family="text">
      <style:text-properties officeooo:rsid="1a72b134"/>
    </style:style>
    <style:style style:name="T2540" style:family="text">
      <style:text-properties officeooo:rsid="1a758fb5"/>
    </style:style>
    <style:style style:name="T2541" style:family="text">
      <style:text-properties officeooo:rsid="1a767d8c"/>
    </style:style>
    <style:style style:name="T2542" style:family="text">
      <style:text-properties officeooo:rsid="1a76a650"/>
    </style:style>
    <style:style style:name="T2543" style:family="text">
      <style:text-properties officeooo:rsid="1a784f56"/>
    </style:style>
    <style:style style:name="T2544" style:family="text">
      <style:text-properties officeooo:rsid="1a7b4549"/>
    </style:style>
    <style:style style:name="T2545" style:family="text">
      <style:text-properties officeooo:rsid="1a7bd589"/>
    </style:style>
    <style:style style:name="T2546" style:family="text">
      <style:text-properties officeooo:rsid="1a7c97f2"/>
    </style:style>
    <style:style style:name="T2547" style:family="text">
      <style:text-properties officeooo:rsid="1a7f3e3d"/>
    </style:style>
    <style:style style:name="T2548" style:family="text">
      <style:text-properties officeooo:rsid="1a8112cb"/>
    </style:style>
    <style:style style:name="T2549" style:family="text">
      <style:text-properties officeooo:rsid="1a8172c0"/>
    </style:style>
    <style:style style:name="T2550" style:family="text">
      <style:text-properties officeooo:rsid="1a826b5e"/>
    </style:style>
    <style:style style:name="T2551" style:family="text">
      <style:text-properties officeooo:rsid="1a83ce03"/>
    </style:style>
    <style:style style:name="T2552" style:family="text">
      <style:text-properties officeooo:rsid="1a84bb42"/>
    </style:style>
    <style:style style:name="T2553" style:family="text">
      <style:text-properties officeooo:rsid="1a859fd2"/>
    </style:style>
    <style:style style:name="T2554" style:family="text">
      <style:text-properties officeooo:rsid="1a865286"/>
    </style:style>
    <style:style style:name="T2555" style:family="text">
      <style:text-properties officeooo:rsid="1a867b32"/>
    </style:style>
    <style:style style:name="T2556" style:family="text">
      <style:text-properties officeooo:rsid="1a89708a"/>
    </style:style>
    <style:style style:name="T2557" style:family="text">
      <style:text-properties officeooo:rsid="1a8c2a91"/>
    </style:style>
    <style:style style:name="T2558" style:family="text">
      <style:text-properties officeooo:rsid="1a8c651a"/>
    </style:style>
    <style:style style:name="T2559" style:family="text">
      <style:text-properties officeooo:rsid="1a8c9bd2"/>
    </style:style>
    <style:style style:name="T2560" style:family="text">
      <style:text-properties officeooo:rsid="1a8e33db"/>
    </style:style>
    <style:style style:name="T2561" style:family="text">
      <style:text-properties officeooo:rsid="1a8e9d78"/>
    </style:style>
    <style:style style:name="T2562" style:family="text">
      <style:text-properties officeooo:rsid="1a90a33a"/>
    </style:style>
    <style:style style:name="T2563" style:family="text">
      <style:text-properties officeooo:rsid="1a95309d"/>
    </style:style>
    <style:style style:name="T2564" style:family="text">
      <style:text-properties officeooo:rsid="1a961893"/>
    </style:style>
    <style:style style:name="T2565" style:family="text">
      <style:text-properties officeooo:rsid="1a97cd97"/>
    </style:style>
    <style:style style:name="T2566" style:family="text">
      <style:text-properties officeooo:rsid="1a98eea8"/>
    </style:style>
    <style:style style:name="T2567" style:family="text">
      <style:text-properties officeooo:rsid="1a9ab30e"/>
    </style:style>
    <style:style style:name="T2568" style:family="text">
      <style:text-properties officeooo:rsid="1a9b49d2"/>
    </style:style>
    <style:style style:name="T2569" style:family="text">
      <style:text-properties officeooo:rsid="1a9f48b7"/>
    </style:style>
    <style:style style:name="T2570" style:family="text">
      <style:text-properties officeooo:rsid="1aa07ffb"/>
    </style:style>
    <style:style style:name="T2571" style:family="text">
      <style:text-properties officeooo:rsid="1aa52f11"/>
    </style:style>
    <style:style style:name="T2572" style:family="text">
      <style:text-properties officeooo:rsid="1aa6966f"/>
    </style:style>
    <style:style style:name="T2573" style:family="text">
      <style:text-properties officeooo:rsid="1aa92378"/>
    </style:style>
    <style:style style:name="T2574" style:family="text">
      <style:text-properties officeooo:rsid="1aad95ea"/>
    </style:style>
    <style:style style:name="T2575" style:family="text">
      <style:text-properties officeooo:rsid="1ab1354f"/>
    </style:style>
    <style:style style:name="T2576" style:family="text">
      <style:text-properties officeooo:rsid="1ab3d120"/>
    </style:style>
    <style:style style:name="T2577" style:family="text">
      <style:text-properties officeooo:rsid="1ab60fbc"/>
    </style:style>
    <style:style style:name="T2578" style:family="text">
      <style:text-properties officeooo:rsid="1ab7d683"/>
    </style:style>
    <style:style style:name="T2579" style:family="text">
      <style:text-properties officeooo:rsid="1ab8d19f"/>
    </style:style>
    <style:style style:name="T2580" style:family="text">
      <style:text-properties officeooo:rsid="1ab95648"/>
    </style:style>
    <style:style style:name="T2581" style:family="text">
      <style:text-properties officeooo:rsid="1abc0b3d"/>
    </style:style>
    <style:style style:name="T2582" style:family="text">
      <style:text-properties officeooo:rsid="1abee360"/>
    </style:style>
    <style:style style:name="T2583" style:family="text">
      <style:text-properties officeooo:rsid="1ac2b0cf"/>
    </style:style>
    <style:style style:name="T2584" style:family="text">
      <style:text-properties officeooo:rsid="1ac3e6d9"/>
    </style:style>
    <style:style style:name="T2585" style:family="text">
      <style:text-properties officeooo:rsid="1ac401fd"/>
    </style:style>
    <style:style style:name="T2586" style:family="text">
      <style:text-properties officeooo:rsid="1ac40514"/>
    </style:style>
    <style:style style:name="T2587" style:family="text">
      <style:text-properties officeooo:rsid="1ac4e6b3"/>
    </style:style>
    <style:style style:name="T2588" style:family="text">
      <style:text-properties officeooo:rsid="1ac608d4"/>
    </style:style>
    <style:style style:name="T2589" style:family="text">
      <style:text-properties officeooo:rsid="1ac7dbdf"/>
    </style:style>
    <style:style style:name="T2590" style:family="text">
      <style:text-properties officeooo:rsid="1ac9cfae"/>
    </style:style>
    <style:style style:name="T2591" style:family="text">
      <style:text-properties officeooo:rsid="1acb03f2"/>
    </style:style>
    <style:style style:name="T2592" style:family="text">
      <style:text-properties officeooo:rsid="1ace9f0d"/>
    </style:style>
    <style:style style:name="T2593" style:family="text">
      <style:text-properties officeooo:rsid="1acf8c43"/>
    </style:style>
    <style:style style:name="T2594" style:family="text">
      <style:text-properties officeooo:rsid="1ad06e31"/>
    </style:style>
    <style:style style:name="T2595" style:family="text">
      <style:text-properties officeooo:rsid="1ad06f66"/>
    </style:style>
    <style:style style:name="T2596" style:family="text">
      <style:text-properties officeooo:rsid="1ad0dfc1"/>
    </style:style>
    <style:style style:name="T2597" style:family="text">
      <style:text-properties officeooo:rsid="1ad6c1a0"/>
    </style:style>
    <style:style style:name="T2598" style:family="text">
      <style:text-properties officeooo:rsid="1ad9855c"/>
    </style:style>
    <style:style style:name="T2599" style:family="text">
      <style:text-properties officeooo:rsid="1ada6455"/>
    </style:style>
    <style:style style:name="T2600" style:family="text">
      <style:text-properties officeooo:rsid="1adcd3fb"/>
    </style:style>
    <style:style style:name="T2601" style:family="text">
      <style:text-properties officeooo:rsid="1adea112"/>
    </style:style>
    <style:style style:name="T2602" style:family="text">
      <style:text-properties officeooo:rsid="1adea400"/>
    </style:style>
    <style:style style:name="T2603" style:family="text">
      <style:text-properties officeooo:rsid="1adf9623"/>
    </style:style>
    <style:style style:name="T2604" style:family="text">
      <style:text-properties officeooo:rsid="1ae0584b"/>
    </style:style>
    <style:style style:name="T2605" style:family="text">
      <style:text-properties officeooo:rsid="1ae0897e"/>
    </style:style>
    <style:style style:name="T2606" style:family="text">
      <style:text-properties officeooo:rsid="1ae46849"/>
    </style:style>
    <style:style style:name="T2607" style:family="text">
      <style:text-properties officeooo:rsid="1ae5caa7"/>
    </style:style>
    <style:style style:name="T2608" style:family="text">
      <style:text-properties officeooo:rsid="1ae75524"/>
    </style:style>
    <style:style style:name="T2609" style:family="text">
      <style:text-properties officeooo:rsid="1ae7bc3c"/>
    </style:style>
    <style:style style:name="T2610" style:family="text">
      <style:text-properties officeooo:rsid="1ae87e3c"/>
    </style:style>
    <style:style style:name="T2611" style:family="text">
      <style:text-properties officeooo:rsid="1ae8c000"/>
    </style:style>
    <style:style style:name="T2612" style:family="text">
      <style:text-properties officeooo:rsid="1ae9f00b"/>
    </style:style>
    <style:style style:name="T2613" style:family="text">
      <style:text-properties officeooo:rsid="1aea4639"/>
    </style:style>
    <style:style style:name="T2614" style:family="text">
      <style:text-properties officeooo:rsid="1aec423e"/>
    </style:style>
    <style:style style:name="T2615" style:family="text">
      <style:text-properties officeooo:rsid="1aed9f6e"/>
    </style:style>
    <style:style style:name="T2616" style:family="text">
      <style:text-properties officeooo:rsid="1aeeb80b"/>
    </style:style>
    <style:style style:name="T2617" style:family="text">
      <style:text-properties officeooo:rsid="1aef532d"/>
    </style:style>
    <style:style style:name="T2618" style:family="text">
      <style:text-properties officeooo:rsid="1af0c1ee"/>
    </style:style>
    <style:style style:name="T2619" style:family="text">
      <style:text-properties officeooo:rsid="1af12c96"/>
    </style:style>
    <style:style style:name="T2620" style:family="text">
      <style:text-properties officeooo:rsid="1af1a3b5"/>
    </style:style>
    <style:style style:name="T2621" style:family="text">
      <style:text-properties officeooo:rsid="1af32bb5"/>
    </style:style>
    <style:style style:name="T2622" style:family="text">
      <style:text-properties officeooo:rsid="1af4afa3"/>
    </style:style>
    <style:style style:name="T2623" style:family="text">
      <style:text-properties officeooo:rsid="1af554b5"/>
    </style:style>
    <style:style style:name="T2624" style:family="text">
      <style:text-properties officeooo:rsid="1af70ecf"/>
    </style:style>
    <style:style style:name="T2625" style:family="text">
      <style:text-properties officeooo:rsid="1af81d33"/>
    </style:style>
    <style:style style:name="T2626" style:family="text">
      <style:text-properties officeooo:rsid="1af8f468"/>
    </style:style>
    <style:style style:name="T2627" style:family="text">
      <style:text-properties officeooo:rsid="1af9b3c8"/>
    </style:style>
    <style:style style:name="T2628" style:family="text">
      <style:text-properties officeooo:rsid="1afc6a70"/>
    </style:style>
    <style:style style:name="T2629" style:family="text">
      <style:text-properties officeooo:rsid="1afd2f88"/>
    </style:style>
    <style:style style:name="T2630" style:family="text">
      <style:text-properties officeooo:rsid="1afe0cf4"/>
    </style:style>
    <style:style style:name="T2631" style:family="text">
      <style:text-properties officeooo:rsid="1aff1756"/>
    </style:style>
    <style:style style:name="T2632" style:family="text">
      <style:text-properties officeooo:rsid="1b02039b"/>
    </style:style>
    <style:style style:name="T2633" style:family="text">
      <style:text-properties officeooo:rsid="1b0353c4"/>
    </style:style>
    <style:style style:name="T2634" style:family="text">
      <style:text-properties officeooo:rsid="1b03e560"/>
    </style:style>
    <style:style style:name="T2635" style:family="text">
      <style:text-properties officeooo:rsid="1b055db2"/>
    </style:style>
    <style:style style:name="T2636" style:family="text">
      <style:text-properties officeooo:rsid="1b06fb68"/>
    </style:style>
    <style:style style:name="T2637" style:family="text">
      <style:text-properties officeooo:rsid="1b071d5a"/>
    </style:style>
    <style:style style:name="T2638" style:family="text">
      <style:text-properties officeooo:rsid="1b0762b4"/>
    </style:style>
    <style:style style:name="T2639" style:family="text">
      <style:text-properties officeooo:rsid="1b09556f"/>
    </style:style>
    <style:style style:name="T2640" style:family="text">
      <style:text-properties officeooo:rsid="1b0da789"/>
    </style:style>
    <style:style style:name="T2641" style:family="text">
      <style:text-properties officeooo:rsid="1b180864"/>
    </style:style>
    <style:style style:name="T2642" style:family="text">
      <style:text-properties officeooo:rsid="1b187253"/>
    </style:style>
    <style:style style:name="T2643" style:family="text">
      <style:text-properties officeooo:rsid="1b1a493b"/>
    </style:style>
    <style:style style:name="T2644" style:family="text">
      <style:text-properties officeooo:rsid="1b1c1f8e"/>
    </style:style>
    <style:style style:name="T2645" style:family="text">
      <style:text-properties officeooo:rsid="1b1d71cd"/>
    </style:style>
    <style:style style:name="T2646" style:family="text">
      <style:text-properties officeooo:rsid="1b237b0f"/>
    </style:style>
    <style:style style:name="T2647" style:family="text">
      <style:text-properties officeooo:rsid="1b252bc3"/>
    </style:style>
    <style:style style:name="T2648" style:family="text">
      <style:text-properties officeooo:rsid="1b276c12"/>
    </style:style>
    <style:style style:name="T2649" style:family="text">
      <style:text-properties officeooo:rsid="1b28a6fe"/>
    </style:style>
    <style:style style:name="T2650" style:family="text">
      <style:text-properties officeooo:rsid="1b3754b4"/>
    </style:style>
    <style:style style:name="T2651" style:family="text">
      <style:text-properties officeooo:rsid="1b39458e"/>
    </style:style>
    <style:style style:name="T2652" style:family="text">
      <style:text-properties officeooo:rsid="1b3a3569"/>
    </style:style>
    <style:style style:name="T2653" style:family="text">
      <style:text-properties officeooo:rsid="1b3e1b9d"/>
    </style:style>
    <style:style style:name="T2654" style:family="text">
      <style:text-properties officeooo:rsid="1b3f5f41"/>
    </style:style>
    <style:style style:name="T2655" style:family="text">
      <style:text-properties officeooo:rsid="1b496a3b"/>
    </style:style>
    <style:style style:name="T2656" style:family="text">
      <style:text-properties officeooo:rsid="1b4e8f77"/>
    </style:style>
    <style:style style:name="T2657" style:family="text">
      <style:text-properties officeooo:rsid="1b550c26"/>
    </style:style>
    <style:style style:name="T2658" style:family="text">
      <style:text-properties officeooo:rsid="1b56a450"/>
    </style:style>
    <style:style style:name="T2659" style:family="text">
      <style:text-properties officeooo:rsid="1b56ed51"/>
    </style:style>
    <style:style style:name="T2660" style:family="text">
      <style:text-properties officeooo:rsid="1b59ed47"/>
    </style:style>
    <style:style style:name="T2661" style:family="text">
      <style:text-properties officeooo:rsid="1b622911"/>
    </style:style>
    <style:style style:name="T2662" style:family="text">
      <style:text-properties officeooo:rsid="1b635e76"/>
    </style:style>
    <style:style style:name="T2663" style:family="text">
      <style:text-properties officeooo:rsid="1b645c8c"/>
    </style:style>
    <style:style style:name="T2664" style:family="text">
      <style:text-properties officeooo:rsid="1b6735a4"/>
    </style:style>
    <style:style style:name="T2665" style:family="text">
      <style:text-properties officeooo:rsid="1b696247"/>
    </style:style>
    <style:style style:name="T2666" style:family="text">
      <style:text-properties officeooo:rsid="1b6da56c"/>
    </style:style>
    <style:style style:name="T2667" style:family="text">
      <style:text-properties officeooo:rsid="1b6ed59a"/>
    </style:style>
    <style:style style:name="T2668" style:family="text">
      <style:text-properties officeooo:rsid="1b78ada2"/>
    </style:style>
    <style:style style:name="T2669" style:family="text">
      <style:text-properties officeooo:rsid="1b78afe9"/>
    </style:style>
    <style:style style:name="T2670" style:family="text">
      <style:text-properties officeooo:rsid="1b80d677"/>
    </style:style>
    <style:style style:name="T2671" style:family="text">
      <style:text-properties officeooo:rsid="1b83d8fb"/>
    </style:style>
    <style:style style:name="T2672" style:family="text">
      <style:text-properties officeooo:rsid="1b8bea4a"/>
    </style:style>
    <style:style style:name="T2673" style:family="text">
      <style:text-properties officeooo:rsid="1b8c90ac"/>
    </style:style>
    <style:style style:name="T2674" style:family="text">
      <style:text-properties officeooo:rsid="1b8efb29"/>
    </style:style>
    <style:style style:name="T2675" style:family="text">
      <style:text-properties officeooo:rsid="1b9186cf"/>
    </style:style>
    <style:style style:name="T2676" style:family="text">
      <style:text-properties officeooo:rsid="1b97943d"/>
    </style:style>
    <style:style style:name="T2677" style:family="text">
      <style:text-properties officeooo:rsid="1b98705f"/>
    </style:style>
    <style:style style:name="T2678" style:family="text">
      <style:text-properties officeooo:rsid="1ba1ee85"/>
    </style:style>
    <style:style style:name="T2679" style:family="text">
      <style:text-properties officeooo:rsid="1ba472f4"/>
    </style:style>
    <style:style style:name="T2680" style:family="text">
      <style:text-properties officeooo:rsid="1ba5e37b"/>
    </style:style>
    <style:style style:name="T2681" style:family="text">
      <style:text-properties officeooo:rsid="1ba66648"/>
    </style:style>
    <style:style style:name="T2682" style:family="text">
      <style:text-properties officeooo:rsid="1ba7df47"/>
    </style:style>
    <style:style style:name="T2683" style:family="text">
      <style:text-properties officeooo:rsid="1ba9e8b9"/>
    </style:style>
    <style:style style:name="T2684" style:family="text">
      <style:text-properties officeooo:rsid="1bacc7f6"/>
    </style:style>
    <style:style style:name="T2685" style:family="text">
      <style:text-properties officeooo:rsid="1baddb24"/>
    </style:style>
    <style:style style:name="T2686" style:family="text">
      <style:text-properties officeooo:rsid="1bb65574"/>
    </style:style>
    <style:style style:name="T2687" style:family="text">
      <style:text-properties officeooo:rsid="1bb6cdad"/>
    </style:style>
    <style:style style:name="T2688" style:family="text">
      <style:text-properties officeooo:rsid="1bb86c7a"/>
    </style:style>
    <style:style style:name="T2689" style:family="text">
      <style:text-properties officeooo:rsid="1bbd0b4f"/>
    </style:style>
    <style:style style:name="T2690" style:family="text">
      <style:text-properties officeooo:rsid="1bbdae3d"/>
    </style:style>
    <style:style style:name="T2691" style:family="text">
      <style:text-properties officeooo:rsid="1bbee484"/>
    </style:style>
    <style:style style:name="T2692" style:family="text">
      <style:text-properties officeooo:rsid="1bbfbfc1"/>
    </style:style>
    <style:style style:name="T2693" style:family="text">
      <style:text-properties officeooo:rsid="1bc07a76"/>
    </style:style>
    <style:style style:name="T2694" style:family="text">
      <style:text-properties officeooo:rsid="1bc3e907"/>
    </style:style>
    <style:style style:name="T2695" style:family="text">
      <style:text-properties officeooo:rsid="1bc626ac"/>
    </style:style>
    <style:style style:name="T2696" style:family="text">
      <style:text-properties officeooo:rsid="1bc94c3f"/>
    </style:style>
    <style:style style:name="T2697" style:family="text">
      <style:text-properties officeooo:rsid="1bca2e59"/>
    </style:style>
    <style:style style:name="T2698" style:family="text">
      <style:text-properties officeooo:rsid="1bcf14b9"/>
    </style:style>
    <style:style style:name="T2699" style:family="text">
      <style:text-properties officeooo:rsid="1bd3b846"/>
    </style:style>
    <style:style style:name="T2700" style:family="text">
      <style:text-properties officeooo:rsid="1bd86bae"/>
    </style:style>
    <style:style style:name="T2701" style:family="text">
      <style:text-properties officeooo:rsid="1bd9920c"/>
    </style:style>
    <style:style style:name="T2702" style:family="text">
      <style:text-properties officeooo:rsid="1bdb759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4"/>
      <text:p text:style-name="P177"><text:s/><text:span text:style-name="T522">Cheerfulism / </text:span><text:span text:style-name="T523">v.</text:span><text:span text:style-name="T524">0.</text:span><text:span text:style-name="T526">0</text:span><text:span text:style-name="T525">.</text:span><text:span text:style-name="T526">2</text:span></text:p>
      <text:p text:style-name="P757"/>
      <text:p text:style-name="P6">----------------------------------------------------------------------------------------------------------------------</text:p>
      <text:p text:style-name="P6"/>
      <text:p text:style-name="P736"><text:span text:style-name="T1825">General </text:span>Index:</text:p>
      <text:p text:style-name="P176"/>
      <text:p text:style-name="P140"><text:tab/><text:a xlink:type="simple" xlink:href="#0.- Purpose of this text" text:style-name="Internet_20_link" text:visited-style-name="Visited_20_Internet_20_Link"><text:span text:style-name="T1014">0.- The purpose of this text.</text:span></text:a></text:p>
      <text:p text:style-name="P706"/>
      <text:p text:style-name="P140"><text:span text:style-name="T1014"><text:tab/></text:span><text:a xlink:type="simple" xlink:href="#1.- Happiness" text:style-name="Internet_20_link" text:visited-style-name="Visited_20_Internet_20_Link"><text:span text:style-name="T1014">1.- Happiness.</text:span></text:a></text:p>
      <text:p text:style-name="P706"/>
      <text:p text:style-name="P141"><text:span text:style-name="T1014"><text:tab/></text:span><text:a xlink:type="simple" xlink:href="#2.- On quitting beliefs..." text:style-name="Internet_20_link" text:visited-style-name="Visited_20_Internet_20_Link"><text:span text:style-name="T1014">2.- On quitting beliefs: What is intelligence?</text:span></text:a></text:p>
      <text:p text:style-name="P707"/>
      <text:p text:style-name="P141"><text:span text:style-name="T1014"><text:tab/></text:span><text:a xlink:type="simple" xlink:href="#3.- The engineers way of thinking" text:style-name="Internet_20_link" text:visited-style-name="Visited_20_Internet_20_Link"><text:span text:style-name="T1015">3.- How to analyze complex systems: The engineers’ way of</text:span></text:a><text:span text:style-name="T1015"> <text:tab/><text:tab/><text:tab/></text:span><text:a xlink:type="simple" xlink:href="#Chapter3" text:style-name="Internet_20_link" text:visited-style-name="Visited_20_Internet_20_Link"><text:span text:style-name="T1015">thinking.</text:span></text:a></text:p>
      <text:p text:style-name="P707"/>
      <text:p text:style-name="P142"><text:span text:style-name="T1017"><text:tab/></text:span><text:a xlink:type="simple" xlink:href="#4. Chapter 4 xd" text:style-name="Internet_20_link" text:visited-style-name="Visited_20_Internet_20_Link"><text:span text:style-name="T1018">4.- Thoughts on the ideal society, part 1: </text:span></text:a><text:a xlink:type="simple" xlink:href="#4. Chapter 4 xd" text:style-name="Internet_20_link" text:visited-style-name="Visited_20_Internet_20_Link"><text:span text:style-name="T1019">O</text:span></text:a><text:a xlink:type="simple" xlink:href="#4. Chapter 4 xd" text:style-name="Internet_20_link" text:visited-style-name="Visited_20_Internet_20_Link"><text:span text:style-name="T1018">n power dynamics, morality plus the potential influence of Cheerfulism and new tech on them.</text:span></text:a></text:p>
      <text:p text:style-name="P707"/>
      <text:p text:style-name="P850"><text:span text:style-name="T1014"><text:tab/></text:span><text:a xlink:type="simple" xlink:href="#5.- Distrbuting resources cheerfulism new teh et" text:style-name="Internet_20_link" text:visited-style-name="Visited_20_Internet_20_Link"><text:span text:style-name="T259">5.- Thoughts on the ideal society, part 2: On organizing resources plus the potential influence of Cheerfulism and new tech on it.</text:span></text:a></text:p>
      <text:p text:style-name="P716"/>
      <text:p text:style-name="P716"><text:tab/><text:a xlink:type="simple" xlink:href="#6..- part 3 tranition cheerfulism" text:style-name="Internet_20_link" text:visited-style-name="Visited_20_Internet_20_Link"><text:span text:style-name="T1284">6.- </text:span></text:a><text:a xlink:type="simple" xlink:href="#6..- part 3 tranition cheerfulism" text:style-name="Internet_20_link" text:visited-style-name="Visited_20_Internet_20_Link"><text:span text:style-name="T1286">Thoughts on the ideal society, part 3: </text:span></text:a><text:a xlink:type="simple" xlink:href="#6..- part 3 tranition cheerfulism" text:style-name="Internet_20_link" text:visited-style-name="Visited_20_Internet_20_Link"><text:span text:style-name="T1285">How to transition to Cheerfulism.</text:span></text:a></text:p>
      <text:p text:style-name="P963"><text:tab/></text:p>
      <text:p text:style-name="P713"><text:tab/><text:a xlink:type="simple" xlink:href="#7.- My absurd desires" text:style-name="Internet_20_link" text:visited-style-name="Visited_20_Internet_20_Link"><text:span text:style-name="T1831">7</text:span></text:a><text:a xlink:type="simple" xlink:href="#7.- My absurd desires" text:style-name="Internet_20_link" text:visited-style-name="Visited_20_Internet_20_Link">.- My absurd desires.</text:a></text:p>
      <text:p text:style-name="P707"/>
      <text:p text:style-name="P141"><text:span text:style-name="T1014"><text:tab/></text:span><text:a xlink:type="simple" xlink:href="#8.- Acknowledgments" text:style-name="Internet_20_link" text:visited-style-name="Visited_20_Internet_20_Link"><text:span text:style-name="T1016">8</text:span></text:a><text:a xlink:type="simple" xlink:href="#8.- Acknowledgments" text:style-name="Internet_20_link" text:visited-style-name="Visited_20_Internet_20_Link"><text:span text:style-name="T1014">.- Acknowledgments.</text:span></text:a></text:p>
      <text:p text:style-name="P796"/>
      <text:p text:style-name="P795"><text:span text:style-name="T167"><text:tab/></text:span><text:a xlink:type="simple" xlink:href="#9.- Conclusion" text:style-name="Internet_20_link" text:visited-style-name="Visited_20_Internet_20_Link"><text:span text:style-name="T169">9</text:span></text:a><text:a xlink:type="simple" xlink:href="#9.- Conclusion" text:style-name="Internet_20_link" text:visited-style-name="Visited_20_Internet_20_Link"><text:span text:style-name="T162">.- Conclusion.</text:span></text:a></text:p>
      <text:p text:style-name="P796"/>
      <text:p text:style-name="P6">----------------------------------------------------------------------------------------------------------------------</text:p>
      <text:p text:style-name="P759"/>
      <text:p text:style-name="P737"><text:span text:style-name="T43">Full </text:span><text:span text:style-name="T1">Index:</text:span></text:p>
      <text:p text:style-name="P758"/>
      <text:p text:style-name="P207"><text:a xlink:type="simple" xlink:href="#0.- Purpose of this text" text:style-name="Internet_20_link" text:visited-style-name="Visited_20_Internet_20_Link">0.- The </text:a><text:a xlink:type="simple" xlink:href="#0.- Purpose of this text" text:style-name="Internet_20_link" text:visited-style-name="Visited_20_Internet_20_Link"><text:span text:style-name="T1887">p</text:span></text:a><text:a xlink:type="simple" xlink:href="#0.- Purpose of this text" text:style-name="Internet_20_link" text:visited-style-name="Visited_20_Internet_20_Link">urpose of </text:a><text:a xlink:type="simple" xlink:href="#0.- Purpose of this text" text:style-name="Internet_20_link" text:visited-style-name="Visited_20_Internet_20_Link"><text:span text:style-name="T1887">t</text:span></text:a><text:a xlink:type="simple" xlink:href="#0.- Purpose of this text" text:style-name="Internet_20_link" text:visited-style-name="Visited_20_Internet_20_Link">his </text:a><text:a xlink:type="simple" xlink:href="#0.- Purpose of this text" text:style-name="Internet_20_link" text:visited-style-name="Visited_20_Internet_20_Link"><text:span text:style-name="T1887">t</text:span></text:a><text:a xlink:type="simple" xlink:href="#0.- Purpose of this text" text:style-name="Internet_20_link" text:visited-style-name="Visited_20_Internet_20_Link">ex</text:a><text:a xlink:type="simple" xlink:href="#0.- Purpose of this text" text:style-name="Internet_20_link" text:visited-style-name="Visited_20_Internet_20_Link"><text:span text:style-name="T1886">t.</text:span></text:a></text:p>
      <text:p text:style-name="P207"/>
      <text:p text:style-name="P207"><text:a xlink:type="simple" xlink:href="#1.- Happiness" text:style-name="Internet_20_link" text:visited-style-name="Visited_20_Internet_20_Link">1.- Happiness.</text:a></text:p>
      <text:p text:style-name="P207"><text:tab/><text:a xlink:type="simple" xlink:href="#1.1.-Coditions to be happy" text:style-name="Internet_20_link" text:visited-style-name="Visited_20_Internet_20_Link"><text:span text:style-name="T1885">1.1.- Conditions to be happy.</text:span></text:a></text:p>
      <text:p text:style-name="P208"><text:tab/><text:a xlink:type="simple" xlink:href="#1.2.- Relation happiness freedom" text:style-name="Internet_20_link" text:visited-style-name="Visited_20_Internet_20_Link"><text:span text:style-name="T1888">1.2.- <text:s/></text:span></text:a><text:a xlink:type="simple" xlink:href="#1.2.- Relation happiness freedom" text:style-name="Internet_20_link" text:visited-style-name="Visited_20_Internet_20_Link"><text:span text:style-name="T1885">The relation between happiness and freedom.</text:span></text:a></text:p>
      <text:p text:style-name="P208"/>
      <text:p text:style-name="P207"><text:a xlink:type="simple" xlink:href="#2.- On quitting beliefs..." text:style-name="Internet_20_link" text:visited-style-name="Visited_20_Internet_20_Link">2.- On Quitting Beliefs: What is Intelligence?</text:a></text:p>
      <text:p text:style-name="P209"><text:tab/><text:a xlink:type="simple" xlink:href="#2.1.- Introduciton: very efficient etc" text:style-name="Internet_20_link" text:visited-style-name="Visited_20_Internet_20_Link">2.1.- Introduction: A </text:a><text:a xlink:type="simple" xlink:href="#2.1.- Introduciton: very efficient etc" text:style-name="Internet_20_link" text:visited-style-name="Visited_20_Internet_20_Link"><text:span text:style-name="T1890">v</text:span></text:a><text:a xlink:type="simple" xlink:href="#2.1.- Introduciton: very efficient etc" text:style-name="Internet_20_link" text:visited-style-name="Visited_20_Internet_20_Link">ery </text:a><text:a xlink:type="simple" xlink:href="#2.1.- Introduciton: very efficient etc" text:style-name="Internet_20_link" text:visited-style-name="Visited_20_Internet_20_Link"><text:span text:style-name="T1890">e</text:span></text:a><text:a xlink:type="simple" xlink:href="#2.1.- Introduciton: very efficient etc" text:style-name="Internet_20_link" text:visited-style-name="Visited_20_Internet_20_Link">fficient </text:a><text:a xlink:type="simple" xlink:href="#2.1.- Introduciton: very efficient etc" text:style-name="Internet_20_link" text:visited-style-name="Visited_20_Internet_20_Link"><text:span text:style-name="T1890">w</text:span></text:a><text:a xlink:type="simple" xlink:href="#2.1.- Introduciton: very efficient etc" text:style-name="Internet_20_link" text:visited-style-name="Visited_20_Internet_20_Link">ay of </text:a><text:a xlink:type="simple" xlink:href="#2.1.- Introduciton: very efficient etc" text:style-name="Internet_20_link" text:visited-style-name="Visited_20_Internet_20_Link"><text:span text:style-name="T1890">t</text:span></text:a><text:a xlink:type="simple" xlink:href="#2.1.- Introduciton: very efficient etc" text:style-name="Internet_20_link" text:visited-style-name="Visited_20_Internet_20_Link">hinking, </text:a><text:a xlink:type="simple" xlink:href="#2.1.- Introduciton: very efficient etc" text:style-name="Internet_20_link" text:visited-style-name="Visited_20_Internet_20_Link"><text:span text:style-name="T1890">t</text:span></text:a><text:a xlink:type="simple" xlink:href="#2.1.- Introduciton: very efficient etc" text:style-name="Internet_20_link" text:visited-style-name="Visited_20_Internet_20_Link">hinking </text:a><text:a xlink:type="simple" xlink:href="#2.1.- Introduciton: very efficient etc" text:style-name="Internet_20_link" text:visited-style-name="Visited_20_Internet_20_Link"><text:span text:style-name="T1890">l</text:span></text:a><text:a xlink:type="simple" xlink:href="#2.1.- Introduciton: very efficient etc" text:style-name="Internet_20_link" text:visited-style-name="Visited_20_Internet_20_Link">ike an </text:a><text:a xlink:type="simple" xlink:href="#2.1.- Introduciton: very efficient etc" text:style-name="Internet_20_link" text:visited-style-name="Visited_20_Internet_20_Link"><text:span text:style-name="T1890">e</text:span></text:a><text:a xlink:type="simple" xlink:href="#2.1.- Introduciton: very efficient etc" text:style-name="Internet_20_link" text:visited-style-name="Visited_20_Internet_20_Link">nginee</text:a><text:a xlink:type="simple" xlink:href="#2.1.- Introduciton: very efficient etc" text:style-name="Internet_20_link" text:visited-style-name="Visited_20_Internet_20_Link"><text:span text:style-name="T1889">r.</text:span></text:a></text:p>
      <text:p text:style-name="P209"><text:tab/><text:a xlink:type="simple" xlink:href="#2.2.- Impacf of beliefs" text:style-name="Internet_20_link" text:visited-style-name="Visited_20_Internet_20_Link">2.2.- The </text:a><text:a xlink:type="simple" xlink:href="#2.2.- Impacf of beliefs" text:style-name="Internet_20_link" text:visited-style-name="Visited_20_Internet_20_Link"><text:span text:style-name="T1897">i</text:span></text:a><text:a xlink:type="simple" xlink:href="#2.2.- Impacf of beliefs" text:style-name="Internet_20_link" text:visited-style-name="Visited_20_Internet_20_Link">mpact of </text:a><text:a xlink:type="simple" xlink:href="#2.2.- Impacf of beliefs" text:style-name="Internet_20_link" text:visited-style-name="Visited_20_Internet_20_Link"><text:span text:style-name="T1897">b</text:span></text:a><text:a xlink:type="simple" xlink:href="#2.2.- Impacf of beliefs" text:style-name="Internet_20_link" text:visited-style-name="Visited_20_Internet_20_Link">eliefs.</text:a></text:p>
      <text:p text:style-name="P207"><text:tab/><text:a xlink:type="simple" xlink:href="#2.3.- Religion its benefits bla bla" text:style-name="Internet_20_link" text:visited-style-name="Visited_20_Internet_20_Link">2.3.- Religion: Its </text:a><text:a xlink:type="simple" xlink:href="#2.3.- Religion its benefits bla bla" text:style-name="Internet_20_link" text:visited-style-name="Visited_20_Internet_20_Link"><text:span text:style-name="T1898">b</text:span></text:a><text:a xlink:type="simple" xlink:href="#2.3.- Religion its benefits bla bla" text:style-name="Internet_20_link" text:visited-style-name="Visited_20_Internet_20_Link">enefits, </text:a><text:a xlink:type="simple" xlink:href="#2.3.- Religion its benefits bla bla" text:style-name="Internet_20_link" text:visited-style-name="Visited_20_Internet_20_Link"><text:span text:style-name="T1898">d</text:span></text:a><text:a xlink:type="simple" xlink:href="#2.3.- Religion its benefits bla bla" text:style-name="Internet_20_link" text:visited-style-name="Visited_20_Internet_20_Link">ownsides, and </text:a><text:a xlink:type="simple" xlink:href="#2.3.- Religion its benefits bla bla" text:style-name="Internet_20_link" text:visited-style-name="Visited_20_Internet_20_Link"><text:span text:style-name="T1898">a</text:span></text:a><text:a xlink:type="simple" xlink:href="#2.3.- Religion its benefits bla bla" text:style-name="Internet_20_link" text:visited-style-name="Visited_20_Internet_20_Link">lternatives.</text:a></text:p>
      <text:p text:style-name="P215"><text:tab/><text:tab/><text:a xlink:type="simple" xlink:href="#2.3.1.-A substitute 1st" text:style-name="Internet_20_link" text:visited-style-name="Visited_20_Internet_20_Link">2.3.1.- <text:s/>A substitute to the first benefit of religion: don’t get too bored.</text:a></text:p>
      <text:p text:style-name="P215"><text:soft-page-break/><text:tab/><text:tab/><text:tab/><text:a xlink:type="simple" xlink:href="#2.3.1.1.- good and evil" text:style-name="Internet_20_link" text:visited-style-name="Visited_20_Internet_20_Link">2.3.1.1.- The answer of religions to the third question: Good and evil.</text:a></text:p>
      <text:p text:style-name="P215"><text:tab/><text:tab/><text:a xlink:type="simple" xlink:href="#2.3.2.- substitute 2snd" text:style-name="Internet_20_link" text:visited-style-name="Visited_20_Internet_20_Link">2.3.2.- A substitute to the second benefit of religion: find freer “communities of</text:a> <text:tab/><text:tab/><text:tab/><text:a xlink:type="simple" xlink:href="#2.3.2.- substitute 2snd" text:style-name="Internet_20_link" text:visited-style-name="Visited_20_Internet_20_Link">pattern enjoyers” (hobbies).</text:a></text:p>
      <text:p text:style-name="P215"><text:tab/><text:tab/><text:a xlink:type="simple" xlink:href="#2.3.3.-thrid compleement religion" text:style-name="Internet_20_link" text:visited-style-name="Visited_20_Internet_20_Link">2.3.3.- A complement for the third benefit of religion: get literally stronger and</text:a> <text:tab/><text:tab/><text:tab/><text:a xlink:type="simple" xlink:href="#2.3.3.-thrid compleement religion" text:style-name="Internet_20_link" text:visited-style-name="Visited_20_Internet_20_Link">scientifically wiser.</text:a></text:p>
      <text:p text:style-name="P210"><text:tab/><text:a xlink:type="simple" xlink:href="#2.4.- 2 faces of same coin" text:style-name="Internet_20_link" text:visited-style-name="Visited_20_Internet_20_Link">2.4.- Rationality and </text:a><text:a xlink:type="simple" xlink:href="#2.4.- 2 faces of same coin" text:style-name="Internet_20_link" text:visited-style-name="Visited_20_Internet_20_Link"><text:span text:style-name="T1918">f</text:span></text:a><text:a xlink:type="simple" xlink:href="#2.4.- 2 faces of same coin" text:style-name="Internet_20_link" text:visited-style-name="Visited_20_Internet_20_Link">aith, </text:a><text:a xlink:type="simple" xlink:href="#2.4.- 2 faces of same coin" text:style-name="Internet_20_link" text:visited-style-name="Visited_20_Internet_20_Link"><text:span text:style-name="T1918">t</text:span></text:a><text:a xlink:type="simple" xlink:href="#2.4.- 2 faces of same coin" text:style-name="Internet_20_link" text:visited-style-name="Visited_20_Internet_20_Link">wo </text:a><text:a xlink:type="simple" xlink:href="#2.4.- 2 faces of same coin" text:style-name="Internet_20_link" text:visited-style-name="Visited_20_Internet_20_Link"><text:span text:style-name="T1918">f</text:span></text:a><text:a xlink:type="simple" xlink:href="#2.4.- 2 faces of same coin" text:style-name="Internet_20_link" text:visited-style-name="Visited_20_Internet_20_Link">aces of the </text:a><text:a xlink:type="simple" xlink:href="#2.4.- 2 faces of same coin" text:style-name="Internet_20_link" text:visited-style-name="Visited_20_Internet_20_Link"><text:span text:style-name="T1918">s</text:span></text:a><text:a xlink:type="simple" xlink:href="#2.4.- 2 faces of same coin" text:style-name="Internet_20_link" text:visited-style-name="Visited_20_Internet_20_Link">ame </text:a><text:a xlink:type="simple" xlink:href="#2.4.- 2 faces of same coin" text:style-name="Internet_20_link" text:visited-style-name="Visited_20_Internet_20_Link"><text:span text:style-name="T1918">c</text:span></text:a><text:a xlink:type="simple" xlink:href="#2.4.- 2 faces of same coin" text:style-name="Internet_20_link" text:visited-style-name="Visited_20_Internet_20_Link">oin.</text:a></text:p>
      <text:p text:style-name="P210"><text:tab/><text:a xlink:type="simple" xlink:href="#2.5.- On intelligence" text:style-name="Internet_20_link" text:visited-style-name="Visited_20_Internet_20_Link">2.5. On </text:a><text:a xlink:type="simple" xlink:href="#2.5.- On intelligence" text:style-name="Internet_20_link" text:visited-style-name="Visited_20_Internet_20_Link"><text:span text:style-name="T1919">i</text:span></text:a><text:a xlink:type="simple" xlink:href="#2.5.- On intelligence" text:style-name="Internet_20_link" text:visited-style-name="Visited_20_Internet_20_Link">ntelligence.</text:a></text:p>
      <text:p text:style-name="P207"><text:tab/><text:tab/><text:a xlink:type="simple" xlink:href="#2.5.1.- Are you dumb or are you intelligent" text:style-name="Internet_20_link" text:visited-style-name="Visited_20_Internet_20_Link">2.5.1. Are </text:a><text:a xlink:type="simple" xlink:href="#2.5.1.- Are you dumb or are you intelligent" text:style-name="Internet_20_link" text:visited-style-name="Visited_20_Internet_20_Link"><text:span text:style-name="T1920">y</text:span></text:a><text:a xlink:type="simple" xlink:href="#2.5.1.- Are you dumb or are you intelligent" text:style-name="Internet_20_link" text:visited-style-name="Visited_20_Internet_20_Link">ou </text:a><text:a xlink:type="simple" xlink:href="#2.5.1.- Are you dumb or are you intelligent" text:style-name="Internet_20_link" text:visited-style-name="Visited_20_Internet_20_Link"><text:span text:style-name="T1920">d</text:span></text:a><text:a xlink:type="simple" xlink:href="#2.5.1.- Are you dumb or are you intelligent" text:style-name="Internet_20_link" text:visited-style-name="Visited_20_Internet_20_Link">umb or </text:a><text:a xlink:type="simple" xlink:href="#2.5.1.- Are you dumb or are you intelligent" text:style-name="Internet_20_link" text:visited-style-name="Visited_20_Internet_20_Link"><text:span text:style-name="T1920">a</text:span></text:a><text:a xlink:type="simple" xlink:href="#2.5.1.- Are you dumb or are you intelligent" text:style-name="Internet_20_link" text:visited-style-name="Visited_20_Internet_20_Link">re </text:a><text:a xlink:type="simple" xlink:href="#2.5.1.- Are you dumb or are you intelligent" text:style-name="Internet_20_link" text:visited-style-name="Visited_20_Internet_20_Link"><text:span text:style-name="T1920">y</text:span></text:a><text:a xlink:type="simple" xlink:href="#2.5.1.- Are you dumb or are you intelligent" text:style-name="Internet_20_link" text:visited-style-name="Visited_20_Internet_20_Link">ou </text:a><text:a xlink:type="simple" xlink:href="#2.5.1.- Are you dumb or are you intelligent" text:style-name="Internet_20_link" text:visited-style-name="Visited_20_Internet_20_Link"><text:span text:style-name="T1920">i</text:span></text:a><text:a xlink:type="simple" xlink:href="#2.5.1.- Are you dumb or are you intelligent" text:style-name="Internet_20_link" text:visited-style-name="Visited_20_Internet_20_Link">ntelligent?</text:a></text:p>
      <text:p text:style-name="P207"><text:tab/><text:a xlink:type="simple" xlink:href="#2.6.-Math examples" text:style-name="Internet_20_link" text:visited-style-name="Visited_20_Internet_20_Link">2.6. The </text:a><text:a xlink:type="simple" xlink:href="#2.6.-Math examples" text:style-name="Internet_20_link" text:visited-style-name="Visited_20_Internet_20_Link"><text:span text:style-name="T1920">m</text:span></text:a><text:a xlink:type="simple" xlink:href="#2.6.-Math examples" text:style-name="Internet_20_link" text:visited-style-name="Visited_20_Internet_20_Link">ath </text:a><text:a xlink:type="simple" xlink:href="#2.6.-Math examples" text:style-name="Internet_20_link" text:visited-style-name="Visited_20_Internet_20_Link"><text:span text:style-name="T1920">e</text:span></text:a><text:a xlink:type="simple" xlink:href="#2.6.-Math examples" text:style-name="Internet_20_link" text:visited-style-name="Visited_20_Internet_20_Link">xamples as </text:a><text:a xlink:type="simple" xlink:href="#2.6.-Math examples" text:style-name="Internet_20_link" text:visited-style-name="Visited_20_Internet_20_Link"><text:span text:style-name="T1920">a</text:span></text:a><text:a xlink:type="simple" xlink:href="#2.6.-Math examples" text:style-name="Internet_20_link" text:visited-style-name="Visited_20_Internet_20_Link">nalogies.</text:a></text:p>
      <text:p text:style-name="P207"><text:tab/><text:tab/><text:a xlink:type="simple" xlink:href="#2.6.1.- Carpenter problem" text:style-name="Internet_20_link" text:visited-style-name="Visited_20_Internet_20_Link">2.6.1.- A </text:a><text:a xlink:type="simple" xlink:href="#2.6.1.- Carpenter problem" text:style-name="Internet_20_link" text:visited-style-name="Visited_20_Internet_20_Link"><text:span text:style-name="T1920">r</text:span></text:a><text:a xlink:type="simple" xlink:href="#2.6.1.- Carpenter problem" text:style-name="Internet_20_link" text:visited-style-name="Visited_20_Internet_20_Link">ealistic </text:a><text:a xlink:type="simple" xlink:href="#2.6.1.- Carpenter problem" text:style-name="Internet_20_link" text:visited-style-name="Visited_20_Internet_20_Link"><text:span text:style-name="T1920">f</text:span></text:a><text:a xlink:type="simple" xlink:href="#2.6.1.- Carpenter problem" text:style-name="Internet_20_link" text:visited-style-name="Visited_20_Internet_20_Link">irst </text:a><text:a xlink:type="simple" xlink:href="#2.6.1.- Carpenter problem" text:style-name="Internet_20_link" text:visited-style-name="Visited_20_Internet_20_Link"><text:span text:style-name="T1920">p</text:span></text:a><text:a xlink:type="simple" xlink:href="#2.6.1.- Carpenter problem" text:style-name="Internet_20_link" text:visited-style-name="Visited_20_Internet_20_Link">roblem: The </text:a><text:a xlink:type="simple" xlink:href="#2.6.1.- Carpenter problem" text:style-name="Internet_20_link" text:visited-style-name="Visited_20_Internet_20_Link"><text:span text:style-name="T1920">c</text:span></text:a><text:a xlink:type="simple" xlink:href="#2.6.1.- Carpenter problem" text:style-name="Internet_20_link" text:visited-style-name="Visited_20_Internet_20_Link">arpenter </text:a><text:a xlink:type="simple" xlink:href="#2.6.1.- Carpenter problem" text:style-name="Internet_20_link" text:visited-style-name="Visited_20_Internet_20_Link"><text:span text:style-name="T1920">p</text:span></text:a><text:a xlink:type="simple" xlink:href="#2.6.1.- Carpenter problem" text:style-name="Internet_20_link" text:visited-style-name="Visited_20_Internet_20_Link">roblem.</text:a></text:p>
      <text:p text:style-name="P207"><text:tab/><text:tab/><text:a xlink:type="simple" xlink:href="#2.6.2.- Methaporic porblem happiness" text:style-name="Internet_20_link" text:visited-style-name="Visited_20_Internet_20_Link">2.6.2.- A </text:a><text:a xlink:type="simple" xlink:href="#2.6.2.- Methaporic porblem happiness" text:style-name="Internet_20_link" text:visited-style-name="Visited_20_Internet_20_Link"><text:span text:style-name="T1920">m</text:span></text:a><text:a xlink:type="simple" xlink:href="#2.6.2.- Methaporic porblem happiness" text:style-name="Internet_20_link" text:visited-style-name="Visited_20_Internet_20_Link">etaphoric </text:a><text:a xlink:type="simple" xlink:href="#2.6.2.- Methaporic porblem happiness" text:style-name="Internet_20_link" text:visited-style-name="Visited_20_Internet_20_Link"><text:span text:style-name="T1920">p</text:span></text:a><text:a xlink:type="simple" xlink:href="#2.6.2.- Methaporic porblem happiness" text:style-name="Internet_20_link" text:visited-style-name="Visited_20_Internet_20_Link">roblem: The </text:a><text:a xlink:type="simple" xlink:href="#2.6.2.- Methaporic porblem happiness" text:style-name="Internet_20_link" text:visited-style-name="Visited_20_Internet_20_Link"><text:span text:style-name="T1920">h</text:span></text:a><text:a xlink:type="simple" xlink:href="#2.6.2.- Methaporic porblem happiness" text:style-name="Internet_20_link" text:visited-style-name="Visited_20_Internet_20_Link">appiness </text:a><text:a xlink:type="simple" xlink:href="#2.6.2.- Methaporic porblem happiness" text:style-name="Internet_20_link" text:visited-style-name="Visited_20_Internet_20_Link"><text:span text:style-name="T1920">p</text:span></text:a><text:a xlink:type="simple" xlink:href="#2.6.2.- Methaporic porblem happiness" text:style-name="Internet_20_link" text:visited-style-name="Visited_20_Internet_20_Link">roduction </text:a><text:a xlink:type="simple" xlink:href="#2.6.2.- Methaporic porblem happiness" text:style-name="Internet_20_link" text:visited-style-name="Visited_20_Internet_20_Link"><text:span text:style-name="T1920">p</text:span></text:a><text:a xlink:type="simple" xlink:href="#2.6.2.- Methaporic porblem happiness" text:style-name="Internet_20_link" text:visited-style-name="Visited_20_Internet_20_Link">roblem.</text:a></text:p>
      <text:p text:style-name="P207"/>
      <text:p text:style-name="P207"><text:a xlink:type="simple" xlink:href="#3.- The engineers way of thinking" text:style-name="Internet_20_link" text:visited-style-name="Visited_20_Internet_20_Link">3. How to </text:a><text:a xlink:type="simple" xlink:href="#3.- The engineers way of thinking" text:style-name="Internet_20_link" text:visited-style-name="Visited_20_Internet_20_Link"><text:span text:style-name="T1956">a</text:span></text:a><text:a xlink:type="simple" xlink:href="#3.- The engineers way of thinking" text:style-name="Internet_20_link" text:visited-style-name="Visited_20_Internet_20_Link">nalyze </text:a><text:a xlink:type="simple" xlink:href="#3.- The engineers way of thinking" text:style-name="Internet_20_link" text:visited-style-name="Visited_20_Internet_20_Link"><text:span text:style-name="T1956">c</text:span></text:a><text:a xlink:type="simple" xlink:href="#3.- The engineers way of thinking" text:style-name="Internet_20_link" text:visited-style-name="Visited_20_Internet_20_Link">omplex </text:a><text:a xlink:type="simple" xlink:href="#3.- The engineers way of thinking" text:style-name="Internet_20_link" text:visited-style-name="Visited_20_Internet_20_Link"><text:span text:style-name="T1956">s</text:span></text:a><text:a xlink:type="simple" xlink:href="#3.- The engineers way of thinking" text:style-name="Internet_20_link" text:visited-style-name="Visited_20_Internet_20_Link">ystems: The </text:a><text:a xlink:type="simple" xlink:href="#3.- The engineers way of thinking" text:style-name="Internet_20_link" text:visited-style-name="Visited_20_Internet_20_Link"><text:span text:style-name="T1956">e</text:span></text:a><text:a xlink:type="simple" xlink:href="#3.- The engineers way of thinking" text:style-name="Internet_20_link" text:visited-style-name="Visited_20_Internet_20_Link">ngineers’ </text:a><text:a xlink:type="simple" xlink:href="#3.- The engineers way of thinking" text:style-name="Internet_20_link" text:visited-style-name="Visited_20_Internet_20_Link"><text:span text:style-name="T1956">w</text:span></text:a><text:a xlink:type="simple" xlink:href="#3.- The engineers way of thinking" text:style-name="Internet_20_link" text:visited-style-name="Visited_20_Internet_20_Link">ay of </text:a><text:a xlink:type="simple" xlink:href="#3.- The engineers way of thinking" text:style-name="Internet_20_link" text:visited-style-name="Visited_20_Internet_20_Link"><text:span text:style-name="T1956">t</text:span></text:a><text:a xlink:type="simple" xlink:href="#3.- The engineers way of thinking" text:style-name="Internet_20_link" text:visited-style-name="Visited_20_Internet_20_Link">hinking.</text:a></text:p>
      <text:p text:style-name="P207"><text:tab/><text:a xlink:type="simple" xlink:href="#3.1.- Steps thinking like engineer" text:style-name="Internet_20_link" text:visited-style-name="Visited_20_Internet_20_Link">3.1.- The </text:a><text:a xlink:type="simple" xlink:href="#3.1.- Steps thinking like engineer" text:style-name="Internet_20_link" text:visited-style-name="Visited_20_Internet_20_Link"><text:span text:style-name="T1990">s</text:span></text:a><text:a xlink:type="simple" xlink:href="#3.1.- Steps thinking like engineer" text:style-name="Internet_20_link" text:visited-style-name="Visited_20_Internet_20_Link">teps of </text:a><text:a xlink:type="simple" xlink:href="#3.1.- Steps thinking like engineer" text:style-name="Internet_20_link" text:visited-style-name="Visited_20_Internet_20_Link"><text:span text:style-name="T1990">t</text:span></text:a><text:a xlink:type="simple" xlink:href="#3.1.- Steps thinking like engineer" text:style-name="Internet_20_link" text:visited-style-name="Visited_20_Internet_20_Link">hinking </text:a><text:a xlink:type="simple" xlink:href="#3.1.- Steps thinking like engineer" text:style-name="Internet_20_link" text:visited-style-name="Visited_20_Internet_20_Link"><text:span text:style-name="T1990">l</text:span></text:a><text:a xlink:type="simple" xlink:href="#3.1.- Steps thinking like engineer" text:style-name="Internet_20_link" text:visited-style-name="Visited_20_Internet_20_Link">ike an </text:a><text:a xlink:type="simple" xlink:href="#3.1.- Steps thinking like engineer" text:style-name="Internet_20_link" text:visited-style-name="Visited_20_Internet_20_Link"><text:span text:style-name="T1990">e</text:span></text:a><text:a xlink:type="simple" xlink:href="#3.1.- Steps thinking like engineer" text:style-name="Internet_20_link" text:visited-style-name="Visited_20_Internet_20_Link">ngineer.</text:a></text:p>
      <text:p text:style-name="P207"><text:tab/><text:a xlink:type="simple" xlink:href="#3.2.-Examples" text:style-name="Internet_20_link" text:visited-style-name="Visited_20_Internet_20_Link">3.2.- Examples.</text:a></text:p>
      <text:p text:style-name="P207"><text:span text:style-name="T1991"><text:tab/><text:tab/></text:span><text:a xlink:type="simple" xlink:href="#3.2.1.- Example 1: math" text:style-name="Internet_20_link" text:visited-style-name="Visited_20_Internet_20_Link"><text:span text:style-name="T1991">3.2.1.- </text:span></text:a><text:a xlink:type="simple" xlink:href="#3.2.1.- Example 1: math" text:style-name="Internet_20_link" text:visited-style-name="Visited_20_Internet_20_Link">Example 1: </text:a><text:a xlink:type="simple" xlink:href="#3.2.1.- Example 1: math" text:style-name="Internet_20_link" text:visited-style-name="Visited_20_Internet_20_Link"><text:span text:style-name="T2000">S</text:span></text:a><text:a xlink:type="simple" xlink:href="#3.2.1.- Example 1: math" text:style-name="Internet_20_link" text:visited-style-name="Visited_20_Internet_20_Link">olving a </text:a><text:a xlink:type="simple" xlink:href="#3.2.1.- Example 1: math" text:style-name="Internet_20_link" text:visited-style-name="Visited_20_Internet_20_Link"><text:span text:style-name="T2000">f</text:span></text:a><text:a xlink:type="simple" xlink:href="#3.2.1.- Example 1: math" text:style-name="Internet_20_link" text:visited-style-name="Visited_20_Internet_20_Link">irst-</text:a><text:a xlink:type="simple" xlink:href="#3.2.1.- Example 1: math" text:style-name="Internet_20_link" text:visited-style-name="Visited_20_Internet_20_Link"><text:span text:style-name="T2000">d</text:span></text:a><text:a xlink:type="simple" xlink:href="#3.2.1.- Example 1: math" text:style-name="Internet_20_link" text:visited-style-name="Visited_20_Internet_20_Link">egree </text:a><text:a xlink:type="simple" xlink:href="#3.2.1.- Example 1: math" text:style-name="Internet_20_link" text:visited-style-name="Visited_20_Internet_20_Link"><text:span text:style-name="T2000">m</text:span></text:a><text:a xlink:type="simple" xlink:href="#3.2.1.- Example 1: math" text:style-name="Internet_20_link" text:visited-style-name="Visited_20_Internet_20_Link">ath </text:a><text:a xlink:type="simple" xlink:href="#3.2.1.- Example 1: math" text:style-name="Internet_20_link" text:visited-style-name="Visited_20_Internet_20_Link"><text:span text:style-name="T2000">e</text:span></text:a><text:a xlink:type="simple" xlink:href="#3.2.1.- Example 1: math" text:style-name="Internet_20_link" text:visited-style-name="Visited_20_Internet_20_Link">quation</text:a>.</text:p>
      <text:p text:style-name="P211"><text:span text:style-name="T1991"><text:tab/><text:tab/></text:span><text:a xlink:type="simple" xlink:href="#3.2.2.- Example two: literature" text:style-name="Internet_20_link" text:visited-style-name="Visited_20_Internet_20_Link"><text:span text:style-name="T1991">3.2.2.-</text:span></text:a><text:a xlink:type="simple" xlink:href="#3.2.2.- Example two: literature" text:style-name="Internet_20_link" text:visited-style-name="Visited_20_Internet_20_Link"> Example 2: </text:a><text:a xlink:type="simple" xlink:href="#3.2.2.- Example two: literature" text:style-name="Internet_20_link" text:visited-style-name="Visited_20_Internet_20_Link"><text:span text:style-name="T2000">U</text:span></text:a><text:a xlink:type="simple" xlink:href="#3.2.2.- Example two: literature" text:style-name="Internet_20_link" text:visited-style-name="Visited_20_Internet_20_Link">nderstanding the </text:a><text:a xlink:type="simple" xlink:href="#3.2.2.- Example two: literature" text:style-name="Internet_20_link" text:visited-style-name="Visited_20_Internet_20_Link"><text:span text:style-name="T2000">l</text:span></text:a><text:a xlink:type="simple" xlink:href="#3.2.2.- Example two: literature" text:style-name="Internet_20_link" text:visited-style-name="Visited_20_Internet_20_Link">iterature of a </text:a><text:a xlink:type="simple" xlink:href="#3.2.2.- Example two: literature" text:style-name="Internet_20_link" text:visited-style-name="Visited_20_Internet_20_Link"><text:span text:style-name="T2000">S</text:span></text:a><text:a xlink:type="simple" xlink:href="#3.2.2.- Example two: literature" text:style-name="Internet_20_link" text:visited-style-name="Visited_20_Internet_20_Link">panish </text:a><text:a xlink:type="simple" xlink:href="#3.2.2.- Example two: literature" text:style-name="Internet_20_link" text:visited-style-name="Visited_20_Internet_20_Link"><text:span text:style-name="T2000">a</text:span></text:a><text:a xlink:type="simple" xlink:href="#3.2.2.- Example two: literature" text:style-name="Internet_20_link" text:visited-style-name="Visited_20_Internet_20_Link">uthor,</text:a></text:p>
      <text:p text:style-name="P211"><text:tab/><text:tab/><text:tab/><text:a xlink:type="simple" xlink:href="#3.2.2.- Example two: literature" text:style-name="Internet_20_link" text:visited-style-name="Visited_20_Internet_20_Link"><text:span text:style-name="T2000">Federico </text:span></text:a><text:a xlink:type="simple" xlink:href="#3.2.2.- Example two: literature" text:style-name="Internet_20_link" text:visited-style-name="Visited_20_Internet_20_Link">García Lorca.</text:a></text:p>
      <text:p text:style-name="P283"><text:tab/><text:tab/><text:a xlink:type="simple" xlink:href="#3.2.3.- End of examples and implications" text:style-name="Internet_20_link" text:visited-style-name="Visited_20_Internet_20_Link">3.2.3.- End of the examples, their broader implications in any kind of human</text:a> <text:tab/><text:tab/><text:tab/><text:a xlink:type="simple" xlink:href="#3.2.3.- End of examples and implications" text:style-name="Internet_20_link" text:visited-style-name="Visited_20_Internet_20_Link">system.</text:a></text:p>
      <text:p text:style-name="P267"><text:span text:style-name="T2001"><text:tab/></text:span><text:a xlink:type="simple" xlink:href="#3.3.- A glimse into thinking nowadays etc" text:style-name="Internet_20_link" text:visited-style-name="Visited_20_Internet_20_Link"><text:span text:style-name="T2001">3.3.- A </text:span></text:a><text:a xlink:type="simple" xlink:href="#3.3.- A glimse into thinking nowadays etc" text:style-name="Internet_20_link" text:visited-style-name="Visited_20_Internet_20_Link"><text:span text:style-name="T1992">g</text:span></text:a><text:a xlink:type="simple" xlink:href="#3.3.- A glimse into thinking nowadays etc" text:style-name="Internet_20_link" text:visited-style-name="Visited_20_Internet_20_Link"><text:span text:style-name="T2001">limpse into the </text:span></text:a><text:a xlink:type="simple" xlink:href="#3.3.- A glimse into thinking nowadays etc" text:style-name="Internet_20_link" text:visited-style-name="Visited_20_Internet_20_Link"><text:span text:style-name="T1992">c</text:span></text:a><text:a xlink:type="simple" xlink:href="#3.3.- A glimse into thinking nowadays etc" text:style-name="Internet_20_link" text:visited-style-name="Visited_20_Internet_20_Link"><text:span text:style-name="T2001">urrent </text:span></text:a><text:a xlink:type="simple" xlink:href="#3.3.- A glimse into thinking nowadays etc" text:style-name="Internet_20_link" text:visited-style-name="Visited_20_Internet_20_Link"><text:span text:style-name="T1992">s</text:span></text:a><text:a xlink:type="simple" xlink:href="#3.3.- A glimse into thinking nowadays etc" text:style-name="Internet_20_link" text:visited-style-name="Visited_20_Internet_20_Link"><text:span text:style-name="T2001">ituation of </text:span></text:a><text:a xlink:type="simple" xlink:href="#3.3.- A glimse into thinking nowadays etc" text:style-name="Internet_20_link" text:visited-style-name="Visited_20_Internet_20_Link"><text:span text:style-name="T1992">t</text:span></text:a><text:a xlink:type="simple" xlink:href="#3.3.- A glimse into thinking nowadays etc" text:style-name="Internet_20_link" text:visited-style-name="Visited_20_Internet_20_Link"><text:span text:style-name="T2001">hinking in </text:span></text:a><text:a xlink:type="simple" xlink:href="#3.3.- A glimse into thinking nowadays etc" text:style-name="Internet_20_link" text:visited-style-name="Visited_20_Internet_20_Link"><text:span text:style-name="T1992">s</text:span></text:a><text:a xlink:type="simple" xlink:href="#3.3.- A glimse into thinking nowadays etc" text:style-name="Internet_20_link" text:visited-style-name="Visited_20_Internet_20_Link"><text:span text:style-name="T2001">ociety.</text:span></text:a></text:p>
      <text:p text:style-name="P207"><text:tab/><text:a xlink:type="simple" xlink:href="#3.4.- A glimpse into technology and thiking nowadays" text:style-name="Internet_20_link" text:visited-style-name="Visited_20_Internet_20_Link">3.4.- A </text:a><text:a xlink:type="simple" xlink:href="#3.4.- A glimpse into technology and thiking nowadays" text:style-name="Internet_20_link" text:visited-style-name="Visited_20_Internet_20_Link"><text:span text:style-name="T1992">g</text:span></text:a><text:a xlink:type="simple" xlink:href="#3.4.- A glimpse into technology and thiking nowadays" text:style-name="Internet_20_link" text:visited-style-name="Visited_20_Internet_20_Link">limpse </text:a><text:a xlink:type="simple" xlink:href="#3.4.- A glimpse into technology and thiking nowadays" text:style-name="Internet_20_link" text:visited-style-name="Visited_20_Internet_20_Link"><text:span text:style-name="T1992">into</text:span></text:a><text:a xlink:type="simple" xlink:href="#3.4.- A glimpse into technology and thiking nowadays" text:style-name="Internet_20_link" text:visited-style-name="Visited_20_Internet_20_Link"> the </text:a><text:a xlink:type="simple" xlink:href="#3.4.- A glimpse into technology and thiking nowadays" text:style-name="Internet_20_link" text:visited-style-name="Visited_20_Internet_20_Link"><text:span text:style-name="T1992">r</text:span></text:a><text:a xlink:type="simple" xlink:href="#3.4.- A glimpse into technology and thiking nowadays" text:style-name="Internet_20_link" text:visited-style-name="Visited_20_Internet_20_Link">ole </text:a><text:a xlink:type="simple" xlink:href="#3.4.- A glimpse into technology and thiking nowadays" text:style-name="Internet_20_link" text:visited-style-name="Visited_20_Internet_20_Link"><text:span text:style-name="T1992">t</text:span></text:a><text:a xlink:type="simple" xlink:href="#3.4.- A glimpse into technology and thiking nowadays" text:style-name="Internet_20_link" text:visited-style-name="Visited_20_Internet_20_Link">hat </text:a><text:a xlink:type="simple" xlink:href="#3.4.- A glimpse into technology and thiking nowadays" text:style-name="Internet_20_link" text:visited-style-name="Visited_20_Internet_20_Link"><text:span text:style-name="T1992">n</text:span></text:a><text:a xlink:type="simple" xlink:href="#3.4.- A glimpse into technology and thiking nowadays" text:style-name="Internet_20_link" text:visited-style-name="Visited_20_Internet_20_Link">owadays </text:a><text:a xlink:type="simple" xlink:href="#3.4.- A glimpse into technology and thiking nowadays" text:style-name="Internet_20_link" text:visited-style-name="Visited_20_Internet_20_Link"><text:span text:style-name="T1992">t</text:span></text:a><text:a xlink:type="simple" xlink:href="#3.4.- A glimpse into technology and thiking nowadays" text:style-name="Internet_20_link" text:visited-style-name="Visited_20_Internet_20_Link">echnology </text:a><text:a xlink:type="simple" xlink:href="#3.4.- A glimpse into technology and thiking nowadays" text:style-name="Internet_20_link" text:visited-style-name="Visited_20_Internet_20_Link"><text:span text:style-name="T1992">h</text:span></text:a><text:a xlink:type="simple" xlink:href="#3.4.- A glimpse into technology and thiking nowadays" text:style-name="Internet_20_link" text:visited-style-name="Visited_20_Internet_20_Link">as in </text:a><text:a xlink:type="simple" xlink:href="#3.4.- A glimpse into technology and thiking nowadays" text:style-name="Internet_20_link" text:visited-style-name="Visited_20_Internet_20_Link"><text:span text:style-name="T1992">t</text:span></text:a><text:a xlink:type="simple" xlink:href="#3.4.- A glimpse into technology and thiking nowadays" text:style-name="Internet_20_link" text:visited-style-name="Visited_20_Internet_20_Link">hinking.</text:a></text:p>
      <text:p text:style-name="P212"><text:tab/><text:a xlink:type="simple" xlink:href="#3.5.- What is cheerfulism" text:style-name="Internet_20_link" text:visited-style-name="Visited_20_Internet_20_Link">3.5.- So… what is Cheerfulism?</text:a></text:p>
      <text:p text:style-name="P207"/>
      <text:p text:style-name="P216"><text:a xlink:type="simple" xlink:href="#4. Chapter 4 xd" text:style-name="Internet_20_link" text:visited-style-name="Visited_20_Internet_20_Link"><text:span text:style-name="T1">4.- T</text:span></text:a><text:a xlink:type="simple" xlink:href="#4. Chapter 4 xd" text:style-name="Internet_20_link" text:visited-style-name="Visited_20_Internet_20_Link">houghts on the ideal society, part 1: On power dynamics, morality plus the influence of Cheerfulism and new tech on them.</text:a></text:p>
      <text:p text:style-name="P602"><text:tab/><text:a xlink:type="simple" xlink:href="#4.1.- On power dynamics" text:style-name="Internet_20_link" text:visited-style-name="Visited_20_Internet_20_Link">4.1.- On power dynamic</text:a><text:a xlink:type="simple" xlink:href="#4.1.- On power dynamics" text:style-name="Internet_20_link" text:visited-style-name="Visited_20_Internet_20_Link">s.</text:a></text:p>
      <text:p text:style-name="P217"><text:span text:style-name="T1"><text:tab/><text:tab/></text:span><text:a xlink:type="simple" xlink:href="#4.1.1.- Statis dynamic good evil" text:style-name="Internet_20_link" text:visited-style-name="Visited_20_Internet_20_Link"><text:span text:style-name="T1">4.1.1.- The static-dynamic dilemma of good and evil and its role in power </text:span></text:a><text:span text:style-name="T1"><text:tab/><text:tab/><text:tab/><text:tab/></text:span><text:a xlink:type="simple" xlink:href="#4.1.1.- Statis dynamic good evil" text:style-name="Internet_20_link" text:visited-style-name="Visited_20_Internet_20_Link"><text:span text:style-name="T1">dynamics.</text:span></text:a></text:p>
      <text:p text:style-name="P218"><text:span text:style-name="T1"><text:tab/><text:tab/></text:span><text:a xlink:type="simple" xlink:href="#4.1.2.- Stati dynamic dilmea demracy" text:style-name="Internet_20_link" text:visited-style-name="Visited_20_Internet_20_Link"><text:span text:style-name="T1">4.1.2.</text:span></text:a><text:a xlink:type="simple" xlink:href="#4.1.2.- Stati dynamic dilmea demracy" text:style-name="Internet_20_link" text:visited-style-name="Visited_20_Internet_20_Link">- The static-dynamic dilemma on large societies: democracy, the balanced</text:a> <text:tab/><text:tab/><text:tab/><text:a xlink:type="simple" xlink:href="#4.1.2.- Stati dynamic dilmea demracy" text:style-name="Internet_20_link" text:visited-style-name="Visited_20_Internet_20_Link">method.</text:a></text:p>
      <text:p text:style-name="P219"><text:tab/><text:tab/><text:a xlink:type="simple" xlink:href="#4.1.3.- Information management power dynamics" text:style-name="Internet_20_link" text:visited-style-name="Visited_20_Internet_20_Link">4.1.3.- The information management role in power dynam</text:a><text:a xlink:type="simple" xlink:href="#4.1.3.- Information management power dynamics" text:style-name="Internet_20_link" text:visited-style-name="Visited_20_Internet_20_Link">i</text:a><text:a xlink:type="simple" xlink:href="#4.1.3.- Information management power dynamics" text:style-name="Internet_20_link" text:visited-style-name="Visited_20_Internet_20_Link"><text:span text:style-name="T2207">cs.</text:span></text:a></text:p>
      <text:p text:style-name="P219"><text:tab/><text:tab/><text:a xlink:type="simple" xlink:href="#4.1.4.- Nationalism" text:style-name="Internet_20_link" text:visited-style-name="Visited_20_Internet_20_Link">4.1.4.- On nationalism.</text:a></text:p>
      <text:p text:style-name="P220"><text:tab/><text:tab/><text:tab/><text:a xlink:type="simple" xlink:href="#4.1.4.1.- natonalism substitute" text:style-name="Internet_20_link" text:visited-style-name="Visited_20_Internet_20_Link">4.1.4.1.- Thoughts on a substitute for nationalism: language and law.</text:a></text:p>
      <text:p text:style-name="P221"><text:tab/><text:tab/><text:tab/><text:a xlink:type="simple" xlink:href="#4.1.4.2.- Shape if not" text:style-name="Internet_20_link" text:visited-style-name="Visited_20_Internet_20_Link">4.1.4.2.- What will shape big nations if not </text:a><text:a xlink:type="simple" xlink:href="#4.1.4.2.- Shape if not" text:style-name="Internet_20_link" text:visited-style-name="Visited_20_Internet_20_Link"><text:span text:style-name="T2209">nationalism</text:span></text:a><text:a xlink:type="simple" xlink:href="#4.1.4.2.- Shape if not" text:style-name="Internet_20_link" text:visited-style-name="Visited_20_Internet_20_Link">?<text:tab/></text:a></text:p>
      <text:p text:style-name="P222"><text:tab/><text:tab/><text:tab/><text:a xlink:type="simple" xlink:href="#4.1.4.3.- borders peacufly" text:style-name="Internet_20_link" text:visited-style-name="Visited_20_Internet_20_Link">4.1.4.3.- How Cheerful individuals will change borders peacefully?</text:a></text:p>
      <text:p text:style-name="P223"><text:tab/><text:tab/><text:tab/><text:a xlink:type="simple" xlink:href="#4.1.4.4.- PAGL" text:style-name="Internet_20_link" text:visited-style-name="Visited_20_Internet_20_Link">4.1.4.4.- <text:s/>Adapting to law and language: Progressive</text:a> <text:tab/><text:tab/><text:tab/><text:tab/><text:tab/><text:tab/><text:tab/> <text:s text:c="2"/><text:a xlink:type="simple" xlink:href="#4.1.4.4.- PAGL" text:style-name="Internet_20_link" text:visited-style-name="Visited_20_Internet_20_Link">statistical gauge of law.</text:a></text:p>
      <text:p text:style-name="P224"><text:tab/><text:a xlink:type="simple" xlink:href="#4.2.- Deeper power dynamics" text:style-name="Internet_20_link" text:visited-style-name="Visited_20_Internet_20_Link">4.2.- <text:s/>Going deeper in Cheerfulism and new tech on power dyna</text:a><text:a xlink:type="simple" xlink:href="#4.2.- Deeper power dynamics" text:style-name="Internet_20_link" text:visited-style-name="Visited_20_Internet_20_Link"><text:span text:style-name="T1">mics.</text:span></text:a></text:p>
      <text:p text:style-name="P224"><text:tab/><text:tab/><text:a xlink:type="simple" xlink:href="#4.2.1.- dichotomization" text:style-name="Internet_20_link" text:visited-style-name="Visited_20_Internet_20_Link">4.2.1.- First, regarding the dichotomization of society.</text:a></text:p>
      <text:p text:style-name="P225"><text:tab/><text:tab/><text:a xlink:type="simple" xlink:href="#4.2.2.- Democray power dynamics" text:style-name="Internet_20_link" text:visited-style-name="Visited_20_Internet_20_Link">4.2.2.- Second, regarding democracy and raw power dynamics.</text:a></text:p>
      <text:p text:style-name="P226"><text:tab/><text:tab/><text:a xlink:type="simple" xlink:href="#4.2.3.- Nationalism army redistributin" text:style-name="Internet_20_link" text:visited-style-name="Visited_20_Internet_20_Link">4.2.3.- Third, regarding nationalism and army </text:a><text:a xlink:type="simple" xlink:href="#4.2.3.- Nationalism army redistributin" text:style-name="Internet_20_link" text:visited-style-name="Visited_20_Internet_20_Link">redistribu</text:a><text:a xlink:type="simple" xlink:href="#4.2.3.- Nationalism army redistributin" text:style-name="Internet_20_link" text:visited-style-name="Visited_20_Internet_20_Link"><text:span text:style-name="T2210">tion.</text:span></text:a></text:p>
      <text:p text:style-name="P227"><text:tab/><text:tab/><text:a xlink:type="simple" xlink:href="#4.2.4.- Prisoners dilemma" text:style-name="Internet_20_link" text:visited-style-name="Visited_20_Internet_20_Link">4.2.</text:a><text:a xlink:type="simple" xlink:href="#4.2.4.- Prisoners dilemma" text:style-name="Internet_20_link" text:visited-style-name="Visited_20_Internet_20_Link"><text:span text:style-name="T2211">4</text:span></text:a><text:a xlink:type="simple" xlink:href="#4.2.4.- Prisoners dilemma" text:style-name="Internet_20_link" text:visited-style-name="Visited_20_Internet_20_Link">.- Nationalism after the army is distributed, the prisoner’ dilem</text:a><text:a xlink:type="simple" xlink:href="#4.2.4.- Prisoners dilemma" text:style-name="Internet_20_link" text:visited-style-name="Visited_20_Internet_20_Link"><text:span text:style-name="T1">ma.</text:span></text:a></text:p>
      <text:p text:style-name="P603"/>
      <text:p text:style-name="P228"><text:a xlink:type="simple" xlink:href="#5.- Distrbuting resources cheerfulism new teh et" text:style-name="Internet_20_link" text:visited-style-name="Visited_20_Internet_20_Link"><text:span text:style-name="T1">5.- Thoughts on the ideal society, part 2: On organizing resources plus the potential influence of Cheerfulism and new tech on it.</text:span></text:a></text:p>
      <text:p text:style-name="P231"><text:tab/><text:a xlink:type="simple" xlink:href="#5.1.- Poli citi mistakes" text:style-name="Internet_20_link" text:visited-style-name="Visited_20_Internet_20_Link">5.1.- Politicians, citizens, and their mistakes.</text:a></text:p>
      <text:p text:style-name="P614"><text:tab/><text:tab/><text:a xlink:type="simple" xlink:href="#5.1.1.- Solution tt" text:style-name="Internet_20_link" text:visited-style-name="Visited_20_Internet_20_Link">5.1.1.- A solution for the citizens.</text:a></text:p>
      <text:p text:style-name="P683"><text:span text:style-name="T351"><text:tab/><text:tab/><text:tab/></text:span><text:a xlink:type="simple" xlink:href="#5.1.0.1.-Critique to libertarianism" text:style-name="Internet_20_link" text:visited-style-name="Visited_20_Internet_20_Link"><text:span text:style-name="T351">5.1.0.1.- A critique to libertarianism.</text:span></text:a></text:p>
      <text:p text:style-name="P604"><text:tab/><text:tab/><text:a xlink:type="simple" xlink:href="#5.1.2.- SOlution powerful" text:style-name="Internet_20_link" text:visited-style-name="Visited_20_Internet_20_Link">5.1.2.- A solution for the powerful.</text:a></text:p>
      <text:p text:style-name="P605"><text:tab/><text:tab/><text:a xlink:type="simple" xlink:href="#5.1.3.- General solution" text:style-name="Internet_20_link" text:visited-style-name="Visited_20_Internet_20_Link">5.1.3- A general solution.</text:a></text:p>
      <text:p text:style-name="P606"><text:tab/><text:a xlink:type="simple" xlink:href="#5.2.- 2 core problems resource distribu" text:style-name="Internet_20_link" text:visited-style-name="Visited_20_Internet_20_Link">5.2.- </text:a><text:a xlink:type="simple" xlink:href="#5.2.- 2 core problems resource distribu" text:style-name="Internet_20_link" text:visited-style-name="Visited_20_Internet_20_Link">The 2 core problems when distributing resources and the implications of</text:a> <text:tab/><text:tab/> <text:s text:c="7"/><text:a xlink:type="simple" xlink:href="#5.2.- 2 core problems resource distribu" text:style-name="Internet_20_link" text:visited-style-name="Visited_20_Internet_20_Link">Cheerfulism, AI and blockchain on them.</text:a></text:p>
      <text:p text:style-name="P607"><text:tab/><text:tab/><text:a xlink:type="simple" xlink:href="#5.2.1.-Beginning of anal" text:style-name="Internet_20_link" text:visited-style-name="Visited_20_Internet_20_Link">5.2.1.- Beginning of the analysis.</text:a></text:p>
      <text:p text:style-name="P608"><text:tab/><text:tab/><text:a xlink:type="simple" xlink:href="#5.2.2.- First problem too much var" text:style-name="Internet_20_link" text:visited-style-name="Visited_20_Internet_20_Link">5.2.2.- The first core problem: too much variables.</text:a></text:p>
      <text:p text:style-name="P609"><text:tab/><text:tab/><text:tab/><text:a xlink:type="simple" xlink:href="#5.2.2.1.- Why soc or com shit at var" text:style-name="Internet_20_link" text:visited-style-name="Visited_20_Internet_20_Link">5.2.2.1.- Why socialism or communism can’t handle these variables?</text:a></text:p>
      <text:p text:style-name="P612"><text:tab/><text:tab/><text:tab/><text:a xlink:type="simple" xlink:href="#5.2.2.2.- Libertarianism var cool" text:style-name="Internet_20_link" text:visited-style-name="Visited_20_Internet_20_Link">5.2.2.</text:a><text:a xlink:type="simple" xlink:href="#5.2.2.2.- Libertarianism var cool" text:style-name="Internet_20_link" text:visited-style-name="Visited_20_Internet_20_Link"><text:span text:style-name="T2300">2.-</text:span></text:a><text:a xlink:type="simple" xlink:href="#5.2.2.2.- Libertarianism var cool" text:style-name="Internet_20_link" text:visited-style-name="Visited_20_Internet_20_Link">Why does libertarianism handle this issue way much more</text:a> <text:tab/><text:tab/><text:tab/><text:tab/><text:tab/> <text:a xlink:type="simple" xlink:href="#5.2.2.2.- Libertarianism var cool" text:style-name="Internet_20_link" text:visited-style-name="Visited_20_Internet_20_Link">gracefully?</text:a></text:p>
      <text:p text:style-name="P610"><text:tab/><text:tab/><text:a xlink:type="simple" xlink:href="#5.2.3.- Tech influence in var handling" text:style-name="Internet_20_link" text:visited-style-name="Visited_20_Internet_20_Link">5.2.3.- How new technologies will help to deal with the first core problem of too </text:a><text:tab/><text:tab/><text:tab/><text:a xlink:type="simple" xlink:href="#5.2.3.- Tech influence in var handling" text:style-name="Internet_20_link" text:visited-style-name="Visited_20_Internet_20_Link">much v</text:a><text:a xlink:type="simple" xlink:href="#5.2.3.- Tech influence in var handling" text:style-name="Internet_20_link" text:visited-style-name="Visited_20_Internet_20_Link">ariables.</text:a></text:p>
      <text:p text:style-name="P611"><text:soft-page-break/><text:tab/><text:tab/><text:a xlink:type="simple" xlink:href="#5.2.4.- CClarification bet" text:style-name="Internet_20_link" text:visited-style-name="Visited_20_Internet_20_Link">5.2.4.- Clarifying my bet.</text:a></text:p>
      <text:p text:style-name="P490"><text:tab/><text:tab/><text:a xlink:type="simple" xlink:href="#5.2.5.- 2 core problem abuse parasitism" text:style-name="Internet_20_link" text:visited-style-name="Visited_20_Internet_20_Link">5.2.5.- The second core problem</text:a><text:a xlink:type="simple" xlink:href="#5.2.5.- 2 core problem abuse parasitism" text:style-name="Internet_20_link" text:visited-style-name="Visited_20_Internet_20_Link"><text:span text:style-name="T1">: parasitism behavior, abuse.</text:span></text:a></text:p>
      <text:p text:style-name="P229"><text:tab/><text:tab/><text:tab/><text:a xlink:type="simple" xlink:href="#5.2.5.1.- Symptoms sick society" text:style-name="Internet_20_link" text:visited-style-name="Visited_20_Internet_20_Link">5.2.5.1.- When abuse happens, symptoms of a sick society.</text:a></text:p>
      <text:p text:style-name="P230"><text:tab/><text:tab/><text:a xlink:type="simple" xlink:href="#5.2.6.- Cases statis resorouce" text:style-name="Internet_20_link" text:visited-style-name="Visited_20_Internet_20_Link">5.2.6.- Interesting cases of </text:a><text:a xlink:type="simple" xlink:href="#5.2.6.- Cases statis resorouce" text:style-name="Internet_20_link" text:visited-style-name="Visited_20_Internet_20_Link"><text:span text:style-name="T1">statist resource management despite its implied</text:span></text:a><text:span text:style-name="T1"> <text:tab/><text:tab/><text:tab/><text:tab/></text:span><text:a xlink:type="simple" xlink:href="#5.2.6.- Cases statis resorouce" text:style-name="Internet_20_link" text:visited-style-name="Visited_20_Internet_20_Link"><text:span text:style-name="T1">abuse.</text:span></text:a></text:p>
      <text:p text:style-name="P794"><text:span text:style-name="T1280"><text:tab/><text:tab/><text:tab/></text:span><text:a xlink:type="simple" xlink:href="#5.2.6.1.- Nordic coutries" text:style-name="Internet_20_link" text:visited-style-name="Visited_20_Internet_20_Link"><text:span text:style-name="T1218">5.2.6.1.- Nordic countries, the happy socialists.</text:span></text:a></text:p>
      <text:p text:style-name="P794"><text:span text:style-name="T1219"><text:tab/><text:tab/><text:tab/></text:span><text:a xlink:type="simple" xlink:href="#5.2.6.2.- Patents" text:style-name="Internet_20_link" text:visited-style-name="Visited_20_Internet_20_Link"><text:span text:style-name="T1860">5.2.</text:span></text:a><text:a xlink:type="simple" xlink:href="#5.2.6.2.- Patents" text:style-name="Internet_20_link" text:visited-style-name="Visited_20_Internet_20_Link"><text:span text:style-name="T1220">6</text:span></text:a><text:a xlink:type="simple" xlink:href="#5.2.6.2.- Patents" text:style-name="Internet_20_link" text:visited-style-name="Visited_20_Internet_20_Link"><text:span text:style-name="T1221">.</text:span></text:a><text:a xlink:type="simple" xlink:href="#5.2.6.2.- Patents" text:style-name="Internet_20_link" text:visited-style-name="Visited_20_Internet_20_Link"><text:span text:style-name="T1222">2</text:span></text:a><text:a xlink:type="simple" xlink:href="#5.2.6.2.- Patents" text:style-name="Internet_20_link" text:visited-style-name="Visited_20_Internet_20_Link"><text:span text:style-name="T1221">-</text:span></text:a><text:a xlink:type="simple" xlink:href="#5.2.6.2.- Patents" text:style-name="Internet_20_link" text:visited-style-name="Visited_20_Internet_20_Link"><text:span text:style-name="T1218"> <text:s/></text:span></text:a><text:a xlink:type="simple" xlink:href="#5.2.6.2.- Patents" text:style-name="Internet_20_link" text:visited-style-name="Visited_20_Internet_20_Link"><text:span text:style-name="T1223">Patents, an image of distrust.</text:span></text:a></text:p>
      <text:p text:style-name="P533"/>
      <text:p text:style-name="P613"><text:a xlink:type="simple" xlink:href="#6..- part 3 tranition cheerfulism" text:style-name="Internet_20_link" text:visited-style-name="Visited_20_Internet_20_Link">6.- Thoughts on the ideal society, part 3: How to transition to Cheerfulism.</text:a></text:p>
      <text:p text:style-name="P213"><text:s text:c="3"/></text:p>
      <text:p text:style-name="P214"><text:a xlink:type="simple" xlink:href="#7.- My absurd desires" text:style-name="Internet_20_link" text:visited-style-name="Visited_20_Internet_20_Link"><text:span text:style-name="T1832">7</text:span></text:a><text:a xlink:type="simple" xlink:href="#7.- My absurd desires" text:style-name="Internet_20_link" text:visited-style-name="Visited_20_Internet_20_Link">.- My absurd desires.</text:a></text:p>
      <text:p text:style-name="P214"/>
      <text:p text:style-name="P207"><text:a xlink:type="simple" xlink:href="#8.- Acknowledgments" text:style-name="Internet_20_link" text:visited-style-name="Visited_20_Internet_20_Link"><text:span text:style-name="T1832">8</text:span></text:a><text:a xlink:type="simple" xlink:href="#8.- Acknowledgments" text:style-name="Internet_20_link" text:visited-style-name="Visited_20_Internet_20_Link">.- Acknowledgments.</text:a></text:p>
      <text:p text:style-name="P207"/>
      <text:p text:style-name="P207"><text:a xlink:type="simple" xlink:href="#9.- Conclusion" text:style-name="Internet_20_link" text:visited-style-name="Visited_20_Internet_20_Link"><text:span text:style-name="T1832">9</text:span></text:a><text:a xlink:type="simple" xlink:href="#9.- Conclusion" text:style-name="Internet_20_link" text:visited-style-name="Visited_20_Internet_20_Link">.- Conclusion.</text:a></text:p>
      <text:p text:style-name="P176"/>
      <text:p text:style-name="P9">----------------------------------------------------------------------------------------------------------------------</text:p>
      <text:p text:style-name="P9"/>
      <text:p text:style-name="P728"><text:bookmark-start text:name="0.- Purpose of this text"/>0.- The purpose of this text.<text:bookmark-end text:name="0.- Purpose of this text"/></text:p>
      <text:p text:style-name="P738"/>
      <text:p text:style-name="P555">Aiming for assuring happiness in my life and raising happy children I might have ended up crafting the final answer for <text:span text:style-name="T189">the </text:span>eternal prosperity <text:span text:style-name="T189">of </text:span>human<text:span text:style-name="T521">kind</text:span>.</text:p>
      <text:p text:style-name="P556"/>
      <text:p text:style-name="P555">How can I be the happiest <text:span text:style-name="T352">I can</text:span> in this life? What will I teach to my future children? <text:s/>Those questions wander around my mind since I <text:span text:style-name="T2646">was</text:span> 15, now <text:span text:style-name="T2647">six</text:span> <text:span text:style-name="T189">and a half y</text:span>ears <text:span text:style-name="T189">later</text:span>, I think I’ve found the answer.</text:p>
      <text:p text:style-name="P555"/>
      <text:p text:style-name="P557">I always aimed for general explanations agnostic to my personal life. I was aware of the existence of useful answers according to your personality and environment. I was also aware that if any of those ever change the answers might become useless. Thus I always tried to find the general pattern <text:span text:style-name="T2648">that</text:span> could apply to everyone and would allow me to adapt when facing changes in the future.</text:p>
      <text:p text:style-name="P557"/>
      <text:p text:style-name="P562">All these resulted in a sort of guide to understand<text:span text:style-name="T2649">ing</text:span> and <text:span text:style-name="T655">achiev</text:span><text:span text:style-name="T2649">ing </text:span>happiness at the same time of <text:span text:style-name="T656">resulting in </text:span>a social critique which aims to find the overall patterns that allow <text:span text:style-name="T353">a</text:span> better quality of life for all humans. That is what this text is all about.</text:p>
      <text:p text:style-name="P2"/>
      <text:p text:style-name="P740">----------------------------------------------------------------------------------------------------------------------------------------------------------------------------------</text:p>
      <text:p text:style-name="P741"><text:span text:style-name="T265">Disclaimer:</text:span><text:span text:style-name="T1826"> </text:span><text:span text:style-name="T1827">I</text:span><text:span text:style-name="T1826">n some cases, I could have used more specific </text:span><text:span text:style-name="T1828">and</text:span><text:span text:style-name="T1826"> shorter wording</text:span><text:span text:style-name="T1827"> to make the text more professional and </text:span><text:span text:style-name="T1828">brief</text:span><text:span text:style-name="T1827">. But this text is not aiming for that, I’m trying to make this text available for the widest audience I can reach without compromising clarity.</text:span></text:p>
      <text:p text:style-name="P740">----------------------------------------------------------------------------------------------------------------------------------------------------------------------------------</text:p>
      <text:p text:style-name="P3"/>
      <text:p text:style-name="P561">It all started understanding what happiness was.</text:p>
      <text:p text:style-name="P3"/>
      <text:p text:style-name="P5">----------------------------------------------------------------------------------------------------------------------</text:p>
      <text:p text:style-name="P7">----------------------------------------------------------------------------------------------------------------------</text:p>
      <text:p text:style-name="P3"/>
      <text:p text:style-name="P729"><text:bookmark-start text:name="1.- Happiness"/><text:span text:style-name="T189">1</text:span>.- <text:span text:style-name="T189">Happiness</text:span><text:bookmark-end text:name="1.- Happiness"/></text:p>
      <text:p text:style-name="P171"/>
      <text:p text:style-name="P232">Many philosophers and people in general say that for a human to have a good life it needs to be happy. But, <text:span text:style-name="T129">what is being happy?</text:span> I present y<text:span text:style-name="T1">ou my definition:</text:span></text:p>
      <text:p text:style-name="P159"/>
      <text:p text:style-name="P667"><text:span text:style-name="T268">``</text:span>Happiness is <text:span text:style-name="T1833">what a being feels when <text:s/></text:span>surviv<text:span text:style-name="T1833">al</text:span> <text:s/><text:span text:style-name="T1833">is statistically granted and </text:span>possess enough intelligence so as to avoid boredom in a desired basis.<text:span text:style-name="T268">``</text:span></text:p>
      <text:p text:style-name="P157"/>
      <text:p text:style-name="P13"><text:soft-page-break/>----------------------------------------------------------------------------------------------------------------------</text:p>
      <text:p text:style-name="P686"><text:span text:style-name="T260">Disclaimer:</text:span> In the definition I used the term being instead of human. I’m not sure if this applies to other animals. I will keep it this way to <text:span text:style-name="T267">encourage </text:span>thinking.</text:p>
      <text:p text:style-name="P12">----------------------------------------------------------------------------------------------------------------------</text:p>
      <text:p text:style-name="P12"/>
      <text:p text:style-name="P558">This definition comes from 2 facts:</text:p>
      <text:p text:style-name="P559"/>
      <text:list xml:id="list1058319011" text:style-name="L1">
        <text:list-item>
          <text:p text:style-name="P965">You need to be alive to feel happiness thus the surviving part on the definition.</text:p>
          <text:p text:style-name="P965"/>
        </text:list-item>
        <text:list-item>
          <text:p text:style-name="P965">If you get bored for too long a human won’t feel what they call as ‘happiness’. Notice different humans have different boredom tolerance but all of them have a limit in which they start suffering from it.</text:p>
        </text:list-item>
      </text:list>
      <text:p text:style-name="P66"/>
      <text:p text:style-name="P560">Now the following question can be: <text:span text:style-name="T128">How can I be happy?</text:span></text:p>
      <text:p text:style-name="P560"/>
      <text:p text:style-name="P560">Easy to say harder to carry out, as not only depends on yourself but also on your environment. The more of the following conditions you achieve in your life and the more sustainable long term they are the happier you will likely be.</text:p>
      <text:p text:style-name="P560"><text:s/></text:p>
      <text:p text:style-name="P560"><text:bookmark-start text:name="1.1.-Coditions to be happy"/><text:span text:style-name="T354">1.1.- Conditions </text:span><text:span text:style-name="T355">to</text:span><text:span text:style-name="T354"> be happy.</text:span><text:bookmark-end text:name="1.1.-Coditions to be happy"/></text:p>
      <text:p text:style-name="P17"/>
      <text:p text:style-name="P742">- Survive:</text:p>
      <text:p text:style-name="P658"/>
      <text:p text:style-name="P560"><text:tab/>In fact, being alive with your basic human needs covered: food, water and co-existing safely with other humans so you inhibit your individual weaknesses against nature. (a.k.a. it is very hard for a human alone to last in nature)</text:p>
      <text:p text:style-name="P560"/>
      <text:p text:style-name="P743">- Be entertained:</text:p>
      <text:p text:style-name="P235"/>
      <text:p text:style-name="P203"><text:tab/><text:span text:style-name="T1834">Now a very hard question, at least it was for me to answer, what is boredom, what is being bored? Well I define </text:span><text:span text:style-name="T1849">being bored</text:span><text:span text:style-name="T1834"> as:</text:span></text:p>
      <text:p text:style-name="P67"/>
      <text:p text:style-name="P158"><text:span text:style-name="T268">``</text:span><text:span text:style-name="T1835">A state in which your brain does not segregate chemical rewards when you analyze, repeat or experience a pattern. Being a pattern any activity humans can do: listening to music, play any game, any sport, an instrument, sex, building, studying… Any activity.</text:span><text:span text:style-name="T268">``</text:span></text:p>
      <text:p text:style-name="P158"/>
      <text:p text:style-name="P563">For the rest of the text I will use the verb “to execute a pattern” as any combination of analyzing, experiencing or repeating a pattern. </text:p>
      <text:p text:style-name="P563"/>
      <text:p text:style-name="P563">Now we see that when executing a pattern, eventually you stop segregating chemical rewards. A logical approach on why is this is so as to the body doesn’t get stuck on a loop doing the same over and over again, thus favoring exploration and adaptation which are the key factors for avoiding extinction and survival through time. Boredom is natural, in fact, boredom is essential for a race to adapt and last in time passing through the natural selection filter.</text:p>
      <text:p text:style-name="P563"/>
      <text:p text:style-name="P563">Boredom is also another key point on why humans aren’t designed to be alone. Notice that when loneliness is faced, eventually, as there is a limit on the number of activities a single human being can do alone, it is impossible to scape boredom on your own. And when I say loneliness I mean it in its purest sense, not even a dog with you, not a single being apart from yourself. This is another reason why a human needs other beings, not just for pure “biological survival” but for this other intrinsic adaptation mechanism we have called boredom.</text:p>
      <text:p text:style-name="P563"/>
      <text:p text:style-name="P563">Notice, you can’t be bored if you are in danger, if you are hungry, if you are thirsty. Thus boredom only appears when a human is in a safe state, where its basic biological needs are satisfied. It feels natural to understand boredom as a biological mechanism that encourages our bodies to explore when our survival is statistically granted. This mechanism allows us to <text:soft-page-break/>discover new things even when our basic needs are satisfied thus granting us new information that allows us to have a greater chance to adapt and survive in unpredictable future scenarios.</text:p>
      <text:p text:style-name="P68"/>
      <text:p text:style-name="P233"><text:span text:style-name="T1">So, </text:span><text:span text:style-name="T149">what is boredom?</text:span><text:span text:style-name="T1"> I define boredom as:</text:span></text:p>
      <text:p text:style-name="P69"/>
      <text:p text:style-name="P163"><text:span text:style-name="T1851">``</text:span><text:span text:style-name="T1836">A biological mechanism humans (and maybe other beings) have which promotes exploration and discovery once their body feels like their survival is statistically granted in order to have better chance of survival for future unexpected changes.</text:span><text:span text:style-name="T1851">``</text:span></text:p>
      <text:p text:style-name="P70"/>
      <text:p text:style-name="P563">Notice maybe this mechanism is a result on natural selection, those beings which didn’t feel boredom and didn’t discover useful information before unforeseen events happened might have been eventually, or still slowly, becoming extinct.</text:p>
      <text:p text:style-name="P563"/>
      <text:p text:style-name="P563">Now, this being defined, we can see that the next rewarding factor for feeling happiness is being entertained (not being bored). The frequency and the variety of activities vary on an individual basis so the quantity of the following requisites you will require will be <text:span text:style-name="T1861">different</text:span> for each one of you.</text:p>
      <text:p text:style-name="P71"/>
      <text:p text:style-name="P563">This is the most complex part of mastering happiness, via self analysis and introspection, decid<text:span text:style-name="T1862">ing</text:span> <text:span text:style-name="T129">how many, how much of each and how to get</text:span> the following requisites:</text:p>
      <text:p text:style-name="P19"/>
      <text:p text:style-name="P19"><text:tab/><text:span text:style-name="T1852">- </text:span><text:span text:style-name="T1857">Health:</text:span><text:span text:style-name="T1852"> Enough health, physical and mental, to carry out the activities that you enjoy. The healthier the more activities you can carry out for a longer time, thus the more solutions you will have to the boredom problem, thus the more likely you are to be happy. But this is just statistics, on an individual basis you decide how much health you really need. A clear example of this is: An obese climber will be less likely (or will find it harder) to enjoy the views while eating something at the summit of a mountain due to its obesity. So someone whose happiness is brought by climbing should stay in moderate weight for better chances to enjoy better that activity.</text:span></text:p>
      <text:p text:style-name="P19"/>
      <text:p text:style-name="P19"><text:tab/><text:span text:style-name="T1852">- </text:span><text:span text:style-name="T1857">Money:</text:span><text:span text:style-name="T1852"> A tool for freedom, not the end goal. Money does not buy happiness, but buys other people’s time so you can spend yours freely. And as mentioned in the health part, the freer you are the more activities you can do to satisfy your boredom. Not everyone needs to be rich in order to not to suffer from boredom, some people will need more, others less. You should analyze how much money </text:span><text:span text:style-name="T1854">is </text:span><text:span text:style-name="T1852">usually require</text:span><text:span text:style-name="T1854">d</text:span><text:span text:style-name="T1852"> to carry out activities you like </text:span><text:span text:style-name="T1856">and </text:span><text:span text:style-name="T1855">whether </text:span><text:span text:style-name="T1852">you can </text:span><text:span text:style-name="T1853">afford</text:span><text:span text:style-name="T1852"> them long term in order to live happier.</text:span></text:p>
      <text:p text:style-name="P19"/>
      <text:p text:style-name="P19"><text:tab/><text:span text:style-name="T1852">- </text:span><text:span text:style-name="T1857">Relationships with other beings:</text:span><text:span text:style-name="T1852"> As mentioned some paragraphs ago, a human alone will eventually get bored. Relations with any other beings are needed, an animal, another human etc. These add randomness to the interactions that result in unpredictable patterns to execute that will likely segregate the proper happiness chemicals in your brain as they are something new, something being explored.</text:span></text:p>
      <text:p text:style-name="P19"/>
      <text:p text:style-name="P563">All these factors are easy to name <text:span text:style-name="T1863">yet</text:span> harder to analyze <text:span text:style-name="T1863">for each individual</text:span>. That is why chapter 3 of this book delves deeper in the intricacies of analyzing complex problems. Delving into explaining the best solution I could think of according to our current reality and state of technology. <text:span text:style-name="T1864">So anyone can make their best try in answe</text:span><text:span text:style-name="T1865">r</text:span><text:span text:style-name="T1864">ing the questions presented on their own circumstances.</text:span></text:p>
      <text:p text:style-name="P563"/>
      <text:p text:style-name="P592">Before concluding the chapter let me touch upon a word that has been used a bunch of times so far, freedom.</text:p>
      <text:p text:style-name="P131"/>
      <text:p text:style-name="P191"><text:bookmark-start text:name="1.2.- Relation happiness freedom"/>1.2.- The relation between happiness and freedom.<text:bookmark-end text:name="1.2.- Relation happiness freedom"/></text:p>
      <text:p text:style-name="P662"/>
      <text:p text:style-name="P564">I define freedom as:</text:p>
      <text:p text:style-name="P16"/>
      <text:p text:style-name="P234"><text:soft-page-break/><text:span text:style-name="T1"><text:s/>``</text:span><text:span text:style-name="T149">The capability of satisfying a need in multiple ways.</text:span><text:span text:style-name="T1">`` </text:span></text:p>
      <text:p text:style-name="P234"/>
      <text:p text:style-name="P15">----------------------------------------------------------------------------------------------------------------------</text:p>
      <text:p text:style-name="P687"><text:span text:style-name="T260">Disclaimer:</text:span> I'm not discussing 'freedom' in a deep philosophical way. Some might define freedom as “the ability to have done otherwise.” This text isn't about deep existential debates. Instead, it's a practical guide to help find solutions for human needs. Questions like 'to be or not to be' or debates about free will are complex and, for now, without clear answers. I won't delve into them here. My goal is to offer logical insights into human existence and give real-world advice to enhance it.</text:p>
      <text:p text:style-name="P14">----------------------------------------------------------------------------------------------------------------------</text:p>
      <text:p text:style-name="P16"/>
      <text:p text:style-name="P564">The freer you are the more options you will have to satisfy your needs.</text:p>
      <text:p text:style-name="P565"/>
      <text:p text:style-name="P566"><text:tab/>Notice, you can be happy without freedom or just with less freedom as long as your survival and boredom needs are satisfied. <text:span text:style-name="T2650">H</text:span>ere is <text:span text:style-name="T1878">a </text:span>key point <text:span text:style-name="T1879">to</text:span><text:span text:style-name="T1878"> fully understand the relation</text:span>:</text:p>
      <text:p text:style-name="P565"/>
      <text:p text:style-name="P565"><text:tab/>If someone has a problem and only one way of solving it, chances are if that solution path, for whatever reason, becomes impossible or harder, the <text:span text:style-name="T1880">person</text:span> will likely not be happy. Thus the more options you get the higher your chances of being happy… <text:span text:style-name="T1872">or are they? Only if you are intelligent enough to handle </text:span><text:span text:style-name="T1881">them</text:span>. This will be developed more in depth in the next chapter: <text:span text:style-name="T129">On Quitting Beliefs: What is intelligence?</text:span></text:p>
      <text:p text:style-name="P20"/>
      <text:p text:style-name="P185"><text:span text:style-name="T1866">X.- </text:span>Conclusion: <text:span text:style-name="T1891">Chapter-</text:span><text:span text:style-name="T1892">1.</text:span></text:p>
      <text:p text:style-name="P133"/>
      <text:p text:style-name="P567">Summing up everything, we could understand happiness as a combination of: survival and entertainment. Those are the <text:span text:style-name="T1867">2 </text:span><text:span text:style-name="T1873">real</text:span><text:span text:style-name="T1867"> </text:span>pillars that hold it. <text:span text:style-name="T1868">There </text:span><text:span text:style-name="T1874">are </text:span><text:span text:style-name="T1868">a</text:span><text:span text:style-name="T1869">lso </text:span><text:span text:style-name="T1870">some</text:span><text:span text:style-name="T1868"> sort of </text:span><text:span text:style-name="T1869">2 </text:span><text:span text:style-name="T1868">hidden pillar</text:span><text:span text:style-name="T1871">s</text:span><text:span text:style-name="T1868">, freedom </text:span><text:span text:style-name="T1871">and intelligence</text:span><text:span text:style-name="T1868">.</text:span></text:p>
      <text:p text:style-name="P567"/>
      <text:p text:style-name="P569">In order to achieve <text:span text:style-name="T1875">happiness </text:span>after having high assurances of survival you have to not to get bored for too long. Boredom is a phenomenal that can come and go when executing patterns. </text:p>
      <text:p text:style-name="P569"/>
      <text:p text:style-name="P569">Therefore, in order to be happy, each <text:span text:style-name="T1877">one of you </text:span>will have to find a big enough quantity of patterns they can <text:span text:style-name="T1876">execute</text:span> in a sequenced manner so <text:span text:style-name="T2652">that</text:span> they never get tired of too <text:span text:style-name="T2651">many</text:span> of them for too long. In the meantime, if too many of them bore you, then explore and experience other patterns in the hope that they will kill your boredom. <text:span text:style-name="T1882">O</text:span>r <text:span text:style-name="T1882">in the hope</text:span> that any of the previously <text:span text:style-name="T1883">bored</text:span> ones now become entertaining again.</text:p>
      <text:p text:style-name="P568"/>
      <text:p text:style-name="P568">Important is to know that each person has a unique need of pattern <text:span text:style-name="T1884">ex</text:span><text:span text:style-name="T1893">e</text:span><text:span text:style-name="T1884">cution</text:span>, boredom tolerance and different reactions to different patterns.</text:p>
      <text:p text:style-name="P568"/>
      <text:p text:style-name="P25">----------------------------------------------------------------------------------------------------------------------</text:p>
      <text:p text:style-name="P21">----------------------------------------------------------------------------------------------------------------------</text:p>
      <text:p text:style-name="P21"/>
      <text:p text:style-name="P172">Transition from <text:span text:style-name="T2436">C</text:span>hapter 1 to <text:span text:style-name="T2436">C</text:span>hapter 2.</text:p>
      <text:p text:style-name="P137"/>
      <text:p text:style-name="P971">After understanding what happiness is you might have notice<text:span text:style-name="T2653">d</text:span> that for you to be happy it requires analysis o<text:span text:style-name="T2654">f</text:span> different factors like health, money, relationships etc. A lot of complex decisions which all need 1 thing to answer them successfully: intelligence.</text:p>
      <text:p text:style-name="P570"/>
      <text:p text:style-name="P570">But what is intelligence? Let’s go to chapter 2.</text:p>
      <text:p text:style-name="P21"/>
      <text:p text:style-name="P25">----------------------------------------------------------------------------------------------------------------------</text:p>
      <text:p text:style-name="P21">----------------------------------------------------------------------------------------------------------------------</text:p>
      <text:p text:style-name="P21"/>
      <text:p text:style-name="P21"/>
      <text:p text:style-name="P21"/>
      <text:p text:style-name="P21"/>
      <text:p text:style-name="P730"><text:bookmark-start text:name="2.- On quitting beliefs..."/><text:soft-page-break/>2.- On quitting beliefs: <text:span text:style-name="T373">What is intelligence?</text:span><text:bookmark-end text:name="2.- On quitting beliefs..."/></text:p>
      <text:p text:style-name="P175"/>
      <text:p text:style-name="P180"><text:bookmark-start text:name="2.1.- Introduciton: very efficient etc"/>2.1.- Introduction: <text:span text:style-name="T384">A very efficient</text:span><text:span text:style-name="T374"> way of thinking, thinking like an engineer.</text:span><text:bookmark-end text:name="2.1.- Introduciton: very efficient etc"/></text:p>
      <text:p text:style-name="P18"/>
      <text:p text:style-name="P571">This section is meant for you to <text:span text:style-name="T1894">know</text:span> the secret to maximiz<text:span text:style-name="T1895">ing</text:span> your brain capabilities by explaining how the smartest think about the most complex of systems.</text:p>
      <text:p text:style-name="P571"/>
      <text:p text:style-name="P572">As we mentioned at the beginning, this text aims to find a way of thinking about life that maximizes an individual’s happiness long term. A sort of philosophical doctrine based on science to guide humans to the best possible society where everyone is as happy as they can be. But for that you need to intelligently analyze your specific life’s situation and with time and constant effort improve it.</text:p>
      <text:p text:style-name="P31"/>
      <text:p text:style-name="P573">Situations can be incredibly diverse, the economy of your country, your gender, your height, the predominant religion near you etc affect the specific steps you have to take in order to maximize your happiness.</text:p>
      <text:p text:style-name="P573"/>
      <text:p text:style-name="P574">With this being said it starts to make sense if we understand each life situation as a system with different modules conforming it. Just like engineers see their creations, everyone should know how to analyze complex systems so they can analyze their life and maximize its happiness the best way they can. </text:p>
      <text:p text:style-name="P574"/>
      <text:p text:style-name="P574">In this ideal doctrine it is key for everyone to learn how to “think like an engineer” about technical and more abstract topics in life. More on how to do this later.</text:p>
      <text:p text:style-name="P574"/>
      <text:p text:style-name="P575">This analysis method is the one the smartest people use, but it takes time due to iterations of trial and error. This is the reason why your effort needs to be continuous, life is a really complex system and you will need a bunch of iterations of trial and error to get to your maximized point. For some will be harder than for others but, no matter what, its complexity will make it time consuming and probably exhausting. This is why I recommend taking this approach to life along with your closer ones, to support each other when the steps you have to take become quite steep. More on this later.</text:p>
      <text:p text:style-name="P578"/>
      <text:p text:style-name="P579">It is impossible for me to give specific instructions for each situation thus here I’m just going to lay out the general rules anyone should follow. I hope that people reading this apply this thinking to their specific situations and later maybe share how it worked out for them. This way we can have a wide resource of real-life examples in the current and following human history for specific steps to take for each individual’s nuances. Like a useful big database of specific examples where these steps where applied. Who knows, if we create this database maybe we can train an AI with the data that helps us to be happier. Alright let’s stop speculating for now, and let’s come back to defining and understanding core terminology.</text:p>
      <text:p text:style-name="P30"/>
      <text:p text:style-name="P576">The main takeaway from this chapter is <text:span text:style-name="T129">what intelligence is</text:span>, the idea of the <text:span text:style-name="T129">fixed variable resolution technique</text:span> and how it relates to your intelligence and thinking like an engineer.</text:p>
      <text:p text:style-name="P577"/>
      <text:p text:style-name="P674">The fixed variable resolution technique:</text:p>
      <text:p text:style-name="P32"/>
      <text:p text:style-name="P580">Sometimes in math, if a function depends on more than one variable like f(x,y), it comes handy to fix the value <text:span text:style-name="T1896">of one</text:span> variable to figure out the value of the other one and then solve the problem. </text:p>
      <text:p text:style-name="P580"/>
      <text:p text:style-name="P580">A real and metaphorical example of math problems can be found at the end of this section to illustrate better what I mean. Please wait for it and keep reading.</text:p>
      <text:p text:style-name="P29"/>
      <text:p text:style-name="P29"/>
      <text:p text:style-name="P179"><text:bookmark-start text:name="2.2.- Impacf of beliefs"/><text:soft-page-break/>2.<text:span text:style-name="T386">2</text:span>.- <text:span text:style-name="T385">The </text:span><text:span text:style-name="T387">impact</text:span><text:span text:style-name="T385"> of beliefs.</text:span><text:bookmark-end text:name="2.2.- Impacf of beliefs"/></text:p>
      <text:p text:style-name="P29"/>
      <text:p text:style-name="P581">Now why is the title of this chapter related to beliefs? Because they put limits on your actions thus your freedom, your boredom and overall they are correlated with your happiness. </text:p>
      <text:p text:style-name="P41"/>
      <text:p text:style-name="P581"><text:span text:style-name="T2655">These</text:span> limits can be understood as a natural reaction from your brain to fix some variables while it solves others <text:span text:style-name="T2656">and</text:span> at the same time protects itself from the incredibly high amounts of information it can receive but can’t rationally process.</text:p>
      <text:p text:style-name="P582"/>
      <text:p text:style-name="P583">Before a detailed explanation on how to “thinking like an engineer” and what is intelligence, I find it useful to understand how we use beliefs and how they relate and cooperate with rational thinking. For that, let’s talk about the summit of beliefs, religion.</text:p>
      <text:p text:style-name="P40"/>
      <text:p text:style-name="P178"><text:bookmark-start text:name="2.3.- Religion its benefits bla bla"/>2.<text:span text:style-name="T388">3</text:span>.- Religion: <text:span text:style-name="T396">its benefits, downsides and alternatives.</text:span><text:bookmark-end text:name="2.3.- Religion its benefits bla bla"/></text:p>
      <text:p text:style-name="P39"/>
      <text:p text:style-name="P584">The clear manifestation of beliefs are religions. Now, what is a belief? What is a religion? Well let’s start vaguely saying that religions are “a thing” that brings a lot of people happiness and stability to their lives. How do religions bring happiness? There are 3 benefits of a religion in peoples’ life:</text:p>
      <text:p text:style-name="P591"/>
      <text:list xml:id="list605061782" text:style-name="L2">
        <text:list-item>
          <text:p text:style-name="P968">It helps people to give meaning to their lives.</text:p>
        </text:list-item>
        <text:list-item>
          <text:p text:style-name="P968">It satisfies the natural need of people of belonging to a community.</text:p>
        </text:list-item>
        <text:list-item>
          <text:p text:style-name="P969">In case of loneliness or danger or a mix of bot<text:span text:style-name="T2657">h</text:span>, generally speaking, in case of a position of weakness, the figure of a god or some religious belief can help people feel more hope for a better future.</text:p>
        </text:list-item>
      </text:list>
      <text:p text:style-name="P585"/>
      <text:p text:style-name="P590">We can understand that religion is related to happiness in the way that creates and coordinates a community while answering questions. Notice as discussed in the Happiness chapter, the community satisfies the survival need and also the boredom one as it gives a wide variety of patterns to execute. In this case it is the pattern of understanding and answering questions about human existence and proper ways of living plus actually living them.</text:p>
      <text:p text:style-name="P33"/>
      <text:p text:style-name="P586">Now those are the benefits of religions, but they also have their downsides. Religions are based on beliefs which create limits to people’s actions which are not general enough to adapt to any follower of the religion. Of course, as it has been discussed is always a probability matter and each individual will have different responses. Some will be happy enough with the beliefs of their religion and others might be unhappy.</text:p>
      <text:p text:style-name="P586"/>
      <text:p text:style-name="P587">All these being said this is how I define <text:span text:style-name="T129">belief</text:span>:</text:p>
      <text:p text:style-name="P34"/>
      <text:p text:style-name="P160"><text:span text:style-name="T1850">``</text:span><text:span text:style-name="T1835">Belief is a fixed rule a human follows that never changes because it is never questioned or doubt</text:span><text:span text:style-name="T1837">ed</text:span><text:span text:style-name="T1835"> upon.</text:span><text:span text:style-name="T1850">``</text:span></text:p>
      <text:p text:style-name="P35"/>
      <text:p text:style-name="P588">Now that is the key difference between religion and science: science might not be 100% certain, but it can be questioned and changes over time whereas religion does not or takes a bunch of generations, thus lots of time, to do so. Thus for a better chance of being happy due to its adaptable nature, here I propose and discuss scientific alternatives for the 2 first benefits of religion and a complement for the third one.</text:p>
      <text:p text:style-name="P36"/>
      <text:p text:style-name="P134"><text:bookmark-start text:name="2.3.1.-A substitute 1st"/><text:span text:style-name="T1899">2.3.</text:span>1. <text:s/>A substitute to the first benefit of religion: don’t get too bored.<text:bookmark-end text:name="2.3.1.-A substitute 1st"/></text:p>
      <text:p text:style-name="P134"/>
      <text:p text:style-name="P589">Now a pretty generalized pattern that humans execute is trying to answer the most metaphysical questions. As said religions offer an answer, but, what does a scientific thought answer to those questions?</text:p>
      <text:p text:style-name="P589"/>
      <text:p text:style-name="P589">The questions and answers by science nowadays are:</text:p>
      <text:p text:style-name="P876"><text:soft-page-break/><text:span text:style-name="T139">Why are we here?</text:span><text:span text:style-name="T158"> Because we are a specific molecule configuration capable of reproducing </text:span><text:span text:style-name="T1902">similar copies of itself</text:span><text:span text:style-name="T158"> while promoting pattern </text:span><text:span text:style-name="T150">r</text:span><text:span text:style-name="T1903">ecogni</text:span><text:span text:style-name="T158">tion</text:span><text:span text:style-name="T1903">, executi</text:span><text:span text:style-name="T158">on</text:span><text:span text:style-name="T1903">, and anal</text:span><text:span text:style-name="T158">ysis.</text:span></text:p>
      <text:p text:style-name="P854"/>
      <text:p text:style-name="P877"><text:span text:style-name="T129">How are we here?</text:span> <text:span text:style-name="T356">Due to a p</text:span><text:span text:style-name="T153">hysical phenomena that </text:span><text:span text:style-name="T154">oc</text:span><text:span text:style-name="T155">c</text:span><text:span text:style-name="T154">ur</text:span><text:span text:style-name="T156">r</text:span><text:span text:style-name="T154">ed</text:span> long long time ago <text:span text:style-name="T389">that</text:span><text:span text:style-name="T157"> </text:span>created an incredibly long domino effect <text:span text:style-name="T1900">that</text:span> eventually <text:span text:style-name="T1901">created</text:span> this special molecule pattern configuration we call ourselves humans.</text:p>
      <text:p text:style-name="P878"/>
      <text:p text:style-name="P879">And the most important question:</text:p>
      <text:p text:style-name="P878"/>
      <text:p text:style-name="P880"><text:span text:style-name="T129">What are we </text:span><text:span text:style-name="T130">su</text:span><text:span text:style-name="T131">p</text:span><text:span text:style-name="T130">posed</text:span><text:span text:style-name="T129"> to do? </text:span><text:span text:style-name="T147">W</text:span><text:span text:style-name="T130">hat’s ou</text:span><text:span text:style-name="T132">r</text:span><text:span text:style-name="T130"> me</text:span><text:span text:style-name="T133">a</text:span><text:span text:style-name="T130">ning</text:span><text:span text:style-name="T129">?</text:span> Our bodies are biologically programmed to try to survive and <text:span text:style-name="T356">feel happiness executing patterns</text:span>. <text:span text:style-name="T375">We are meant to do exactly that.</text:span></text:p>
      <text:p text:style-name="P855"/>
      <text:p text:style-name="P878"><text:span text:style-name="T158">Now</text:span> if survival is statistically granted like in lots of nowadays societies, <text:span text:style-name="T150">and you find </text:span>enough patterns to <text:span text:style-name="T159">experience</text:span> <text:span text:style-name="T150">without getting bored of them, happiness will occur in you </text:span><text:span text:style-name="T160">and you will feel realized</text:span>. <text:span text:style-name="T356">Which is basically, one of the needs religions satisfy. </text:span><text:span text:style-name="T357">Therefore, to adopt a more flexible and potentially happier life, </text:span><text:span text:style-name="T140">don’t get too bored</text:span><text:span text:style-name="T357">.</text:span></text:p>
      <text:p text:style-name="P135"/>
      <text:p text:style-name="P952"><text:bookmark-start text:name="2.3.1.1.- good and evil"/><text:span text:style-name="T1904">2.3.</text:span>1.1.- <text:span text:style-name="T393">The answer </text:span><text:span text:style-name="T1905">of religions </text:span><text:span text:style-name="T393">to the third question: </text:span>Good and evil.<text:bookmark-end text:name="2.3.1.1.- good and evil"/></text:p>
      <text:p text:style-name="P856"/>
      <text:p text:style-name="P881"><text:span text:style-name="T390">N</text:span><text:span text:style-name="T376">ow lets</text:span> mention that religions <text:span text:style-name="T391">generally </text:span>answer <text:span text:style-name="T360">to</text:span> the <text:span text:style-name="T129">what are we supposed to do</text:span><text:span text:style-name="T109"> </text:span><text:span text:style-name="T350">question</text:span> with: We are supposed to do good and not bad. In summarized terms. Now you might <text:span text:style-name="T361">b</text:span>e wondering how you define good and bad <text:span text:style-name="T1020">without being </text:span>based on beliefs <text:span text:style-name="T358">or subjective ethics</text:span>? <text:span text:style-name="T359">Here is what I propose as </text:span><text:span text:style-name="T392">a neutral </text:span><text:span text:style-name="T359">definition:</text:span></text:p>
      <text:p text:style-name="P881"/>
      <text:p text:style-name="P945"><text:span text:style-name="T268">``</text:span><text:span text:style-name="T361">Good and bad </text:span><text:span text:style-name="T161">are those patter</text:span><text:span text:style-name="T361">n</text:span><text:span text:style-name="T161">s that have seemed to grant this better </text:span><text:span text:style-name="T657">or worse</text:span><text:span text:style-name="T161"> likelihood of survival </text:span><text:span text:style-name="T658">and happiness </text:span><text:span text:style-name="T161">according to a group of people’</text:span><text:span text:style-name="T377">s</text:span><text:span text:style-name="T161"> personalities and their nature around them.</text:span><text:span text:style-name="T281">``</text:span></text:p>
      <text:p text:style-name="P881"/>
      <text:p text:style-name="P881"><text:span text:style-name="T161">Thus you can conclude that good </text:span><text:span text:style-name="T362">is the adjective chosen to describe those pattern executions that increased the likelihood of survival and happiness of a community and bad is vice-versa, those patterns which decreased that likelihood.</text:span></text:p>
      <text:p text:style-name="P881"/>
      <text:p text:style-name="P882">The needs of human communities vary a lot because they depend on a lot of factors <text:span text:style-name="T659">like</text:span> the nature surrounding them: weather, fauna, flora, day light available, water available… It also varies with each individual’s personality in the community which is a constant change as new humans are born and others die.</text:p>
      <text:p text:style-name="P882"/>
      <text:p text:style-name="P946"><text:span text:style-name="T295">Notice if we understand and embrace this unavoidable constant changes, specially the individual’s personality one, we can better arrange ou</text:span><text:span text:style-name="T298">r</text:span><text:span text:style-name="T295"> desires so everyone needs are satisfied. </text:span><text:span text:style-name="T296">Thus an </text:span><text:span text:style-name="T297">individual journey on</text:span><text:span text:style-name="T296"> quit</text:span><text:span text:style-name="T297">ting</text:span><text:span text:style-name="T296"> beliefs can be </text:span><text:span text:style-name="T297">beneficial </text:span><text:span text:style-name="T296">for </text:span><text:span text:style-name="T297">the greater community </text:span><text:span text:style-name="T299">if done </text:span><text:span text:style-name="T301">intel</text:span><text:span text:style-name="T302">li</text:span><text:span text:style-name="T301">gently</text:span><text:span text:style-name="T296">. </text:span><text:span text:style-name="T300">More on this later.</text:span></text:p>
      <text:p text:style-name="P953"/>
      <text:p text:style-name="P864"><text:bookmark-start text:name="2.3.2.- substitute 2snd"/><text:span text:style-name="T1907">2</text:span>.<text:span text:style-name="T1906">3.2.-</text:span> <text:s/><text:span text:style-name="T1908">A</text:span><text:span text:style-name="T151"> s</text:span><text:span text:style-name="T1909">ubstitute to</text:span> the <text:span text:style-name="T1908">second</text:span> benefit <text:span text:style-name="T152">of religion: </text:span><text:span text:style-name="T171">find </text:span><text:span text:style-name="T172">freer</text:span><text:span text:style-name="T171"> “communities </text:span><text:span text:style-name="T395">of </text:span><text:span text:style-name="T173">pattern enjoyers</text:span><text:span text:style-name="T171">” </text:span><text:span text:style-name="T173">(hobbies)</text:span><text:span text:style-name="T151">.</text:span><text:bookmark-end text:name="2.3.2.- substitute 2snd"/></text:p>
      <text:p text:style-name="P852"/>
      <text:p text:style-name="P883">Regarding the need of belonging to a community I recommend finding people who experience patterns you like in a more freer way away from dogma and belief. This could be joining meetings of people that do activities you like.</text:p>
      <text:p text:style-name="P883"/>
      <text:p text:style-name="P883">As examples of communities that interact with each other experiencing patterns they like without recurring to strict beliefs is for example social dancing encounters for the dancing pattern lovers, book clubs for the reading pattern lovers, couple swinger places for people who enjoy the sex pattern and so on.</text:p>
      <text:p text:style-name="P884"/>
      <text:p text:style-name="P885">Of course, each community might have some “beliefs”, you can actually see or understand as a belief the rules of a sport. The key is now to safely distance yourself from beliefs that don’t fit you, and find the ones that fit you the most. This is an individual journey each one of us has <text:soft-page-break/>to take and I will keep insisting, together with friends it gets easier. This is the power of friendship, might sound corny but it is the purest of reality since we had to survive as cavemen all together.</text:p>
      <text:p text:style-name="P885"/>
      <text:p text:style-name="P886">Some beliefs clearly put limits to the freedom of exploration you can make or to the things you can search, therefore they limit your chances of being happy. It’s essential to remember that I’m not talking about a given processes that provides assured results, I’m talking about how to maximize the chances of a goal, in this case the goal <text:s/>of living a happier life.</text:p>
      <text:p text:style-name="P865"/>
      <text:p text:style-name="P136"><text:bookmark-start text:name="2.3.3.-thrid compleement religion"/>2.3.3.- <text:s/>A complement for the third benefit of religion: get literally stronger and scientifically wiser.<text:bookmark-end text:name="2.3.3.-thrid compleement religion"/></text:p>
      <text:p text:style-name="P72"/>
      <text:p text:style-name="P268">When people find themselves in vulnerable situations, the figure of a god or a religion’s belief can help them feel more hope for a better future.</text:p>
      <text:p text:style-name="P268"/>
      <text:p text:style-name="P272">In this situation where they are not strong enough to understand or act upon the problem they happen to be involved in, it makes sense to cling onto even the most non rational hopes as some kind of natural instinct for not giving up and surviving.</text:p>
      <text:p text:style-name="P269"/>
      <text:p text:style-name="P270">I don’t think this benefit can really be substituted in all cases that is why I said it is a complement. </text:p>
      <text:p text:style-name="P62"/>
      <text:p text:style-name="P270">There is always a <text:span text:style-name="T1914">big enough</text:span> amount of fear when in weak positions, regardless of where the fear comes from (towards loneliness or extreme physical danger for example), <text:span text:style-name="T1915">that</text:span> will always trigger in you some of these 3 survival instincts: paralyze, fight or flight. And in any case, the idea of some super-powerful belief supporting you can help you carry out these actions better. In these extreme cases as it is a<text:span text:style-name="T1916">n</text:span> intrinsic reaction to human nature this can’t be substituted.</text:p>
      <text:p text:style-name="P64"/>
      <text:p text:style-name="P271">If you are lucky enough to find yourself not in a<text:span text:style-name="T1917">n</text:span> extreme situation. Doing the following, if you fancy like so, can help you to limit your dependence on this <text:s/>source of belief: </text:p>
      <text:p text:style-name="P63"/>
      <text:p text:style-name="P271">- Training body and mind (psychology) in a healthy way.</text:p>
      <text:p text:style-name="P271"/>
      <text:p text:style-name="P271">- Reinforce your knowledge and your learning skills. The more you know and the more topics you decide to tackle and feel comfortable understanding, the stronger will be your attitude towards the unknown, as you have already been there before with different kinds of knowledge. More on this in next chapter.</text:p>
      <text:p text:style-name="P839"/>
      <text:p text:style-name="P187"><text:bookmark-start text:name="2.4.- 2 faces of same coin"/>2.4.- Rationality and Faith, 2 faces of the same coin.<text:bookmark-end text:name="2.4.- 2 faces of same coin"/></text:p>
      <text:p text:style-name="P696"/>
      <text:p text:style-name="P947">Aren’t religions against human adaptable nature <text:span text:style-name="T660">then</text:span>? <text:span text:style-name="T394">Why do they exist?</text:span></text:p>
      <text:p text:style-name="P949"/>
      <text:p text:style-name="P941">If religion is so against this intrinsic <text:span text:style-name="T363">adapt</text:span> to change <text:span text:style-name="T363">behavior</text:span> <text:span text:style-name="T363">of </text:span>human nature… why has it been so useful and influential? <text:span text:style-name="T363">My answer is: </text:span><text:span text:style-name="T1921">because their benefits mentioned earlier create more good that the bad </text:span><text:span text:style-name="T1922">carried </text:span><text:span text:style-name="T1921">by the</text:span><text:span text:style-name="T1922">ir</text:span><text:span text:style-name="T1921"> slow down </text:span><text:span text:style-name="T1923">to </text:span><text:span text:style-name="T1921">change.</text:span></text:p>
      <text:p text:style-name="P948"/>
      <text:p text:style-name="P942">Also even though beliefs are against quick adaptable change, other parts of religion are actually intrinsic to humans.</text:p>
      <text:p text:style-name="P942"/>
      <text:p text:style-name="P887"><text:span text:style-name="T378">First, t</text:span><text:span text:style-name="T364">he belonging to a community feeling that </text:span><text:span text:style-name="T397">it </text:span><text:span text:style-name="T364">creates is actually aligned to human nature </text:span><text:span text:style-name="T660">and in some cases its positive weight counter</text:span><text:span text:style-name="T661">s</text:span><text:span text:style-name="T660"> the negative one </text:span><text:span text:style-name="T1021">of their beliefs</text:span><text:span text:style-name="T364">. </text:span></text:p>
      <text:p text:style-name="P887"/>
      <text:p text:style-name="P887"><text:span text:style-name="T364">And, as contradictory as it might result at first, </text:span>beliefs <text:span text:style-name="T1924">are not really against change </text:span><text:span text:style-name="T1925">as they </text:span>are <text:span text:style-name="T1925">actually </text:span>part of another human intrinsic technique to solve problems, the above mentioned: <text:span text:style-name="T245">fixed variable resolution technique</text:span><text:span text:style-name="T232">. </text:span><text:span text:style-name="T233">Change will always be intrinsic to humans and beliefs are just, lets say it that way, the rate of change. </text:span><text:span text:style-name="T234">They can accelerate change or slow it down, but never stop it. </text:span><text:span text:style-name="T235">Thus they are actually not against change, just against quick change.</text:span></text:p>
      <text:p text:style-name="P161"><text:soft-page-break/></text:p>
      <text:p text:style-name="P273">As said a human faces and processes lots of information, religion might be very helpful to fix answers to some questions while finding answers to others like: What would be the healthiest cookie to buy today in the supermarket? Is there a healthy cookie in the first place? Where am I going to find people who like the same humor as me?</text:p>
      <text:p text:style-name="P273"/>
      <text:p text:style-name="P273">Being in a religion would allow you to explore the world without worrying <text:span text:style-name="T2659">about</text:span> answering by yourself complex metaphysical questions, also maybe without doubting your sexuality or sexual behavior and other potentially time consuming topics.</text:p>
      <text:p text:style-name="P838"/>
      <text:p text:style-name="P957"><text:span text:style-name="T192">This </text:span><text:span text:style-name="T193">leads to</text:span><text:span text:style-name="T192"> the realization that </text:span><text:span text:style-name="T190">rational</text:span><text:span text:style-name="T191">ity</text:span><text:span text:style-name="T190"> and belief are 2 sides of the same coin</text:span><text:span text:style-name="T192">, </text:span><text:span text:style-name="T194">a </text:span><text:span text:style-name="T192">huma</text:span><text:span text:style-name="T195">n </text:span><text:span text:style-name="T192">problem solving </text:span><text:span text:style-name="T196">technique</text:span><text:span text:style-name="T192">. </text:span><text:span text:style-name="T197">Where thinking is the science that explores and allows improvement and belief create</text:span><text:span text:style-name="T198">s</text:span><text:span text:style-name="T197">, hopefully, a controlled environment that allows some peace to think better or easily </text:span><text:span text:style-name="T199">so as to</text:span><text:span text:style-name="T197"> </text:span><text:span text:style-name="T200">later </text:span><text:span text:style-name="T197">have better results.</text:span></text:p>
      <text:p text:style-name="P42"/>
      <text:p text:style-name="P273">And this is why there is and there will always be beliefs but they are not essentially something bad but something that should be understood and addressed to be changed via intelligent rational thinking if necessary (a.k.a. if it gets in the way of your happiness or survival). I must add that if the change can be carried out pacifically and progressively, the better for long term happiness and prosperity.</text:p>
      <text:p text:style-name="P838"><text:s/></text:p>
      <text:p text:style-name="P867"><text:span text:style-name="T379">Some might argue that being</text:span><text:span text:style-name="T365"> religious is a sign of being dumb because of not being capable of adapting or chang</text:span><text:span text:style-name="T1022">ing </text:span><text:span text:style-name="T1926">as fast</text:span><text:span text:style-name="T365">. </text:span><text:span text:style-name="T379">B</text:span><text:span text:style-name="T365">ut </text:span><text:span text:style-name="T379">it is actually false. </text:span><text:span text:style-name="T398">R</text:span><text:span text:style-name="T365">ather the only thing that can be concluded </text:span><text:span text:style-name="T662">with just that information </text:span><text:span text:style-name="T365">is that the religious person probably has chosen to prioritize solving some variables </text:span><text:span text:style-name="T663">first </text:span><text:span text:style-name="T365">while fixing others. </text:span><text:span text:style-name="T380">W</text:span><text:span text:style-name="T379">hat makes you intelligent is not which variables you chose to solve </text:span><text:span text:style-name="T380">and fix</text:span><text:span text:style-name="T379"> but…</text:span></text:p>
      <text:p text:style-name="P838"/>
      <text:p text:style-name="P853"><text:bookmark-start text:name="2.5.- On intelligence"/>2.5.- On intelligence.<text:bookmark-end text:name="2.5.- On intelligence"/></text:p>
      <text:p text:style-name="P834"/>
      <text:p text:style-name="P893">We have mentioned during this chapter the “doing things intelligently”, but what is that?</text:p>
      <text:p text:style-name="P894"/>
      <text:p text:style-name="P895">Whether or not a religion or something is good for you will depend on what patterns provides to you and how they affect your happiness. You have to be able to use your intelligence for handling those patterns. When handling a pattern I mean discovering them, understanding its influence on you (limits <text:span text:style-name="T1927">they create</text:span>), and practicing them so as to figure out if they are a good maximizer of your happiness at your current state.</text:p>
      <text:p text:style-name="P836"/>
      <text:p text:style-name="P960"><text:span text:style-name="T381">So, </text:span><text:span text:style-name="T399">finally</text:span><text:span text:style-name="T381"> here it is, this is how I define intelligence:</text:span></text:p>
      <text:p text:style-name="P961"/>
      <text:p text:style-name="P962"><text:span text:style-name="T295">``</text:span><text:span text:style-name="T381">Intelligence is the ability to </text:span><text:span text:style-name="T402">handle</text:span><text:span text:style-name="T383"> </text:span><text:span text:style-name="T381">patterns in such a way that maintains </text:span><text:span text:style-name="T382">survival </text:span><text:span text:style-name="T648">and later </text:span><text:span text:style-name="T381">happiness in </text:span><text:span text:style-name="T647">the longest</text:span><text:span text:style-name="T381"> term</text:span> <text:span text:style-name="T381">perspective.</text:span><text:span text:style-name="T295">``</text:span></text:p>
      <text:p text:style-name="P835"/>
      <text:p text:style-name="P866"><text:bookmark-start text:name="2.5.1.- Are you dumb or are you intelligent"/>2.5.1.- Are you dumb or are you intelligent?<text:bookmark-end text:name="2.5.1.- Are you dumb or are you intelligent"/></text:p>
      <text:p text:style-name="P857"/>
      <text:p text:style-name="P873"><text:span text:style-name="T400">For example, </text:span><text:span text:style-name="T174">in </text:span>my <text:span text:style-name="T174">personal life my conclusion</text:span> is that I dislike <text:span text:style-name="T664">to apply </text:span>religion <text:span text:style-name="T1023">to it </text:span>because I’m capable enough of handling and adjusting better on my own<text:span text:style-name="T401"> </text:span>the variables religion <text:span text:style-name="T175">would do for me</text:span>. <text:span text:style-name="T403">This doesn’t mean I’m smart nor dumb, this just means I’ve solved some variables on my own </text:span><text:span text:style-name="T665">first while </text:span><text:span text:style-name="T403">fixing others.</text:span></text:p>
      <text:p text:style-name="P874"/>
      <text:p text:style-name="P874"><text:span text:style-name="T322">Notice</text:span><text:span text:style-name="T295"> </text:span>that <text:span text:style-name="T383">even if</text:span> it’s undeniable that some religions create limits to exploration and searching therefore making <text:span text:style-name="T666">it </text:span>more difficult for more intelligent individuals to be happy, <text:span text:style-name="T383">following a religion doesn’t conclude your lack of intelligence or dumbness</text:span>.</text:p>
      <text:p text:style-name="P874"/>
      <text:p text:style-name="P888"><text:span text:style-name="T383">B</text:span>elieving doesn’t necessarily makes you dumb. As I explained before, I see it as a converting variables to constants in order to explore other variables in life. What variables you decide to turn into constants doesn’t make you <text:span text:style-name="T667">necessarily </text:span>less intelligent. <text:span text:style-name="T1928">What makes you intelligent </text:span><text:soft-page-break/><text:span text:style-name="T1928">is the ability of sustaining </text:span><text:span text:style-name="T1929">your survival and later </text:span><text:span text:style-name="T1928">happiness along time, and the longer you can sustain it the more intelligent you are as it takes more effort to adapt for longer periods of time.</text:span></text:p>
      <text:p text:style-name="P888"/>
      <text:p text:style-name="P889">Someone who punches harder is stronger, someone who adapts for longer is “<text:span text:style-name="T1930">intelligenter” </text:span><text:span text:style-name="T1931">(more intelligent, yeah I know the correct </text:span><text:span text:style-name="T2660">E</text:span><text:span text:style-name="T1931">nglish term, I just like “intelligent</text:span><text:span text:style-name="T1932">er”</text:span><text:span text:style-name="T1931"> better)</text:span><text:span text:style-name="T1930">.</text:span></text:p>
      <text:p text:style-name="P837"/>
      <text:p text:style-name="P890">A clear example is that there are professions where a clear amount of intelligence is required like doctors, lawyers, engineers etc and still there are believers among them. They are clearly not stupid but for different reasons they decided to fix some variables through religion. Examples of why would they do it are: because that religion limitations are enough for their happiness, because maybe they never pondered alternatives, because they did ponder alternatives and found out they didn’t work for them etc etc. Belief doesn’t imply stupidity the same way freedom (less limits) doesn’t imply intelligence.</text:p>
      <text:p text:style-name="P891"/>
      <text:p text:style-name="P892">Free individuals can act in stupid ways and end up worse than before, or they can act intelligently and end up better than before. The same way a believer can act as it preaches and be better of that way, or maybe, worse off. </text:p>
      <text:p text:style-name="P892"/>
      <text:p text:style-name="P892">I understand an individual’s intelligence as its capability to survive and find the patterns to enjoy <text:span text:style-name="T1933">its</text:span> <text:span text:style-name="T1934">life</text:span>. And the faster you achieve this and the more long term sustainable your patterns are, the more intelligent you are.</text:p>
      <text:p text:style-name="P858"/>
      <text:p text:style-name="P851"><text:bookmark-start text:name="2.6.-Math examples"/>2.6.- The <text:span text:style-name="T1935">m</text:span>ath <text:span text:style-name="T1935">e</text:span>xamples <text:span text:style-name="T1935">a</text:span>s <text:span text:style-name="T1935">a</text:span>nalogies.<text:bookmark-end text:name="2.6.-Math examples"/></text:p>
      <text:p text:style-name="P844"/>
      <text:p text:style-name="P8">----------------------------------------------------------------------------------------------------------------------</text:p>
      <text:p text:style-name="P689"><text:span text:style-name="T261">Disclaimer:</text:span><text:span text:style-name="T328"> </text:span><text:span text:style-name="T269">If you know basic high-school math the first example will be very straightforward to you, but keep in mind that I write this text trying to reach the maximum people I can so I’ve explained even the most “basic things”.</text:span></text:p>
      <text:p text:style-name="P38">----------------------------------------------------------------------------------------------------------------------</text:p>
      <text:p text:style-name="P844"/>
      <text:p text:style-name="P896">I think you might have already a sort of feeling and understanding of what I mean by the fixed variable resolution technique, but, to make it as clear as math here are 2 problems, one realistic and other one filled with analogies.</text:p>
      <text:p text:style-name="P896"/>
      <text:p text:style-name="P896">To understand this you need to understand what a variable is, and what is a function in math. I’m going to explain the first problem with a <text:span text:style-name="T1944">good bu</text:span><text:span text:style-name="T1945">n</text:span><text:span text:style-name="T1944">ch</text:span> of detail for those of you who know very little about math, hope everyone finds these examples useful.</text:p>
      <text:p text:style-name="P841"/>
      <text:p text:style-name="P863"><text:bookmark-start text:name="2.6.1.- Carpenter problem"/>2.6.1.- <text:span text:style-name="T765">A realistic f</text:span>irst problem: The <text:span text:style-name="T1936">c</text:span>arpenter <text:span text:style-name="T1936">p</text:span>roblem.<text:bookmark-end text:name="2.6.1.- Carpenter problem"/></text:p>
      <text:p text:style-name="P845"/>
      <text:p text:style-name="P897">You own a small workshop that manufactures wooden chairs and tables.</text:p>
      <text:p text:style-name="P897"/>
      <text:p text:style-name="P906">- <text:span text:style-name="T260">X</text:span> will be any number that represents the <text:span text:style-name="T260">amount of chairs</text:span> you have crafted.</text:p>
      <text:p text:style-name="P906">- <text:span text:style-name="T260">Y</text:span> will be any number that represents the <text:span text:style-name="T260">amount of tables</text:span> you have crafted.</text:p>
      <text:p text:style-name="P897"/>
      <text:p text:style-name="P897">- Each chair (<text:span text:style-name="T766">X</text:span>) requires 3 <text:span text:style-name="T767">planks</text:span> of wood.</text:p>
      <text:p text:style-name="P897">- Each table (<text:span text:style-name="T766">Y</text:span>) requires 5 <text:span text:style-name="T767">planks</text:span> of wood.</text:p>
      <text:p text:style-name="P897">- You have a stock of 40 <text:span text:style-name="T767">planks</text:span> of wood.</text:p>
      <text:p text:style-name="P898"/>
      <text:p text:style-name="P899"><text:span text:style-name="T768">G</text:span>iven the constraint o<text:span text:style-name="T768">f 40 planks of </text:span>wood <text:span text:style-name="T769">and given that </text:span>you've already promised a customer you'd make 5 chairs, <text:span text:style-name="T785">you would like to know how much tables you can still craft after spending that 5 chairs’ wood. </text:span><text:span text:style-name="T1027">This is </text:span><text:span text:style-name="T785">so next time </text:span><text:span text:style-name="T1937">the </text:span><text:span text:style-name="T785">client come</text:span><text:span text:style-name="T1024">s</text:span><text:span text:style-name="T785"> asking </text:span><text:span text:style-name="T1025">you to craft </text:span><text:span text:style-name="T785">some tables </text:span><text:span text:style-name="T1027">you are </text:span><text:span text:style-name="T1938">well </text:span><text:span text:style-name="T1027">informed </text:span><text:span text:style-name="T1939">and ready </text:span><text:span text:style-name="T1027">to </text:span><text:span text:style-name="T785">make a decision </text:span><text:span text:style-name="T1027">on whether you have enough wood left</text:span><text:span text:style-name="T785">. So now, how much tables can you </text:span><text:span text:style-name="T1028">craft </text:span><text:span text:style-name="T785">given that you have 40 planks </text:span><text:span text:style-name="T1940">some of them are reserved for</text:span><text:span text:style-name="T785"> 5 cha</text:span><text:span text:style-name="T1026">i</text:span><text:span text:style-name="T785">rs?</text:span></text:p>
      <text:p text:style-name="P846"><text:soft-page-break/></text:p>
      <text:p text:style-name="P954"><text:span text:style-name="T782">Understanding</text:span> <text:span text:style-name="T782">the problem</text:span>:</text:p>
      <text:p text:style-name="P943"/>
      <text:p text:style-name="P944">Now, <text:span text:style-name="T770">notice this function represents our problem:</text:span></text:p>
      <text:p text:style-name="P944"/>
      <text:p text:style-name="P905">f(x,y) = 3 * <text:span text:style-name="T770">X </text:span>+ 5 * <text:span text:style-name="T770">Y</text:span></text:p>
      <text:p text:style-name="P907">( * → this symbol means multiplication)</text:p>
      <text:p text:style-name="P907"/>
      <text:p text:style-name="P910">This function is used to calculate the total number of <text:span text:style-name="T1941">planks</text:span> we have <text:span text:style-name="T1941">consumed given a production of some</text:span> tables <text:span text:style-name="T1941">and</text:span> chairs.</text:p>
      <text:p text:style-name="P910"/>
      <text:p text:style-name="P911">You can read this function as:</text:p>
      <text:p text:style-name="P911"/>
      <text:p text:style-name="P913">- f(x,y) =&gt; ‘f’ stands for function. Its <text:span text:style-name="T771">value </text:span><text:span text:style-name="T776">is </text:span>any number that results from doing the operation <text:span text:style-name="T772">written </text:span>on the right side of the equal sign after giving fixed values to the variables involved. X and Y in this case. So if, <text:span text:style-name="T773">for any reason,</text:span> <text:span text:style-name="T773">we fix the variable </text:span>X = 1 and Y = 2 <text:span text:style-name="T773">so they are not anymore any </text:span><text:span text:style-name="T1029">variable</text:span><text:span text:style-name="T773"> number but a very specific one, </text:span>then:</text:p>
      <text:p text:style-name="P912"/>
      <text:p text:style-name="P903">f(x,y) = 3 * <text:span text:style-name="T770">X </text:span>+ 5 * <text:span text:style-name="T770">Y <text:s/>→ </text:span><text:span text:style-name="T1031">1) </text:span><text:span text:style-name="T1030">Now we write X as 1 and Y as 2</text:span></text:p>
      <text:p text:style-name="P904"/>
      <text:p text:style-name="P914">f( x=<text:span text:style-name="T773">1</text:span>, y<text:span text:style-name="T773">=2 </text:span>) <text:span text:style-name="T773">= 3 * 1 + 5 * 2 = 3 + 10 = 13 → <text:s/></text:span><text:span text:style-name="T1031">2) </text:span><text:span text:style-name="T774">Which is the same as writing</text:span></text:p>
      <text:p text:style-name="P914"/>
      <text:p text:style-name="P907">f(1, 2) = <text:s/><text:span text:style-name="T773">3 * 1 + 5 * 2 = 3 + 10 = 13</text:span></text:p>
      <text:p text:style-name="P862"/>
      <text:p text:style-name="P915">Now you know what the elements of the equation mean. Let’s see what they represent:</text:p>
      <text:p text:style-name="P915"/>
      <text:p text:style-name="P908">- <text:span text:style-name="T135">3 * X</text:span><text:span text:style-name="T777"> : This mean</text:span><text:span text:style-name="T779">s</text:span><text:span text:style-name="T777">, for each </text:span><text:span text:style-name="T779">chair</text:span><text:span text:style-name="T777"> (X) we multiply that times 3, the amount of planks of wood required to make a </text:span><text:span text:style-name="T779">chair</text:span><text:span text:style-name="T777">. So the result of this operation is the total amount of wood consumed by all the </text:span><text:span text:style-name="T779">chair</text:span><text:span text:style-name="T1032">s</text:span><text:span text:style-name="T779"> </text:span><text:span text:style-name="T777">we have produced. If we make X = 2, this means we have produced 2 </text:span><text:span text:style-name="T779">chair</text:span><text:span text:style-name="T1033">s</text:span><text:span text:style-name="T777">, and each </text:span><text:span text:style-name="T779">chair </text:span><text:span text:style-name="T777">consume</text:span><text:span text:style-name="T779">s</text:span><text:span text:style-name="T777"> 3 planks, the total planks consumed is </text:span><text:span text:style-name="T778">3 * 2</text:span><text:span text:style-name="T777"> = 6.</text:span></text:p>
      <text:p text:style-name="P862"/>
      <text:p text:style-name="P909">- <text:span text:style-name="T136">5 * Y </text:span><text:span text:style-name="T779">: This means the same but for tables.</text:span></text:p>
      <text:p text:style-name="P909"/>
      <text:p text:style-name="P909">- <text:span text:style-name="T780">(3*X) </text:span><text:span text:style-name="T166">+</text:span><text:span text:style-name="T780"> (5*Y)</text:span><text:span text:style-name="T775">: </text:span><text:span text:style-name="T780">This, therefore, is the sum of all the wood consumed by chairs and tables. </text:span><text:span text:style-name="T781">Which as we can see we say its equal ( = ) to f(x,y). So f(x,y) = Total Sum Of Wood Consumed.</text:span></text:p>
      <text:p text:style-name="P897"/>
      <text:p text:style-name="P897"><text:span text:style-name="T1034">T</text:span><text:span text:style-name="T782">his is why t</text:span>his function represents the total wood used in terms of the number of chairs (x) and tables (y) produced.</text:p>
      <text:p text:style-name="P859"/>
      <text:p text:style-name="P955">Solving the Problem:</text:p>
      <text:p text:style-name="P859"/>
      <text:p text:style-name="P897">You have already promised to make 5 chairs, so <text:span text:style-name="T783">you have some quantity of woods that are already used or reserved for use, that quantity is:</text:span></text:p>
      <text:p text:style-name="P897"/>
      <text:p text:style-name="P916">3 * X = <text:s/>3 planks per chair * 5 chairs = 15 planks of wood</text:p>
      <text:p text:style-name="P917"/>
      <text:p text:style-name="P917">Using this value in the overall f(x,y) that represents our total production:</text:p>
      <text:p text:style-name="P917"/>
      <text:p text:style-name="P918">(3*X now is = 3 * 5 = 15)</text:p>
      <text:p text:style-name="P918"/>
      <text:p text:style-name="P918">f(x, y) = 3 * X + 5 * Y = 15 + 5 * Y </text:p>
      <text:p text:style-name="P859"/>
      <text:p text:style-name="P921">Now we know that our wood planks can’t exceed 40 as we only have 40. So the total wood consumed = f(x,y) can’t be higher than 40.</text:p>
      <text:p text:style-name="P921"/>
      <text:p text:style-name="P926">f(x,y) &lt;= 40</text:p>
      <text:p text:style-name="P926"/>
      <text:p text:style-name="P927">The sign &lt;= means smaller or equal.</text:p>
      <text:p text:style-name="P927"><text:soft-page-break/></text:p>
      <text:p text:style-name="P919">15 + 5 * Y &lt;<text:span text:style-name="T784">= 40</text:span></text:p>
      <text:p text:style-name="P919"/>
      <text:p text:style-name="P928">Solving the equation we see that. <text:span text:style-name="T786">To solve the equation you have to make the same operations in both sides </text:span><text:span text:style-name="T1942">of the equal</text:span><text:span text:style-name="T786"> until the only thing left is the variable (Y in this case) and a number</text:span>:</text:p>
      <text:p text:style-name="P920">15 + 5 * Y &lt;<text:span text:style-name="T784">= 40</text:span></text:p>
      <text:p text:style-name="P920"/>
      <text:p text:style-name="P932">We subtract 15 from both sides</text:p>
      <text:p text:style-name="P932"/>
      <text:p text:style-name="P932">15 – 15 + 5 * Y &lt;= 40 – 15</text:p>
      <text:p text:style-name="P932">5 * Y &lt;= 25</text:p>
      <text:p text:style-name="P932"/>
      <text:p text:style-name="P932">Now we divide by 5 on both sides:</text:p>
      <text:p text:style-name="P932"/>
      <text:p text:style-name="P931"><text:span text:style-name="T789">5</text:span>Y / <text:span text:style-name="T789">5</text:span> &lt;= <text:span text:style-name="T789">25</text:span> / 5</text:p>
      <text:p text:style-name="P931">Y &lt;= 5</text:p>
      <text:p text:style-name="P931"/>
      <text:p text:style-name="P929">This means that Y, the amount of tables we can produce is at most 5, given the limitation of 40 planks of wood <text:span text:style-name="T1035">and having</text:span> <text:span text:style-name="T1943">a </text:span>bunch of it reserved for the chairs. </text:p>
      <text:p text:style-name="P929"/>
      <text:p text:style-name="P929"><text:span text:style-name="T787">So next time someone comes asking for tables we can say, I can only make 5 tables </text:span><text:span text:style-name="T788">as much</text:span><text:span text:style-name="T787">.</text:span></text:p>
      <text:p text:style-name="P930"/>
      <text:p text:style-name="P933">Notice we fixed the X variable <text:span text:style-name="T1036">when</text:span> promising something to the costumer and then we solved a problem.</text:p>
      <text:p text:style-name="P847"/>
      <text:p text:style-name="P956"><text:bookmark-start text:name="2.6.2.- Methaporic porblem happiness"/><text:span text:style-name="T1910">2.6.</text:span><text:span text:style-name="T1911">2</text:span><text:span text:style-name="T1910">.- </text:span><text:span text:style-name="T1912">A </text:span><text:span text:style-name="T1911">metaphoric </text:span><text:span text:style-name="T1910">problem: The </text:span><text:span text:style-name="T1913">h</text:span><text:span text:style-name="T1911">appiness </text:span><text:span text:style-name="T1913">p</text:span><text:span text:style-name="T1911">roduction </text:span><text:span text:style-name="T1913">p</text:span><text:span text:style-name="T1911">roblem.</text:span><text:bookmark-end text:name="2.6.2.- Methaporic porblem happiness"/></text:p>
      <text:p text:style-name="P860"/>
      <text:p text:style-name="P922">You are a human that uses energy to do stuff to try to survive and then be happy. And thanks to society and technological advancements you don’t have to worry about survival now so you are just trying to be happy.</text:p>
      <text:p text:style-name="P922"/>
      <text:p text:style-name="P922">- X and Y will be any activity that you carry out to be happy.</text:p>
      <text:p text:style-name="P922">- The numbers multiplying them will be the amount of energy required to carry out the activities.</text:p>
      <text:p text:style-name="P922"/>
      <text:p text:style-name="P922">- Activity X requires 3 units of energy.</text:p>
      <text:p text:style-name="P923">- Activity Y requires 5 units of energy.</text:p>
      <text:p text:style-name="P924">- You have a total of 40 units of energy.</text:p>
      <text:p text:style-name="P924"/>
      <text:p text:style-name="P925">Notice that in real life each person has different amounts of energy and the same activity consumes different amounts of energy for different people.</text:p>
      <text:p text:style-name="P861"/>
      <text:p text:style-name="P900"><text:span text:style-name="T792">M</text:span><text:span text:style-name="T791">aybe for someone else activity X only requires 2 units of energy because they are naturally build for it. Let’s </text:span><text:span text:style-name="T1948">use</text:span><text:span text:style-name="T794"> </text:span><text:span text:style-name="T1038">the activity of </text:span><text:span text:style-name="T1037">playing </text:span><text:span text:style-name="T791">basketball</text:span><text:span text:style-name="T792"> to give a sense of what I mean: </text:span><text:span text:style-name="T793">I</text:span><text:span text:style-name="T791">f you are taller you will likely spend less energy </text:span><text:span text:style-name="T1946">scoring points </text:span><text:span text:style-name="T791">because you will nail most of </text:span><text:span text:style-name="T1947">the shots</text:span><text:span text:style-name="T791"> due to being closer to the basket.</text:span></text:p>
      <text:p text:style-name="P901"/>
      <text:p text:style-name="P902"><text:span text:style-name="T768">G</text:span>iven the constraint o<text:span text:style-name="T768">f 40 </text:span><text:span text:style-name="T790">units of energy </text:span><text:span text:style-name="T769">and given that </text:span>you already <text:span text:style-name="T795">like and </text:span><text:span text:style-name="T1039">have done </text:span><text:span text:style-name="T795">activity X that consumes 5 units every time you do it. Now you ponder how much times you can do another activity Y to keep being happy given the energy you have left.</text:span></text:p>
      <text:p text:style-name="P902"/>
      <text:p text:style-name="P934">Notice the amount of energy that consumes something also depends on your beliefs. If your beliefs do<text:span text:style-name="T797">n</text:span>’t let you eat during the whole day and in that day you have to run, that run will be more exhausting for you. <text:span text:style-name="T798">You can understand this as a variable inside the X variable, or maybe as another different variable Z. </text:span><text:span text:style-name="T2658">N</text:span><text:span text:style-name="T798">otice this is starting to get complex. </text:span><text:span text:style-name="T799">And notice again, we put away survival from the equation </text:span><text:span text:style-name="T1040">at the beginning</text:span><text:span text:style-name="T799">, that is another variable conformed of other variables, drinking, eating etc.</text:span></text:p>
      <text:p text:style-name="P902"/>
      <text:p text:style-name="P935"><text:soft-page-break/>And this is it, th<text:span text:style-name="T800">at</text:span> is life described as a math problem. <text:span text:style-name="T796">But </text:span><text:span text:style-name="T801">as explained, in </text:span><text:span text:style-name="T796">life there are not just X and Y, there are more variables than </text:span><text:span text:style-name="T801">letters </text:span><text:span text:style-name="T796">in the English alphabet and that is why solving the equations turns out to be way much more difficult, even </text:span><text:span text:style-name="T1041">for the smartest mathematicians</text:span><text:span text:style-name="T796">.</text:span></text:p>
      <text:p text:style-name="P935"/>
      <text:p text:style-name="P935"><text:span text:style-name="T802">This is also why solving some problems with just math and technology for now seem</text:span><text:span text:style-name="T1042">s</text:span><text:span text:style-name="T802"> impossible too, we don’t have such an advanced technology capable of solving that many variables </text:span><text:span text:style-name="T803">in </text:span><text:span text:style-name="T1949">a </text:span><text:span text:style-name="T803">realistic time</text:span><text:span text:style-name="T802">. </text:span></text:p>
      <text:p text:style-name="P936"/>
      <text:p text:style-name="P937">So, with time and trial and error trying to solve or maximize the equations fixing some variables from time to time is how we can manage to maximize <text:span text:style-name="T1042">the value returned by</text:span> our happiness <text:span text:style-name="T1950">function</text:span>.</text:p>
      <text:p text:style-name="P840"/>
      <text:p text:style-name="P184"><text:span text:style-name="T1866">X.- </text:span>Conclusion: <text:span text:style-name="T1891">Chapter-</text:span><text:span text:style-name="T1951">2</text:span><text:span text:style-name="T1892">.</text:span></text:p>
      <text:p text:style-name="P843"/>
      <text:p text:style-name="P868">Happiness clearly depends on intelligence and the limits <text:span text:style-name="T303">(beliefs) </text:span>you put yourself when executing the <text:span text:style-name="T129">fixed variable resolution technique</text:span><text:span text:style-name="T295">.</text:span></text:p>
      <text:p text:style-name="P938"/>
      <text:p text:style-name="P869"><text:span text:style-name="T295">This technique is intrinsically defined </text:span><text:span text:style-name="T303">and used</text:span><text:span text:style-name="T295"> in the “engineers way of thinking” </text:span><text:span text:style-name="T307">where you fix stuff with definitions and the</text:span><text:span text:style-name="T310">n</text:span><text:span text:style-name="T307"> explore</text:span><text:span text:style-name="T295">.</text:span></text:p>
      <text:p text:style-name="P938"/>
      <text:p text:style-name="P870"><text:span text:style-name="T295">Now that you know </text:span><text:span text:style-name="T305">this way of</text:span><text:span text:style-name="T295"> </text:span><text:span text:style-name="T306">defining</text:span><text:span text:style-name="T305"> </text:span><text:span text:style-name="T295">intelligence, what parts conform it (rationality and belief) and how this relates to and individual’s happiness </text:span><text:span text:style-name="T308">and nature</text:span><text:span text:style-name="T295">. </text:span><text:span text:style-name="T309">It is </text:span><text:span text:style-name="T304">time for explaining the “engineers way of thinking” in the next chapter.</text:span></text:p>
      <text:p text:style-name="P939"/>
      <text:p text:style-name="P940"><text:span text:style-name="T668">But first</text:span>, here I leave a step by step guide on how to maximize your happiness.</text:p>
      <text:p text:style-name="P871"><text:span text:style-name="T372">Iterative actions that will </text:span><text:span text:style-name="T804">tend to</text:span><text:span text:style-name="T372"> result, </text:span><text:span text:style-name="T804">sooner or later,</text:span><text:span text:style-name="T372"> in you </text:span>being happy:</text:p>
      <text:p text:style-name="P872"/>
      <text:p text:style-name="P872"><text:span text:style-name="T404">1.</text:span>- <text:span text:style-name="T176">If you are unhappy: </text:span>Find your patter<text:span text:style-name="T366">n</text:span>s, explore. <text:span text:style-name="T407">If it is with friends, the better. </text:span><text:span text:style-name="T408">If </text:span><text:span text:style-name="T411">you are </text:span><text:span text:style-name="T408">alone, don’t worry friends </text:span><text:span text:style-name="T805">can</text:span><text:span text:style-name="T408"> come along the way. </text:span><text:span text:style-name="T669">I’m aware some humans don’t even have this basic freedom, in those cases, </text:span><text:span text:style-name="T671">bravery, </text:span><text:span text:style-name="T669">perseverance, </text:span><text:span text:style-name="T670">conviction</text:span><text:span text:style-name="T669"> and acting </text:span><text:span text:style-name="T1952">alone or </text:span><text:span text:style-name="T1954">together</text:span><text:span text:style-name="T669"> </text:span><text:span text:style-name="T670">with others </text:span><text:span text:style-name="T669">for a better future is the key for success. </text:span><text:span text:style-name="T672">Good luck to all, specially to those with the hardest position</text:span><text:span text:style-name="T806">s</text:span><text:span text:style-name="T672">.</text:span></text:p>
      <text:p text:style-name="P872"/>
      <text:p text:style-name="P872"><text:span text:style-name="T404">2.</text:span>- You found <text:span text:style-name="T409">the patterns</text:span>? Good, enjoy them <text:span text:style-name="T177">and find ways of sharing them with other people who likes them too. </text:span><text:span text:style-name="T673">This step helps </text:span><text:span text:style-name="T178">satisf</text:span><text:span text:style-name="T673">y </text:span><text:span text:style-name="T178">the natural need for a community</text:span><text:span text:style-name="T410">.</text:span></text:p>
      <text:p text:style-name="P872"/>
      <text:p text:style-name="P872"><text:span text:style-name="T404">3.</text:span>- Getting bored? <text:span text:style-name="T179">E</text:span>xplore <text:span text:style-name="T367">and </text:span>execute other <text:span text:style-name="T367">patterns</text:span>. <text:span text:style-name="T404">(Back to point 1) </text:span><text:span text:style-name="T405">But this time maybe the new friends </text:span><text:span text:style-name="T1043">found on the exploring </text:span><text:span text:style-name="T405">can go along </text:span><text:span text:style-name="T406">with </text:span><text:span text:style-name="T405">you.</text:span></text:p>
      <text:p text:style-name="P872"/>
      <text:p text:style-name="P875">Tip: <text:span text:style-name="T369">P</text:span>onder more <text:span text:style-name="T674">about </text:span><text:span text:style-name="T1953">or be extra cautious</text:span><text:span text:style-name="T674"> </text:span>executing patterns <text:span text:style-name="T370">or joining a c</text:span><text:span text:style-name="T371">o</text:span><text:span text:style-name="T370">mmunity</text:span> that would limit your exploring <text:span text:style-name="T368">capabilities.</text:span> <text:span text:style-name="T368">A</text:span>s this exploring capability is what allows you to adapt against <text:span text:style-name="T807">expected or unexpected </text:span>changes in the future.</text:p>
      <text:p text:style-name="P842"/>
      <text:p text:style-name="P24">----------------------------------------------------------------------------------------------------------------------</text:p>
      <text:p text:style-name="P22">----------------------------------------------------------------------------------------------------------------------</text:p>
      <text:p text:style-name="P22"/>
      <text:p text:style-name="P173">Transition from chapter <text:span text:style-name="T412">2</text:span> to chapter <text:span text:style-name="T412">3.</text:span></text:p>
      <text:p text:style-name="P138"/>
      <text:p text:style-name="P236">Let’s explain the “engineers’ way of thinking” and how they use the <text:span text:style-name="T129">fixed variable resolution technique</text:span> to analyze and solve complex problems. </text:p>
      <text:p text:style-name="P236"/>
      <text:p text:style-name="P238">This technique is very useful nowadays <text:span text:style-name="T1044">as a mean</text:span><text:span text:style-name="T2662">s</text:span><text:span text:style-name="T1044"> to achieve intellectual strength which serves as a </text:span>complement <text:span text:style-name="T2661">to</text:span> the third benefit of religion I mentioned in the previous chapter.</text:p>
      <text:p text:style-name="P237"/>
      <text:p text:style-name="P552">This might be the hardest part of this whole text. Read it, refle<text:span text:style-name="T2663">ct,</text:span> <text:span text:style-name="T445">and research on </text:span>it as much as you want until <text:span text:style-name="T675">you understand it</text:span> <text:span text:style-name="T1044">and </text:span><text:span text:style-name="T2664">it </text:span>make<text:span text:style-name="T1955">s </text:span>sense.</text:p>
      <text:p text:style-name="P28"><text:soft-page-break/>----------------------------------------------------------------------------------------------------------------------</text:p>
      <text:p text:style-name="P22">----------------------------------------------------------------------------------------------------------------------</text:p>
      <text:p text:style-name="P22"/>
      <text:p text:style-name="P731"><text:bookmark-start text:name="3.- The engineers way of thinking"/>3.- How to analyze complex systems: The engineers’ way of thinking<text:bookmark-end text:name="3.- The engineers way of thinking"/></text:p>
      <text:p text:style-name="P698"/>
      <text:p text:style-name="P239">If you are an engineer or already know this technique, congratulations, keep doing <text:s/><text:span text:style-name="T676">it </text:span>and <text:s/><text:span text:style-name="T676">keep </text:span>getting better at it. If you have never heard of this, please keep in mind <text:span text:style-name="T527">the key fact </text:span><text:span text:style-name="T1045">is that</text:span><text:span text:style-name="T527"> </text:span>this is not just a technique <text:span text:style-name="T677">that </text:span>you learn and you instantly are good at using it.</text:p>
      <text:p text:style-name="P239"/>
      <text:p text:style-name="P239">It is like playing football. <text:span text:style-name="T1957">Y</text:span>ou won’t be good at it just because someone explains the rules to you and tells you how to kick a ball. You need time to practice along with knowledge to be good at it. With time, you will get better and it will get easier. I would recommend focusing on learning one topic <text:span text:style-name="T1958">first</text:span> with <text:span text:style-name="T528">the technique</text:span> <text:span text:style-name="T1959">l</text:span>ike mathematics and then going to an “opposite” topic, like literature, and <text:span text:style-name="T1046">try</text:span> to apply i<text:span text:style-name="T678">t on it</text:span> too. Variety after some specificity will make your brain able to get used to this method, and eventually, you will be able to apply it to every kind of question in life.</text:p>
      <text:p text:style-name="P239"/>
      <text:p text:style-name="P240">Personally, I’m a computer scientist/software engineer, so I have experience with this thinking process, and it has been useful during my whole life. I was lucky to figure this process out <text:span text:style-name="T679">around</text:span> the age of 7, but it wasn’t until a few weeks ago <text:span text:style-name="T441">at the age of 20</text:span> that I came across <text:span text:style-name="T680">with an</text:span><text:span text:style-name="T529"> explanation on </text:span>how I had been learning stuff my whole life. It turned out to <text:span text:style-name="T1960">be </text:span><text:span text:style-name="T808">one of</text:span> the best, <text:span text:style-name="T808">if not the best, </text:span>way<text:span text:style-name="T2665">s</text:span> of <text:span text:style-name="T441">learning </text:span>according to <text:span text:style-name="T530">some </text:span>experts (<text:span text:style-name="T809">one of them </text:span>from renowned universities like <text:span text:style-name="T808">Stanford</text:span><text:span text:style-name="T1">).</text:span> Names <text:span text:style-name="T530">on the acknowledgments’ section</text:span>.</text:p>
      <text:p text:style-name="P239"/>
      <text:p text:style-name="P239">I will do my best to explain my view on this learning process <text:span text:style-name="T531">now let’s begin.</text:span></text:p>
      <text:p text:style-name="P763"/>
      <text:p text:style-name="P201"><text:bookmark-start text:name="3.1.- Steps thinking like engineer"/>3.1.- The steps of thinking like an engineer.<text:bookmark-end text:name="3.1.- Steps thinking like engineer"/></text:p>
      <text:p text:style-name="P766"/>
      <text:p text:style-name="P239">You can generally define the process in these 10 steps. Later, I will show specific examples in different areas of knowledge where I apply this general explanation:</text:p>
      <text:p text:style-name="P763"/>
      <text:p text:style-name="P554"><text:span text:style-name="T1961">Note</text:span><text:span text:style-name="T1962">: </text:span><text:span text:style-name="T1961">With “a system” I refer to basically anything. A system is “something that is conformed of other things that work together to create a result”. A computer is a system, mathematics is a system, social behavior is a system, religions are systems, </text:span><text:span text:style-name="T1963">every single person is a </text:span><text:span text:style-name="T1964">system</text:span><text:span text:style-name="T1961">...</text:span></text:p>
      <text:p text:style-name="P763"/>
      <text:p text:style-name="P274">Steps of thinking like an engineer:</text:p>
      <text:p text:style-name="P274"/>
      <text:list xml:id="list4144173037" text:style-name="L3">
        <text:list-item>
          <text:p text:style-name="P966">Choose a system.</text:p>
          <text:p text:style-name="P966"/>
        </text:list-item>
        <text:list-item>
          <text:p text:style-name="P966">Define what the system is with the information you have so far. If you know nothing <text:span text:style-name="T1047">about it</text:span>, use your imagination.</text:p>
          <text:p text:style-name="P966"/>
        </text:list-item>
        <text:list-item>
          <text:p text:style-name="P966">Write down what you are trying to achieve by analyzing the system.</text:p>
          <text:p text:style-name="P966"/>
        </text:list-item>
        <text:list-item>
          <text:p text:style-name="P966">Divide the system into sub-modules with <text:span text:style-name="T2666">each </text:span>different functionalities. <text:span text:style-name="T1048">If you had to use your imagination to define the system, then research </text:span><text:span text:style-name="T1967">a bit </text:span><text:span text:style-name="T1048">about </text:span><text:span text:style-name="T1966">how people define </text:span><text:span text:style-name="T1048">the system and create </text:span><text:span text:style-name="T1049">a better </text:span><text:span text:style-name="T1048">definition </text:span><text:span text:style-name="T1049">before dividing </text:span><text:span text:style-name="T1965">into </text:span><text:span text:style-name="T1049">the system’</text:span><text:span text:style-name="T1965">s </text:span><text:span text:style-name="T1049">modules</text:span><text:span text:style-name="T1048">.</text:span></text:p>
          <text:p text:style-name="P966"/>
        </text:list-item>
        <text:list-item>
          <text:p text:style-name="P966">Choose one <text:span text:style-name="T1050">module</text:span> and analyze <text:span text:style-name="T1051">it </text:span><text:span text:style-name="T532">by</text:span> executing steps <text:span text:style-name="T1968">2</text:span> <text:span text:style-name="T681">to </text:span>4 but for the module.</text:p>
          <text:p text:style-name="P966"/>
        </text:list-item>
        <text:list-item>
          <text:p text:style-name="P966">Check and redefine the system’s definition if necessary according to the new insight<text:span text:style-name="T1052">s</text:span> the analysis of the module gave you. And update the “what are you trying to achieve” section if necessary.</text:p>
          <text:p text:style-name="P966"/>
        </text:list-item>
        <text:list-item>
          <text:p text:style-name="P967">Write down in a list any interesting thing you have learned or noticed so far.</text:p>
          <text:p text:style-name="P966"><text:soft-page-break/></text:p>
        </text:list-item>
        <text:list-item>
          <text:p text:style-name="P966">Choose and analyze another module and repeat steps 5-8, but this time in step 6, you have to check if you need to alter or redefine not only the system's general understanding but also the <text:span text:style-name="T1053">one of the </text:span>modules analyzed previously.</text:p>
          <text:p text:style-name="P966"/>
        </text:list-item>
        <text:list-item>
          <text:p text:style-name="P966">Repeat all these steps until you have analyzed all the system <text:span text:style-name="T533">or the desired amount of it</text:span>.</text:p>
          <text:p text:style-name="P966"/>
        </text:list-item>
        <text:list-item>
          <text:p text:style-name="P966">Read and process any conclusions you have arrived at during the process to consolidate the learning.</text:p>
        </text:list-item>
      </text:list>
      <text:p text:style-name="P100"/>
      <text:p text:style-name="P239">I said write down <text:span text:style-name="T2667">but</text:span> do it as you please, writing, highlighting, drawing diagrams or figures, or any mix of the previously mentioned. Use and experiment with the most comfortable way for your brain to understand <text:span text:style-name="T1969">and </text:span><text:span text:style-name="T1970">represent</text:span><text:span text:style-name="T1969"> </text:span>information.</text:p>
      <text:p text:style-name="P239"/>
      <text:p text:style-name="P241">That's why mastering this technique requires time. Individuals tend to adopt distinct approaches and strategies when applying these principles, <text:span text:style-name="T442">changing little details on</text:span> their analysis based on comfort and preference.</text:p>
      <text:p text:style-name="P241"/>
      <text:p text:style-name="P241">For instance, some might opt to delve into unfamiliar modules within a system first, finding that <text:span text:style-name="T534">the</text:span> unknown <text:span text:style-name="T443">promotes </text:span>their analytical skills more effectively. In contrast, others may <text:span text:style-name="T442">prefer </text:span>modules they're already <text:span text:style-name="T442">familiar </text:span>with, easing themselves into the analytical process. </text:p>
      <text:p text:style-name="P241"/>
      <text:p text:style-name="P242">Additionally, it takes time to discern which form of information representation enhances your comprehension: diagrams, texts, a combination thereof, etc.</text:p>
      <text:p text:style-name="P242"/>
      <text:p text:style-name="P242"><text:span text:style-name="T444">The</text:span> choice of tools <text:span text:style-name="T444">also requires time to analyze and experience, </text:span>whether you process information better through handwriting, digital diagrams, or graphical software on computers, <text:span text:style-name="T534">etc</text:span>. </text:p>
      <text:p text:style-name="P241"/>
      <text:p text:style-name="P241">Ultimately, it's about exploring and embracing the methods that resonate with you <text:span text:style-name="T682">plus </text:span><text:span text:style-name="T444">applying the steps explained above </text:span><text:span text:style-name="T534">constantly through time and different topics to develop </text:span><text:span text:style-name="T1971">the </text:span><text:span text:style-name="T534">mastery </text:span><text:span text:style-name="T1971">of the method</text:span>.</text:p>
      <text:p text:style-name="P100"/>
      <text:p text:style-name="P186"><text:bookmark-start text:name="3.2.-Examples"/><text:span text:style-name="T535">3.2.- </text:span>Examples.<text:bookmark-end text:name="3.2.-Examples"/></text:p>
      <text:p text:style-name="P763"/>
      <text:p text:style-name="P254">The following examples are <text:span text:style-name="T536">from different branches of human experience </text:span>and t<text:span text:style-name="T536">he</text:span>ir<text:span text:style-name="T536"> purpose is not to teach you the topic they are about, </text:span><text:span text:style-name="T537">their purpose </text:span><text:span text:style-name="T536">is to give you a sense on how to ask questions, how to modularize the information and how to go back-and-forth within systems.</text:span></text:p>
      <text:p text:style-name="P100"/>
      <text:p text:style-name="P149"><text:bookmark-start text:name="3.2.1.- Example 1: math"/><text:span text:style-name="T1972">3.2.1.-</text:span><text:span text:style-name="T537"> Example 1:</text:span> Solving a first-degree math equation.<text:bookmark-end text:name="3.2.1.- Example 1: math"/></text:p>
      <text:p text:style-name="P100"/>
      <text:p text:style-name="P275">You found yourself with this equation:</text:p>
      <text:p text:style-name="P275"/>
      <text:p text:style-name="P281">78x + (34/2) = 88 – log(3^x)</text:p>
      <text:p text:style-name="P281"/>
      <text:p text:style-name="P276">And for some reason you want or need to solve it, but you only know the numbers, the equal sign, and basic operations, you don’t even know what that “x” is <text:span text:style-name="T683">and</text:span> what <text:span text:style-name="T1054">that “</text:span>log” means. </text:p>
      <text:p text:style-name="P276"/>
      <text:p text:style-name="P277"><text:span text:style-name="T537">In that case this is a p</text:span>retty complex thing you got in front <text:span text:style-name="T1973">of you</text:span>, but, how would you start tackling the problem?</text:p>
      <text:p text:style-name="P275"/>
      <text:p text:style-name="P277">First define it. You have yourself a system here <text:span text:style-name="T539">which this time </text:span><text:span text:style-name="T684">c</text:span><text:span text:style-name="T539">an be</text:span> called <text:span text:style-name="T539">as “An</text:span> Equation”. <text:span text:style-name="T540">Furthermore y</text:span>ou have<text:span text:style-name="T538"> </text:span>to “solve” the equation, but you don’t know what that means. <text:span text:style-name="T542">This, </text:span><text:span text:style-name="T134">what means to solve</text:span><text:span text:style-name="T685"> </text:span><text:span text:style-name="T542">question can be understood as a sub-module to analyze </text:span><text:span text:style-name="T543">within the “An Equation” system</text:span><text:span text:style-name="T542">.</text:span></text:p>
      <text:p text:style-name="P278"/>
      <text:p text:style-name="P279"><text:soft-page-break/>You might have an idea of the final goal and you have heard the word “solve” before <text:span text:style-name="T541">in other contexts</text:span> so you can try to define yourself what solving means<text:span text:style-name="T541">:</text:span> <text:span text:style-name="T1974">I</text:span>t means finding some solution to a problem. <text:span text:style-name="T541">Now you might realize that </text:span>in this case we are handling stuff with numbers, so that solution might be a number. <text:span text:style-name="T541">At this point you </text:span>got yourself a definition of the problem, even if you knew nothing you should try to define it and then, it’s time to research. Let’s <text:span text:style-name="T631">re</text:span>search to see what solving an equation means.</text:p>
      <text:p text:style-name="P278"/>
      <text:p text:style-name="P280">After your research you <text:span text:style-name="T686">find</text:span> that solving an equation means <text:span text:style-name="T632">something like</text:span>: </text:p>
      <text:p text:style-name="P280"/>
      <text:p text:style-name="P668">F<text:span text:style-name="T413">inding the value(s) of the variable(s) that make the equation true. It involves performing the same operations on both sides of the equation to maintain equality. The solution is verified when substituting the value back into the equation balances it.</text:span></text:p>
      <text:p text:style-name="P799"/>
      <text:p text:style-name="P243">Then you <text:span text:style-name="T544">will probably be a bit confused and</text:span> have more stuff to learn and define. <text:span text:style-name="T687">K</text:span>eep track in notes <text:span text:style-name="T544">in a </text:span>comfortab<text:span text:style-name="T544">le format about </text:span>the stuff you are defining and understanding so you don’t get lost, <text:span text:style-name="T544">systems can get pretty complex real quick</text:span>.</text:p>
      <text:p text:style-name="P243"/>
      <text:p text:style-name="P244"><text:span text:style-name="T545">You realize in the answer found that</text:span> the concept of a variable appears, and that is something you don’t know. Now you can do 2 things, try do define the concepts you don’t understand <text:span text:style-name="T546">in the new information found</text:span>, like variable, or go back to your main system and fin<text:span text:style-name="T548">d</text:span> <text:span text:style-name="T547">or analyze </text:span>more parts.</text:p>
      <text:p text:style-name="P245"/>
      <text:p text:style-name="P246">Let’s <text:span text:style-name="T549">just</text:span> go back and find more parts. Now you kinda have a feeling of what solving is, but there is another thing catching your attention, what is that x? So you research about it. </text:p>
      <text:p text:style-name="P246"/>
      <text:p text:style-name="P246">Fortunately this research should take you to the concept of variable and you would <text:span text:style-name="T688">accidentally </text:span>join two modules of the system together, <text:span text:style-name="T549">making it simpler to grasp your head around </text:span><text:span text:style-name="T1975">it</text:span>.</text:p>
      <text:p text:style-name="P247"/>
      <text:p text:style-name="P247">So once you understand what that X is, you have already <text:span text:style-name="T550">divided</text:span> the system equation in 2 <text:span text:style-name="T550">sub-modules</text:span>, <text:span text:style-name="T550">a </text:span>module <text:span text:style-name="T551">about “</text:span>what solve means” and module <text:span text:style-name="T551">of “</text:span>what is X?”. Luckily they <text:span text:style-name="T1976">were a bit related </text:span><text:span text:style-name="T552">and </text:span>the question<text:span text:style-name="T552">s</text:span> you <text:span text:style-name="T552">had to</text:span> keep asking g<text:span text:style-name="T552">ot </text:span>narrowed down. <text:span text:style-name="T553">Notice</text:span> this doesn’t always happen, <text:span text:style-name="T553">usually the system gets more complex and as said before this is why you should </text:span>keep track of stuff in some kind of notes <text:span text:style-name="T554">or maybe, </text:span><text:span text:style-name="T689">keep track of </text:span><text:span text:style-name="T554">part of it, in your </text:span><text:span text:style-name="T1055">own </text:span><text:span text:style-name="T554">memory </text:span><text:span text:style-name="T555">to go faster</text:span>. <text:span text:style-name="T690">But don’t put too much in memory, you should be able to recall, to remember </text:span><text:span text:style-name="T1977">perfectly and efficiently</text:span><text:span text:style-name="T690">, what you put there.</text:span></text:p>
      <text:p text:style-name="P245"/>
      <text:p text:style-name="P248"><text:span text:style-name="T1978">W</text:span>e <text:span text:style-name="T1978">just </text:span>defined a system, “<text:span text:style-name="T556">An Equation”</text:span>, we defined sub-modules that define that system. But the key part is that after the definition you could <text:span text:style-name="T691">either </text:span>keep getting deeper in the understanding of <text:span text:style-name="T557">each </text:span>part or go back-and-forth with the other modules to keep understanding and learning <text:span text:style-name="T558">everything better as a whole</text:span>. It depends a lot, sometimes going back instead of getting as deep as po<text:span text:style-name="T559">s</text:span>sible results in a more efficient and easy learning <text:span text:style-name="T559">and sometimes </text:span><text:span text:style-name="T692">it does </text:span><text:span text:style-name="T559">not</text:span>.</text:p>
      <text:p text:style-name="P248"/>
      <text:p text:style-name="P248">Notice if we focus <text:span text:style-name="T560">o</text:span><text:span text:style-name="T693">n </text:span><text:span text:style-name="T694">analyzing </text:span><text:span text:style-name="T560">another sub-module </text:span><text:span text:style-name="T695">we could have gone the path of </text:span><text:span text:style-name="T560">“</text:span>what is a log?” then the answer would be more complex and we would have felt confusion for a longer period of time. But <text:span text:style-name="T561">eventually </text:span>you would step back and go th<text:span text:style-name="T561">r</text:span>ough the other <text:span text:style-name="T562">simpler </text:span>pa<text:span text:style-name="T562">rts that </text:span><text:span text:style-name="T696">also </text:span><text:span text:style-name="T562">eventually will help in understanding, one way or another, the harder sub-module </text:span><text:span text:style-name="T1980">of log</text:span><text:span text:style-name="T562"> we just define</text:span><text:span text:style-name="T563">d</text:span>. <text:span text:style-name="T1056">As knowing what a variable is helps when understanding what is that “log” in the equation.</text:span></text:p>
      <text:p text:style-name="P249"/>
      <text:p text:style-name="P250"><text:span text:style-name="T1981">This</text:span><text:span text:style-name="T697"> go back-and-forth part is </text:span>something you gotta master <text:span text:style-name="T564">and that takes time. </text:span><text:span text:style-name="T698">C</text:span>ho<text:span text:style-name="T564">o</text:span>sing the wisest option to <text:span text:style-name="T2668">efficiently analyze </text:span>systems <text:span text:style-name="T698">has </text:span><text:span text:style-name="T2669">no </text:span><text:span text:style-name="T698">go-to answer</text:span>. <text:span text:style-name="T1982">It is </text:span><text:span text:style-name="T1983">just </text:span><text:span text:style-name="T1979">something you will get a feeling of and get better at the more you practice the method.</text:span></text:p>
      <text:p text:style-name="P251"/>
      <text:p text:style-name="P252"><text:span text:style-name="T699">W</text:span>ith time you will develop some kind of intuition for it, if <text:span text:style-name="T565">something </text:span>seems to<text:span text:style-name="T566">o </text:span>complex and needs to be <text:span text:style-name="T567">broken </text:span>down even more <text:span text:style-name="T1057">while</text:span> there are other parts in the system tha<text:span text:style-name="T567">t</text:span> <text:span text:style-name="T567">might </text:span>be less complex, <text:span text:style-name="T567">most </text:span>of the times is better to retreat and come back to the complex topic later. <text:span text:style-name="T1058">This is</text:span> <text:span text:style-name="T567">because </text:span>sometimes, as with the <text:span text:style-name="T699">X</text:span> example the parts of the system correlate and you learn simple stuff that conforms parts of more complex modules, <text:span text:style-name="T567">so later, when you tackle that </text:span><text:soft-page-break/><text:span text:style-name="T567">module, it feels easier</text:span>. <text:span text:style-name="T700">Or who knows, maybe you are more familiar with the topics on the complex module and delving into it </text:span><text:span text:style-name="T1984">first</text:span><text:span text:style-name="T700"> feels better.</text:span></text:p>
      <text:p text:style-name="P252"/>
      <text:p text:style-name="P282">Choosing to delve deeper or go back depends on your knowledge, on what you are trying to achieve etc etc <text:span text:style-name="T1059">T</text:span>his dependence on such unique variables makes it so there is no go to answer as we said.</text:p>
      <text:p text:style-name="P252"/>
      <text:p text:style-name="P253"><text:span text:style-name="T701">O</text:span><text:span text:style-name="T568">ptimizing how to efficiently tackle a system based on your knowledge is a complex thing or system on itself if you like</text:span>. <text:span text:style-name="T568">And, as we are so many people and so different</text:span> <text:span text:style-name="T568">from each other in small aspects like </text:span><text:span text:style-name="T1985">these</text:span><text:span text:style-name="T568"> one</text:span><text:span text:style-name="T1986">s</text:span><text:span text:style-name="T568">, </text:span><text:span text:style-name="T1987">all the </text:span><text:span text:style-name="T702">decisions </text:span><text:span text:style-name="T704">curiously </text:span><text:span text:style-name="T568">converge </text:span><text:span text:style-name="T705">into </text:span><text:span text:style-name="T1988">this method </text:span><text:span text:style-name="T568">being “a </text:span><text:span text:style-name="T1988">sort of</text:span><text:span text:style-name="T568"> art”. </text:span><text:span text:style-name="T1988">T</text:span><text:span text:style-name="T706">here is no right answer</text:span><text:span text:style-name="T568">. </text:span><text:span text:style-name="T703">L</text:span><text:span text:style-name="T568">ike a painter that gets better at painting through time but that follows some rules on how to paint shapes, shadows etc.</text:span></text:p>
      <text:p text:style-name="P253"/>
      <text:p text:style-name="P253"><text:span text:style-name="T568">So</text:span>, <text:span text:style-name="T568">when analyzing systems, </text:span><text:span text:style-name="T1060">despite of </text:span><text:span text:style-name="T568">the “art” on it,</text:span> if you <text:span text:style-name="T707">pay attention </text:span><text:span text:style-name="T568">everything comes down to:</text:span> divide, define, ask, <text:span text:style-name="T568">answer </text:span>and go back-and-forth. <text:span text:style-name="T568">With this, sooner or later, you will </text:span>eventually be<text:span text:style-name="T569">come a </text:span>master.</text:p>
      <text:p text:style-name="P102"/>
      <text:p text:style-name="P150"><text:bookmark-start text:name="3.2.2.- Example two: literature"/><text:span text:style-name="T1989">3.2.2.- </text:span><text:span text:style-name="T570">Example two:</text:span><text:span text:style-name="T518"> Understanding the literature of a Spanish author, Federico García Lorca.</text:span><text:bookmark-end text:name="3.2.2.- Example two: literature"/></text:p>
      <text:p text:style-name="P101"/>
      <text:p text:style-name="P266">I myself know almost nothing about thi<text:span text:style-name="T572">s one. </text:span>I’m <text:span text:style-name="T572">just </text:span>going to show my thought process and how I would define and analyze this sy<text:span text:style-name="T571">s</text:span>tem <text:span text:style-name="T571">to conclude on its broader implications</text:span>.</text:p>
      <text:p text:style-name="P266"/>
      <text:p text:style-name="P256">Okay so we know that this guy is a person, <text:span text:style-name="T1061">a person</text:span> ha<text:span text:style-name="T1061">s </text:span>feelings, <text:span text:style-name="T573">literature implies </text:span>writing, <text:span text:style-name="T573">writing </text:span>is an art and thus can express feelings. Maybe “understanding” is being able to express what the author meant in his books <text:span text:style-name="T574">which </text:span>is correlated to <text:span text:style-name="T574">his </text:span>feelings. So <text:span text:style-name="T575">now that I have a feeling of what understanding an author could be, then I </text:span>would <text:span text:style-name="T708">start </text:span>research<text:span text:style-name="T708">ing:</text:span> what does it mean to understand an author? <text:span text:style-name="T576">After that</text:span>, <text:span text:style-name="T1994">let’s say </text:span>I <text:span text:style-name="T1994">discover </text:span><text:span text:style-name="T1063">that </text:span><text:span text:style-name="T576">the </text:span>different parts of <text:span text:style-name="T1062">the “</text:span>understanding <text:span text:style-name="T709">an author” </text:span>process <text:span text:style-name="T1064">are something like</text:span><text:span text:style-name="T576">:</text:span> knowing <text:span text:style-name="T1995">his </text:span>historical context, feelings, personality and why he too<text:span text:style-name="T576">k </text:span>the artistic choices he <text:span text:style-name="T577">did</text:span>. <text:span text:style-name="T577">I would start researching about those, </text:span><text:span text:style-name="T710">going back-and-forth and so on</text:span><text:span text:style-name="T577">.</text:span></text:p>
      <text:p text:style-name="P103"/>
      <text:p text:style-name="P151"><text:bookmark-start text:name="3.2.3.- End of examples and implications"/><text:span text:style-name="T1996">3.2.3.- </text:span>End of the example<text:span text:style-name="T1996">s</text:span>, <text:span text:style-name="T2002">their</text:span><text:span text:style-name="T578"> broader implications </text:span><text:span text:style-name="T1996">in any kind of human system.</text:span><text:bookmark-end text:name="3.2.3.- End of examples and implications"/></text:p>
      <text:p text:style-name="P103"/>
      <text:p text:style-name="P255"><text:span text:style-name="T519">Notice the second example was like </text:span>understanding a person, indeed he is a person. <text:span text:style-name="T711">W</text:span>hen you try to understand someone you can modularize <text:span text:style-name="T584">it </text:span><text:span text:style-name="T712">in different ways. A way would be, just for </text:span><text:span text:style-name="T584">example</text:span>:</text:p>
      <text:p text:style-name="P255"/>
      <text:p text:style-name="P255"><text:tab/>- <text:span text:style-name="T579">P</text:span>ersonality: how extroverted is he, how does he react against <text:span text:style-name="T713">some</text:span> scenario<text:span text:style-name="T713">s</text:span>… what does extroversion mean in the first place?</text:p>
      <text:p text:style-name="P255"/>
      <text:p text:style-name="P255"><text:tab/>- <text:span text:style-name="T582">E</text:span>nvironmen<text:span text:style-name="T582">t</text:span>: does he live in a country at war <text:span text:style-name="T1997">or</text:span> <text:span text:style-name="T1997">at </text:span>peace, what’s the main religion there, what do they do in their free time, what economical system do they use?</text:p>
      <text:p text:style-name="P255"/>
      <text:p text:style-name="P255"><text:tab/>- <text:span text:style-name="T583">His </text:span>family, <text:span text:style-name="T1998">his</text:span> relations, <text:span text:style-name="T1998">his</text:span><text:span text:style-name="T579"> desires, </text:span>and so on.</text:p>
      <text:p text:style-name="P255"/>
      <text:p text:style-name="P255"><text:span text:style-name="T579">D</text:span>efine <text:span text:style-name="T579">them</text:span>, go back-and-forth. And eventually if you analyze someone, and then the ones next to them, and keep going back-and-forth finding definitions in common you might end up defining what is known as a culture. And, as with the previous math example, sometimes some answer<text:span text:style-name="T580">s</text:span> will overlap and there you got yourself more knowledge or unexpected links in information <text:span text:style-name="T581">which enrich and facilitate yourself </text:span><text:span text:style-name="T1999">the </text:span><text:span text:style-name="T581">mastery of different parts of human knowledge</text:span>.</text:p>
      <text:p text:style-name="P255"/>
      <text:p text:style-name="P265">Of course, this person being analyze can be, and must be at some point, you analyzing yourself. <text:span text:style-name="T2003">Go and analyze </text:span><text:span text:style-name="T2004">efficiently like an engineer </text:span><text:span text:style-name="T2003">everything you feel you want or need to understand.</text:span></text:p>
      <text:p text:style-name="P761"/>
      <text:p text:style-name="P198"><text:bookmark-start text:name="3.3.- A glimse into thinking nowadays etc"/><text:soft-page-break/>3.3.- A glimpse into <text:span text:style-name="T715">the</text:span> <text:span text:style-name="T714">current </text:span>situation of thinking <text:span text:style-name="T715">in society.</text:span><text:bookmark-end text:name="3.3.- A glimse into thinking nowadays etc"/></text:p>
      <text:p text:style-name="P760"/>
      <text:p text:style-name="P257">This is what is called understanding, and, at least in my society <text:span text:style-name="T625">and current world</text:span>, people don’t <text:span text:style-name="T625">seem to </text:span>understand things enough <text:span text:style-name="T626">or, sometimes, they don’t even seem capable of analyzing them in the fist place</text:span>. It’s a<text:span text:style-name="T2005">n art</text:span> that takes time to master and to apply to big, complex systems<text:span text:style-name="T585">. Mastering </text:span><text:span text:style-name="T716">analysis</text:span><text:span text:style-name="T585"> is </text:span>neither easy neither fast <text:span text:style-name="T585">to do</text:span>.</text:p>
      <text:p text:style-name="P257"/>
      <text:p text:style-name="P257"><text:span text:style-name="T2007">A p</text:span>art of <text:span text:style-name="T2006">the </text:span>people lack <text:span text:style-name="T585">proficiency </text:span>in this ability because they are not trained <text:span text:style-name="T585">for it</text:span> since they are kids. They are usually trained to memorize information, copy-paste, eat information and vomit it in a sheet of paper thus leading to <text:span text:style-name="T585">way more </text:span>simple<text:span text:style-name="T585">r</text:span> and “less <text:span text:style-name="T717">capable </text:span><text:span text:style-name="T2008">of understanding” </text:span>individuals.</text:p>
      <text:p text:style-name="P257"/>
      <text:p text:style-name="P284">Of course memorization is also important <text:span text:style-name="T2009">yet</text:span> at least nowadays it has been given to much attention. <text:span text:style-name="T586">A useful case of memorization has been shown </text:span><text:span text:style-name="T718">above: </text:span><text:span text:style-name="T586">when analyzing a system, instead of taking notes that consume times you can memorize and </text:span><text:span text:style-name="T2010">move on with</text:span><text:span text:style-name="T586"> your understanding journey.</text:span></text:p>
      <text:p text:style-name="P256"/>
      <text:p text:style-name="P256">The “<text:span text:style-name="T587">engineers’ way of thinking” </text:span>can be applied to anything <text:span text:style-name="T588">thus allowing you to </text:span><text:s/>master <text:span text:style-name="T588">anything</text:span>. Whet<text:span text:style-name="T589">h</text:span>er the sy<text:span text:style-name="T589">s</text:span>tem <text:span text:style-name="T719">is</text:span> math<text:span text:style-name="T589">ematics</text:span>, literature, economy, or you <text:span text:style-name="T590">as a per</text:span><text:span text:style-name="T591">so</text:span><text:span text:style-name="T590">n</text:span> and your loved ones. If we keep focusing education in simple “copy-paste”, “action-reaction”, we take the risk<text:span text:style-name="T592">s</text:span> that ignorance <text:span text:style-name="T593">and lack of intellectual flexibility carry with them</text:span>. <text:span text:style-name="T720">I think they </text:span><text:span text:style-name="T594">are not risks we should keep long term</text:span>.</text:p>
      <text:p text:style-name="P256"/>
      <text:p text:style-name="P256">So, <text:span text:style-name="T1066">because </text:span><text:span text:style-name="T721">today the educational systems </text:span><text:span text:style-name="T2011">will </text:span><text:span text:style-name="T721">not </text:span><text:span text:style-name="T2011">prepare you </text:span><text:span text:style-name="T1065">enough</text:span><text:span text:style-name="T721">,</text:span> I encourage you to start defining stuff, research about its current definition, break it down, define the parts and keep doing it until you are <text:span text:style-name="T595">satisfied</text:span>. Find something you would like to understand and thus control better, maybe <text:span text:style-name="T1066">it’</text:span>s your personal physical <text:span text:style-name="T596">health</text:span>, maybe your financial situation, maybe your own psychological well being, <text:span text:style-name="T2012">whatever, go and master it.</text:span></text:p>
      <text:p text:style-name="P256"/>
      <text:p text:style-name="P258">But <text:span text:style-name="T597">keep in mind you will have to</text:span> <text:span text:style-name="T1066">dare </text:span>to redefine previous concepts or already old established ones <text:span text:style-name="T634">in </text:span><text:span text:style-name="T2013">a </text:span><text:span text:style-name="T635">way </text:span><text:span text:style-name="T634">they sustain your happiness </text:span><text:span text:style-name="T636">long-term</text:span><text:span text:style-name="T634">. </text:span><text:span text:style-name="T722">M</text:span><text:span text:style-name="T635">anaging this is what I define </text:span><text:span text:style-name="T636">as an </text:span><text:span text:style-name="T635">intelligent human </text:span><text:span text:style-name="T636">and thinking like an engineer can help a lot </text:span><text:span text:style-name="T637">due to life being a complex system </text:span><text:span text:style-name="T644">and due to this method basically applying the previously mentioned “fixed-variable-resolution” technique </text:span><text:span text:style-name="T1067">which </text:span><text:span text:style-name="T644">we all use </text:span><text:span text:style-name="T2014">by </text:span><text:span text:style-name="T2015">birth</text:span><text:span text:style-name="T2014"> </text:span><text:span text:style-name="T644">to manage through life</text:span><text:span text:style-name="T635">. </text:span><text:span text:style-name="T644">Due to t</text:span><text:span text:style-name="T639">his </text:span><text:span text:style-name="T644">natural connection with human nature I think this is</text:span><text:span text:style-name="T639"> the </text:span>way to <text:span text:style-name="T644">go for </text:span>the purest truth <text:span text:style-name="T638">and happiness </text:span><text:span text:style-name="T640">in </text:span><text:span text:style-name="T1068">a </text:span><text:span text:style-name="T640">long-term lasting </text:span><text:span text:style-name="T1068">manner</text:span>.</text:p>
      <text:p text:style-name="P259"/>
      <text:p text:style-name="P259"><text:span text:style-name="T723">It is intrinsically uncomfortable and y</text:span><text:span text:style-name="T624">ou </text:span><text:span text:style-name="T645">will </text:span><text:span text:style-name="T624">need to be </text:span><text:span text:style-name="T641">smart and brave </text:span><text:span text:style-name="T624">because </text:span><text:span text:style-name="T724">redefining </text:span><text:span text:style-name="T624">certain topics will imply certain big or small changes in your life, </text:span><text:span text:style-name="T634">which, sometimes, might be better to delay in order to be happier </text:span><text:span text:style-name="T641">long-term</text:span><text:span text:style-name="T634">, </text:span><text:span text:style-name="T641">and sometimes won’t. </text:span><text:span text:style-name="T725">Indeed it’s complex.</text:span><text:span text:style-name="T641"> </text:span><text:span text:style-name="T725">N</text:span><text:span text:style-name="T641">ow it’s your turn to analyze your situation, </text:span><text:span text:style-name="T726">your system,</text:span><text:span text:style-name="T641"> </text:span><text:span text:style-name="T1069">if you feel like</text:span><text:span text:style-name="T641">, in the way an engineer would.</text:span></text:p>
      <text:p text:style-name="P260"/>
      <text:p text:style-name="P260">Use <text:span text:style-name="T642">assumed truths or </text:span>definitions <text:span text:style-name="T643">on concepts </text:span>because they are necessary but treat them as less statically as you can. Don’t take one definition for granted <text:span text:style-name="T598">forever</text:span>, learn, explore, adapt. Don’t fall into dogmas <text:span text:style-name="T1070">too frequently</text:span>, be a <text:span text:style-name="T599">scientist </text:span>agains<text:span text:style-name="T599">t </text:span>everything, question <text:span text:style-name="T600">even</text:span> the most awkward or unpleasant questions. I know it’s not easy, just telling you that with time and effort, <text:span text:style-name="T601">trial and error, </text:span>you <text:s/><text:span text:style-name="T602">will </text:span>eventually feel <text:span text:style-name="T602">more and more </text:span>strong <text:span text:style-name="T603">and </text:span><text:span text:style-name="T1071">it </text:span><text:span text:style-name="T603">will likely lead you </text:span>to tackle the questions that you though<text:span text:style-name="T604">t</text:span> you would never defy,<text:span text:style-name="T605"> </text:span>technical and moral <text:span text:style-name="T1071">ones</text:span><text:span text:style-name="T606">. </text:span><text:span text:style-name="T727">The </text:span><text:span text:style-name="T730">more </text:span><text:span text:style-name="T727">strength you gather the </text:span><text:span text:style-name="T731">lesser the</text:span><text:span text:style-name="T727"> </text:span><text:span text:style-name="T729">discomfort</text:span><text:span text:style-name="T727"> </text:span><text:span text:style-name="T731">or the </text:span><text:span text:style-name="T727">more bearable </text:span><text:span text:style-name="T731">it becomes</text:span><text:span text:style-name="T727">. </text:span><text:span text:style-name="T2016">I wish you</text:span><text:span text:style-name="T732"> g</text:span><text:span text:style-name="T646">ood luck.</text:span></text:p>
      <text:p text:style-name="P760"/>
      <text:p text:style-name="P760"/>
      <text:p text:style-name="P760"/>
      <text:p text:style-name="P199"><text:bookmark-start text:name="3.4.- A glimpse into technology and thiking nowadays"/><text:soft-page-break/>3.<text:span text:style-name="T627">4</text:span>.- A glimpse <text:span text:style-name="T1993">into</text:span><text:span text:style-name="T1073"> </text:span>the <text:span text:style-name="T1072">role </text:span><text:span text:style-name="T1073">that nowadays </text:span><text:span text:style-name="T728">technology </text:span><text:span text:style-name="T1073">has </text:span><text:span text:style-name="T1074">in thinking</text:span>.<text:bookmark-end text:name="3.4.- A glimpse into technology and thiking nowadays"/></text:p>
      <text:p text:style-name="P764"/>
      <text:p text:style-name="P261"><text:span text:style-name="T2021">Current society are very bad using this method but… g</text:span><text:span text:style-name="T607">ood news! </text:span><text:span text:style-name="T2021">T</text:span><text:span text:style-name="T2017">his method </text:span><text:span text:style-name="T2023">today </text:span><text:span text:style-name="T2017">is as efficient as it has </text:span><text:span text:style-name="T2022">ever</text:span><text:span text:style-name="T2017"> been </text:span>specially thanks to the tech we <text:span text:style-name="T608">currently have</text:span>. Previously it made sense to memorize more than analyze because we didn’t have computers to <text:span text:style-name="T608">easily </text:span>compute and store information, now we do. <text:span text:style-name="T2018">A</text:span>nd even more recently we have AI which is capable of not just computing and storing information but arranging <text:span text:style-name="T733">or digesting it </text:span>in incredibly useful ways <text:span text:style-name="T1075">really fast</text:span>.</text:p>
      <text:p text:style-name="P261"/>
      <text:p text:style-name="P261"><text:span text:style-name="T734">Thanks to these advancements t</text:span>he process of research has accelerated dramatically <text:span text:style-name="T735">thus our capabilities for understanding systems have ben strengthen dramatically too.</text:span> <text:span text:style-name="T735">I</text:span>t wouldn’t su<text:span text:style-name="T609">r</text:span>prise me if my grandson at 1<text:span text:style-name="T633">5</text:span> years old, with proper training in the engineers way of thinking plus the aid of the new tech would be smarter that all current 20 year old <text:span text:style-name="T1076">people</text:span> of today. <text:span text:style-name="T736">The same way as me, thanks to internet and the flow of information, I’m wiser than my parents at my age.</text:span></text:p>
      <text:p text:style-name="P256"/>
      <text:p text:style-name="P262"><text:span text:style-name="T2019">It </text:span>wouldn’t hav<text:span text:style-name="T612">e</text:span> been po<text:span text:style-name="T612">s</text:span>sible <text:span text:style-name="T2019">i</text:span>n the past <text:span text:style-name="T612">for everyone to</text:span> <text:span text:style-name="T738">apply </text:span>this technique and thus you could eventually conclude that this is not the best “way of thinking”. <text:span text:style-name="T1077">This is </text:span>because we didn’t have such an easy way to store <text:span text:style-name="T613">information, </text:span>search <text:span text:style-name="T2019">it and analyze it</text:span>. But now we do.</text:p>
      <text:p text:style-name="P263"/>
      <text:p text:style-name="P263"><text:span text:style-name="T815">That is why </text:span>I truly think the better we get at analyzing problems with this dynamic <text:span text:style-name="T2020">method, </text:span>the better we will get at solving even the hardest <text:span text:style-name="T739">ones </text:span>like world hunger, wars and moral <text:span text:style-name="T614">dile</text:span><text:span text:style-name="T617">m</text:span><text:span text:style-name="T614">ma</text:span><text:span text:style-name="T615">s. </text:span><text:span text:style-name="T815">A</text:span><text:span text:style-name="T810">s this technique is designed and complies with the nature and current state of human’</text:span><text:span text:style-name="T814">s</text:span><text:span text:style-name="T810"> boredom </text:span><text:span text:style-name="T811">and happines</text:span><text:span text:style-name="T812">s</text:span><text:span text:style-name="T810">, survival </text:span><text:span text:style-name="T813">needs </text:span><text:span text:style-name="T810">and information processing.</text:span></text:p>
      <text:p text:style-name="P762"/>
      <text:p text:style-name="P200"><text:span text:style-name="T2024">X.- </text:span>Conclusion: <text:span text:style-name="T2024">Chapter-3 </text:span><text:span text:style-name="T2037">till 3.4.</text:span></text:p>
      <text:p text:style-name="P765"/>
      <text:p text:style-name="P264">Summin<text:span text:style-name="T610">g</text:span> up, this chapter was meant to show how we should think of problems <text:span text:style-name="T610">in the modern world</text:span>, how we should analyze them to truly understand them and make the most of ou<text:span text:style-name="T611">r</text:span> brain <text:span text:style-name="T737">and technology in order to facilitate the search for happiness</text:span>.</text:p>
      <text:p text:style-name="P659"/>
      <text:p text:style-name="P285">From here I encourage you to go out there and use this to analyze anyt<text:span text:style-name="T616">h</text:span>ing: how can I bake this tasty lemon pie? Why are these 2 countries at war? How can I cure this disease? Why do objects fall to the ground? How did my baker bake that lemon pie? <text:span text:style-name="T2025">O</text:span>h my god it was so tasty. <text:span text:style-name="T1078">W</text:span>hy do I love this person? What is love? <text:span text:style-name="T2026">Baby don’t hurt me</text:span> <text:span text:style-name="T1078">Etc etc </text:span><text:span text:style-name="T2027">(last phrase was a </text:span><text:span text:style-name="T2029">referene</text:span><text:span text:style-name="T2027"> to a song)</text:span></text:p>
      <text:p text:style-name="P285"/>
      <text:p text:style-name="P286">The more systems you analyze, the better you will get at it and <text:span text:style-name="T618">the </text:span>closer to the truth you will be in each step you take. Combine this with:</text:p>
      <text:p text:style-name="P286"/>
      <text:p text:style-name="P286"><text:span text:style-name="T520">- </text:span><text:span text:style-name="T621">S</text:span><text:span text:style-name="T520">tarting at a young age so we can manage </text:span><text:span text:style-name="T619">through</text:span> <text:span text:style-name="T520">life better </text:span><text:span text:style-name="T621">a</text:span><text:span text:style-name="T740">s</text:span><text:span text:style-name="T621"> adults </text:span><text:span text:style-name="T620">thanks to </text:span><text:span text:style-name="T740">the </text:span><text:span text:style-name="T620">practic</text:span><text:span text:style-name="T740">e </text:span><text:span text:style-name="T620">in ou</text:span><text:span text:style-name="T621">r </text:span><text:span text:style-name="T620">childhood and teenage</text:span><text:span text:style-name="T2028">r</text:span><text:span text:style-name="T620"> times.</text:span></text:p>
      <text:p text:style-name="P286"/>
      <text:p text:style-name="P287"><text:span text:style-name="T620">- </text:span><text:span text:style-name="T621">L</text:span>ear<text:span text:style-name="T628">n</text:span> not always alone but <text:span text:style-name="T629">along </text:span>others <text:span text:style-name="T630">too</text:span>.</text:p>
      <text:p text:style-name="P287"/>
      <text:p text:style-name="P287">I truly <text:span text:style-name="T2030">think </text:span>this is the way to go for having the most prosperous human kind <text:span text:style-name="T622">we </text:span><text:span text:style-name="T623">ever had</text:span>. <text:span text:style-name="T2031">Furthermore because of the emphasis on cooperation and learning with others I think this will avoid all issues arising from extreme individualism that our current society also faces.</text:span></text:p>
      <text:p text:style-name="P287"/>
      <text:p text:style-name="P188"><text:bookmark-start text:name="3.5.- What is cheerfulism"/><text:span text:style-name="T2036">3.</text:span><text:span text:style-name="T2038">5</text:span><text:span text:style-name="T2036">.- </text:span>So… what is Cheerfu<text:span text:style-name="T1">lism?</text:span><text:bookmark-end text:name="3.5.- What is cheerfulism"/></text:p>
      <text:p text:style-name="P204"/>
      <text:p text:style-name="P553"><text:span text:style-name="T2645">ChatGPT said: </text:span>Cheerfulism is a practical philosophy for life, centered on the pursuit of long-term happiness through a thoughtful and scientific understanding of the factors that contribute to it. At its core, Cheerfulism is about maximizing happiness in a sustainable way, ensuring that it endures through the inevitable changes and challenges that life presents.</text:p>
      <text:p text:style-name="P950"><text:soft-page-break/><text:span text:style-name="T237">The philosophy of Cheerfulism is built on the foundation of continuous learning, </text:span><text:span text:style-name="T238">analytical</text:span><text:span text:style-name="T237"> thinking, and community building </text:span><text:span text:style-name="T239">around those areas</text:span><text:span text:style-name="T237">. It encourages individuals to analyze their circumstances, understand the underlying patterns that influence their happiness, and make informed decisions that enhance their well-being </text:span><text:span text:style-name="T240">and those surrounding them</text:span><text:span text:style-name="T237">. This approach is not just about seeking pleasure or avoiding pain but about cultivating a deep, resilient state of happiness that can adapt and thrive in various conditions.</text:span></text:p>
      <text:p text:style-name="P951"><text:span text:style-name="T243">Back to my words, </text:span><text:span text:style-name="T244">i</text:span><text:span text:style-name="T236">n </text:span><text:span text:style-name="T241">very</text:span><text:span text:style-name="T236"> simple terms </text:span><text:span text:style-name="T242">Cheerfulism says</text:span><text:span text:style-name="T236">:</text:span></text:p>
      <text:p text:style-name="P951"><text:span text:style-name="T246">Mate just think deeply as fuck about everything that annoys you until you understand </text:span><text:span text:style-name="T247">it </text:span><text:span text:style-name="T248">and</text:span><text:span text:style-name="T246"> see if you can do something about it. In the meanwhile share those </text:span><text:span text:style-name="T249">learnings</text:span><text:span text:style-name="T246"> and worries with others, maybe they know better or you help them know better. </text:span><text:span text:style-name="T250">Oh and by the way, </text:span><text:span text:style-name="T251">this is what happiness is </text:span><text:span text:style-name="T252">(Chapter 1)</text:span><text:span text:style-name="T251"> and t</text:span><text:span text:style-name="T250">his </text:span><text:span text:style-name="T252">other thing (Chapter 3)</text:span><text:span text:style-name="T250"> </text:span><text:span text:style-name="T252">is </text:span><text:span text:style-name="T250">the most efficient way of thinking deeply. :D</text:span></text:p>
      <text:p text:style-name="P290">If you feel like, give it a try, it won’t be easy, better do it with someone. Create friends, a sort of community please, it is way much better than going alone like I did. I strongly recommend this specially for those with the hardest starting points. I’m aware mine is not the hardest, not even close. You might be faster alone, but together you will arrive further, and sometimes, even faster.</text:p>
      <text:p text:style-name="P290"/>
      <text:p text:style-name="P290">My understanding of happiness and critical thinking thanks to complex system analysis and its application through the years, ha<text:span text:style-name="T2670">s</text:span> lead me to a safe and sustainable state that seems to be applicable to any human. I <text:span text:style-name="T2641">think</text:span> it is, this is <text:span text:style-name="T2041">the main </text:span>reason why I’m writing this text.</text:p>
      <text:p text:style-name="P290"/>
      <text:p text:style-name="P290">To conclude, <text:span text:style-name="T2045">these are the 3 basic action lines that Cheerfulism promotes</text:span>:</text:p>
      <text:p text:style-name="P290"/>
      <text:p text:style-name="P290">1. Always learn and, when discomfort, question.</text:p>
      <text:p text:style-name="P290"/>
      <text:p text:style-name="P290">2. Explore as response to discomfort. Sometimes alone and sometimes with people.</text:p>
      <text:p text:style-name="P290"/>
      <text:p text:style-name="P290">3. All being peaceful <text:span text:style-name="T2042">but</text:span> able to defend yourself if necessary. Physically and psychologically. Use violence only in imminent life or death situations.</text:p>
      <text:p text:style-name="P290"/>
      <text:p text:style-name="P290"><text:span text:style-name="T2046">These</text:span> are the main ideas I hope people take with them after reading this <text:span text:style-name="T2642">intricate </text:span><text:span text:style-name="T2643">book</text:span>. All other chapters are just explanations on how I think <text:span text:style-name="T2644">all this</text:span> <text:span text:style-name="T2043">can </text:span>transform our current world. <text:span text:style-name="T2047">I truly think this understanding of happiness, intelligence and thinking can cultivate the most prosperous humanity ever.</text:span></text:p>
      <text:p text:style-name="P290"/>
      <text:p text:style-name="P290">Good luck to everyone whatever you decide to do and I wish you a great <text:span text:style-name="T2044">cheerful</text:span> life.</text:p>
      <text:p text:style-name="P204"/>
      <text:p text:style-name="P26">----------------------------------------------------------------------------------------------------------------------</text:p>
      <text:p text:style-name="P23">----------------------------------------------------------------------------------------------------------------------</text:p>
      <text:p text:style-name="P169"/>
      <text:p text:style-name="P174">Transition from <text:span text:style-name="T2435">C</text:span>hapter <text:span text:style-name="T439">3</text:span> to <text:span text:style-name="T438">the following </text:span>chapter<text:span text:style-name="T438">s.</text:span></text:p>
      <text:p text:style-name="P139"/>
      <text:p text:style-name="P288">So far I’ve explained how to tackle and manage life in the most efficient way possible at an individual level. In the following chapters I will explore the possible consequences of this behavior if a majority of us adopt this way <text:span text:style-name="T2048">of thinking</text:span> and get good at it.</text:p>
      <text:p text:style-name="P43"/>
      <text:p text:style-name="P747">1.- Cheerfulism is actually just the first 3 chapters</text:p>
      <text:p text:style-name="P162"/>
      <text:p text:style-name="P288">Thus now it comes a part of the text which is more speculative, you can see the following chapters as a way of making sense of society from a cheerful perspective.</text:p>
      <text:p text:style-name="P288"/>
      <text:p text:style-name="P289">I’ve been thinking and analyzing society based on the principles already explained and these have been my conclusions so far. Of course, as an engineer, I’m applying its way of thinking <text:soft-page-break/>and changes in the explanations can be carried out in the future as new experiences and hypothesis prove me wrong. But that is the beauty of this philosophy, being able to guide yourself towards the truth without fearing the acceptance of being wrong.</text:p>
      <text:p text:style-name="P44"/>
      <text:p text:style-name="P291">With this being said, here are my thoughts on societies and how, “the perfect society” would look like. I <text:span text:style-name="T741">don’t aim for </text:span>this <text:span text:style-name="T741">text </text:span>to be <text:span text:style-name="T1079">filled with </text:span><text:span text:style-name="T440">theory</text:span>, I’m going to propose individual changes <text:span text:style-name="T513">based on Chee</text:span><text:span text:style-name="T2049">r</text:span><text:span text:style-name="T513">fulism </text:span><text:span text:style-name="T1079">that </text:span><text:span text:style-name="T513">I believe </text:span>if we all do <text:span text:style-name="T1079">them </text:span>together and helping each other, <text:span text:style-name="T440">they </text:span>will bring us closer to <text:span text:style-name="T2032">an </text:span>utopia.</text:p>
      <text:p text:style-name="P291"/>
      <text:p text:style-name="P292">Please remember, a real world problem can have different solutions and maybe some of them can be deducted from the same principles. The following part<text:span text:style-name="T2050">s</text:span> <text:span text:style-name="T1080">are</text:span> MY thoughts on real world stuff, Cheerfulism is the building block to <text:span text:style-name="T2033">reason</text:span> about <text:span text:style-name="T1287">these</text:span> thoughts. <text:span text:style-name="T2034">T</text:span><text:span text:style-name="T1287">he following is not </text:span>what Cheerfulism thinks about the <text:span text:style-name="T1288">upcoming</text:span> topics. It’s just what me, trying to apply <text:span text:style-name="T742">i</text:span>t<text:span text:style-name="T1289">s principles</text:span>, has come to con<text:span text:style-name="T742">c</text:span>lude. </text:p>
      <text:p text:style-name="P53"/>
      <text:p text:style-name="P292">Different authors have conclu<text:span text:style-name="T743">d</text:span>e<text:span text:style-name="T743">d</text:span> different things along history being based on the same ideology, ones having better results than others. Don’t take what you read as the <text:span text:style-name="T744">summit</text:span> of truth when applying Cheerfulism’<text:span text:style-name="T1081">s</text:span> philosophy. <text:span text:style-name="T2035">I</text:span>t’s just what its creator <text:span text:style-name="T745">concluded.</text:span> <text:span text:style-name="T1081">A</text:span>nd just because I’m “the creator” in the way of putti<text:span text:style-name="T745">n</text:span>g its pieces together, <text:span text:style-name="T746">it</text:span> doesn’t mean I’m right, as you should <text:span text:style-name="T2051">have </text:span>already noticed if you think like a “cheerful“ person.</text:p>
      <text:p text:style-name="P52"/>
      <text:p text:style-name="P749">2.- Person who applies Cheerfulism == cheerful</text:p>
      <text:p text:style-name="P52"/>
      <text:p text:style-name="P293">Yes here I de<text:span text:style-name="T747">c</text:span>lare that someone who <text:span text:style-name="T2039">faces</text:span> life with Cheerfulism can self-identify himself <text:span text:style-name="T1081">or herself</text:span> as “cheerful”. <text:span text:style-name="T517">I’m aware problems are not cheerful, indeed they </text:span><text:span text:style-name="T2040">can be</text:span><text:span text:style-name="T517"> the </text:span><text:span text:style-name="T747">complete </text:span><text:span text:style-name="T517">opposite,</text:span><text:span text:style-name="T747"> </text:span><text:span text:style-name="T517">intricate serious life or death situations where the word cheerful might seem like an idiot’s choice. I chose it as a hope that </text:span><text:span text:style-name="T747">it </text:span><text:span text:style-name="T517">will serve as a little little bright </text:span><text:span text:style-name="T747">at the end </text:span><text:span text:style-name="T517">o</text:span><text:span text:style-name="T747">f</text:span><text:span text:style-name="T517"> the tunnel for those who are facing the toughest of </text:span><text:span text:style-name="T747">situations</text:span><text:span text:style-name="T517"> to solve.</text:span></text:p>
      <text:p text:style-name="P293"/>
      <text:p text:style-name="P748">3.- Why do you call this Cheerfulism?</text:p>
      <text:p text:style-name="P79"/>
      <text:p text:style-name="P294">I am Spanish, and one of my last names means cheerful.</text:p>
      <text:p text:style-name="P294"/>
      <text:p text:style-name="P312">Carlos Alegre == Charles Cheerful</text:p>
      <text:p text:style-name="P294"/>
      <text:p text:style-name="P294">And I’m the one writing and thinking this, so why not. Furthermore, those who have this flexibility in life, try, fail, get up, talk to people, cooperate, and never stop living tend to be happy. <text:span text:style-name="T2052">H</text:span>appiness creates smiles, smiles define a cheerful person. My last name being that one was just a happy (or cheerful) accident, but it adds some romance to it, doesn’t it? Am I JoyBoy from OnePiece, whatever that means? Don’t think so, but at least I’m a bit of it I guess. If you haven’t read the series One Piece and do not understand what I’m writing now, don’t worry, I’m just recommending it to you.</text:p>
      <text:p text:style-name="P294"/>
      <text:p text:style-name="P295">Now, without further <text:span text:style-name="T2671">a</text:span>do, let’s go to my cheerful perspective on different essential topics of human societies.</text:p>
      <text:p text:style-name="P54"/>
      <text:p text:style-name="P27">----------------------------------------------------------------------------------------------------------------------</text:p>
      <text:p text:style-name="P129"/>
      <text:p text:style-name="P733"><text:bookmark-start text:name="4. Chapter 4 xd"/><text:span text:style-name="T1">4.- T</text:span>houghts on the ideal society, part 1: On power dynamics, morality plus the influence of Cheerfulism and new tech on them.<text:bookmark-end text:name="4. Chapter 4 xd"/></text:p>
      <text:p text:style-name="P153"/>
      <text:p text:style-name="P296">In all societies of humans who co-exist for living, the situation of conflict arises when at least 2 beings want to solve a problem in different opposing ways. So what happens then? Assuming the beings have nowhere else to go. The world is finite and you can’t be running to uncharted lands forever.</text:p>
      <text:p text:style-name="P297"><text:soft-page-break/></text:p>
      <text:p text:style-name="P298">The answer to what happens is always one of these two or some combination of both:</text:p>
      <text:p text:style-name="P299"/>
      <text:p text:style-name="P298">1.- They talk and decide an outcome.</text:p>
      <text:p text:style-name="P298">2.- They physically fight and the winner decides an outcome.</text:p>
      <text:p text:style-name="P298"/>
      <text:p text:style-name="P300">We could say that the first option is the peaceful one and the other one is the violent one. </text:p>
      <text:p text:style-name="P300"/>
      <text:p text:style-name="P301">Despite all <text:span text:style-name="T2672">thi</text:span><text:span text:style-name="T2673">s</text:span>, there are conflicts unsolvable by peace, like lack of enough food for everyone. I can not prove why, but if you have no food and you and your neighbor have to chose between their child or yours, you will eventually most likely end up physically fighting for the survival of your children.</text:p>
      <text:p text:style-name="P301"/>
      <text:p text:style-name="P302">That is where strength comes in, the winner decides, or in other words, the winner rules.</text:p>
      <text:p text:style-name="P302"/>
      <text:p text:style-name="P301">Given our advanced technology, these kind<text:span text:style-name="T2674">s</text:span> of problems might seem alien for some of us but it’s as real as our origins so we shouldn’t forget about them.</text:p>
      <text:p text:style-name="P303"/>
      <text:p text:style-name="P304">When societies grow and when violent conflict arises on them, it is not anymore about pure fighting strength but coordinating strengths of people who agree with you, thus we create armies. And for whoever becomes the one who rules, the ruler, you need strength and coordination of that strength so you keep being the ruler. To coordinate strength you need to communicate, to transmit information.</text:p>
      <text:p text:style-name="P304"/>
      <text:p text:style-name="P304">As a ruler, for example you can opt to rule by fear or by other different means.</text:p>
      <text:p text:style-name="P303"/>
      <text:p text:style-name="P305">It feels natural due to the simplicity of human societies back then, that the most simple way of solving an issue, violence, is used and blood needs to be shed in early history so someone rises at the top. And then, if they are intelligent enough to implement a proper ruling order for their population, the society thrives for a long time.</text:p>
      <text:p text:style-name="P305"/>
      <text:p text:style-name="P306">I’m not so sure about the “naturalness” of violence in all parts of human history though, for example in the future with enough technological advancement maybe humans can coordinate in a very optimal way thanks to AI and in a trustless manner thanks to blockchain bringing the most peaceful outcomes. More on this in the next chapter.</text:p>
      <text:p text:style-name="P305"/>
      <text:p text:style-name="P305">Despite of the “naturalness” question, what is a ruling order? Well an order is a set of rules, and the order allows for someone to decide the outcomes of problems, in slightly different words: it’s a set of rules that dictate the power dynamics. Dynamics are how the outputs correlate with the inputs. Those dynamics in this case come from the moving muscle and information management which conform power.</text:p>
      <text:p text:style-name="P305"/>
      <text:p text:style-name="P307">As exposed on chapter three life can be seen as a very complex mathematical function. Power dynamics can be represented that way too. Where muscle and information management are the operands (sum, multiplication, division, etc) that operate over the variables. The dynamics of power can be seen reflected in this function:</text:p>
      <text:p text:style-name="P308"/>
      <text:p text:style-name="P313">f(m, y) = m + m * y = m * (1 + y)</text:p>
      <text:p text:style-name="P313"/>
      <text:p text:style-name="P314">Where f(m,y) value is the amount of power, and “m” is the amount of strength people have and “y” is how good they manage information.</text:p>
      <text:p text:style-name="P314"/>
      <text:p text:style-name="P309">The function encapsulates the principle that a smaller group of individuals, if they possess superior information management skills, which often translates into advanced technology, can exert greater influence or power than a larger group.</text:p>
      <text:p text:style-name="P309"/>
      <text:p text:style-name="P309">At the same time the function also recognizes that there is a natural scaling limit to this principle. As “m”, the variable representing the size of the group, increases, there comes a point where the sheer volume of individuals can compensate for less efficient information management.</text:p>
      <text:p text:style-name="P309"><text:soft-page-break/></text:p>
      <text:p text:style-name="P309">In other words, beyond a certain threshold, the quantity of people can offset the disadvantage in information processing. Allowing a larger but less informed group to surpass a smaller, more technologically superior one in terms of power. </text:p>
      <text:p text:style-name="P309"/>
      <text:p text:style-name="P309">This balance between the quantity of a group and the quality of its information management is a central theme in the dynamics of power.</text:p>
      <text:p text:style-name="P60"/>
      <text:p text:style-name="P11">----------------------------------------------------------------------------------------------------------------------</text:p>
      <text:p text:style-name="P690"><text:span text:style-name="T263">Notice</text:span><text:span text:style-name="T261">:</text:span><text:span text:style-name="T328"> </text:span><text:span text:style-name="T329">If you understand the text but not the equation don’t worry, as long as you understand </text:span><text:span text:style-name="T331">one</text:span><text:span text:style-name="T329"> is enough. I just added it for those who </text:span><text:span text:style-name="T332">like math and </text:span><text:span text:style-name="T329">might </text:span><text:span text:style-name="T332">find it </text:span><text:span text:style-name="T329">help</text:span><text:span text:style-name="T332">ful</text:span><text:span text:style-name="T329">. </text:span></text:p>
      <text:p text:style-name="P122">----------------------------------------------------------------------------------------------------------------------</text:p>
      <text:p text:style-name="P122"/>
      <text:p text:style-name="P122">----------------------------------------------------------------------------------------------------------------------</text:p>
      <text:p text:style-name="P690"><text:span text:style-name="T264">Curious fact:</text:span><text:span text:style-name="T330"> </text:span><text:span text:style-name="T333">I’ve designed the function such as the power value is directly proportional to “y” </text:span><text:span text:style-name="T339">and “m”</text:span><text:span text:style-name="T333"> and also in a way that “</text:span><text:span text:style-name="T334">y”</text:span><text:span text:style-name="T333"> has </text:span><text:span text:style-name="T345">a certain </text:span><text:span text:style-name="T346">proportionality weight</text:span><text:span text:style-name="T345"> </text:span><text:span text:style-name="T347">on</text:span><text:span text:style-name="T333"> the </text:span><text:span text:style-name="T335">size of the output</text:span><text:span text:style-name="T333">. </text:span><text:span text:style-name="T336">I could have made the relation of information management with people’s strength even more </text:span><text:span text:style-name="T348">heavy</text:span><text:span text:style-name="T336"> </text:span><text:span text:style-name="T349">with</text:span><text:span text:style-name="T336"> “y” via exponentiation </text:span><text:span text:style-name="T337">for example</text:span><text:span text:style-name="T336">. But I have no data to back this up so as long as “y” has a greater weight </text:span><text:span text:style-name="T338">than “m”</text:span><text:span text:style-name="T336">, the equation makes sense despite how much heavier “y” is </text:span><text:span text:style-name="T342">in reality</text:span><text:span text:style-name="T336">. </text:span><text:span text:style-name="T340">This equation is created not as a pure truth</text:span><text:span text:style-name="T341"> to exactly calculate power,</text:span><text:span text:style-name="T340"> but as an image of what truth </text:span><text:span text:style-name="T344">almost </text:span><text:span text:style-name="T343">looks</text:span><text:span text:style-name="T340"> like.</text:span></text:p>
      <text:p text:style-name="P123">----------------------------------------------------------------------------------------------------------------------</text:p>
      <text:p text:style-name="P55"/>
      <text:p text:style-name="P206"><text:bookmark-start text:name="4.1.- On power dynamics"/><text:span text:style-name="T163">4</text:span><text:span text:style-name="T162">.</text:span><text:span text:style-name="T164">1</text:span><text:span text:style-name="T162">.- </text:span><text:span text:style-name="T165">O</text:span><text:span text:style-name="T162">n power dynamics.</text:span><text:bookmark-end text:name="4.1.- On power dynamics"/></text:p>
      <text:p text:style-name="P202"/>
      <text:p text:style-name="P310">As we have discussed, power depends on how strong you are and how well you coordinate the information among different strong allied individuals so as to win against the opponent.</text:p>
      <text:p text:style-name="P310"/>
      <text:p text:style-name="P311">Those groups of strong humans coordinated is what we call armies, and when an army can do whatever they decide upon a territory by physical force and no-one can fight back successfully, that is what we call a state. <text:s/>This is why German sociologist Max Weber defined the sate as the one who holds the monopoly on violence.</text:p>
      <text:p text:style-name="P593"/>
      <text:p text:style-name="P597">Some anarchist thinkers think this is avoidable, other thinkers outside any type of anarchism think it is not. Either way, once some power dynamics have been established, here it appears and it’s applied the other answer on how to solve a problem, the dialogue way, solving problems via talking.</text:p>
      <text:p text:style-name="P594"/>
      <text:p text:style-name="P594">And how do people solve things when talking? In chapter 2 we saw how humans use good and evil as an answer to the what am I supposed to do question, which a useful question to answer when in conflict with others. This is how ethics ends up influencing power.</text:p>
      <text:p text:style-name="P120"/>
      <text:p text:style-name="P699"><text:bookmark-start text:name="4.1.1.- Statis dynamic good evil"/><text:span text:style-name="T2">4.</text:span><text:span text:style-name="T3">1</text:span><text:span text:style-name="T1">.</text:span><text:span text:style-name="T3">1</text:span><text:span text:style-name="T1">- The static-dynamic dilemma of good and evil and its role in power dynamics.</text:span><text:bookmark-end text:name="4.1.1.- Statis dynamic good evil"/></text:p>
      <text:p text:style-name="P118"/>
      <text:p text:style-name="P315">From previous deductions in chapter <text:span text:style-name="T828">2 </text:span>we came to define good and evil (bad) as:</text:p>
      <text:p text:style-name="P58"/>
      <text:p text:style-name="P669"><text:span text:style-name="T323">``</text:span><text:span text:style-name="T361">Good and bad </text:span><text:span text:style-name="T161">are those patter</text:span><text:span text:style-name="T361">n</text:span><text:span text:style-name="T161">s that have seemed to grant this better </text:span><text:span text:style-name="T657">or worse</text:span><text:span text:style-name="T161"> likelihood of survival </text:span><text:span text:style-name="T658">and happiness </text:span><text:span text:style-name="T161">according to a group of people’</text:span><text:span text:style-name="T377">s</text:span><text:span text:style-name="T161"> personalities and their nature around them.</text:span><text:span text:style-name="T281">``</text:span></text:p>
      <text:p text:style-name="P205"/>
      <text:p text:style-name="P595">I will refer as ethics to the labeling method that humans use to define what is good and what is evil.</text:p>
      <text:p text:style-name="P595"/>
      <text:p text:style-name="P596">So when it comes the time to solve a dispute by talk between two parties living as a society, ethics tends to be the resolving factor, and this factor has an intrinsic dynamic nature. As it lies on a lot of always changing variables like human personalities and the very same natural environment.</text:p>
      <text:p text:style-name="P119"><text:soft-page-break/></text:p>
      <text:p text:style-name="P321">Here is a little example of what <text:span text:style-name="T833">the</text:span> dynamic <text:span text:style-name="T2053">part of </text:span>ethic<text:span text:style-name="T2053">s</text:span> looks like:</text:p>
      <text:p text:style-name="P65"/>
      <text:p text:style-name="P322"><text:span text:style-name="T21">Bob sees Alice’s son driving their family’</text:span><text:span text:style-name="T22">s</text:span><text:span text:style-name="T21"> tractor just being 10 years old. Technically illegal and maybe bad (evil). </text:span><text:span text:style-name="T44">B</text:span><text:span text:style-name="T21">ut in that small group from within the society they belong to, </text:span><text:span text:style-name="T23">it’s </text:span><text:span text:style-name="T24">considered </text:span><text:span text:style-name="T21">completely fine and good as the kid <text:s text:c="2"/>is doing something useful and might even be having fun with a big tractor that does cool big noisy stuff. </text:span><text:span text:style-name="T25">But, maybe in another village in the same society Bob would consider this as evil and </text:span><text:span text:style-name="T22">as</text:span><text:span text:style-name="T25"> some kind of negative child labor.</text:span></text:p>
      <text:p text:style-name="P324"/>
      <text:p text:style-name="P326">Now check this interesting extract from a story:</text:p>
      <text:p text:style-name="P326"/>
      <text:p text:style-name="P327">“Pirates are evil? The Marines are righteous? These terms have always changed throughout the course of history! Kids who have never seen peace and kids who have never seen war have different values! Those who stand at the top determine what's wrong and what's right! This very place is neutral ground! Justice will prevail, you say? But of course it will! Whoever wins this war becomes justice!”. </text:p>
      <text:p text:style-name="P326"/>
      <text:p text:style-name="P326"><text:span text:style-name="T475">- Eiichiro Oda, </text:span><text:span text:style-name="T474">from its manga </text:span><text:span text:style-name="T475">One Piece, </text:span><text:span text:style-name="T474">through the fictional character </text:span><text:span text:style-name="T475">Donquixote Doflamingo. -</text:span></text:p>
      <text:p text:style-name="P323"/>
      <text:p text:style-name="P323"><text:span text:style-name="T824">N</text:span><text:span text:style-name="T446">owadays and throughout history m</text:span>orality <text:span text:style-name="T829">and ethics</text:span> <text:span text:style-name="T446">ha</text:span><text:span text:style-name="T829">ve</text:span><text:span text:style-name="T446"> been </text:span>defined <text:span text:style-name="T447">at a greater scale </text:span>by <text:span text:style-name="T825">indeed </text:span><text:span text:style-name="T446">who holds the </text:span>power. <text:span text:style-name="T825">B</text:span><text:span text:style-name="T447">ut </text:span><text:span text:style-name="T446">when tackling small groups </text:span><text:span text:style-name="T447">inside the same society controlled by </text:span><text:span text:style-name="T2054">that</text:span><text:span text:style-name="T447"> power, morality also acquires a new actor to play into its definition which is what </text:span><text:span text:style-name="T446">people </text:span><text:span text:style-name="T447">of this small sample group (a small town of 200 people for example) feel</text:span><text:span text:style-name="T748">s</text:span><text:span text:style-name="T447"> or thinks as of their </text:span><text:span text:style-name="T446">own sense of good and evil </text:span><text:span text:style-name="T825">(ethics) </text:span><text:span text:style-name="T830">or what </text:span><text:span text:style-name="T832">they think </text:span><text:span text:style-name="T830">is even able to be judged </text:span><text:span text:style-name="T831">(moral)</text:span>.</text:p>
      <text:p text:style-name="P57"/>
      <text:p text:style-name="P10">----------------------------------------------------------------------------------------------------------------------</text:p>
      <text:p text:style-name="P691"><text:span text:style-name="T262">Disclaimer</text:span><text:span text:style-name="T261">:</text:span><text:span text:style-name="T328"> </text:span><text:span text:style-name="T270">Ethics and moral</text:span><text:span text:style-name="T271">ity</text:span><text:span text:style-name="T270"> are different. </text:span><text:span text:style-name="T271">The lack of </text:span><text:span text:style-name="T272">mentioning</text:span><text:span text:style-name="T271"> the nuances of morality comes from </text:span><text:span text:style-name="T273">a previous </text:span><text:span text:style-name="T271">disclaimer of the text, this text aims to be as accessible as possible without compromising clarity. And, I think the morality part just adds unnecessary complexity to the explanation d</text:span><text:span text:style-name="T270">ue to the fact that humans, whether </text:span><text:span text:style-name="T271">it </text:span><text:span text:style-name="T270">is moral or not, they will eventually </text:span><text:span text:style-name="T271">likely </text:span><text:span text:style-name="T270">act and do what they think is good for them, </text:span><text:span text:style-name="T271">thus ethical</text:span><text:span text:style-name="T270">.</text:span></text:p>
      <text:p text:style-name="P124">----------------------------------------------------------------------------------------------------------------------</text:p>
      <text:p text:style-name="P57"/>
      <text:p text:style-name="P316">We can now see that despite the intrinsic dynamic nature, there is another intrinsic, general and “static” ethic in societies too. It is the justice defined by the power, the law. Again, some anarchist might think this is not truly intrin<text:span text:style-name="T1">sic as some think society can work as small communities without law but common neighborhood agreements based on every day decisions rather than fixed texts as laws.</text:span></text:p>
      <text:p text:style-name="P316"/>
      <text:p text:style-name="P317">Whether is truly intrinsic or not, a fact is that nowadays, all societies have both, the static and dynamic manifestations of ethics.</text:p>
      <text:p text:style-name="P316"/>
      <text:p text:style-name="P318">Due to these opposite but intrinsic static and dynamic natures of the same concept of justice (good and evil) there are times where this leads to clashes between these natures creating big problems and injustices. </text:p>
      <text:p text:style-name="P318"/>
      <text:p text:style-name="P318">Even with our technology of today this static-dynamic source of good and evil is unbelievably hard or impossible to coordinate, specially because nowadays there are lots of nations and each one of them has its own unique static ethic and dynamic ethics. That is why I believe anarchism to be imposs<text:span text:style-name="T1">ible yet. Because the variables involved in solving the static-dynamic nature of ethics dilemma are too much for us to optimize to the extent of not causing too much chaos in the way.</text:span></text:p>
      <text:p text:style-name="P319"/>
      <text:p text:style-name="P319">It’s clear that the system should be build upon some kind of adaptive morality to better function according to its unavoidable nature.</text:p>
      <text:p text:style-name="P319"/>
      <text:p text:style-name="P319"><text:soft-page-break/>At a village level we can see that morality is kind of adaptive due to the close relations of the villagers themselves, as long as they talk to each other about their problems peacefully and the problems are not a related to a lack of any essential resources (food, water and security), then it should be resolved successfully enough in a peaceful and thriving manner.</text:p>
      <text:p text:style-name="P319"/>
      <text:p text:style-name="P320">But what do you do when you lose that proximity factor? What do you do when your society has too many individuals so they all can’t take into account each other’s needs in a closer day to day basis? </text:p>
      <text:p text:style-name="P320"/>
      <text:p text:style-name="P320">That is where the state comes in with its monopoly on violence and the nationalism phenomena, more later on this chapter.</text:p>
      <text:p text:style-name="P73"/>
      <text:p text:style-name="P700"><text:bookmark-start text:name="4.1.2.- Stati dynamic dilmea demracy"/><text:span text:style-name="T2">4.</text:span><text:span text:style-name="T3">1</text:span><text:span text:style-name="T4">.</text:span><text:span text:style-name="T3">2.</text:span>- <text:span text:style-name="T826">T</text:span>he static-dynamic dilemma <text:span text:style-name="T826">on </text:span><text:span text:style-name="T834">large </text:span>societies: <text:span text:style-name="T827">democracy, the balanced method.</text:span><text:bookmark-end text:name="4.1.2.- Stati dynamic dilmea demracy"/></text:p>
      <text:p text:style-name="P57"/>
      <text:p text:style-name="P328"><text:span text:style-name="T838">For a society </text:span>to work as best as possible <text:span text:style-name="T838">its undeniable intrinsic dynamic nature of ethics should </text:span><text:span text:style-name="T1082">be respected</text:span><text:span text:style-name="T838">, or in other words, </text:span>power shouldn’t be abused. <text:span text:style-name="T839">I</text:span>ts justice should be flexible but at the same time clear <text:span text:style-name="T449">and a have some degree of “static-ness” </text:span>so we have an order to guide us <text:span text:style-name="T450">t</text:span><text:span text:style-name="T451">h</text:span><text:span text:style-name="T450">rough. </text:span><text:span text:style-name="T749">I </text:span>hope this starts <text:span text:style-name="T452">reminding</text:span> you <text:span text:style-name="T452">to </text:span>the fixed variable resolution technique.</text:p>
      <text:p text:style-name="P598"/>
      <text:p text:style-name="P329"><text:span text:style-name="T965">Now</text:span> what is the best technique humans have came up with in order to strike this balance? Democracy. <text:span text:style-name="T448">A few rulers with limited power </text:span><text:span text:style-name="T835">due to the</text:span><text:span text:style-name="T448"> </text:span><text:span text:style-name="T835">independence </text:span><text:span text:style-name="T448">from </text:span><text:span text:style-name="T835">one another </text:span><text:span text:style-name="T448">that set a bunch of rules for </text:span><text:span text:style-name="T835">co-existing </text:span><text:span text:style-name="T1290">and </text:span><text:span text:style-name="T448">if detected evil, the rulers or the rules, can be changed via the mechanism of voting and district representation </text:span><text:span text:style-name="T750">by the very same individuals in each ones’ small group</text:span><text:span text:style-name="T448">. </text:span><text:span text:style-name="T453">This is brilliant </text:span><text:span text:style-name="T751">as</text:span><text:span text:style-name="T453"> it links the static stability with the voters that </text:span><text:span text:style-name="T751">are</text:span><text:span text:style-name="T453"> </text:span><text:span text:style-name="T751">the </text:span><text:span text:style-name="T752">source </text:span><text:span text:style-name="T751">of </text:span><text:span text:style-name="T453">the dynamic </text:span><text:span text:style-name="T751">part </text:span><text:span text:style-name="T1083">of ethics</text:span><text:span text:style-name="T751">. All these while </text:span><text:span text:style-name="T453">prevent</text:span><text:span text:style-name="T751">ing </text:span><text:span text:style-name="T453">abuse of power. Of course, </text:span><text:span text:style-name="T454">if applied</text:span><text:span text:style-name="T453"> ideally.</text:span></text:p>
      <text:p text:style-name="P329"/>
      <text:p text:style-name="P330"><text:span text:style-name="T841">Now in the case of</text:span> smaller societies <text:span text:style-name="T840">some</text:span> anarchist might <text:span text:style-name="T842">interestingly </text:span>argue that there will be no law and need for democracy as the closeness of intelligent neighbor bonds, motivated by the promise of prosperity through peace, will be enough to encourage peaceful arrangement <text:span text:style-name="T1084">of </text:span>problems that do not imply the absence of basic needs. <text:span text:style-name="T966">And I think they are right in that hypothetical scenario, but reality is conformed of big societies and our information management capabilities are too rudimentary for coordinating and have under control the lots and lots of different variables that affect the urge of conflict. More about the amount of variables and technological challenges in the next chapter.</text:span></text:p>
      <text:p text:style-name="P325"/>
      <text:p text:style-name="P331">Now regardless of the power dynamic chosen by <text:span text:style-name="T967">a </text:span>society, whether democratic, authoritarian etc you need a way to manage the information in order to make the muscle (the people) move, act.</text:p>
      <text:p text:style-name="P56"/>
      <text:p text:style-name="P702"><text:bookmark-start text:name="4.1.3.- Information management power dynamics"/><text:span text:style-name="T993">4.</text:span><text:span text:style-name="T848">1</text:span>.<text:span text:style-name="T848">3</text:span>.- The information management role in power <text:span text:style-name="T994">dynamics.</text:span><text:bookmark-end text:name="4.1.3.- Information management power dynamics"/></text:p>
      <text:p text:style-name="P61"/>
      <text:p text:style-name="P336"><text:span text:style-name="T993">I</text:span>n the past, to get easy support from <text:span text:style-name="T2072">big amounts </text:span>people, you <text:span text:style-name="T993">could </text:span>use religion. <text:span text:style-name="T2073">P</text:span>eople see good things in religion<text:span text:style-name="T2074">s</text:span> <text:span text:style-name="T2073">and they just needed to speak a language to understand </text:span><text:span text:style-name="T2075">them</text:span><text:span text:style-name="T2073">, not even reading was necessary. </text:span><text:span text:style-name="T2076">S</text:span>o they might as well do <text:span text:style-name="T2073">what the </text:span><text:span text:style-name="T2077">thing that they</text:span><text:span text:style-name="T2073"> understand and perceive is bringing them good </text:span><text:span text:style-name="T2077">says</text:span>. </text:p>
      <text:p text:style-name="P336"/>
      <text:p text:style-name="P337">Religion was <text:span text:style-name="T2073">among, if not </text:span>the fastest, <text:span text:style-name="T2073">quicker </text:span>option<text:span text:style-name="T2073">s</text:span> for information flow and moving masses in a <text:span text:style-name="T2078">primitive </text:span>world <text:span text:style-name="T2079">where </text:span>info<text:span text:style-name="T2080">rmation cou</text:span><text:span text:style-name="T2081">l</text:span><text:span text:style-name="T2080">d</text:span><text:span text:style-name="T2082">n’t </text:span>flow fast <text:s/><text:span text:style-name="T2083">but</text:span><text:span text:style-name="T2079"> where </text:span><text:span text:style-name="T2078">big </text:span>societies <text:span text:style-name="T2079">had to </text:span>cooperate <text:span text:style-name="T2084">or dispute </text:span><text:span text:style-name="T2085">o</text:span><text:span text:style-name="T2086">ver</text:span><text:span text:style-name="T2085"> things</text:span>. </text:p>
      <text:p text:style-name="P343"/>
      <text:p text:style-name="P337"><text:span text:style-name="T2081">N</text:span><text:span text:style-name="T2087">ow we got internet and, </text:span><text:span text:style-name="T2081">even more recently, </text:span><text:span text:style-name="T2087">powerful AI </text:span><text:span text:style-name="T2081">plus</text:span><text:span text:style-name="T2087"> blockchain </text:span><text:span text:style-name="T2079">that bring very important factor</text:span><text:span text:style-name="T2088">s</text:span><text:span text:style-name="T2079"> to power dynamics:</text:span><text:span text:style-name="T2087"> </text:span><text:span text:style-name="T2079">faster access to information (internet), faster search of information (AI) and verifiability and trustless systems that require t</text:span><text:span text:style-name="T2089">he minimal to no</text:span><text:span text:style-name="T2079"> trust between individuals (blockchain), so, </text:span><text:span text:style-name="T2081">what are the implications</text:span><text:span text:style-name="T2087">? </text:span><text:span text:style-name="T512">More on this on the next </text:span><text:span text:style-name="T45">chapter. </text:span></text:p>
      <text:p text:style-name="P344"><text:soft-page-break/></text:p>
      <text:p text:style-name="P336"><text:span text:style-name="T2055">The t</text:span><text:span text:style-name="T2089">hing is, i</text:span><text:span text:style-name="T2090">t </text:span><text:span text:style-name="T2089">is</text:span><text:span text:style-name="T2090"> easier to move people by religion, easier to move people is easier to move “information” and people and information are power and power determines who owns an uncharted or disputed land </text:span><text:span text:style-name="T2091">or </text:span><text:span text:style-name="T2092">rules over it</text:span><text:span text:style-name="T2090">. </text:span><text:span text:style-name="T2093">Maybe this is </text:span><text:span text:style-name="T2091">an essential part on </text:span><text:span text:style-name="T2093">why religions play quite a role</text:span><text:span text:style-name="T2079"> in </text:span><text:span text:style-name="T2089">lots of </text:span><text:span text:style-name="T2079">humanit</text:span><text:span text:style-name="T2089">ies’ </text:span><text:span text:style-name="T2079">problems</text:span><text:span text:style-name="T2093"> along history so far. </text:span><text:span text:style-name="T2094">But nowadays people are less religious </text:span><text:span text:style-name="T2095">and maybe that is a natural consequence to the enhanced access to </text:span><text:span text:style-name="T2094">information </text:span><text:span text:style-name="T2095">and its understanding.</text:span></text:p>
      <text:p text:style-name="P345"/>
      <text:p text:style-name="P336"><text:span text:style-name="T2095">So now</text:span><text:span text:style-name="T2096">adays</text:span><text:span text:style-name="T2095"> that religion is not enough to control </text:span><text:span text:style-name="T2097">the biggest</text:span><text:span text:style-name="T2095"> crowds due to more information available with a better understanding of it from people. </text:span><text:span text:style-name="T2098">N</text:span><text:span text:style-name="T2095">ew things have to be used to accumulate big amounts of power. G</text:span><text:span text:style-name="T2094">ood and evil, the communist vs freedom, the (insert right wing) vs (insert left wing), packages of simpl</text:span><text:span text:style-name="T2095">ified </text:span><text:span text:style-name="T2094">information to move people and get power </text:span><text:span text:style-name="T2096">is what seems to be </text:span><text:span text:style-name="T2099">joining </text:span><text:span text:style-name="T2096">religion </text:span><text:span text:style-name="T2100">in</text:span><text:span text:style-name="T2099"> this quest for </text:span><text:span text:style-name="T2056">supremacy</text:span><text:span text:style-name="T2098">.</text:span></text:p>
      <text:p text:style-name="P345"/>
      <text:p text:style-name="P336"><text:span text:style-name="T2095">Which due to the complex topics this labels </text:span><text:span text:style-name="T2101">or </text:span><text:span text:style-name="T2102">sides</text:span><text:span text:style-name="T2095"> embrace, its simplifications e</text:span><text:span text:style-name="T2094">ventually </text:span><text:span text:style-name="T2095">make them be </text:span><text:span text:style-name="T2094">based on arbitrary truths </text:span><text:span text:style-name="T2095">that people believe applicable in general context </text:span><text:span text:style-name="T2103">when</text:span><text:span text:style-name="T2095"> </text:span><text:span text:style-name="T2104">they are not. </text:span><text:span text:style-name="T2057">T</text:span><text:span text:style-name="T2095">hey are adapted to a reduced, often wrong, vision of reality. Which through history it has been seen that lead</text:span><text:span text:style-name="T2105">s</text:span><text:span text:style-name="T2095"> to </text:span><text:span text:style-name="T2094">conflict in complex scenarios </text:span><text:span text:style-name="T2106">as life </text:span><text:span text:style-name="T2107">itself</text:span><text:span text:style-name="T2094">.</text:span></text:p>
      <text:p text:style-name="P345"/>
      <text:p text:style-name="P338"><text:span text:style-name="T2108">When seeing this phenomena </text:span><text:span text:style-name="T2094">from </text:span><text:span text:style-name="T2109">an </text:span><text:span text:style-name="T2094">individual point of view </text:span><text:span text:style-name="T2108">seems quite absurd</text:span><text:span text:style-name="T2094">, because </text:span><text:span text:style-name="T2110">it </text:span><text:span text:style-name="T2094">is designed </text:span><text:span text:style-name="T2110">or </text:span><text:span text:style-name="T2107">it is</text:span><text:span text:style-name="T2110"> </text:span><text:span text:style-name="T2111">a </text:span><text:span text:style-name="T2110">consequence</text:span><text:span text:style-name="T2094"> t</text:span><text:span text:style-name="T2110">hat only</text:span><text:span text:style-name="T2094"> make</text:span><text:span text:style-name="T2110">s</text:span><text:span text:style-name="T2094"> sense from </text:span><text:span text:style-name="T2110">a </text:span><text:span text:style-name="T2094">crowd </text:span><text:span text:style-name="T511">flow </text:span><text:span text:style-name="T2094">point of view. </text:span><text:span text:style-name="T2110">It’s the little mistakes made upon this simplified truth that get aggregated and with time conclude in some kind of conflict.</text:span></text:p>
      <text:p text:style-name="P347"/>
      <text:p text:style-name="P339"><text:span text:style-name="T2112">So we can see that</text:span><text:span text:style-name="T2094"> religion is not </text:span><text:span text:style-name="T816">as big of an </text:span><text:span text:style-name="T2094">excuse to move information anymore but now </text:span><text:span text:style-name="T2113">the flow of </text:span><text:span text:style-name="T2094">information is </text:span><text:span text:style-name="T2113">carried out in other ways </text:span><text:span text:style-name="T2114">(simplifying </text:span><text:span text:style-name="T2115">and opposing </text:span><text:span text:style-name="T2114">concepts)</text:span><text:span text:style-name="T2113"> </text:span><text:span text:style-name="T2094">to </text:span><text:span text:style-name="T2058">win </text:span><text:span text:style-name="T2094">disputed deci</text:span><text:span text:style-name="T816">s</text:span><text:span text:style-name="T2094">ions </text:span><text:span text:style-name="T2112">or to </text:span><text:span text:style-name="T2059">win a </text:span><text:span text:style-name="T2112">fight <text:s/></text:span><text:span text:style-name="T2059">and see </text:span><text:span text:style-name="T2112">who gets more power</text:span><text:span text:style-name="T2094">.</text:span></text:p>
      <text:p text:style-name="P346"/>
      <text:p text:style-name="P339"><text:span text:style-name="T2116">Some e</text:span><text:span text:style-name="T2117">xamples </text:span><text:span text:style-name="T2118">of </text:span><text:span text:style-name="T2119">simplifications used </text:span><text:span text:style-name="T2118">for </text:span><text:span text:style-name="T2119">the flow of information </text:span><text:span text:style-name="T2118">in the quest for power </text:span><text:span text:style-name="T2119">are</text:span><text:span text:style-name="T2117">:</text:span></text:p>
      <text:p text:style-name="P348"/>
      <text:p text:style-name="P348">- Simplifying the feminism movement to confront men vs women.</text:p>
      <text:p text:style-name="P348">- Simplifying the resource allocation problem to confront libertarians vs communist.</text:p>
      <text:p text:style-name="P348">- Simplifying renewable sources of energy and adaptation to confront ecologist vs “planet killers”.</text:p>
      <text:p text:style-name="P348">- Simplifying human sexual desires and love to confront heterosexual people vs whatever <text:span text:style-name="T2060">is not straight.</text:span></text:p>
      <text:p text:style-name="P348"/>
      <text:p text:style-name="P349"><text:span text:style-name="T2120">Artificial r</text:span>ivals <text:span text:style-name="T2120">deduced from a </text:span><text:span text:style-name="T2121">real</text:span><text:span text:style-name="T2120"> intellectual effort to describe a problem which might be true and real but both </text:span><text:span text:style-name="T2122">of its </text:span><text:span text:style-name="T2120">simplified </text:span><text:span text:style-name="T2123">derived </text:span><text:span text:style-name="T2120">dichotomies</text:span><text:span text:style-name="T2123"> </text:span><text:span text:style-name="T2120">are </text:span>wrong <text:span text:style-name="T2123">to some extent</text:span> as they have been created <text:span text:style-name="T2124">through </text:span>a <text:span text:style-name="T2124">simplification of reality.</text:span> <text:span text:style-name="T2124">A</text:span>nd when simplifying you always miss little details <text:span text:style-name="T2125">that in complex systems </text:span><text:span text:style-name="T2126">tend to be crucial </text:span><text:span text:style-name="T2127">at minimizing chaos</text:span>. <text:span text:style-name="T2128">W</text:span><text:span text:style-name="T2120">hat is worse, usually they are not dichotomies but different faces of the same coin, like faith and </text:span><text:span text:style-name="T2129">reason, </text:span><text:span text:style-name="T2128">which </text:span><text:span text:style-name="T2126">usually </text:span><text:span text:style-name="T2128">leads to the feeling of absurdism and the feeling of “this could have been avoided” after some conflict ends or diminishes</text:span><text:span text:style-name="T2120">.</text:span> </text:p>
      <text:p text:style-name="P350"/>
      <text:p text:style-name="P350"><text:span text:style-name="T2120">All these </text:span><text:span text:style-name="T2061">dichotomizations</text:span>, for learning <text:span text:style-name="T2126">purposes are</text:span> not bad, but for solving real life complex systems, those little details are as important as the whole. <text:span text:style-name="T2130">A</text:span> small perturbation in <text:span text:style-name="T2126">the</text:span> complex system<text:span text:style-name="T2126">s we live in </text:span>can cause unpredicted, and probably undesired, consequences <text:span text:style-name="T2130">like </text:span><text:span text:style-name="T2131">butterfly effect</text:span><text:span text:style-name="T2130">s</text:span>.</text:p>
      <text:p text:style-name="P348"/>
      <text:p text:style-name="P351"><text:span text:style-name="T2132">But </text:span>the people <text:span text:style-name="T2132">nowadays seems to </text:span>use this simplified truths to guide themselves and don’t usually adapt or it takes them lots of years or a big catastrophic event to change their minds or maybe <text:span text:style-name="T2133">just </text:span>extend their vision <text:span text:style-name="T2134">just </text:span>a bit to<text:span text:style-name="T2135"> encapsulate</text:span> <text:span text:style-name="T2136">parts of the </text:span>omitted truths <text:span text:style-name="T2137">inside of </text:span>their simplified one<text:span text:style-name="T2062">s</text:span>.</text:p>
      <text:p text:style-name="P354"/>
      <text:p text:style-name="P352"><text:span text:style-name="T2132">Politicians </text:span><text:span text:style-name="T2138">and whoever is fighting for power in this world </text:span><text:span text:style-name="T2139">(maybe some </text:span><text:span text:style-name="T2140">others </text:span><text:span text:style-name="T2139">with lots of money) </text:span><text:span text:style-name="T2132">know this, people demand simplified actions for complex truths.</text:span></text:p>
      <text:p text:style-name="P355"/>
      <text:p text:style-name="P352"><text:span text:style-name="T2134">A</text:span><text:span text:style-name="T2132">nd as they are </text:span><text:span text:style-name="T2138">often </text:span><text:span text:style-name="T2132">fighting for power not by conviction but out of necessity </text:span><text:span text:style-name="T2134">as their economical earnings depend on it.</text:span><text:span text:style-name="T2132"> </text:span><text:span text:style-name="T2063">T</text:span><text:span text:style-name="T2132">he world leaders tend to act </text:span><text:span text:style-name="T2141">like in a market, there is a </text:span><text:soft-page-break/><text:span text:style-name="T2141">demand for a product and they just offer it. Leading to</text:span><text:span text:style-name="T2132"> </text:span><text:span text:style-name="T2141">them acting in </text:span><text:span text:style-name="T2132">stupid ways out of the simplified demands of its people, </text:span><text:span text:style-name="T2139">and, if any politician or powerful indiv</text:span><text:span text:style-name="T2142">i</text:span><text:span text:style-name="T2139">dual dares to act </text:span><text:span text:style-name="T2141">in a </text:span><text:span text:style-name="T2139">reasonab</text:span><text:span text:style-name="T2141">le manner</text:span><text:span text:style-name="T2139"> abstracted away from the simplified truths, people won’t understand and for sure the powerful person will gain unpopularity </text:span><text:span text:style-name="T2143">or just be ignored </text:span><text:span text:style-name="T2139">due to most of people not being able to understand what </text:span><text:span text:style-name="T2143">it proposes</text:span><text:span text:style-name="T2139">. </text:span><text:span text:style-name="T2144">Then they </text:span><text:span text:style-name="T2139">will label </text:span><text:span text:style-name="T2141">the powerful</text:span><text:span text:style-name="T2139"> as good or bad and that is it. </text:span><text:span text:style-name="T2141">T</text:span><text:span text:style-name="T2139">hey won’t change </text:span><text:span text:style-name="T2141">short or medium term</text:span><text:span text:style-name="T2139">, if </text:span><text:span text:style-name="T2144">labeled </text:span><text:span text:style-name="T2139">good they will praise the powerful and if bad they will </text:span><text:span text:style-name="T2064">just</text:span><text:span text:style-name="T2139"> hate him.</text:span></text:p>
      <text:p text:style-name="P356"/>
      <text:p text:style-name="P353"><text:span text:style-name="T2139">In this polarized </text:span><text:span text:style-name="T2066">due to </text:span><text:span text:style-name="T2065">simplifi</text:span><text:span text:style-name="T2066">cation</text:span><text:span text:style-name="T2065"> </text:span><text:span text:style-name="T2139">mindset people live, making someone hate you can have horrible extreme consequences, from the most extreme ones like live or death to </text:span><text:span text:style-name="T2145">weaker but disgusting ones like </text:span><text:span text:style-name="T2139">social bullying. So, even assuming some powerful people might be doing this out of malice and self-enrichment, their motivations to stop will be little as for sure, due to the simplified truths, they have gathered hatred from people and they won’t feel physically safe coming out of power. </text:span><text:span text:style-name="T2067">Thus</text:span><text:span text:style-name="T2146"> </text:span><text:span text:style-name="T2147">this creates a vicious cycle </text:span><text:span text:style-name="T2146">and an alienation feeling from the powerful to the citizens and vice-versa</text:span><text:span text:style-name="T2139">.</text:span></text:p>
      <text:p text:style-name="P357"/>
      <text:p text:style-name="P358"><text:span text:style-name="T2148">To sum up so far, </text:span><text:span text:style-name="T2149">people live out of simplified truths that are dangerous due to the butterfly effects in our complex societies and </text:span><text:span text:style-name="T2150">the </text:span><text:span text:style-name="T2148">p</text:span>owerful ones are not incentivize to renounce to the<text:span text:style-name="T1002">se</text:span> simple actions due to <text:span text:style-name="T2151">3</text:span> different reasons:</text:p>
      <text:p text:style-name="P358"/>
      <text:p text:style-name="P358">1.- Their economical dependence from it <text:span text:style-name="T1001">as they must remain in power </text:span><text:span text:style-name="T1085">to </text:span><text:span text:style-name="T1086">keep having earnings</text:span>. <text:span text:style-name="T1002">Wether they are clinging to it because they don’t know how to do anything else </text:span><text:span text:style-name="T1011">with their life to earn money </text:span><text:span text:style-name="T1002">or </text:span><text:span text:style-name="T1012">out</text:span><text:span text:style-name="T1002"> to malice and short-term benefit in spite of long term common well being, the demand</text:span><text:span text:style-name="T1291">s</text:span><text:span text:style-name="T1002"> of people </text:span><text:span text:style-name="T2068">are</text:span><text:span text:style-name="T1002"> ultimately what keeps them doing what they do.</text:span></text:p>
      <text:p text:style-name="P358"/>
      <text:p text:style-name="P359">2.- The fear against <text:span text:style-name="T1292">losing power and </text:span>returning to a polarized society that curiously enough has cerated itself in a vicious cycle. This resulting in the alienation from the powerful to the citizens and vice-versa.</text:p>
      <text:p text:style-name="P359"/>
      <text:p text:style-name="P360">3.- It is easier to guide and rule out of simplified truths rather than affronting reality. Thus some powerful people might <text:span text:style-name="T2069">just </text:span>be lazy to <text:span text:style-name="T2070">evolve</text:span> their workflow.</text:p>
      <text:p text:style-name="P359"/>
      <text:p text:style-name="P361">Powerful people find themselves in a tricky situation, whether they keep doing what people demand and thus result in hate and thus in the impossibility to adapt to a life more aligned with everyone else or they renounce to simple solutions and risk their power and money to go back living around “normal” people which are polarized an are dangerous for them. Curiously enough that polarization is sourced in the people themselves but catal<text:span text:style-name="T1006">y</text:span>zed by the powerful <text:span text:style-name="T1087">ones’</text:span> <text:span text:style-name="T1006">decisions</text:span>. It’s a tale of destined doom.</text:p>
      <text:p text:style-name="P361"/>
      <text:p text:style-name="P334">This vicious cycle of simplification and polarization hinders progress and creates a disconnect<text:span text:style-name="T2071">ion</text:span> between the people and those in power. The prevalent reliance on simplified truths, which people cling to like <text:span text:style-name="T1087">as they don’t require much complex analysis but more </text:span>memorization <text:span text:style-name="T1087">of messages, action-reactions, like the ones mainly </text:span>rewarded in school, impedes adaptability. It leads to <text:span text:style-name="T1088">wrong</text:span> actions by those in power, who, caught in a cycle, lack the incentive<text:span text:style-name="T1006">s</text:span> to pursue genuine solutions whether they are <text:span text:style-name="T1007">doing it out of malice</text:span><text:span text:style-name="T1003"> or not</text:span>.</text:p>
      <text:p text:style-name="P334"/>
      <text:p text:style-name="P334">The challenge for advanced societies is to overcome this cycle and bridge the alienation gap between the <text:span text:style-name="T1008">citizens</text:span> and its leaders. Cheerfulism offers a path forward, fostering a more understanding and connected society <text:span text:style-name="T1004">via efficient critical thinking and empathy</text:span>.</text:p>
      <text:p text:style-name="P334"/>
      <text:p text:style-name="P362">This critical thinking reduces the first incentive for powerful to hang onto simplified truths. The empathy reduces their risk of co-existing with non powerful individuals over time. And, assuming new power people will also be or raised cheerfully, the lazy solution shouldn’t appeal to them as <text:span text:style-name="T1089">much as </text:span>they will also be equipped by the efficient thinking leveraged by nowadays technologies to finds solutions. <text:span text:style-name="T1089">Plus, if they are ever tempted by the easy solution, a cheerful population will notice and take them out of power.</text:span></text:p>
      <text:p text:style-name="P363"/>
      <text:p text:style-name="P599"><text:span text:style-name="T1009">As a call for empathy I must add that maybe we all, powerful or not, are natural victims of a necessary consequence of </text:span>the industrial revolution when memorization was needed, automated actions where needed for progress, thus lots people grew up with this tendency of <text:soft-page-break/>acting based on action-reaction <text:span text:style-name="T1090">on simple concepts</text:span> without <text:span text:style-name="T1090">requiring </text:span>much <text:span text:style-name="T1090">or zero </text:span>analysis. <text:span text:style-name="T1009">Add this to a world where religion </text:span><text:span text:style-name="T1091">was </text:span><text:span text:style-name="T1009">still </text:span><text:span text:style-name="T1091">pretty </text:span><text:span text:style-name="T1009">influential which leads to beliefs and less tendency for change and we got ourselves a pretty high likelihood of craving for simplified truths.</text:span> <text:span text:style-name="T1005">Whether out of malice or not, this lead</text:span><text:span text:style-name="T1092">s</text:span><text:span text:style-name="T1005"> to the quest for power to be a matter of simplification and polarization as explained.</text:span></text:p>
      <text:p text:style-name="P334"/>
      <text:p text:style-name="P335"><text:span text:style-name="T1010">The goal for advan</text:span><text:span text:style-name="T1093">cing our </text:span><text:span text:style-name="T1010">civilization is to change the rules on the game for power </text:span><text:span text:style-name="T1093">so they don’t depend that much on simplified truths</text:span><text:span text:style-name="T1010">.</text:span></text:p>
      <text:p text:style-name="P132"/>
      <text:p text:style-name="P333">The conclusion of this chapter will outline the steps toward this goal, but first, let us revisit the concept of nationalism, which was <text:span text:style-name="T1293">mentioned </text:span>earlier.</text:p>
      <text:p text:style-name="P701"/>
      <text:p text:style-name="P701"><text:bookmark-start text:name="4.1.4.- Nationalism"/>4.<text:span text:style-name="T836">1</text:span>.<text:span text:style-name="T848">4</text:span><text:span text:style-name="T836">.</text:span>- <text:span text:style-name="T837">On nationalism.</text:span><text:bookmark-end text:name="4.1.4.- Nationalism"/></text:p>
      <text:p text:style-name="P50"/>
      <text:p text:style-name="P375">Coming back to big societies where <text:span text:style-name="T1294">a</text:span> physical closeness to neighbors doesn’t exist, nationalism urges as the need for one, the need for something to coordinate us all.</text:p>
      <text:p text:style-name="P376"/>
      <text:p text:style-name="P376">All the <text:span text:style-name="T843">big societies so called </text:span>countries use <text:span text:style-name="T1184">nationali</text:span><text:span text:style-name="T1189">s</text:span><text:span text:style-name="T1184">m</text:span> as a glue <text:span text:style-name="T753">to stick the different dynamic parts of the </text:span><text:span text:style-name="T843">ethics and ways of living from </text:span><text:span text:style-name="T1185">its people </text:span><text:span text:style-name="T1189">within</text:span><text:span text:style-name="T1186"> a</text:span><text:span text:style-name="T843"> diverse</text:span><text:span text:style-name="T753"> nation</text:span>. A<text:span text:style-name="T1190">n attempt</text:span> of creating a shared identity <text:span text:style-name="T455">among societies’ citizens </text:span><text:span text:style-name="T843">which allows them to </text:span>have bigger terrain to rule over. <text:span text:style-name="T456">Now here you might notice you got a static concept trying to rule the dynamic human exist</text:span><text:span text:style-name="T468">e</text:span><text:span text:style-name="T456">nce. Exactly, that also lead to problems </text:span><text:span text:style-name="T843">through</text:span><text:span text:style-name="T456"> </text:span><text:span text:style-name="T849">old and current </text:span><text:span text:style-name="T456">history. </text:span><text:span text:style-name="T457">So, whats the fixed variable resolution technique that </text:span><text:span text:style-name="T754">allows us to adapt along with</text:span><text:span text:style-name="T457"> nationalism?</text:span></text:p>
      <text:p text:style-name="P50"/>
      <text:p text:style-name="P145"><text:bookmark-start text:name="4.1.4.1.- natonalism substitute"/>4.1.4.1.- Thoughts on a substitute for nationalism: language and law.<text:bookmark-end text:name="4.1.4.1.- natonalism substitute"/></text:p>
      <text:p text:style-name="P768"/>
      <text:p text:style-name="P364">Currently, the feeling of belonging to a nation is linked to the culture of a region. Understanding culture as the collective average way of living: their traditions, language, religions etc. This feeling of belonging or shared identity is nationalism, the glue which sticks big and small nations together as mentioned earlier.</text:p>
      <text:p text:style-name="P364"/>
      <text:p text:style-name="P364">But basing a shared fixed identity in ultimately dynamic ever evolving things like traditions and habits can create conflict when those traditions, that shared identity, starts to change and some people stop feeling identified with it.</text:p>
      <text:p text:style-name="P97"/>
      <text:p text:style-name="P364">But how to avoid this conflict? How to create a dynamic identity for a nation as dynamic as the nature of its people?</text:p>
      <text:p text:style-name="P364"/>
      <text:p text:style-name="P364">If you think it practically the only things needed to define and coordinate your society (your nation) are the language you speak and the punishments that can be applied to you (the law). This sets the basic atomic rules for organization: the ability to process and respond to information plus <text:span text:style-name="T1295">the ability </text:span>to decide upon contradictory one.</text:p>
      <text:p text:style-name="P364"/>
      <text:p text:style-name="P365">The only 2 essential conditions that must be met to have a stable society is people talking the same language so they can communicate and coordinate ideas and some kind of <text:span text:style-name="T1296">way</text:span> <text:span text:style-name="T1296">or </text:span>being capable of punishing them in case of misbehaving, <text:span text:style-name="T1297">meaning </text:span><text:span text:style-name="T2152">by misbehaving </text:span>resolving contradictory information clashing.</text:p>
      <text:p text:style-name="P364"/>
      <text:p text:style-name="P366">It is true that language and law are also dynamic, the key <text:span text:style-name="T1298">factor </text:span><text:span text:style-name="T2153">is that </text:span>its evolution pace is something that people can follow along with. <text:span text:style-name="T1299">Also b</text:span>oth factors are general, meaning with this that they are the same for all, not arbitrary like if someone likes or not a tradition <text:span text:style-name="T1300">and</text:span> beliefs or not on some religion.</text:p>
      <text:p text:style-name="P366"/>
      <text:p text:style-name="P366">Thus, <text:span text:style-name="T1303">in order to stick a </text:span><text:span text:style-name="T1305">big </text:span><text:span text:style-name="T1303">nation together,</text:span> people should be able to follow along the natural <text:span text:style-name="T1301">pace of </text:span>change of language and law. <text:span text:style-name="T1307">This</text:span><text:span text:style-name="T1306"> will result in breaking </text:span>or weake<text:span text:style-name="T1306">ning </text:span>as <text:span text:style-name="T1304">less</text:span> <text:span text:style-name="T1302">as possible </text:span>the national feeling of a shared identity <text:span text:style-name="T2154">while linking it to a way more dynamic source </text:span><text:span text:style-name="T2155">thus creating less friction</text:span>.</text:p>
      <text:p text:style-name="P364"><text:soft-page-break/></text:p>
      <text:p text:style-name="P367">A<text:span text:style-name="T1308">s a</text:span> personal example of tradition that weakens/breaks national identity is bullfighting in Spain. In my grandparents time it was part of the culture but now a <text:span text:style-name="T2156">good</text:span> amount of people reject it creating discomfort in society, a <text:span text:style-name="T1309">deep</text:span> change in what it truly means to be Spanish.</text:p>
      <text:p text:style-name="P364"/>
      <text:p text:style-name="P368">In the most efficient future, big or small nations with rational individuals like <text:span text:style-name="T2157">c</text:span>heerful ones, will use this <text:span text:style-name="T1310">purest</text:span> version of nationalism based on the 2 factors of law and language. Sounds logical to consider a future where nationalism is way more, or ideally, totally unlinked from arbitrary changing factors like culture and feelings to a more general and absolute factor<text:span text:style-name="T1311">s</text:span> like information flow (language) and power (law). </text:p>
      <text:p text:style-name="P98"/>
      <text:p text:style-name="P368"><text:span text:style-name="T1312">In this future, a</text:span> Spanish person would be someone who speaks Spanish and which can be punished by the <text:span text:style-name="T1313">state </text:span><text:span text:style-name="T1314">that controls</text:span><text:span text:style-name="T1313"> </text:span>the current Spanish territory. It must be said that in this long-term future I envision I don’t think the borders will be as they are today, they will probably change a lot.</text:p>
      <text:p text:style-name="P364"/>
      <text:p text:style-name="P364">In this ideal case people will slowly redefine borders and group up according to their ethics represented in punishments (law) and according to the languages they speak. Hopefully, in a <text:span text:style-name="T2158">c</text:span>heerful and pacific way.</text:p>
      <text:p text:style-name="P97"/>
      <text:p text:style-name="P364">This should end up creating a more efficient nationalist feeling on humans. Easier to feel related to along time creating a base which should help in tolerance and acceptance leading to solving or directly not creating internal conflict thus creating a more peaceful world.</text:p>
      <text:p text:style-name="P364"/>
      <text:p text:style-name="P364">But what about external conflict? What about 2 nations? As said, hopefully, in the end, <text:span text:style-name="T2159">c</text:span>heerful individuals are able to redefine borders in a cooperating, empathetic way. Only resulting in violence and war when vital resources are truly limited.</text:p>
      <text:p text:style-name="P364"/>
      <text:p text:style-name="P364">Must be added that in this remaining path to this ideal society there is still wars and blood to be shed. People are currently very emotional, at least if you compare them to the <text:span text:style-name="T2160">c</text:span>heerful individual I envision long term. Thus in the upcoming times troublesome nationalism closely linked to culture will still exist and disputes or new borders definitions will still cause trouble. I hope people start educating new generations in Cheerfulism, so slowly with time and generations, the new ones tend to create less trouble <text:span text:style-name="T2161">than</text:span> the previous one<text:span text:style-name="T2162">s. </text:span><text:span text:style-name="T2163">E</text:span>ventually land<text:span text:style-name="T2164">ing</text:span> in the peaceful <text:span text:style-name="T2165">utopia</text:span> I envision.</text:p>
      <text:p text:style-name="P777"/>
      <text:p text:style-name="P99"><text:bookmark-start text:name="4.1.4.2.- Shape if not"/><text:span text:style-name="T168">4.1.4.</text:span><text:span text:style-name="T170">2</text:span><text:span text:style-name="T168">.- </text:span><text:span text:style-name="T162">What will shape big nations if not nationalism?</text:span><text:bookmark-end text:name="4.1.4.2.- Shape if not"/></text:p>
      <text:p text:style-name="P147"/>
      <text:p text:style-name="P369">Law <text:span text:style-name="T1317">and</text:span> language <text:span text:style-name="T1316">mainly </text:span><text:span text:style-name="T1318">plus</text:span><text:span text:style-name="T1315"> probably </text:span>hobbies <text:span text:style-name="T1315">and </text:span>jobs.</text:p>
      <text:p text:style-name="P777"/>
      <text:p text:style-name="P370">Thus I envision a future where people won’t say, I feel from this country cause of a flag or tradition but nationalities will be defined by<text:span text:style-name="T162"> </text:span>languages<text:span text:style-name="T162"> </text:span><text:span text:style-name="T2166">and </text:span>the grayest moral areas, stuff like abortion <text:span text:style-name="T2167">for example</text:span>. </text:p>
      <text:p text:style-name="P364"/>
      <text:p text:style-name="P371">You could say that hobbies and jobs are what <text:span text:style-name="T1325">originated</text:span> the feeling of belonging to a place and from where all cultures come from. Indeed that is the origin <text:span text:style-name="T2168">and I think they will still play a role in shaping the future nations.</text:span></text:p>
      <text:p text:style-name="P371"/>
      <text:p text:style-name="P372"><text:span text:style-name="T1319">I hope</text:span> the future is <text:span text:style-name="T1319">conformed by </text:span>people aware of the dynamic nature of their <text:span text:style-name="T1320">nationalist</text:span> feeling thus <text:span text:style-name="T1320">walking to</text:span><text:span text:style-name="T1321">wards</text:span> a more flexible version of it that creates less conflicts. </text:p>
      <text:p text:style-name="P372"/>
      <text:p text:style-name="P372"><text:span text:style-name="T1326">I hope the p</text:span>eople <text:span text:style-name="T1326">from the future, </text:span>being aware of that their traditions are just hobbies or jobs that ha<text:span text:style-name="T1322">ve</text:span> lasted along time <text:span text:style-name="T1327">and</text:span> not <text:span text:style-name="T1322">necessarily</text:span> what defines their shared identity as not everyone has the same hobbies, jobs <text:span text:style-name="T1328">or even </text:span><text:span text:style-name="T1329">beliefs</text:span><text:span text:style-name="T1328"> </text:span>along time, <text:span text:style-name="T1326">will eventually </text:span><text:span text:style-name="T1323">s</text:span>ubstitut<text:span text:style-name="T1326">e</text:span> <text:span text:style-name="T2170">and/or complement </text:span><text:span text:style-name="T1326">all </text:span><text:span text:style-name="T2169">these </text:span>with something we all follow along <text:span text:style-name="T1324">and can agree along </text:span>time, like law and language.</text:p>
      <text:p text:style-name="P372"/>
      <text:p text:style-name="P770"/>
      <text:p text:style-name="P144"><text:bookmark-start text:name="4.1.4.3.- borders peacufly"/><text:soft-page-break/><text:span text:style-name="T1315">4.1.4.</text:span><text:span text:style-name="T2208">3</text:span><text:span text:style-name="T1315">.- </text:span>How Cheerful individuals will change borders peacefully?<text:bookmark-end text:name="4.1.4.3.- borders peacufly"/></text:p>
      <text:p text:style-name="P144"/>
      <text:p text:style-name="P373">A Cheerful individual will look at a foreigner who doesn’t speak its language and see it as an equal, just with some inefficient communication between them. See it as someone who is the same as him, just trying to be happy before the ultimate punishment we all share, death.</text:p>
      <text:p text:style-name="P364"/>
      <text:p text:style-name="P364">Add to this that cheerful individuals worry, care and know their neighbors, then it is even easy to imagine people feeling from the same nation as others physically far away from them as <text:span text:style-name="T2171">c</text:span>heerful individuals can easily connect and communicate with others thanks to <text:span text:style-name="T2172">sharing </text:span>this common goal of long term happiness.</text:p>
      <text:p text:style-name="P364"/>
      <text:p text:style-name="P374">Due to the empathetic view of seeing everyone as equal <text:span text:style-name="T2173">and </text:span>sharing the goal of happiness despite of trying to achieve with some different rules (law) and different languages, I think cheerful individuals will be able to change the borders in the most peaceful way if required.</text:p>
      <text:p text:style-name="P772"/>
      <text:p text:style-name="P146"><text:bookmark-start text:name="4.1.4.4.- PAGL"/>4.1.4.<text:span text:style-name="T2208">4</text:span>.- <text:s/><text:span text:style-name="T2174">Adapting to law and language: </text:span>Progressive as<text:span text:style-name="T1188">y</text:span><text:span text:style-name="T1330">m</text:span>metrical statistical gauge of law.<text:bookmark-end text:name="4.1.4.4.- PAGL"/></text:p>
      <text:p text:style-name="P708"/>
      <text:p text:style-name="P377">Don’t worry this section is not complex, I just wanted to give it a fancy name.</text:p>
      <text:p text:style-name="P377"/>
      <text:p text:style-name="P778"><text:span text:style-name="T1201">T</text:span><text:span text:style-name="T1191">he following idea presents a way of molding law in order to make it easier </text:span><text:span text:style-name="T1202">fo</text:span><text:span text:style-name="T1203">r</text:span><text:span text:style-name="T1191"> people to adapt to it. When </text:span><text:span text:style-name="T1204">nationalism is shaped by law and language </text:span><text:span text:style-name="T1191">it is key for people to feel related to it, to adapt with it.</text:span></text:p>
      <text:p text:style-name="P378"/>
      <text:p text:style-name="P779"><text:span text:style-name="T1192">Adapt</text:span><text:span text:style-name="T1193">ing</text:span><text:span text:style-name="T1192"> to l</text:span><text:span text:style-name="T1194">anguage should not be a problem as people who share a language</text:span><text:span text:style-name="T1195"> and </text:span><text:span text:style-name="T1196">as that language evolves their speakers can learn the changes easily.</text:span><text:span text:style-name="T1194"> </text:span><text:span text:style-name="T1197">Elders might not understand some of the new teenagers’ jargon but that is it, they still can communicate. </text:span><text:span text:style-name="T1196">Can’t prove it but I don’t think </text:span><text:span text:style-name="T1198">that </text:span><text:span text:style-name="T1196">that, h</text:span><text:span text:style-name="T1194">istorically </text:span><text:span text:style-name="T1196">has </text:span><text:span text:style-name="T1194">been the source of wars or big </text:span><text:span text:style-name="T1199">misunderstandings</text:span><text:span text:style-name="T1194"> inside societ</text:span><text:span text:style-name="T1200">ies</text:span><text:span text:style-name="T1194">.</text:span></text:p>
      <text:p text:style-name="P600"/>
      <text:p text:style-name="P780"><text:span text:style-name="T1205">Law </text:span><text:span text:style-name="T1206">suddenly </text:span><text:span text:style-name="T1205">changing, </text:span><text:span text:style-name="T1207">on the other hand, </text:span><text:span text:style-name="T1205">might be. </text:span><text:span text:style-name="T1208">S</text:span><text:span text:style-name="T1205">o a democracy is crucial </text:span><text:span text:style-name="T1207">for</text:span><text:span text:style-name="T1205"> people </text:span><text:span text:style-name="T1207">to </text:span><text:span text:style-name="T1205">feel as represented as possible, and on top of that the </text:span><text:span text:style-name="T1207">following idea can help in the process of making law the actual reflection of societies’ current morals and needs </text:span><text:span text:style-name="T1209">for control</text:span><text:span text:style-name="T1207">.</text:span></text:p>
      <text:p text:style-name="P433"/>
      <text:p text:style-name="P781"><text:span text:style-name="T1210">This method should make </text:span><text:span text:style-name="T1191">law changes be more aligned with human nature and </text:span><text:span text:style-name="T1211">thus allow </text:span><text:span text:style-name="T1191">citizens </text:span><text:span text:style-name="T1211">for easier adaptation and better reaction to these changes</text:span><text:span text:style-name="T1201">. </text:span><text:span text:style-name="T1211">This should </text:span><text:span text:style-name="T1212">reduce the weight of emotions in </text:span><text:span text:style-name="T1201">the process <text:s/></text:span><text:span text:style-name="T1213">of modifying</text:span><text:span text:style-name="T1211"> some laws</text:span><text:span text:style-name="T1201"> to make it more scientific, reliable </text:span><text:span text:style-name="T1211">and adaptable</text:span><text:span text:style-name="T1212">.</text:span></text:p>
      <text:p text:style-name="P379"/>
      <text:p text:style-name="P388"><text:span text:style-name="T1414">This </text:span><text:span text:style-name="T1331">method</text:span><text:span text:style-name="T1414"> might also help to transition and ultimately coexist with this language and law based nationalism.</text:span></text:p>
      <text:p text:style-name="P380"/>
      <text:p text:style-name="P782"><text:span text:style-name="T1191">I name </text:span><text:span text:style-name="T1201">the technique</text:span><text:span text:style-name="T1191">:</text:span> <text:span text:style-name="T1214">Progressive as</text:span><text:span text:style-name="T1215">y</text:span><text:span text:style-name="T1214">m</text:span><text:span text:style-name="T1216">m</text:span><text:span text:style-name="T1214">etrical statistical gauge of law</text:span><text:span text:style-name="T1217">.</text:span></text:p>
      <text:p text:style-name="P389"/>
      <text:p text:style-name="P381">The idea is to slowly change (<text:span text:style-name="T129">progressive</text:span>) law punishments or law enforcements (like taxes) along time based on data analytics (<text:span text:style-name="T129">statistical</text:span>).</text:p>
      <text:p text:style-name="P381"/>
      <text:p text:style-name="P382">Based on data analysis slightly increase or decrease the enforcements of the law, but, doing it in a bigger amount when the data has deemed worse results along time and improving them in a smaller amount when the data has shown good results (<text:span text:style-name="T129">asymmetrical</text:span>).</text:p>
      <text:p text:style-name="P382"/>
      <text:p text:style-name="P383">Briefly and simply <text:span text:style-name="T1332">explained in</text:span> 2 examples:</text:p>
      <text:p text:style-name="P383"/>
      <text:p text:style-name="P383"><text:span text:style-name="T129">1.-</text:span> Crime rate increases this year, punishment for those crimes also increases in some amount. Then crime rate decreases in the following year? Then punishments decrease that year, but <text:span text:style-name="T1333">at</text:span> a smaller <text:span text:style-name="T1333">pace </text:span>that they increase.</text:p>
      <text:p text:style-name="P383"/>
      <text:p text:style-name="P383"><text:soft-page-break/><text:span text:style-name="T129">2.-</text:span> <text:span text:style-name="T1334">A s</text:span>ugar tax increase or decrease to regulate people caloric intake and try to prevent obesity. Just for the example assume this measure works. The percentage of tax in sugar would go up if more people are obese compared to the previous time period, and if less people are obese, the tax goes down. But <text:span text:style-name="T1335">as said</text:span>, the rate at which the amount goes down will be smaller than the rate at which the amount goes up.</text:p>
      <text:p text:style-name="P383"/>
      <text:p text:style-name="P384">This asymmetry is to assure it takes a proved larger continuous good behavior of citizens in order to really <text:span text:style-name="T1336">get a reward,</text:span> mak<text:span text:style-name="T1336">ing </text:span>sure a human has taken the habit of “well-behaving”. <text:span text:style-name="T1337">This reflects the </text:span><text:span text:style-name="T2175">life </text:span><text:span text:style-name="T1337">truth of: </text:span><text:span text:style-name="T112">rewards from good habits take time and consistency to manifest </text:span><text:span text:style-name="T113">but damages from bad habits take shorter to do so</text:span><text:span text:style-name="T1337">.</text:span></text:p>
      <text:p text:style-name="P384"/>
      <text:p text:style-name="P390">Simply explained, it is easier <text:span text:style-name="T1340">(</text:span><text:span text:style-name="T1338">takes less time and effort</text:span><text:span text:style-name="T1340">)</text:span><text:span text:style-name="T1338">,</text:span> to fall into drug-addiction than quitting <text:span text:style-name="T1339">from it</text:span>.</text:p>
      <text:p text:style-name="P384"/>
      <text:p text:style-name="P385">This asymmetry <text:span text:style-name="T1341">is meant to reflect the true nature of </text:span>human <text:span text:style-name="T1341">change, </text:span><text:span text:style-name="T1343">again f</text:span>alling into bad <text:span text:style-name="T1341">changes </text:span>is way easier that <text:span text:style-name="T1341">making</text:span> good ones.<text:span text:style-name="T1343"> T</text:span><text:span text:style-name="T1342">hus hopefully will make people more related to the laws they create and mold</text:span><text:span text:style-name="T1341">.</text:span></text:p>
      <text:p text:style-name="P386"/>
      <text:p text:style-name="P387">How to determine each rate of change for each law? <text:span text:style-name="T1344">How to determine how frequently this rates should be updated? </text:span><text:span text:style-name="T1349">How to determine which direction is bad and which is good?</text:span><text:span text:style-name="T1344"> </text:span>Trial and error and democracy is the best way. Plus starting with values not taken at random but from already existing data <text:span text:style-name="T1345">and human knowledge.</text:span> <text:span text:style-name="T1346">F</text:span>or example knowledge on human psychology specialized on punishment <text:span text:style-name="T1347">and</text:span> reward mechanisms <text:span text:style-name="T1348">with</text:span> a bit of sociolog<text:span text:style-name="T2176">ical</text:span> analysis.</text:p>
      <text:p text:style-name="P387"/>
      <text:p text:style-name="P534">I must mention as I’ve done throughout the text, people raised or/and that live by Cheerfulism should <text:span text:style-name="T2178">eventually</text:span> be able to do <text:span text:style-name="T2177">answer all </text:span>these <text:span text:style-name="T2177">with certain ease</text:span>.</text:p>
      <text:p text:style-name="P534"/>
      <text:p text:style-name="P197"><text:span text:style-name="T2024">X.- </text:span>Conclusion: <text:span text:style-name="T2024">Chapter-</text:span><text:span text:style-name="T2201">4</text:span><text:span text:style-name="T2037">.</text:span><text:span text:style-name="T2456">1.</text:span></text:p>
      <text:p text:style-name="P197"/>
      <text:p text:style-name="P642">Let’s sum up <text:span text:style-name="T2462">the main ideas </text:span>presented so far in this chapter. We <text:span text:style-name="T2463">explored how humans apply and coordinate their power with one another, also </text:span>defined ethics and presented is acquired dual nature when applied to societies <text:span text:style-name="T2457">which creates the static-dynamic dilemma </text:span><text:span text:style-name="T2464">that</text:span><text:span text:style-name="T2458"> create</text:span><text:span text:style-name="T2464">s</text:span><text:span text:style-name="T2458"> conflict and pain-points inside a society.</text:span></text:p>
      <text:p text:style-name="P642"/>
      <text:p text:style-name="P643">How do you coordinate a society of big amounts of people each one with their own ethics and lifestyles then? <text:span text:style-name="T2464">Part of the </text:span>answer is called nationalism. I explained why the current understanding and definition of nationalism is conflictive and proposed one that <text:span text:style-name="T2459">could and I think will be</text:span> used instead <text:span text:style-name="T2459">(</text:span><text:span text:style-name="T2466">long-term, </text:span><text:span text:style-name="T2459">if people become cheerful) </text:span>due to its more flexible and <text:span text:style-name="T2465">adaptive</text:span> nature: <text:span text:style-name="T2465">nationalism</text:span> based on law and language. <text:span text:style-name="T2460">With that I also presented the p</text:span><text:span text:style-name="T837">rogressive as</text:span><text:span text:style-name="T1188">y</text:span><text:span text:style-name="T837">m</text:span><text:span text:style-name="T2461">m</text:span><text:span text:style-name="T837">etrical statistical gauge of law</text:span><text:span text:style-name="T2460"> to help the static nature of ethics in law be more </text:span><text:span text:style-name="T2467">reactive abiding </text:span><text:span text:style-name="T2460">real dynamics of society.</text:span></text:p>
      <text:p text:style-name="P644"/>
      <text:p text:style-name="P646">Also during the chapter we explored how democracy is a really good method of coordinating this two natures of ethics inside a society as it <text:span text:style-name="T2468">updates </text:span>every now and then the static order with the dynamic will of the people.</text:p>
      <text:p text:style-name="P645"/>
      <text:p text:style-name="P647">Among all these I presented how all <text:span text:style-name="T2469">these </text:span>societal <text:span text:style-name="T2469">phenomena</text:span> are just a way of arranging information to coordinate people to execute their power and I explored some methods commonly used to move big amounts of people and thus power. Like religion or the simplification of truths to easily dichotomize and move groups.</text:p>
      <text:p text:style-name="P74"/>
      <text:p text:style-name="P181"><text:bookmark-start text:name="4.2.- Deeper power dynamics"/><text:span text:style-name="T512">4</text:span>.<text:span text:style-name="T844">2</text:span>.- <text:s/><text:span text:style-name="T1386">Going deeper in </text:span>Cheerfulism <text:span text:style-name="T862">and new tech </text:span>on power dyna<text:span text:style-name="T1">mics.</text:span><text:bookmark-end text:name="4.2.- Deeper power dynamics"/></text:p>
      <text:p text:style-name="P89"/>
      <text:p text:style-name="P391"><text:span text:style-name="T993">N</text:span>ow given the understanding I’ve presented on power dynamics I’m going to conclude how I think cheerful individuals would change society <text:span text:style-name="T2179">in relation to the power dynamics </text:span>if most of <text:span text:style-name="T848">the </text:span>people <text:span text:style-name="T848">acted </text:span>like <text:span text:style-name="T2180">them</text:span>.</text:p>
      <text:p text:style-name="P703"><text:bookmark-start text:name="4.2.1.- dichotomization"/><text:soft-page-break/><text:span text:style-name="T862">4.2.1</text:span>.- First, regarding the <text:span text:style-name="T850">dichotomization of society.</text:span><text:bookmark-end text:name="4.2.1.- dichotomization"/></text:p>
      <text:p text:style-name="P90"/>
      <text:p text:style-name="P332"><text:span text:style-name="T1357">Regarding the co</text:span><text:span text:style-name="T1358">n</text:span><text:span text:style-name="T1357">frontation techniques of simplified truths to </text:span><text:span text:style-name="T1358">get power by </text:span><text:span text:style-name="T1357">manag</text:span><text:span text:style-name="T1358">ing</text:span><text:span text:style-name="T1357"> crowds of people </text:span><text:span text:style-name="T1359">against each other</text:span><text:span text:style-name="T1357">. </text:span></text:p>
      <text:p text:style-name="P332"/>
      <text:p text:style-name="P332"><text:span text:style-name="T511">Cheerfulism, as it is a mix of critical thinking adapta</text:span><text:span text:style-name="T816">t</text:span><text:span text:style-name="T511">ion and empathy, might </text:span><text:span text:style-name="T817">make the effectiveness of this techniques o</text:span><text:span text:style-name="T850">r</text:span><text:span text:style-name="T817"> phenomena reduced maybe even to the point of </text:span><text:span text:style-name="T511">end</text:span><text:span text:style-name="T817">ing them.</text:span><text:span text:style-name="T511"> </text:span><text:span text:style-name="T817">T</text:span><text:span text:style-name="T511">his crow</text:span><text:span text:style-name="T816">d</text:span><text:span text:style-name="T511"> movement techniques </text:span><text:span text:style-name="T817">or phenomena </text:span><text:span text:style-name="T511">polarize </text:span><text:span text:style-name="T817">people </text:span><text:span text:style-name="T511">and result in </text:span><text:span text:style-name="T817">conflicts and even </text:span><text:span text:style-name="T511">wars </text:span><text:span text:style-name="T818">which, sadly, sometimes, as the truth they are based on, make no sense </text:span><text:span text:style-name="T850">or seem avoidable </text:span><text:span text:style-name="T818">when analyzed </text:span><text:span text:style-name="T850">generally</text:span><text:span text:style-name="T511">.</text:span></text:p>
      <text:p text:style-name="P340"/>
      <text:p text:style-name="P341"><text:span text:style-name="T511">We, finally as species got the technology </text:span><text:span text:style-name="T819">for allowing ourselves the luxury on focusing on the critical thinking part of our behavior more </text:span><text:span text:style-name="T851">intensively </text:span><text:span text:style-name="T819">rather </text:span><text:span text:style-name="T851">than </text:span><text:span text:style-name="T819">the memorization one</text:span><text:span text:style-name="T511">. The </text:span><text:span text:style-name="T820">focus on </text:span><text:span text:style-name="T511">critical thinking and </text:span><text:span text:style-name="T1094">on an </text:span><text:span text:style-name="T511">adaptation tendency will make people adapt </text:span><text:span text:style-name="T1094">faster and reliably </text:span><text:span text:style-name="T820">thanks to </text:span><text:span text:style-name="T511">new technologies to digest and verify information (AI and blockchain</text:span><text:span text:style-name="T852">)</text:span><text:span text:style-name="T511">. </text:span><text:span text:style-name="T820">A</text:span><text:span text:style-name="T511">nd at the same time, </text:span><text:span text:style-name="T820">thanks to the </text:span><text:span text:style-name="T511"><text:s/></text:span><text:span text:style-name="T820">emphasis on </text:span><text:span text:style-name="T1095">the </text:span><text:span text:style-name="T511">empathetic </text:span><text:span text:style-name="T820">view </text:span><text:span text:style-name="T2182">we won’t be </text:span><text:span text:style-name="T1095">only </text:span><text:span text:style-name="T820">improving </text:span><text:span text:style-name="T1095">ourselves towards happiness </text:span><text:span text:style-name="T852">but also </text:span><text:span text:style-name="T1095">other</text:span><text:span text:style-name="T2181">s</text:span><text:span text:style-name="T1095"> with us</text:span><text:span text:style-name="T820">, </text:span><text:span text:style-name="T1095">we will all </text:span><text:span text:style-name="T852">walk more synchronized and peacefully</text:span><text:span text:style-name="T511">. </text:span><text:span text:style-name="T820">Like that, we will reduce conflict at its purest minimum.</text:span></text:p>
      <text:p text:style-name="P341"/>
      <text:p text:style-name="P342"><text:span text:style-name="T853">As a personal note, when changing along </text:span><text:span text:style-name="T2183">with </text:span><text:span text:style-name="T853">people </text:span><text:span text:style-name="T2185">it’</text:span><text:span text:style-name="T853">s super important to respect each others’ learning timing to avoid conflict. An abrupt change will bring more chaos </text:span><text:span text:style-name="T1350">spikes </text:span><text:span text:style-name="T853">than a gradual one along your friends. </text:span><text:span text:style-name="T2184">As a personal example my father is obese and he has been trying for years to be healthy. I know the basics of nutrition and exercise so as to avoid that condition and I’ve told him and made for him a plan to change it so. Yet it is taking him years to change it but not for that I must get angry at my father. He is not intelligent and strong enough to execute it yet getting angry, even if you feel impotent, will only stress </text:span><text:span text:style-name="T2186">everyone </text:span><text:span text:style-name="T2184">up even more creating more chaos.</text:span></text:p>
      <text:p text:style-name="P342"/>
      <text:p text:style-name="P342"><text:span text:style-name="T853">I hope the empathy people will eventually develop will allow the pace of change to be as peaceful as possible. And, I hope that if </text:span><text:span text:style-name="T854">Cheerfulism’</text:span><text:span text:style-name="T1351">s</text:span><text:span text:style-name="T854"> principles</text:span><text:span text:style-name="T853"> get enough </text:span><text:span text:style-name="T854">popularity</text:span><text:span text:style-name="T853"> people with power will also change slowly with their friends and without fear of being killed or </text:span><text:span text:style-name="T855">being</text:span><text:span text:style-name="T853"> punished </text:span><text:span text:style-name="T855">very hard </text:span><text:span text:style-name="T853">for their stupid decisions. </text:span><text:span text:style-name="T855">Some of them might have been truly evil but other</text:span><text:span text:style-name="T856">s</text:span><text:span text:style-name="T855"> are just a victim of this focus on simplification just as normal people are.</text:span></text:p>
      <text:p text:style-name="P340"/>
      <text:p text:style-name="P340"><text:span text:style-name="T1096">T</text:span><text:span text:style-name="T511">his empathy and co</text:span><text:span text:style-name="T817">m</text:span><text:span text:style-name="T511">munity involvement (specially in diverse communities) </text:span><text:span text:style-name="T857">can also be expected to reduce hate levels. For example when </text:span><text:span text:style-name="T820">virtual </text:span><text:span text:style-name="T511">social media spread</text:span><text:span text:style-name="T857">s </text:span><text:span text:style-name="T511">hate, </text:span><text:span text:style-name="T820">which quite a bunch of times </text:span><text:span text:style-name="T1352">it’</text:span><text:span text:style-name="T820">s fake hate from bots, </text:span><text:span text:style-name="T511">can be reduced by seen your very same neighbors every day as a healthy reminder that someone </text:span><text:span text:style-name="T1096">having </text:span><text:span text:style-name="T511">X nationality or religion </text:span><text:span text:style-name="T820">or whatever idea </text:span><text:span text:style-name="T511">doesn’t imply </text:span><text:span text:style-name="T857">him or her </text:span><text:span text:style-name="T511">being an enemy </text:span><text:span text:style-name="T820">that hates you or deserve</text:span><text:span text:style-name="T857">s </text:span><text:span text:style-name="T820">to be hated</text:span><text:span text:style-name="T511">.</text:span></text:p>
      <text:p text:style-name="P392"/>
      <text:p text:style-name="P393">Ultimately, whether this phenomena of confrontation is natural or induced by some capitalist power <text:span text:style-name="T858">or </text:span><text:span text:style-name="T1097">any</text:span><text:span text:style-name="T858"> kind of power </text:span>like some people say, Cheerfulism adoption should be able to reduce its <text:span text:style-name="T1353">presence</text:span> in society to the purest minimum <text:span text:style-name="T859">and the conflicts that arise </text:span><text:span text:style-name="T1354">from them</text:span><text:span text:style-name="T859"> will be </text:span><text:span text:style-name="T1097">mainly </text:span><text:span text:style-name="T859">consequence of making mistakes in the pace of change.</text:span></text:p>
      <text:p text:style-name="P393"/>
      <text:p text:style-name="P393">Now notice <text:span text:style-name="T860">all th</text:span><text:span text:style-name="T1355">e</text:span><text:span text:style-name="T860">s</text:span><text:span text:style-name="T1355">e</text:span> idea<text:span text:style-name="T860">s</text:span> can be generalized to a sort of “abuse of power” from someones to others due to lack of information processing capabilities or <text:span text:style-name="T1356">the same but with other words</text:span>, ignorance <text:span text:style-name="T821">reinforced by belief</text:span>. <text:span text:style-name="T861">And that is why the mastery on the engineers way of thinking will make any people, power holding ones too, feel stronger and safer when confronting change in the search of a common better future.</text:span></text:p>
      <text:p text:style-name="P88"/>
      <text:p text:style-name="P704"><text:bookmark-start text:name="4.2.2.- Democray power dynamics"/><text:span text:style-name="T862">4.2.</text:span><text:span text:style-name="T878">2</text:span><text:span text:style-name="T863">.- </text:span><text:span text:style-name="T864">Second,</text:span><text:span text:style-name="T863"> regarding </text:span><text:span text:style-name="T865">democracy and raw power dynamics</text:span><text:span text:style-name="T850">.</text:span><text:bookmark-end text:name="4.2.2.- Democray power dynamics"/></text:p>
      <text:p text:style-name="P164"/>
      <text:p text:style-name="P395">I think due to the <text:span text:style-name="T1098">rational</text:span> and empathetic nature of cheerful individuals we will all, sooner or later, end up on a democracy. </text:p>
      <text:p text:style-name="P395"/>
      <text:p text:style-name="P395"><text:soft-page-break/><text:span text:style-name="T866">But actually it will be </text:span>whatever system <text:span text:style-name="T2187">fits best</text:span> to coordinate the human natural static-dynamic ethic dilemmas plus the raw military dispute on extreme problems <text:span text:style-name="T866">and territory distribution</text:span>.</text:p>
      <text:p text:style-name="P396"/>
      <text:p text:style-name="P397"><text:span text:style-name="T1360">Yet I </text:span>got a feeling that democracy in small <text:span text:style-name="T968">libertarian</text:span> countries will <text:span text:style-name="T1361">eventually be the</text:span> way, more on why <text:span text:style-name="T1099">this </text:span><text:span text:style-name="T2675">i</text:span>n ne<text:span text:style-name="T1">xt chapter.</text:span></text:p>
      <text:p text:style-name="P601"/>
      <text:p text:style-name="P397"><text:span text:style-name="T6">The thing I want to point out in this section is the adaptability of rational thinking and the tendency for it to find the most optimal solution </text:span><text:span text:style-name="T27">long-term when taking into account others’ happiness too</text:span><text:span text:style-name="T6">. </text:span><text:span text:style-name="T26">W</text:span><text:span text:style-name="T6">hich is something Cheerfulism promotes via the self quest for happiness next to your loved ones.</text:span></text:p>
      <text:p text:style-name="P88"/>
      <text:p text:style-name="P705"><text:bookmark-start text:name="4.2.3.- Nationalism army redistributin"/><text:span text:style-name="T862">4.2.</text:span><text:span text:style-name="T878">3</text:span><text:span text:style-name="T863">.- </text:span><text:span text:style-name="T867">Third</text:span><text:span text:style-name="T864">,</text:span><text:span text:style-name="T863"> regarding </text:span><text:span text:style-name="T864">nationalism </text:span><text:span text:style-name="T1385">and </text:span><text:span text:style-name="T1187">army redistribution.</text:span><text:bookmark-end text:name="4.2.3.- Nationalism army redistributin"/></text:p>
      <text:p text:style-name="P59"/>
      <text:p text:style-name="P394"><text:span text:style-name="T1100">C</text:span><text:span text:style-name="T995">ou</text:span><text:span text:style-name="T823">n</text:span><text:span text:style-name="T995">try borders are defined by how strong is your army relative to your neighbors’ one</text:span><text:span text:style-name="T1101">s. </text:span><text:span text:style-name="T2188">B</text:span><text:span text:style-name="T995">ut also </text:span><text:span text:style-name="T1101">it </text:span><text:span text:style-name="T995">is defined by how cohesive you have you</text:span><text:span text:style-name="T823">r </text:span><text:span text:style-name="T995">people under the feeling of </text:span><text:span text:style-name="T867">belonging to the same </text:span><text:span text:style-name="T1362">place</text:span><text:span text:style-name="T867">, </text:span><text:span text:style-name="T1101">nationalism</text:span><text:span text:style-name="T867">.</text:span></text:p>
      <text:p text:style-name="P398"/>
      <text:p text:style-name="P398">Cheerfulism’<text:span text:style-name="T1363">s </text:span>flexibility really seems like <text:span text:style-name="T869">aiming </text:span><text:span text:style-name="T870">for </text:span>a world without <text:span text:style-name="T845">boundaries. </text:span><text:span text:style-name="T870">But I don’t think so, it might lead to a world </text:span><text:span text:style-name="T822">with very flexible ones. </text:span><text:span text:style-name="T1102">I’m not sure about how the dynamics will be army-wise as </text:span><text:span text:style-name="T868">boundaries </text:span><text:span text:style-name="T1102">evolve. Both are </text:span>essential for <text:span text:style-name="T869">stable </text:span><text:span text:style-name="T868">development </text:span><text:span text:style-name="T871">as they are crucial to solve some extreme </text:span><text:span text:style-name="T872">but realistic </text:span><text:span text:style-name="T871">problems </text:span><text:span text:style-name="T1187">(like starvation)</text:span><text:span text:style-name="T871"> </text:span><text:span text:style-name="T873">that can eventually happen </text:span><text:span text:style-name="T1102">as</text:span><text:span text:style-name="T874"> life </text:span><text:span text:style-name="T1102">is </text:span><text:span text:style-name="T874">complex and not always ha</text:span><text:span text:style-name="T1102">s</text:span><text:span text:style-name="T874"> </text:span><text:span text:style-name="T1102">a predictable </text:span><text:span text:style-name="T874">out</text:span><text:span text:style-name="T1102">come</text:span><text:span text:style-name="T1364">s</text:span><text:span text:style-name="T874">.</text:span></text:p>
      <text:p text:style-name="P404"/>
      <text:p text:style-name="P829"><text:span text:style-name="T875">A</text:span>ssuming a society that slowly transforms into one where nationalism is mainly defined by law and language as explained in previous sections of this chapter, let’s delve a bit into the other side of the power dynamics and borders question, military power.</text:p>
      <text:p text:style-name="P833"/>
      <text:p text:style-name="P399"><text:span text:style-name="T1365">Here is</text:span><text:span text:style-name="T875"> a guess I have related to what can happen to the </text:span><text:span text:style-name="T1103">distribution</text:span><text:span text:style-name="T875"> on </text:span>military <text:span text:style-name="T875">armies around the globe</text:span>. </text:p>
      <text:p text:style-name="P399"/>
      <text:p text:style-name="P400">Nowadays we got a very strong army player, <text:span text:style-name="T875">the</text:span> <text:span text:style-name="T875">U.S., </text:span>and the rest <text:span text:style-name="T875">of armies </text:span>are small compared to it. <text:span text:style-name="T1366">E</text:span>ventually <text:span text:style-name="T876">the US</text:span> is this <text:span text:style-name="T876">powerful </text:span>army-wise because they are like “the controlling part of <text:span text:style-name="T876">a </text:span>couple”. They <text:span text:style-name="T2189">do not</text:span> trust others’ deci<text:span text:style-name="T823">s</text:span>ion<text:span text:style-name="T2190">s</text:span> and information management enough so as to let them free and cooperate honestly <text:span text:style-name="T877">thus they send their power to influence and ultimately sort of control them </text:span><text:span text:style-name="T1103">clinging to short-term benefit</text:span><text:span text:style-name="T2191">s</text:span>.</text:p>
      <text:p text:style-name="P400"/>
      <text:p text:style-name="P400"><text:span text:style-name="T877">But, </text:span><text:span text:style-name="T2192">with</text:span><text:span text:style-name="T877"> cheerful individuals, the empathy and adaptability will lead to a “greater trust in your couple”, thus </text:span>armies will really really slowly redistribute more evenly across the world.</text:p>
      <text:p text:style-name="P400"/>
      <text:p text:style-name="P405">The need for a powerful police force only gets reinforced when you don’t trust your neighbor, this is the same <text:span text:style-name="T1104">at</text:span> global s<text:span text:style-name="T1104">cales</text:span>. And, as I expect Cheerfulism and blockchain to increase the trust among neighbors and cooperating parties, I expect the police power and concentration of armies around the world to <text:span text:style-name="T1105">be distributed more evenly.</text:span></text:p>
      <text:p text:style-name="P405"/>
      <text:p text:style-name="P405"><text:span text:style-name="T1105">But this will happen </text:span>very very very slowly, due to the intrinsic need that security is for human nature, <text:span text:style-name="T1105">a</text:span>nd thus any small mistake can lead to catastrophic consequences. But indeed eventually distributing <text:span text:style-name="T1105">the</text:span> arm<text:span text:style-name="T1105">y power</text:span> around the world.</text:p>
      <text:p text:style-name="P406"/>
      <text:p text:style-name="P406">Thus this new distribution of armies will clearly affect nations and its shape and who knows, maybe the nations will get smaller and there will be no need for a nationalist glue to stick <text:span text:style-name="T1107">one </text:span><text:span text:style-name="T1106">together</text:span>. Only time will tell.</text:p>
      <text:p text:style-name="P406"/>
      <text:p text:style-name="P407"><text:span text:style-name="T1">Using awareness and constant </text:span><text:span text:style-name="T15">improvement</text:span><text:span text:style-name="T1"> with our </text:span><text:span text:style-name="T15">neighbors and friends </text:span><text:span text:style-name="T1">is the way to go. </text:span><text:span text:style-name="T16">And if eve</text:span><text:span text:style-name="T15">r</text:span><text:span text:style-name="T16">yone takes this action, we all can have something in common, brotherhood, a</text:span><text:span text:style-name="T30">n</text:span><text:span text:style-name="T16"> intrinsic human friendship </text:span><text:span text:style-name="T17">that who knows, maybe eliminates the need for nationalism</text:span><text:span text:style-name="T16">. </text:span><text:span text:style-name="T17">The w</text:span><text:span text:style-name="T18">orld </text:span><text:span text:style-name="T17">might reach the greatest </text:span><text:span text:style-name="T18">amount </text:span><text:span text:style-name="T17">of </text:span><text:span text:style-name="T18">peace </text:span><text:span text:style-name="T17">ever </text:span><text:span text:style-name="T18">achieved.</text:span></text:p>
      <text:p text:style-name="P725"/>
      <text:p text:style-name="P712"><text:bookmark-start text:name="4.2.4.- Prisoners dilemma"/><text:soft-page-break/>4.2.<text:span text:style-name="T2212">4</text:span>.- Nationalism after the army <text:span text:style-name="T879">is distributed</text:span>, the prisoners’ dilem<text:span text:style-name="T1">ma.</text:span><text:bookmark-end text:name="4.2.4.- Prisoners dilemma"/></text:p>
      <text:p text:style-name="P725"/>
      <text:p text:style-name="P401"><text:span text:style-name="T880">M</text:span>y guess is that if people become cheerful the world’<text:span text:style-name="T1367">s</text:span> problems <text:span text:style-name="T880">of </text:span>independence <text:span text:style-name="T1108">movements</text:span> <text:span text:style-name="T880">due to nationalism feelings </text:span>will resolve according to what<text:span text:style-name="T884"> </text:span>economical<text:span text:style-name="T880">ly</text:span> benefits <text:span text:style-name="T884">long-term </text:span>both parties the most.</text:p>
      <text:p text:style-name="P402"/>
      <text:p text:style-name="P664"><text:span text:style-name="T274">I came to this conclusion in part from the prisoners dilemma. </text:span><text:span text:style-name="T419">The prisoner's dilemma is a standard example of a game analyzed in game theory that shows why two individuals might not cooperate, even if it appears that it is in their best interest to do so.</text:span></text:p>
      <text:p text:style-name="P800"/>
      <text:p text:style-name="P800">If both prisoners cooperate in an interrogation (stay silent <text:span text:style-name="T1368">and don’t </text:span><text:span text:style-name="T1369">blow </text:span><text:span text:style-name="T1368">their partner in crime</text:span>), they both serve a short sentence. If one betrays and the other stays silent, the betrayer goes free while the silent one serves a long sentence. If both betray each other, they both serve a medium-length sentence. Despite cooperation (staying silent) being mutually beneficial <text:span text:style-name="T1370">overall</text:span>, the risk of betrayal often leads both to choose betrayal, resulting in a worse outcome for both.</text:p>
      <text:p text:style-name="P800"/>
      <text:p text:style-name="P665"><text:span text:style-name="T418">This thinking process can be interpreted when asking the question on whether to </text:span><text:span text:style-name="T423">make </text:span><text:span text:style-name="T418">your army </text:span><text:span text:style-name="T423">bigger </text:span><text:span text:style-name="T418">or not </text:span><text:span text:style-name="T424">just </text:span><text:span text:style-name="T418">in case your neighbor attacks. </text:span><text:span text:style-name="T420">If you don’t do it you take the risk of the neighbor betraying </text:span><text:span text:style-name="T425">you</text:span><text:span text:style-name="T420"> </text:span><text:span text:style-name="T428">yet</text:span><text:span text:style-name="T420"> all the wealth and money invested in army </text:span><text:span text:style-name="T429">will be </text:span><text:span text:style-name="T420">used to improve society in other ways. </text:span><text:span text:style-name="T426">S</text:span><text:span text:style-name="T422">o </text:span><text:span text:style-name="T420">if both co-existing states trusted that the other won’t betray they could focus their economical efforts </text:span><text:span text:style-name="T422">in </text:span><text:span text:style-name="T420">other stuff that can be seen more useful </text:span><text:span text:style-name="T421">at first like social welfare </text:span><text:span text:style-name="T427">or other investments </text:span><text:span text:style-name="T430">for example</text:span><text:span text:style-name="T420">.</text:span></text:p>
      <text:p text:style-name="P402"/>
      <text:p text:style-name="P402"><text:span text:style-name="T885">Thus</text:span><text:span text:style-name="T881"> increasing the military or not eventually i</text:span>s a philosophy of trust <text:span text:style-name="T881">which can be seen as </text:span><text:span text:style-name="T2193">the</text:span> prisoner’s dilem<text:span text:style-name="T881">m</text:span>a. <text:span text:style-name="T881">I</text:span>f we assume both parties are <text:span text:style-name="T881">rational but also empathetic, </text:span>they <text:span text:style-name="T887">might </text:span><text:span text:style-name="T1000">probably</text:span> chose those paths w<text:span text:style-name="T888">h</text:span>ere both maximize their mutual profit <text:span text:style-name="T881">instead of the more egoistic </text:span><text:span text:style-name="T886">or betrayal path</text:span><text:span text:style-name="T1109">s</text:span><text:span text:style-name="T881">.</text:span></text:p>
      <text:p text:style-name="P403"/>
      <text:p text:style-name="P409"><text:span text:style-name="T458">It’s a complicated topic because nationalism </text:span><text:span text:style-name="T460">(</text:span><text:span text:style-name="T2195">along with</text:span><text:span text:style-name="T459"> the law system</text:span><text:span text:style-name="T460">) </text:span><text:span text:style-name="T458">is </text:span><text:span text:style-name="T461">part of what </text:span><text:span text:style-name="T458">avoids having to fight </text:span><text:span text:style-name="T846">or even </text:span><text:span text:style-name="T458">shed blood every time some small amount of people disagree. </text:span><text:span text:style-name="T462">Pretty complex, as life, </text:span><text:span text:style-name="T1371">nationalism nowadays is </text:span><text:span text:style-name="T462">a “</text:span><text:span text:style-name="T2194">medicine</text:span><text:span text:style-name="T462">” </text:span><text:span text:style-name="T1110">for maintaining a bigger nation </text:span><text:span text:style-name="T462">that </text:span><text:span text:style-name="T755">can</text:span><text:span text:style-name="T462"> cause secondary effects like </text:span><text:span text:style-name="T755">hate which leads to </text:span><text:span text:style-name="T463">international </text:span><text:span text:style-name="T462">wars or civil wars.</text:span></text:p>
      <text:p text:style-name="P409"/>
      <text:p text:style-name="P410"><text:span text:style-name="T1372">This is a very deep and complex topic and </text:span>I’m not specialized in politics (the “science” on the fight for power), the understanding of it’s dynamics is just a ho<text:span text:style-name="T756">b</text:span>by in my young life. <text:span text:style-name="T1380">So please see that I might be missing something on my thoughts. But this is not the point of all the following chapters, I must declare this is an analysis on society from someone who is </text:span><text:span text:style-name="T2196">c</text:span><text:span text:style-name="T1380">heerful, it does not mean it’s 100% an accurate or correct analysis. </text:span></text:p>
      <text:p text:style-name="P410"/>
      <text:p text:style-name="P410"><text:span text:style-name="T1380">Power dynamics understanding is a</text:span> hob<text:span text:style-name="T756">b</text:span>y that I felt myself forced to learn <text:span text:style-name="T1381">about</text:span> <text:span text:style-name="T847">to some degree</text:span> if I ever wanted to draw the <text:span text:style-name="T464">life </text:span>path that would make me happy <text:span text:style-name="T466">in </text:span><text:span text:style-name="T465">the longest and more sustainable </text:span><text:span text:style-name="T466">manner</text:span>. <text:span text:style-name="T1373">Cheerfulism is meant to create individuals capable of handling and breaking down these complex life challenges </text:span><text:span text:style-name="T1382">in manageable </text:span><text:span text:style-name="T1383">and</text:span><text:span text:style-name="T1382"> logical ways</text:span><text:span text:style-name="T1373">.</text:span></text:p>
      <text:p text:style-name="P411"/>
      <text:p text:style-name="P412"><text:span text:style-name="T881">I hope other people adopting this philosophy feel this too and get better </text:span><text:span text:style-name="T1374">and </text:span><text:span text:style-name="T1384">distribute among them who gets deeply </text:span><text:span text:style-name="T1374">specialize</text:span><text:span text:style-name="T1384">d</text:span><text:span text:style-name="T1374"> on each and every complex problem of humanity, like power dynamics dilemmas.</text:span><text:span text:style-name="T881"> </text:span></text:p>
      <text:p text:style-name="P412"/>
      <text:p text:style-name="P412"><text:span text:style-name="T1374">E</text:span><text:span text:style-name="T881">mpathetic and critical treatment among </text:span><text:span text:style-name="T1375">all of us</text:span><text:span text:style-name="T881"> </text:span><text:span text:style-name="T1376">will </text:span><text:span text:style-name="T881">lead us all to that mutual benefit </text:span><text:span text:style-name="T2197">end </text:span><text:span text:style-name="T881">of the prisoner’s dilemma.</text:span></text:p>
      <text:p text:style-name="P51"/>
      <text:p text:style-name="P196"><text:span text:style-name="T2024">X.- </text:span>Conclusion: <text:span text:style-name="T2024">Chapter-</text:span><text:span text:style-name="T2201">4</text:span><text:span text:style-name="T2037">.</text:span></text:p>
      <text:p text:style-name="P152"/>
      <text:p text:style-name="P802">Here are the key points of this chapter, maybe Cheerfulism with its focus on the fixed variable resolution technique and emphasis on peaceful and cooperative exploration and critique will allow the humans (holding power or not) that adopt it to be more aware of the static-dynamic <text:soft-page-break/>powers that govern their society and thus having a better quality of its control and a better adaptable responsiveness to their bad decisions or decisions in general.</text:p>
      <text:p text:style-name="P802"/>
      <text:p text:style-name="P803">Creating a more robust society but at the same time flexible on its parts that adapts to change as <text:span text:style-name="T2198">they</text:span> come.</text:p>
      <text:p text:style-name="P803"/>
      <text:p text:style-name="P804">Anyway this is the point I’m trying to get across, adaptability based on cooperation and self-awareness is what I’m trying to reinforce or add to <text:s/>society and people’s <text:span text:style-name="T2199">lives</text:span>. And now, with the technological advancements, it <text:span text:style-name="T2200">is</text:span> more doable than ever before.</text:p>
      <text:p text:style-name="P804"/>
      <text:p text:style-name="P804">In this chapter I’ve explored possible cheerful consequences on power dynamics. And, what I’m more confident about is that the transition or evolution can be carried out in a more peaceful way than ever before due to the explained principles Cheerfulism promotes plus our new technologies.</text:p>
      <text:p text:style-name="P46"/>
      <text:p text:style-name="P46">----------------------------------------------------------------------------------------------------------------------</text:p>
      <text:p text:style-name="P76"/>
      <text:p text:style-name="P182">Transition from <text:span text:style-name="T2434">C</text:span>hapter 4 to <text:span text:style-name="T2434">C</text:span>hapter 5</text:p>
      <text:p text:style-name="P75"/>
      <text:p text:style-name="P413">In the following chapter, I will emphasize the use of “I believe”. Please notice, I’m saying I believe, I can’t affirm it, I don’t have the data. <text:span text:style-name="T882">I think </text:span><text:span text:style-name="T2677">it</text:span><text:span text:style-name="T882"> is healthy to </text:span><text:span text:style-name="T2203">heavily</text:span><text:span text:style-name="T2202"> </text:span><text:span text:style-name="T882">reiterate on this: </text:span>I’m tackling a problem with a Cheerful approach, but <text:span text:style-name="T514">as mentioned long before </text:span>this doesn’t define what Cheerfulism thinks of socialism or liber<text:span text:style-name="T1183">tarianism</text:span> <text:span text:style-name="T757">or any other -ism mentioned </text:span><text:span text:style-name="T2204">later</text:span>. <text:span text:style-name="T758">I reiterate</text:span> Cheerfulism is a base <text:span text:style-name="T883">for</text:span> thinking <text:span text:style-name="T883">and living</text:span>, and any conclusion people arrive at by applying it <text:span text:style-name="T1377">it’</text:span>s not Cheerfulism itself. </text:p>
      <text:p text:style-name="P413"/>
      <text:p text:style-name="P414"><text:span text:style-name="T1183">A</text:span>s Cheerfulism <text:span text:style-name="T1378">would </text:span>say, <text:span text:style-name="T110">c</text:span><text:span text:style-name="T111">onclusions are based on </text:span><text:span text:style-name="T114">the</text:span><text:span text:style-name="T109"> system</text:span><text:span text:style-name="T111">s </text:span><text:span text:style-name="T109">analyzed and </text:span><text:span text:style-name="T115">they are </text:span><text:span text:style-name="T111">meant to be </text:span><text:span text:style-name="T109">changed if necessary</text:span>. </text:p>
      <text:p text:style-name="P414"/>
      <text:p text:style-name="P414"><text:span text:style-name="T759">A bunch of bad </text:span>things have been done <text:span text:style-name="T760">t</text:span><text:span text:style-name="T1255">hr</text:span><text:span text:style-name="T760">ough history </text:span>because of trying to apply philosophical knowledge inconsistently or <text:span text:style-name="T761">not </text:span>adapted to real-world specific circumstances.<text:span text:style-name="T514"> Cheerfulism can mitigate the damage when this pattern </text:span><text:span text:style-name="T764">happens</text:span><text:span text:style-name="T514">, </text:span><text:span text:style-name="T762">not completely remove </text:span><text:span text:style-name="T883">it </text:span><text:span text:style-name="T763">though</text:span><text:span text:style-name="T762"> because trial and error </text:span><text:span text:style-name="T1379">is</text:span><text:span text:style-name="T762"> </text:span><text:span text:style-name="T883">intrinsic </text:span><text:span text:style-name="T763">to humans.</text:span></text:p>
      <text:p text:style-name="P413"/>
      <text:p text:style-name="P429">Here is a little note on trial and error avoidance:</text:p>
      <text:p text:style-name="P429"/>
      <text:p text:style-name="P675"><text:span text:style-name="T295">“</text:span>We gotta look at the past sometimes to try to predict ou<text:span text:style-name="T467">r </text:span>present path, but not for creating it. For that we should look at the present itself and think of the future.<text:span text:style-name="T295">”</text:span></text:p>
      <text:p text:style-name="P679">(The author of this book, around 2022)</text:p>
      <text:p text:style-name="P413"/>
      <text:p text:style-name="P430">Now from power dynamics, once a nation is build <text:span text:style-name="T959">and satisfies the natural needs of food, water and sec</text:span><text:span text:style-name="T19">urity</text:span><text:span text:style-name="T1">, y</text:span>ou need to find a way to allocate the <text:span text:style-name="T960">rest of </text:span>resource<text:span text:style-name="T961">s</text:span> so everyone is satisfied, that is what next chapter is about. L<text:span text:style-name="T514">et’s step into chapter 5.</text:span></text:p>
      <text:p text:style-name="P91"/>
      <text:p text:style-name="P46">----------------------------------------------------------------------------------------------------------------------</text:p>
      <text:p text:style-name="P156"/>
      <text:p text:style-name="P732"><text:bookmark-start text:name="5.- Distrbuting resources cheerfulism new teh et"/><text:span text:style-name="T5">5.- </text:span><text:span text:style-name="T7">Thoughts on the ideal society, part </text:span><text:span text:style-name="T8">2: </text:span><text:span text:style-name="T9">On o</text:span><text:span text:style-name="T5">rganizing </text:span><text:span text:style-name="T10">resources </text:span><text:span text:style-name="T12">plus</text:span><text:span text:style-name="T11"> the </text:span><text:span text:style-name="T14">potential </text:span><text:span text:style-name="T12">influence of </text:span><text:span text:style-name="T5">Cheerfulism and </text:span><text:span text:style-name="T11">new</text:span><text:span text:style-name="T5"> tech </text:span><text:span text:style-name="T13">on it</text:span><text:span text:style-name="T5">.</text:span><text:bookmark-end text:name="5.- Distrbuting resources cheerfulism new teh et"/></text:p>
      <text:p text:style-name="P125"/>
      <text:p text:style-name="P431">In this chapter I will delve into the 2 core problems of organizing resources in a society <text:span text:style-name="T1541">and how recent advancements </text:span><text:span text:style-name="T1542">in technology and Cheerfulism</text:span><text:span text:style-name="T1541"> </text:span><text:span text:style-name="T1542">can </text:span><text:span text:style-name="T1541">help us solve </text:span><text:span text:style-name="T1542">them</text:span><text:span text:style-name="T1541">.</text:span></text:p>
      <text:p text:style-name="P431"/>
      <text:p text:style-name="P415">The technologies I <text:span text:style-name="T1255">will be</text:span> talking about are <text:span text:style-name="T890">the most recent ones:</text:span> AI (Artificial Intelligence) and blockchain (<text:span text:style-name="T1111">a technology that allows for </text:span><text:span text:style-name="T889">distributed, decentralized </text:span>database<text:span text:style-name="T1111">s, like the one</text:span> Bitcoin uses). <text:span text:style-name="T969">Despite th</text:span><text:span text:style-name="T1461">ese </text:span><text:span text:style-name="T969">more recent advancements </text:span><text:span text:style-name="T890">it’s worth noting that internet is also a </text:span><text:soft-page-break/><text:span text:style-name="T890">technology that marks an inflection point in the information </text:span><text:span text:style-name="T1543">and resource</text:span><text:span text:style-name="T1544">s</text:span><text:span text:style-name="T1543"> </text:span><text:span text:style-name="T890">management history.</text:span></text:p>
      <text:p text:style-name="P415"/>
      <text:p text:style-name="P415">But before getting into technical stuff <text:span text:style-name="T890">related to </text:span><text:span text:style-name="T1545">the </text:span><text:span text:style-name="T890">resource allocation </text:span><text:span text:style-name="T1545">issue</text:span>, technologically speaking or sociologically speaking, let's talk about some other <text:span text:style-name="T1546">related </text:span>more day-to-day human things that caught my attention <text:span text:style-name="T2205">and </text:span><text:span text:style-name="T2213">that </text:span><text:span text:style-name="T2205">are important to understand </text:span><text:span text:style-name="T2206">beforehand</text:span>.</text:p>
      <text:p text:style-name="P75"/>
      <text:p text:style-name="P182"><text:bookmark-start text:name="5.1.- Poli citi mistakes"/>5.1.- Politicians, citizens, and their <text:span text:style-name="T914">mistakes.</text:span><text:bookmark-end text:name="5.1.- Poli citi mistakes"/></text:p>
      <text:p text:style-name="P75"/>
      <text:p text:style-name="P801">It's somewhat ironic that politicians, equipped with enough intelligence to manipulate, convince or control people, often fail to recognize the long-term value of the common good. Setting aside technicalities, I believe their mistakes lie on a personal level. In contrast to the average citizen’s problem, they aren't that much ignorant, they rather <text:span text:style-name="T1463">are </text:span>misus<text:span text:style-name="T1462">i</text:span><text:span text:style-name="T1463">n</text:span><text:span text:style-name="T1462">g</text:span> their intellect. At the end of the day, if they can't grasp the significance of a future where we all thrive, I must conclude that I believe they are, indeed, dumb. Or at least dumb in that part of life.</text:p>
      <text:p text:style-name="P4"/>
      <text:p text:style-name="P693">--------------------------------------------------------------------------------------------------------------------------------------------------------------</text:p>
      <text:p text:style-name="P688"><text:span text:style-name="T260">Disclaimer</text:span>: As mentioned in the transition, (this is a key aspect, that is why I’m repeating myself) notice I <text:span text:style-name="T470">will say:</text:span> I believe, I can’t <text:span text:style-name="T471">check and affirm some stuff</text:span>, I don’t have the statistics. (Hey! Little <text:span text:style-name="T2214">cheerful </text:span>call <text:s/><text:span text:style-name="T891">to explore </text:span>here, I encourage you to search them, and if they don’t exist, go and gather them).</text:p>
      <text:p text:style-name="P693">--------------------------------------------------------------------------------------------------------------------------------------------------------------</text:p>
      <text:p text:style-name="P75"/>
      <text:p text:style-name="P959"><text:span text:style-name="T201">I said </text:span><text:span text:style-name="T212">I </text:span><text:span text:style-name="T201">believe, I can’t affirm it either because there's a chance that these politicians, despite their intelligence, are fully aware and choose to act “short-sightedly” out of malice </text:span><text:span text:style-name="T202">or egoism </text:span><text:span text:style-name="T213">despite the </text:span><text:span text:style-name="T202">bad outcome</text:span><text:span text:style-name="T201">. However, </text:span><text:span text:style-name="T203">even if they are intelligent malicious individuals, </text:span><text:span text:style-name="T201">they're </text:span><text:span text:style-name="T203">still making </text:span><text:span text:style-name="T201">dumb </text:span><text:span text:style-name="T203">actions thus I </text:span><text:span text:style-name="T204">see</text:span><text:span text:style-name="T203"> them as dumb</text:span><text:span text:style-name="T201">. </text:span><text:span text:style-name="T205">A</text:span><text:span text:style-name="T201">cting with malice doesn’t disregard the fact that they are being or acting dumb </text:span><text:span text:style-name="T206">by renouncing to a wealthier future in exchange of some personal </text:span><text:span text:style-name="T207">present </text:span><text:span text:style-name="T206">luxur</text:span><text:span text:style-name="T208">ies</text:span><text:span text:style-name="T201">. </text:span><text:span text:style-name="T209">The average citizen of today has more luxuries than medieval kings, so what is the point on having let say 10% of wealth in a poor society when you could have 5% in a much much more wealthier society. The fact that that 5% can be bigger than the 10% </text:span><text:span text:style-name="T210">is what makes me see them as dumb, </text:span><text:span text:style-name="T216">and lazy,</text:span><text:span text:style-name="T210"> regardless of </text:span><text:span text:style-name="T215">potential </text:span><text:span text:style-name="T211">evil</text:span><text:span text:style-name="T214">ness</text:span><text:span text:style-name="T209">.</text:span></text:p>
      <text:p text:style-name="P416"/>
      <text:p text:style-name="P416">Clearly an institutional framework to <text:span text:style-name="T2471">control</text:span> such behaviors is crucial, something that's currently lacking in a lot of countries in the world. <text:span text:style-name="T2470">Yet as</text:span> someone with <text:span text:style-name="T1257">libertarian</text:span> <text:span text:style-name="T2472">tendencies</text:span>, I prefer to focus on individual mistakes to highlight the direction of change.</text:p>
      <text:p text:style-name="P416"/>
      <text:p text:style-name="P684"><text:bookmark-start text:name="5.1.0.1.-Critique to libertarianism"/>5.1.0.1.- A critique to libertarianism.<text:bookmark-end text:name="5.1.0.1.-Critique to libertarianism"/></text:p>
      <text:p text:style-name="P650"/>
      <text:p text:style-name="P426"><text:span text:style-name="T1">I'm an advocate for </text:span><text:span text:style-name="T87">libertarianism</text:span><text:span text:style-name="T1">, but I acknowledge its imperfections. It operates on the </text:span><text:span text:style-name="T88">hope</text:span><text:span text:style-name="T1"> tha</text:span>t individuals will act wisely when shaping their life's path, which isn't always the case. Hence, I believe there should be a 'socialist touch' <text:span text:style-name="T892">when</text:span> educat<text:span text:style-name="T892">ing </text:span>people, <text:span text:style-name="T892">whether in public school or in the family household, </text:span>about the importance of considering others and the medium to long-term consequences of <text:span text:style-name="T893">your</text:span> actions <text:span text:style-name="T1464">in them. </text:span><text:span text:style-name="T2218">Whether those actions are accidentally or directly affecting them. </text:span><text:span text:style-name="T2479">An example of action could be </text:span><text:span text:style-name="T2218">you deciding to help or guide them in their bad choices.</text:span></text:p>
      <text:p text:style-name="P426"/>
      <text:p text:style-name="P426"><text:span text:style-name="T2215">It is true that libertarianism already considers </text:span><text:span text:style-name="T2219">others </text:span><text:span text:style-name="T2480">in its discourse</text:span><text:span text:style-name="T2215">, I just want to emphasize that in my opinion </text:span><text:span text:style-name="T2481">it clearly</text:span><text:span text:style-name="T2215"> require</text:span><text:span text:style-name="T2481">s</text:span><text:span text:style-name="T2215"> a </text:span><text:span text:style-name="T2483">greater </text:span><text:span text:style-name="T2215">highlight </text:span><text:span text:style-name="T2483">with a clearer </text:span><text:span text:style-name="T2482">definition</text:span><text:span text:style-name="T2215">.</text:span></text:p>
      <text:p text:style-name="P426"/>
      <text:p text:style-name="P543">Libertarianism says that you, the individual, are the supreme leader of your life and everyone should respect your life project and ambitions as long as they don’t cause damage to other people’s life projects.</text:p>
      <text:p text:style-name="P543"/>
      <text:p text:style-name="P544">Sounds good right? Well this is <text:span text:style-name="T2484">actually</text:span> non-sense, it contradicts itself. <text:span text:style-name="T2485">Why?</text:span></text:p>
      <text:p text:style-name="P75"/>
      <text:p text:style-name="P535"><text:span text:style-name="T2485">I</text:span><text:span text:style-name="T1388">t</text:span> <text:span text:style-name="T2486">marks </text:span>the individual as the unbreakable, impregnable unit of society. <text:span text:style-name="T1387">And all action should be taken in order to respect the individual as he is the supreme leader of his life. </text:span><text:span text:style-name="T2219">But, only as</text:span><text:span text:style-name="T2216"> long as he is not negatively impacting other supreme leaders of their own </text:span><text:span text:style-name="T2220">lives, other humans</text:span><text:span text:style-name="T1387">. </text:span><text:soft-page-break/><text:span text:style-name="T2221">But… </text:span><text:span text:style-name="T2487">what</text:span><text:span text:style-name="T2221"> if I got a definition of what I want that aggressively clashes with what you want, who decides who is the actual supreme leader of its </text:span><text:span text:style-name="T2488">own</text:span><text:span text:style-name="T2221"> life? </text:span></text:p>
      <text:p text:style-name="P535"/>
      <text:p text:style-name="P537"><text:span text:style-name="T2224">One </text:span><text:span text:style-name="T2473">of u</text:span><text:span text:style-name="T2474">s </text:span><text:span text:style-name="T2224">has to get the supremacy and become the leader of its own life while the other doesn’t. </text:span><text:span text:style-name="T2226">Then what? Libertarianism is true for some and false for others? Indeed. </text:span></text:p>
      <text:p text:style-name="P537"/>
      <text:p text:style-name="P546">And if you coordinate your society in a truth that only applies to some, even if they are the majority, <text:span text:style-name="T2489">you will for sure be acting in an inadequate way to other realities. </text:span></text:p>
      <text:p text:style-name="P546"/>
      <text:p text:style-name="P546"><text:span text:style-name="T2492">Not necessarily in all situations, but eventually t</text:span><text:span text:style-name="T2490">he supremacy of </text:span><text:span text:style-name="T2492">one </text:span><text:span text:style-name="T2490">individual </text:span><text:span text:style-name="T2491">will </text:span><text:span text:style-name="T2493">come </text:span><text:span text:style-name="T2490">at cost of the supremacy of </text:span><text:span text:style-name="T2526">ano</text:span><text:span text:style-name="T2490">ther individual. </text:span><text:span text:style-name="T2494">Basing </text:span><text:span text:style-name="T2490">you</text:span><text:span text:style-name="T2495">r</text:span><text:span text:style-name="T2490"> line of actions </text:span><text:span text:style-name="T2496">i</text:span><text:span text:style-name="T2527">n</text:span><text:span text:style-name="T2490"> the freedom of the individual </text:span><text:span text:style-name="T2528">is impossible because it is impossible </text:span><text:span text:style-name="T2530">not to</text:span><text:span text:style-name="T2528"> suppress any individual in a society </text:span><text:span text:style-name="T2529">forever</text:span><text:span text:style-name="T2528">.</text:span></text:p>
      <text:p text:style-name="P545"/>
      <text:p text:style-name="P538"><text:span text:style-name="T2497">L</text:span><text:span text:style-name="T1256">ibertarianism’</text:span><text:span text:style-name="T2273">s</text:span><text:span text:style-name="T2225"> </text:span><text:span text:style-name="T2222">premise is false, </text:span><text:span text:style-name="T2497">you can’t </text:span><text:span text:style-name="T2531">always </text:span><text:span text:style-name="T2497">be the supreme leader of your life if you are surrounded by others</text:span><text:span text:style-name="T2227">.</text:span><text:span text:style-name="T2497"> </text:span><text:span text:style-name="T2228">H</text:span><text:span text:style-name="T2222">umans </text:span><text:span text:style-name="T2497">will never be, we have always needed and depended on each other since ancient times. It is in our nature the need of </text:span><text:span text:style-name="T2533">coordination with other</text:span><text:span text:style-name="T2535">s</text:span><text:span text:style-name="T2533">, whether t</text:span><text:span text:style-name="T2534">h</text:span><text:span text:style-name="T2533">rough cooperation or domination</text:span><text:span text:style-name="T2498">. </text:span><text:span text:style-name="T2532">T</text:span><text:span text:style-name="T2497">hinking it is possible for a individual to </text:span><text:span text:style-name="T2536">always </text:span><text:span text:style-name="T2497">be free is anti-natural and false.</text:span></text:p>
      <text:p text:style-name="P538"/>
      <text:p text:style-name="P539"><text:span text:style-name="T2499">S</text:span><text:span text:style-name="T2229">aying that individuals are their own shapers of their </text:span><text:span text:style-name="T2537">life-</text:span><text:span text:style-name="T2229">path as long as they do not cause negative externalities</text:span><text:span text:style-name="T2231"> </text:span><text:span text:style-name="T2229">to others’ </text:span><text:span text:style-name="T2500">path</text:span><text:span text:style-name="T2538">s</text:span><text:span text:style-name="T2500"> </text:span><text:span text:style-name="T2229">is a </text:span><text:span text:style-name="T2230">non-sense, always true, useless </text:span><text:span text:style-name="T2229">phrase. I</text:span><text:span text:style-name="T2231">t’</text:span><text:span text:style-name="T2229">s like saying apples are </text:span><text:span text:style-name="T2501">blue</text:span><text:span text:style-name="T2229"> as long as they are not </text:span><text:span text:style-name="T2501">red</text:span><text:span text:style-name="T2229">. </text:span><text:span text:style-name="T2231">And if you decide to delete the second part of negative externalities</text:span><text:span text:style-name="T2229"> </text:span><text:span text:style-name="T2232">the phrase just becomes false.</text:span></text:p>
      <text:p text:style-name="P551"><text:s/></text:p>
      <text:p text:style-name="P536"><text:span text:style-name="T1465">W</text:span><text:span text:style-name="T1387">e humans need others to survive, we inherently have a </text:span><text:span text:style-name="T2223">natural </text:span><text:span text:style-name="T1387">dependency on others and basing all decision making on that we </text:span><text:span text:style-name="T1389">are the only one who decide</text:span><text:span text:style-name="T1465">s</text:span><text:span text:style-name="T1389"> our life-path </text:span><text:span text:style-name="T1387">lead</text:span><text:span text:style-name="T1391">s</text:span><text:span text:style-name="T1387"> to </text:span><text:span text:style-name="T1391">some </text:span><text:span text:style-name="T1387">inconsistencies and </text:span><text:span text:style-name="T1391">conflicts</text:span><text:span text:style-name="T1387"> </text:span><text:span text:style-name="T1390">in</text:span><text:span text:style-name="T1387"> co</text:span><text:span text:style-name="T46">ordination.</text:span></text:p>
      <text:p text:style-name="P648"/>
      <text:p text:style-name="P540"><text:span text:style-name="T47">So no, basing ourselves in libertarianism won’t make this world an utopia because of this non-sense phrasing </text:span><text:span text:style-name="T65">at its base</text:span><text:span text:style-name="T47">.</text:span></text:p>
      <text:p text:style-name="P651"/>
      <text:p text:style-name="P541"><text:span text:style-name="T48">I do not think libertarianism </text:span><text:span text:style-name="T67">principles </text:span><text:span text:style-name="T48">focus </text:span><text:span text:style-name="T66">properly</text:span><text:span text:style-name="T48"> on real empathy. </text:span><text:span text:style-name="T61">Do what you want but if you cause negative externalities you will be punished, then it </text:span><text:span text:style-name="T98">can’t always be </text:span><text:span text:style-name="T61">what I want, who defines what a negative externality is? The individual? </text:span><text:span text:style-name="T62">Which individual, </text:span><text:span text:style-name="T68">y</text:span><text:span text:style-name="T62">ou, </text:span><text:span text:style-name="T68">m</text:span><text:span text:style-name="T62">e? Different things bother each of us and the clear definition of </text:span><text:span text:style-name="T69">what things are a </text:span><text:span text:style-name="T62">negative externality </text:span><text:span text:style-name="T69">will change depending on who you ask.</text:span></text:p>
      <text:p text:style-name="P652"/>
      <text:p text:style-name="P547"><text:span text:style-name="T69">A</text:span><text:span text:style-name="T1">nd this is why libertarianism defends the existence of a state, as minimal and small as possible, but a state. </text:span><text:span text:style-name="T70">A state that rules over the individual while at the same time governing for him? That will, </text:span><text:span text:style-name="T71">unavoidably,</text:span><text:span text:style-name="T70"> be true for some and false for others. </text:span><text:span text:style-name="T74">Libertarianism ha</text:span><text:span text:style-name="T75">s</text:span><text:span text:style-name="T74"> premises </text:span><text:span text:style-name="T99">that are </text:span><text:span text:style-name="T74">incompatible with each other, </text:span><text:span text:style-name="T77">a </text:span><text:span text:style-name="T74">minimal state next to individual freedom? </text:span><text:span text:style-name="T76">next to respecting private property, freedom of association</text:span><text:span text:style-name="T77">?</text:span><text:span text:style-name="T74"> </text:span><text:span text:style-name="T77">I doesn’t</text:span><text:span text:style-name="T76"> matter </text:span><text:span text:style-name="T77">with how many words libertarianism tries to describe </text:span><text:span text:style-name="T76">freedom of action of an individual,</text:span><text:span text:style-name="T74"> </text:span><text:span text:style-name="T77">with a</text:span><text:span text:style-name="T76"> s</text:span><text:span text:style-name="T74">tate </text:span><text:span text:style-name="T77">this </text:span><text:span text:style-name="T74">will </text:span><text:span text:style-name="T78">always be </text:span><text:span text:style-name="T74">suppress</text:span><text:span text:style-name="T78">ed </text:span><text:span text:style-name="T79">to some extent</text:span><text:span text:style-name="T74">.</text:span></text:p>
      <text:p text:style-name="P653"><text:s/></text:p>
      <text:p text:style-name="P541"><text:span text:style-name="T72">T</text:span><text:span text:style-name="T63">he supremacy of the individual unless he causes negative externalities meas no supremacy of any individual at all. </text:span><text:span text:style-name="T100">I</text:span><text:span text:style-name="T73">t contradicts itself and it is a useless phrase that adds no information. </text:span><text:span text:style-name="T80">Or <text:s/>is it?</text:span></text:p>
      <text:p text:style-name="P654"/>
      <text:p text:style-name="P549"><text:span text:style-name="T80">I</text:span><text:span text:style-name="T1">f you read the phrase assuming the first part as the impregnable one, it is contradictory. </text:span><text:span text:style-name="T102">B</text:span><text:span text:style-name="T1">ut if you read it as the second </text:span><text:span text:style-name="T101">part</text:span><text:span text:style-name="T1"> being the impregnable one, it actually makes sense. </text:span><text:span text:style-name="T81">Sure, </text:span><text:span text:style-name="T103">as a human you are</text:span><text:span text:style-name="T81"> free as long as you don’t bother others too much. </text:span><text:span text:style-name="T82">So what then, is libertarianism really contradictory? </text:span><text:span text:style-name="T83">Only if you think </text:span><text:span text:style-name="T84">the first part of the phrase is true.</text:span></text:p>
      <text:p text:style-name="P655"/>
      <text:p text:style-name="P550"><text:span text:style-name="T84">B</text:span><text:span text:style-name="T1">ut wait… if you think the second part of the phrase as </text:span><text:span text:style-name="T104">the</text:span><text:span text:style-name="T1"> true </text:span><text:span text:style-name="T105">one</text:span><text:span text:style-name="T1">… isn’t that socialism? </text:span><text:span text:style-name="T85">Correct. </text:span><text:span text:style-name="T86">So, yeah, no matter how you see it, libertarianism </text:span><text:span text:style-name="T106">is</text:span><text:span text:style-name="T86"> based on a non-sene contradiction, and if you try to see it in another way, boom, you became socialist.</text:span></text:p>
      <text:p text:style-name="P649"/>
      <text:p text:style-name="P548"><text:soft-page-break/>Communism is build on a straight up wrong premise <text:span text:style-name="T2504">of any human </text:span><text:span text:style-name="T2505">productive </text:span><text:span text:style-name="T2504">interaction being an abuse</text:span>, libertarianism is build on a <text:span text:style-name="T2511">contradictory </text:span>non-sense premise, <text:span text:style-name="T2510">anarchism is also build on a straight up wrong premise of humans never having dangerous discrepancies </text:span><text:span text:style-name="T2512">with each other</text:span> and socialism might be the truest protocol to human nature.</text:p>
      <text:p text:style-name="P548"/>
      <text:p text:style-name="P548">Yet I think we should aim to get away from socialism as much as we can and try <text:span text:style-name="T2506">to </text:span>be a<text:span text:style-name="T2507">s</text:span> libertarian as possible. Sounds contradictory at first right? <text:span text:style-name="T2502">Am I really </text:span><text:span text:style-name="T2503">someone with </text:span><text:span text:style-name="T2502">libertarian </text:span><text:span text:style-name="T2503">tendencies</text:span><text:span text:style-name="T2502">? </text:span><text:span text:style-name="T2508">Of course I am, do</text:span><text:span text:style-name="T2539">n’t</text:span><text:span text:style-name="T2508"> you see that now I’</text:span><text:span text:style-name="T2539">m</text:span><text:span text:style-name="T2508"> sound</text:span><text:span text:style-name="T2539">ing </text:span><text:span text:style-name="T2508">contradi</text:span><text:span text:style-name="T2513">ctory</text:span><text:span text:style-name="T2508"> just like libertarianism?</text:span><text:span text:style-name="T2503"> </text:span><text:span text:style-name="T2509">A</text:span>ll will be fully explained and linked together later in this chapter.</text:p>
      <text:p text:style-name="P542"/>
      <text:p text:style-name="P685">Back to 5.1.1.- Politicians, citizens, and their mistakes.</text:p>
      <text:p text:style-name="P542"/>
      <text:p text:style-name="P542"><text:span text:style-name="T2233">Now </text:span><text:span text:style-name="T2217">setting aside </text:span><text:span text:style-name="T64">criticism</text:span><text:span text:style-name="T2217"> towards libertarianism and </text:span><text:span text:style-name="T1392">going back to </text:span><text:span text:style-name="T1468">humans’ </text:span><text:span text:style-name="T1466">mistakes.</text:span><text:span text:style-name="T1392"> </text:span><text:span text:style-name="T2234">T</text:span><text:span text:style-name="T1467">he main mistake of citizens is their collective ignorance and lack of desire </text:span><text:span text:style-name="T1483">or ability </text:span><text:span text:style-name="T1467">to learn </text:span><text:span text:style-name="T1484">efficiently</text:span><text:span text:style-name="T1467">. </text:span><text:span text:style-name="T2272">As I’m Spanish, I will use the Spanish example.</text:span></text:p>
      <text:p text:style-name="P77"/>
      <text:p text:style-name="P417">The average Spaniard should be more educated in economics and geopolitics, especially in universal concepts that transcend ideologies. This includes understanding the principle that power abhors a vacuum, <text:span text:style-name="T1258">that money is a source of power,</text:span> the technical nature of money, how personal debt operates, interest rates, <text:span text:style-name="T2440">what truly constitutes separation of powers inside </text:span><text:span text:style-name="T2441">a</text:span><text:span text:style-name="T2440"> state, </text:span>and the <text:span text:style-name="T2235">ability</text:span><text:span text:style-name="T1469"> to understand and deduce possible</text:span> long-term consequences of economic and political decisions. </text:p>
      <text:p text:style-name="P417"/>
      <text:p text:style-name="P428"><text:span text:style-name="T894">They also </text:span><text:span text:style-name="T1471">generally </text:span><text:span text:style-name="T894">lack </text:span><text:span text:style-name="T1112">of: </text:span><text:span text:style-name="T894">personal planning </text:span><text:span text:style-name="T1471">long-term, </text:span><text:span text:style-name="T1470">personal </text:span><text:span text:style-name="T894">finance </text:span><text:span text:style-name="T1470">planning </text:span><text:span text:style-name="T894">wisdom </text:span><text:span text:style-name="T1471">(mid and long term) </text:span><text:span text:style-name="T2540">and</text:span><text:span text:style-name="T1471"> </text:span><text:span text:style-name="T894">lack of knowledge about the laws </text:span><text:span text:style-name="T1113">that regulate the taxes thus their money </text:span><text:span text:style-name="T1393">and future</text:span><text:span text:style-name="T894">. </text:span><text:span text:style-name="T895">An over-age Spanish </text:span><text:span text:style-name="T1472">(+18 years old), </text:span><text:span text:style-name="T2569">from my generation</text:span><text:span text:style-name="T895"> </text:span><text:span text:style-name="T2570">at least, </text:span><text:span text:style-name="T895">can become an adult without no-one ever explain</text:span><text:span text:style-name="T896">ing</text:span><text:span text:style-name="T895"> to him how to pay his taxes </text:span><text:span text:style-name="T1394">or </text:span><text:span text:style-name="T1472">how to</text:span><text:span text:style-name="T1394"> plan his financial future. </text:span><text:span text:style-name="T1472">A grown Spani</text:span><text:span text:style-name="T2236">ard</text:span><text:span text:style-name="T1472"> </text:span><text:span text:style-name="T1473">can </text:span><text:span text:style-name="T895">hav</text:span><text:span text:style-name="T1473">e </text:span><text:span text:style-name="T895">no idea </text:span><text:span text:style-name="T2237">about </text:span><text:span text:style-name="T895">how much he will pay </text:span><text:span text:style-name="T1473">in taxes</text:span><text:span text:style-name="T895"> or how the</text:span><text:span text:style-name="T2238">ir</text:span><text:span text:style-name="T895"> underneath </text:span><text:span text:style-name="T1395">laws </text:span><text:span text:style-name="T895">work </text:span><text:span text:style-name="T2239">or</text:span><text:span text:style-name="T1473"> </text:span><text:span text:style-name="T1395">even </text:span><text:span text:style-name="T1471">why they </text:span><text:span text:style-name="T1474">really </text:span><text:span text:style-name="T1471">exist </text:span><text:span text:style-name="T2541">in</text:span><text:span text:style-name="T1471"> the first place</text:span><text:span text:style-name="T895">.</text:span></text:p>
      <text:p text:style-name="P418"/>
      <text:p text:style-name="P418"><text:span text:style-name="T1396">All these are</text:span><text:span text:style-name="T897"> essential </text:span><text:span text:style-name="T1475">for </text:span><text:span text:style-name="T897">the search of a better future if desired. Thus </text:span><text:span text:style-name="T1397">we are </text:span><text:span text:style-name="T897">creating lost people unable to guide themselves </text:span><text:span text:style-name="T898">or that guide themselves in very poor ways, </text:span><text:span text:style-name="T1114">like </text:span><text:span text:style-name="T898">following leaders without questioning them</text:span><text:span text:style-name="T897">. </text:span><text:span text:style-name="T2542">Which by the way </text:span><text:span text:style-name="T2543">increases the likelihood of a scam being successful</text:span><text:span text:style-name="T2542">.</text:span></text:p>
      <text:p text:style-name="P419"/>
      <text:p text:style-name="P418">Apart from <text:span text:style-name="T899">this lack of knowledge</text:span>, our education system centers around memorization <text:span text:style-name="T1398">of </text:span>allegedly useful information too much, instead of embracing the engineer’s way of thinking. So not only the knowledge my society is getting <text:span text:style-name="T1259">is </text:span><text:span text:style-name="T900">mostly </text:span>useless and incomplete <text:span text:style-name="T1115">for</text:span> the current <text:span text:style-name="T1476">state of the </text:span>world and for current life needs, but also the methods they use to get knowledge are on the wrong track if we aim for an efficient, thriving society.</text:p>
      <text:p text:style-name="P418"/>
      <text:p text:style-name="P418"><text:span text:style-name="T901">Both the knowledge and the methodology give raise to weak</text:span><text:span text:style-name="T902">er and more</text:span><text:span text:style-name="T901"> dependent humans in the psychological point of view. </text:span>This will be hard to change as we are raised <text:span text:style-name="T1260">weakly</text:span> and with a lot of useless information <text:span text:style-name="T902">since we are kids</text:span>. <text:span text:style-name="T1477">That is a lot of wasted time.</text:span> Spanish people have a big challenge ahead of them. <text:span text:style-name="T2240">T</text:span>hey must overcome it or slowly deteriorate and get enslaved <text:span text:style-name="T1116">or </text:span>extinguished.</text:p>
      <text:p text:style-name="P78"/>
      <text:p text:style-name="P717"><text:bookmark-start text:name="5.1.1.- Solution tt"/><text:span text:style-name="T2272">5.1.</text:span><text:span text:style-name="T2295">1.</text:span><text:span text:style-name="T2272">- </text:span>A <text:span text:style-name="T1487">solution for the</text:span> <text:span text:style-name="T1487">citizens.</text:span><text:bookmark-end text:name="5.1.1.- Solution tt"/></text:p>
      <text:p text:style-name="P75"/>
      <text:p text:style-name="P420"><text:span text:style-name="T903">Coming back to the general case, t</text:span>he citizens have part of the blame, but you shouldn’t be too harsh on <text:span text:style-name="T1261">them, </text:span><text:span text:style-name="T1262">or yourself</text:span>. It's <text:span text:style-name="T1480">by no means </text:span>entirely your fault. <text:span text:style-name="T1480">Y</text:span>ou have been in a trap, <text:span text:style-name="T1480">a scam</text:span>, a system that molds you that way <text:span text:style-name="T1478">and coerces</text:span><text:span text:style-name="T1479"> </text:span><text:span text:style-name="T1478">you to waste your time</text:span>. </text:p>
      <text:p text:style-name="P420"/>
      <text:p text:style-name="P421"><text:span text:style-name="T1481">H</text:span><text:span text:style-name="T903">ope </text:span><text:span text:style-name="T1481">can be found </text:span><text:span text:style-name="T903">in the fact that </text:span>we are like water, our shape can mold, it's not fixed. So I really encourage you<text:span text:style-name="T1482"> </text:span><text:span text:style-name="T1117">in order to</text:span> get a better future to improve yourself and encourage those around you to improve that inefficient, non-sustainable part of you<text:span text:style-name="T2241">rselves</text:span> <text:span text:style-name="T904">that has been imposed</text:span>. More on how to do this later <text:span text:style-name="T904">but for now let’s </text:span><text:span text:style-name="T1263">just </text:span><text:span text:style-name="T904">say Bruce Lee was right: Be water, my friend</text:span>.</text:p>
      <text:p text:style-name="P75"/>
      <text:p text:style-name="P718"><text:bookmark-start text:name="5.1.2.- SOlution powerful"/><text:soft-page-break/><text:span text:style-name="T2272">5.1.</text:span><text:span text:style-name="T1488">2.</text:span><text:span text:style-name="T2272">- </text:span>A <text:span text:style-name="T1487">solution for the</text:span> <text:span text:style-name="T1488">powerful.</text:span><text:bookmark-end text:name="5.1.2.- SOlution powerful"/></text:p>
      <text:p text:style-name="P422"/>
      <text:p text:style-name="P422">Now, while the average citizen holds some blame <text:span text:style-name="T905">due to ignorance and weak </text:span><text:span text:style-name="T907">in</text:span><text:span text:style-name="T905">efficient learning capabilities</text:span>, we can't overlook the individual responsibility of politicians, who are, after all, our neighbors and compatriots <text:span text:style-name="T906">too</text:span>. <text:span text:style-name="T1489">Just another human like any other citizen is.</text:span></text:p>
      <text:p text:style-name="P422"/>
      <text:p text:style-name="P422">From here, I encourage politicians to <text:span text:style-name="T476">use their intelligence in </text:span>embrac<text:span text:style-name="T476">ing </text:span>and <text:span text:style-name="T477">get</text:span> persuaded by the medium and long-term benefits of communal well-being, which are: greater collective wealth (even their personal wealth will be greater long-term than their short-term benefits of today), reduced crime, more enjoyment, better parties, and so on.</text:p>
      <text:p text:style-name="P75"/>
      <text:p text:style-name="P434">I’m talking to politicians but I’m generally refer<text:span text:style-name="T908">ring </text:span>to anyone who has power and influence on decision making in the institutions, <text:span text:style-name="T1118">specially in the education </text:span><text:span text:style-name="T1399">system</text:span><text:span text:style-name="T1118"> related ones</text:span>. <text:span text:style-name="T908">I encourage you to apply Cheerfulism in you and </text:span><text:span text:style-name="T1486">talk about it with those around you so its </text:span><text:span text:style-name="T908">influence slowly </text:span><text:span text:style-name="T1486">creates </text:span><text:span text:style-name="T1118">change</text:span><text:span text:style-name="T1486">s that</text:span><text:span text:style-name="T1118"> lead </text:span><text:span text:style-name="T1486">with </text:span><text:span text:style-name="T1118">little to no trauma </text:span><text:span text:style-name="T1486">to this better future. W</text:span><text:span text:style-name="T908">e </text:span><text:span text:style-name="T1118">will </text:span><text:span text:style-name="T908">all walk together to a better future </text:span><text:span text:style-name="T909">and then... we will throw </text:span><text:span text:style-name="T2242">all together </text:span><text:span text:style-name="T909">the biggest party ever. </text:span><text:span text:style-name="T910">I personally find the party argument </text:span><text:span text:style-name="T1485">and goal </text:span><text:span text:style-name="T910">super exciting.</text:span></text:p>
      <text:p text:style-name="P434"/>
      <text:p text:style-name="P435">Don’t you find that appealing powerful ones? Let me try to seduce you even further:</text:p>
      <text:p text:style-name="P154"/>
      <text:p text:style-name="P756">A note for the powerful ones:</text:p>
      <text:p text:style-name="P676"/>
      <text:p text:style-name="P616">It is true by reasons that will be explained later in this chapter that I believe Cheerfulism will create a <text:span text:style-name="T1451">tendency for a more distributed world.</text:span></text:p>
      <text:p text:style-name="P616"/>
      <text:p text:style-name="P615"><text:span text:style-name="T1490">A more distributed </text:span><text:span text:style-name="T1491">power</text:span><text:span text:style-name="T1451"> </text:span><text:span text:style-name="T1491">will </text:span><text:span text:style-name="T1451">probably lead to you not having as much power as </text:span><text:span text:style-name="T1492">of</text:span><text:span text:style-name="T1451"> now thus it is understandable if you repudiate Cheerfulism at first glance. Yet this is why I </text:span><text:span text:style-name="T2243">mention </text:span><text:span text:style-name="T1451">paces of change and trauma. </text:span><text:span text:style-name="T1492">As an example of people with power, </text:span><text:span text:style-name="T1493">r</text:span><text:span text:style-name="T1451">ich oligarchs, are also people, and sudden great down shifts on their </text:span><text:span text:style-name="T1493">wealth</text:span><text:span text:style-name="T1451"> will create a strong opposing force to change. </text:span></text:p>
      <text:p text:style-name="P615"/>
      <text:p text:style-name="P615"><text:span text:style-name="T1500"><text:tab/>1.- </text:span><text:span text:style-name="T1452">That is why I don’t stop mentioning the idea of gradual change to avoid trauma. This trauma and stress is though</text:span><text:span text:style-name="T1494">t</text:span><text:span text:style-name="T1452"> from all perspective</text:span><text:span text:style-name="T1495">s</text:span><text:span text:style-name="T1452">, from the average citizen to the oligarchies. </text:span><text:span text:style-name="T1496">The emphasis </text:span><text:span text:style-name="T2244">of </text:span><text:span text:style-name="T1498">cheerful</text:span><text:span text:style-name="T1496"> individuals </text:span><text:span text:style-name="T1498">to </text:span><text:span text:style-name="T1496">learn and adapt </text:span><text:span text:style-name="T1498">sustainabl</text:span><text:span text:style-name="T1504">y</text:span><text:span text:style-name="T1498"> </text:span><text:span text:style-name="T1496">with others should let you fear less </text:span><text:span text:style-name="T1505">the appearance of </text:span><text:span text:style-name="T1496">big changes that lead to worsening your conditions </text:span><text:span text:style-name="T1497">in an unbearable </text:span><text:span text:style-name="T1506">pace</text:span><text:span text:style-name="T1496">.</text:span></text:p>
      <text:p text:style-name="P635"/>
      <text:p text:style-name="P620"><text:span text:style-name="T1500"><text:tab/>2.- </text:span>Furthermore another reason not to fear Cheerfulism is that if you as a<text:span text:style-name="T1500">n</text:span> oligarch also decide<text:span text:style-name="T1501">s</text:span> to live by <text:span text:style-name="T1502">cheerful</text:span> principles, <text:span text:style-name="T1507">y</text:span>ou will find yourself with more flexibility to adapt to the new changes that will <text:span text:style-name="T1499">be brought</text:span> to the world. <text:span text:style-name="T2245">Good news for</text:span><text:span text:style-name="T1508"> you </text:span><text:span text:style-name="T2245">are that you </text:span><text:span text:style-name="T1508">probably </text:span><text:span text:style-name="T2246">already </text:span><text:span text:style-name="T1508">have the resources (money) to reinvent yourself </text:span><text:span text:style-name="T2544">in a really efficient way</text:span><text:span text:style-name="T1508">, </text:span><text:span text:style-name="T2544">the</text:span><text:span text:style-name="T1508"> only thing you need now is the personal will and dedication </text:span><text:span text:style-name="T1509">that </text:span><text:span text:style-name="T1508">Cheerfuli</text:span><text:span text:style-name="T1510">s</text:span><text:span text:style-name="T1508">m can grant you.</text:span></text:p>
      <text:p text:style-name="P620"/>
      <text:p text:style-name="P617">Thus for <text:span text:style-name="T2247">these</text:span> two main <text:span text:style-name="T1503">reasons you should not fear a cheerful society </text:span><text:span text:style-name="T2545">powerful ones.</text:span></text:p>
      <text:p text:style-name="P617"/>
      <text:p text:style-name="P618"><text:span text:style-name="T1511">But w</text:span>ait… what about people who got into power through <text:span text:style-name="T1527">extreme </text:span>crime and violence? <text:span text:style-name="T1528">Like murdering, war</text:span><text:span text:style-name="T2546">s etc.</text:span></text:p>
      <text:p text:style-name="P618"/>
      <text:p text:style-name="P618"><text:span text:style-name="T1516">Simply explained m</text:span><text:span text:style-name="T1512">y conclusion is that you are in a big mess and if I were in that situation, I would rather </text:span><text:span text:style-name="T1517">prefer</text:span><text:span text:style-name="T1512"> my enemies to be cheerful. You might be in an unavoidable bad </text:span><text:span text:style-name="T1513">situation where people want you dead due to your crimes</text:span><text:span text:style-name="T1512">, Cheerfulism is just the lesser bad, </text:span><text:span text:style-name="T1514">the most empathetic enemies. </text:span><text:span text:style-name="T1518">I would rather have an empathetic intelligent enemy than a dumb cold one.</text:span></text:p>
      <text:p text:style-name="P619"/>
      <text:p text:style-name="P620"><text:span text:style-name="T1515">C</text:span>heerful people are expected to seek less harsh or no revenge, so if you committed horrible crimes to get to your oligarch position you can be a bit less worried about its consequences when you no longer hold as much power.</text:p>
      <text:p text:style-name="P621"/>
      <text:p text:style-name="P622"><text:soft-page-break/>As an idea, maybe <text:span text:style-name="T1519">a cheerful</text:span> nation does not kill you but just isolates you in a desert luxury island. You might think, why would they do that if I hold power no more, they will probably just kill me. <text:span text:style-name="T1453">And, in the current state of the world, indeed.</text:span></text:p>
      <text:p text:style-name="P622"/>
      <text:p text:style-name="P624"><text:span text:style-name="T1520">Good is to mention that </text:span><text:span text:style-name="T1453">in a cheerful world you would not have committed those crimes (abuses) </text:span><text:span text:style-name="T2248">in the first place</text:span><text:span text:style-name="T1453">. The problem </text:span><text:span text:style-name="T2249">arises mainly</text:span><text:span text:style-name="T1453"> during </text:span><text:span text:style-name="T2249">a</text:span><text:span text:style-name="T1453"> transition </text:span><text:span text:style-name="T2249">to a cheerful society</text:span><text:span text:style-name="T1453">. </text:span></text:p>
      <text:p text:style-name="P624"/>
      <text:p text:style-name="P624"><text:span text:style-name="T1454">If </text:span><text:span text:style-name="T1521">the one reading this is </text:span><text:span text:style-name="T1454">a powerful criminal </text:span><text:span text:style-name="T1521">with </text:span><text:span text:style-name="T1454">some people wanting you dead I can’t assure you Cheerfulism will 100% safe you, yet I think </text:span><text:span text:style-name="T2676">it </text:span><text:span text:style-name="T1454">is the best option. </text:span><text:span text:style-name="T1521">Y</text:span><text:span text:style-name="T1454">ou already made a lot of bad for some people. Cheerful </text:span><text:span text:style-name="T1521">enemies are</text:span><text:span text:style-name="T1454"> the best inside the worst, </text:span><text:span text:style-name="T2547">because </text:span><text:span text:style-name="T2548">having an</text:span><text:span text:style-name="T2547"> enemy is always bad. W</text:span><text:span text:style-name="T1454">hat would you prefer, the person seeking revenge on you being a religious radical from whatever religio</text:span><text:span text:style-name="T1455">n</text:span><text:span text:style-name="T1454">, or someone cheerful?</text:span></text:p>
      <text:p text:style-name="P623"/>
      <text:p text:style-name="P625"><text:span text:style-name="T1522">Your </text:span>chances of survival given an amount of pain inflicted to several people are low and <text:span text:style-name="T1522">it </text:span>will always be like that, I just think that under Cheerfulism, those chances are the greatest <text:span text:style-name="T2549">realisticly</text:span> pos<text:span text:style-name="T1456">s</text:span>ible.</text:p>
      <text:p text:style-name="P625"/>
      <text:p text:style-name="P627"><text:span text:style-name="T1523">My thought on </text:span><text:span text:style-name="T2550">what would be the best solution </text:span><text:span text:style-name="T2250">to </text:span><text:span text:style-name="T1523">your situation </text:span><text:span text:style-name="T1457">is to let you have your power until you die </text:span><text:span text:style-name="T1458">from old age </text:span><text:span text:style-name="T1457">while you agree on making the education of new generations cheerful so as to this chaos never repeats </text:span><text:span text:style-name="T1523">itself </text:span><text:span text:style-name="T1457">again. </text:span><text:span text:style-name="T1459">And hopefully, after your dea</text:span><text:span text:style-name="T1524">th</text:span><text:span text:style-name="T1459">, the person that takes your power (whether economical or political) is a bit more cheerful due to coming from a society with more cheerful individuals. </text:span></text:p>
      <text:p text:style-name="P627"/>
      <text:p text:style-name="P627"><text:span text:style-name="T2475">Teaching the cheerful life-path to future generations it the key </text:span><text:span text:style-name="T2477">for giving them the tools to shape a better world</text:span><text:span text:style-name="T2475">. </text:span><text:span text:style-name="T2478">And slowly but surely making newer humans more and more cheerful </text:span><text:span text:style-name="T2551">everytime</text:span><text:span text:style-name="T2478"> is the way to go, whether you are in the purest decentralized state or the the most corrupted dictatorship.</text:span></text:p>
      <text:p text:style-name="P626"/>
      <text:p text:style-name="P628"><text:span text:style-name="T2476">Now i</text:span>magine, <text:span text:style-name="T2251">just imagine,</text:span> you are a socialist dictator. <text:span text:style-name="T2252">Y</text:span>ou can start focusing the education system in the <text:span text:style-name="T1460">engineer’s way of thinking</text:span> and team work with a really good socialist argument: A smarter average citizen that can work along their peers is the best equipped working class! What is better for them that to give them a public system that equips them with the intelligence and teamwork to face the evil capitalism <text:span text:style-name="T1525">and </text:span>libertarianism?!</text:p>
      <text:p text:style-name="P628"/>
      <text:p text:style-name="P629">And boom there you got it. You are still in power for years until you die and you can start making your population more cheerful and bring prosperity to your nation. Hopefully a good bunch of years pass until you die and the next one with power will have committed way less crimes than you or even 0 due to the beginning of the cheerful ideas’ influence in your society.</text:p>
      <text:p text:style-name="P629"/>
      <text:p text:style-name="P630">Notice that it does not matter which ideology you follow in your dictatorship, <text:span text:style-name="T1526">you can always create your discourse in such a way to justify </text:span>Cheerfulism <text:span text:style-name="T1526">into the education system. As in Cheerfulism’s </text:span>core <text:span text:style-name="T1526">lie</text:span><text:span text:style-name="T2552">s</text:span><text:span text:style-name="T1526"> </text:span>useful human values that can be appreciated and integrated with any discourse due to its real general focus on the <text:span text:style-name="T2254">need </text:span>we all <text:span text:style-name="T2253">crave </text:span><text:span text:style-name="T2553">and share</text:span>, human happiness.</text:p>
      <text:p text:style-name="P630"/>
      <text:p text:style-name="P633">Also notice that if your crimes are less severe, like corruption by stealing public funds, all these arguments apply. Cheerful people <text:span text:style-name="T1529">are the best enemies due to its empathy and focus on sustainable change. </text:span><text:span text:style-name="T2554">As an example of a </text:span><text:span text:style-name="T2258">more cheerful perspective to punishment </text:span><text:span text:style-name="T2555">against </text:span><text:span text:style-name="T2258">corruption </text:span><text:span text:style-name="T2556">would be</text:span><text:span text:style-name="T2258">, instead of years in prison, you might jut </text:span><text:span text:style-name="T2557">l</text:span><text:span text:style-name="T2558">ive</text:span><text:span text:style-name="T2258"> a normal life as a normal citizen </text:span><text:span text:style-name="T2559">but</text:span><text:span text:style-name="T2258"> with a debt as big as the money you stole. Forcing you to live </text:span><text:span text:style-name="T2560">kinda</text:span><text:span text:style-name="T2258"> freely yet anchored to your sins </text:span><text:span text:style-name="T2259">until you redeem them, a.k.a. return the stolen money</text:span><text:span text:style-name="T2258">.</text:span></text:p>
      <text:p text:style-name="P631"/>
      <text:p text:style-name="P632"><text:span text:style-name="T2255">Let’s keep noticing stuff. Notice that being an o</text:span>ligarch does not necessarily mean you did something wrong, it jut means a small group of people having the power, which of course <text:span text:style-name="T2256">might </text:span>lead to abuses, <text:span text:style-name="T2257">yet just might </text:span><text:span text:style-name="T2561">and some of them can perfectly be not abusive people.</text:span></text:p>
      <text:p text:style-name="P663"/>
      <text:p text:style-name="P634"><text:span text:style-name="T2260">Well</text:span> powerful readers, hope all these reasons inspired you to start influencing society in a cheerful way. <text:span text:style-name="T2261">And, if you are just a citizen, hope this helped you </text:span><text:span text:style-name="T2262">understand your leaders’ positions</text:span><text:span text:style-name="T2261"> better. </text:span><text:span text:style-name="T2263">Do you see it? I’m trying to make everyone understand each other and make each other aware of the sacrifices both parties will have to make. This is an important part of what empathy is, </text:span><text:span text:style-name="T2522">a key trait to minimize abuse</text:span><text:span text:style-name="T2263">. More </text:span><text:span text:style-name="T2523">about this</text:span><text:span text:style-name="T2263"> soon.</text:span></text:p>
      <text:p text:style-name="P155"><text:soft-page-break/></text:p>
      <text:p text:style-name="P719"><text:bookmark-start text:name="5.1.3.- General solution"/><text:span text:style-name="T2272">5.1.</text:span><text:span text:style-name="T2296">3</text:span><text:span text:style-name="T2272">- </text:span><text:span text:style-name="T2296">A general solution.</text:span><text:bookmark-end text:name="5.1.3.- General solution"/></text:p>
      <text:p text:style-name="P155"/>
      <text:p text:style-name="P636">Changing the educational systems’ approaches is the key factor to bring a cheerful world, more on why and how to do this in chapter 6.</text:p>
      <text:p text:style-name="P416"/>
      <text:p text:style-name="P416"><text:span text:style-name="T911">Before getting more technical, </text:span>I'd like to conclude with my vision of the 'perfect society'. A <text:span text:style-name="T1638">cheerful </text:span>liber<text:span text:style-name="T912">tarian</text:span> society, both ethically and economically, that focuses on allowing individuals to live and shape their life's journey. In this society, families should educate each other on respect and the importance of communal well-being. For example, if you're knowledgeable about nutrition, why not occasionally assist your family or friends in that regard? I believe the world will reach its pinnacle of happiness and resource distribution optimization if we achieve this.</text:p>
      <text:p text:style-name="P416"/>
      <text:p text:style-name="P416">I must declare I understand family as not just your DNA sharing relatives, I understand family <text:span text:style-name="T1264">generally</text:span> speaking as those humans you enjoy hanging around with. This might include people with similar DNA or not.</text:p>
      <text:p text:style-name="P416"/>
      <text:p text:style-name="P750">How to improve the world:</text:p>
      <text:p text:style-name="P670"/>
      <text:p text:style-name="P423">So, coming back to getting a better future, how do we transition from where we are now to where we should be? It all starts with self-change.</text:p>
      <text:p text:style-name="P423"/>
      <text:p text:style-name="P424"><text:span text:style-name="T2562">From time to time t</text:span>ake a ham sandwich (or something else if you're vegetarian). Then, energized, take a walk, the first one try to <text:span text:style-name="T1119">take</text:span> it alone, and then take another walk with those around you, reflecting on your desires, who surrounds you, their desires, how you can achieve your goals, how you can be assisted, and how you can <text:span text:style-name="T1530">assist</text:span> others <text:span text:style-name="T1531">in </text:span>achiev<text:span text:style-name="T1531">ing </text:span>theirs.</text:p>
      <text:p text:style-name="P424"/>
      <text:p text:style-name="P424">If most or all of us adopt this mindset, I genuinely believe we can make it. It's about taking those small but significant steps, day by day, decision by decision, that compound into a collective journey toward<text:span text:style-name="T1400">s</text:span> a society that's more conscious, empathetic, and, ultimately, more harmonious.</text:p>
      <text:p text:style-name="P416"/>
      <text:p text:style-name="P436">That is the <text:span text:style-name="T999">essence, </text:span><text:span text:style-name="T1401">whether you hold power or not, </text:span>on how you can improve the world.</text:p>
      <text:p text:style-name="P436"/>
      <text:p text:style-name="P437"><text:span text:style-name="T20">Some of you might be in a place where you don’t have much in common with the people around you and you might have to find a way to move somewhere else in the quest for </text:span><text:span text:style-name="T29">h</text:span><text:span text:style-name="T20">appiness. </text:span><text:span text:style-name="T28">The</text:span><text:span text:style-name="T20"> </text:span><text:span text:style-name="T28">t</text:span><text:span text:style-name="T20">hing is people can be very different and that is why in these </text:span><text:span text:style-name="T49">conversations</text:span><text:span text:style-name="T20">,</text:span> tolerat<text:span text:style-name="T1402">ing</text:span> others, respectful speech <text:span text:style-name="T970">and not to use violence is essential.</text:span></text:p>
      <text:p text:style-name="P437"/>
      <text:p text:style-name="P437"><text:span text:style-name="T1533">The</text:span><text:span text:style-name="T970"> key for this might rely </text:span><text:span text:style-name="T1532">on</text:span><text:span text:style-name="T970"> awakening </text:span>a feeling of we both <text:span text:style-name="T970">are different but no matter how different </text:span><text:span text:style-name="T1534">we</text:span><text:span text:style-name="T970"> are </text:span><text:span text:style-name="T2563">we</text:span><text:span text:style-name="T970"> </text:span>want to cooperate for the same ultimate goal <text:span text:style-name="T970">on the quest for </text:span><text:span text:style-name="T1120">sustainable </text:span><text:span text:style-name="T970">happiness </text:span><text:span text:style-name="T2564">we all desire</text:span><text:span text:style-name="T970">. </text:span><text:span text:style-name="T1120">T</text:span><text:span text:style-name="T970">hus there you got something in common to calm you down, </text:span><text:span text:style-name="T1403">to talk about, </text:span><text:span text:style-name="T970">and </text:span><text:span text:style-name="T2565">thus helping to </text:span><text:span text:style-name="T1121">see or feel</text:span><text:span text:style-name="T970"> different people </text:span><text:span text:style-name="T2264">as </text:span><text:span text:style-name="T970">less like “the other”, “the enemy”, “</text:span><text:span text:style-name="T1535">the different</text:span><text:span text:style-name="T970">”, </text:span><text:span text:style-name="T1265">and more like </text:span><text:span text:style-name="T1266">a partner</text:span><text:span text:style-name="T970">.</text:span></text:p>
      <text:p text:style-name="P438"/>
      <text:p text:style-name="P439"><text:span text:style-name="T970">Hopefully this common quest </text:span><text:span text:style-name="T1536">for </text:span><text:span text:style-name="T970">long-term happiness </text:span>creates a bond <text:span text:style-name="T970">that calms down the waters </text:span>no matter the <text:span text:style-name="T970">amount </text:span><text:span text:style-name="T1537">of</text:span><text:span text:style-name="T970"> </text:span>differences. Of course ph<text:span text:style-name="T970">y</text:span>sical or verbal fights can <text:span text:style-name="T971">happen </text:span>when discussing, the key is in those moments to rem<text:span text:style-name="T510">e</text:span>mber we are here for the same reason and we are <text:span text:style-name="T972">all</text:span> moved by the same human nature we act upon, <text:span text:style-name="T472">we all want the best for ourselves and </text:span><text:span text:style-name="T1538">our </text:span><text:span text:style-name="T472">families despite the tags and descriptions we are using </text:span><text:span text:style-name="T1539">when </text:span><text:span text:style-name="T472">try</text:span><text:span text:style-name="T1539">ing </text:span><text:span text:style-name="T472">to solve conflicting points.</text:span></text:p>
      <text:p text:style-name="P439"/>
      <text:p text:style-name="P439"><text:span text:style-name="T2566">All this</text:span> <text:span text:style-name="T1123">will probably</text:span><text:span text:style-name="T1122"> </text:span>creat<text:span text:style-name="T473">e </text:span>a sense of brotherhood that calms down the situation to keep debating and solving <text:span text:style-name="T1124">the</text:span> problems.</text:p>
      <text:p text:style-name="P96"/>
      <text:p text:style-name="P440">I’m assuming <text:span text:style-name="T973">that</text:span> water, food and security are assured. <text:span text:style-name="T973">If that is not the case let me doubt about a high likelihood for this feeling of brotherhood </text:span><text:span text:style-name="T1540">arising</text:span><text:span text:style-name="T973">. </text:span><text:span text:style-name="T2268">If you are hungry, you </text:span><text:span text:style-name="T2269">don’t think, you </text:span><text:span text:style-name="T2268">are hungry.</text:span></text:p>
      <text:p text:style-name="P416"><text:soft-page-break/></text:p>
      <text:p text:style-name="P427">Regarding the society I live in, Spain, I think we're already quite good at this. <text:span text:style-name="T974">The main </text:span>issue <text:span text:style-name="T974">I perceive </text:span>is that we're <text:span text:style-name="T913">very ignorant in the parts of human knowledge I explained above.</text:span> <text:span text:style-name="T2270">Plus </text:span>we use really bad learning techniques <text:span text:style-name="T975">which raise us up with reduced curiosity. </text:span><text:span text:style-name="T2568">A</text:span><text:span text:style-name="T975">s all we do is not </text:span><text:span text:style-name="T1125">to</text:span><text:span text:style-name="T975"> </text:span><text:span text:style-name="T976">intellectually </text:span><text:span text:style-name="T975">explore but mostly memorize </text:span><text:span text:style-name="T1125">during </text:span><text:span text:style-name="T976">the golden years of childhood and teenage </text:span><text:span text:style-name="T2567">which is when</text:span><text:span text:style-name="T1126"> most of our character will be developed</text:span>.</text:p>
      <text:p text:style-name="P427"/>
      <text:p text:style-name="P427"><text:span text:style-name="T913">T</text:span>his leads us to make poor decisions or be easily deceived or scammed <text:span text:style-name="T1127">or dominated by people or shyness</text:span>. It's like we're stuck in a cycle, but it's not an unbreakable one. We can learn, adapt, and grow both individually and together as a society.</text:p>
      <text:p text:style-name="P416"/>
      <text:p text:style-name="P416">A big hug to everyone and stay strong. <text:span text:style-name="T2271">I</text:span>t won't be easy, but it's certainly worth it. (:D<text:span text:style-name="T469">)</text:span></text:p>
      <text:p text:style-name="P416"/>
      <text:p text:style-name="P189"><text:bookmark-start text:name="5.2.- 2 core problems resource distribu"/><text:span text:style-name="T1">5.2.- </text:span>The 2 core problems when distributing resources and the implications of Cheerfulism, AI and blockchain on them.<text:bookmark-end text:name="5.2.- 2 core problems resource distribu"/></text:p>
      <text:p text:style-name="P671"/>
      <text:p text:style-name="P441"><text:span text:style-name="T1671">It is time to get a bit more technical so l</text:span>et me first define all the key points in the spectrum of resource distribution protocols humans have invented <text:span text:style-name="T2572">that</text:span><text:span text:style-name="T2571"> </text:span><text:span text:style-name="T1671">we will be discussing along</text:span>: <text:span text:style-name="T1671">anarchism, </text:span><text:span text:style-name="T2265">libertarianism</text:span><text:span text:style-name="T2266">, socialism and communism.</text:span></text:p>
      <text:p text:style-name="P656"/>
      <text:p text:style-name="P637"><text:span text:style-name="T2267">I </text:span>will define them from a “capability of arranging resources through money” point of view.</text:p>
      <text:p text:style-name="P637"/>
      <text:p text:style-name="P677"><text:span text:style-name="T295">- </text:span>Anarchism:<text:span text:style-name="T295"> </text:span><text:span text:style-name="T311">an anarchist society is the one where public money does not exist. </text:span><text:span text:style-name="T312">People use</text:span><text:span text:style-name="T311"> money, </text:span><text:span text:style-name="T312">yet all of it </text:span><text:span text:style-name="T311">is private </text:span><text:span text:style-name="T313">(fully decentralized) </text:span><text:span text:style-name="T311">and people freely spend it in whatever they want. </text:span><text:span text:style-name="T315">As there is no public state </text:span><text:span text:style-name="T324">nor</text:span><text:span text:style-name="T315"> no public army or any other kind of public service. </text:span><text:span text:style-name="T321">Some anarchist might even define it as a society where money does not exist at all and people coordinate out of </text:span><text:span text:style-name="T325">exchanging</text:span><text:span text:style-name="T321"> their feelings and will</text:span><text:span text:style-name="T326">s</text:span><text:span text:style-name="T321">.</text:span></text:p>
      <text:p text:style-name="P432"/>
      <text:p text:style-name="P677"><text:span text:style-name="T295">- </text:span>Libertarianism:<text:span text:style-name="T295"> </text:span><text:span text:style-name="T313">a libertarian society is the next </text:span><text:span text:style-name="T314">centralization step from an anarchist society. In a libertarian society there is public money yet this is kept to </text:span><text:span text:style-name="T327">t</text:span><text:span text:style-name="T314">he minimum amount required to fund a public army that forces people to abide by the law. </text:span><text:span text:style-name="T318">People have private money and can spend it </text:span><text:span text:style-name="T319">to organize resources</text:span><text:span text:style-name="T318"> as long as long as they do not break the law.</text:span></text:p>
      <text:p text:style-name="P677"/>
      <text:p text:style-name="P678"><text:span text:style-name="T295">- </text:span>Socialism:<text:span text:style-name="T295"> </text:span><text:span text:style-name="T316">a socialist society is the next centralization step. There is public money and it is used for creating more public services rather than just an army to enforce law. </text:span><text:span text:style-name="T317">Yet, </text:span><text:span text:style-name="T320">as in libertarianism, people still have private money which they </text:span><text:span text:style-name="T318">can spend </text:span><text:span text:style-name="T319">to organize resources</text:span><text:span text:style-name="T318"> as long as they do not break the law.</text:span></text:p>
      <text:p text:style-name="P677"/>
      <text:p text:style-name="P168"><text:span text:style-name="T1858">- </text:span><text:span text:style-name="T1835">Communism:</text:span><text:span text:style-name="T1858"> </text:span><text:span text:style-name="T1859">a communist society has no private money. Indeed has no money at all. All power resides in the government who organizes resources with the power of its own authority. Government says, people obey, resources get moved.</text:span></text:p>
      <text:p text:style-name="P168"/>
      <text:p text:style-name="P720"><text:bookmark-start text:name="5.2.1.-Beginning of anal"/>5.2.1.- Beginning of the analysis<text:span text:style-name="T2297">.</text:span><text:bookmark-end text:name="5.2.1.-Beginning of anal"/></text:p>
      <text:p text:style-name="P105"/>
      <text:p text:style-name="P432"><text:span text:style-name="T1627">I will start </text:span><text:span text:style-name="T1629">this section</text:span><text:span text:style-name="T1627"> with a bet and during the exploration of the problems you will understand the reasons behind this bet and why it is </text:span><text:span text:style-name="T1630">not something assured, but </text:span><text:span text:style-name="T1627">a bet.</text:span></text:p>
      <text:p text:style-name="P432"/>
      <text:p text:style-name="P751">The bet:</text:p>
      <text:p text:style-name="P751"/>
      <text:p text:style-name="P751">If people become cheerful, societies will become libertarian <text:span text:style-name="T1628">and socialism or any unnecessary centralization of power will eventually disappear.</text:span></text:p>
      <text:p text:style-name="P442"/>
      <text:p text:style-name="P443"><text:span text:style-name="T922">T</text:span>he key <text:span text:style-name="T922">resides in</text:span>, you might have heard this in some econom<text:span text:style-name="T1404">ics </text:span>class, satisfy unlimited desires with limited resources. The <text:span text:style-name="T1547">four </text:span>methods mentioned above are a<text:span text:style-name="T1267">n attempt</text:span> to mange the resources as best as possible to create the best outcome. But what is the best outcome? The best society? I define that as follows:</text:p>
      <text:p text:style-name="P443"/>
      <text:p text:style-name="P672"><text:soft-page-break/>``A society where everyone has survival statistically granted and is as happy as they can be. And, <text:span text:style-name="T478">for that</text:span>, each individual has enough tools to imagine and pursue a way <text:span text:style-name="T1639">of finding </text:span>its peak of happiness.``</text:p>
      <text:p text:style-name="P444"/>
      <text:p text:style-name="P445">So, after this long we understand how happiness work<text:span text:style-name="T1405">s</text:span> and we can conclude that for an individual to be happy it needs to: have enough money, relationships and health to be entertained, plus basic biological survival needs covered, plus enough <text:span text:style-name="T2573">opportunities</text:span> to pursue all the things it lacks by birth <text:span text:style-name="T1128">due to </text:span><text:span text:style-name="T1129">possible </text:span><text:span text:style-name="T1128">limitations </text:span><text:span text:style-name="T1406">in</text:span><text:span text:style-name="T1128"> its default </text:span>environment.</text:p>
      <text:p text:style-name="P425"/>
      <text:p text:style-name="P445">Thanks to all the technological advance<text:span text:style-name="T923">ment</text:span> <text:span text:style-name="T479">a lot of us </text:span>can be less worried about the survival part. But what about the rest? How can we organize society so everyone can try to be happy <text:span text:style-name="T432">and succeed </text:span><text:span text:style-name="T2678">in</text:span><text:span text:style-name="T432"> </text:span><text:span text:style-name="T2678">their </text:span><text:span text:style-name="T432">mission</text:span>?</text:p>
      <text:p text:style-name="P445"/>
      <text:p text:style-name="P446">Well, it’s all statistics and it might be, sometimes, <text:span text:style-name="T480">quite </text:span>impossible. </text:p>
      <text:p text:style-name="P82"/>
      <text:p text:style-name="P709"><text:bookmark-start text:name="5.2.2.- First problem too much var"/>5.2.<text:span text:style-name="T2293">2</text:span>.- The <text:span text:style-name="T924">first</text:span> core problem: too much varia<text:span text:style-name="T1">bles.</text:span><text:bookmark-end text:name="5.2.2.- First problem too much var"/></text:p>
      <text:p text:style-name="P83"/>
      <text:p text:style-name="P446"><text:span text:style-name="T481">There are multiple variables affecting this </text:span><text:span text:style-name="T1548">problem in this </text:span><text:span text:style-name="T481">system. </text:span><text:span text:style-name="T1549">F</text:span><text:span text:style-name="T481">or example </text:span><text:span text:style-name="T1549">some variables are</text:span><text:span text:style-name="T481"> h</text:span>ow much resources we consume <text:span text:style-name="T482">and</text:span> how much each of us need<text:span text:style-name="T1640">s</text:span> to satisfy <text:span text:style-name="T481">our</text:span> desires.</text:p>
      <text:p text:style-name="P446"/>
      <text:p text:style-name="P446">Consider the <text:span text:style-name="T1268">current</text:span> global population: with over 8 billion individuals, each with their unique desires and needs, the number of variables quickly becomes astronomical. If we <text:span text:style-name="T1269">very</text:span> conservatively estimate that each person has at least one unique desire, we're already dealing with 16 billion variables. Furthermore, these desires can change at varying rates, adding another layer of complexity.</text:p>
      <text:p text:style-name="P447"/>
      <text:p text:style-name="P448">So we got ourselves 8 * <text:span text:style-name="T488">(</text:span>10^9<text:span text:style-name="T488">)</text:span> <text:span text:style-name="T985">humans, times</text:span> 8 * <text:span text:style-name="T488">(</text:span>10^9<text:span text:style-name="T488">) </text:span><text:span text:style-name="T985">desires-at-least</text:span> * <text:s/>some-<text:span text:style-name="T2274">r</text:span>ate-<text:span text:style-name="T2274">o</text:span>f-<text:span text:style-name="T2274">c</text:span>hange. <text:span text:style-name="T488">This is </text:span><text:span text:style-name="T1641">at least </text:span><text:span text:style-name="T988">64</text:span><text:span text:style-name="T985"> </text:span><text:span text:style-name="T488">* </text:span><text:span text:style-name="T2679">(</text:span><text:span text:style-name="T488">10^</text:span><text:span text:style-name="T986">18</text:span><text:span text:style-name="T2679">)</text:span><text:span text:style-name="T986">, </text:span><text:span text:style-name="T1407">and we are being very conservative</text:span><text:span text:style-name="T488">.</text:span></text:p>
      <text:p text:style-name="P448"/>
      <text:p text:style-name="P451">There are a lot of variables that influence <text:span text:style-name="T1643">needs and </text:span>desires, merely by generally defining them we <text:span text:style-name="T1643">already </text:span>get such enormous numbers. <text:span text:style-name="T1642">T</text:span>his is the first core issue <text:span text:style-name="T2274">on organizing resources in a society</text:span>, its <text:span text:style-name="T1552">mere</text:span> complexity.</text:p>
      <text:p text:style-name="P448"/>
      <text:p text:style-name="P449">Modern AI, even the most advanced models, are not solely defined by their neuron count. The quality and quantity of data they're trained on are crucial <text:span text:style-name="T2275">too</text:span>. While it's true that the largest AI models have <text:span text:style-name="T982">around the </text:span>order <text:span text:style-name="T488">of 175 * </text:span><text:span text:style-name="T2276">(</text:span><text:span text:style-name="T488">10^</text:span><text:span text:style-name="T982">12</text:span><text:span text:style-name="T2276">)</text:span><text:span text:style-name="T982"> </text:span>parameters, this doesn't directly correlate to managing 1 parameter to 1 human <text:span text:style-name="T1408">desire or human </text:span>li<text:span text:style-name="T1644">f</text:span>e or societal structure. <text:span text:style-name="T1409">Plus </text:span><text:span text:style-name="T1132">some of </text:span><text:span text:style-name="T2277">these</text:span><text:span text:style-name="T979"> b</text:span><text:span text:style-name="T980">ig</text:span><text:span text:style-name="T979"> AIs can only do 1 task and are not close to </text:span><text:span text:style-name="T1132">being </text:span><text:span text:style-name="T979">AIs </text:span><text:span text:style-name="T980">to </text:span><text:span text:style-name="T1131">purposely </text:span><text:span text:style-name="T980">guide people </text:span><text:span text:style-name="T1130">precisely on </text:span><text:span text:style-name="T980">everyday life decisions</text:span><text:span text:style-name="T979">.</text:span> Even in that unreal super <text:span text:style-name="T979">powerful </text:span>case <text:span text:style-name="T1133">of 1 parameter to 1 </text:span><text:span text:style-name="T1550">need</text:span><text:span text:style-name="T1133"> correlation</text:span>, we would still be short <text:span text:style-name="T981">as the number of parameters must increase </text:span><text:span text:style-name="T986">by:</text:span></text:p>
      <text:p text:style-name="P450"/>
      <text:p text:style-name="P452">(minimum number of variables – current number of parameters = parameters we still need <text:span text:style-name="T1551">for an </text:span>unreal <text:span text:style-name="T1551">and conservative </text:span><text:span text:style-name="T991">scenario</text:span>)</text:p>
      <text:p text:style-name="P452"/>
      <text:p text:style-name="P450"><text:span text:style-name="T1410">(</text:span><text:span text:style-name="T990">64*10^18</text:span><text:span text:style-name="T1410">) </text:span><text:span text:style-name="T990">– </text:span><text:span text:style-name="T1410">(</text:span><text:span text:style-name="T990">175*10^12</text:span><text:span text:style-name="T1410">)</text:span><text:span text:style-name="T990"> =</text:span><text:span text:style-name="T986"> </text:span><text:span text:style-name="T987">6.</text:span><text:span text:style-name="T989">4</text:span><text:span text:style-name="T987"> * </text:span><text:span text:style-name="T2278">(</text:span><text:span text:style-name="T987">10^</text:span><text:span text:style-name="T2279">19</text:span><text:span text:style-name="T2278">)</text:span><text:span text:style-name="T987">, a.k.a. </text:span><text:span text:style-name="T1270">still </text:span><text:span text:style-name="T987">a lot </text:span><text:span text:style-name="T1134">even while </text:span><text:span text:style-name="T992">being incredibly optimistic and simplistic</text:span>.</text:p>
      <text:p text:style-name="P448"/>
      <text:p text:style-name="P453"><text:span text:style-name="T1411">Furthermore, as said, </text:span><text:span text:style-name="T983">AI is not </text:span><text:span text:style-name="T1135">just</text:span><text:span text:style-name="T983"> about </text:span><text:span text:style-name="T2680">the</text:span><text:span text:style-name="T983"> number of neurons </text:span>and parameters<text:span text:style-name="T983">, it’s about quantity </text:span><text:span text:style-name="T1270">and quality</text:span><text:span text:style-name="T983"> of data too. </text:span><text:span text:style-name="T1645">So </text:span><text:span text:style-name="T2280">we </text:span>must <text:span text:style-name="T1645">take into account </text:span>that historically, we've struggled <text:span text:style-name="T1412">to yet fully solve </text:span>global challenges like hunger and sustainable happiness. Training an AI on our current data might result in a model that inherits our limitations and biases. <text:span text:style-name="T1413">Thus yet relying on AI to manage our society is astronomically far from the current capabilities.</text:span></text:p>
      <text:p text:style-name="P87"/>
      <text:p text:style-name="P454"><text:span text:style-name="T1646">The problem is too big</text:span>, <text:span text:style-name="T1646">but</text:span> as explained in <text:span text:style-name="T2681">C</text:span>hapter 3… All complex systems can be manged by humans when broken down in smaller parts. <text:span text:style-name="T483">But, how </text:span><text:span text:style-name="T2682">t</text:span><text:span text:style-name="T483">o break </text:span><text:span text:style-name="T1686">down</text:span><text:span text:style-name="T483"> such a big problem?</text:span></text:p>
      <text:p text:style-name="P80"/>
      <text:p text:style-name="P455"><text:soft-page-break/><text:span text:style-name="T1135">Libertarianism </text:span><text:span text:style-name="T483">does this pretty </text:span><text:span text:style-name="T484">gracefully </text:span><text:span text:style-name="T1555">yet this is the </text:span><text:span text:style-name="T433">main problem with socialism and communism and why </text:span><text:span text:style-name="T1647">they </text:span><text:span text:style-name="T433">will never be as </text:span><text:span text:style-name="T1647">efficient </text:span><text:span text:style-name="T433">as </text:span><text:span text:style-name="T1135">libertarianism </text:span><text:span text:style-name="T434">at global scales </text:span><text:span text:style-name="T489">or relatively </text:span><text:span text:style-name="T1553">medium and </text:span><text:span text:style-name="T489">big scales</text:span><text:span text:style-name="T433">.</text:span></text:p>
      <text:p text:style-name="P455"/>
      <text:p text:style-name="P456">This is the core <text:span text:style-name="T1554">issue </text:span><text:span text:style-name="T1687">they</text:span> <text:span text:style-name="T1554">can’t solve efficiently </text:span><text:span text:style-name="T1556">which ends up creating inefficiencies </text:span>in resource allocation <text:span text:style-name="T1559">to satisfy </text:span><text:span text:style-name="T1556">needs and desires. </text:span><text:span text:style-name="T1559">Historically it </text:span>ha<text:span text:style-name="T1559">s </text:span><text:span text:style-name="T1556">resulted in </text:span>poverty, or less wealth, <text:span text:style-name="T1560">for</text:span><text:span text:style-name="T1557"> soc</text:span><text:span text:style-name="T1560">i</text:span><text:span text:style-name="T1557">eties that followed th</text:span><text:span text:style-name="T1689">e</text:span><text:span text:style-name="T1557">s</text:span><text:span text:style-name="T1689">e</text:span><text:span text:style-name="T1557"> </text:span><text:span text:style-name="T1688">more centralized </text:span><text:span text:style-name="T1557">protocols compared to those </text:span><text:span text:style-name="T1562">societies</text:span><text:span text:style-name="T1561"> </text:span><text:span text:style-name="T1557">that </text:span><text:span text:style-name="T1560">followed </text:span>more <text:span text:style-name="T1271">libertarian</text:span> <text:span text:style-name="T1558">ones</text:span>.</text:p>
      <text:p text:style-name="P84"/>
      <text:p text:style-name="P744"><text:bookmark-start text:name="5.2.2.1.- Why soc or com shit at var"/>5.2.<text:span text:style-name="T2294">2</text:span>.1<text:span text:style-name="T1575">.</text:span>- Why socialism or communism can’t handle th<text:span text:style-name="T1690">ese</text:span> variables?<text:bookmark-end text:name="5.2.2.1.- Why soc or com shit at var"/></text:p>
      <text:p text:style-name="P85"/>
      <text:p text:style-name="P457"><text:span text:style-name="T1564">First, </text:span><text:span text:style-name="T1691">nowadays </text:span><text:span text:style-name="T1564">s</text:span><text:span text:style-name="T485">ometimes a human can’t </text:span><text:span text:style-name="T2281">even </text:span><text:span text:style-name="T485">handle </text:span><text:span text:style-name="T2281">properly </text:span><text:span text:style-name="T485">the struggles and intricacies of </text:span><text:span text:style-name="T2282">its</text:span><text:span text:style-name="T485"> own life. The smartest of us can do it and help a few of their friends on the way. But, how </text:span><text:span text:style-name="T490">to</text:span><text:span text:style-name="T485"> expect a government conformed by </text:span><text:span text:style-name="T491">a small group of </text:span><text:span text:style-name="T485">people to be able to allocate resources </text:span><text:span text:style-name="T1564">and satisfy needs </text:span><text:span text:style-name="T485">effectively </text:span><text:span text:style-name="T1564">for </text:span><text:span text:style-name="T1578">a</text:span><text:span text:style-name="T1564"> population way bigger than the</text:span><text:span text:style-name="T1578">m</text:span><text:span text:style-name="T1564">. T</text:span><text:span text:style-name="T485">he amount of variables they gotta take into account </text:span><text:span text:style-name="T491">escalates so rapidly </text:span><text:span text:style-name="T1694">that it</text:span><text:span text:style-name="T1136"> easily </text:span><text:span text:style-name="T1648">creat</text:span><text:span text:style-name="T1693">es </text:span><text:span text:style-name="T1579">unexpected, </text:span><text:span text:style-name="T1649">uncontrollable </text:span><text:span text:style-name="T1692">consequences </text:span><text:span text:style-name="T1695">with or without</text:span><text:span text:style-name="T1136"> butterfly effect</text:span><text:span text:style-name="T1272">s</text:span><text:span text:style-name="T485">. There is just a very high chance they mess up on the try.</text:span></text:p>
      <text:p text:style-name="P458"/>
      <text:p text:style-name="P459"><text:span text:style-name="T485">Even if th</text:span><text:span text:style-name="T492">e</text:span><text:span text:style-name="T915">y are</text:span><text:span text:style-name="T492"> </text:span><text:span text:style-name="T1137">the </text:span><text:span text:style-name="T492">smartest </text:span><text:span text:style-name="T485">people, there is no way they can </text:span><text:span text:style-name="T1567">allocate</text:span><text:span text:style-name="T485"> resources effectively for populations that are X times </text:span><text:span text:style-name="T2684">larger</text:span><text:span text:style-name="T485">. </text:span><text:span text:style-name="T1563">T</text:span><text:span text:style-name="T493">he number of variables </text:span><text:span text:style-name="T494">doesn’t escalate linearly, </text:span><text:span text:style-name="T2683">nor</text:span><text:span text:style-name="T494"> quadratically, it escalates, at least, cubically as </text:span><text:span text:style-name="T1138">seen</text:span><text:span text:style-name="T494"> before. </text:span><text:span text:style-name="T1580">B</text:span><text:span text:style-name="T1567">ecause </text:span><text:span text:style-name="T1565">desires and needs are influence</text:span><text:span text:style-name="T1581">d</text:span><text:span text:style-name="T1565"> by lots of ever changing facto</text:span><text:span text:style-name="T1566">rs</text:span><text:span text:style-name="T494">.</text:span></text:p>
      <text:p text:style-name="P459"/>
      <text:p text:style-name="P460"><text:span text:style-name="T486">Then increase the state size you might be thinking, but at this point, if most of the population are the state and </text:span><text:span text:style-name="T487">have the power to take </text:span><text:span text:style-name="T486">decisions </text:span><text:span text:style-name="T1563">on how to handle their resources we end up in </text:span><text:span text:style-name="T984">libertarianism</text:span><text:span text:style-name="T486"> </text:span><text:span text:style-name="T915">or anarchism.</text:span></text:p>
      <text:p text:style-name="P460"/>
      <text:p text:style-name="P460"><text:span text:style-name="T52">I will d</text:span><text:span text:style-name="T1568">evelop this further in a bit but this is the essence on why socialism and communism are always so inefficient </text:span><text:span text:style-name="T1569">compared to libertarianism.</text:span></text:p>
      <text:p text:style-name="P86"/>
      <text:p text:style-name="P745"><text:bookmark-start text:name="5.2.2.2.- Libertarianism var cool"/>5.2.<text:span text:style-name="T2294">2</text:span>.<text:span text:style-name="T1575">2.</text:span>- Why does libertarianism handle this issue way <text:span text:style-name="T1698">much</text:span> <text:span text:style-name="T1699">more </text:span>gracefully?<text:bookmark-end text:name="5.2.2.2.- Libertarianism var cool"/></text:p>
      <text:p text:style-name="P106"/>
      <text:p text:style-name="P462">Libertarianism breaks down the responsibility of handling variables to the smallest size, the individual. So as long as the individuals are intelligent enough to organize their life with their neighbors, it will work out.</text:p>
      <text:p text:style-name="P462"/>
      <text:p text:style-name="P462"><text:span text:style-name="T1570">Libertarianism gives each human the minimum amount of variables to handle when distributing its resources. </text:span><text:span text:style-name="T1572">T</text:span><text:span text:style-name="T1570">hus there is </text:span><text:span text:style-name="T1571">the highest </text:span><text:span text:style-name="T1570">likelihood for </text:span><text:span text:style-name="T1571">each individual</text:span><text:span text:style-name="T1570"> to be successful </text:span><text:span text:style-name="T1571">as it has been assigned the </text:span><text:span text:style-name="T1570">small</text:span><text:span text:style-name="T1572">est </text:span><text:span text:style-name="T1571">amount of variables possible by default.</text:span></text:p>
      <text:p text:style-name="P462"/>
      <text:p text:style-name="P463">Some individuals might be capable, some won’t yet <text:span text:style-name="T129">the likelihood of success </text:span><text:span text:style-name="T141">per individual with power</text:span><text:span text:style-name="T1650"> </text:span>is <text:span text:style-name="T1583">higher</text:span> <text:span text:style-name="T1584">than in statist protocols. </text:span><text:span text:style-name="T1696">This </text:span><text:span text:style-name="T1697">comes</text:span><text:span text:style-name="T1696"> from </text:span>the minimization of the amount of variable<text:span text:style-name="T1587">s</text:span> handled per <text:span text:style-name="T1585">each</text:span> individual <text:span text:style-name="T1585">with power</text:span>. <text:span text:style-name="T1573">This, on </text:span><text:span text:style-name="T1574">mathematical </text:span><text:span text:style-name="T1573">tendenc</text:span><text:span text:style-name="T1582">ies </text:span><text:span text:style-name="T1573">terms, leads libertarianism to succeed more easily than socialism or communism.</text:span></text:p>
      <text:p text:style-name="P463"/>
      <text:p text:style-name="P464"><text:span text:style-name="T1589">L</text:span>ibertarianism <text:span text:style-name="T1651">is not perfect and </text:span>can <text:span text:style-name="T1590">also </text:span>lead <text:span text:style-name="T1588">to </text:span>inefficiencies but socialism and communism <text:span text:style-name="T1591">have</text:span> guaranteed incredibly obvious inefficienc<text:span text:style-name="T1591">ies </text:span><text:span text:style-name="T1652">as</text:span> groups of hundreds of people have to mange groups of millions of people. <text:span text:style-name="T1586">And, obviously a current human can’t even manage efficiently 10 peoples’ life at the same time, </text:span><text:span text:style-name="T1591">so </text:span><text:span text:style-name="T1586">why </text:span><text:span text:style-name="T1591">to </text:span><text:span text:style-name="T1586">expect </text:span><text:span text:style-name="T1592">a </text:span><text:span text:style-name="T1586">government (humans) to handle population sizes a thousand times </text:span><text:span text:style-name="T2685">larger</text:span><text:span text:style-name="T1586">, at least, </text:span><text:span text:style-name="T1593">than </text:span><text:span text:style-name="T1652">themselves</text:span><text:span text:style-name="T1586">.</text:span></text:p>
      <text:p text:style-name="P461"/>
      <text:p text:style-name="P465"><text:span text:style-name="T495">I see a possible reality, in </text:span><text:span text:style-name="T1700">centuries or decades, </text:span><text:span text:style-name="T1701">where</text:span><text:span text:style-name="T495"> humans live in </text:span><text:span text:style-name="T1139">libertarian </text:span><text:span text:style-name="T495">societies </text:span><text:span text:style-name="T1703">where </text:span><text:span text:style-name="T495">they take decisions with the aid of AI and communicat</text:span><text:span text:style-name="T1139">e</text:span><text:span text:style-name="T495"> with their neighbors </text:span><text:span text:style-name="T496">more </text:span><text:span text:style-name="T495">peacefully </text:span><text:span text:style-name="T497">and transparently </text:span><text:span text:style-name="T1702">using </text:span><text:span text:style-name="T495">trustless blockchain technology. </text:span><text:span text:style-name="T1703">Leveraging these decentralized </text:span><text:span text:style-name="T1576">and/or</text:span><text:span text:style-name="T1273"> trust-minimized </text:span><text:span text:style-name="T495">databases </text:span><text:span text:style-name="T1704">to minimize betrayal </text:span><text:span text:style-name="T1705">and corruption</text:span><text:span text:style-name="T495">.</text:span></text:p>
      <text:p text:style-name="P81"/>
      <text:p text:style-name="P711"><text:bookmark-start text:name="5.2.3.- Tech influence in var handling"/><text:soft-page-break/>5.2.<text:span text:style-name="T2298">3</text:span><text:span text:style-name="T998">.</text:span>- <text:span text:style-name="T1602">How new technologies will help </text:span><text:span text:style-name="T1603">to </text:span><text:span text:style-name="T1602">deal with the first core problem </text:span><text:span text:style-name="T1618">of too much variables.</text:span><text:bookmark-end text:name="5.2.3.- Tech influence in var handling"/></text:p>
      <text:p text:style-name="P127"/>
      <text:p text:style-name="P466"><text:span text:style-name="T1595">Regardless of the </text:span><text:span text:style-name="T1604">resource distribution </text:span><text:span text:style-name="T1595">protocol </text:span><text:span text:style-name="T1604">of</text:span><text:span text:style-name="T1595"> choice, these technologies will be key on each and everyone’</text:span><text:span text:style-name="T1653">s</text:span><text:span text:style-name="T1595"> future as they are </text:span><text:span text:style-name="T1654">key to efficient </text:span><text:span text:style-name="T1595">information management </text:span><text:span text:style-name="T2283">which is ultimately what resource allocation is all about.</text:span></text:p>
      <text:p text:style-name="P466"/>
      <text:p text:style-name="P468">These will be their influences:</text:p>
      <text:p text:style-name="P467"/>
      <text:p text:style-name="P467">- <text:span text:style-name="T129">Internet</text:span>: faster and cheaper access to information.</text:p>
      <text:p text:style-name="P467"/>
      <text:p text:style-name="P467">- <text:span text:style-name="T129">AI</text:span>: helps <text:span text:style-name="T1140">to </text:span>search for information and digest (understand) it very rapidly due to its incredibly high and fast capabilities <text:span text:style-name="T1655">of analyzing big chunks of data</text:span>.</text:p>
      <text:p text:style-name="P467"/>
      <text:p text:style-name="P467">- <text:span text:style-name="T129">Blockchain</text:span>: all the cryptography advancements, networks and protocols that this technique is leading to will <text:span text:style-name="T978">and currently</text:span> allow humans to force to be private whatever <text:span text:style-name="T978">data </text:span>they need, and force to be public whatever <text:span text:style-name="T978">data </text:span>must be. <text:span text:style-name="T978">T</text:span>his data <text:span text:style-name="T978">is also</text:span> unalterable thus creates promises that if <text:span text:style-name="T1141">ever</text:span> broken <text:span text:style-name="T1141">they </text:span>will <text:span text:style-name="T977">immediately </text:span><text:span text:style-name="T1706">be </text:span>detected. <text:span text:style-name="T1707">S</text:span><text:span text:style-name="T1600">ome promises </text:span><text:span text:style-name="T1708">are </text:span><text:span text:style-name="T1707">even unbreakable</text:span><text:span text:style-name="T1600">. </text:span><text:span text:style-name="T978">All this leads to more trust on different parties cooperating or associating </text:span><text:span text:style-name="T1596">with each other </text:span><text:span text:style-name="T1597">precisely because of the minimization, </text:span><text:span text:style-name="T1598">or d</text:span><text:span text:style-name="T1599">i</text:span><text:span text:style-name="T1598">sap</text:span><text:span text:style-name="T1599">p</text:span><text:span text:style-name="T1598">eara</text:span><text:span text:style-name="T1599">n</text:span><text:span text:style-name="T1598">ce, </text:span><text:span text:style-name="T1599">of trust needing factors</text:span><text:span text:style-name="T1596">.</text:span></text:p>
      <text:p text:style-name="P467"/>
      <text:p text:style-name="P469"><text:span text:style-name="T1656">These technologies </text:span><text:span text:style-name="T2284">have and </text:span><text:span text:style-name="T1656">will have these roles but which resource distribution protocol will prevail? </text:span><text:span text:style-name="T1610">I’ve tried </text:span><text:span text:style-name="T2285">to answer this question </text:span><text:span text:style-name="T1610">but i</text:span>t is impossible to, at least for me, <text:span text:style-name="T1709">100% assure </text:span>which protocol will be the predominating one in future <text:span text:style-name="T1611">cheerful </text:span>societies. <text:span text:style-name="T1608">Why can’t I? Too much variables.</text:span></text:p>
      <text:p text:style-name="P469"/>
      <text:p text:style-name="P470">I <text:span text:style-name="T1612">think </text:span>that cheerful individuals will be able to adapt and change the protocol of choice according to their context along history. <text:span text:style-name="T1609">Yet </text:span><text:span text:style-name="T1613">if I had to bet on one, </text:span><text:span text:style-name="T1609">as </text:span><text:span text:style-name="T1601">said </text:span><text:span text:style-name="T1613">before </text:span><text:span text:style-name="T1601">I tend to believe that libertarian cheerful societies will raise due to its more likelihood of efficiency. </text:span><text:span text:style-name="T1621">Ther</text:span><text:span text:style-name="T50">e is another reason that will be explored in </text:span><text:span text:style-name="T51">following</text:span><text:span text:style-name="T50"> section</text:span><text:span text:style-name="T51">s</text:span><text:span text:style-name="T50">.</text:span></text:p>
      <text:p text:style-name="P469"/>
      <text:p text:style-name="P471">Regardless of <text:span text:style-name="T1614">the </text:span><text:span text:style-name="T1605">protocol o</text:span>ne thing is clear. We have to be able to handle more variables more efficiently, with the help of machines and in our own. That is the way <text:span text:style-name="T1657">to</text:span> the most brilliant future pos<text:span text:style-name="T1594">s</text:span>ible, whether that ends up being anarchist or communist. </text:p>
      <text:p text:style-name="P657"/>
      <text:p text:style-name="P638"><text:span text:style-name="T1606">We can’t precisely know what the future look</text:span><text:span text:style-name="T1615">s</text:span><text:span text:style-name="T1606"> like, yet what </text:span><text:span text:style-name="T1594">we can do for sure is get more intelligent with the engineers way of thinking and also develop our technology more </text:span><text:span text:style-name="T1607">to improve our variable handling capabilities.</text:span></text:p>
      <text:p text:style-name="P638"/>
      <text:p text:style-name="P638"><text:span text:style-name="T1615">Then </text:span><text:span text:style-name="T1607">whoever </text:span><text:span text:style-name="T1615">ends up </text:span><text:span text:style-name="T1607">hold</text:span><text:span text:style-name="T1615">ing </text:span><text:span text:style-name="T1658">the</text:span><text:span text:style-name="T1607"> power to distribute resources, they will do it </text:span><text:span text:style-name="T1710">so </text:span><text:span text:style-name="T1607">more intelligently than if technology was not as advanced </text:span><text:span text:style-name="T1615">and </text:span><text:span text:style-name="T1619">than if they</text:span><text:span text:style-name="T1617"> </text:span><text:span text:style-name="T1615">did not analyze system</text:span><text:span text:style-name="T1616">s</text:span><text:span text:style-name="T1615"> as </text:span><text:span text:style-name="T1620">well as an engineer</text:span><text:span text:style-name="T1594">.</text:span></text:p>
      <text:p text:style-name="P130"/>
      <text:p text:style-name="P710"><text:bookmark-start text:name="5.2.4.- CClarification bet"/>5.2.<text:span text:style-name="T2299">4</text:span>.- <text:span text:style-name="T1667">Clarifying my bet.</text:span><text:bookmark-end text:name="5.2.4.- CClarification bet"/></text:p>
      <text:p text:style-name="P165"/>
      <text:p text:style-name="P472">Remember the bet at the beginning of this <text:span text:style-name="T138">5.2</text:span> section? <text:span text:style-name="T1631">Well here </text:span><text:span text:style-name="T1668">I develop all the reasoning that lead me to that conclusion</text:span><text:span text:style-name="T1631">.</text:span></text:p>
      <text:p text:style-name="P107"/>
      <text:p text:style-name="P752">Why libertarianism?</text:p>
      <text:p text:style-name="P107"/>
      <text:p text:style-name="P472"><text:span text:style-name="T1632">Cheerfulism focuses on intelligence, empathy and efficiency. Even with advancements on technology that lead us to be able to manage more variables per person, </text:span><text:span text:style-name="T1711">w</text:span><text:span text:style-name="T1632">hy would people chose centralization of decision making? In a society where people can handle on average let’s say 100 variables and smart people can handle 200. A government of 100 smart people can handle 20.000 variables, yet if power of decision is distributed in all the population, imagine a population of 20.000 people, </text:span><text:span text:style-name="T1659">with that average variable handling capabilities</text:span><text:span text:style-name="T1632">, </text:span><text:span text:style-name="T1660">their </text:span><text:span text:style-name="T1632">capability </text:span><text:span text:style-name="T1660">reaches around</text:span><text:span text:style-name="T1632"> 2,000,000. Way better than centralization.</text:span></text:p>
      <text:p text:style-name="P473"/>
      <text:p text:style-name="P474"><text:soft-page-break/>And <text:span text:style-name="T1711">as of today’s world</text:span>, there are way more people as citizens that governors. It is true that some society might have different traits: imagine that <text:span text:style-name="T1712">the </text:span>average person handles 0.001 variables, in that case those 20.000 <text:span text:style-name="T1713">people </text:span>would only handle <text:span text:style-name="T1633">20 </text:span><text:span text:style-name="T1634">variables</text:span><text:span text:style-name="T1633">, way less than their government. </text:span><text:span text:style-name="T1635">So in that case centralization and socialism will have better results. </text:span></text:p>
      <text:p text:style-name="P474"/>
      <text:p text:style-name="P475">This is <text:span text:style-name="T1669">part of </text:span>why <text:span text:style-name="T1714">this </text:span>is a bet, it depends on the numbers <text:span text:style-name="T1661">of</text:span> each societ<text:span text:style-name="T1662">y</text:span>. </text:p>
      <text:p text:style-name="P475"/>
      <text:p text:style-name="P475"><text:span text:style-name="T1715">A</text:span>s <text:span text:style-name="T1715">of </text:span>the current state of the world, <text:span text:style-name="T1664">by the lack of libertarianism in </text:span><text:span text:style-name="T1715">it,</text:span> <text:span text:style-name="T1664">I do not think people are intelligent enough yet. </text:span><text:span text:style-name="T1715">O</text:span><text:span text:style-name="T1664">ur reality is closer to the society </text:span><text:span text:style-name="T1666">handling</text:span><text:span text:style-name="T1664"> 20 variables rather t</text:span><text:span text:style-name="T1665">han the one handling 2 million</text:span><text:span text:style-name="T1663">.</text:span></text:p>
      <text:p text:style-name="P476"/>
      <text:p text:style-name="P477">So, as <text:span text:style-name="T1670">C</text:span>heerfulism focuses <text:span text:style-name="T1718">a lot </text:span><text:span text:style-name="T1716">on </text:span>efficiency <text:span text:style-name="T1717">and </text:span>intelligence I think cheerful people will tend towards libertarianism. <text:span text:style-name="T1721">A</text:span><text:span text:style-name="T1719">s it is </text:span><text:span text:style-name="T1721">the protocol where </text:span><text:span text:style-name="T1719">each individual will be able to </text:span><text:span text:style-name="T1725">contribute</text:span><text:span text:style-name="T1719"> more </text:span><text:span text:style-name="T1724">variables handling capabilities</text:span><text:span text:style-name="T1719"> </text:span><text:span text:style-name="T1720">using its power with a </text:span><text:span text:style-name="T1722">guaranteed decent, </text:span><text:span text:style-name="T1723">even high,</text:span><text:span text:style-name="T1722"> </text:span><text:span text:style-name="T1719">intelligence.</text:span></text:p>
      <text:p text:style-name="P109"/>
      <text:p text:style-name="P753">Why <text:span text:style-name="T1672">not anarchism</text:span>?</text:p>
      <text:p text:style-name="P166"/>
      <text:p text:style-name="P478">I believe abuse is intrinsic to human kind. <text:span text:style-name="T1673">And from time to time if there is no superior statist force a bunch of human with the abuse trait will be born and </text:span><text:span text:style-name="T1726">will </text:span><text:span text:style-name="T1673">organize to create the need for a centralized </text:span><text:span text:style-name="T2286">predominant </text:span><text:span text:style-name="T1673">mafia (state).</text:span></text:p>
      <text:p text:style-name="P478"/>
      <text:p text:style-name="P480">So unless there is a way of making this kind of humans never be born, because of futuristic advanced genetic alterations or some way of detecting and killing them at birth, I do not think anarchism will prevail. </text:p>
      <text:p text:style-name="P479"/>
      <text:p text:style-name="P479"><text:span text:style-name="T1726">So,</text:span><text:span text:style-name="T1674"> </text:span><text:span text:style-name="T2288">I believe </text:span><text:span text:style-name="T1726">as of now, </text:span><text:span text:style-name="T1674">from time to time, these traits will emerge from new or probably already existing humans </text:span><text:span text:style-name="T2287">in such an amount so as to</text:span><text:span text:style-name="T1674"> create the need for </text:span><text:span text:style-name="T1675">military</text:span><text:span text:style-name="T1674">.</text:span></text:p>
      <text:p text:style-name="P110"/>
      <text:p text:style-name="P754">Why not communism?</text:p>
      <text:p text:style-name="P167"/>
      <text:p text:style-name="P481"><text:span text:style-name="T2289">Due</text:span> to all I’ve explained in previous section: too much variables.</text:p>
      <text:p text:style-name="P481"/>
      <text:p text:style-name="P481"><text:span text:style-name="T1677">Allow me to repeat myself, </text:span><text:span text:style-name="T1678">e</text:span><text:span text:style-name="T1676">ven in a future where AI is so good that can create super-efficient governments. In that futuristic scenario why would AI not be available to all people? Thus here we have the argument again, if each person can now handle 300 variable</text:span><text:span text:style-name="T1679">s</text:span><text:span text:style-name="T1676">, why rely on a smaller group called government to handle all variables when we all can access AI and handle way more together?</text:span></text:p>
      <text:p text:style-name="P482"/>
      <text:p text:style-name="P483"><text:span text:style-name="T1727">It can happen though </text:span><text:span text:style-name="T1683">that a </text:span>government manage<text:span text:style-name="T1683">s</text:span> to develop <text:span text:style-name="T2290">in secret</text:span> this incredible AI and controls everyone with it and plan<text:span text:style-name="T1680">s</text:span> to keep it to <text:span text:style-name="T1680">itself</text:span>. <text:span text:style-name="T1680">I would say that the natural flow of that possible scenario is that they will eventually get bored of what they can </text:span><text:span text:style-name="T1684">do. A</text:span><text:span text:style-name="T1680">s curiosity and killing boredom, as explained long before in the </text:span><text:span text:style-name="T1728">book</text:span><text:span text:style-name="T1680">, </text:span><text:span text:style-name="T2291">are</text:span><text:span text:style-name="T1680"> </text:span><text:span text:style-name="T1682">intrinsic</text:span><text:span text:style-name="T1680"> to all humans. </text:span><text:span text:style-name="T1729">T</text:span><text:span text:style-name="T1681">he logical step to take </text:span><text:span text:style-name="T1730">for </text:span><text:span text:style-name="T1681">kill</text:span><text:span text:style-name="T1730">ing</text:span><text:span text:style-name="T1681"> boredom is to give people more power so different stuff can be created. Then this leads to a progressive decentralization of societies at the rhythm of the governors’ boredom </text:span><text:span text:style-name="T2292">tolerance</text:span><text:span text:style-name="T1681">. </text:span><text:span text:style-name="T1731">Sooner or later e</text:span><text:span text:style-name="T1685">nding up in libertarianism.</text:span></text:p>
      <text:p text:style-name="P109"/>
      <text:p text:style-name="P755">Why not <text:span text:style-name="T1">socialism?</text:span></text:p>
      <text:p text:style-name="P170"/>
      <text:p text:style-name="P639"><text:span text:style-name="T1732">Again, because too much variables and, something more. </text:span>To explain this I have to touch upon other topics. Let me touch them and we will be back to finish this section later.</text:p>
      <text:p text:style-name="P108"/>
      <text:p text:style-name="P714"><text:bookmark-start text:name="5.2.5.- 2 core problem abuse parasitism"/><text:span text:style-name="T57">5.</text:span><text:span text:style-name="T58">2.</text:span><text:span text:style-name="T59">5</text:span><text:span text:style-name="T60">.</text:span><text:span text:style-name="T57">-</text:span><text:span text:style-name="T996"> The </text:span><text:span text:style-name="T997">second </text:span><text:span text:style-name="T996">core problem</text:span><text:span text:style-name="T415">: </text:span><text:span text:style-name="T416">p</text:span><text:span text:style-name="T414">arasit</text:span><text:span text:style-name="T416">ism behavior, </text:span><text:span text:style-name="T417">abuse.</text:span><text:bookmark-end text:name="5.2.5.- 2 core problem abuse parasitism"/></text:p>
      <text:p text:style-name="P81"/>
      <text:p text:style-name="P491">Now, <text:span text:style-name="T925">given the state of art of human nature and technology, </text:span>should we then embrace <text:span text:style-name="T1142">libertarianism</text:span> and reject <text:span text:style-name="T925">any other protocol </text:span><text:span text:style-name="T1622">due to its greater likelihood of efficiency</text:span>?</text:p>
      <text:p text:style-name="P492"/>
      <text:p text:style-name="P493"><text:soft-page-break/><text:span text:style-name="T498">Well, </text:span><text:span text:style-name="T511">just </text:span><text:span text:style-name="T498">wait a second for that answer. First let’s notice that </text:span><text:span text:style-name="T499">n</text:span>o matter which system you chose, someone <text:span text:style-name="T500">can </text:span>take advantage of others <text:span text:style-name="T937">in one way or another. </text:span><text:span text:style-name="T2302">A</text:span><text:span text:style-name="T926">busing </text:span>their ignorance or intelligence <text:span text:style-name="T933">like parasites </text:span><text:span text:style-name="T2301">that</text:span><text:span text:style-name="T1143"> </text:span><text:span text:style-name="T934">take advantages of other bodies to survive</text:span>. <text:span text:style-name="T934">Luckily </text:span><text:span text:style-name="T935">us</text:span><text:span text:style-name="T934"> humans are not parasites because we don’t ultimately depend on parasitism to survive as we can learn to change our lifestyle </text:span><text:span text:style-name="T1144">to a </text:span><text:span text:style-name="T934">sustainable </text:span><text:span text:style-name="T1144">one </text:span><text:span text:style-name="T934">by cooperation instead of parasitism. </text:span><text:span text:style-name="T1577">That is the second core problem, parasitism, abuse.</text:span></text:p>
      <text:p text:style-name="P494"/>
      <text:p text:style-name="P496"><text:span text:style-name="T1624">Y</text:span>ou might be thinking about it, <text:span text:style-name="T1624">and </text:span>indeed, this can be seen as a consequence of the first <text:span text:style-name="T1625">core problem</text:span>. As there are too much variables, the <text:span text:style-name="T1623">ine</text:span>fficiencies of some humans <text:span text:style-name="T2303">solving them</text:span> are exploited by others.</text:p>
      <text:p text:style-name="P494"/>
      <text:p text:style-name="P495"><text:span text:style-name="T2304">So yeah, p</text:span><text:span text:style-name="T502">eople can take advantage of others. The </text:span><text:span text:style-name="T436">real question is not </text:span><text:span text:style-name="T1735">only</text:span><text:span text:style-name="T503"> </text:span><text:span text:style-name="T436">how to arrange the value and manage resources </text:span><text:span text:style-name="T89">but </text:span><text:span text:style-name="T90">also </text:span><text:span text:style-name="T89">how to manage </text:span><text:span text:style-name="T91">a</text:span><text:span text:style-name="T89"> key resource, each one’s own intelligence. </text:span><text:span text:style-name="T92">So how do you avoid it? Shortly and generally for now, t</text:span><text:span text:style-name="T93">he key</text:span><text:span text:style-name="T94">s</text:span><text:span text:style-name="T93"> for </text:span><text:span text:style-name="T95">maximizing</text:span><text:span text:style-name="T93"> happiness and cooperation, </text:span><text:span text:style-name="T96">thus reducing abus</text:span><text:span text:style-name="T2309">e. </text:span><text:span text:style-name="T2305">are</text:span><text:span text:style-name="T437"> </text:span><text:span text:style-name="T501">intelligence</text:span><text:span text:style-name="T437">, empathy, and efficiency.</text:span></text:p>
      <text:p text:style-name="P495"/>
      <text:p text:style-name="P680"><text:span text:style-name="T1734">The key is finding an efficient path to </text:span><text:span text:style-name="T2307">maximize</text:span> positive change <text:span text:style-name="T1733">using </text:span><text:span text:style-name="T1626">intelligence </text:span><text:span text:style-name="T2308">while</text:span> <text:span text:style-name="T2308">minimizing</text:span> trauma <text:span text:style-name="T1733">using </text:span><text:span text:style-name="T1626">empathy </text:span><text:span text:style-name="T2306">towards others and oneself</text:span>.</text:p>
      <text:p text:style-name="P495"/>
      <text:p text:style-name="P497"><text:span text:style-name="T1737">Trauma is caused by a</text:span><text:span text:style-name="T1755">n unexpected </text:span><text:span text:style-name="T1737">change made too quick, this can be seen as a </text:span><text:span text:style-name="T1756">consequence of some</text:span><text:span text:style-name="T1737"> sort of abuse. But what is abuse really? </text:span><text:span text:style-name="T1736">L</text:span>et’s delve deeper on abuse <text:span text:style-name="T2310">so we can </text:span><text:span text:style-name="T97">understand better how to minimize it</text:span><text:span text:style-name="T1">.</text:span></text:p>
      <text:p text:style-name="P128"/>
      <text:p text:style-name="P791"><text:bookmark-start text:name="5.2.5.1.- Symptoms sick society"/><text:span text:style-name="T1280">5.2.</text:span><text:span text:style-name="T2299">5</text:span><text:span text:style-name="T1254">.1.- </text:span><text:span text:style-name="T1738">When</text:span><text:span text:style-name="T1280"> </text:span><text:span text:style-name="T1738">abuse happens,</text:span><text:span text:style-name="T1254"> </text:span><text:span text:style-name="T1738">symptoms of a sick society.</text:span><text:bookmark-end text:name="5.2.5.1.- Symptoms sick society"/></text:p>
      <text:p text:style-name="P776"/>
      <text:p text:style-name="P484">Let’s “assert“ something that might trigger some of you: <text:span text:style-name="T109">socialism is a symptom of a sick society</text:span>. Later I will proof this wrong but bear with me.</text:p>
      <text:p text:style-name="P484"/>
      <text:p text:style-name="P484">What do I mean by sick society? I mean by it a society <text:span text:style-name="T2699">whose</text:span> individuals have too much of some of these negative traits:</text:p>
      <text:p text:style-name="P484"/>
      <text:p text:style-name="P484">- Laz<text:span text:style-name="T2518">i</text:span><text:span text:style-name="T2516">ness</text:span>.</text:p>
      <text:p text:style-name="P484">- Dumb<text:span text:style-name="T2516">ness</text:span>.</text:p>
      <text:p text:style-name="P484">- Ignoran<text:span text:style-name="T2516">ce</text:span>.</text:p>
      <text:p text:style-name="P484">- “<text:span text:style-name="T2515">Un-empathet</text:span><text:span text:style-name="T2517">y</text:span><text:span text:style-name="T2515">”: lack of empathy.</text:span></text:p>
      <text:p text:style-name="P484">- <text:span text:style-name="T2514">E</text:span><text:span text:style-name="T107">goism.</text:span></text:p>
      <text:p text:style-name="P111"/>
      <text:p text:style-name="P484">These <text:span text:style-name="T2524">5</text:span> traits <text:span text:style-name="T2525">create the reasons </text:span><text:span text:style-name="T2574">for</text:span><text:span text:style-name="T2525"> when ad why a</text:span> human can abuse <text:span text:style-name="T2311">an</text:span>other thus creating a potential need for a policeman (a state) to regulate the humans’ lives.</text:p>
      <text:p text:style-name="P484"/>
      <text:p text:style-name="P498">I define abuse as:</text:p>
      <text:p text:style-name="P498"/>
      <text:p text:style-name="P673">Purposefully <text:span text:style-name="T1739">harm</text:span><text:span text:style-name="T1740">ing</text:span> another <text:span text:style-name="T1739">being </text:span>to benefit yourself.</text:p>
      <text:p text:style-name="P111"/>
      <text:p text:style-name="P484">This is how abuse is carried out from these traits:</text:p>
      <text:p text:style-name="P111"/>
      <text:p text:style-name="P484">- A <text:span text:style-name="T129">lazy</text:span> human won’t work and would like the work to be done for them by others: a boss in a small business that forces workers to work more, or a lazy person who doesn’t wanna work and wanna live from public aid and taxes. In both abuses, a third party can (and probably will) appear to decide who gets punished.</text:p>
      <text:p text:style-name="P111"/>
      <text:p text:style-name="P484">- A <text:span text:style-name="T129">dumb</text:span> human <text:span text:style-name="T1741">is </text:span><text:span text:style-name="T1742">a human </text:span><text:span text:style-name="T1743">that, due to biological reasons, is unable to be over the average intelligence</text:span><text:span text:style-name="T1742">.</text:span><text:span text:style-name="T1741"> </text:span><text:span text:style-name="T1744">These people are </text:span>easier to fall <text:span text:style-name="T1741">into </text:span>scam<text:span text:style-name="T1741">s</text:span> or <text:span text:style-name="T1741">be fooled</text:span>. In any way, this trait also leads to people getting into each others’ lives and probably requiring a third party with power to decide who is not abused.</text:p>
      <text:p text:style-name="P484"/>
      <text:p text:style-name="P484"><text:soft-page-break/>- An <text:span text:style-name="T129">ignorant</text:span> is different from someone dumb in the sense that ignorance has a solution, studying. And the problem with ignorance, again <text:span text:style-name="T1746">as </text:span><text:span text:style-name="T2575">an </text:span><text:span text:style-name="T1746">example</text:span>, is that it can lead to get<text:span text:style-name="T1745">ting </text:span>scammed. Thus another abuse that can require of a third party deciding who is punished.</text:p>
      <text:p text:style-name="P769"/>
      <text:p text:style-name="P828">- <text:span text:style-name="T2519">An </text:span><text:span text:style-name="T144">u</text:span><text:span text:style-name="T1224">n-empathe</text:span><text:span text:style-name="T1225">tic</text:span><text:span text:style-name="T1226"> </text:span><text:span text:style-name="T1231">individual is the one who can’t understand how other people think and feel situations. </text:span><text:span text:style-name="T1232">Thus </text:span><text:span text:style-name="T1227">the definition of empathy </text:span><text:span text:style-name="T1233">is someone who is capable of understanding how people think and feel situations. </text:span><text:span text:style-name="T1228">Notice that for helping </text:span><text:span text:style-name="T1234">others </text:span><text:span text:style-name="T1228">you need to be aware of </text:span><text:span text:style-name="T1235">their </text:span><text:span text:style-name="T1228">situation, </text:span><text:span text:style-name="T1229">that is why the more you know each other the </text:span><text:span text:style-name="T1230">easier</text:span><text:span text:style-name="T1229"> for </text:span><text:span text:style-name="T1230">a more effective </text:span><text:span text:style-name="T1229">empathy to arise. </text:span><text:span text:style-name="T1236">Then, un-empathetic individuals, as they don’t know what the other </text:span><text:span text:style-name="T1238">considers harmful or</text:span><text:span text:style-name="T1236"> wants, they </text:span><text:span text:style-name="T1237">can </text:span><text:span text:style-name="T1236">accidentally </text:span><text:span text:style-name="T1239">end up </text:span><text:span text:style-name="T1236">abus</text:span><text:span text:style-name="T1239">ing </text:span><text:span text:style-name="T1236">it </text:span><text:span text:style-name="T1239">with their actions</text:span><text:span text:style-name="T1236">.</text:span></text:p>
      <text:p text:style-name="P769"/>
      <text:p text:style-name="P485">- An <text:span text:style-name="T143">egoistic</text:span> individual is the one who sees the opportunities of abuse and take<text:span text:style-name="T2520">s</text:span> advantage of them instead of <text:span text:style-name="T2521">just doing nothing or</text:span>, if possible, helping the victim to become better <text:span text:style-name="T2312">and</text:span> avoid potential future abuses.</text:p>
      <text:p text:style-name="P111"/>
      <text:p text:style-name="P484">The less abuse the <text:span text:style-name="T2576">more efficient (better if you please) </text:span>a society will tend to be. The point can be seen if we reduced the size of a society to 3 people. Let’s say 2 citizens and 1 policeman. Clearly and ideally, if instead of 2 citizens producing and a policeman making surveillance, we had the 3 of them working together without dispute, we could optimize and increase the amount and variety of output we produce so as to make us happy.</text:p>
      <text:p text:style-name="P484"/>
      <text:p text:style-name="P484">Thus I must conclude we shouldn’t be proud of needing a state <text:span text:style-name="T2313">(the policeman)</text:span> even though it is necessary. <text:span text:style-name="T2314">W</text:span>e must aim to have citizens comfortable with the smallest state possible because that will mean they fear <text:span text:style-name="T2315">as less as pos</text:span><text:span text:style-name="T2316">s</text:span><text:span text:style-name="T2315">ible </text:span><text:span text:style-name="T2577">abuse from </text:span>their neighbor<text:span text:style-name="T2577">s</text:span>. <text:span text:style-name="T2317">Thus </text:span><text:span text:style-name="T2318">then </text:span>they can dedicate their time to productive <text:span text:style-name="T2319">seek </text:span><text:span text:style-name="T2320">and maintenance </text:span><text:span text:style-name="T2321">of</text:span><text:span text:style-name="T2319"> happiness</text:span>.</text:p>
      <text:p text:style-name="P484"/>
      <text:p text:style-name="P484">As a metaphore/parallelism, <text:span text:style-name="T1747">s</text:span>ocialism is like a pill to lower down the blood pressure of fat people. Sure it can help to mitigate the pain for some time but the underlying cause of the problem won’t disappear (the overweight) and will happen again. <text:span text:style-name="T2580">W</text:span>hat we should do <text:span text:style-name="T2580">instead </text:span>is not taking pills, but rather slowly leaving them behind as we get a more healthy life that allow<text:span text:style-name="T2578">s</text:span> us to function while <text:span text:style-name="T2579">working on </text:span>getting a healthy weight.</text:p>
      <text:p text:style-name="P111"/>
      <text:p text:style-name="P484"><text:span text:style-name="T2581">This society of people getting along and with minimal state </text:span>is what libertarianism aims to achieve <text:span text:style-name="T2323">but has a poor way of defining </text:span><text:span text:style-name="T2584">how the get there inside</text:span><text:span text:style-name="T2583"> </text:span><text:span text:style-name="T2584">its</text:span><text:span text:style-name="T2582"> principles, </text:span><text:span text:style-name="T2324">as explained in </text:span><text:span text:style-name="T142">5.</text:span><text:span text:style-name="T145">1.0</text:span><text:span text:style-name="T142">.</text:span><text:span text:style-name="T146">1</text:span><text:span text:style-name="T142">-</text:span>. <text:span text:style-name="T2585">A</text:span> society of people who cooperate as much as possible and abuse of each other a<text:span text:style-name="T1747">s</text:span> less as possible.</text:p>
      <text:p text:style-name="P484"/>
      <text:p text:style-name="P486">We should not reject socialism for now, if there is people abusing others they should be stopped somehow, but we should be aware that the real and prosperous solution comes through education, studying <text:span text:style-name="T1748">and empathy </text:span>rather than regulating which eventually means wasting resources <text:span text:style-name="T2322">and the exist</text:span><text:span text:style-name="T2325">e</text:span><text:span text:style-name="T2322">nce of societal conflict</text:span>.</text:p>
      <text:p text:style-name="P486"/>
      <text:p text:style-name="P506">Summing all up, this is the second core problem: <text:span text:style-name="T2343">laziness, ignorance, dumbness, lack of empathy </text:span><text:span text:style-name="T2586">and egoism </text:span><text:span text:style-name="T2343">that allow abuse to happen. </text:span><text:span text:style-name="T2587">W</text:span><text:span text:style-name="T2344">e can also see the problem </text:span><text:span text:style-name="T2345">with the inverse definition: T</text:span><text:span text:style-name="T2344">he lack of intelligence (to combat ignorance), the lack of seeking efficiency (to combat laziness </text:span><text:span text:style-name="T2588">and egoism </text:span><text:span text:style-name="T2591">which make others produce less useful output than they could</text:span><text:span text:style-name="T2344">) and the lack of empathy (to </text:span><text:span text:style-name="T2592">better </text:span><text:span text:style-name="T2344">combat abuse of the dumb </text:span><text:span text:style-name="T2590">and </text:span><text:span text:style-name="T2594">in</text:span><text:span text:style-name="T2593"> general </text:span><text:span text:style-name="T2590">improve efficiency in coordination due to knowing each other </text:span><text:span text:style-name="T2595">better</text:span><text:span text:style-name="T2344">).</text:span></text:p>
      <text:p text:style-name="P506"/>
      <text:p text:style-name="P507"><text:span text:style-name="T2589">So</text:span><text:span text:style-name="T2346">,</text:span> <text:span text:style-name="T2589">in a similar way </text:span><text:span text:style-name="T2596">as it </text:span><text:span text:style-name="T2589">was said </text:span>before: <text:span text:style-name="T116">The key is finding an efficient path to </text:span><text:span text:style-name="T117">maximize</text:span><text:span text:style-name="T118"> positive change </text:span><text:span text:style-name="T119">using </text:span><text:span text:style-name="T120">intelligence </text:span><text:span text:style-name="T121">while</text:span><text:span text:style-name="T118"> </text:span><text:span text:style-name="T121">minimizing</text:span><text:span text:style-name="T118"> </text:span><text:span text:style-name="T109">abuse</text:span><text:span text:style-name="T118"> </text:span><text:span text:style-name="T119">using </text:span><text:span text:style-name="T120">empathy </text:span><text:span text:style-name="T122">towards others and oneself</text:span><text:span text:style-name="T118">.</text:span></text:p>
      <text:p text:style-name="P746"/>
      <text:p text:style-name="P746"><text:span text:style-name="T1748">Closing the bet</text:span> <text:span text:style-name="T1748">section.</text:span></text:p>
      <text:p text:style-name="P111"/>
      <text:p text:style-name="P500"><text:span text:style-name="T2347">Now that we know what abuse is and its sources I can finally fully explain </text:span>why I do not think socialism will be needed in cheerful societies.</text:p>
      <text:p text:style-name="P499"/>
      <text:p text:style-name="P501"><text:soft-page-break/><text:span text:style-name="T1757">The abuse sources will be </text:span><text:span text:style-name="T1759">reduced to its unavoidable minimum</text:span><text:span text:style-name="T1757"> by individuals who are efficient </text:span><text:span text:style-name="T1758">due to being</text:span><text:span text:style-name="T1757"> intelligent and empathetic.</text:span></text:p>
      <text:p text:style-name="P501"/>
      <text:p text:style-name="P503">Phrasing it in socialist terms: cheerful individuals will make the abuse by the capitalist class to the working class as minimum as possible, perhaps, even none. <text:span text:style-name="T1765">O</text:span><text:span text:style-name="T1763">bliterating the root cause that </text:span><text:span text:style-name="T1764">originated </text:span><text:span text:style-name="T1763">socialism </text:span><text:span text:style-name="T1765">in the first place</text:span><text:span text:style-name="T1763">.</text:span></text:p>
      <text:p text:style-name="P503"/>
      <text:p text:style-name="P487">In this ideal prosperous society, <text:span text:style-name="T1760">for example, </text:span><text:span text:style-name="T1766">it</text:span> <text:span text:style-name="T1760">might</text:span> no<text:span text:style-name="T1760">t be required </text:span>to punish scammers with s<text:span text:style-name="T1767">t</text:span>ate intervention but societies, group<text:span text:style-name="T1768">s</text:span> of friends, will talk to each other about who the bad people are and what they do thus leading to a social punishment in any shape decided. <text:span text:style-name="T1761">W</text:span>hether social isolation or other kinds of punishment, the hood will decide. This is <text:span text:style-name="T1750">almost</text:span> <text:span text:style-name="T1749">a</text:span>narchism’s answer to the ideal power dynamics of human race. <text:span text:style-name="T1749">But for this </text:span><text:span text:style-name="T1751">to be possible </text:span><text:span text:style-name="T1749">really intelligent individuals with a common shared goal are needed, just what cheerful individuals are.</text:span></text:p>
      <text:p text:style-name="P503"/>
      <text:p text:style-name="P95"><text:span text:style-name="T1838">Maybe s</text:span><text:span text:style-name="T1835">ocialism </text:span><text:span text:style-name="T1838">is just </text:span><text:span text:style-name="T1835">a natural </text:span><text:span text:style-name="T1839">part</text:span><text:span text:style-name="T1835"> </text:span><text:span text:style-name="T1839">of </text:span><text:span text:style-name="T1835">human nature </text:span><text:span text:style-name="T1840">arising as </text:span><text:span text:style-name="T1841">a </text:span><text:span text:style-name="T1840">counter-force to the </text:span><text:span text:style-name="T1835">double-edge sword libertarianism </text:span><text:span text:style-name="T1847">as it is freedom for some but not really for others</text:span><text:span text:style-name="T1835">. </text:span><text:span text:style-name="T1842">Some kind of natural phenomena to avoid rapid spread of bad </text:span><text:span text:style-name="T1843">abusive actions </text:span><text:span text:style-name="T1845">taken </text:span><text:span text:style-name="T1842">under the </text:span><text:span text:style-name="T1846">high speed</text:span><text:span text:style-name="T1848">s</text:span><text:span text:style-name="T1842"> of libertarian </text:span><text:span text:style-name="T1844">methodologies</text:span><text:span text:style-name="T1842">.</text:span></text:p>
      <text:p text:style-name="P504"/>
      <text:p text:style-name="P504"><text:span text:style-name="T1808">Another natural cause </text:span><text:span text:style-name="T1809">where</text:span><text:span text:style-name="T1808"> socialism arises from </text:span><text:span text:style-name="T1809">is </text:span><text:span text:style-name="T1808">the fact that not </text:span><text:span text:style-name="T435">everyone is intelligent enough to handle </text:span><text:span text:style-name="T1808">certain amounts of </text:span><text:span text:style-name="T435">freedom </text:span><text:span text:style-name="T1808">thus it</text:span><text:span text:style-name="T435"> </text:span><text:span text:style-name="T1808">appears as </text:span><text:span text:style-name="T435">a way of </text:span><text:span text:style-name="T1808">guidance</text:span><text:span text:style-name="T435"> where a few rule </text:span><text:span text:style-name="T953">over others who can’t rule themselves</text:span><text:span text:style-name="T954">. </text:span><text:span text:style-name="T2326">I think </text:span><text:span text:style-name="T2327">these</text:span><text:span text:style-name="T2326"> two causes are actually tied together, the fast pace of change that sometimes happens leads to some people to be left behind and unable to adapt as fast </text:span><text:span text:style-name="T2328">as change </text:span><text:span text:style-name="T2326">thus </text:span><text:span text:style-name="T2328">then </text:span><text:span text:style-name="T2326">requiring this guidance. </text:span><text:span text:style-name="T2597">At the same time due to slow adaptation some faster people might abuse it fostering the state intervention.</text:span></text:p>
      <text:p text:style-name="P113"/>
      <text:p text:style-name="P505">Why would I <text:span text:style-name="T1807">fol</text:span><text:span text:style-name="T32">low</text:span><text:span text:style-name="T1"> Cheerfulism if I’m socialist and Cheerfulism will tend to reduce this? </text:span><text:span text:style-name="T53">For two </text:span><text:span text:style-name="T54">rea</text:span><text:span text:style-name="T55">s</text:span><text:span text:style-name="T54">ons</text:span><text:span text:style-name="T53">.</text:span></text:p>
      <text:p text:style-name="P640"/>
      <text:p text:style-name="P505"><text:span text:style-name="T53">First b</text:span><text:span text:style-name="T1">ecause </text:span><text:span text:style-name="T33">Cheerfulism is not against your actions, Cheerfulism is agnostic to any protocol of resource distribution as it is based on the purest </text:span><text:span text:style-name="T36">principles</text:span><text:span text:style-name="T33"> that determine human happiness. </text:span><text:span text:style-name="T37">P</text:span><text:span text:style-name="T36">rinciples </text:span><text:span text:style-name="T35">that,</text:span><text:span text:style-name="T34"> given survival, they guide individuals </text:span><text:span text:style-name="T39">yet as a group to</text:span><text:span text:style-name="T34"> to their maximum happiness, whether that </text:span><text:span text:style-name="T38">ends up </text:span><text:span text:style-name="T34">impl</text:span><text:span text:style-name="T38">ying </text:span><text:span text:style-name="T34">more or less freedom </text:span><text:span text:style-name="T38">for them</text:span><text:span text:style-name="T34">, </text:span><text:span text:style-name="T108">more or less state intervention.</text:span></text:p>
      <text:p text:style-name="P112"/>
      <text:p text:style-name="P502"><text:span text:style-name="T2330">Second. </text:span><text:span text:style-name="T2333">E</text:span><text:span text:style-name="T2332">ven though Cheerfulism</text:span><text:span text:style-name="T2330"> </text:span><text:span text:style-name="T2333">is not really against socialism and if it is needed it will be used by cheerful people, I do think in the long therm </text:span><text:span text:style-name="T2329">Cheerfulism </text:span><text:span text:style-name="T2330">will</text:span><text:span text:style-name="T2329"> </text:span><text:span text:style-name="T2331">minimize to its minimum </text:span><text:span text:style-name="T2598">all </text:span><text:span text:style-name="T2329">abuse sources </text:span><text:span text:style-name="T2598">making socialism a residual phenomena</text:span><text:span text:style-name="T2329">. </text:span><text:span text:style-name="T2599">Deleting as much as possible </text:span><text:span text:style-name="T2329">the reasons state and socialism exist in the first place. </text:span><text:span text:style-name="T2334">Thus if reduced to its minimum, why would you have more than the </text:span><text:span text:style-name="T2336">minimum</text:span><text:span text:style-name="T2334"> state required? a.k.a. libertarianism. </text:span><text:span text:style-name="T2337">This is why I think that under cheerful individuals </text:span><text:span text:style-name="T2335">socialism is not a logical conclusion </text:span><text:span text:style-name="T2338">in the </text:span><text:span text:style-name="T2335">long-term </text:span><text:span text:style-name="T2600">yet it can make sense during a transition short and mid-term.</text:span></text:p>
      <text:p text:style-name="P484"/>
      <text:p text:style-name="P488"><text:span text:style-name="T2339">A</text:span>s <text:span text:style-name="T1762">of</text:span> nowadays society, I think most of us are not ready <text:span text:style-name="T1762">to get rid of socialism </text:span>for multiple reasons. </text:p>
      <text:p text:style-name="P488"/>
      <text:p text:style-name="P489">Just to name one, in the first 20 years of the 21<text:span text:style-name="T1241">st</text:span> century the feeling of loneliness is rising a lot according to studies, if people feel lonely how are they gonna be able to coordinate and communicate as friends <text:span text:style-name="T2340">and neighbors</text:span>?</text:p>
      <text:p text:style-name="P489"/>
      <text:p text:style-name="P489"><text:span text:style-name="T1769">Lack of intelligence and loneliness are </text:span>the essential reason<text:span text:style-name="T1769">s</text:span> <text:span text:style-name="T2341">for</text:span> why I think nowadays people <text:span text:style-name="T1752">need</text:span> <text:span text:style-name="T2342">and crave </text:span>socialism. <text:span text:style-name="T1770">Y</text:span>et <text:span text:style-name="T1770">they </text:span>should aim to transition away from it.</text:p>
      <text:p text:style-name="P111"/>
      <text:p text:style-name="P194"><text:span text:style-name="T2024">X.- </text:span>Conclusion: <text:span text:style-name="T2024">Chapter-</text:span><text:span text:style-name="T2348">5 </text:span><text:span text:style-name="T2357">until </text:span><text:span text:style-name="T2348">5.</text:span><text:span text:style-name="T2349">2</text:span><text:span text:style-name="T2037">.</text:span><text:span text:style-name="T2373">5</text:span><text:span text:style-name="T2356">.</text:span></text:p>
      <text:p text:style-name="P148"/>
      <text:p text:style-name="P509">I want to conclude this section adding that<text:span text:style-name="T1753"> the only non improvable factor of the ones mentioned is how dumb someone is, the other ones can be worked on. </text:span><text:span text:style-name="T2350">And even if dumbness </text:span><text:soft-page-break/><text:span text:style-name="T2350">can’t be improved, empathy can and smarter people will abuse less the dumb. </text:span><text:span text:style-name="T2601">You can also see this as being less egoistic.</text:span><text:span text:style-name="T1753"> </text:span></text:p>
      <text:p text:style-name="P509"/>
      <text:p text:style-name="P509"><text:span text:style-name="T2602">Yet r</text:span><text:span text:style-name="T2351">egarding </text:span><text:span text:style-name="T1753">empathy, some individuals seem to lack it, </text:span><text:span text:style-name="T2352">the so called </text:span><text:span text:style-name="T1753">psychopaths. </text:span><text:span text:style-name="T2352">B</text:span><text:span text:style-name="T1753">ut these are a really tiny tiny portion of population. I’m talking in general terms here </text:span><text:span text:style-name="T1754">and the vast majority of us can improve significantly the factors involved </text:span><text:span text:style-name="T2603">including</text:span><text:span text:style-name="T2353"> empathy </text:span><text:span text:style-name="T2354">and excluding dumbness</text:span><text:span text:style-name="T1753">.</text:span></text:p>
      <text:p text:style-name="P508"/>
      <text:p text:style-name="P510"><text:span text:style-name="T1754">For all these reasons </text:span><text:span text:style-name="T2358">and all things mentioned in this chapter so far</text:span><text:span text:style-name="T1754">, </text:span><text:span text:style-name="T2355">regardless of the resource distribution protocol of choice:</text:span><text:span text:style-name="T1754"> </text:span></text:p>
      <text:p text:style-name="P681"/>
      <text:p text:style-name="P666"><text:span text:style-name="T126">W</text:span><text:span text:style-name="T123">e </text:span><text:span text:style-name="T124">all </text:span><text:span text:style-name="T123">should aim to be as less ignorant as possible, as </text:span><text:span text:style-name="T125">much </text:span><text:span text:style-name="T123">empathetic as possible and as less lazy as possible.</text:span></text:p>
      <text:p text:style-name="P771"/>
      <text:p text:style-name="P797"><text:bookmark-start text:name="5.2.6.- Cases statis resorouce"/>5.2.<text:span text:style-name="T2372">6</text:span>.- Interesting cases <text:span text:style-name="T1771">of </text:span><text:span text:style-name="T31">statis</text:span><text:span text:style-name="T40">t</text:span><text:span text:style-name="T31"> </text:span><text:span text:style-name="T40">resource </text:span><text:span text:style-name="T41">management </text:span><text:span text:style-name="T56">despite its implied abuse</text:span><text:span text:style-name="T31">.</text:span><text:bookmark-end text:name="5.2.6.- Cases statis resorouce"/></text:p>
      <text:p text:style-name="P784"/>
      <text:p text:style-name="P792"><text:bookmark-start text:name="5.2.6.1.- Nordic coutries"/><text:span text:style-name="T1280">5.2.</text:span><text:span text:style-name="T2374">6</text:span><text:span text:style-name="T1254">.</text:span><text:span text:style-name="T2360">1</text:span><text:span text:style-name="T2359">.</text:span><text:span text:style-name="T1254">-</text:span> Nordic countries, the happy <text:span text:style-name="T1279">socialists</text:span>.<text:bookmark-end text:name="5.2.6.1.- Nordic coutries"/></text:p>
      <text:p text:style-name="P785"/>
      <text:p text:style-name="P805">But… wait a minute, have you ever heard of Nordic countries?<text:span text:style-name="T162"> </text:span>They register<text:span text:style-name="T1242">ed</text:span> the highest levels of happiness <text:span text:style-name="T1242">for a while </text:span>and they are not the most libertarian countries in the world, in fact they are really socialist and have powerful states. So, is it really that socialism is a symptom of a sick society? Well, actually no<text:span text:style-name="T2604">t necessarily</text:span>.</text:p>
      <text:p text:style-name="P805"/>
      <text:p text:style-name="P807">I’ve already said what the real symptom is: abuse. Socialism implies abuse from the state indeed as they take your money from you no matter what <text:span text:style-name="T1274">and force you to abide by the law no matter what.</text:span> <text:span text:style-name="T2361">And also implies </text:span><text:span text:style-name="T2362">abuse as it </text:span><text:span text:style-name="T2605">cam </text:span><text:span text:style-name="T2362">arise from </text:span><text:span text:style-name="T2361">the existence of neighbors who distrust each other.</text:span></text:p>
      <text:p text:style-name="P807"/>
      <text:p text:style-name="P807"><text:span text:style-name="T2363">Yet</text:span> if that money is well spent, <text:span text:style-name="T1243">maybe even better of how you, as </text:span><text:span text:style-name="T1274">an </text:span><text:span text:style-name="T1243">individual, would spend </text:span><text:span text:style-name="T1274">it</text:span><text:span text:style-name="T1243">, </text:span><text:span text:style-name="T1275">and if laws don’t go against your desires,</text:span><text:span text:style-name="T1243"> </text:span>there shouldn’t <text:span text:style-name="T2365">really </text:span>be any <text:span text:style-name="T2364">real</text:span> problem. <text:span text:style-name="T2366">Socialism perse implies abuse yet it does not incorporate more inefficiency than an individual by definition. Yet it can be deduced that for relatively large societies, it </text:span><text:span text:style-name="T2606">will be</text:span><text:span text:style-name="T2366">, </text:span><text:span text:style-name="T2607">why? Already explained, </text:span><text:span text:style-name="T2367">too much variables</text:span><text:span text:style-name="T2366">.</text:span></text:p>
      <text:p text:style-name="P808"/>
      <text:p text:style-name="P809"><text:span text:style-name="T2368">Maybe </text:span><text:span text:style-name="T1276">N</text:span>ordic countries <text:span text:style-name="T2369">as they are </text:span><text:span text:style-name="T1772">relatively</text:span> small, <text:span text:style-name="T2370">they are so</text:span> to <text:span text:style-name="T2371">the </text:span>point that citizens are very close to power so it better represents the<text:span text:style-name="T1177">m. </text:span><text:span text:style-name="T1181">Also, who knows?, </text:span><text:span text:style-name="T1244">maybe </text:span><text:span text:style-name="T1181">if they were more libertarian they would be even happier? </text:span><text:span text:style-name="T1182">Maybe they are the perfect place to try the experiment, they are already happy with socialism, let’s </text:span><text:span text:style-name="T1773">see</text:span><text:span text:style-name="T1182"> what a progressive liberalization through education can do?</text:span></text:p>
      <text:p text:style-name="P787"/>
      <text:p text:style-name="P792"><text:bookmark-start text:name="5.2.6.2.- Patents"/><text:span text:style-name="T1280">5.2.</text:span><text:span text:style-name="T2374">6</text:span><text:span text:style-name="T1254">.</text:span><text:span text:style-name="T1806">2</text:span><text:span text:style-name="T1254">-</text:span> <text:s/><text:span text:style-name="T1278">Patents, an image of distrust.</text:span><text:bookmark-end text:name="5.2.6.2.- Patents"/></text:p>
      <text:p text:style-name="P788"/>
      <text:p text:style-name="P806"><text:span text:style-name="T1774">The other day I </text:span><text:span text:style-name="T2376">also</text:span><text:span text:style-name="T1774"> though</text:span><text:span text:style-name="T2375">t</text:span><text:span text:style-name="T1774"> of </text:span><text:span text:style-name="T1178">an interesting case of distrust and lack of cooperation that might not be that obvious, patents.</text:span></text:p>
      <text:p text:style-name="P830"/>
      <text:p text:style-name="P806"><text:span text:style-name="T1775">T</text:span><text:span text:style-name="T1180">hey will always be by default problem</text:span><text:span text:style-name="T1277">a</text:span><text:span text:style-name="T1180">tic because you can’t control ideas, once you </text:span><text:span text:style-name="T1775">tell them to </text:span><text:span text:style-name="T1776">a bunch of people</text:span><text:span text:style-name="T1180">, </text:span><text:span text:style-name="T1779">specially nowadays with the ease of information flow, they are </text:span><text:span text:style-name="T1180">uncontrollable and if you try it </text:span><text:span text:style-name="T1780">to do it </text:span><text:span text:style-name="T1180">so you will eventually fail or have conflict. </text:span><text:span text:style-name="T1777">U</text:span><text:span text:style-name="T1180">nnecessary energy spent in somethin</text:span><text:span text:style-name="T1277">g</text:span><text:span text:style-name="T1180"> </text:span><text:span text:style-name="T1778">impossible</text:span><text:span text:style-name="T1180">. </text:span><text:span text:style-name="T1781">I personally am against patents, first for this reason.</text:span></text:p>
      <text:p text:style-name="P786"/>
      <text:p text:style-name="P810">An<text:span text:style-name="T2377">d</text:span> <text:span text:style-name="T2377">second</text:span> <text:span text:style-name="T2377">for the fact that, as all regulation, </text:span>they represent distrust. They mean: <text:span text:style-name="T1782">You don’t trust people </text:span><text:span text:style-name="T2378">to be</text:span><text:span text:style-name="T1782"> smart enough to incentivize </text:span><text:span text:style-name="T2379">properly</text:span><text:span text:style-name="T1784"> </text:span><text:span text:style-name="T1782">their own creative minds </text:span><text:span text:style-name="T2380">in</text:span><text:span text:style-name="T1783"> their societies </text:span><text:span text:style-name="T1784">so </text:span><text:span text:style-name="T1782">you need to regulate it.</text:span></text:p>
      <text:p text:style-name="P789"/>
      <text:p text:style-name="P812">You regulate it because you think people will use those ideas without giving any <text:span text:style-name="T2608">or enough </text:span>credit to the original thinker. <text:span text:style-name="T1785">And this is considered unfair, but is it?</text:span></text:p>
      <text:p text:style-name="P813"><text:soft-page-break/>Well fair and unfair eventually results on a god and bad dilemma, attaining myself to my definition of good and bad presented in previous chapter<text:span text:style-name="T1786">s, </text:span><text:span text:style-name="T1787">I do think not rewarding original thinkers is bad. </text:span><text:span text:style-name="T2381">Because,</text:span><text:span text:style-name="T1788"> why would they keep being original if it’s not rewarded? Sure a bunch of them will do it out of passion </text:span><text:span text:style-name="T2382">or pure necessity</text:span><text:span text:style-name="T1788"> but if we want </text:span><text:span text:style-name="T1789">the maximum amount of originality it will be brought by greater incentives. So the lack of thereof leads to a lack of innovation </text:span><text:span text:style-name="T1790">and creativity</text:span><text:span text:style-name="T1789"> which is a less efficient way of living, thus I deem it bad.</text:span></text:p>
      <text:p text:style-name="P813"/>
      <text:p text:style-name="P814"><text:span text:style-name="T2386">T</text:span>he copyright solution to this <text:span text:style-name="T2383">issue</text:span> of losing incentives <text:span text:style-name="T2384">on creativity </text:span><text:span text:style-name="T2385">that patents are, </text:span>is impossible to truly carry out <text:span text:style-name="T1791">because, </text:span><text:span text:style-name="T2387">as said,</text:span><text:span text:style-name="T1791"> ideas can’t be controlled in this modern era. </text:span><text:span text:style-name="T1792">Thus we are wasting resources because we think we can not independently reward creativity.</text:span></text:p>
      <text:p text:style-name="P814"/>
      <text:p text:style-name="P815">Another reason on why we are wasting resources is that the <text:span text:style-name="T2388">amount of </text:span>reward<text:span text:style-name="T2388">s</text:span> patents grant to the inventor<text:span text:style-name="T2388">s</text:span> can’t never be the optimal one. Why? Too much variables <text:span text:style-name="T1797">due to</text:span> the subjective nature of value.</text:p>
      <text:p text:style-name="P815"/>
      <text:p text:style-name="P816"><text:span text:style-name="T1798">H</text:span><text:span text:style-name="T1253">ow do you measure what is the fair money an inventor should receive? </text:span><text:span text:style-name="T1798">H</text:span><text:span text:style-name="T1253">ow do you measure how much good it did </text:span><text:span text:style-name="T2609">to </text:span><text:span text:style-name="T1253">the world </text:span><text:span text:style-name="T2609">so as to </text:span><text:span text:style-name="T1798">get rewarded accordingly</text:span><text:span text:style-name="T1253">? That depends on how much it affected people's lives, but depending on the invention it can </text:span><text:span text:style-name="T2389">be</text:span><text:span text:style-name="T1253"> very hard to measure. </text:span><text:span text:style-name="T1799">Like art. </text:span><text:span text:style-name="T2390">Furthermore an invention might be super useful for 1 citizen and not as much for other, adding a non-constant value provided to each person, you see? Another </text:span><text:span text:style-name="T2392">big and complex </text:span><text:span text:style-name="T2390">variable that should be taken into account precisely but </text:span><text:span text:style-name="T2391">can’t, and thus won’t</text:span><text:span text:style-name="T2390">.</text:span></text:p>
      <text:p text:style-name="P812"/>
      <text:p text:style-name="P811"><text:span text:style-name="T1800">Okay but h</text:span><text:span text:style-name="T1179">ow to incentivize </text:span><text:span text:style-name="T1793">creativity in a decentralized way</text:span><text:span text:style-name="T1179">? Donations, investors that re-invest in the brain that got the idea. </text:span><text:span text:style-name="T1794">For example</text:span><text:span text:style-name="T1179"> businesses </text:span><text:span text:style-name="T1795">can </text:span><text:span text:style-name="T1179">re-invest giving X% of the profits to the inventor so that </text:span><text:span text:style-name="T2393">that</text:span><text:span text:style-name="T1179"> brain can keep thinking </text:span><text:span text:style-name="T1796">and using its proven creativity</text:span><text:span text:style-name="T1179">.</text:span></text:p>
      <text:p text:style-name="P811"/>
      <text:p text:style-name="P817"><text:span text:style-name="T1801">T</text:span>he less patents are needed in a society the more you can really see that people communicate with each other and trust each other. <text:span text:style-name="T1803">There</text:span> might not be <text:span text:style-name="T2394">the strongest of</text:span><text:span text:style-name="T1803"> </text:span>correlation<text:span text:style-name="T2394">s</text:span> between this two variables <text:span text:style-name="T1802">as of today</text:span>, obviously there are more factors <text:span text:style-name="T2396">(variables)</text:span> influenc<text:span text:style-name="T2395">ing </text:span>trust and quality of cooperation in a society. I’m just saying that<text:span text:style-name="T1804">:</text:span> if the patents variable goes down, <text:span text:style-name="T2397">it will probably be because </text:span>the cooperation metric <text:span text:style-name="T2397">is going</text:span> up, maybe a lot maybe <text:span text:style-name="T1805">a </text:span>little, but go<text:span text:style-name="T2610">ing</text:span> up.</text:p>
      <text:p text:style-name="P817"/>
      <text:p text:style-name="P818">For now I will just encourage society <text:span text:style-name="T2404">members</text:span><text:span text:style-name="T2403"> </text:span>to, without the need of legal enforcement, reward <text:s/><text:span text:style-name="T2398">as much as you </text:span><text:span text:style-name="T2399">think</text:span><text:span text:style-name="T2398"> you can </text:span><text:span text:style-name="T2611">and deserve</text:span> creative minds that <text:span text:style-name="T2400">you</text:span> deem of value for <text:span text:style-name="T2401">your </text:span><text:span text:style-name="T2402">life</text:span>.</text:p>
      <text:p text:style-name="P790"/>
      <text:p text:style-name="P195"><text:span text:style-name="T2024">X.- </text:span>Conclusion: <text:span text:style-name="T2024">Chapter-</text:span><text:span text:style-name="T2348">5</text:span></text:p>
      <text:p text:style-name="P793"/>
      <text:p text:style-name="P819">Main conclusions: <text:span text:style-name="T2405">I</text:span>t’s not about socialism or freedom. It’s not again about <text:span text:style-name="T1245">d</text:span><text:span text:style-name="T1636">i</text:span><text:span text:style-name="T1245">c</text:span><text:span text:style-name="T1636">h</text:span><text:span text:style-name="T1245">otomies</text:span> that keeps us separated, it <text:span text:style-name="T2406">has</text:span> always been about knowing oneself and <text:span text:style-name="T2407">one’</text:span><text:span text:style-name="T2612">s</text:span> <text:span text:style-name="T1277">neighb</text:span>ors and coordinat<text:span text:style-name="T2613">ing</text:span> with them <text:span text:style-name="T1248">with the least abuse as we can </text:span><text:span text:style-name="T2614">manage to</text:span><text:span text:style-name="T1248">, </text:span>whether th<text:span text:style-name="T1246">r</text:span>ough a state or not.</text:p>
      <text:p text:style-name="P819"/>
      <text:p text:style-name="P819">In <text:span text:style-name="T1247">smaller </text:span>societies a state might be feasible <text:span text:style-name="T2408">in terms of efficiency</text:span> but the bigger the <text:span text:style-name="T2409">society the</text:span> more likely to fail and <text:span text:style-name="T2410">the</text:span> better <text:span text:style-name="T2411">to</text:span> lean towards trying to be comfortable in a free<text:span text:style-name="T2411">r world.</text:span> <text:span text:style-name="T2412">M</text:span><text:span text:style-name="T1249">ain reason for this is,</text:span> <text:span text:style-name="T1249">as </text:span><text:span text:style-name="T2412">repeated all along</text:span><text:span text:style-name="T1249">, too much variables.</text:span></text:p>
      <text:p text:style-name="P820"/>
      <text:p text:style-name="P821">Please don’t fall in segregation of society by freedom or statism, guide yourself in each case by following <text:span text:style-name="T1250">where and how the </text:span>abuse <text:span text:style-name="T1250">is happening </text:span>and what could fit better in your hood to avoid polarization and extreme consequences. <text:span text:style-name="T2615">It is a healthy reminder</text:span><text:span text:style-name="T1251"> that the most optimal solution we should </text:span><text:span text:style-name="T1252">eventually </text:span><text:span text:style-name="T1251">have, </text:span><text:span text:style-name="T2413">sooner or later,</text:span><text:span text:style-name="T1251"> as per the reasons explained, is libertarianism.</text:span></text:p>
      <text:p text:style-name="P116"/>
      <text:p text:style-name="P511">All <text:span text:style-name="T2616">this</text:span> is why <text:span text:style-name="T2414">I think Cheerfulism </text:span>mixed with <text:span text:style-name="T431">libertarianism</text:span><text:span text:style-name="T2414"> maximizes </text:span><text:span text:style-name="T2416">the optimal </text:span><text:span text:style-name="T2417">solution long term </text:span><text:span text:style-name="T2617">to the resource distribution protocol dilemma.</text:span><text:span text:style-name="T2414"> </text:span><text:span text:style-name="T2617">T</text:span><text:span text:style-name="T2414">hus </text:span><text:span text:style-name="T1145">it </text:span><text:span text:style-name="T2414">can bring the best possible result to the world </text:span><text:span text:style-name="T928">of today </text:span><text:span text:style-name="T927">if introduced slowly into the education system so people can adapt wit</text:span><text:span text:style-name="T928">h</text:span><text:span text:style-name="T927"> the minimum amount of trauma due to revolutionary </text:span><text:span text:style-name="T2415">fast-paced </text:span><text:span text:style-name="T927">changes</text:span><text:span text:style-name="T2414">.</text:span></text:p>
      <text:p text:style-name="P512"><text:soft-page-break/>Being the best <text:span text:style-name="T2418">way</text:span> doesn’t mean there wouldn’t be any bad in the world, <text:span text:style-name="T2617">it</text:span> just mean<text:span text:style-name="T2617">s </text:span><text:span text:style-name="T916">these are</text:span> the best principles to think and act upon <text:span text:style-name="T929">that reach </text:span>mini<text:span text:style-name="T504">mi</text:span>z<text:span text:style-name="T504">a</text:span>tion of bad <text:span text:style-name="T2419">while </text:span>maximiz<text:span text:style-name="T2419">ing</text:span> goo<text:span text:style-name="T1146">d. D</text:span><text:span text:style-name="T930">efining good and bad </text:span><text:span text:style-name="T1147">with the proposed definition </text:span><text:span text:style-name="T1148">in chapter 2 </text:span><text:span text:style-name="T1147">based on </text:span><text:span text:style-name="T930">the human nature of happiness </text:span><text:span text:style-name="T931">and survival</text:span><text:span text:style-name="T930">.</text:span></text:p>
      <text:p text:style-name="P117"/>
      <text:p text:style-name="P513"><text:span text:style-name="T1">So</text:span> if we mix <text:span text:style-name="T1150">the</text:span><text:span text:style-name="T1149"> </text:span>versatility <text:span text:style-name="T1150">of libertarianism </text:span><text:span text:style-name="T936">and </text:span><text:span text:style-name="T1150">its </text:span><text:span text:style-name="T936">efficiency</text:span> with people <text:span text:style-name="T1151">having a</text:span><text:span text:style-name="T936"> cheerful mindset</text:span>, that’s where humans will reach its peak of well-being <text:span text:style-name="T1151">given</text:span><text:span text:style-name="T917"> nowadays </text:span><text:span text:style-name="T1152">state of </text:span><text:span text:style-name="T917">technology</text:span>. </text:p>
      <text:p text:style-name="P513"/>
      <text:p text:style-name="P513"><text:span text:style-name="T2422">And</text:span><text:span text:style-name="T932"> as said in previous section</text:span><text:span text:style-name="T2423">s</text:span><text:span text:style-name="T932">, </text:span><text:span text:style-name="T2420">another way to </text:span><text:span text:style-name="T2618">get closer </text:span><text:span text:style-name="T2619">to</text:span><text:span text:style-name="T918"> our peak of well-being </text:span><text:span text:style-name="T2421">could </text:span><text:span text:style-name="T918">also </text:span><text:span text:style-name="T2421">be</text:span><text:span text:style-name="T918">, with a lot of time and effort: </text:span><text:span text:style-name="T1156">G</text:span><text:span text:style-name="T505">et crazy good </text:span><text:span text:style-name="T506">efficient </text:span><text:span text:style-name="T505">AIs </text:span><text:span text:style-name="T507">and combin</text:span><text:span text:style-name="T1153">e </text:span><text:span text:style-name="T507">them with </text:span><text:span text:style-name="T1155">perfect size</text:span><text:span text:style-name="T507"> </text:span><text:span text:style-name="T1154">societies </text:span><text:span text:style-name="T507">that communicate in a </text:span><text:span text:style-name="T1637">trust minimized</text:span><text:span text:style-name="T507"> </text:span><text:span text:style-name="T918">man</text:span><text:span text:style-name="T919">n</text:span><text:span text:style-name="T918">er </text:span><text:span text:style-name="T507">using blockchain </text:span><text:span text:style-name="T1153">and </text:span><text:span text:style-name="T921">decentralized </text:span><text:span text:style-name="T920">networks</text:span><text:span text:style-name="T507">.</text:span></text:p>
      <text:p text:style-name="P514"/>
      <text:p text:style-name="P515"><text:span text:style-name="T2427">Okay but</text:span>… w<text:span text:style-name="T2425">hile scientist and engineers improve our technology, what can we all do to transition to</text:span><text:span text:style-name="T2428">wards</text:span><text:span text:style-name="T2425"> this new </text:span><text:span text:style-name="T2424">cheerful </text:span><text:span text:style-name="T2425">society? </text:span><text:span text:style-name="T2426">Well, </text:span><text:span text:style-name="T2621">little steps have been outlined along the text. Summing up again, </text:span><text:span text:style-name="T2429">use </text:span><text:span text:style-name="T2426">Cheerfulism </text:span><text:span text:style-name="T2429">philosophy </text:span><text:span text:style-name="T2431">while</text:span><text:span text:style-name="T2429"> trying to reduce on your close life </text:span><text:span text:style-name="T2426">the </text:span><text:span text:style-name="T2620">5</text:span><text:span text:style-name="T2426"> </text:span><text:span text:style-name="T2429">sources of abuse </text:span><text:span text:style-name="T2426">mentioned </text:span><text:span text:style-name="T2430">earlier.</text:span></text:p>
      <text:p text:style-name="P37"/>
      <text:p text:style-name="P48">----------------------------------------------------------------------------------------------------------------------</text:p>
      <text:p text:style-name="P104"/>
      <text:p text:style-name="P192"><text:span text:style-name="T2433">Transition</text:span> <text:span text:style-name="T2433">from Chapter </text:span>5 <text:span text:style-name="T2433">to Chapter </text:span>6</text:p>
      <text:p text:style-name="P114"/>
      <text:p text:style-name="P516">We explored the challenges of organizing resources <text:span text:style-name="T2687">i</text:span>n a society and the mistakes and problems the individuals <text:span text:style-name="T2686">i</text:span><text:span text:style-name="T1419">n </text:span><text:span text:style-name="T1420">a</text:span><text:span text:style-name="T1419"> </text:span>society face. During all that we saw that the <text:span text:style-name="T2432">c</text:span>heerful principles can help a lot in solving <text:span text:style-name="T1421">these</text:span> problem<text:span text:style-name="T2622">s</text:span> in a very efficient <text:span text:style-name="T1811">manner</text:span>. But as we were now commenting, how do we transition? </text:p>
      <text:p text:style-name="P516"/>
      <text:p text:style-name="P517">I’ve been giving advice along the chapters: share knowledge, take a walk with people and chat, research, practice the engineer<text:span text:style-name="T1415">s’</text:span> way of thinking, <text:span text:style-name="T2690">alter</text:span> <text:span text:style-name="T1415">your </text:span>education <text:span text:style-name="T1810">to</text:span> <text:span text:style-name="T1416">learn </text:span>more useful knowledge, etc. All th<text:span text:style-name="T1417">ese</text:span> little steps aggregated over time should eventually lead <text:span text:style-name="T1418">to the greatest prosperity</text:span>.</text:p>
      <text:p text:style-name="P516"/>
      <text:p text:style-name="P518">Is there anything else to do? Indeed, w<text:span text:style-name="T1812">elcome to chapter 6.</text:span></text:p>
      <text:p text:style-name="P47"/>
      <text:p text:style-name="P48">----------------------------------------------------------------------------------------------------------------------</text:p>
      <text:p text:style-name="P48"/>
      <text:p text:style-name="P739"><text:bookmark-start text:name="6..- part 3 tranition cheerfulism"/><text:span text:style-name="T1282">6</text:span><text:span text:style-name="T1281">.- Thoughts on the ideal society, part 3: How to transition to Cheerfulis</text:span><text:span text:style-name="T2688">m</text:span><text:span text:style-name="T1281">.</text:span><text:bookmark-end text:name="6..- part 3 tranition cheerfulism"/></text:p>
      <text:p text:style-name="P715"/>
      <text:p text:style-name="P519"><text:span text:style-name="T1813">Apart from all the </text:span><text:span text:style-name="T1814">little </text:span><text:span text:style-name="T1813">actions mentioned so far, </text:span><text:span text:style-name="T1815">another very important </text:span><text:span text:style-name="T1440">key to transition to a cheerful society is </text:span>shift<text:span text:style-name="T1440">ing </text:span><text:span text:style-name="T1441">what education </text:span><text:span text:style-name="T1444">primar</text:span><text:span text:style-name="T1445">i</text:span><text:span text:style-name="T1444">ly </text:span><text:span text:style-name="T1442">focuses </text:span><text:span text:style-name="T1443">on</text:span>.</text:p>
      <text:p text:style-name="P519"/>
      <text:p text:style-name="P519">- Instead of primarily relying on memorization, we should emphasize <text:span text:style-name="T2689">the</text:span> analysis and understanding <text:span text:style-name="T2689">of systems</text:span>.</text:p>
      <text:p text:style-name="P519"/>
      <text:p text:style-name="P519">- Furthermore, it's essential to prioritize learning useful knowledge, <text:span text:style-name="T938">or in other words, </text:span>analyzing valuable systems.</text:p>
      <text:p text:style-name="P519"/>
      <text:p text:style-name="P519">- This approach should be complemented with a strong<text:span text:style-name="T1446">er</text:span> emphasis on genuine teamwork, while still valuing <text:span text:style-name="T1157">an </text:span>individual’<text:span text:style-name="T1157">s capability to be and </text:span><text:span text:style-name="T938">work alone </text:span><text:span text:style-name="T1158">when</text:span><text:span text:style-name="T1157"> necessary</text:span>.</text:p>
      <text:p text:style-name="P520"/>
      <text:p text:style-name="P520">However, implementing <text:span text:style-name="T940">a </text:span>change, <text:span text:style-name="T940">no matter of which kind, </text:span>requires careful planning. To avoid causing <text:span text:style-name="T939">unnecessary</text:span> stress or trauma, these changes should be introduced gradually. Yet, the pace shouldn't be too slow, especially if there's an imminent threat or challenge.</text:p>
      <text:p text:style-name="P520"/>
      <text:p text:style-name="P521"><text:soft-page-break/>I'm not an expert in education. Designing tests and assignments that prioritize analysis <text:span text:style-name="T941">over memorization </text:span>is a challenge best left to professionals in <text:span text:style-name="T2691">that</text:span> field. <text:span text:style-name="T1159">Same goes for making </text:span><text:span text:style-name="T1160">part of those</text:span><text:span text:style-name="T1159"> test </text:span><text:span text:style-name="T2437">the </text:span><text:span text:style-name="T1159">foster</text:span><text:span text:style-name="T2437">ing of </text:span><text:span text:style-name="T1159">genuine team collaboration </text:span><text:span text:style-name="T1816">plus</text:span><text:span text:style-name="T1422"> the other traits I’ve mentioned above</text:span><text:span text:style-name="T1159">.</text:span></text:p>
      <text:p text:style-name="P94"/>
      <text:p text:style-name="P521">However, I'd like to propose certain fundamental <text:span text:style-name="T2438">school </text:span>subjects that are often overlooked but are crucial for a <text:span text:style-name="T1240">modern </text:span>prosperous society:</text:p>
      <text:p text:style-name="P520"/>
      <text:p text:style-name="P520">- <text:span text:style-name="T129">Nutrition and Exercise</text:span>: Understanding how to maintain <text:span text:style-name="T941">or manipulate our body in a </text:span>healthy <text:span text:style-name="T941">way</text:span>.</text:p>
      <text:p text:style-name="P520"/>
      <text:p text:style-name="P520">- <text:span text:style-name="T129">Goal Planning</text:span>: A<text:span text:style-name="T942">n </text:span>overview of setting and achieving objectives <text:span text:style-name="T945">short, medium and </text:span><text:span text:style-name="T944">long-term</text:span>, often requiring <text:span text:style-name="T943">the </text:span><text:span text:style-name="T946">latter ones a necessary focus on the</text:span><text:span text:style-name="T943"> engineers way of thinking </text:span><text:span text:style-name="T2439">due to their complexity</text:span>.</text:p>
      <text:p text:style-name="P520"/>
      <text:p text:style-name="P520">- <text:span text:style-name="T148">Personal </text:span><text:span text:style-name="T129">Financial Planning</text:span>: Grasping personal finance, understanding money's mechanics, and familiarizing oneself with <text:span text:style-name="T2623">local </text:span>taxation laws.</text:p>
      <text:p text:style-name="P520"/>
      <text:p text:style-name="P522">- <text:span text:style-name="T129">Power Dynamics</text:span>: Delving into the essence of politics and understanding the constant <text:span text:style-name="T947">fight</text:span> for power, irrespective of the resource distribution <text:span text:style-name="T1161">protocol</text:span> in place. <text:span text:style-name="T1423">Different techniques for aggregating power like the empty signifier etc.</text:span></text:p>
      <text:p text:style-name="P520"/>
      <text:p text:style-name="P520">- <text:span text:style-name="T129">Philosophical Foundations</text:span>: Grasping the philosophical principles that <text:span text:style-name="T948">build the </text:span>society <text:span text:style-name="T948">an individual lives in</text:span>. <text:span text:style-name="T949">Promote inside this subject the understanding o</text:span><text:span text:style-name="T1162">f</text:span><text:span text:style-name="T949"> other philosophical approaches </text:span><text:span text:style-name="T1163">that </text:span><text:span text:style-name="T949">other societies might work upon. </text:span><text:span text:style-name="T1424">Specially the neighboring ones to foster understanding and international diplomacy.</text:span></text:p>
      <text:p text:style-name="P520"/>
      <text:p text:style-name="P520">- <text:span text:style-name="T137">Mastery of statistics</text:span><text:span text:style-name="T962">: </text:span><text:span text:style-name="T2442">In this</text:span><text:span text:style-name="T962"> </text:span><text:span text:style-name="T2624">era </text:span><text:span text:style-name="T962">mathematics, </text:span><text:span text:style-name="T2443">specially statistics, are </text:span><text:span text:style-name="T962">essential so as to understand the big data we are exposed </text:span><text:span text:style-name="T2443">to </text:span><text:span text:style-name="T962">a</text:span><text:span text:style-name="T1164">nd</text:span><text:span text:style-name="T962"> </text:span><text:span text:style-name="T2443">that </text:span><text:span text:style-name="T962">all studies we carry out are based on. Misinterpretations on statistics concepts are often a source for sensationalism which </text:span><text:span text:style-name="T963">affect</text:span><text:span text:style-name="T1425">s</text:span><text:span text:style-name="T963"> </text:span><text:span text:style-name="T964">on the </text:span><text:span text:style-name="T963">acknowledgment of illogical conclusions</text:span><text:span text:style-name="T962">.</text:span></text:p>
      <text:p text:style-name="P520"/>
      <text:p text:style-name="P520">From my perspective, which <text:span text:style-name="T950">is</text:span> influenced by the Spanish <text:span text:style-name="T1166">mandatory part of the </text:span><text:span text:style-name="T1817">public </text:span>education<text:span text:style-name="T2444">al</text:span> system, these subjects are often <text:span text:style-name="T950">left as optional </text:span><text:span text:style-name="T1165">or they </text:span><text:span text:style-name="T1426">do not </text:span><text:span text:style-name="T1165">exist </text:span><text:span text:style-name="T2693">at all</text:span>. In contrast, they should be as central to the curriculum as <text:tab/><text:tab/><text:span text:style-name="T2445">learning to speak</text:span>.</text:p>
      <text:p text:style-name="P520"/>
      <text:p text:style-name="P520">To ensure a thriving society, there should be a greater emphasis on these areas of knowledge. Critical thinking should be at the forefront of educational assessments. <text:span text:style-name="T1167">Don’t dismiss memorization, it is also useful and necessary </text:span><text:span text:style-name="T1427">yet </text:span><text:span text:style-name="T1167">its main influence must be reduced. </text:span><text:span text:style-name="T2448">An example of </text:span><text:span text:style-name="T2626">a </text:span><text:span text:style-name="T2448">good </text:span><text:span text:style-name="T2626">use of </text:span><text:span text:style-name="T2448">memorization was given at the very beginning,</text:span><text:span text:style-name="T2446"> the engineers’ way <text:s/>of thinking can be carried out quick</text:span><text:span text:style-name="T2447">er</text:span><text:span text:style-name="T2446"> with some optimizations based on memorization.</text:span></text:p>
      <text:p text:style-name="P520"/>
      <text:p text:style-name="P520">To integrate these changes into the educational system, I propose a phased approach. Once the new evaluation methods are designed, they can be introduced gradually. For instance, the weight of these new concepts <text:span text:style-name="T951">and techniques </text:span>could increase by 10% each year. This gradual increase ensures that students can adapt without feeling overwhelmed.</text:p>
      <text:p text:style-name="P520"/>
      <text:p text:style-name="P520">While I <text:span text:style-name="T951">said</text:span> a 10% increase, it's essential to note that different age groups might have varying levels of adaptability. Experts, familiar with the intricacies of <text:span text:style-name="T1428">human</text:span><text:span text:style-name="T1429"> mind</text:span><text:span text:style-name="T1818">s’</text:span><text:span text:style-name="T1428"> learning</text:span>, should determine the appropriate rate of <text:span text:style-name="T1429">change </text:span>for each age group. The overarching principle is to balance the pace of change <text:span text:style-name="T1448">for</text:span> <text:span text:style-name="T1447">each </text:span>nation's <text:span text:style-name="T1448">demographics</text:span>.</text:p>
      <text:p text:style-name="P520"/>
      <text:p text:style-name="P523">Lastly, for adults keen on <text:span text:style-name="T952">changing </text:span><text:span text:style-name="T2449">which are</text:span><text:span text:style-name="T1430"> the population that can struggle with change the most</text:span>, it would be beneficial to offer <text:span text:style-name="T952">free </text:span>tutorials tailored to their age, psychological profile, and cultural background. These resources can guide them in embracing this new approach to life <text:span text:style-name="T1168">and </text:span><text:span text:style-name="T1169">allow them </text:span><text:span text:style-name="T1170">to</text:span><text:span text:style-name="T1169"> make a greater impact on </text:span><text:span text:style-name="T1168">the construction </text:span><text:span text:style-name="T1169">of this</text:span><text:span text:style-name="T1168"> better society.</text:span></text:p>
      <text:p text:style-name="P523"/>
      <text:p text:style-name="P524"><text:soft-page-break/><text:span text:style-name="T1431">You</text:span> don’t <text:span text:style-name="T1433">need </text:span>to wait for someone else to <text:span text:style-name="T1819">create these resources</text:span>. If you feel like <text:span text:style-name="T2450">it </text:span><text:span text:style-name="T1434">and </text:span><text:span text:style-name="T2627">have the time </text:span><text:span text:style-name="T2628">to</text:span> create <text:span text:style-name="T1435">these </text:span>free resources on your own for the age group you represent, for the <text:span text:style-name="T1436">life-</text:span>situation<text:span text:style-name="T1437">s</text:span> you might be familiar with, <text:span text:style-name="T1449">like</text:span> <text:span text:style-name="T1449">a</text:span><text:span text:style-name="T1438"> video, a book, a meeting on your neighborhood… whatever free resource you can come up with, </text:span><text:span text:style-name="T2451">w</text:span><text:span text:style-name="T1449">hat are you waiting for? </text:span>This is a mission in which we all can <text:span text:style-name="T1438">put our little grain of sand to build </text:span><text:span text:style-name="T1820">a </text:span><text:span text:style-name="T1438">mountain</text:span>. I encourage you to do so. </text:p>
      <text:p text:style-name="P524"/>
      <text:p text:style-name="P524"><text:span text:style-name="T1439">And indeed, this </text:span><text:span text:style-name="T2452">is </text:span><text:span text:style-name="T1439">what </text:span><text:span text:style-name="T2453">will </text:span><text:span text:style-name="T1823">eventually </text:span><text:span text:style-name="T1439">bring </text:span><text:span text:style-name="T2454">c</text:span><text:span text:style-name="T1439">heerful people to this world, a great big common goal created and made reality by our small </text:span><text:span text:style-name="T1824">combined</text:span><text:span text:style-name="T1439"> </text:span><text:span text:style-name="T1450">strengths</text:span><text:span text:style-name="T1439">. </text:span><text:span text:style-name="T2455">The</text:span><text:span text:style-name="T1821"> goal being </text:span><text:span text:style-name="T2694">to achieve</text:span><text:span text:style-name="T1821"> long term sustainable happiness </text:span><text:span text:style-name="T1822">for all </text:span><text:span text:style-name="T1821">based on principles abstracted away from any ideology, any religion, any gender, any skin color, any belief, just based on what makes all of us </text:span><text:span text:style-name="T2629">happy </text:span><text:span text:style-name="T1821">humans.</text:span></text:p>
      <text:p text:style-name="P126"/>
      <text:p text:style-name="P49">----------------------------------------------------------------------------------------------------------------------</text:p>
      <text:p text:style-name="P121">----------------------------------------------------------------------------------------------------------------------</text:p>
      <text:p text:style-name="P93"/>
      <text:p text:style-name="P183">Conclusion <text:span text:style-name="T1283">(Chapters 5,6)</text:span></text:p>
      <text:p text:style-name="P143"/>
      <text:p text:style-name="P525">We have <text:span text:style-name="T2695">explored </text:span>the dilemma of resource distribution, how traditional protocols <text:span text:style-name="T1171">confront </text:span>them and <text:span text:style-name="T1171">then </text:span>contrasted their viability in the current modern world.</text:p>
      <text:p text:style-name="P525"/>
      <text:p text:style-name="P526">Then I’ve explained why I think a cheerful libertarianism is <text:span text:style-name="T2630">what</text:span> we should aim for, for now. Due to their efficiency and synergy <text:span text:style-name="T1172">while </text:span>being based on basic human nature, specially the <text:span text:style-name="T2632">nature of </text:span>adaptation and <text:span text:style-name="T2633">exploratio</text:span><text:span text:style-name="T2634">n</text:span><text:span text:style-name="T2633"> </text:span>that has led to our survival <text:span text:style-name="T2631">through</text:span> all human history.</text:p>
      <text:p text:style-name="P525"/>
      <text:p text:style-name="P527">Later I’ve explored ideas on how to transition from where we are now to this better future I envision. <text:span text:style-name="T1174">And t</text:span><text:span text:style-name="T1173">hen I explained possible consequences on the application</text:span><text:span text:style-name="T2635">s</text:span><text:span text:style-name="T1173"> of such philosophy.</text:span></text:p>
      <text:p text:style-name="P525"/>
      <text:p text:style-name="P527">As from here I hope you found this thoughts interesting and made you rethink parts of life you didn’t think of or helped you <text:span text:style-name="T2696">see</text:span> a bigger picture <text:span text:style-name="T957">or different point of thought </text:span><text:span text:style-name="T1175">and view</text:span>.</text:p>
      <text:p text:style-name="P528"/>
      <text:p text:style-name="P408">Using awareness and constant <text:span text:style-name="T955">improvement</text:span> with our <text:span text:style-name="T955">neighbors and friends </text:span>is the way to go. <text:span text:style-name="T508">And if eve</text:span><text:span text:style-name="T955">r</text:span><text:span text:style-name="T508">yone takes this action, we all can have something in common, brotherhood, a</text:span><text:span text:style-name="T2697">n</text:span><text:span text:style-name="T508"> intrinsic human friendship </text:span><text:span text:style-name="T956">that who knows, maybe eliminates </text:span><text:span text:style-name="T2636">severe conflicts</text:span><text:span text:style-name="T956"> </text:span><text:span text:style-name="T958">or at least </text:span><text:span text:style-name="T2637">a great </text:span><text:span text:style-name="T958">part of </text:span><text:span text:style-name="T2637">them</text:span><text:span text:style-name="T508">. </text:span><text:span text:style-name="T2638">Making the</text:span><text:span text:style-name="T956"> w</text:span><text:span text:style-name="T509">orld </text:span><text:span text:style-name="T956">reach the greatest </text:span><text:span text:style-name="T509">amount </text:span><text:span text:style-name="T956">of </text:span><text:span text:style-name="T509">peace </text:span><text:span text:style-name="T956">ever </text:span><text:span text:style-name="T509">achieved.</text:span></text:p>
      <text:p text:style-name="P92"/>
      <text:p text:style-name="P724">-------------------------------------------------------------------------------------------------------------</text:p>
      <text:p text:style-name="P724">-------------------------------------------------------------------------------------------------------------</text:p>
      <text:p text:style-name="P92"/>
      <text:p text:style-name="P190"><text:span text:style-name="T42">T</text:span><text:span text:style-name="T1">ransition from Chapter 6 to Chapter 7</text:span></text:p>
      <text:p text:style-name="P193"/>
      <text:p text:style-name="P641">Alright now that everything has been explained I can relax and conclude this book.</text:p>
      <text:p text:style-name="P193"/>
      <text:p text:style-name="P723">-------------------------------------------------------------------------------------------------------------</text:p>
      <text:p text:style-name="P723">-------------------------------------------------------------------------------------------------------------</text:p>
      <text:p text:style-name="P723"/>
      <text:p text:style-name="P735"><text:bookmark-start text:name="7.- My absurd desires"/><text:span text:style-name="T1830">7</text:span>.- My absurd desires.<text:bookmark-end text:name="7.- My absurd desires"/></text:p>
      <text:p text:style-name="P115"/>
      <text:p text:style-name="P529">If for any reason Cheerfulism ends up being known all over the world and a lot of people end up reading <text:span text:style-name="T1829">these</text:span> words, here are some absurd proposals for all human kind I find funny:</text:p>
      <text:p text:style-name="P530"/>
      <text:p text:style-name="P849"><text:span text:style-name="T222">- Make the world’</text:span><text:span text:style-name="T227">s</text:span><text:span text:style-name="T222"> anthem </text:span><text:span text:style-name="T231">Can Can</text:span><text:span text:style-name="T222"> by </text:span><text:span text:style-name="T229">Jacques Offenbach</text:span><text:span text:style-name="T222">. </text:span><text:span text:style-name="T223">If you are reading </text:span><text:span text:style-name="T224">this</text:span><text:span text:style-name="T223"> in my era here is a </text:span><text:span text:style-name="T225">Y</text:span><text:span text:style-name="T223">ou</text:span><text:span text:style-name="T228">T</text:span><text:span text:style-name="T223">ube video </text:span><text:span text:style-name="T226">with the song</text:span><text:span text:style-name="T223">: </text:span><text:a xlink:type="simple" xlink:href="https://www.youtube.com/watch?v=4Diu2N8TGKA" text:style-name="Internet_20_link" text:visited-style-name="Visited_20_Internet_20_Link"><text:span text:style-name="T230">https://www.youtube.com/watch?v=4Diu2N8TGKA</text:span></text:a></text:p>
      <text:p text:style-name="P682"/>
      <text:p text:style-name="P958"><text:soft-page-break/><text:span text:style-name="T218">If I think of more nonsense </text:span><text:span text:style-name="T219">I </text:span><text:span text:style-name="T217">will keep updating this part of the book </text:span><text:span text:style-name="T221">over</text:span><text:span text:style-name="T217"> time. </text:span><text:span text:style-name="T218">(</text:span><text:span text:style-name="T217">:</text:span><text:span text:style-name="T220">D</text:span><text:span text:style-name="T218">)</text:span></text:p>
      <text:p text:style-name="P773"/>
      <text:p text:style-name="P774">---------------------------------------------------------------------------------------------------------------</text:p>
      <text:p text:style-name="P45">----------------------------------------------------------------------------------------------------------------------</text:p>
      <text:p text:style-name="P697"/>
      <text:p text:style-name="P798"><text:bookmark-start text:name="8.- Acknowledgments"/><text:span text:style-name="T277">8</text:span><text:span text:style-name="T276">.- </text:span>Acknowledgments.<text:bookmark-end text:name="8.- Acknowledgments"/></text:p>
      <text:p text:style-name="P767"/>
      <text:p text:style-name="P822">I’ve arrived to these conclusions not only thinking but also researching. Thanks to all people <text:span text:style-name="T2698">whose </text:span>free-to-consume material on the internet made this text possible. <text:span text:style-name="T2639">S</text:span><text:span text:style-name="T516">haring free knowledge is a form of empathy and it kinda makes you </text:span><text:span text:style-name="T1176">a</text:span><text:span text:style-name="T516"> little hero.</text:span></text:p>
      <text:p text:style-name="P822"/>
      <text:p text:style-name="P848"><text:span text:style-name="T253">For example </text:span><text:span text:style-name="T254">the </text:span><text:span text:style-name="T253">people who helped me understand what I’ve been doing my whole life when I was studying </text:span><text:span text:style-name="T255">were</text:span><text:span text:style-name="T253">: </text:span><text:a xlink:type="simple" xlink:href="https://www.youtube.com/@benjaminkeep" text:style-name="Internet_20_link" text:visited-style-name="Visited_20_Internet_20_Link"><text:span text:style-name="T256">Benjamin Kee</text:span></text:a><text:span text:style-name="T257">p</text:span><text:span text:style-name="T256"> and Justin Sung. </text:span><text:span text:style-name="T258">You can find them on YouTube.</text:span></text:p>
      <text:p text:style-name="P775"/>
      <text:p text:style-name="P694">--------------------------------------------------------------------------------------------------------------------------------------------------------------</text:p>
      <text:p text:style-name="P692"><text:span text:style-name="T266">Disclaimer:</text:span><text:span text:style-name="T282"> </text:span><text:span text:style-name="T283">I only watched a total of 3 videos from them </text:span><text:span text:style-name="T284">to </text:span><text:span text:style-name="T285">sharpen </text:span><text:span text:style-name="T284">the engineers’ way of thinking chapter</text:span><text:span text:style-name="T283">. I </text:span><text:span text:style-name="T284">cannot </text:span><text:span text:style-name="T283">completely </text:span><text:span text:style-name="T284">as</text:span><text:span text:style-name="T283">sure their </text:span><text:span text:style-name="T284">complete professional reliability so do your own research on them</text:span><text:span text:style-name="T283">. They seemed l</text:span><text:span text:style-name="T294">ik</text:span><text:span text:style-name="T293">e l</text:span><text:span text:style-name="T283">ogical people on those 3 videos and what </text:span><text:span text:style-name="T286">they explained</text:span><text:span text:style-name="T283"> made </text:span><text:span text:style-name="T287">enough </text:span><text:span text:style-name="T283">sense to me and </text:span><text:span text:style-name="T284">to my life experience and thoughts </text:span><text:span text:style-name="T288">on huma</text:span><text:span text:style-name="T289">n</text:span><text:span text:style-name="T288"> nature </text:span><text:span text:style-name="T286">so far </text:span><text:span text:style-name="T290">so as to link </text:span><text:span text:style-name="T291">them</text:span><text:span text:style-name="T290"> to </text:span><text:span text:style-name="T292">the </text:span><text:span text:style-name="T288">text.</text:span></text:p>
      <text:p text:style-name="P695">--------------------------------------------------------------------------------------------------------------------------------------------------------------</text:p>
      <text:p text:style-name="P767"/>
      <text:p text:style-name="P827">Sure there are way more people that I’ve learned from, but naming them all is impossible and for sure I would forget about someone.</text:p>
      <text:p text:style-name="P827"/>
      <text:p text:style-name="P832"><text:span text:style-name="T278">Yet t</text:span><text:span text:style-name="T279">hanks to all of them and</text:span><text:span text:style-name="T275"> </text:span><text:span text:style-name="T279">thanks to all </text:span><text:span text:style-name="T275">historic figures that </text:span><text:span text:style-name="T279">la</text:span><text:span text:style-name="T280">i</text:span><text:span text:style-name="T279">d-</text:span><text:span text:style-name="T275">out the knowledge</text:span><text:span text:style-name="T279">.</text:span></text:p>
      <text:p text:style-name="P823"/>
      <text:p text:style-name="P824">I kind of lied, I was not fully alone, <text:span text:style-name="T1013">multiple</text:span> people, even if they don’t know it thanks to the power of internet, were there with me <text:span text:style-name="T654">at diverse times</text:span>.</text:p>
      <text:p text:style-name="P824"/>
      <text:p text:style-name="P825">It is the human nature to build with each other, to share our knowledge and points of view. Millions have lived and died, suffered and enjoyed in order for this text to become a reality. </text:p>
      <text:p text:style-name="P826"/>
      <text:p text:style-name="P831"><text:span text:style-name="T186">Thanks for reading this far, let’s work on ourselves but with each other </text:span><text:span text:style-name="T187">at the same time</text:span><text:span text:style-name="T186"> to keep improving this world.</text:span></text:p>
      <text:p text:style-name="P726"/>
      <text:p text:style-name="P721">-------------------------------------------------------------------------------------------------------------</text:p>
      <text:p text:style-name="P722">-------------------------------------------------------------------------------------------------------------</text:p>
      <text:p text:style-name="P783"/>
      <text:p text:style-name="P734"><text:bookmark-start text:name="9.- Conclusion"/><text:span text:style-name="T1830">9</text:span>.- Conclusion.<text:bookmark-end text:name="9.- Conclusion"/></text:p>
      <text:p text:style-name="P727"/>
      <text:p text:style-name="P660"><text:span text:style-name="T180">My name is Carlos Alegre Urquizú, this is how I think about life, this is so far</text:span><text:span text:style-name="T181"> </text:span><text:span text:style-name="T180">what I will </text:span><text:span text:style-name="T188">teach</text:span><text:span text:style-name="T182"> </text:span><text:span text:style-name="T180">my children. And these thoughts are </text:span><text:span text:style-name="T181">part of </text:span><text:span text:style-name="T180">what ha</text:span><text:span text:style-name="T183">s </text:span><text:span text:style-name="T180">driven my life to be a successful and happy one.</text:span></text:p>
      <text:p text:style-name="P531"/>
      <text:p text:style-name="P532">Acknowledging the benefits and challenges of change, <text:span text:style-name="T652">while </text:span>abstracting them from <text:span text:style-name="T2700">the</text:span> <text:span text:style-name="T2640">classic meanings of </text:span>good and evil <text:span text:style-name="T653">and instead seeing them as the consequences of </text:span><text:span text:style-name="T649">our natural instinct </text:span><text:span text:style-name="T653">of </text:span><text:span text:style-name="T649">boredom after granted survival, </text:span>has lead me to have a <text:span text:style-name="T650">more empathetic and </text:span>pretty cheerful energy towards life. Hope it does <text:span text:style-name="T2701">the same</text:span> for you too.</text:p>
      <text:p text:style-name="P532"/>
      <text:p text:style-name="P532"><text:span text:style-name="T2702">Now it is</text:span> your time, read this text again if you feel like, think about it, give it a try on your life, whatever. I just want to party with happier people. (:D)</text:p>
      <text:p text:style-name="P532"/>
      <text:p text:style-name="P661"><text:span text:style-name="T185">Again, g</text:span><text:span text:style-name="T180">ood luck to everyone whatever you decide to do and I wish you a great </text:span><text:span text:style-name="T184">happy</text:span><text:span text:style-name="T180"> lif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amond" svg:font-family="Garamond" style:font-family-generic="roman"/>
    <style:font-face style:name="Gramond" svg:font-family="Gramon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text:page-number text:select-page="current">2</text:page-number></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10:45:02.399868412</meta:creation-date>
    <dc:date>2024-09-29T11:29:45.831950407</dc:date>
    <meta:editing-duration>P11DT21H32M44S</meta:editing-duration>
    <meta:editing-cycles>6358</meta:editing-cycles>
    <meta:generator>LibreOffice/7.3.7.2$Linux_X86_64 LibreOffice_project/30$Build-2</meta:generator>
    <meta:print-date>2024-08-28T12:55:14.837155323</meta:print-date>
    <meta:document-statistic meta:table-count="0" meta:image-count="0" meta:object-count="0" meta:page-count="57" meta:paragraph-count="908" meta:word-count="31528" meta:character-count="189471" meta:non-whitespace-character-count="158564"/>
  </office:meta>
</office:document-meta>
</file>